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9/"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8/" manifest:media-type="application/vnd.oasis.opendocument.chart"/>
  <manifest:file-entry manifest:full-path="Object 10/" manifest:media-type="application/vnd.oasis.opendocument.chart"/>
  <manifest:file-entry manifest:full-path="Object 1/styles.xml" manifest:media-type="text/xml"/>
  <manifest:file-entry manifest:full-path="Object 7/content.xml" manifest:media-type="text/xml"/>
  <manifest:file-entry manifest:full-path="Object 8/styles.xml" manifest:media-type="text/xml"/>
  <manifest:file-entry manifest:full-path="Object 10/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9/content.xml" manifest:media-type="text/xml"/>
  <manifest:file-entry manifest:full-path="Object 9/styles.xml" manifest:media-type="text/xml"/>
  <manifest:file-entry manifest:full-path="Object 10/content.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7/style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style:font-face style:name="Verdana" svg:font-family="Verdana"/>
    <style:font-face style:name="Courier New" svg:font-family="&quot;Courier New&quot;"/>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3" style:family="table-cell" style:parent-style-name="Normal_32_2" style:data-style-name="N3">
      <style:table-cell-properties fo:border="thin solid #000000" style:vertical-align="top" fo:wrap-option="wrap" fo:background-color="#FFFFFF" style:cell-protect="protected"/>
      <style:text-properties fo:color="#000000" style:font-name="Arial" style:font-name-asian="Arial" style:font-name-complex="Arial" fo:font-size="8pt" style:font-size-asian="8pt" style:font-size-complex="8pt"/>
    </style:style>
    <style:style style:name="ce4" style:family="table-cell" style:parent-style-name="Normal_32_2" style:data-style-name="N36">
      <style:table-cell-properties fo:border="thin solid #000000" style:vertical-align="top" fo:wrap-option="wrap" fo:background-color="#FFFFFF" style:cell-protect="protected"/>
      <style:text-properties fo:color="#000000" style:font-name="Arial" style:font-name-asian="Arial" style:font-name-complex="Arial" fo:font-size="8pt" style:font-size-asian="8pt" style:font-size-complex="8pt"/>
    </style:style>
    <style:style style:name="ce5" style:family="table-cell" style:parent-style-name="Normal_32_2" style:data-style-name="N0">
      <style:table-cell-properties fo:border="thin solid #000000" style:vertical-align="top" fo:wrap-option="wrap" fo:background-color="#FFFFFF" style:cell-protect="protected"/>
      <style:text-properties fo:color="#000000" style:font-name="Arial" style:font-name-asian="Arial" style:font-name-complex="Arial" fo:font-size="8pt" style:font-size-asian="8pt" style:font-size-complex="8pt"/>
    </style:style>
    <style:style style:name="ce6" style:family="table-cell" style:parent-style-name="Normal_32_2" style:data-style-name="N3">
      <style:table-cell-properties fo:border="thin solid #000000" style:vertical-align="automatic" fo:wrap-option="wrap" fo:background-color="#CCFFCC" style:cell-protect="protected"/>
      <style:text-properties fo:color="#000000" style:font-name="Arial" style:font-name-asian="Arial" style:font-name-complex="Arial" fo:font-size="8pt" style:font-size-asian="8pt" style:font-size-complex="8pt" fo:font-weight="bold" style:font-weight-asian="bold" style:font-weight-complex="bold"/>
    </style:style>
    <style:style style:name="ce7" style:family="table-cell" style:parent-style-name="Normal_32_2" style:data-style-name="N0">
      <style:table-cell-properties fo:border-top="thin solid #000000" fo:border-bottom="none" fo:border-left="thin solid #000000" fo:border-right="thin solid #000000" style:vertical-align="middle" fo:wrap-option="wrap" fo:background-color="#C0C0C0" style:cell-protect="protected" style:repeat-content="false"/>
      <style:paragraph-properties fo:text-align="center"/>
      <style:text-properties fo:color="#000000" style:font-name="Arial" style:font-name-asian="Arial" style:font-name-complex="Arial" fo:font-size="8pt" style:font-size-asian="8pt" style:font-size-complex="8pt"/>
    </style:style>
    <style:style style:name="ce8" style:family="table-cell" style:parent-style-name="Default" style:data-style-name="N0">
      <style:table-cell-properties fo:border-top="thin solid #000000" fo:border-bottom="none" fo:border-left="thin solid #000000" fo:border-right="none"/>
    </style:style>
    <style:style style:name="ce9" style:family="table-cell" style:parent-style-name="Default" style:data-style-name="N0">
      <style:table-cell-properties fo:border-top="thin solid #000000" fo:border-bottom="none" fo:border-left="thin solid #000000" fo:border-right="none"/>
    </style:style>
    <style:style style:name="ce10" style:family="table-cell" style:parent-style-name="Default" style:data-style-name="N0">
      <style:table-cell-properties fo:border-top="thin solid #000000" fo:border-bottom="none" fo:border-left="thin solid #000000" fo:border-right="thin solid #000000"/>
    </style:style>
    <style:style style:name="ce11" style:family="table-cell" style:parent-style-name="Default" style:data-style-name="N0">
      <style:table-cell-properties fo:border-top="thin solid #000000" fo:border-bottom="thin solid #000000" fo:border-left="thin solid #000000" fo:border-right="non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C0C0C0" style:vertical-align="automatic" fo:wrap-option="wrap" style:repeat-content="false"/>
      <style:paragraph-properties fo:text-align="start" fo:margin-left="0cm"/>
      <style:text-properties fo:color="#000080" style:font-name="Verdana" style:font-name-asian="Verdana" style:font-name-complex="Verdana" fo:font-size="9pt" style:font-size-asian="9pt" style:font-size-complex="9pt" style:text-underline-style="solid" style:text-underline-type="single" fo:font-weight="bold" style:font-weight-asian="bold" style:font-weight-complex="bold"/>
    </style:style>
    <style:style style:name="ce14" style:family="table-cell" style:parent-style-name="Default" style:data-style-name="N0">
      <style:table-cell-properties fo:border="thin solid #C0C0C0" style:vertical-align="top" fo:wrap-option="wrap" fo:background-color="#00A1E3" style:repeat-content="false"/>
      <style:paragraph-properties fo:text-align="center"/>
      <style:text-properties fo:color="#FFFFFF" style:font-name="Verdana" style:font-name-asian="Verdana" style:font-name-complex="Verdana" fo:font-size="8pt" style:font-size-asian="8pt" style:font-size-complex="8pt"/>
    </style:style>
    <style:style style:name="ce15" style:family="table-cell" style:parent-style-name="Default" style:data-style-name="N0">
      <style:table-cell-properties fo:border="thin solid #C0C0C0" style:vertical-align="top" fo:wrap-option="wrap" fo:background-color="#00A1E3" style:repeat-content="false"/>
      <style:paragraph-properties fo:text-align="center"/>
      <style:text-properties fo:color="#FFFFFF" style:font-name="Verdana" style:font-name-asian="Verdana" style:font-name-complex="Verdana" fo:font-size="8pt" style:font-size-asian="8pt" style:font-size-complex="8pt" style:text-underline-style="solid" style:text-underline-type="single"/>
    </style:style>
    <style:style style:name="ce16" style:family="table-cell" style:parent-style-name="Default" style:data-style-name="N0">
      <style:table-cell-properties fo:border="thin solid #C0C0C0" style:vertical-align="automatic" style:repeat-content="false"/>
      <style:paragraph-properties fo:text-align="center"/>
      <style:text-properties fo:color="#FF0000" style:font-name="Courier New" style:font-name-asian="Courier New" style:font-name-complex="Courier New" fo:font-size="9pt" style:font-size-asian="9pt" style:font-size-complex="9pt" fo:font-weight="bold" style:font-weight-asian="bold" style:font-weight-complex="bold" style:font-family-generic="modern"/>
    </style:style>
    <style:style style:name="ce17" style:family="table-cell" style:parent-style-name="Default" style:data-style-name="N0">
      <style:table-cell-properties fo:border="thin solid #C0C0C0" style:vertical-align="automatic" style:repeat-content="false"/>
      <style:paragraph-properties fo:text-align="end" fo:margin-right="0cm"/>
      <style:text-properties fo:color="#000000" style:font-name="Arial" style:font-name-asian="Arial" style:font-name-complex="Arial" fo:font-size="8pt" style:font-size-asian="8pt" style:font-size-complex="8pt"/>
    </style:style>
    <style:style style:name="ce18" style:family="table-cell" style:parent-style-name="Default" style:data-style-name="N0">
      <style:table-cell-properties fo:border="thin solid #C0C0C0" style:vertical-align="automatic" fo:background-color="#F0F8FF" style:repeat-content="false"/>
      <style:paragraph-properties fo:text-align="end" fo:margin-right="0cm"/>
      <style:text-properties fo:color="#000000" style:font-name="Arial" style:font-name-asian="Arial" style:font-name-complex="Arial" fo:font-size="8pt" style:font-size-asian="8pt" style:font-size-complex="8pt"/>
    </style:style>
    <style:style style:name="ce19" style:family="table-cell" style:parent-style-name="Default" style:data-style-name="N0">
      <style:table-cell-properties fo:border="thin solid #C0C0C0" style:vertical-align="top" fo:wrap-option="wrap" fo:background-color="#C4D8ED"/>
      <style:text-properties fo:color="#000000" style:font-name="Verdana" style:font-name-asian="Verdana" style:font-name-complex="Verdana" fo:font-size="8pt" style:font-size-asian="8pt" style:font-size-complex="8pt"/>
    </style:style>
    <style:style style:name="ce20" style:family="table-cell" style:parent-style-name="Default" style:data-style-name="N0">
      <style:table-cell-properties fo:border="thin solid #C0C0C0" style:vertical-align="top" fo:wrap-option="wrap" fo:background-color="#C4D8ED"/>
      <style:text-properties fo:color="#000000" style:font-name="Verdana" style:font-name-asian="Verdana" style:font-name-complex="Verdana" fo:font-size="8pt" style:font-size-asian="8pt" style:font-size-complex="8pt" style:text-underline-style="solid" style:text-underline-type="single"/>
    </style:style>
    <style:style style:name="ce21" style:family="table-cell" style:parent-style-name="Default" style:data-style-name="N0">
      <style:table-cell-properties style:vertical-align="automatic" style:repeat-content="false"/>
      <style:paragraph-properties fo:text-align="start" fo:margin-left="0cm"/>
      <style:text-properties fo:color="#000000" style:font-name="Verdana" style:font-name-asian="Verdana" style:font-name-complex="Verdana" fo:font-size="8pt" style:font-size-asian="8pt" style:font-size-complex="8pt" style:text-underline-style="solid" style:text-underline-type="single"/>
    </style:style>
    <style:style style:name="ce22" style:family="table-cell" style:parent-style-name="Default" style:data-style-name="N0">
      <style:table-cell-properties fo:border-top="thin solid #000000" fo:border-bottom="none" fo:border-left="thin solid #000000" fo:border-right="thin solid #000000"/>
    </style:style>
    <style:style style:name="ce23" style:family="table-cell" style:parent-style-name="Default" style:data-style-name="N0">
      <style:table-cell-properties fo:border-top="none" fo:border-bottom="none" fo:border-left="thin solid #000000" fo:border-right="none"/>
    </style:style>
    <style:style style:name="ce24" style:family="table-cell" style:parent-style-name="Default" style:data-style-name="N0">
      <style:table-cell-properties fo:border-top="none" fo:border-bottom="none" fo:border-left="thin solid #000000" fo:border-right="thin solid #000000"/>
    </style:style>
    <style:style style:name="ce25" style:family="table-cell" style:parent-style-name="Default" style:data-style-name="N0">
      <style:table-cell-properties fo:border="thin solid #000000"/>
    </style:style>
    <style:style style:name="ce26" style:family="table-cell" style:parent-style-name="Default" style:data-style-name="N0">
      <style:table-cell-properties fo:border="thin solid #000000"/>
    </style:style>
    <style:style style:name="ce27" style:family="table-cell" style:parent-style-name="Default" style:data-style-name="N0">
      <style:text-properties fo:color="#000000" fo:font-weight="bold" style:font-weight-asian="bold" style:font-weight-complex="bold"/>
    </style:style>
    <style:style style:name="ce28" style:family="table-cell" style:parent-style-name="Default" style:data-style-name="N0">
      <style:text-properties fo:color="#000000"/>
    </style:style>
    <style:style style:name="ce29" style:family="table-cell" style:parent-style-name="Default" style:data-style-name="N0">
      <style:text-properties fo:color="#000000" style:text-underline-style="solid" style:text-underline-type="single" fo:font-weight="bold" style:font-weight-asian="bold" style:font-weight-complex="bold"/>
    </style:style>
    <style:style style:name="ce30" style:family="table-cell" style:parent-style-name="Default" style:data-style-name="N37"/>
    <style:style style:name="ce31" style:family="table-cell" style:parent-style-name="Default" style:data-style-name="N38"/>
    <style:style style:name="ce32" style:family="table-cell" style:parent-style-name="Default" style:data-style-name="N0">
      <style:table-cell-properties fo:border="thin solid #000000"/>
    </style:style>
    <style:style style:name="ce33" style:family="table-cell" style:parent-style-name="Default" style:data-style-name="N38">
      <style:table-cell-properties fo:border="thin solid #000000"/>
    </style:style>
    <style:style style:name="ce34" style:family="table-cell" style:parent-style-name="Default" style:data-style-name="N0">
      <style:text-properties fo:font-weight="bold" style:font-weight-asian="bold" style:font-weight-complex="bold"/>
    </style:style>
    <style:style style:name="ce35" style:family="table-cell" style:parent-style-name="Default" style:data-style-name="N0">
      <style:table-cell-properties fo:border-top="2pt solid #000000" fo:border-bottom="none" fo:border-left="2pt solid #000000" fo:border-right="none"/>
    </style:style>
    <style:style style:name="ce36" style:family="table-cell" style:parent-style-name="Default" style:data-style-name="N0">
      <style:table-cell-properties fo:border-top="2pt solid #000000" fo:border-bottom="none" fo:border-left="none" fo:border-right="2pt solid #000000"/>
    </style:style>
    <style:style style:name="ce37" style:family="table-cell" style:parent-style-name="Default" style:data-style-name="N0">
      <style:table-cell-properties fo:border-top="none" fo:border-bottom="none" fo:border-left="2pt solid #000000" fo:border-right="none"/>
    </style:style>
    <style:style style:name="ce38" style:family="table-cell" style:parent-style-name="Default" style:data-style-name="N0">
      <style:table-cell-properties fo:border-top="none" fo:border-bottom="none" fo:border-left="none" fo:border-right="2pt solid #000000"/>
    </style:style>
    <style:style style:name="ce39" style:family="table-cell" style:parent-style-name="Default" style:data-style-name="N0">
      <style:table-cell-properties fo:border-top="none" fo:border-bottom="2pt solid #000000" fo:border-left="2pt solid #000000" fo:border-right="none"/>
    </style:style>
    <style:style style:name="ce40" style:family="table-cell" style:parent-style-name="Default" style:data-style-name="N0">
      <style:table-cell-properties fo:border-top="none" fo:border-bottom="2pt solid #000000" fo:border-left="none" fo:border-right="2pt solid #000000"/>
    </style:style>
    <style:style style:name="ce41" style:family="table-cell" style:parent-style-name="Default" style:data-style-name="N0">
      <style:text-properties fo:color="#000000" style:font-name="Arial" style:font-name-asian="Arial" style:font-name-complex="Arial" fo:font-size="10pt" style:font-size-asian="10pt" style:font-size-complex="10pt" fo:font-weight="bold" style:font-weight-asian="bold" style:font-weight-complex="bold"/>
    </style:style>
    <style:style style:name="ce42" style:family="table-cell" style:parent-style-name="Comma" style:data-style-name="N35">
      <style:text-properties fo:color="#000000" style:font-name="Arial" style:font-name-asian="Arial" style:font-name-complex="Arial" fo:font-size="10pt" style:font-size-asian="10pt" style:font-size-complex="10pt" fo:font-weight="bold" style:font-weight-asian="bold" style:font-weight-complex="bold"/>
    </style:style>
    <style:style style:name="ce43" style:family="table-cell" style:parent-style-name="Default" style:data-style-name="N0">
      <style:table-cell-properties fo:background-color="#8EB8B4"/>
    </style:style>
    <style:style style:name="ce44" style:family="table-cell" style:parent-style-name="Comma" style:data-style-name="N35"/>
    <style:style style:name="ce45" style:family="table-cell" style:parent-style-name="Comma" style:data-style-name="N39"/>
    <style:style style:name="ce46" style:family="table-cell" style:parent-style-name="Default" style:data-style-name="N19"/>
    <style:style style:name="ce47" style:family="table-cell" style:parent-style-name="Default" style:data-style-name="N40"/>
    <style:style style:name="ce48" style:family="table-cell" style:parent-style-name="Default" style:data-style-name="N22"/>
    <style:style style:name="ce49" style:family="table-cell" style:parent-style-name="Default" style:data-style-name="N0">
      <style:text-properties fo:color="#000000" style:font-name="Arial" style:font-name-asian="Arial" style:font-name-complex="Arial" fo:font-size="10pt" style:font-size-asian="10pt" style:font-size-complex="10pt" fo:font-weight="bold" style:font-weight-asian="bold" style:font-weight-complex="bold"/>
    </style:style>
    <style:style style:name="ce50" style:family="table-cell" style:parent-style-name="Default" style:data-style-name="N35"/>
    <style:style style:name="ce51" style:family="table-cell" style:parent-style-name="Percent" style:data-style-name="N13"/>
    <style:style style:name="ce52" style:family="table-cell" style:parent-style-name="Default" style:data-style-name="N39"/>
    <style:style style:name="ce53" style:family="table-cell" style:parent-style-name="Percent" style:data-style-name="N14"/>
    <style:style style:name="ce54" style:family="table-cell" style:parent-style-name="Percent" style:data-style-name="N13"/>
    <style:style style:name="ce55" style:family="table-cell" style:parent-style-name="Default" style:data-style-name="N0">
      <style:table-cell-properties fo:border-top="none" fo:border-bottom="thin solid #95B3D7" fo:border-left="none" fo:border-right="none" fo:background-color="#DBE5F1"/>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Default" style:data-style-name="N0">
      <style:table-cell-properties style:vertical-align="automatic" style:repeat-content="false"/>
      <style:paragraph-properties fo:text-align="center"/>
    </style:style>
    <style:style style:name="ce57" style:family="table-cell" style:parent-style-name="Default" style:data-style-name="N0">
      <style:table-cell-properties style:vertical-align="automatic" style:repeat-content="false"/>
      <style:paragraph-properties fo:text-align="start" fo:margin-left="0cm"/>
    </style:style>
    <style:style style:name="ce58" style:family="table-cell" style:parent-style-name="Default" style:data-style-name="N0"/>
    <style:style style:name="ce59" style:family="table-cell" style:parent-style-name="Default" style:data-style-name="N0">
      <style:table-cell-properties fo:border-top="thick solid #FFFFFF" fo:border-bottom="none" fo:border-left="thick solid #FFFFFF" fo:border-right="none"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fo:border-top="thick solid #FFFFFF"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1" style:family="table-cell" style:parent-style-name="Default" style:data-style-name="N0">
      <style:table-cell-properties fo:border-top="thick solid #FFFFFF" fo:border-bottom="none" fo:border-left="none" fo:border-right="thick solid #FFFFFF"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2" style:family="table-cell" style:parent-style-name="Default" style:data-style-name="N0">
      <style:table-cell-properties style:vertical-align="automatic" fo:wrap-option="wrap" style:repeat-content="false"/>
      <style:paragraph-properties fo:text-align="center"/>
    </style:style>
    <style:style style:name="ce63" style:family="table-cell" style:parent-style-name="Default" style:data-style-name="N0">
      <style:table-cell-properties fo:border-top="none" fo:border-bottom="thick solid #FFFFFF" fo:border-left="thick solid #FFFFFF" fo:border-right="none" style:vertical-align="automatic"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0">
      <style:table-cell-properties fo:border-top="none" fo:border-bottom="thick solid #FFFFFF" fo:border-left="none" fo:border-right="none" style:vertical-align="automatic" fo:wrap-option="wrap" style:repeat-content="false"/>
      <style:paragraph-properties fo:text-align="center"/>
    </style:style>
    <style:style style:name="ce65" style:family="table-cell" style:parent-style-name="Default" style:data-style-name="N3">
      <style:table-cell-properties fo:border-top="none" fo:border-bottom="thick solid #FFFFFF" fo:border-left="none" fo:border-right="none" style:vertical-align="automatic"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6" style:family="table-cell" style:parent-style-name="Default" style:data-style-name="N0">
      <style:table-cell-properties fo:border-top="none" fo:border-bottom="thick solid #FFFFFF" fo:border-left="none" fo:border-right="thick solid #FFFFFF" style:vertical-align="automatic" fo:wrap-option="wrap" style:repeat-content="false"/>
      <style:paragraph-properties fo:text-align="center"/>
    </style:style>
    <style:style style:name="ce67" style:family="table-cell" style:parent-style-name="Hyperlink" style:data-style-name="N0">
      <style:table-cell-properties style:vertical-align="automatic"/>
      <style:text-properties fo:color="#0000FF" style:text-underline-style="solid" style:text-underline-type="single"/>
    </style:style>
    <style:style style:name="ce68" style:family="table-cell" style:parent-style-name="Default" style:data-style-name="N1"/>
    <style:style style:name="ce69" style:family="table-cell" style:parent-style-name="Default" style:data-style-name="N0">
      <style:text-properties fo:font-size="10pt" style:font-size-asian="10pt" style:font-size-complex="10pt"/>
    </style:style>
    <style:style style:name="ce70" style:family="table-cell" style:parent-style-name="Comma" style:data-style-name="N39">
      <style:text-properties fo:font-size="10pt" style:font-size-asian="10pt" style:font-size-complex="10pt"/>
    </style:style>
    <style:style style:name="ce71" style:family="table-cell" style:parent-style-name="Comma" style:data-style-name="N39">
      <style:text-properties fo:font-size="10pt" style:font-size-asian="10pt" style:font-size-complex="10pt" fo:font-weight="bold" style:font-weight-asian="bold" style:font-weight-complex="bold"/>
    </style:style>
    <style:style style:name="ce7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7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74" style:family="table-cell" style:parent-style-name="Default" style:data-style-name="N2">
      <style:text-properties fo:font-size="10pt" style:font-size-asian="10pt" style:font-size-complex="10pt"/>
    </style:style>
    <style:style style:name="ce75" style:family="table-cell" style:parent-style-name="Default" style:data-style-name="N2">
      <style:text-properties fo:font-size="10pt" style:font-size-asian="10pt" style:font-size-complex="10pt" fo:font-weight="bold" style:font-weight-asian="bold" style:font-weight-complex="bold"/>
    </style:style>
    <style:style style:name="ce76" style:family="table-cell" style:parent-style-name="Default" style:data-style-name="N2">
      <style:table-cell-properties fo:background-color="#8EB8B4"/>
      <style:text-properties fo:font-size="10pt" style:font-size-asian="10pt" style:font-size-complex="10pt"/>
    </style:style>
    <style:style style:name="ce77" style:family="table-cell" style:parent-style-name="Default" style:data-style-name="N0">
      <style:table-cell-properties fo:background-color="#8EB8B4"/>
      <style:text-properties fo:color="#FF0000" fo:font-size="10pt" style:font-size-asian="10pt" style:font-size-complex="10pt"/>
    </style:style>
    <style:style style:name="ce78"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79" style:family="table-cell" style:parent-style-name="Default" style:data-style-name="N3"/>
    <style:style style:name="ce80" style:family="table-cell" style:parent-style-name="Default" style:data-style-name="N0">
      <style:table-cell-properties fo:border-top="none" fo:border-bottom="none" fo:border-left="thin solid #C0C0C0" fo:border-right="thin solid #C0C0C0" style:vertical-align="top" fo:wrap-option="wrap" fo:background-color="#00A1E3" style:repeat-content="false"/>
      <style:paragraph-properties fo:text-align="center"/>
      <style:text-properties fo:color="#FFFFFF" style:font-name="Verdana" style:font-name-asian="Verdana" style:font-name-complex="Verdana" fo:font-size="8pt" style:font-size-asian="8pt" style:font-size-complex="8pt"/>
    </style:style>
    <style:style style:name="ce81" style:family="table-cell" style:parent-style-name="Default" style:data-style-name="N0">
      <style:table-cell-properties fo:border-top="none" fo:border-bottom="none" fo:border-left="thin solid #C0C0C0" fo:border-right="thin solid #C0C0C0" style:vertical-align="top" fo:wrap-option="wrap" fo:background-color="#56C9C1" style:repeat-content="false"/>
      <style:paragraph-properties fo:text-align="center"/>
      <style:text-properties fo:color="#FFFFFF" style:font-name="Verdana" style:font-name-asian="Verdana" style:font-name-complex="Verdana" fo:font-size="8pt" style:font-size-asian="8pt" style:font-size-complex="8pt"/>
    </style:style>
    <style:style style:name="ce82" style:family="table-cell" style:parent-style-name="Default" style:data-style-name="N0">
      <style:table-cell-properties style:vertical-align="automatic" fo:background-color="transparent" style:repeat-content="false"/>
      <style:paragraph-properties fo:text-align="center"/>
      <style:text-properties fo:color="#FF0000" style:font-name="Arial" style:font-name-asian="Arial" style:font-name-complex="Arial" fo:font-size="10pt" style:font-size-asian="10pt" style:font-size-complex="10pt" fo:font-weight="bold" style:font-weight-asian="bold" style:font-weight-complex="bold"/>
    </style:style>
    <style:style style:name="ce83" style:family="table-cell" style:parent-style-name="Default" style:data-style-name="N0">
      <style:table-cell-properties fo:border="thin solid #C0C0C0" style:vertical-align="automatic" fo:wrap-option="wrap" fo:background-color="#C4D8ED"/>
      <style:text-properties fo:color="#000000" style:font-name="Verdana" style:font-name-asian="Verdana" style:font-name-complex="Verdana" fo:font-size="8pt" style:font-size-asian="8pt" style:font-size-complex="8pt" fo:font-weight="bold" style:font-weight-asian="bold" style:font-weight-complex="bold"/>
    </style:style>
    <style:style style:name="ce84" style:family="table-cell" style:parent-style-name="Default" style:data-style-name="N0">
      <style:table-cell-properties fo:border="thin solid #C0C0C0" style:vertical-align="top" fo:wrap-option="wrap" fo:background-color="#8EB8B4"/>
      <style:text-properties fo:color="#000000" style:font-name="Verdana" style:font-name-asian="Verdana" style:font-name-complex="Verdana" fo:font-size="8pt" style:font-size-asian="8pt" style:font-size-complex="8pt"/>
    </style:style>
    <style:style style:name="ce85" style:family="table-cell" style:parent-style-name="Default" style:data-style-name="N0">
      <style:table-cell-properties fo:border="thin solid #C0C0C0" style:vertical-align="automatic" style:repeat-content="false"/>
      <style:paragraph-properties fo:text-align="center"/>
      <style:text-properties fo:color="#FF0000" style:font-name="Courier New" style:font-name-asian="Courier New" style:font-name-complex="Courier New" fo:font-size="9pt" style:font-size-asian="9pt" style:font-size-complex="9pt" fo:font-weight="bold" style:font-weight-asian="bold" style:font-weight-complex="bold" style:font-family-generic="modern"/>
    </style:style>
    <style:style style:name="ce86" style:family="table-cell" style:parent-style-name="Default" style:data-style-name="N0">
      <style:table-cell-properties fo:border="thin solid #C0C0C0" style:vertical-align="automatic" fo:background-color="#8EB8B4" style:repeat-content="false"/>
      <style:paragraph-properties fo:text-align="end" fo:margin-right="0cm"/>
      <style:text-properties fo:color="#000000" style:font-name="Arial" style:font-name-asian="Arial" style:font-name-complex="Arial" fo:font-size="8pt" style:font-size-asian="8pt" style:font-size-complex="8pt"/>
    </style:style>
    <style:style style:name="ce87" style:family="table-cell" style:parent-style-name="Default" style:data-style-name="N0">
      <style:table-cell-properties style:vertical-align="middle" style:repeat-content="false"/>
      <style:paragraph-properties fo:text-align="center"/>
    </style:style>
    <style:style style:name="ce88" style:family="table-cell" style:parent-style-name="Comma" style:data-style-name="N39">
      <style:table-cell-properties fo:background-color="#8EB8B4"/>
    </style:style>
    <style:style style:name="ce89" style:family="table-cell" style:parent-style-name="Percent" style:data-style-name="N14">
      <style:table-cell-properties fo:background-color="#8EB8B4"/>
    </style:style>
    <style:style style:name="ce90" style:family="table-cell" style:parent-style-name="Default" style:data-style-name="N14">
      <style:table-cell-properties fo:background-color="#8EB8B4"/>
    </style:style>
    <style:style style:name="ce91" style:family="table-cell" style:parent-style-name="Default" style:data-style-name="N0">
      <style:table-cell-properties style:vertical-align="middle" style:repeat-content="false"/>
      <style:paragraph-properties fo:text-align="start" fo:margin-left="0cm"/>
    </style:style>
    <style:style style:name="ce92" style:family="table-cell" style:parent-style-name="Default" style:data-style-name="N13">
      <style:table-cell-properties style:vertical-align="middle" style:repeat-content="false"/>
      <style:paragraph-properties fo:text-align="center"/>
    </style:style>
    <style:style style:name="ce93" style:family="table-cell" style:parent-style-name="Default" style:data-style-name="N0">
      <style:table-cell-properties fo:background-color="#8EB8B4"/>
      <style:text-properties fo:font-weight="bold" style:font-weight-asian="bold" style:font-weight-complex="bold"/>
    </style:style>
    <style:style style:name="ce94" style:family="table-cell" style:parent-style-name="Default" style:data-style-name="N0">
      <style:table-cell-properties fo:background-color="#8EB8B4"/>
      <style:text-properties fo:color="#000000" fo:font-weight="bold" style:font-weight-asian="bold" style:font-weight-complex="bold"/>
    </style:style>
    <style:style style:name="ce95" style:family="table-cell" style:parent-style-name="Default" style:data-style-name="N1">
      <style:table-cell-properties fo:border-top="2pt solid #000000" fo:border-bottom="none" fo:border-left="none" fo:border-right="2pt solid #000000"/>
    </style:style>
    <style:style style:name="ce96" style:family="table-cell" style:parent-style-name="Default" style:data-style-name="N1">
      <style:table-cell-properties fo:border-top="none" fo:border-bottom="none" fo:border-left="none" fo:border-right="2pt solid #000000"/>
    </style:style>
    <style:style style:name="ce97" style:family="table-cell" style:parent-style-name="Default" style:data-style-name="N1">
      <style:table-cell-properties fo:border-top="none" fo:border-bottom="2pt solid #000000" fo:border-left="none" fo:border-right="2pt solid #000000"/>
    </style:style>
    <style:style style:name="ce98" style:family="table-cell" style:parent-style-name="Comma" style:data-style-name="N35">
      <style:text-properties fo:color="#000000" style:font-name="Arial" style:font-name-asian="Arial" style:font-name-complex="Arial" fo:font-size="10pt" style:font-size-asian="10pt" style:font-size-complex="10pt"/>
    </style:style>
    <style:style style:name="ce99" style:family="table-cell" style:parent-style-name="Percent" style:data-style-name="N14">
      <style:text-properties fo:color="#000000" style:font-name="Arial" style:font-name-asian="Arial" style:font-name-complex="Arial" fo:font-size="10pt" style:font-size-asian="10pt" style:font-size-complex="10pt"/>
    </style:style>
    <style:style style:name="ce100" style:family="table-cell" style:parent-style-name="Default" style:data-style-name="N0">
      <style:table-cell-properties fo:border="thin solid #000000"/>
      <style:text-properties fo:font-size="10pt" style:font-size-asian="10pt" style:font-size-complex="10pt"/>
    </style:style>
    <style:style style:name="ce101" style:family="table-cell" style:parent-style-name="Default" style:data-style-name="N38">
      <style:table-cell-properties fo:border="thin solid #000000" style:vertical-align="automatic" style:repeat-content="false"/>
      <style:paragraph-properties fo:text-align="center"/>
      <style:text-properties fo:font-size="10pt" style:font-size-asian="10pt" style:font-size-complex="10pt"/>
    </style:style>
    <style:style style:name="ce102" style:family="table-cell" style:parent-style-name="Default" style:data-style-name="N0">
      <style:table-cell-properties fo:border="thin solid #000000" style:vertical-align="middle" fo:background-color="#56C9C1" style:repeat-content="false"/>
      <style:paragraph-properties fo:text-align="center"/>
      <style:text-properties fo:color="#FFFFFF" fo:font-size="10pt" style:font-size-asian="10pt" style:font-size-complex="10pt" fo:font-weight="bold" style:font-weight-asian="bold" style:font-weight-complex="bold"/>
    </style:style>
    <style:style style:name="ce103" style:family="table-cell" style:parent-style-name="Default" style:data-style-name="N0">
      <style:text-properties fo:color="#000000" fo:font-size="10pt" style:font-size-asian="10pt" style:font-size-complex="10pt" fo:font-weight="bold" style:font-weight-asian="bold" style:font-weight-complex="bold"/>
    </style:style>
    <style:style style:name="ce104" style:family="table-cell" style:parent-style-name="Default" style:data-style-name="N0">
      <style:text-properties fo:color="#000000" fo:font-size="10pt" style:font-size-asian="10pt" style:font-size-complex="10pt"/>
    </style:style>
    <style:style style:name="ce105" style:family="table-cell" style:parent-style-name="Default" style:data-style-name="N0">
      <style:text-properties fo:color="#000000" fo:font-size="10pt" style:font-size-asian="10pt" style:font-size-complex="10pt" style:text-underline-style="solid" style:text-underline-type="single" fo:font-weight="bold" style:font-weight-asian="bold" style:font-weight-complex="bold"/>
    </style:style>
    <style:style style:name="ce106" style:family="table-cell" style:parent-style-name="Default" style:data-style-name="N0">
      <style:text-properties fo:font-size="2pt" style:font-size-asian="2pt" style:font-size-complex="2pt"/>
    </style:style>
    <style:style style:name="ce107" style:family="table-cell" style:parent-style-name="Default" style:data-style-name="N0">
      <style:table-cell-properties fo:background-color="transparent"/>
      <style:text-properties fo:color="#FF0000"/>
    </style:style>
    <style:style style:name="ce108" style:family="table-cell" style:parent-style-name="Default" style:data-style-name="N0">
      <style:table-cell-properties fo:background-color="transparent"/>
    </style:style>
    <style:style style:name="ce109" style:family="table-cell" style:parent-style-name="Default" style:data-style-name="N0">
      <style:table-cell-properties fo:border-top="thin solid #C0C0C0" fo:border-bottom="thin solid #C0C0C0" fo:border-left="none" fo:border-right="none" style:vertical-align="middle" fo:wrap-option="wrap" fo:background-color="#00A1E3" style:repeat-content="false"/>
      <style:paragraph-properties fo:text-align="center"/>
      <style:text-properties fo:color="#FFFFFF" style:font-name="Verdana" style:font-name-asian="Verdana" style:font-name-complex="Verdana" fo:font-size="8pt" style:font-size-asian="8pt" style:font-size-complex="8pt" fo:font-weight="bold" style:font-weight-asian="bold" style:font-weight-complex="bold"/>
    </style:style>
    <style:style style:name="ce110" style:family="table-cell" style:parent-style-name="Default" style:data-style-name="N0">
      <style:text-properties fo:color="#000000"/>
    </style:style>
    <style:style style:name="ce111" style:family="table-cell" style:parent-style-name="Comma" style:data-style-name="N39">
      <style:text-properties fo:color="#000000"/>
    </style:style>
    <style:style style:name="ce112" style:family="table-cell" style:parent-style-name="Percent" style:data-style-name="N13">
      <style:text-properties fo:color="#000000"/>
    </style:style>
    <style:style style:name="ce113" style:family="table-cell" style:parent-style-name="Normal_32_2" style:data-style-name="N0">
      <style:table-cell-properties fo:border-top="none" fo:border-bottom="none" fo:border-left="thin solid #000000" fo:border-right="thin solid #000000"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114"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115" style:family="table-cell" style:parent-style-name="Default" style:data-style-name="N0">
      <style:table-cell-properties fo:border-top="thin solid #C0C0C0" fo:border-bottom="thin solid #C0C0C0" fo:border-left="thin solid #C0C0C0" fo:border-right="none" style:vertical-align="top" fo:wrap-option="wrap" fo:background-color="#C4D8ED"/>
      <style:text-properties fo:color="#000000" style:font-name="Verdana" style:font-name-asian="Verdana" style:font-name-complex="Verdana" fo:font-size="8pt" style:font-size-asian="8pt" style:font-size-complex="8pt"/>
    </style:style>
    <style:style style:name="ce116" style:family="table-cell" style:parent-style-name="Default" style:data-style-name="N0">
      <style:table-cell-properties fo:border-top="thin solid #C0C0C0" fo:border-bottom="thin solid #C0C0C0" fo:border-left="none" fo:border-right="none" style:vertical-align="top" fo:wrap-option="wrap" fo:background-color="#C4D8ED"/>
      <style:text-properties fo:color="#000000" style:font-name="Verdana" style:font-name-asian="Verdana" style:font-name-complex="Verdana" fo:font-size="8pt" style:font-size-asian="8pt" style:font-size-complex="8pt"/>
    </style:style>
    <style:style style:name="ce117" style:family="table-cell" style:parent-style-name="Default" style:data-style-name="N0">
      <style:table-cell-properties fo:border-top="thin solid #C0C0C0" fo:border-bottom="thin solid #C0C0C0" fo:border-left="none" fo:border-right="thin solid #C0C0C0" style:vertical-align="top" fo:wrap-option="wrap" fo:background-color="#C4D8ED"/>
      <style:text-properties fo:color="#000000" style:font-name="Verdana" style:font-name-asian="Verdana" style:font-name-complex="Verdana" fo:font-size="8pt" style:font-size-asian="8pt" style:font-size-complex="8pt"/>
    </style:style>
    <style:style style:name="ce118" style:family="table-cell" style:parent-style-name="Default" style:data-style-name="N0">
      <style:table-cell-properties fo:border-top="thin solid #C0C0C0" fo:border-bottom="none" fo:border-left="thin solid #C0C0C0" fo:border-right="thin solid #C0C0C0" style:vertical-align="top" fo:wrap-option="wrap" fo:background-color="#C4D8ED"/>
      <style:text-properties fo:color="#000000" style:font-name="Verdana" style:font-name-asian="Verdana" style:font-name-complex="Verdana" fo:font-size="8pt" style:font-size-asian="8pt" style:font-size-complex="8pt"/>
    </style:style>
    <style:style style:name="ce119" style:family="table-cell" style:parent-style-name="Default" style:data-style-name="N0">
      <style:table-cell-properties fo:border-top="none" fo:border-bottom="none" fo:border-left="thin solid #C0C0C0" fo:border-right="thin solid #C0C0C0" style:vertical-align="top" fo:wrap-option="wrap" fo:background-color="#C4D8ED"/>
      <style:text-properties fo:color="#000000" style:font-name="Verdana" style:font-name-asian="Verdana" style:font-name-complex="Verdana" fo:font-size="8pt" style:font-size-asian="8pt" style:font-size-complex="8pt"/>
    </style:style>
    <style:style style:name="ce120" style:family="table-cell" style:parent-style-name="Default" style:data-style-name="N0">
      <style:table-cell-properties fo:border-top="none" fo:border-bottom="thin solid #C0C0C0" fo:border-left="thin solid #C0C0C0" fo:border-right="thin solid #C0C0C0" style:vertical-align="top" fo:wrap-option="wrap" fo:background-color="#C4D8ED"/>
      <style:text-properties fo:color="#000000" style:font-name="Verdana" style:font-name-asian="Verdana" style:font-name-complex="Verdana" fo:font-size="8pt" style:font-size-asian="8pt" style:font-size-complex="8pt"/>
    </style:style>
    <style:style style:name="ce121" style:family="table-cell" style:parent-style-name="Default" style:data-style-name="N0">
      <style:table-cell-properties fo:border-top="thin solid #C0C0C0" fo:border-bottom="thin solid #C0C0C0" fo:border-left="thin solid #C0C0C0" fo:border-right="none" style:vertical-align="automatic" fo:wrap-option="wrap" fo:background-color="#C4D8ED"/>
      <style:text-properties fo:color="#000000" style:font-name="Verdana" style:font-name-asian="Verdana" style:font-name-complex="Verdana" fo:font-size="8pt" style:font-size-asian="8pt" style:font-size-complex="8pt" fo:font-weight="bold" style:font-weight-asian="bold" style:font-weight-complex="bold"/>
    </style:style>
    <style:style style:name="ce122" style:family="table-cell" style:parent-style-name="Default" style:data-style-name="N0">
      <style:table-cell-properties fo:border-top="thin solid #C0C0C0" fo:border-bottom="thin solid #C0C0C0" fo:border-left="none" fo:border-right="none" style:vertical-align="automatic" fo:wrap-option="wrap" fo:background-color="#C4D8ED"/>
      <style:text-properties fo:color="#000000" style:font-name="Verdana" style:font-name-asian="Verdana" style:font-name-complex="Verdana" fo:font-size="8pt" style:font-size-asian="8pt" style:font-size-complex="8pt" fo:font-weight="bold" style:font-weight-asian="bold" style:font-weight-complex="bold"/>
    </style:style>
    <style:style style:name="ce123" style:family="table-cell" style:parent-style-name="Default" style:data-style-name="N0">
      <style:table-cell-properties fo:border-top="thin solid #C0C0C0" fo:border-bottom="thin solid #C0C0C0" fo:border-left="none" fo:border-right="thin solid #C0C0C0" style:vertical-align="automatic" fo:wrap-option="wrap" fo:background-color="#C4D8ED"/>
      <style:text-properties fo:color="#000000" style:font-name="Verdana" style:font-name-asian="Verdana" style:font-name-complex="Verdana" fo:font-size="8pt" style:font-size-asian="8pt" style:font-size-complex="8pt" fo:font-weight="bold" style:font-weight-asian="bold" style:font-weight-complex="bold"/>
    </style:style>
    <style:style style:name="ce124" style:family="table-cell" style:parent-style-name="Default" style:data-style-name="N0">
      <style:table-cell-properties fo:border-top="thin solid #C0C0C0" fo:border-bottom="thin solid #C0C0C0" fo:border-left="thin solid #C0C0C0" fo:border-right="none" style:vertical-align="top" fo:wrap-option="wrap" fo:background-color="#2973BD" style:repeat-content="false"/>
      <style:paragraph-properties fo:text-align="end" fo:margin-right="0cm"/>
      <style:text-properties fo:color="#FFFFFF" style:font-name="Verdana" style:font-name-asian="Verdana" style:font-name-complex="Verdana" fo:font-size="8pt" style:font-size-asian="8pt" style:font-size-complex="8pt" fo:font-weight="bold" style:font-weight-asian="bold" style:font-weight-complex="bold"/>
    </style:style>
    <style:style style:name="ce125" style:family="table-cell" style:parent-style-name="Default" style:data-style-name="N0">
      <style:table-cell-properties fo:border-top="thin solid #C0C0C0" fo:border-bottom="thin solid #C0C0C0" fo:border-left="none" fo:border-right="none" style:vertical-align="top" fo:wrap-option="wrap" fo:background-color="#2973BD" style:repeat-content="false"/>
      <style:paragraph-properties fo:text-align="end" fo:margin-right="0cm"/>
      <style:text-properties fo:color="#FFFFFF" style:font-name="Verdana" style:font-name-asian="Verdana" style:font-name-complex="Verdana" fo:font-size="8pt" style:font-size-asian="8pt" style:font-size-complex="8pt" fo:font-weight="bold" style:font-weight-asian="bold" style:font-weight-complex="bold"/>
    </style:style>
    <style:style style:name="ce126" style:family="table-cell" style:parent-style-name="Default" style:data-style-name="N0">
      <style:table-cell-properties fo:border-top="thin solid #C0C0C0" fo:border-bottom="thin solid #C0C0C0" fo:border-left="none" fo:border-right="thin solid #C0C0C0" style:vertical-align="top" fo:wrap-option="wrap" fo:background-color="#2973BD" style:repeat-content="false"/>
      <style:paragraph-properties fo:text-align="end" fo:margin-right="0cm"/>
      <style:text-properties fo:color="#FFFFFF" style:font-name="Verdana" style:font-name-asian="Verdana" style:font-name-complex="Verdana" fo:font-size="8pt" style:font-size-asian="8pt" style:font-size-complex="8pt" fo:font-weight="bold" style:font-weight-asian="bold" style:font-weight-complex="bold"/>
    </style:style>
    <style:style style:name="ce127" style:family="table-cell" style:parent-style-name="Default" style:data-style-name="N0">
      <style:table-cell-properties fo:border-top="thin solid #C0C0C0" fo:border-bottom="thin solid #C0C0C0" fo:border-left="thin solid #C0C0C0" fo:border-right="none" style:vertical-align="top" fo:wrap-option="wrap" fo:background-color="#2973BD"/>
      <style:text-properties fo:color="#FFFFFF" style:font-name="Verdana" style:font-name-asian="Verdana" style:font-name-complex="Verdana" fo:font-size="8pt" style:font-size-asian="8pt" style:font-size-complex="8pt"/>
    </style:style>
    <style:style style:name="ce128" style:family="table-cell" style:parent-style-name="Default" style:data-style-name="N0">
      <style:table-cell-properties fo:border-top="thin solid #C0C0C0" fo:border-bottom="thin solid #C0C0C0" fo:border-left="none" fo:border-right="none" style:vertical-align="top" fo:wrap-option="wrap" fo:background-color="#2973BD"/>
      <style:text-properties fo:color="#FFFFFF" style:font-name="Verdana" style:font-name-asian="Verdana" style:font-name-complex="Verdana" fo:font-size="8pt" style:font-size-asian="8pt" style:font-size-complex="8pt"/>
    </style:style>
    <style:style style:name="ce129" style:family="table-cell" style:parent-style-name="Default" style:data-style-name="N0">
      <style:table-cell-properties fo:border-top="thin solid #C0C0C0" fo:border-bottom="thin solid #C0C0C0" fo:border-left="none" fo:border-right="thin solid #C0C0C0" style:vertical-align="top" fo:wrap-option="wrap" fo:background-color="#2973BD"/>
      <style:text-properties fo:color="#FFFFFF" style:font-name="Verdana" style:font-name-asian="Verdana" style:font-name-complex="Verdana" fo:font-size="8pt" style:font-size-asian="8pt" style:font-size-complex="8pt"/>
    </style:style>
    <style:style style:name="ce130" style:family="table-cell" style:parent-style-name="Default" style:data-style-name="N0">
      <style:table-cell-properties fo:border-top="thin solid #C0C0C0" fo:border-bottom="thin solid #C0C0C0" fo:border-left="thin solid #C0C0C0" fo:border-right="none" style:vertical-align="middle" fo:wrap-option="wrap" fo:background-color="#00A1E3" style:repeat-content="false"/>
      <style:paragraph-properties fo:text-align="end" fo:margin-right="0cm"/>
      <style:text-properties fo:color="#FFFFFF" style:font-name="Verdana" style:font-name-asian="Verdana" style:font-name-complex="Verdana" fo:font-size="8pt" style:font-size-asian="8pt" style:font-size-complex="8pt" fo:font-weight="bold" style:font-weight-asian="bold" style:font-weight-complex="bold"/>
    </style:style>
    <style:style style:name="ce131" style:family="table-cell" style:parent-style-name="Default" style:data-style-name="N0">
      <style:table-cell-properties fo:border-top="thin solid #C0C0C0" fo:border-bottom="thin solid #C0C0C0" fo:border-left="none" fo:border-right="none" style:vertical-align="middle" fo:wrap-option="wrap" fo:background-color="#00A1E3" style:repeat-content="false"/>
      <style:paragraph-properties fo:text-align="end" fo:margin-right="0cm"/>
      <style:text-properties fo:color="#FFFFFF" style:font-name="Verdana" style:font-name-asian="Verdana" style:font-name-complex="Verdana" fo:font-size="8pt" style:font-size-asian="8pt" style:font-size-complex="8pt" fo:font-weight="bold" style:font-weight-asian="bold" style:font-weight-complex="bold"/>
    </style:style>
    <style:style style:name="ce132" style:family="table-cell" style:parent-style-name="Default" style:data-style-name="N0">
      <style:table-cell-properties fo:border-top="thin solid #C0C0C0" fo:border-bottom="thin solid #C0C0C0" fo:border-left="none" fo:border-right="thin solid #C0C0C0" style:vertical-align="middle" fo:wrap-option="wrap" fo:background-color="#00A1E3" style:repeat-content="false"/>
      <style:paragraph-properties fo:text-align="end" fo:margin-right="0cm"/>
      <style:text-properties fo:color="#FFFFFF" style:font-name="Verdana" style:font-name-asian="Verdana" style:font-name-complex="Verdana" fo:font-size="8pt" style:font-size-asian="8pt" style:font-size-complex="8pt" fo:font-weight="bold" style:font-weight-asian="bold" style:font-weight-complex="bold"/>
    </style:style>
    <style:style style:name="ce133" style:family="table-cell" style:parent-style-name="Default" style:data-style-name="N0">
      <style:table-cell-properties fo:border-top="thin solid #C0C0C0" fo:border-bottom="thin solid #C0C0C0" fo:border-left="thin solid #C0C0C0" fo:border-right="none" style:vertical-align="top" fo:wrap-option="wrap" fo:background-color="#2973BD"/>
      <style:text-properties fo:color="#FFFFFF" style:font-name="Verdana" style:font-name-asian="Verdana" style:font-name-complex="Verdana" fo:font-size="8pt" style:font-size-asian="8pt" style:font-size-complex="8pt" style:text-underline-style="solid" style:text-underline-type="single"/>
    </style:style>
    <style:style style:name="ce134" style:family="table-cell" style:parent-style-name="Default" style:data-style-name="N0">
      <style:table-cell-properties fo:border-top="thin solid #C0C0C0" fo:border-bottom="thin solid #C0C0C0" fo:border-left="none" fo:border-right="none" style:vertical-align="top" fo:wrap-option="wrap" fo:background-color="#2973BD"/>
      <style:text-properties fo:color="#FFFFFF" style:font-name="Verdana" style:font-name-asian="Verdana" style:font-name-complex="Verdana" fo:font-size="8pt" style:font-size-asian="8pt" style:font-size-complex="8pt" style:text-underline-style="solid" style:text-underline-type="single"/>
    </style:style>
    <style:style style:name="ce135" style:family="table-cell" style:parent-style-name="Default" style:data-style-name="N0">
      <style:table-cell-properties fo:border-top="thin solid #C0C0C0" fo:border-bottom="thin solid #C0C0C0" fo:border-left="none" fo:border-right="thin solid #C0C0C0" style:vertical-align="top" fo:wrap-option="wrap" fo:background-color="#2973BD"/>
      <style:text-properties fo:color="#FFFFFF" style:font-name="Verdana" style:font-name-asian="Verdana" style:font-name-complex="Verdana" fo:font-size="8pt" style:font-size-asian="8pt" style:font-size-complex="8pt" style:text-underline-style="solid" style:text-underline-type="single"/>
    </style:style>
    <style:style style:name="ce136" style:family="table-cell" style:parent-style-name="Default" style:data-style-name="N19">
      <style:table-cell-properties fo:border-top="none" fo:border-bottom="none" fo:border-left="none" fo:border-right="thick solid #FFFFFF" style:vertical-align="automatic" fo:wrap-option="wrap" style:repeat-content="false"/>
      <style:paragraph-properties fo:text-align="center"/>
    </style:style>
    <style:style style:name="ce137" style:family="table-cell" style:parent-style-name="Default" style:data-style-name="N0">
      <style:table-cell-properties fo:border-top="none" fo:border-bottom="none" fo:border-left="thick solid #FFFFFF" fo:border-right="none" style:vertical-align="automatic" fo:wrap-option="wrap" style:repeat-content="false"/>
      <style:paragraph-properties fo:text-align="center"/>
    </style:style>
    <style:style style:name="ce138" style:family="table-cell" style:parent-style-name="Default" style:data-style-name="N0">
      <style:table-cell-properties style:vertical-align="automatic" fo:wrap-option="wrap" style:repeat-content="false"/>
      <style:paragraph-properties fo:text-align="center"/>
    </style:style>
    <style:style style:name="ce139" style:family="table-cell" style:parent-style-name="Default" style:data-style-name="N3">
      <style:table-cell-properties style:vertical-align="automatic" fo:wrap-option="wrap" style:repeat-content="false"/>
      <style:paragraph-properties fo:text-align="center"/>
    </style:style>
    <style:style style:name="ce140" style:family="table-cell" style:parent-style-name="Default" style:data-style-name="N19">
      <style:table-cell-properties style:vertical-align="automatic" fo:wrap-option="wrap" style:repeat-content="false"/>
      <style:paragraph-properties fo:text-align="center"/>
    </style:style>
    <style:style style:name="ce141" style:family="table-cell" style:parent-style-name="Normal_32_2" style:data-style-name="N0">
      <style:table-cell-properties fo:border-top="none" fo:border-bottom="none" fo:border-left="thin solid #000000" fo:border-right="none"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142" style:family="table-cell" style:parent-style-name="Default" style:data-style-name="N0">
      <style:table-cell-properties fo:border="thin solid #C0C0C0" style:vertical-align="automatic" fo:wrap-option="wrap" fo:background-color="#C4D8ED"/>
      <style:text-properties fo:color="#000000" style:font-name="Verdana" style:font-name-asian="Verdana" style:font-name-complex="Verdana" fo:font-size="8pt" style:font-size-asian="8pt" style:font-size-complex="8pt" fo:font-weight="bold" style:font-weight-asian="bold" style:font-weight-complex="bold"/>
    </style:style>
    <style:style style:name="ce143" style:family="table-cell" style:parent-style-name="Default" style:data-style-name="N0">
      <style:table-cell-properties fo:border="thin solid #C0C0C0" style:vertical-align="top" fo:wrap-option="wrap" fo:background-color="#2973BD" style:repeat-content="false"/>
      <style:paragraph-properties fo:text-align="end" fo:margin-right="0cm"/>
      <style:text-properties fo:color="#FFFFFF" style:font-name="Verdana" style:font-name-asian="Verdana" style:font-name-complex="Verdana" fo:font-size="8pt" style:font-size-asian="8pt" style:font-size-complex="8pt" fo:font-weight="bold" style:font-weight-asian="bold" style:font-weight-complex="bold"/>
    </style:style>
    <style:style style:name="ce144" style:family="table-cell" style:parent-style-name="Default" style:data-style-name="N0">
      <style:table-cell-properties fo:border="thin solid #C0C0C0" style:vertical-align="top" fo:wrap-option="wrap" fo:background-color="#2973BD"/>
      <style:text-properties fo:color="#FFFFFF" style:font-name="Verdana" style:font-name-asian="Verdana" style:font-name-complex="Verdana" fo:font-size="8pt" style:font-size-asian="8pt" style:font-size-complex="8pt"/>
    </style:style>
    <style:style style:name="ce145" style:family="table-cell" style:parent-style-name="Default" style:data-style-name="N0">
      <style:table-cell-properties fo:border="thin solid #C0C0C0" style:vertical-align="middle" fo:wrap-option="wrap" fo:background-color="#00A1E3" style:repeat-content="false"/>
      <style:paragraph-properties fo:text-align="end" fo:margin-right="0cm"/>
      <style:text-properties fo:color="#FFFFFF" style:font-name="Verdana" style:font-name-asian="Verdana" style:font-name-complex="Verdana" fo:font-size="8pt" style:font-size-asian="8pt" style:font-size-complex="8pt" fo:font-weight="bold" style:font-weight-asian="bold" style:font-weight-complex="bold"/>
    </style:style>
    <style:style style:name="ce146" style:family="table-cell" style:parent-style-name="Default" style:data-style-name="N0">
      <style:table-cell-properties fo:border="thin solid #C0C0C0" style:vertical-align="top" fo:wrap-option="wrap" fo:background-color="#C4D8ED"/>
      <style:text-properties fo:color="#000000" style:font-name="Verdana" style:font-name-asian="Verdana" style:font-name-complex="Verdana" fo:font-size="8pt" style:font-size-asian="8pt" style:font-size-complex="8pt"/>
    </style:style>
    <style:style style:name="ce147" style:family="table-cell" style:parent-style-name="Default" style:data-style-name="N0">
      <style:table-cell-properties fo:border="thin solid #C0C0C0" style:vertical-align="top" fo:wrap-option="wrap" fo:background-color="#2973BD"/>
      <style:text-properties fo:color="#FFFFFF" style:font-name="Verdana" style:font-name-asian="Verdana" style:font-name-complex="Verdana" fo:font-size="8pt" style:font-size-asian="8pt" style:font-size-complex="8pt"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6"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4.23333333333333cm"/>
    </style:style>
    <style:style style:name="co3" style:family="table-column">
      <style:table-column-properties fo:break-before="auto" style:column-width="6.40291666666667cm"/>
    </style:style>
    <style:style style:name="co4" style:family="table-column">
      <style:table-column-properties fo:break-before="auto" style:column-width="4.65666666666667cm"/>
    </style:style>
    <style:style style:name="co5" style:family="table-column">
      <style:table-column-properties fo:break-before="auto" style:column-width="2.48708333333333cm"/>
    </style:style>
    <style:style style:name="co6" style:family="table-column">
      <style:table-column-properties fo:break-before="auto" style:column-width="5.92666666666667cm"/>
    </style:style>
    <style:style style:name="co7" style:family="table-column">
      <style:table-column-properties fo:break-before="auto" style:column-width="1.61395833333333cm"/>
    </style:style>
    <style:style style:name="co8" style:family="table-column">
      <style:table-column-properties fo:break-before="auto" style:column-width="2.51354166666667cm"/>
    </style:style>
    <style:style style:name="co9" style:family="table-column">
      <style:table-column-properties fo:break-before="auto" style:column-width="3.571875cm"/>
    </style:style>
    <style:style style:name="co10" style:family="table-column">
      <style:table-column-properties fo:break-before="auto" style:column-width="4.206875cm"/>
    </style:style>
    <style:style style:name="co11" style:family="table-column">
      <style:table-column-properties fo:break-before="auto" style:column-width="1.71979166666667cm"/>
    </style:style>
    <style:style style:name="co12" style:family="table-column">
      <style:table-column-properties fo:break-before="auto" style:column-width="2.40770833333333cm"/>
    </style:style>
    <style:style style:name="co13" style:family="table-column">
      <style:table-column-properties fo:break-before="auto" style:column-width="3.04270833333333cm"/>
    </style:style>
    <style:style style:name="co14" style:family="table-column">
      <style:table-column-properties fo:break-before="auto" style:column-width="1.666875cm"/>
    </style:style>
    <style:style style:name="co15" style:family="table-column">
      <style:table-column-properties fo:break-before="auto" style:column-width="2.75166666666667cm"/>
    </style:style>
    <style:style style:name="co16" style:family="table-column">
      <style:table-column-properties fo:break-before="auto" style:column-width="1.190625cm"/>
    </style:style>
    <style:style style:name="co17" style:family="table-column">
      <style:table-column-properties fo:break-before="auto" style:column-width="4.55083333333333cm"/>
    </style:style>
    <style:style style:name="co18" style:family="table-column">
      <style:table-column-properties fo:break-before="auto" style:column-width="2.83104166666667cm"/>
    </style:style>
    <style:style style:name="co19" style:family="table-column">
      <style:table-column-properties fo:break-before="auto" style:column-width="3.06916666666667cm"/>
    </style:style>
    <style:style style:name="co20" style:family="table-column">
      <style:table-column-properties fo:break-before="auto" style:column-width="3.01625cm"/>
    </style:style>
    <style:style style:name="co21" style:family="table-column">
      <style:table-column-properties fo:break-before="auto" style:column-width="2.143125cm"/>
    </style:style>
    <style:style style:name="co22" style:family="table-column">
      <style:table-column-properties fo:break-before="auto" style:column-width="5.60916666666667cm" style:use-optimal-column-width="true"/>
    </style:style>
    <style:style style:name="co23" style:family="table-column">
      <style:table-column-properties fo:break-before="auto" style:column-width="2.27541666666667cm" style:use-optimal-column-width="true"/>
    </style:style>
    <style:style style:name="co24" style:family="table-column">
      <style:table-column-properties fo:break-before="auto" style:column-width="2.88395833333333cm" style:use-optimal-column-width="true"/>
    </style:style>
    <style:style style:name="co25" style:family="table-column">
      <style:table-column-properties fo:break-before="auto" style:column-width="1.85208333333333cm" style:use-optimal-column-width="true"/>
    </style:style>
    <style:style style:name="co26" style:family="table-column">
      <style:table-column-properties fo:break-before="auto" style:column-width="2.03729166666667cm" style:use-optimal-column-width="true"/>
    </style:style>
    <style:style style:name="co27" style:family="table-column">
      <style:table-column-properties fo:break-before="auto" style:column-width="6.77333333333333cm"/>
    </style:style>
    <style:style style:name="co28" style:family="table-column">
      <style:table-column-properties fo:break-before="auto" style:column-width="4.18041666666667cm"/>
    </style:style>
    <style:style style:name="co29" style:family="table-column">
      <style:table-column-properties fo:break-before="auto" style:column-width="3.51895833333333cm"/>
    </style:style>
    <style:style style:name="co30" style:family="table-column">
      <style:table-column-properties fo:break-before="auto" style:column-width="3.28083333333333cm"/>
    </style:style>
    <style:style style:name="co31" style:family="table-column">
      <style:table-column-properties fo:break-before="auto" style:column-width="2.778125cm"/>
    </style:style>
    <style:style style:name="co32" style:family="table-column">
      <style:table-column-properties fo:break-before="auto" style:column-width="3.413125cm"/>
    </style:style>
    <style:style style:name="co33" style:family="table-column">
      <style:table-column-properties fo:break-before="auto" style:column-width="3.59833333333333cm"/>
    </style:style>
    <style:style style:name="co34" style:family="table-column">
      <style:table-column-properties fo:break-before="auto" style:column-width="5.55625cm"/>
    </style:style>
    <style:style style:name="co35" style:family="table-column">
      <style:table-column-properties fo:break-before="auto" style:column-width="4.445cm"/>
    </style:style>
    <style:style style:name="co36" style:family="table-column">
      <style:table-column-properties fo:break-before="auto" style:column-width="2.83104166666667cm" style:use-optimal-column-width="true"/>
    </style:style>
    <style:style style:name="co37" style:family="table-column">
      <style:table-column-properties fo:break-before="auto" style:column-width="1.71979166666667cm" style:use-optimal-column-width="true"/>
    </style:style>
    <style:style style:name="co38" style:family="table-column">
      <style:table-column-properties fo:break-before="auto" style:column-width="2.460625cm" style:use-optimal-column-width="true"/>
    </style:style>
    <style:style style:name="co39" style:family="table-column">
      <style:table-column-properties fo:break-before="auto" style:column-width="2.143125cm" style:use-optimal-column-width="true"/>
    </style:style>
    <style:style style:name="co40" style:family="table-column">
      <style:table-column-properties fo:break-before="auto" style:column-width="2.64583333333333cm" style:use-optimal-column-width="true"/>
    </style:style>
    <style:style style:name="co41" style:family="table-column">
      <style:table-column-properties fo:break-before="auto" style:column-width="2.32833333333333cm" style:use-optimal-column-width="true"/>
    </style:style>
    <style:style style:name="co42" style:family="table-column">
      <style:table-column-properties fo:break-before="auto" style:column-width="5.715cm"/>
    </style:style>
    <style:style style:name="co43" style:family="table-column">
      <style:table-column-properties fo:break-before="auto" style:column-width="4.33916666666667cm"/>
    </style:style>
    <style:style style:name="co44" style:family="table-column">
      <style:table-column-properties fo:break-before="auto" style:column-width="1.64041666666667cm"/>
    </style:style>
    <style:style style:name="co45" style:family="table-column">
      <style:table-column-properties fo:break-before="auto" style:column-width="4.57729166666667cm"/>
    </style:style>
    <style:style style:name="co46" style:family="table-column">
      <style:table-column-properties fo:break-before="auto" style:column-width="10.715625cm" style:use-optimal-column-width="true"/>
    </style:style>
    <style:style style:name="co47" style:family="table-column">
      <style:table-column-properties fo:break-before="auto" style:column-width="3.51895833333333cm" style:use-optimal-column-width="true"/>
    </style:style>
    <style:style style:name="co48" style:family="table-column">
      <style:table-column-properties fo:break-before="auto" style:column-width="1.984375cm"/>
    </style:style>
    <style:style style:name="co49" style:family="table-column">
      <style:table-column-properties fo:break-before="auto" style:column-width="5.84729166666667cm"/>
    </style:style>
    <style:style style:name="co50" style:family="table-column">
      <style:table-column-properties fo:break-before="auto" style:column-width="2.19604166666667cm"/>
    </style:style>
    <style:style style:name="co51" style:family="table-column">
      <style:table-column-properties fo:break-before="auto" style:column-width="4.31270833333333cm" style:use-optimal-column-width="true"/>
    </style:style>
    <style:style style:name="co52" style:family="table-column">
      <style:table-column-properties fo:break-before="auto" style:column-width="2.38125cm"/>
    </style:style>
    <style:style style:name="co53" style:family="table-column">
      <style:table-column-properties fo:break-before="auto" style:column-width="2.56645833333333cm"/>
    </style:style>
    <style:style style:name="co54" style:family="table-column">
      <style:table-column-properties fo:break-before="auto" style:column-width="6.16479166666667cm"/>
    </style:style>
    <style:style style:name="co55" style:family="table-column">
      <style:table-column-properties fo:break-before="auto" style:column-width="3.30729166666667cm"/>
    </style:style>
    <style:style style:name="co56" style:family="table-column">
      <style:table-column-properties fo:break-before="auto" style:column-width="3.81cm"/>
    </style:style>
    <style:style style:name="co57" style:family="table-column">
      <style:table-column-properties fo:break-before="auto" style:column-width="6.588125cm"/>
    </style:style>
    <style:style style:name="co58" style:family="table-column">
      <style:table-column-properties fo:break-before="auto" style:column-width="4.15395833333333cm"/>
    </style:style>
    <style:style style:name="co59" style:family="table-column">
      <style:table-column-properties fo:break-before="auto" style:column-width="6.16479166666667cm" style:use-optimal-column-width="true"/>
    </style:style>
    <style:style style:name="co60" style:family="table-column">
      <style:table-column-properties fo:break-before="auto" style:column-width="4.55083333333333cm" style:use-optimal-column-width="true"/>
    </style:style>
    <style:style style:name="co61" style:family="table-column">
      <style:table-column-properties fo:break-before="auto" style:column-width="7.11729166666667cm" style:use-optimal-column-width="true"/>
    </style:style>
    <style:style style:name="co62" style:family="table-column">
      <style:table-column-properties fo:break-before="auto" style:column-width="3.83645833333333cm"/>
    </style:style>
    <style:style style:name="co63" style:family="table-column">
      <style:table-column-properties fo:break-before="auto" style:column-width="4.94770833333333cm"/>
    </style:style>
    <style:style style:name="co64" style:family="table-column">
      <style:table-column-properties fo:break-before="auto" style:column-width="5.68854166666667cm"/>
    </style:style>
    <style:style style:name="co65" style:family="table-column">
      <style:table-column-properties fo:break-before="auto" style:column-width="3.46604166666667cm"/>
    </style:style>
    <style:style style:name="co66" style:family="table-column">
      <style:table-column-properties fo:break-before="auto" style:column-width="2.35479166666667cm"/>
    </style:style>
    <style:style style:name="co67" style:family="table-column">
      <style:table-column-properties fo:break-before="auto" style:column-width="2.16958333333333cm"/>
    </style:style>
    <style:style style:name="co68" style:family="table-column">
      <style:table-column-properties fo:break-before="auto" style:column-width="2.54cm"/>
    </style:style>
    <style:style style:name="co69" style:family="table-column">
      <style:table-column-properties fo:break-before="auto" style:column-width="7.540625cm"/>
    </style:style>
    <style:style style:name="co70" style:family="table-column">
      <style:table-column-properties fo:break-before="auto" style:column-width="3.095625cm"/>
    </style:style>
    <style:style style:name="co71" style:family="table-column">
      <style:table-column-properties fo:break-before="auto" style:column-width="4.39208333333333cm"/>
    </style:style>
    <style:style style:name="co72" style:family="table-column">
      <style:table-column-properties fo:break-before="auto" style:column-width="3.43958333333333cm"/>
    </style:style>
    <style:style style:name="co73" style:family="table-column">
      <style:table-column-properties fo:break-before="auto" style:column-width="2.64583333333333cm"/>
    </style:style>
    <style:style style:name="co74" style:family="table-column">
      <style:table-column-properties fo:break-before="auto" style:column-width="10.4775cm" style:use-optimal-column-width="true"/>
    </style:style>
    <style:style style:name="co75" style:family="table-column">
      <style:table-column-properties fo:break-before="auto" style:column-width="3.254375cm"/>
    </style:style>
    <style:style style:name="co76" style:family="table-column">
      <style:table-column-properties fo:break-before="auto" style:column-width="4.524375cm"/>
    </style:style>
    <style:style style:name="co77" style:family="table-column">
      <style:table-column-properties fo:break-before="auto" style:column-width="8.51958333333333cm"/>
    </style:style>
    <style:style style:name="co78" style:family="table-column">
      <style:table-column-properties fo:break-before="auto" style:column-width="2.32833333333333cm"/>
    </style:style>
    <style:style style:name="co79" style:family="table-column">
      <style:table-column-properties fo:break-before="auto" style:column-width="2.43416666666667cm"/>
    </style:style>
    <style:style style:name="co80" style:family="table-column">
      <style:table-column-properties fo:break-before="auto" style:column-width="2.460625cm"/>
    </style:style>
    <style:style style:name="co81" style:family="table-column">
      <style:table-column-properties fo:break-before="auto" style:column-width="3.889375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2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23.25pt" style:use-optimal-row-height="false" fo:break-before="auto"/>
    </style:style>
    <style:style style:name="ro7" style:family="table-row">
      <style:table-row-properties style:row-height="12.75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33.7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68.25pt" style:use-optimal-row-height="false" fo:break-before="auto"/>
    </style:style>
    <style:style style:name="ro12" style:family="table-row">
      <style:table-row-properties style:row-height="57pt" style:use-optimal-row-height="false" fo:break-before="auto"/>
    </style:style>
    <style:style style:name="ro13" style:family="table-row">
      <style:table-row-properties style:row-height="136.5pt" style:use-optimal-row-height="false" fo:break-before="auto"/>
    </style:style>
    <style:style style:name="ro14" style:family="table-row">
      <style:table-row-properties style:row-height="159pt" style:use-optimal-row-height="false" fo:break-before="auto"/>
    </style:style>
    <style:style style:name="ro15" style:family="table-row">
      <style:table-row-properties style:row-height="79.5pt" style:use-optimal-row-height="false" fo:break-before="auto"/>
    </style:style>
    <style:style style:name="ro16" style:family="table-row">
      <style:table-row-properties style:row-height="90.75pt" style:use-optimal-row-height="false" fo:break-before="auto"/>
    </style:style>
    <style:style style:name="ro17" style:family="table-row">
      <style:table-row-properties style:row-height="409.6pt" style:use-optimal-row-height="false" fo:break-before="auto"/>
    </style:style>
    <style:style style:name="ro18" style:family="table-row">
      <style:table-row-properties style:row-height="46.5pt" style:use-optimal-row-height="true" fo:break-before="auto"/>
    </style:style>
    <style:style style:name="ro19" style:family="table-row">
      <style:table-row-properties style:row-height="21pt" style:use-optimal-row-height="true" fo:break-before="auto"/>
    </style:style>
    <style:style style:name="ro20" style:family="table-row">
      <style:table-row-properties style:row-height="42pt" style:use-optimal-row-height="true" fo:break-before="auto"/>
    </style:style>
    <style:style style:name="ro21" style:family="table-row">
      <style:table-row-properties style:row-height="26.25pt" style:use-optimal-row-height="true" fo:break-before="auto"/>
    </style:style>
    <style:style style:name="ro22" style:family="table-row">
      <style:table-row-properties style:row-height="30pt" style:use-optimal-row-height="true" fo:break-before="auto"/>
    </style:style>
    <style:style style:name="ro23"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
      <style:table-properties table:display="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no-wrap" fo:padding-top="0.05in" fo:padding-bottom="0.05in" fo:padding-left="0.1in" fo:padding-right="0.1in" draw:textarea-vertical-align="top" draw:textarea-horizontal-align="center" draw:fill="gradient" draw:fill-gradient-name="a59"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61">
      <style:graphic-properties/>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no-wrap" fo:padding-top="0.05in" fo:padding-bottom="0.05in" fo:padding-left="0.1in" fo:padding-right="0.1in" draw:textarea-vertical-align="top" draw:textarea-horizontal-align="center" draw:fill="gradient" draw:fill-gradient-name="a26"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paragraph" style:name="a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no-wrap" fo:padding-top="0.05in" fo:padding-bottom="0.05in" fo:padding-left="0.1in" fo:padding-right="0.1in" draw:textarea-vertical-align="top" draw:textarea-horizontal-align="center" draw:fill="gradient" draw:fill-gradient-name="a67"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11">
      <style:graphic-properties fo:wrap-option="no-wrap" fo:padding-top="0.05in" fo:padding-bottom="0.05in" fo:padding-left="0.1in" fo:padding-right="0.1in" draw:textarea-vertical-align="top" draw:textarea-horizontal-align="center" draw:fill="gradient" draw:fill-gradient-name="a110"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style:style>
    <style:style style:family="graphic" style:name="a113">
      <style:graphic-properties/>
    </style:style>
    <style:style style:family="graphic" style:name="a114">
      <style:graphic-properties/>
    </style:style>
    <style:style style:family="graphic" style:name="a115">
      <style:graphic-properties/>
    </style:style>
    <style:style style:family="graphic" style:name="a116">
      <style:graphic-properties/>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no-wrap" fo:padding-top="0.05in" fo:padding-bottom="0.05in" fo:padding-left="0.1in" fo:padding-right="0.1in" draw:textarea-vertical-align="top" draw:textarea-horizontal-align="center" draw:fill="gradient" draw:fill-gradient-name="a38"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74">
      <style:graphic-properties fo:wrap-option="no-wrap" fo:padding-top="0.05in" fo:padding-bottom="0.05in" fo:padding-left="0.1in" fo:padding-right="0.1in" draw:textarea-vertical-align="top" draw:textarea-horizontal-align="center" draw:fill="gradient" draw:fill-gradient-name="a73"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no-wrap" fo:padding-top="0.05in" fo:padding-bottom="0.05in" fo:padding-left="0.1in" fo:padding-right="0.1in" draw:textarea-vertical-align="top" draw:textarea-horizontal-align="center" draw:fill="gradient" draw:fill-gradient-name="a79"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paragraph" style:name="a4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no-wrap" fo:padding-top="0.05in" fo:padding-bottom="0.05in" fo:padding-left="0.1in" fo:padding-right="0.1in" draw:textarea-vertical-align="top" draw:textarea-horizontal-align="center" draw:fill="gradient" draw:fill-gradient-name="a86"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center" draw:fill="gradient" draw:fill-gradient-name="a10"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no-wrap" fo:padding-top="0.05in" fo:padding-bottom="0.05in" fo:padding-left="0.1in" fo:padding-right="0.1in" draw:textarea-vertical-align="top" draw:textarea-horizontal-align="center" draw:fill="gradient" draw:fill-gradient-name="a49"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center" draw:fill="gradient" draw:fill-gradient-name="a16"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no-wrap" fo:padding-top="0.05in" fo:padding-bottom="0.05in" fo:padding-left="0.1in" fo:padding-right="0.1in" draw:textarea-vertical-align="top" draw:textarea-horizontal-align="center" draw:fill="gradient" draw:fill-gradient-name="a102" draw:stroke="solid" svg:stroke-width="0.01042in" svg:stroke-color="#98b954"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paragraph" style:name="a9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op_H_donors_commit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5" table:default-cell-style-name="ce1"/>
        <table:table-column table:style-name="co9" table:default-cell-style-name="ce1"/>
        <table:table-column table:style-name="co10" table:default-cell-style-name="ce1"/>
        <table:table-column table:style-name="co1" table:number-columns-repeated="16367" table:default-cell-style-name="ce1"/>
        <table:table-row table:style-name="ro1">
          <table:table-cell office:value-type="string" table:style-name="ce103">
            <text:p><text:span text:style-name="T5">Title:</text:span><text:s/></text:p>
          </table:table-cell>
          <table:table-cell office:value-type="string" table:style-name="ce69">
            <text:p>Top donors to Ukraine 2014-2015</text:p>
          </table:table-cell>
          <table:table-cell table:number-columns-repeated="5" table:style-name="ce1"/>
          <table:table-cell office:value-type="string" table:style-name="ce32">
            <text:p>Donor</text:p>
          </table:table-cell>
          <table:table-cell office:value-type="string" table:style-name="ce32">
            <text:p>US$m</text:p>
          </table:table-cell>
          <table:table-cell table:style-name="ce32"/>
          <table:table-cell table:number-columns-repeated="5" table:style-name="ce1"/>
          <table:table-cell office:value-type="string" table:style-name="ce102">
            <text:p>Donor</text:p>
          </table:table-cell>
          <table:table-cell office:value-type="string" table:style-name="ce102">
            <text:p>Committed/contributed</text:p>
          </table:table-cell>
          <table:table-cell table:number-columns-repeated="16367"/>
        </table:table-row>
        <table:table-row table:style-name="ro1">
          <table:table-cell office:value-type="string" table:style-name="ce104">
            <text:p><text:span text:style-name="T5">Source:</text:span><text:s/></text:p>
          </table:table-cell>
          <table:table-cell office:value-type="string" table:style-name="ce69">
            <text:p>UN OCHA FTS</text:p>
          </table:table-cell>
          <table:table-cell table:number-columns-repeated="5" table:style-name="ce1"/>
          <table:table-cell office:value-type="string" table:style-name="ce32">
            <text:p>ECHO</text:p>
          </table:table-cell>
          <table:table-cell office:value-type="float" office:value="32.720213000000001" table:formula="msoxl:=$J2/1000000" table:style-name="ce33">
            <text:p>32.7</text:p>
          </table:table-cell>
          <table:table-cell office:value-type="float" office:value="32720213" table:style-name="ce32">
            <text:p>32720213</text:p>
          </table:table-cell>
          <table:table-cell table:number-columns-repeated="5" table:style-name="ce1"/>
          <table:table-cell office:value-type="string" table:style-name="ce100">
            <text:p>ECHO</text:p>
          </table:table-cell>
          <table:table-cell office:value-type="string" table:style-name="ce101">
            <text:p>US$32.7 <text:s/>million</text:p>
          </table:table-cell>
          <table:table-cell table:number-columns-repeated="16367"/>
        </table:table-row>
        <table:table-row table:style-name="ro1">
          <table:table-cell office:value-type="string" table:style-name="ce105">
            <text:p>Notes:<text:s/></text:p>
          </table:table-cell>
          <table:table-cell office:value-type="string" table:style-name="ce69">
            <text:p>Data downloaded on 3 Mar 2015</text:p>
          </table:table-cell>
          <table:table-cell table:number-columns-repeated="5" table:style-name="ce1"/>
          <table:table-cell office:value-type="string" table:style-name="ce32">
            <text:p>United States<text:s/></text:p>
          </table:table-cell>
          <table:table-cell office:value-type="float" office:value="16.942886000000001" table:formula="msoxl:=$J3/1000000" table:style-name="ce33">
            <text:p>16.9</text:p>
          </table:table-cell>
          <table:table-cell office:value-type="float" office:value="16942886" table:style-name="ce32">
            <text:p>16942886</text:p>
          </table:table-cell>
          <table:table-cell table:number-columns-repeated="5" table:style-name="ce1"/>
          <table:table-cell office:value-type="string" table:style-name="ce100">
            <text:p>United States<text:s/></text:p>
          </table:table-cell>
          <table:table-cell office:value-type="string" table:style-name="ce101">
            <text:p>US$ 16.9 million</text:p>
          </table:table-cell>
          <table:table-cell table:number-columns-repeated="16367"/>
        </table:table-row>
        <table:table-row table:style-name="ro1">
          <table:table-cell table:number-columns-repeated="7" table:style-name="ce1"/>
          <table:table-cell office:value-type="string" table:style-name="ce32">
            <text:p>Germany</text:p>
          </table:table-cell>
          <table:table-cell office:value-type="float" office:value="13.048932000000001" table:formula="msoxl:=$J4/1000000" table:style-name="ce33">
            <text:p>13.0</text:p>
          </table:table-cell>
          <table:table-cell office:value-type="float" office:value="13048932" table:style-name="ce32">
            <text:p>13048932</text:p>
          </table:table-cell>
          <table:table-cell table:number-columns-repeated="5" table:style-name="ce1"/>
          <table:table-cell office:value-type="string" table:style-name="ce100">
            <text:p>Germany</text:p>
          </table:table-cell>
          <table:table-cell office:value-type="string" table:style-name="ce101">
            <text:p>US$13 million</text:p>
          </table:table-cell>
          <table:table-cell table:number-columns-repeated="16367"/>
        </table:table-row>
        <table:table-row table:style-name="ro1">
          <table:table-cell table:number-columns-repeated="7" table:style-name="ce1"/>
          <table:table-cell office:value-type="string" table:style-name="ce32">
            <text:p>Russian Federation</text:p>
          </table:table-cell>
          <table:table-cell office:value-type="float" office:value="5" table:formula="msoxl:=$J5/1000000" table:style-name="ce33">
            <text:p>5.0</text:p>
          </table:table-cell>
          <table:table-cell office:value-type="float" office:value="5000000" table:style-name="ce32">
            <text:p>5000000</text:p>
          </table:table-cell>
          <table:table-cell table:number-columns-repeated="5" table:style-name="ce1"/>
          <table:table-cell office:value-type="string" table:style-name="ce100">
            <text:p>Russian Federation</text:p>
          </table:table-cell>
          <table:table-cell office:value-type="string" table:style-name="ce101">
            <text:p>US$5 million</text:p>
          </table:table-cell>
          <table:table-cell table:number-columns-repeated="16367"/>
        </table:table-row>
        <table:table-row table:style-name="ro1">
          <table:table-cell table:style-name="ce1"/>
          <table:table-cell office:value-type="string" table:style-name="ce1">
            <text:p>Emergency title</text:p>
          </table:table-cell>
          <table:table-cell office:value-type="string" table:style-name="ce1">
            <text:p>(Multiple Items)</text:p>
          </table:table-cell>
          <table:table-cell table:number-columns-repeated="4" table:style-name="ce1"/>
          <table:table-cell office:value-type="string" table:style-name="ce32">
            <text:p>Sweden</text:p>
          </table:table-cell>
          <table:table-cell office:value-type="float" office:value="4.6427100000000001" table:formula="msoxl:=$J6/1000000" table:style-name="ce33">
            <text:p>4.6</text:p>
          </table:table-cell>
          <table:table-cell office:value-type="float" office:value="4642710" table:style-name="ce32">
            <text:p>4642710</text:p>
          </table:table-cell>
          <table:table-cell table:number-columns-repeated="5" table:style-name="ce1"/>
          <table:table-cell office:value-type="string" table:style-name="ce100">
            <text:p>Sweden</text:p>
          </table:table-cell>
          <table:table-cell office:value-type="string" table:style-name="ce101">
            <text:p>US$ 4.6 million</text:p>
          </table:table-cell>
          <table:table-cell table:number-columns-repeated="16367"/>
        </table:table-row>
        <table:table-row table:style-name="ro1">
          <table:table-cell table:number-columns-repeated="16384"/>
        </table:table-row>
        <table:table-row table:style-name="ro1">
          <table:table-cell table:style-name="ce1"/>
          <table:table-cell office:value-type="string" table:style-name="ce1">
            <text:p>Sum of USD committed/contributed</text:p>
          </table:table-cell>
          <table:table-cell table:number-columns-repeated="16382" table:style-name="ce1"/>
        </table:table-row>
        <table:table-row table:style-name="ro2">
          <table:table-cell table:style-name="ce1"/>
          <table:table-cell office:value-type="string" table:style-name="ce1">
            <text:p>Destination Country</text:p>
          </table:table-cell>
          <table:table-cell office:value-type="string" table:style-name="ce1">
            <text:p>Donor</text:p>
          </table:table-cell>
          <table:table-cell office:value-type="string" table:style-name="ce1">
            <text:p>Total</text:p>
          </table:table-cell>
          <table:table-cell table:number-columns-repeated="3" table:style-name="ce1"/>
          <table:table-cell office:value-type="string" table:style-name="ce41">
            <text:p>Donor</text:p>
          </table:table-cell>
          <table:table-cell office:value-type="string" table:style-name="ce42">
            <text:p>Total commitment/contribution in US$ millions</text:p>
          </table:table-cell>
          <table:table-cell office:value-type="string" table:style-name="ce41">
            <text:p>Total</text:p>
          </table:table-cell>
          <table:table-cell table:number-columns-repeated="16374" table:style-name="ce1"/>
        </table:table-row>
        <table:table-row table:style-name="ro1">
          <table:table-cell table:style-name="ce1"/>
          <table:table-cell office:value-type="string" table:style-name="ce34">
            <text:p>Ukraine</text:p>
          </table:table-cell>
          <table:table-cell office:value-type="string" table:style-name="ce35">
            <text:p>European Commission's Humanitarian Aid and Civil Protection Department</text:p>
          </table:table-cell>
          <table:table-cell office:value-type="float" office:value="32720213" table:style-name="ce36">
            <text:p>32720213</text:p>
          </table:table-cell>
          <table:table-cell office:value-type="float" office:value="32.720213000000001" table:formula="msoxl:=D10/1000000" table:style-name="ce1">
            <text:p>32.720213</text:p>
          </table:table-cell>
          <table:table-cell table:number-columns-repeated="2" table:style-name="ce1"/>
          <table:table-cell office:value-type="string" table:style-name="ce1">
            <text:p>ECHO + EC</text:p>
          </table:table-cell>
          <table:table-cell office:value-type="float" office:value="37.219068999999998" table:formula="msoxl:=J10/1000000" table:style-name="ce31">
            <text:p>37.2</text:p>
          </table:table-cell>
          <table:table-cell office:value-type="float" office:value="37219069" table:style-name="ce1">
            <text:p>37219069</text:p>
          </table:table-cell>
          <table:table-cell table:number-columns-repeated="16374" table:style-name="ce1"/>
        </table:table-row>
        <table:table-row table:style-name="ro1">
          <table:table-cell table:number-columns-repeated="2" table:style-name="ce1"/>
          <table:table-cell office:value-type="string" table:style-name="ce37">
            <text:p>United States of America</text:p>
          </table:table-cell>
          <table:table-cell office:value-type="float" office:value="16942886" table:style-name="ce38">
            <text:p>16942886</text:p>
          </table:table-cell>
          <table:table-cell office:value-type="float" office:value="16.942886000000001" table:formula="msoxl:=D11/1000000" table:style-name="ce1">
            <text:p>16.942886</text:p>
          </table:table-cell>
          <table:table-cell table:number-columns-repeated="2" table:style-name="ce1"/>
          <table:table-cell office:value-type="string" table:style-name="ce1">
            <text:p>US</text:p>
          </table:table-cell>
          <table:table-cell office:value-type="float" office:value="16.942886000000001" table:formula="msoxl:=J11/1000000" table:style-name="ce31">
            <text:p>16.9</text:p>
          </table:table-cell>
          <table:table-cell office:value-type="float" office:value="16942886" table:style-name="ce1">
            <text:p>16942886</text:p>
          </table:table-cell>
          <table:table-cell table:number-columns-repeated="16374" table:style-name="ce1"/>
        </table:table-row>
        <table:table-row table:style-name="ro1">
          <table:table-cell table:number-columns-repeated="2" table:style-name="ce1"/>
          <table:table-cell office:value-type="string" table:style-name="ce37">
            <text:p>Germany</text:p>
          </table:table-cell>
          <table:table-cell office:value-type="float" office:value="13048932" table:style-name="ce38">
            <text:p>13048932</text:p>
          </table:table-cell>
          <table:table-cell office:value-type="float" office:value="13.048932000000001" table:formula="msoxl:=D12/1000000" table:style-name="ce1">
            <text:p>13.048932</text:p>
          </table:table-cell>
          <table:table-cell table:number-columns-repeated="2" table:style-name="ce1"/>
          <table:table-cell office:value-type="string" table:style-name="ce1">
            <text:p>Germany</text:p>
          </table:table-cell>
          <table:table-cell office:value-type="float" office:value="13.048932000000001" table:formula="msoxl:=J12/1000000" table:style-name="ce31">
            <text:p>13.0</text:p>
          </table:table-cell>
          <table:table-cell office:value-type="float" office:value="13048932" table:style-name="ce1">
            <text:p>13048932</text:p>
          </table:table-cell>
          <table:table-cell table:number-columns-repeated="16374" table:style-name="ce1"/>
        </table:table-row>
        <table:table-row table:style-name="ro1">
          <table:table-cell table:number-columns-repeated="2" table:style-name="ce1"/>
          <table:table-cell office:value-type="string" table:style-name="ce37">
            <text:p>Russian Federation</text:p>
          </table:table-cell>
          <table:table-cell office:value-type="float" office:value="5000000" table:style-name="ce38">
            <text:p>5000000</text:p>
          </table:table-cell>
          <table:table-cell office:value-type="float" office:value="5" table:formula="msoxl:=D13/1000000" table:style-name="ce1">
            <text:p>5</text:p>
          </table:table-cell>
          <table:table-cell table:number-columns-repeated="2" table:style-name="ce1"/>
          <table:table-cell office:value-type="string" table:style-name="ce1">
            <text:p>Russian Federation</text:p>
          </table:table-cell>
          <table:table-cell office:value-type="float" office:value="5" table:formula="msoxl:=J13/1000000" table:style-name="ce31">
            <text:p>5.0</text:p>
          </table:table-cell>
          <table:table-cell office:value-type="float" office:value="5000000" table:style-name="ce1">
            <text:p>5000000</text:p>
          </table:table-cell>
          <table:table-cell table:number-columns-repeated="16374" table:style-name="ce1"/>
        </table:table-row>
        <table:table-row table:style-name="ro1">
          <table:table-cell table:number-columns-repeated="2" table:style-name="ce1"/>
          <table:table-cell office:value-type="string" table:style-name="ce37">
            <text:p>Sweden</text:p>
          </table:table-cell>
          <table:table-cell office:value-type="float" office:value="4642710" table:style-name="ce38">
            <text:p>4642710</text:p>
          </table:table-cell>
          <table:table-cell office:value-type="float" office:value="4.6427100000000001" table:formula="msoxl:=D14/1000000" table:style-name="ce1">
            <text:p>4.64271</text:p>
          </table:table-cell>
          <table:table-cell table:number-columns-repeated="2" table:style-name="ce1"/>
          <table:table-cell office:value-type="string" table:style-name="ce1">
            <text:p>Sweden</text:p>
          </table:table-cell>
          <table:table-cell office:value-type="float" office:value="4.6427100000000001" table:formula="msoxl:=J14/1000000" table:style-name="ce31">
            <text:p>4.6</text:p>
          </table:table-cell>
          <table:table-cell office:value-type="float" office:value="4642710" table:style-name="ce1">
            <text:p>4642710</text:p>
          </table:table-cell>
          <table:table-cell table:number-columns-repeated="16374" table:style-name="ce1"/>
        </table:table-row>
        <table:table-row table:style-name="ro1">
          <table:table-cell table:number-columns-repeated="2" table:style-name="ce1"/>
          <table:table-cell office:value-type="string" table:style-name="ce37">
            <text:p>European Commission</text:p>
          </table:table-cell>
          <table:table-cell office:value-type="float" office:value="4498856" table:style-name="ce38">
            <text:p>4498856</text:p>
          </table:table-cell>
          <table:table-cell office:value-type="float" office:value="4.498856" table:formula="msoxl:=D15/1000000" table:style-name="ce1">
            <text:p>4.498856</text:p>
          </table:table-cell>
          <table:table-cell table:number-columns-repeated="2" table:style-name="ce1"/>
          <table:table-cell office:value-type="string" table:style-name="ce1">
            <text:p>CERF</text:p>
          </table:table-cell>
          <table:table-cell office:value-type="float" office:value="3.9752260000000001" table:formula="msoxl:=J15/1000000" table:style-name="ce31">
            <text:p>4.0</text:p>
          </table:table-cell>
          <table:table-cell office:value-type="float" office:value="3975226" table:style-name="ce1">
            <text:p>3975226</text:p>
          </table:table-cell>
          <table:table-cell table:number-columns-repeated="16374" table:style-name="ce1"/>
        </table:table-row>
        <table:table-row table:style-name="ro1">
          <table:table-cell table:number-columns-repeated="2" table:style-name="ce1"/>
          <table:table-cell office:value-type="string" table:style-name="ce37">
            <text:p>Central Emergency Response Fund</text:p>
          </table:table-cell>
          <table:table-cell office:value-type="float" office:value="3975226" table:style-name="ce38">
            <text:p>3975226</text:p>
          </table:table-cell>
          <table:table-cell office:value-type="float" office:value="3.9752260000000001" table:formula="msoxl:=D16/1000000" table:style-name="ce1">
            <text:p>3.975226</text:p>
          </table:table-cell>
          <table:table-cell table:number-columns-repeated="2" table:style-name="ce1"/>
          <table:table-cell office:value-type="string" table:style-name="ce1">
            <text:p>Denmark</text:p>
          </table:table-cell>
          <table:table-cell office:value-type="float" office:value="3.3684189999999998" table:formula="msoxl:=J16/1000000" table:style-name="ce31">
            <text:p>3.4</text:p>
          </table:table-cell>
          <table:table-cell office:value-type="float" office:value="3368419" table:style-name="ce1">
            <text:p>3368419</text:p>
          </table:table-cell>
          <table:table-cell table:number-columns-repeated="16374" table:style-name="ce1"/>
        </table:table-row>
        <table:table-row table:style-name="ro1">
          <table:table-cell table:number-columns-repeated="2"/>
          <table:table-cell office:value-type="string" table:style-name="ce37">
            <text:p>Denmark</text:p>
          </table:table-cell>
          <table:table-cell office:value-type="float" office:value="3368419" table:style-name="ce38">
            <text:p>3368419</text:p>
          </table:table-cell>
          <table:table-cell office:value-type="float" office:value="3.3684189999999998" table:formula="msoxl:=D17/1000000" table:style-name="ce1">
            <text:p>3.368419</text:p>
          </table:table-cell>
          <table:table-cell table:number-columns-repeated="2" table:style-name="ce1"/>
          <table:table-cell office:value-type="string" table:style-name="ce1">
            <text:p>Switzerland</text:p>
          </table:table-cell>
          <table:table-cell office:value-type="float" office:value="2.7867329999999999" table:formula="msoxl:=J17/1000000" table:style-name="ce31">
            <text:p>2.8</text:p>
          </table:table-cell>
          <table:table-cell office:value-type="float" office:value="2786733" table:style-name="ce1">
            <text:p>2786733</text:p>
          </table:table-cell>
          <table:table-cell table:number-columns-repeated="16374"/>
        </table:table-row>
        <table:table-row table:style-name="ro1">
          <table:table-cell table:number-columns-repeated="2"/>
          <table:table-cell office:value-type="string" table:style-name="ce37">
            <text:p>Switzerland</text:p>
          </table:table-cell>
          <table:table-cell office:value-type="float" office:value="2786733" table:style-name="ce38">
            <text:p>2786733</text:p>
          </table:table-cell>
          <table:table-cell office:value-type="float" office:value="2.7867329999999999" table:formula="msoxl:=D18/1000000" table:style-name="ce1">
            <text:p>2.786733</text:p>
          </table:table-cell>
          <table:table-cell table:number-columns-repeated="2" table:style-name="ce1"/>
          <table:table-cell office:value-type="string" table:style-name="ce1">
            <text:p>Canada</text:p>
          </table:table-cell>
          <table:table-cell office:value-type="float" office:value="2.7461380000000002" table:formula="msoxl:=J18/1000000" table:style-name="ce31">
            <text:p>2.7</text:p>
          </table:table-cell>
          <table:table-cell office:value-type="float" office:value="2746138" table:style-name="ce1">
            <text:p>2746138</text:p>
          </table:table-cell>
          <table:table-cell table:number-columns-repeated="16374"/>
        </table:table-row>
        <table:table-row table:style-name="ro1">
          <table:table-cell table:number-columns-repeated="2"/>
          <table:table-cell office:value-type="string" table:style-name="ce37">
            <text:p>Canada</text:p>
          </table:table-cell>
          <table:table-cell office:value-type="float" office:value="2746138" table:style-name="ce38">
            <text:p>2746138</text:p>
          </table:table-cell>
          <table:table-cell office:value-type="float" office:value="2.7461380000000002" table:formula="msoxl:=D19/1000000" table:style-name="ce1">
            <text:p>2.746138</text:p>
          </table:table-cell>
          <table:table-cell table:number-columns-repeated="2" table:style-name="ce1"/>
          <table:table-cell office:value-type="string" table:style-name="ce1">
            <text:p>Poland</text:p>
          </table:table-cell>
          <table:table-cell office:value-type="float" office:value="2.3203200000000002" table:formula="msoxl:=J19/1000000" table:style-name="ce31">
            <text:p>2.3</text:p>
          </table:table-cell>
          <table:table-cell office:value-type="float" office:value="2320320" table:style-name="ce1">
            <text:p>2320320</text:p>
          </table:table-cell>
          <table:table-cell table:number-columns-repeated="16374"/>
        </table:table-row>
        <table:table-row table:style-name="ro2">
          <table:table-cell table:number-columns-repeated="2"/>
          <table:table-cell office:value-type="string" table:style-name="ce39">
            <text:p>Poland</text:p>
          </table:table-cell>
          <table:table-cell office:value-type="float" office:value="2320320" table:style-name="ce40">
            <text:p>2320320</text:p>
          </table:table-cell>
          <table:table-cell office:value-type="float" office:value="2.3203200000000002" table:formula="msoxl:=D20/1000000" table:style-name="ce1">
            <text:p>2.32032</text:p>
          </table:table-cell>
          <table:table-cell table:number-columns-repeated="16379" table:style-name="ce1"/>
        </table:table-row>
        <table:table-row table:style-name="ro1">
          <table:table-cell table:number-columns-repeated="2"/>
          <table:table-cell office:value-type="string" table:style-name="ce1">
            <text:p>Norway</text:p>
          </table:table-cell>
          <table:table-cell office:value-type="float" office:value="1916220" table:style-name="ce1">
            <text:p>1916220</text:p>
          </table:table-cell>
          <table:table-cell office:value-type="float" office:value="1.91622" table:formula="msoxl:=D21/1000000" table:style-name="ce1">
            <text:p>1.91622</text:p>
          </table:table-cell>
          <table:table-cell table:number-columns-repeated="16379" table:style-name="ce1"/>
        </table:table-row>
        <table:table-row table:style-name="ro1">
          <table:table-cell table:number-columns-repeated="2"/>
          <table:table-cell office:value-type="string" table:style-name="ce1">
            <text:p>United Kingdom<text:s/></text:p>
          </table:table-cell>
          <table:table-cell office:value-type="float" office:value="1833902" table:style-name="ce1">
            <text:p>1833902</text:p>
          </table:table-cell>
          <table:table-cell office:value-type="float" office:value="1.8339019999999999" table:formula="msoxl:=D22/1000000" table:style-name="ce1">
            <text:p>1.833902</text:p>
          </table:table-cell>
          <table:table-cell table:style-name="ce1"/>
          <table:table-cell table:style-name="ce1">
            <draw:frame xmlns:presentation="urn:oasis:names:tc:opendocument:xmlns:presentation:1.0" draw:z-index="1" draw:id="id0" draw:style-name="a0" draw:name="Chart 1" svg:x="0.54167in" svg:y="0.07292in" svg:width="6.40625in" svg:height="3.77083in" style:rel-width="scale" style:rel-height="scale">
              <draw:object xlink:href="Object 1/" xlink:type="simple" xlink:show="embed" xlink:actuate="onLoad"/>
              <svg:desc/>
            </draw:frame>
          </table:table-cell>
          <table:table-cell table:number-columns-repeated="16377" table:style-name="ce1"/>
        </table:table-row>
        <table:table-row table:style-name="ro1">
          <table:table-cell table:number-columns-repeated="2"/>
          <table:table-cell office:value-type="string" table:style-name="ce1">
            <text:p>Japan</text:p>
          </table:table-cell>
          <table:table-cell office:value-type="float" office:value="1573630" table:style-name="ce1">
            <text:p>1573630</text:p>
          </table:table-cell>
          <table:table-cell office:value-type="float" office:value="1.5736300000000001" table:formula="msoxl:=D23/1000000" table:style-name="ce1">
            <text:p>1.57363</text:p>
          </table:table-cell>
          <table:table-cell table:number-columns-repeated="16379" table:style-name="ce1"/>
        </table:table-row>
        <table:table-row table:style-name="ro1">
          <table:table-cell table:number-columns-repeated="2"/>
          <table:table-cell office:value-type="string" table:style-name="ce1">
            <text:p>Finland</text:p>
          </table:table-cell>
          <table:table-cell office:value-type="float" office:value="1342757" table:style-name="ce1">
            <text:p>1342757</text:p>
          </table:table-cell>
          <table:table-cell office:value-type="float" office:value="1.342757" table:formula="msoxl:=D24/1000000" table:style-name="ce1">
            <text:p>1.342757</text:p>
          </table:table-cell>
          <table:table-cell table:number-columns-repeated="16379" table:style-name="ce1"/>
        </table:table-row>
        <table:table-row table:style-name="ro1">
          <table:table-cell table:number-columns-repeated="2"/>
          <table:table-cell office:value-type="string" table:style-name="ce1">
            <text:p>Austria</text:p>
          </table:table-cell>
          <table:table-cell office:value-type="float" office:value="1003678" table:style-name="ce1">
            <text:p>1003678</text:p>
          </table:table-cell>
          <table:table-cell office:value-type="float" office:value="1.0036780000000001" table:formula="msoxl:=D25/1000000" table:style-name="ce1">
            <text:p>1.003678</text:p>
          </table:table-cell>
          <table:table-cell table:number-columns-repeated="16379" table:style-name="ce1"/>
        </table:table-row>
        <table:table-row table:style-name="ro1">
          <table:table-cell table:number-columns-repeated="2"/>
          <table:table-cell office:value-type="string" table:style-name="ce1">
            <text:p>Australia</text:p>
          </table:table-cell>
          <table:table-cell office:value-type="float" office:value="872600" table:style-name="ce1">
            <text:p>872600</text:p>
          </table:table-cell>
          <table:table-cell office:value-type="float" office:value="0.87260000000000004" table:formula="msoxl:=D26/1000000" table:style-name="ce1">
            <text:p>0.8726</text:p>
          </table:table-cell>
          <table:table-cell table:number-columns-repeated="16379" table:style-name="ce1"/>
        </table:table-row>
        <table:table-row table:style-name="ro1">
          <table:table-cell table:number-columns-repeated="2"/>
          <table:table-cell office:value-type="string" table:style-name="ce1">
            <text:p>Estonia</text:p>
          </table:table-cell>
          <table:table-cell office:value-type="float" office:value="677153" table:style-name="ce1">
            <text:p>677153</text:p>
          </table:table-cell>
          <table:table-cell office:value-type="float" office:value="0.677153" table:formula="msoxl:=D27/1000000" table:style-name="ce1">
            <text:p>0.677153</text:p>
          </table:table-cell>
          <table:table-cell table:number-columns-repeated="16379" table:style-name="ce1"/>
        </table:table-row>
        <table:table-row table:style-name="ro1">
          <table:table-cell table:number-columns-repeated="2"/>
          <table:table-cell office:value-type="string" table:style-name="ce1">
            <text:p>Netherlands</text:p>
          </table:table-cell>
          <table:table-cell office:value-type="float" office:value="635324" table:style-name="ce1">
            <text:p>635324</text:p>
          </table:table-cell>
          <table:table-cell office:value-type="float" office:value="0.635324" table:formula="msoxl:=D28/1000000" table:style-name="ce1">
            <text:p>0.635324</text:p>
          </table:table-cell>
          <table:table-cell table:number-columns-repeated="16379" table:style-name="ce1"/>
        </table:table-row>
        <table:table-row table:style-name="ro1">
          <table:table-cell table:number-columns-repeated="2"/>
          <table:table-cell office:value-type="string" table:style-name="ce1">
            <text:p>Czech Republic</text:p>
          </table:table-cell>
          <table:table-cell office:value-type="float" office:value="534657" table:style-name="ce1">
            <text:p>534657</text:p>
          </table:table-cell>
          <table:table-cell office:value-type="float" office:value="0.53465700000000005" table:formula="msoxl:=D29/1000000" table:style-name="ce1">
            <text:p>0.534657</text:p>
          </table:table-cell>
          <table:table-cell table:number-columns-repeated="16379" table:style-name="ce1"/>
        </table:table-row>
        <table:table-row table:style-name="ro1">
          <table:table-cell table:number-columns-repeated="2"/>
          <table:table-cell office:value-type="string" table:style-name="ce1">
            <text:p>Korea, Republic of</text:p>
          </table:table-cell>
          <table:table-cell office:value-type="float" office:value="400000" table:style-name="ce1">
            <text:p>400000</text:p>
          </table:table-cell>
          <table:table-cell office:value-type="float" office:value="0.4" table:formula="msoxl:=D30/1000000" table:style-name="ce1">
            <text:p>0.4</text:p>
          </table:table-cell>
          <table:table-cell table:number-columns-repeated="16379" table:style-name="ce1"/>
        </table:table-row>
        <table:table-row table:style-name="ro1">
          <table:table-cell table:number-columns-repeated="2"/>
          <table:table-cell office:value-type="string" table:style-name="ce1">
            <text:p>Private (individuals &amp; organisations)</text:p>
          </table:table-cell>
          <table:table-cell office:value-type="float" office:value="330657" table:style-name="ce1">
            <text:p>330657</text:p>
          </table:table-cell>
          <table:table-cell office:value-type="float" office:value="0.33065699999999998" table:formula="msoxl:=D31/1000000" table:style-name="ce1">
            <text:p>0.330657</text:p>
          </table:table-cell>
          <table:table-cell table:number-columns-repeated="16379" table:style-name="ce1"/>
        </table:table-row>
        <table:table-row table:style-name="ro1">
          <table:table-cell table:number-columns-repeated="2"/>
          <table:table-cell office:value-type="string" table:style-name="ce1">
            <text:p>Italy</text:p>
          </table:table-cell>
          <table:table-cell office:value-type="float" office:value="326220" table:style-name="ce1">
            <text:p>326220</text:p>
          </table:table-cell>
          <table:table-cell office:value-type="float" office:value="0.32622000000000001" table:formula="msoxl:=D32/1000000" table:style-name="ce1">
            <text:p>0.32622</text:p>
          </table:table-cell>
          <table:table-cell table:number-columns-repeated="16379" table:style-name="ce1"/>
        </table:table-row>
        <table:table-row table:style-name="ro1">
          <table:table-cell/>
          <table:table-cell table:style-name="ce1"/>
          <table:table-cell office:value-type="string" table:style-name="ce1">
            <text:p>Latvia</text:p>
          </table:table-cell>
          <table:table-cell office:value-type="float" office:value="288389" table:style-name="ce1">
            <text:p>288389</text:p>
          </table:table-cell>
          <table:table-cell office:value-type="float" office:value="0.28838900000000001" table:formula="msoxl:=D33/1000000" table:style-name="ce1">
            <text:p>0.288389</text:p>
          </table:table-cell>
          <table:table-cell table:number-columns-repeated="16379"/>
        </table:table-row>
        <table:table-row table:style-name="ro1">
          <table:table-cell/>
          <table:table-cell table:style-name="ce1"/>
          <table:table-cell office:value-type="string" table:style-name="ce1">
            <text:p>Hungary</text:p>
          </table:table-cell>
          <table:table-cell office:value-type="float" office:value="145759" table:style-name="ce1">
            <text:p>145759</text:p>
          </table:table-cell>
          <table:table-cell office:value-type="float" office:value="0.145759" table:formula="msoxl:=D34/1000000" table:style-name="ce1">
            <text:p>0.145759</text:p>
          </table:table-cell>
          <table:table-cell table:number-columns-repeated="16379"/>
        </table:table-row>
        <table:table-row table:style-name="ro1">
          <table:table-cell/>
          <table:table-cell table:style-name="ce1"/>
          <table:table-cell office:value-type="string" table:style-name="ce1">
            <text:p>Luxembourg</text:p>
          </table:table-cell>
          <table:table-cell office:value-type="float" office:value="101922" table:style-name="ce1">
            <text:p>101922</text:p>
          </table:table-cell>
          <table:table-cell office:value-type="float" office:value="0.101922" table:formula="msoxl:=D35/1000000" table:style-name="ce1">
            <text:p>0.101922</text:p>
          </table:table-cell>
          <table:table-cell table:number-columns-repeated="16379"/>
        </table:table-row>
        <table:table-row table:style-name="ro1">
          <table:table-cell/>
          <table:table-cell table:style-name="ce1"/>
          <table:table-cell office:value-type="string" table:style-name="ce1">
            <text:p>Lithuania</text:p>
          </table:table-cell>
          <table:table-cell office:value-type="float" office:value="88904" table:style-name="ce1">
            <text:p>88904</text:p>
          </table:table-cell>
          <table:table-cell office:value-type="float" office:value="8.8903999999999997E-2" table:formula="msoxl:=D36/1000000" table:style-name="ce1">
            <text:p>0.088904</text:p>
          </table:table-cell>
          <table:table-cell table:number-columns-repeated="16379"/>
        </table:table-row>
        <table:table-row table:style-name="ro1">
          <table:table-cell/>
          <table:table-cell table:style-name="ce1"/>
          <table:table-cell office:value-type="string" table:style-name="ce1">
            <text:p>Malta</text:p>
          </table:table-cell>
          <table:table-cell office:value-type="float" office:value="63052" table:style-name="ce1">
            <text:p>63052</text:p>
          </table:table-cell>
          <table:table-cell office:value-type="float" office:value="6.3051999999999997E-2" table:formula="msoxl:=D37/1000000" table:style-name="ce1">
            <text:p>0.063052</text:p>
          </table:table-cell>
          <table:table-cell table:number-columns-repeated="16379"/>
        </table:table-row>
        <table:table-row table:style-name="ro1">
          <table:table-cell/>
          <table:table-cell table:style-name="ce1"/>
          <table:table-cell office:value-type="string" table:style-name="ce1">
            <text:p>France</text:p>
          </table:table-cell>
          <table:table-cell office:value-type="float" office:value="40817" table:style-name="ce1">
            <text:p>40817</text:p>
          </table:table-cell>
          <table:table-cell office:value-type="float" office:value="4.0816999999999999E-2" table:formula="msoxl:=D38/1000000" table:style-name="ce1">
            <text:p>0.040817</text:p>
          </table:table-cell>
          <table:table-cell table:number-columns-repeated="16379"/>
        </table:table-row>
        <table:table-row table:style-name="ro1">
          <table:table-cell/>
          <table:table-cell table:style-name="ce1"/>
          <table:table-cell office:value-type="string" table:style-name="ce1">
            <text:p>Israel</text:p>
          </table:table-cell>
          <table:table-cell office:value-type="float" office:value="40223" table:style-name="ce1">
            <text:p>40223</text:p>
          </table:table-cell>
          <table:table-cell office:value-type="float" office:value="4.0223000000000002E-2" table:formula="msoxl:=D39/1000000" table:style-name="ce1">
            <text:p>0.040223</text:p>
          </table:table-cell>
          <table:table-cell table:number-columns-repeated="16379"/>
        </table:table-row>
        <table:table-row table:style-name="ro1">
          <table:table-cell/>
          <table:table-cell table:style-name="ce1"/>
          <table:table-cell office:value-type="string" table:style-name="ce1">
            <text:p>Belgium</text:p>
          </table:table-cell>
          <table:table-cell office:value-type="float" office:value="0" table:style-name="ce1">
            <text:p>0</text:p>
          </table:table-cell>
          <table:table-cell office:value-type="float" office:value="0" table:formula="msoxl:=D40/1000000" table:style-name="ce1">
            <text:p>0</text:p>
          </table:table-cell>
          <table:table-cell table:number-columns-repeated="16379"/>
        </table:table-row>
        <table:table-row table:style-name="ro1">
          <table:table-cell/>
          <table:table-cell office:value-type="string" table:style-name="ce1">
            <text:p>Ukraine Total</text:p>
          </table:table-cell>
          <table:table-cell table:style-name="ce1"/>
          <table:table-cell office:value-type="float" office:value="104266297" table:style-name="ce1">
            <text:p>104266297</text:p>
          </table:table-cell>
          <table:table-cell office:value-type="float" office:value="104.26629699999999" table:formula="msoxl:=D41/1000000" table:style-name="ce1">
            <text:p>104.266297</text:p>
          </table:table-cell>
          <table:table-cell table:number-columns-repeated="16379"/>
        </table:table-row>
        <table:table-row table:style-name="ro1">
          <table:table-cell/>
          <table:table-cell office:value-type="string" table:style-name="ce1">
            <text:p>Grand Total</text:p>
          </table:table-cell>
          <table:table-cell table:style-name="ce1"/>
          <table:table-cell office:value-type="float" office:value="104266297" table:style-name="ce45">
            <text:p><text:s/>104,266,297<text:s/></text:p>
          </table:table-cell>
          <table:table-cell office:value-type="float" office:value="104.26629699999999" table:formula="msoxl:=D42/1000000" table:style-name="ce1">
            <text:p>104.266297</text:p>
          </table:table-cell>
          <table:table-cell table:number-columns-repeated="16379"/>
        </table:table-row>
        <table:table-row table:style-name="ro1">
          <table:table-cell table:number-columns-repeated="16384"/>
        </table:table-row>
        <table:table-row table:style-name="ro1">
          <table:table-cell/>
          <table:table-cell table:number-columns-repeated="3" table:style-name="ce1"/>
          <table:table-cell office:value-type="float" office:value="0.60134484300329571" table:formula="msoxl:=62.7/E42" table:style-name="ce1">
            <text:p>0.601344843</text:p>
          </table:table-cell>
          <table:table-cell table:number-columns-repeated="16379"/>
        </table:table-row>
        <table:table-row table:style-name="ro1">
          <table:table-cell table:number-columns-repeated="16384"/>
        </table:table-row>
        <table:table-row table:style-name="ro1">
          <table:table-cell/>
          <table:table-cell table:number-columns-repeated="3" table:style-name="ce1"/>
          <table:table-cell office:value-type="float" office:value="0.73849366684615259" table:formula="msoxl:=77/E42" table:style-name="ce1">
            <text:p>0.738493667</text:p>
          </table:table-cell>
          <table:table-cell table:number-columns-repeated="16379"/>
        </table:table-row>
        <table:table-row table:number-rows-repeated="1048530" table:style-name="ro1">
          <table:table-cell table:number-columns-repeated="16384"/>
        </table:table-row>
      </table:table>
      <table:table table:name="Top_H_donors_pledges" table:style-name="ta2">
        <table:table-column table:style-name="co11" table:default-cell-style-name="ce69"/>
        <table:table-column table:style-name="co12" table:default-cell-style-name="ce69"/>
        <table:table-column table:style-name="co13" table:default-cell-style-name="ce69"/>
        <table:table-column table:style-name="co14" table:default-cell-style-name="ce69"/>
        <table:table-column table:style-name="co9" table:default-cell-style-name="ce69"/>
        <table:table-column table:style-name="co15" table:default-cell-style-name="ce69"/>
        <table:table-column table:style-name="co16" table:default-cell-style-name="ce69"/>
        <table:table-column table:style-name="co17" table:default-cell-style-name="ce69"/>
        <table:table-column table:style-name="co4" table:default-cell-style-name="ce69"/>
        <table:table-column table:style-name="co17" table:default-cell-style-name="ce69"/>
        <table:table-column table:style-name="co18" table:default-cell-style-name="ce69"/>
        <table:table-column table:style-name="co19" table:default-cell-style-name="ce69"/>
        <table:table-column table:style-name="co20" table:default-cell-style-name="ce69"/>
        <table:table-column table:style-name="co21" table:default-cell-style-name="ce69"/>
        <table:table-column table:style-name="co1" table:default-cell-style-name="ce69"/>
        <table:table-column table:style-name="co22" table:default-cell-style-name="ce69"/>
        <table:table-column table:style-name="co23" table:default-cell-style-name="ce69"/>
        <table:table-column table:style-name="co24" table:default-cell-style-name="ce69"/>
        <table:table-column table:style-name="co25" table:default-cell-style-name="ce69"/>
        <table:table-column table:style-name="co26" table:default-cell-style-name="ce69"/>
        <table:table-column table:style-name="co1" table:number-columns-repeated="16364" table:default-cell-style-name="ce69"/>
        <table:table-row table:style-name="ro3">
          <table:table-cell office:value-type="string" table:style-name="ce103">
            <text:p><text:span text:style-name="T5">Title:</text:span><text:s/></text:p>
          </table:table-cell>
          <table:table-cell office:value-type="string" table:style-name="ce69">
            <text:p>Top donors to Ukraine 2014-2015</text:p>
          </table:table-cell>
          <table:table-cell table:number-columns-repeated="16382" table:style-name="ce69"/>
        </table:table-row>
        <table:table-row table:style-name="ro3">
          <table:table-cell office:value-type="string" table:style-name="ce104">
            <text:p><text:span text:style-name="T5">Source:</text:span><text:s/></text:p>
          </table:table-cell>
          <table:table-cell office:value-type="string" table:style-name="ce69">
            <text:p>UN OCHA FTS</text:p>
          </table:table-cell>
          <table:table-cell table:number-columns-repeated="16382" table:style-name="ce69"/>
        </table:table-row>
        <table:table-row table:style-name="ro3">
          <table:table-cell office:value-type="string" table:style-name="ce105">
            <text:p>Notes:<text:s/></text:p>
          </table:table-cell>
          <table:table-cell office:value-type="string" table:style-name="ce69">
            <text:p>Data downloaded on 3 Mar 2015</text:p>
          </table:table-cell>
          <table:table-cell table:number-columns-repeated="16382" table:style-name="ce69"/>
        </table:table-row>
        <table:table-row table:style-name="ro3">
          <table:table-cell table:style-name="ce105"/>
          <table:table-cell table:number-columns-repeated="16383" table:style-name="ce69"/>
        </table:table-row>
        <table:table-row table:style-name="ro3">
          <table:table-cell table:number-columns-repeated="16384"/>
        </table:table-row>
        <table:table-row table:style-name="ro3">
          <table:table-cell office:value-type="string" table:style-name="ce69">
            <text:p>Emergency title</text:p>
          </table:table-cell>
          <table:table-cell office:value-type="string" table:style-name="ce69">
            <text:p>(Multiple Items)</text:p>
          </table:table-cell>
          <table:table-cell table:number-columns-repeated="16382" table:style-name="ce69"/>
        </table:table-row>
        <table:table-row table:style-name="ro3">
          <table:table-cell table:number-columns-repeated="16384"/>
        </table:table-row>
        <table:table-row table:style-name="ro3">
          <table:table-cell table:style-name="ce69"/>
          <table:table-cell office:value-type="string" table:style-name="ce69">
            <text:p>Data</text:p>
          </table:table-cell>
          <table:table-cell office:value-type="string" table:style-name="ce69">
            <text:p>Contribution status</text:p>
          </table:table-cell>
          <table:table-cell table:number-columns-repeated="16381" table:style-name="ce69"/>
        </table:table-row>
        <table:table-row table:style-name="ro4">
          <table:table-cell table:style-name="ce72"/>
          <table:table-cell office:value-type="string" table:style-name="ce72">
            <text:p>Sum of <text:s/>USD pledged</text:p>
          </table:table-cell>
          <table:table-cell table:number-columns-repeated="2" table:style-name="ce72"/>
          <table:table-cell office:value-type="string" table:style-name="ce72">
            <text:p>Sum of USD committed/contributed</text:p>
          </table:table-cell>
          <table:table-cell table:number-columns-repeated="2" table:style-name="ce72"/>
          <table:table-cell office:value-type="string" table:style-name="ce73">
            <text:p>Total Sum of USD committed</text:p>
          </table:table-cell>
          <table:table-cell office:value-type="string" table:style-name="ce73">
            <text:p>Total Sum of USD contributed</text:p>
          </table:table-cell>
          <table:table-cell office:value-type="string" table:style-name="ce73">
            <text:p>Total Sum of <text:s/>USD pledged</text:p>
          </table:table-cell>
          <table:table-cell office:value-type="string" table:style-name="ce73">
            <text:p>Commitments</text:p>
          </table:table-cell>
          <table:table-cell office:value-type="string" table:style-name="ce73">
            <text:p>Paid contributions</text:p>
          </table:table-cell>
          <table:table-cell office:value-type="string" table:style-name="ce73">
            <text:p>Pledges</text:p>
          </table:table-cell>
          <table:table-cell office:value-type="string" table:style-name="ce73">
            <text:p>Total</text:p>
          </table:table-cell>
          <table:table-cell table:number-columns-repeated="2" table:style-name="ce72"/>
          <table:table-cell office:value-type="string" table:style-name="ce72">
            <text:p>Commitments</text:p>
          </table:table-cell>
          <table:table-cell office:value-type="string" table:style-name="ce72">
            <text:p>Paid contributions</text:p>
          </table:table-cell>
          <table:table-cell office:value-type="string" table:style-name="ce72">
            <text:p>Pledges</text:p>
          </table:table-cell>
          <table:table-cell office:value-type="string" table:style-name="ce72">
            <text:p>Total</text:p>
          </table:table-cell>
          <table:table-cell table:style-name="ce72"/>
          <table:table-cell table:style-name="ce72">
            <draw:frame xmlns:presentation="urn:oasis:names:tc:opendocument:xmlns:presentation:1.0" draw:z-index="1" draw:id="id1" draw:style-name="a1" draw:name="Chart 2" svg:x="0.22917in" svg:y="0.10417in" svg:width="6.84375in" svg:height="2.77083in" style:rel-width="scale" style:rel-height="scale">
              <draw:object xlink:href="Object 2/" xlink:type="simple" xlink:show="embed" xlink:actuate="onLoad"/>
              <svg:desc/>
            </draw:frame>
          </table:table-cell>
          <table:table-cell table:number-columns-repeated="16362" table:style-name="ce72"/>
        </table:table-row>
        <table:table-row table:style-name="ro3">
          <table:table-cell office:value-type="string" table:style-name="ce69">
            <text:p>Donor</text:p>
          </table:table-cell>
          <table:table-cell office:value-type="string" table:style-name="ce69">
            <text:p>Commitment</text:p>
          </table:table-cell>
          <table:table-cell office:value-type="string" table:style-name="ce69">
            <text:p>Paid contribution</text:p>
          </table:table-cell>
          <table:table-cell office:value-type="string" table:style-name="ce69">
            <text:p>Pledge</text:p>
          </table:table-cell>
          <table:table-cell office:value-type="string" table:style-name="ce69">
            <text:p>Commitment</text:p>
          </table:table-cell>
          <table:table-cell office:value-type="string" table:style-name="ce69">
            <text:p>Paid contribution</text:p>
          </table:table-cell>
          <table:table-cell office:value-type="string" table:style-name="ce69">
            <text:p>Pledge</text:p>
          </table:table-cell>
          <table:table-cell table:number-columns-repeated="3" table:style-name="ce69"/>
          <table:table-cell office:value-type="float" office:value="0" table:style-name="ce74">
            <text:p>0.00</text:p>
          </table:table-cell>
          <table:table-cell office:value-type="float" office:value="0" table:style-name="ce74">
            <text:p>0.00</text:p>
          </table:table-cell>
          <table:table-cell office:value-type="float" office:value="0" table:style-name="ce74">
            <text:p>0.00</text:p>
          </table:table-cell>
          <table:table-cell office:value-type="float" office:value="0" table:formula="msoxl:=SUM($K10:$M10)" table:style-name="ce74">
            <text:p>0.00</text:p>
          </table:table-cell>
          <table:table-cell table:style-name="ce69"/>
          <table:table-cell office:value-type="string" table:style-name="ce77">
            <text:p>EC</text:p>
          </table:table-cell>
          <table:table-cell office:value-type="float" office:value="29.123217" table:style-name="ce74">
            <text:p>29.12</text:p>
          </table:table-cell>
          <table:table-cell office:value-type="float" office:value="8.0958520000000007" table:style-name="ce74">
            <text:p>8.10</text:p>
          </table:table-cell>
          <table:table-cell office:value-type="float" office:value="0" table:style-name="ce74">
            <text:p>0.00</text:p>
          </table:table-cell>
          <table:table-cell office:value-type="float" office:value="32.720213000000001" table:style-name="ce74">
            <text:p>32.72</text:p>
          </table:table-cell>
          <table:table-cell table:number-columns-repeated="16364"/>
        </table:table-row>
        <table:table-row table:style-name="ro3">
          <table:table-cell office:value-type="string" table:style-name="ce69">
            <text:p>Australia</text:p>
          </table:table-cell>
          <table:table-cell office:value-type="float" office:value="0" table:style-name="ce69">
            <text:p>0</text:p>
          </table:table-cell>
          <table:table-cell table:number-columns-repeated="2" table:style-name="ce69"/>
          <table:table-cell office:value-type="float" office:value="872600" table:style-name="ce69">
            <text:p>872600</text:p>
          </table:table-cell>
          <table:table-cell table:number-columns-repeated="2" table:style-name="ce69"/>
          <table:table-cell office:value-type="float" office:value="872600" table:formula="msoxl:=SUM($B11,$E11)" table:style-name="ce70">
            <text:p><text:s/>872,600<text:s/></text:p>
          </table:table-cell>
          <table:table-cell office:value-type="float" office:value="0" table:formula="msoxl:=SUM($C11,$F11)" table:style-name="ce70">
            <text:p><text:s/>-<text:s text:c="3"/></text:p>
          </table:table-cell>
          <table:table-cell office:value-type="float" office:value="0" table:formula="msoxl:=SUM($D11,$G11)" table:style-name="ce70">
            <text:p><text:s/>-<text:s text:c="3"/></text:p>
          </table:table-cell>
          <table:table-cell office:value-type="float" office:value="0.87260000000000004" table:style-name="ce74">
            <text:p>0.87</text:p>
          </table:table-cell>
          <table:table-cell office:value-type="float" office:value="0" table:style-name="ce74">
            <text:p>0.00</text:p>
          </table:table-cell>
          <table:table-cell office:value-type="float" office:value="0" table:style-name="ce74">
            <text:p>0.00</text:p>
          </table:table-cell>
          <table:table-cell office:value-type="float" office:value="0.87260000000000004" table:formula="msoxl:=SUM($K11:$M11)" table:style-name="ce74">
            <text:p>0.87</text:p>
          </table:table-cell>
          <table:table-cell table:style-name="ce69"/>
          <table:table-cell office:value-type="string" table:style-name="ce69">
            <text:p>US</text:p>
          </table:table-cell>
          <table:table-cell office:value-type="float" office:value="11.717886" table:style-name="ce74">
            <text:p>11.72</text:p>
          </table:table-cell>
          <table:table-cell office:value-type="float" office:value="5.2249999999999996" table:style-name="ce74">
            <text:p>5.23</text:p>
          </table:table-cell>
          <table:table-cell office:value-type="float" office:value="11.1" table:style-name="ce76">
            <text:p>11.10</text:p>
          </table:table-cell>
          <table:table-cell office:value-type="float" office:value="28.042886000000003" table:style-name="ce74">
            <text:p>28.04</text:p>
          </table:table-cell>
          <table:table-cell table:number-columns-repeated="16364"/>
        </table:table-row>
        <table:table-row table:style-name="ro3">
          <table:table-cell office:value-type="string" table:style-name="ce69">
            <text:p>Austria</text:p>
          </table:table-cell>
          <table:table-cell office:value-type="float" office:value="0" table:style-name="ce69">
            <text:p>0</text:p>
          </table:table-cell>
          <table:table-cell table:number-columns-repeated="2" table:style-name="ce69"/>
          <table:table-cell office:value-type="float" office:value="1003678" table:style-name="ce69">
            <text:p>1003678</text:p>
          </table:table-cell>
          <table:table-cell table:number-columns-repeated="2" table:style-name="ce69"/>
          <table:table-cell office:value-type="float" office:value="1003678" table:formula="msoxl:=SUM($B12,$E12)" table:style-name="ce70">
            <text:p><text:s/>1,003,678<text:s/></text:p>
          </table:table-cell>
          <table:table-cell office:value-type="float" office:value="0" table:formula="msoxl:=SUM($C12,$F12)" table:style-name="ce70">
            <text:p><text:s/>-<text:s text:c="3"/></text:p>
          </table:table-cell>
          <table:table-cell office:value-type="float" office:value="0" table:formula="msoxl:=SUM($D12,$G12)" table:style-name="ce70">
            <text:p><text:s/>-<text:s text:c="3"/></text:p>
          </table:table-cell>
          <table:table-cell office:value-type="float" office:value="1.0036780000000001" table:style-name="ce74">
            <text:p>1.00</text:p>
          </table:table-cell>
          <table:table-cell office:value-type="float" office:value="0" table:style-name="ce74">
            <text:p>0.00</text:p>
          </table:table-cell>
          <table:table-cell office:value-type="float" office:value="0" table:style-name="ce74">
            <text:p>0.00</text:p>
          </table:table-cell>
          <table:table-cell office:value-type="float" office:value="1.0036780000000001" table:formula="msoxl:=SUM($K12:$M12)" table:style-name="ce74">
            <text:p>1.00</text:p>
          </table:table-cell>
          <table:table-cell table:style-name="ce69"/>
          <table:table-cell office:value-type="string" table:style-name="ce69">
            <text:p>UK</text:p>
          </table:table-cell>
          <table:table-cell office:value-type="float" office:value="0.65146999999999999" table:style-name="ce74">
            <text:p>0.65</text:p>
          </table:table-cell>
          <table:table-cell office:value-type="float" office:value="1.1824319999999999" table:style-name="ce74">
            <text:p>1.18</text:p>
          </table:table-cell>
          <table:table-cell office:value-type="float" office:value="23.148126000000001" table:style-name="ce76">
            <text:p>23.15</text:p>
          </table:table-cell>
          <table:table-cell office:value-type="float" office:value="24.982028" table:style-name="ce74">
            <text:p>24.98</text:p>
          </table:table-cell>
          <table:table-cell table:number-columns-repeated="16364"/>
        </table:table-row>
        <table:table-row table:style-name="ro3">
          <table:table-cell office:value-type="string" table:style-name="ce69">
            <text:p>Belgium</text:p>
          </table:table-cell>
          <table:table-cell table:number-columns-repeated="2" table:style-name="ce69"/>
          <table:table-cell office:value-type="float" office:value="2267574" table:style-name="ce69">
            <text:p>2267574</text:p>
          </table:table-cell>
          <table:table-cell table:number-columns-repeated="2" table:style-name="ce69"/>
          <table:table-cell office:value-type="float" office:value="0" table:style-name="ce69">
            <text:p>0</text:p>
          </table:table-cell>
          <table:table-cell office:value-type="float" office:value="0" table:formula="msoxl:=SUM($B13,$E13)" table:style-name="ce70">
            <text:p><text:s/>-<text:s text:c="3"/></text:p>
          </table:table-cell>
          <table:table-cell office:value-type="float" office:value="0" table:formula="msoxl:=SUM($C13,$F13)" table:style-name="ce70">
            <text:p><text:s/>-<text:s text:c="3"/></text:p>
          </table:table-cell>
          <table:table-cell office:value-type="float" office:value="2267574" table:formula="msoxl:=SUM($D13,$G13)" table:style-name="ce70">
            <text:p><text:s/>2,267,574<text:s/></text:p>
          </table:table-cell>
          <table:table-cell office:value-type="float" office:value="0" table:style-name="ce74">
            <text:p>0.00</text:p>
          </table:table-cell>
          <table:table-cell office:value-type="float" office:value="0" table:style-name="ce74">
            <text:p>0.00</text:p>
          </table:table-cell>
          <table:table-cell office:value-type="float" office:value="2.2675740000000002" table:style-name="ce74">
            <text:p>2.27</text:p>
          </table:table-cell>
          <table:table-cell office:value-type="float" office:value="2.2675740000000002" table:formula="msoxl:=SUM($K13:$M13)" table:style-name="ce74">
            <text:p>2.27</text:p>
          </table:table-cell>
          <table:table-cell table:style-name="ce69"/>
          <table:table-cell office:value-type="string" table:style-name="ce69">
            <text:p>Germany</text:p>
          </table:table-cell>
          <table:table-cell office:value-type="float" office:value="10.202208000000001" table:style-name="ce74">
            <text:p>10.20</text:p>
          </table:table-cell>
          <table:table-cell office:value-type="float" office:value="2.846724" table:style-name="ce74">
            <text:p>2.85</text:p>
          </table:table-cell>
          <table:table-cell office:value-type="float" office:value="8.1632650000000009" table:style-name="ce76">
            <text:p>8.16</text:p>
          </table:table-cell>
          <table:table-cell office:value-type="float" office:value="21.212197000000003" table:style-name="ce74">
            <text:p>21.21</text:p>
          </table:table-cell>
          <table:table-cell table:number-columns-repeated="16364"/>
        </table:table-row>
        <table:table-row table:style-name="ro3">
          <table:table-cell office:value-type="string" table:style-name="ce69">
            <text:p>Canada</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2209945" table:style-name="ce69">
            <text:p>2209945</text:p>
          </table:table-cell>
          <table:table-cell office:value-type="float" office:value="536193" table:style-name="ce69">
            <text:p>536193</text:p>
          </table:table-cell>
          <table:table-cell table:style-name="ce69"/>
          <table:table-cell office:value-type="float" office:value="2209945" table:formula="msoxl:=SUM($B14,$E14)" table:style-name="ce70">
            <text:p><text:s/>2,209,945<text:s/></text:p>
          </table:table-cell>
          <table:table-cell office:value-type="float" office:value="536193" table:formula="msoxl:=SUM($C14,$F14)" table:style-name="ce70">
            <text:p><text:s/>536,193<text:s/></text:p>
          </table:table-cell>
          <table:table-cell office:value-type="float" office:value="0" table:formula="msoxl:=SUM($D14,$G14)" table:style-name="ce70">
            <text:p><text:s/>-<text:s text:c="3"/></text:p>
          </table:table-cell>
          <table:table-cell office:value-type="float" office:value="2.2099449999999998" table:style-name="ce74">
            <text:p>2.21</text:p>
          </table:table-cell>
          <table:table-cell office:value-type="float" office:value="0.53619300000000003" table:style-name="ce74">
            <text:p>0.54</text:p>
          </table:table-cell>
          <table:table-cell office:value-type="float" office:value="0" table:style-name="ce74">
            <text:p>0.00</text:p>
          </table:table-cell>
          <table:table-cell office:value-type="float" office:value="2.7461379999999997" table:formula="msoxl:=SUM($K14:$M14)" table:style-name="ce74">
            <text:p>2.75</text:p>
          </table:table-cell>
          <table:table-cell table:style-name="ce69"/>
          <table:table-cell office:value-type="string" table:style-name="ce69">
            <text:p>Russia</text:p>
          </table:table-cell>
          <table:table-cell office:value-type="float" office:value="0" table:style-name="ce74">
            <text:p>0.00</text:p>
          </table:table-cell>
          <table:table-cell office:value-type="float" office:value="5" table:style-name="ce74">
            <text:p>5.00</text:p>
          </table:table-cell>
          <table:table-cell office:value-type="float" office:value="0" table:style-name="ce74">
            <text:p>0.00</text:p>
          </table:table-cell>
          <table:table-cell office:value-type="float" office:value="5" table:style-name="ce74">
            <text:p>5.00</text:p>
          </table:table-cell>
          <table:table-cell table:number-columns-repeated="16364"/>
        </table:table-row>
        <table:table-row table:style-name="ro3">
          <table:table-cell office:value-type="string" table:style-name="ce69">
            <text:p>Central Emergency Response Fund</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2306890" table:style-name="ce69">
            <text:p>2306890</text:p>
          </table:table-cell>
          <table:table-cell office:value-type="float" office:value="1668336" table:style-name="ce69">
            <text:p>1668336</text:p>
          </table:table-cell>
          <table:table-cell table:style-name="ce69"/>
          <table:table-cell office:value-type="float" office:value="2306890" table:formula="msoxl:=SUM($B15,$E15)" table:style-name="ce70">
            <text:p><text:s/>2,306,890<text:s/></text:p>
          </table:table-cell>
          <table:table-cell office:value-type="float" office:value="1668336" table:formula="msoxl:=SUM($C15,$F15)" table:style-name="ce70">
            <text:p><text:s/>1,668,336<text:s/></text:p>
          </table:table-cell>
          <table:table-cell office:value-type="float" office:value="0" table:formula="msoxl:=SUM($D15,$G15)" table:style-name="ce70">
            <text:p><text:s/>-<text:s text:c="3"/></text:p>
          </table:table-cell>
          <table:table-cell office:value-type="float" office:value="2.3068900000000001" table:style-name="ce74">
            <text:p>2.31</text:p>
          </table:table-cell>
          <table:table-cell office:value-type="float" office:value="1.668336" table:style-name="ce74">
            <text:p>1.67</text:p>
          </table:table-cell>
          <table:table-cell office:value-type="float" office:value="0" table:style-name="ce74">
            <text:p>0.00</text:p>
          </table:table-cell>
          <table:table-cell office:value-type="float" office:value="3.9752260000000001" table:formula="msoxl:=SUM($K15:$M15)" table:style-name="ce74">
            <text:p>3.98</text:p>
          </table:table-cell>
          <table:table-cell table:style-name="ce69"/>
          <table:table-cell office:value-type="string" table:style-name="ce69">
            <text:p>Sweden</text:p>
          </table:table-cell>
          <table:table-cell office:value-type="float" office:value="4.6427100000000001" table:style-name="ce74">
            <text:p>4.64</text:p>
          </table:table-cell>
          <table:table-cell office:value-type="float" office:value="0" table:style-name="ce74">
            <text:p>0.00</text:p>
          </table:table-cell>
          <table:table-cell office:value-type="float" office:value="0" table:style-name="ce74">
            <text:p>0.00</text:p>
          </table:table-cell>
          <table:table-cell office:value-type="float" office:value="4.6427100000000001" table:style-name="ce74">
            <text:p>4.64</text:p>
          </table:table-cell>
          <table:table-cell table:number-columns-repeated="16364"/>
        </table:table-row>
        <table:table-row table:style-name="ro3">
          <table:table-cell office:value-type="string" table:style-name="ce69">
            <text:p>Czech Republic</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487264" table:style-name="ce69">
            <text:p>487264</text:p>
          </table:table-cell>
          <table:table-cell office:value-type="float" office:value="47393" table:style-name="ce69">
            <text:p>47393</text:p>
          </table:table-cell>
          <table:table-cell table:style-name="ce69"/>
          <table:table-cell office:value-type="float" office:value="487264" table:formula="msoxl:=SUM($B16,$E16)" table:style-name="ce70">
            <text:p><text:s/>487,264<text:s/></text:p>
          </table:table-cell>
          <table:table-cell office:value-type="float" office:value="47393" table:formula="msoxl:=SUM($C16,$F16)" table:style-name="ce70">
            <text:p><text:s/>47,393<text:s/></text:p>
          </table:table-cell>
          <table:table-cell office:value-type="float" office:value="0" table:formula="msoxl:=SUM($D16,$G16)" table:style-name="ce70">
            <text:p><text:s/>-<text:s text:c="3"/></text:p>
          </table:table-cell>
          <table:table-cell office:value-type="float" office:value="0.48726399999999997" table:style-name="ce74">
            <text:p>0.49</text:p>
          </table:table-cell>
          <table:table-cell office:value-type="float" office:value="4.7392999999999998E-2" table:style-name="ce74">
            <text:p>0.05</text:p>
          </table:table-cell>
          <table:table-cell office:value-type="float" office:value="0" table:style-name="ce74">
            <text:p>0.00</text:p>
          </table:table-cell>
          <table:table-cell office:value-type="float" office:value="0.53465699999999994" table:formula="msoxl:=SUM($K16:$M16)" table:style-name="ce74">
            <text:p>0.53</text:p>
          </table:table-cell>
          <table:table-cell table:style-name="ce69"/>
          <table:table-cell office:value-type="string" table:style-name="ce69">
            <text:p>CERF</text:p>
          </table:table-cell>
          <table:table-cell office:value-type="float" office:value="2.3068900000000001" table:style-name="ce74">
            <text:p>2.31</text:p>
          </table:table-cell>
          <table:table-cell office:value-type="float" office:value="1.668336" table:style-name="ce74">
            <text:p>1.67</text:p>
          </table:table-cell>
          <table:table-cell office:value-type="float" office:value="0" table:style-name="ce74">
            <text:p>0.00</text:p>
          </table:table-cell>
          <table:table-cell office:value-type="float" office:value="3.9752260000000001" table:style-name="ce74">
            <text:p>3.98</text:p>
          </table:table-cell>
          <table:table-cell table:number-columns-repeated="16364"/>
        </table:table-row>
        <table:table-row table:style-name="ro3">
          <table:table-cell office:value-type="string" table:style-name="ce69">
            <text:p>Denmark</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1845886" table:style-name="ce69">
            <text:p>1845886</text:p>
          </table:table-cell>
          <table:table-cell office:value-type="float" office:value="1522533" table:style-name="ce69">
            <text:p>1522533</text:p>
          </table:table-cell>
          <table:table-cell table:style-name="ce69"/>
          <table:table-cell office:value-type="float" office:value="1845886" table:formula="msoxl:=SUM($B17,$E17)" table:style-name="ce70">
            <text:p><text:s/>1,845,886<text:s/></text:p>
          </table:table-cell>
          <table:table-cell office:value-type="float" office:value="1522533" table:formula="msoxl:=SUM($C17,$F17)" table:style-name="ce70">
            <text:p><text:s/>1,522,533<text:s/></text:p>
          </table:table-cell>
          <table:table-cell office:value-type="float" office:value="0" table:formula="msoxl:=SUM($D17,$G17)" table:style-name="ce70">
            <text:p><text:s/>-<text:s text:c="3"/></text:p>
          </table:table-cell>
          <table:table-cell office:value-type="float" office:value="1.8458859999999999" table:style-name="ce74">
            <text:p>1.85</text:p>
          </table:table-cell>
          <table:table-cell office:value-type="float" office:value="1.5225329999999999" table:style-name="ce74">
            <text:p>1.52</text:p>
          </table:table-cell>
          <table:table-cell office:value-type="float" office:value="0" table:style-name="ce74">
            <text:p>0.00</text:p>
          </table:table-cell>
          <table:table-cell office:value-type="float" office:value="3.3684189999999998" table:formula="msoxl:=SUM($K17:$M17)" table:style-name="ce74">
            <text:p>3.37</text:p>
          </table:table-cell>
          <table:table-cell table:style-name="ce69"/>
          <table:table-cell office:value-type="string" table:style-name="ce69">
            <text:p>Denmark</text:p>
          </table:table-cell>
          <table:table-cell office:value-type="float" office:value="1.8458859999999999" table:style-name="ce74">
            <text:p>1.85</text:p>
          </table:table-cell>
          <table:table-cell office:value-type="float" office:value="1.5225329999999999" table:style-name="ce74">
            <text:p>1.52</text:p>
          </table:table-cell>
          <table:table-cell office:value-type="float" office:value="0" table:style-name="ce74">
            <text:p>0.00</text:p>
          </table:table-cell>
          <table:table-cell office:value-type="float" office:value="3.3684189999999998" table:style-name="ce74">
            <text:p>3.37</text:p>
          </table:table-cell>
          <table:table-cell table:number-columns-repeated="16364"/>
        </table:table-row>
        <table:table-row table:style-name="ro3">
          <table:table-cell office:value-type="string" table:style-name="ce69">
            <text:p>Estonia</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520086" table:style-name="ce69">
            <text:p>520086</text:p>
          </table:table-cell>
          <table:table-cell office:value-type="float" office:value="157067" table:style-name="ce69">
            <text:p>157067</text:p>
          </table:table-cell>
          <table:table-cell table:style-name="ce69"/>
          <table:table-cell office:value-type="float" office:value="520086" table:formula="msoxl:=SUM($B18,$E18)" table:style-name="ce70">
            <text:p><text:s/>520,086<text:s/></text:p>
          </table:table-cell>
          <table:table-cell office:value-type="float" office:value="157067" table:formula="msoxl:=SUM($C18,$F18)" table:style-name="ce70">
            <text:p><text:s/>157,067<text:s/></text:p>
          </table:table-cell>
          <table:table-cell office:value-type="float" office:value="0" table:formula="msoxl:=SUM($D18,$G18)" table:style-name="ce70">
            <text:p><text:s/>-<text:s text:c="3"/></text:p>
          </table:table-cell>
          <table:table-cell office:value-type="float" office:value="0.52008600000000005" table:style-name="ce74">
            <text:p>0.52</text:p>
          </table:table-cell>
          <table:table-cell office:value-type="float" office:value="0.15706700000000001" table:style-name="ce74">
            <text:p>0.16</text:p>
          </table:table-cell>
          <table:table-cell office:value-type="float" office:value="0" table:style-name="ce74">
            <text:p>0.00</text:p>
          </table:table-cell>
          <table:table-cell office:value-type="float" office:value="0.67715300000000012" table:formula="msoxl:=SUM($K18:$M18)" table:style-name="ce74">
            <text:p>0.68</text:p>
          </table:table-cell>
          <table:table-cell table:style-name="ce69"/>
          <table:table-cell office:value-type="string" table:style-name="ce69">
            <text:p>Switzerland</text:p>
          </table:table-cell>
          <table:table-cell office:value-type="float" office:value="1.833747" table:style-name="ce74">
            <text:p>1.83</text:p>
          </table:table-cell>
          <table:table-cell office:value-type="float" office:value="0.952986" table:style-name="ce74">
            <text:p>0.95</text:p>
          </table:table-cell>
          <table:table-cell office:value-type="float" office:value="0" table:style-name="ce74">
            <text:p>0.00</text:p>
          </table:table-cell>
          <table:table-cell office:value-type="float" office:value="2.7867329999999999" table:style-name="ce74">
            <text:p>2.79</text:p>
          </table:table-cell>
          <table:table-cell table:number-columns-repeated="16364"/>
        </table:table-row>
        <table:table-row table:style-name="ro3">
          <table:table-cell office:value-type="string" table:style-name="ce69">
            <text:p>European Commission</text:p>
          </table:table-cell>
          <table:table-cell table:style-name="ce69"/>
          <table:table-cell office:value-type="float" office:value="0" table:style-name="ce69">
            <text:p>0</text:p>
          </table:table-cell>
          <table:table-cell table:number-columns-repeated="2" table:style-name="ce69"/>
          <table:table-cell office:value-type="float" office:value="4498856" table:style-name="ce69">
            <text:p>4498856</text:p>
          </table:table-cell>
          <table:table-cell table:style-name="ce69"/>
          <table:table-cell office:value-type="float" office:value="0" table:formula="msoxl:=SUM($B19,$E19)" table:style-name="ce70">
            <text:p><text:s/>-<text:s text:c="3"/></text:p>
          </table:table-cell>
          <table:table-cell office:value-type="float" office:value="4498856" table:formula="msoxl:=SUM($C19,$F19)" table:style-name="ce70">
            <text:p><text:s/>4,498,856<text:s/></text:p>
          </table:table-cell>
          <table:table-cell office:value-type="float" office:value="0" table:formula="msoxl:=SUM($D19,$G19)" table:style-name="ce70">
            <text:p><text:s/>-<text:s text:c="3"/></text:p>
          </table:table-cell>
          <table:table-cell office:value-type="float" office:value="0" table:style-name="ce74">
            <text:p>0.00</text:p>
          </table:table-cell>
          <table:table-cell office:value-type="float" office:value="4.498856" table:style-name="ce74">
            <text:p>4.50</text:p>
          </table:table-cell>
          <table:table-cell office:value-type="float" office:value="0" table:style-name="ce74">
            <text:p>0.00</text:p>
          </table:table-cell>
          <table:table-cell office:value-type="float" office:value="4.498856" table:formula="msoxl:=SUM($K19:$M19)" table:style-name="ce74">
            <text:p>4.50</text:p>
          </table:table-cell>
          <table:table-cell table:style-name="ce69"/>
          <table:table-cell office:value-type="string" table:style-name="ce69">
            <text:p>Canada</text:p>
          </table:table-cell>
          <table:table-cell office:value-type="float" office:value="2.2099449999999998" table:style-name="ce74">
            <text:p>2.21</text:p>
          </table:table-cell>
          <table:table-cell office:value-type="float" office:value="0.53619300000000003" table:style-name="ce74">
            <text:p>0.54</text:p>
          </table:table-cell>
          <table:table-cell office:value-type="float" office:value="0" table:style-name="ce74">
            <text:p>0.00</text:p>
          </table:table-cell>
          <table:table-cell office:value-type="float" office:value="2.7461379999999997" table:style-name="ce74">
            <text:p>2.75</text:p>
          </table:table-cell>
          <table:table-cell table:number-columns-repeated="16364"/>
        </table:table-row>
        <table:table-row table:style-name="ro3">
          <table:table-cell office:value-type="string" table:style-name="ce69">
            <text:p>ECHO</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29123217" table:style-name="ce69">
            <text:p>29123217</text:p>
          </table:table-cell>
          <table:table-cell office:value-type="float" office:value="3596996" table:style-name="ce69">
            <text:p>3596996</text:p>
          </table:table-cell>
          <table:table-cell table:style-name="ce69"/>
          <table:table-cell office:value-type="float" office:value="29123217" table:formula="msoxl:=SUM($B20,$E20)" table:style-name="ce70">
            <text:p><text:s/>29,123,217<text:s/></text:p>
          </table:table-cell>
          <table:table-cell office:value-type="float" office:value="3596996" table:formula="msoxl:=SUM($C20,$F20)" table:style-name="ce70">
            <text:p><text:s/>3,596,996<text:s/></text:p>
          </table:table-cell>
          <table:table-cell office:value-type="float" office:value="0" table:formula="msoxl:=SUM($D20,$G20)" table:style-name="ce70">
            <text:p><text:s/>-<text:s text:c="3"/></text:p>
          </table:table-cell>
          <table:table-cell office:value-type="float" office:value="29.123217" table:style-name="ce74">
            <text:p>29.12</text:p>
          </table:table-cell>
          <table:table-cell office:value-type="float" office:value="3.5969959999999999" table:style-name="ce74">
            <text:p>3.60</text:p>
          </table:table-cell>
          <table:table-cell office:value-type="float" office:value="0" table:style-name="ce74">
            <text:p>0.00</text:p>
          </table:table-cell>
          <table:table-cell office:value-type="float" office:value="32.720213000000001" table:formula="msoxl:=SUM($K20:$M20)" table:style-name="ce74">
            <text:p>32.72</text:p>
          </table:table-cell>
          <table:table-cell table:style-name="ce69"/>
          <table:table-cell office:value-type="string" table:style-name="ce69">
            <text:p>Poland</text:p>
          </table:table-cell>
          <table:table-cell office:value-type="float" office:value="1.8522639999999999" table:style-name="ce74">
            <text:p>1.85</text:p>
          </table:table-cell>
          <table:table-cell office:value-type="float" office:value="0.46805600000000003" table:style-name="ce74">
            <text:p>0.47</text:p>
          </table:table-cell>
          <table:table-cell office:value-type="float" office:value="0" table:style-name="ce74">
            <text:p>0.00</text:p>
          </table:table-cell>
          <table:table-cell office:value-type="float" office:value="2.3203199999999997" table:style-name="ce74">
            <text:p>2.32</text:p>
          </table:table-cell>
          <table:table-cell table:number-columns-repeated="16364"/>
        </table:table-row>
        <table:table-row table:style-name="ro3">
          <table:table-cell office:value-type="string" table:style-name="ce69">
            <text:p>Finland</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683995" table:style-name="ce69">
            <text:p>683995</text:p>
          </table:table-cell>
          <table:table-cell office:value-type="float" office:value="658762" table:style-name="ce69">
            <text:p>658762</text:p>
          </table:table-cell>
          <table:table-cell table:style-name="ce69"/>
          <table:table-cell office:value-type="float" office:value="683995" table:formula="msoxl:=SUM($B21,$E21)" table:style-name="ce70">
            <text:p><text:s/>683,995<text:s/></text:p>
          </table:table-cell>
          <table:table-cell office:value-type="float" office:value="658762" table:formula="msoxl:=SUM($C21,$F21)" table:style-name="ce70">
            <text:p><text:s/>658,762<text:s/></text:p>
          </table:table-cell>
          <table:table-cell office:value-type="float" office:value="0" table:formula="msoxl:=SUM($D21,$G21)" table:style-name="ce70">
            <text:p><text:s/>-<text:s text:c="3"/></text:p>
          </table:table-cell>
          <table:table-cell office:value-type="float" office:value="0.68399500000000002" table:style-name="ce74">
            <text:p>0.68</text:p>
          </table:table-cell>
          <table:table-cell office:value-type="float" office:value="0.65876199999999996" table:style-name="ce74">
            <text:p>0.66</text:p>
          </table:table-cell>
          <table:table-cell office:value-type="float" office:value="0" table:style-name="ce74">
            <text:p>0.00</text:p>
          </table:table-cell>
          <table:table-cell office:value-type="float" office:value="1.342757" table:formula="msoxl:=SUM($K21:$M21)" table:style-name="ce74">
            <text:p>1.34</text:p>
          </table:table-cell>
          <table:table-cell table:style-name="ce69"/>
          <table:table-cell office:value-type="string" table:style-name="ce69">
            <text:p>Belgium</text:p>
          </table:table-cell>
          <table:table-cell office:value-type="float" office:value="0" table:style-name="ce74">
            <text:p>0.00</text:p>
          </table:table-cell>
          <table:table-cell office:value-type="float" office:value="0" table:style-name="ce74">
            <text:p>0.00</text:p>
          </table:table-cell>
          <table:table-cell office:value-type="float" office:value="2.2675740000000002" table:style-name="ce76">
            <text:p>2.27</text:p>
          </table:table-cell>
          <table:table-cell office:value-type="float" office:value="2.2675740000000002" table:style-name="ce74">
            <text:p>2.27</text:p>
          </table:table-cell>
          <table:table-cell table:number-columns-repeated="16364"/>
        </table:table-row>
        <table:table-row table:style-name="ro3">
          <table:table-cell office:value-type="string" table:style-name="ce69">
            <text:p>France</text:p>
          </table:table-cell>
          <table:table-cell office:value-type="float" office:value="0" table:style-name="ce69">
            <text:p>0</text:p>
          </table:table-cell>
          <table:table-cell table:number-columns-repeated="2" table:style-name="ce69"/>
          <table:table-cell office:value-type="float" office:value="40817" table:style-name="ce69">
            <text:p>40817</text:p>
          </table:table-cell>
          <table:table-cell table:number-columns-repeated="2" table:style-name="ce69"/>
          <table:table-cell office:value-type="float" office:value="40817" table:formula="msoxl:=SUM($B22,$E22)" table:style-name="ce70">
            <text:p><text:s/>40,817<text:s/></text:p>
          </table:table-cell>
          <table:table-cell office:value-type="float" office:value="0" table:formula="msoxl:=SUM($C22,$F22)" table:style-name="ce70">
            <text:p><text:s/>-<text:s text:c="3"/></text:p>
          </table:table-cell>
          <table:table-cell office:value-type="float" office:value="0" table:formula="msoxl:=SUM($D22,$G22)" table:style-name="ce70">
            <text:p><text:s/>-<text:s text:c="3"/></text:p>
          </table:table-cell>
          <table:table-cell office:value-type="float" office:value="4.0816999999999999E-2" table:style-name="ce74">
            <text:p>0.04</text:p>
          </table:table-cell>
          <table:table-cell office:value-type="float" office:value="0" table:style-name="ce74">
            <text:p>0.00</text:p>
          </table:table-cell>
          <table:table-cell office:value-type="float" office:value="0" table:style-name="ce74">
            <text:p>0.00</text:p>
          </table:table-cell>
          <table:table-cell office:value-type="float" office:value="4.0816999999999999E-2" table:formula="msoxl:=SUM($K22:$M22)" table:style-name="ce74">
            <text:p>0.04</text:p>
          </table:table-cell>
          <table:table-cell table:style-name="ce69"/>
          <table:table-cell office:value-type="string" table:style-name="ce69">
            <text:p>Norway</text:p>
          </table:table-cell>
          <table:table-cell office:value-type="float" office:value="0.73346" table:style-name="ce74">
            <text:p>0.73</text:p>
          </table:table-cell>
          <table:table-cell office:value-type="float" office:value="1.18276" table:style-name="ce74">
            <text:p>1.18</text:p>
          </table:table-cell>
          <table:table-cell office:value-type="float" office:value="0" table:style-name="ce74">
            <text:p>0.00</text:p>
          </table:table-cell>
          <table:table-cell office:value-type="float" office:value="1.91622" table:style-name="ce74">
            <text:p>1.92</text:p>
          </table:table-cell>
          <table:table-cell table:number-columns-repeated="16364"/>
        </table:table-row>
        <table:table-row table:style-name="ro3">
          <table:table-cell office:value-type="string" table:style-name="ce69">
            <text:p>Germany</text:p>
          </table:table-cell>
          <table:table-cell office:value-type="float" office:value="0" table:style-name="ce69">
            <text:p>0</text:p>
          </table:table-cell>
          <table:table-cell office:value-type="float" office:value="0" table:style-name="ce69">
            <text:p>0</text:p>
          </table:table-cell>
          <table:table-cell office:value-type="float" office:value="8163265" table:style-name="ce69">
            <text:p>8163265</text:p>
          </table:table-cell>
          <table:table-cell office:value-type="float" office:value="10202208" table:style-name="ce69">
            <text:p>10202208</text:p>
          </table:table-cell>
          <table:table-cell office:value-type="float" office:value="2846724" table:style-name="ce69">
            <text:p>2846724</text:p>
          </table:table-cell>
          <table:table-cell office:value-type="float" office:value="0" table:style-name="ce69">
            <text:p>0</text:p>
          </table:table-cell>
          <table:table-cell office:value-type="float" office:value="10202208" table:formula="msoxl:=SUM($B23,$E23)" table:style-name="ce70">
            <text:p><text:s/>10,202,208<text:s/></text:p>
          </table:table-cell>
          <table:table-cell office:value-type="float" office:value="2846724" table:formula="msoxl:=SUM($C23,$F23)" table:style-name="ce70">
            <text:p><text:s/>2,846,724<text:s/></text:p>
          </table:table-cell>
          <table:table-cell office:value-type="float" office:value="8163265" table:formula="msoxl:=SUM($D23,$G23)" table:style-name="ce70">
            <text:p><text:s/>8,163,265<text:s/></text:p>
          </table:table-cell>
          <table:table-cell office:value-type="float" office:value="10.202208000000001" table:style-name="ce74">
            <text:p>10.20</text:p>
          </table:table-cell>
          <table:table-cell office:value-type="float" office:value="2.846724" table:style-name="ce74">
            <text:p>2.85</text:p>
          </table:table-cell>
          <table:table-cell office:value-type="float" office:value="8.1632650000000009" table:style-name="ce74">
            <text:p>8.16</text:p>
          </table:table-cell>
          <table:table-cell office:value-type="float" office:value="21.212197000000003" table:formula="msoxl:=SUM($K23:$M23)" table:style-name="ce74">
            <text:p>21.21</text:p>
          </table:table-cell>
          <table:table-cell table:style-name="ce69"/>
          <table:table-cell office:value-type="string" table:style-name="ce69">
            <text:p>Japan</text:p>
          </table:table-cell>
          <table:table-cell office:value-type="float" office:value="0" table:style-name="ce74">
            <text:p>0.00</text:p>
          </table:table-cell>
          <table:table-cell office:value-type="float" office:value="1.5736300000000001" table:style-name="ce74">
            <text:p>1.57</text:p>
          </table:table-cell>
          <table:table-cell office:value-type="float" office:value="0" table:style-name="ce74">
            <text:p>0.00</text:p>
          </table:table-cell>
          <table:table-cell office:value-type="float" office:value="1.5736300000000001" table:style-name="ce74">
            <text:p>1.57</text:p>
          </table:table-cell>
          <table:table-cell table:number-columns-repeated="16364"/>
        </table:table-row>
        <table:table-row table:style-name="ro3">
          <table:table-cell office:value-type="string" table:style-name="ce69">
            <text:p>Hungary</text:p>
          </table:table-cell>
          <table:table-cell office:value-type="float" office:value="0" table:style-name="ce69">
            <text:p>0</text:p>
          </table:table-cell>
          <table:table-cell table:number-columns-repeated="2" table:style-name="ce69"/>
          <table:table-cell office:value-type="float" office:value="145759" table:style-name="ce69">
            <text:p>145759</text:p>
          </table:table-cell>
          <table:table-cell table:number-columns-repeated="2" table:style-name="ce69"/>
          <table:table-cell office:value-type="float" office:value="145759" table:formula="msoxl:=SUM($B24,$E24)" table:style-name="ce70">
            <text:p><text:s/>145,759<text:s/></text:p>
          </table:table-cell>
          <table:table-cell office:value-type="float" office:value="0" table:formula="msoxl:=SUM($C24,$F24)" table:style-name="ce70">
            <text:p><text:s/>-<text:s text:c="3"/></text:p>
          </table:table-cell>
          <table:table-cell office:value-type="float" office:value="0" table:formula="msoxl:=SUM($D24,$G24)" table:style-name="ce70">
            <text:p><text:s/>-<text:s text:c="3"/></text:p>
          </table:table-cell>
          <table:table-cell office:value-type="float" office:value="0.145759" table:style-name="ce74">
            <text:p>0.15</text:p>
          </table:table-cell>
          <table:table-cell office:value-type="float" office:value="0" table:style-name="ce74">
            <text:p>0.00</text:p>
          </table:table-cell>
          <table:table-cell office:value-type="float" office:value="0" table:style-name="ce74">
            <text:p>0.00</text:p>
          </table:table-cell>
          <table:table-cell office:value-type="float" office:value="0.145759" table:formula="msoxl:=SUM($K24:$M24)" table:style-name="ce74">
            <text:p>0.15</text:p>
          </table:table-cell>
          <table:table-cell table:style-name="ce69"/>
          <table:table-cell office:value-type="string" table:style-name="ce69">
            <text:p>Finland</text:p>
          </table:table-cell>
          <table:table-cell office:value-type="float" office:value="0.68399500000000002" table:style-name="ce74">
            <text:p>0.68</text:p>
          </table:table-cell>
          <table:table-cell office:value-type="float" office:value="0.65876199999999996" table:style-name="ce74">
            <text:p>0.66</text:p>
          </table:table-cell>
          <table:table-cell office:value-type="float" office:value="0" table:style-name="ce74">
            <text:p>0.00</text:p>
          </table:table-cell>
          <table:table-cell office:value-type="float" office:value="1.342757" table:style-name="ce74">
            <text:p>1.34</text:p>
          </table:table-cell>
          <table:table-cell table:number-columns-repeated="16364"/>
        </table:table-row>
        <table:table-row table:style-name="ro3">
          <table:table-cell office:value-type="string" table:style-name="ce69">
            <text:p>Israel</text:p>
          </table:table-cell>
          <table:table-cell table:style-name="ce69"/>
          <table:table-cell office:value-type="float" office:value="0" table:style-name="ce69">
            <text:p>0</text:p>
          </table:table-cell>
          <table:table-cell table:number-columns-repeated="2" table:style-name="ce69"/>
          <table:table-cell office:value-type="float" office:value="40223" table:style-name="ce69">
            <text:p>40223</text:p>
          </table:table-cell>
          <table:table-cell table:style-name="ce69"/>
          <table:table-cell office:value-type="float" office:value="0" table:formula="msoxl:=SUM($B25,$E25)" table:style-name="ce70">
            <text:p><text:s/>-<text:s text:c="3"/></text:p>
          </table:table-cell>
          <table:table-cell office:value-type="float" office:value="40223" table:formula="msoxl:=SUM($C25,$F25)" table:style-name="ce70">
            <text:p><text:s/>40,223<text:s/></text:p>
          </table:table-cell>
          <table:table-cell office:value-type="float" office:value="0" table:formula="msoxl:=SUM($D25,$G25)" table:style-name="ce70">
            <text:p><text:s/>-<text:s text:c="3"/></text:p>
          </table:table-cell>
          <table:table-cell office:value-type="float" office:value="0" table:style-name="ce74">
            <text:p>0.00</text:p>
          </table:table-cell>
          <table:table-cell office:value-type="float" office:value="4.0223000000000002E-2" table:style-name="ce74">
            <text:p>0.04</text:p>
          </table:table-cell>
          <table:table-cell office:value-type="float" office:value="0" table:style-name="ce74">
            <text:p>0.00</text:p>
          </table:table-cell>
          <table:table-cell office:value-type="float" office:value="4.0223000000000002E-2" table:formula="msoxl:=SUM($K25:$M25)" table:style-name="ce74">
            <text:p>0.04</text:p>
          </table:table-cell>
          <table:table-cell table:style-name="ce69"/>
          <table:table-cell office:value-type="string" table:style-name="ce69">
            <text:p>Austria</text:p>
          </table:table-cell>
          <table:table-cell office:value-type="float" office:value="1.0036780000000001" table:style-name="ce74">
            <text:p>1.00</text:p>
          </table:table-cell>
          <table:table-cell office:value-type="float" office:value="0" table:style-name="ce74">
            <text:p>0.00</text:p>
          </table:table-cell>
          <table:table-cell office:value-type="float" office:value="0" table:style-name="ce74">
            <text:p>0.00</text:p>
          </table:table-cell>
          <table:table-cell office:value-type="float" office:value="1.0036780000000001" table:style-name="ce74">
            <text:p>1.00</text:p>
          </table:table-cell>
          <table:table-cell table:number-columns-repeated="16364"/>
        </table:table-row>
        <table:table-row table:style-name="ro3">
          <table:table-cell office:value-type="string" table:style-name="ce69">
            <text:p>Italy</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190350" table:style-name="ce69">
            <text:p>190350</text:p>
          </table:table-cell>
          <table:table-cell office:value-type="float" office:value="135870" table:style-name="ce69">
            <text:p>135870</text:p>
          </table:table-cell>
          <table:table-cell table:style-name="ce69"/>
          <table:table-cell office:value-type="float" office:value="190350" table:formula="msoxl:=SUM($B26,$E26)" table:style-name="ce70">
            <text:p><text:s/>190,350<text:s/></text:p>
          </table:table-cell>
          <table:table-cell office:value-type="float" office:value="135870" table:formula="msoxl:=SUM($C26,$F26)" table:style-name="ce70">
            <text:p><text:s/>135,870<text:s/></text:p>
          </table:table-cell>
          <table:table-cell office:value-type="float" office:value="0" table:formula="msoxl:=SUM($D26,$G26)" table:style-name="ce70">
            <text:p><text:s/>-<text:s text:c="3"/></text:p>
          </table:table-cell>
          <table:table-cell office:value-type="float" office:value="0.19034999999999999" table:style-name="ce74">
            <text:p>0.19</text:p>
          </table:table-cell>
          <table:table-cell office:value-type="float" office:value="0.13586999999999999" table:style-name="ce74">
            <text:p>0.14</text:p>
          </table:table-cell>
          <table:table-cell office:value-type="float" office:value="0" table:style-name="ce74">
            <text:p>0.00</text:p>
          </table:table-cell>
          <table:table-cell office:value-type="float" office:value="0.32621999999999995" table:formula="msoxl:=SUM($K26:$M26)" table:style-name="ce74">
            <text:p>0.33</text:p>
          </table:table-cell>
          <table:table-cell table:style-name="ce69"/>
          <table:table-cell office:value-type="string" table:style-name="ce69">
            <text:p>Australia</text:p>
          </table:table-cell>
          <table:table-cell office:value-type="float" office:value="0.87260000000000004" table:style-name="ce74">
            <text:p>0.87</text:p>
          </table:table-cell>
          <table:table-cell office:value-type="float" office:value="0" table:style-name="ce74">
            <text:p>0.00</text:p>
          </table:table-cell>
          <table:table-cell office:value-type="float" office:value="0" table:style-name="ce74">
            <text:p>0.00</text:p>
          </table:table-cell>
          <table:table-cell office:value-type="float" office:value="0.87260000000000004" table:style-name="ce74">
            <text:p>0.87</text:p>
          </table:table-cell>
          <table:table-cell table:number-columns-repeated="16364"/>
        </table:table-row>
        <table:table-row table:style-name="ro3">
          <table:table-cell office:value-type="string" table:style-name="ce69">
            <text:p>Japan</text:p>
          </table:table-cell>
          <table:table-cell table:style-name="ce69"/>
          <table:table-cell office:value-type="float" office:value="0" table:style-name="ce69">
            <text:p>0</text:p>
          </table:table-cell>
          <table:table-cell table:number-columns-repeated="2" table:style-name="ce69"/>
          <table:table-cell office:value-type="float" office:value="1573630" table:style-name="ce69">
            <text:p>1573630</text:p>
          </table:table-cell>
          <table:table-cell table:style-name="ce69"/>
          <table:table-cell office:value-type="float" office:value="0" table:formula="msoxl:=SUM($B27,$E27)" table:style-name="ce70">
            <text:p><text:s/>-<text:s text:c="3"/></text:p>
          </table:table-cell>
          <table:table-cell office:value-type="float" office:value="1573630" table:formula="msoxl:=SUM($C27,$F27)" table:style-name="ce70">
            <text:p><text:s/>1,573,630<text:s/></text:p>
          </table:table-cell>
          <table:table-cell office:value-type="float" office:value="0" table:formula="msoxl:=SUM($D27,$G27)" table:style-name="ce70">
            <text:p><text:s/>-<text:s text:c="3"/></text:p>
          </table:table-cell>
          <table:table-cell office:value-type="float" office:value="0" table:style-name="ce74">
            <text:p>0.00</text:p>
          </table:table-cell>
          <table:table-cell office:value-type="float" office:value="1.5736300000000001" table:style-name="ce74">
            <text:p>1.57</text:p>
          </table:table-cell>
          <table:table-cell office:value-type="float" office:value="0" table:style-name="ce74">
            <text:p>0.00</text:p>
          </table:table-cell>
          <table:table-cell office:value-type="float" office:value="1.5736300000000001" table:formula="msoxl:=SUM($K27:$M27)" table:style-name="ce74">
            <text:p>1.57</text:p>
          </table:table-cell>
          <table:table-cell table:style-name="ce69"/>
          <table:table-cell office:value-type="string" table:style-name="ce69">
            <text:p>Estonia</text:p>
          </table:table-cell>
          <table:table-cell office:value-type="float" office:value="0.52008600000000005" table:style-name="ce74">
            <text:p>0.52</text:p>
          </table:table-cell>
          <table:table-cell office:value-type="float" office:value="0.15706700000000001" table:style-name="ce74">
            <text:p>0.16</text:p>
          </table:table-cell>
          <table:table-cell office:value-type="float" office:value="0" table:style-name="ce74">
            <text:p>0.00</text:p>
          </table:table-cell>
          <table:table-cell office:value-type="float" office:value="0.67715300000000012" table:style-name="ce74">
            <text:p>0.68</text:p>
          </table:table-cell>
          <table:table-cell table:number-columns-repeated="16364"/>
        </table:table-row>
        <table:table-row table:style-name="ro3">
          <table:table-cell office:value-type="string" table:style-name="ce69">
            <text:p>Korea, Republic of</text:p>
          </table:table-cell>
          <table:table-cell table:style-name="ce69"/>
          <table:table-cell office:value-type="float" office:value="0" table:style-name="ce69">
            <text:p>0</text:p>
          </table:table-cell>
          <table:table-cell table:number-columns-repeated="2" table:style-name="ce69"/>
          <table:table-cell office:value-type="float" office:value="400000" table:style-name="ce69">
            <text:p>400000</text:p>
          </table:table-cell>
          <table:table-cell table:style-name="ce69"/>
          <table:table-cell office:value-type="float" office:value="0" table:formula="msoxl:=SUM($B28,$E28)" table:style-name="ce70">
            <text:p><text:s/>-<text:s text:c="3"/></text:p>
          </table:table-cell>
          <table:table-cell office:value-type="float" office:value="400000" table:formula="msoxl:=SUM($C28,$F28)" table:style-name="ce70">
            <text:p><text:s/>400,000<text:s/></text:p>
          </table:table-cell>
          <table:table-cell office:value-type="float" office:value="0" table:formula="msoxl:=SUM($D28,$G28)" table:style-name="ce70">
            <text:p><text:s/>-<text:s text:c="3"/></text:p>
          </table:table-cell>
          <table:table-cell office:value-type="float" office:value="0" table:style-name="ce74">
            <text:p>0.00</text:p>
          </table:table-cell>
          <table:table-cell office:value-type="float" office:value="0.4" table:style-name="ce74">
            <text:p>0.40</text:p>
          </table:table-cell>
          <table:table-cell office:value-type="float" office:value="0" table:style-name="ce74">
            <text:p>0.00</text:p>
          </table:table-cell>
          <table:table-cell office:value-type="float" office:value="0.4" table:formula="msoxl:=SUM($K28:$M28)" table:style-name="ce74">
            <text:p>0.40</text:p>
          </table:table-cell>
          <table:table-cell table:style-name="ce69"/>
          <table:table-cell office:value-type="string" table:style-name="ce69">
            <text:p>Netherlands</text:p>
          </table:table-cell>
          <table:table-cell office:value-type="float" office:value="0" table:style-name="ce74">
            <text:p>0.00</text:p>
          </table:table-cell>
          <table:table-cell office:value-type="float" office:value="0.635324" table:style-name="ce74">
            <text:p>0.64</text:p>
          </table:table-cell>
          <table:table-cell office:value-type="float" office:value="0" table:style-name="ce74">
            <text:p>0.00</text:p>
          </table:table-cell>
          <table:table-cell office:value-type="float" office:value="0.635324" table:style-name="ce74">
            <text:p>0.64</text:p>
          </table:table-cell>
          <table:table-cell table:number-columns-repeated="16364"/>
        </table:table-row>
        <table:table-row table:style-name="ro3">
          <table:table-cell office:value-type="string" table:style-name="ce69">
            <text:p>Latvia</text:p>
          </table:table-cell>
          <table:table-cell office:value-type="float" office:value="0" table:style-name="ce69">
            <text:p>0</text:p>
          </table:table-cell>
          <table:table-cell table:number-columns-repeated="2" table:style-name="ce69"/>
          <table:table-cell office:value-type="float" office:value="288389" table:style-name="ce69">
            <text:p>288389</text:p>
          </table:table-cell>
          <table:table-cell table:number-columns-repeated="2" table:style-name="ce69"/>
          <table:table-cell office:value-type="float" office:value="288389" table:formula="msoxl:=SUM($B29,$E29)" table:style-name="ce70">
            <text:p><text:s/>288,389<text:s/></text:p>
          </table:table-cell>
          <table:table-cell office:value-type="float" office:value="0" table:formula="msoxl:=SUM($C29,$F29)" table:style-name="ce70">
            <text:p><text:s/>-<text:s text:c="3"/></text:p>
          </table:table-cell>
          <table:table-cell office:value-type="float" office:value="0" table:formula="msoxl:=SUM($D29,$G29)" table:style-name="ce70">
            <text:p><text:s/>-<text:s text:c="3"/></text:p>
          </table:table-cell>
          <table:table-cell office:value-type="float" office:value="0.28838900000000001" table:style-name="ce74">
            <text:p>0.29</text:p>
          </table:table-cell>
          <table:table-cell office:value-type="float" office:value="0" table:style-name="ce74">
            <text:p>0.00</text:p>
          </table:table-cell>
          <table:table-cell office:value-type="float" office:value="0" table:style-name="ce74">
            <text:p>0.00</text:p>
          </table:table-cell>
          <table:table-cell office:value-type="float" office:value="0.28838900000000001" table:formula="msoxl:=SUM($K29:$M29)" table:style-name="ce74">
            <text:p>0.29</text:p>
          </table:table-cell>
          <table:table-cell table:style-name="ce69"/>
          <table:table-cell office:value-type="string" table:style-name="ce69">
            <text:p>Czech Republic</text:p>
          </table:table-cell>
          <table:table-cell office:value-type="float" office:value="0.48726399999999997" table:style-name="ce74">
            <text:p>0.49</text:p>
          </table:table-cell>
          <table:table-cell office:value-type="float" office:value="4.7392999999999998E-2" table:style-name="ce74">
            <text:p>0.05</text:p>
          </table:table-cell>
          <table:table-cell office:value-type="float" office:value="0" table:style-name="ce74">
            <text:p>0.00</text:p>
          </table:table-cell>
          <table:table-cell office:value-type="float" office:value="0.53465699999999994" table:style-name="ce74">
            <text:p>0.53</text:p>
          </table:table-cell>
          <table:table-cell table:number-columns-repeated="16364"/>
        </table:table-row>
        <table:table-row table:style-name="ro3">
          <table:table-cell office:value-type="string" table:style-name="ce69">
            <text:p>Lithuania</text:p>
          </table:table-cell>
          <table:table-cell table:style-name="ce69"/>
          <table:table-cell office:value-type="float" office:value="0" table:style-name="ce69">
            <text:p>0</text:p>
          </table:table-cell>
          <table:table-cell office:value-type="float" office:value="313369" table:style-name="ce69">
            <text:p>313369</text:p>
          </table:table-cell>
          <table:table-cell table:style-name="ce69"/>
          <table:table-cell office:value-type="float" office:value="88904" table:style-name="ce69">
            <text:p>88904</text:p>
          </table:table-cell>
          <table:table-cell office:value-type="float" office:value="0" table:style-name="ce69">
            <text:p>0</text:p>
          </table:table-cell>
          <table:table-cell office:value-type="float" office:value="0" table:formula="msoxl:=SUM($B30,$E30)" table:style-name="ce70">
            <text:p><text:s/>-<text:s text:c="3"/></text:p>
          </table:table-cell>
          <table:table-cell office:value-type="float" office:value="88904" table:formula="msoxl:=SUM($C30,$F30)" table:style-name="ce70">
            <text:p><text:s/>88,904<text:s/></text:p>
          </table:table-cell>
          <table:table-cell office:value-type="float" office:value="313369" table:formula="msoxl:=SUM($D30,$G30)" table:style-name="ce70">
            <text:p><text:s/>313,369<text:s/></text:p>
          </table:table-cell>
          <table:table-cell office:value-type="float" office:value="0" table:style-name="ce74">
            <text:p>0.00</text:p>
          </table:table-cell>
          <table:table-cell office:value-type="float" office:value="8.8903999999999997E-2" table:style-name="ce74">
            <text:p>0.09</text:p>
          </table:table-cell>
          <table:table-cell office:value-type="float" office:value="0.31336900000000001" table:style-name="ce74">
            <text:p>0.31</text:p>
          </table:table-cell>
          <table:table-cell office:value-type="float" office:value="0.40227299999999999" table:formula="msoxl:=SUM($K30:$M30)" table:style-name="ce74">
            <text:p>0.40</text:p>
          </table:table-cell>
          <table:table-cell table:style-name="ce69"/>
          <table:table-cell office:value-type="string" table:style-name="ce69">
            <text:p>Lithuania</text:p>
          </table:table-cell>
          <table:table-cell office:value-type="float" office:value="0" table:style-name="ce74">
            <text:p>0.00</text:p>
          </table:table-cell>
          <table:table-cell office:value-type="float" office:value="8.8903999999999997E-2" table:style-name="ce74">
            <text:p>0.09</text:p>
          </table:table-cell>
          <table:table-cell office:value-type="float" office:value="0.31336900000000001" table:style-name="ce76">
            <text:p>0.31</text:p>
          </table:table-cell>
          <table:table-cell office:value-type="float" office:value="0.40227299999999999" table:style-name="ce74">
            <text:p>0.40</text:p>
          </table:table-cell>
          <table:table-cell table:number-columns-repeated="16364"/>
        </table:table-row>
        <table:table-row table:style-name="ro3">
          <table:table-cell office:value-type="string" table:style-name="ce69">
            <text:p>Luxembourg</text:p>
          </table:table-cell>
          <table:table-cell office:value-type="float" office:value="0" table:style-name="ce69">
            <text:p>0</text:p>
          </table:table-cell>
          <table:table-cell table:number-columns-repeated="2" table:style-name="ce69"/>
          <table:table-cell office:value-type="float" office:value="101922" table:style-name="ce69">
            <text:p>101922</text:p>
          </table:table-cell>
          <table:table-cell table:number-columns-repeated="2" table:style-name="ce69"/>
          <table:table-cell office:value-type="float" office:value="101922" table:formula="msoxl:=SUM($B31,$E31)" table:style-name="ce70">
            <text:p><text:s/>101,922<text:s/></text:p>
          </table:table-cell>
          <table:table-cell office:value-type="float" office:value="0" table:formula="msoxl:=SUM($C31,$F31)" table:style-name="ce70">
            <text:p><text:s/>-<text:s text:c="3"/></text:p>
          </table:table-cell>
          <table:table-cell office:value-type="float" office:value="0" table:formula="msoxl:=SUM($D31,$G31)" table:style-name="ce70">
            <text:p><text:s/>-<text:s text:c="3"/></text:p>
          </table:table-cell>
          <table:table-cell office:value-type="float" office:value="0.101922" table:style-name="ce74">
            <text:p>0.10</text:p>
          </table:table-cell>
          <table:table-cell office:value-type="float" office:value="0" table:style-name="ce74">
            <text:p>0.00</text:p>
          </table:table-cell>
          <table:table-cell office:value-type="float" office:value="0" table:style-name="ce74">
            <text:p>0.00</text:p>
          </table:table-cell>
          <table:table-cell office:value-type="float" office:value="0.101922" table:formula="msoxl:=SUM($K31:$M31)" table:style-name="ce74">
            <text:p>0.10</text:p>
          </table:table-cell>
          <table:table-cell table:style-name="ce69"/>
          <table:table-cell office:value-type="string" table:style-name="ce69">
            <text:p>Korea, Republic of</text:p>
          </table:table-cell>
          <table:table-cell office:value-type="float" office:value="0" table:style-name="ce74">
            <text:p>0.00</text:p>
          </table:table-cell>
          <table:table-cell office:value-type="float" office:value="0.4" table:style-name="ce74">
            <text:p>0.40</text:p>
          </table:table-cell>
          <table:table-cell office:value-type="float" office:value="0" table:style-name="ce74">
            <text:p>0.00</text:p>
          </table:table-cell>
          <table:table-cell office:value-type="float" office:value="0.4" table:style-name="ce74">
            <text:p>0.40</text:p>
          </table:table-cell>
          <table:table-cell table:number-columns-repeated="16364"/>
        </table:table-row>
        <table:table-row table:style-name="ro3">
          <table:table-cell office:value-type="string" table:style-name="ce69">
            <text:p>Malta</text:p>
          </table:table-cell>
          <table:table-cell office:value-type="float" office:value="0" table:style-name="ce69">
            <text:p>0</text:p>
          </table:table-cell>
          <table:table-cell table:number-columns-repeated="2" table:style-name="ce69"/>
          <table:table-cell office:value-type="float" office:value="63052" table:style-name="ce69">
            <text:p>63052</text:p>
          </table:table-cell>
          <table:table-cell table:number-columns-repeated="2" table:style-name="ce69"/>
          <table:table-cell office:value-type="float" office:value="63052" table:formula="msoxl:=SUM($B32,$E32)" table:style-name="ce70">
            <text:p><text:s/>63,052<text:s/></text:p>
          </table:table-cell>
          <table:table-cell office:value-type="float" office:value="0" table:formula="msoxl:=SUM($C32,$F32)" table:style-name="ce70">
            <text:p><text:s/>-<text:s text:c="3"/></text:p>
          </table:table-cell>
          <table:table-cell office:value-type="float" office:value="0" table:formula="msoxl:=SUM($D32,$G32)" table:style-name="ce70">
            <text:p><text:s/>-<text:s text:c="3"/></text:p>
          </table:table-cell>
          <table:table-cell office:value-type="float" office:value="6.3051999999999997E-2" table:style-name="ce74">
            <text:p>0.06</text:p>
          </table:table-cell>
          <table:table-cell office:value-type="float" office:value="0" table:style-name="ce74">
            <text:p>0.00</text:p>
          </table:table-cell>
          <table:table-cell office:value-type="float" office:value="0" table:style-name="ce74">
            <text:p>0.00</text:p>
          </table:table-cell>
          <table:table-cell office:value-type="float" office:value="6.3051999999999997E-2" table:formula="msoxl:=SUM($K32:$M32)" table:style-name="ce74">
            <text:p>0.06</text:p>
          </table:table-cell>
          <table:table-cell table:style-name="ce69"/>
          <table:table-cell office:value-type="string" table:style-name="ce69">
            <text:p>Private (individuals &amp; organisations)</text:p>
          </table:table-cell>
          <table:table-cell office:value-type="float" office:value="0" table:style-name="ce74">
            <text:p>0.00</text:p>
          </table:table-cell>
          <table:table-cell office:value-type="float" office:value="0.33065699999999998" table:style-name="ce74">
            <text:p>0.33</text:p>
          </table:table-cell>
          <table:table-cell office:value-type="float" office:value="0" table:style-name="ce74">
            <text:p>0.00</text:p>
          </table:table-cell>
          <table:table-cell office:value-type="float" office:value="0.33065699999999998" table:style-name="ce74">
            <text:p>0.33</text:p>
          </table:table-cell>
          <table:table-cell table:number-columns-repeated="16364"/>
        </table:table-row>
        <table:table-row table:style-name="ro3">
          <table:table-cell office:value-type="string" table:style-name="ce69">
            <text:p>Netherlands</text:p>
          </table:table-cell>
          <table:table-cell table:style-name="ce69"/>
          <table:table-cell office:value-type="float" office:value="0" table:style-name="ce69">
            <text:p>0</text:p>
          </table:table-cell>
          <table:table-cell table:number-columns-repeated="2" table:style-name="ce69"/>
          <table:table-cell office:value-type="float" office:value="635324" table:style-name="ce69">
            <text:p>635324</text:p>
          </table:table-cell>
          <table:table-cell table:style-name="ce69"/>
          <table:table-cell office:value-type="float" office:value="0" table:formula="msoxl:=SUM($B33,$E33)" table:style-name="ce70">
            <text:p><text:s/>-<text:s text:c="3"/></text:p>
          </table:table-cell>
          <table:table-cell office:value-type="float" office:value="635324" table:formula="msoxl:=SUM($C33,$F33)" table:style-name="ce70">
            <text:p><text:s/>635,324<text:s/></text:p>
          </table:table-cell>
          <table:table-cell office:value-type="float" office:value="0" table:formula="msoxl:=SUM($D33,$G33)" table:style-name="ce70">
            <text:p><text:s/>-<text:s text:c="3"/></text:p>
          </table:table-cell>
          <table:table-cell office:value-type="float" office:value="0" table:style-name="ce74">
            <text:p>0.00</text:p>
          </table:table-cell>
          <table:table-cell office:value-type="float" office:value="0.635324" table:style-name="ce74">
            <text:p>0.64</text:p>
          </table:table-cell>
          <table:table-cell office:value-type="float" office:value="0" table:style-name="ce74">
            <text:p>0.00</text:p>
          </table:table-cell>
          <table:table-cell office:value-type="float" office:value="0.635324" table:formula="msoxl:=SUM($K33:$M33)" table:style-name="ce74">
            <text:p>0.64</text:p>
          </table:table-cell>
          <table:table-cell table:style-name="ce69"/>
          <table:table-cell office:value-type="string" table:style-name="ce69">
            <text:p>Italy</text:p>
          </table:table-cell>
          <table:table-cell office:value-type="float" office:value="0.19034999999999999" table:style-name="ce74">
            <text:p>0.19</text:p>
          </table:table-cell>
          <table:table-cell office:value-type="float" office:value="0.13586999999999999" table:style-name="ce74">
            <text:p>0.14</text:p>
          </table:table-cell>
          <table:table-cell office:value-type="float" office:value="0" table:style-name="ce74">
            <text:p>0.00</text:p>
          </table:table-cell>
          <table:table-cell office:value-type="float" office:value="0.32621999999999995" table:style-name="ce74">
            <text:p>0.33</text:p>
          </table:table-cell>
          <table:table-cell table:number-columns-repeated="16364"/>
        </table:table-row>
        <table:table-row table:style-name="ro3">
          <table:table-cell office:value-type="string" table:style-name="ce69">
            <text:p>Norway</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733460" table:style-name="ce69">
            <text:p>733460</text:p>
          </table:table-cell>
          <table:table-cell office:value-type="float" office:value="1182760" table:style-name="ce69">
            <text:p>1182760</text:p>
          </table:table-cell>
          <table:table-cell table:style-name="ce69"/>
          <table:table-cell office:value-type="float" office:value="733460" table:formula="msoxl:=SUM($B34,$E34)" table:style-name="ce70">
            <text:p><text:s/>733,460<text:s/></text:p>
          </table:table-cell>
          <table:table-cell office:value-type="float" office:value="1182760" table:formula="msoxl:=SUM($C34,$F34)" table:style-name="ce70">
            <text:p><text:s/>1,182,760<text:s/></text:p>
          </table:table-cell>
          <table:table-cell office:value-type="float" office:value="0" table:formula="msoxl:=SUM($D34,$G34)" table:style-name="ce70">
            <text:p><text:s/>-<text:s text:c="3"/></text:p>
          </table:table-cell>
          <table:table-cell office:value-type="float" office:value="0.73346" table:style-name="ce74">
            <text:p>0.73</text:p>
          </table:table-cell>
          <table:table-cell office:value-type="float" office:value="1.18276" table:style-name="ce74">
            <text:p>1.18</text:p>
          </table:table-cell>
          <table:table-cell office:value-type="float" office:value="0" table:style-name="ce74">
            <text:p>0.00</text:p>
          </table:table-cell>
          <table:table-cell office:value-type="float" office:value="1.91622" table:formula="msoxl:=SUM($K34:$M34)" table:style-name="ce74">
            <text:p>1.92</text:p>
          </table:table-cell>
          <table:table-cell table:style-name="ce69"/>
          <table:table-cell office:value-type="string" table:style-name="ce69">
            <text:p>Latvia</text:p>
          </table:table-cell>
          <table:table-cell office:value-type="float" office:value="0.28838900000000001" table:style-name="ce74">
            <text:p>0.29</text:p>
          </table:table-cell>
          <table:table-cell office:value-type="float" office:value="0" table:style-name="ce74">
            <text:p>0.00</text:p>
          </table:table-cell>
          <table:table-cell office:value-type="float" office:value="0" table:style-name="ce74">
            <text:p>0.00</text:p>
          </table:table-cell>
          <table:table-cell office:value-type="float" office:value="0.28838900000000001" table:style-name="ce74">
            <text:p>0.29</text:p>
          </table:table-cell>
          <table:table-cell table:number-columns-repeated="16364"/>
        </table:table-row>
        <table:table-row table:style-name="ro3">
          <table:table-cell office:value-type="string" table:style-name="ce69">
            <text:p>Poland</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1852264" table:style-name="ce69">
            <text:p>1852264</text:p>
          </table:table-cell>
          <table:table-cell office:value-type="float" office:value="468056" table:style-name="ce69">
            <text:p>468056</text:p>
          </table:table-cell>
          <table:table-cell table:style-name="ce69"/>
          <table:table-cell office:value-type="float" office:value="1852264" table:formula="msoxl:=SUM($B35,$E35)" table:style-name="ce70">
            <text:p><text:s/>1,852,264<text:s/></text:p>
          </table:table-cell>
          <table:table-cell office:value-type="float" office:value="468056" table:formula="msoxl:=SUM($C35,$F35)" table:style-name="ce70">
            <text:p><text:s/>468,056<text:s/></text:p>
          </table:table-cell>
          <table:table-cell office:value-type="float" office:value="0" table:formula="msoxl:=SUM($D35,$G35)" table:style-name="ce70">
            <text:p><text:s/>-<text:s text:c="3"/></text:p>
          </table:table-cell>
          <table:table-cell office:value-type="float" office:value="1.8522639999999999" table:style-name="ce74">
            <text:p>1.85</text:p>
          </table:table-cell>
          <table:table-cell office:value-type="float" office:value="0.46805600000000003" table:style-name="ce74">
            <text:p>0.47</text:p>
          </table:table-cell>
          <table:table-cell office:value-type="float" office:value="0" table:style-name="ce74">
            <text:p>0.00</text:p>
          </table:table-cell>
          <table:table-cell office:value-type="float" office:value="2.3203199999999997" table:formula="msoxl:=SUM($K35:$M35)" table:style-name="ce74">
            <text:p>2.32</text:p>
          </table:table-cell>
          <table:table-cell table:style-name="ce69"/>
          <table:table-cell office:value-type="string" table:style-name="ce69">
            <text:p>Hungary</text:p>
          </table:table-cell>
          <table:table-cell office:value-type="float" office:value="0.145759" table:style-name="ce74">
            <text:p>0.15</text:p>
          </table:table-cell>
          <table:table-cell office:value-type="float" office:value="0" table:style-name="ce74">
            <text:p>0.00</text:p>
          </table:table-cell>
          <table:table-cell office:value-type="float" office:value="0" table:style-name="ce74">
            <text:p>0.00</text:p>
          </table:table-cell>
          <table:table-cell office:value-type="float" office:value="0.145759" table:style-name="ce74">
            <text:p>0.15</text:p>
          </table:table-cell>
          <table:table-cell table:number-columns-repeated="16364"/>
        </table:table-row>
        <table:table-row table:style-name="ro3">
          <table:table-cell office:value-type="string" table:style-name="ce69">
            <text:p>Private (individuals &amp; organisations)</text:p>
          </table:table-cell>
          <table:table-cell table:style-name="ce69"/>
          <table:table-cell office:value-type="float" office:value="0" table:style-name="ce69">
            <text:p>0</text:p>
          </table:table-cell>
          <table:table-cell table:number-columns-repeated="2" table:style-name="ce69"/>
          <table:table-cell office:value-type="float" office:value="330657" table:style-name="ce69">
            <text:p>330657</text:p>
          </table:table-cell>
          <table:table-cell table:style-name="ce69"/>
          <table:table-cell office:value-type="float" office:value="0" table:formula="msoxl:=SUM($B36,$E36)" table:style-name="ce70">
            <text:p><text:s/>-<text:s text:c="3"/></text:p>
          </table:table-cell>
          <table:table-cell office:value-type="float" office:value="330657" table:formula="msoxl:=SUM($C36,$F36)" table:style-name="ce70">
            <text:p><text:s/>330,657<text:s/></text:p>
          </table:table-cell>
          <table:table-cell office:value-type="float" office:value="0" table:formula="msoxl:=SUM($D36,$G36)" table:style-name="ce70">
            <text:p><text:s/>-<text:s text:c="3"/></text:p>
          </table:table-cell>
          <table:table-cell office:value-type="float" office:value="0" table:style-name="ce74">
            <text:p>0.00</text:p>
          </table:table-cell>
          <table:table-cell office:value-type="float" office:value="0.33065699999999998" table:style-name="ce74">
            <text:p>0.33</text:p>
          </table:table-cell>
          <table:table-cell office:value-type="float" office:value="0" table:style-name="ce74">
            <text:p>0.00</text:p>
          </table:table-cell>
          <table:table-cell office:value-type="float" office:value="0.33065699999999998" table:formula="msoxl:=SUM($K36:$M36)" table:style-name="ce74">
            <text:p>0.33</text:p>
          </table:table-cell>
          <table:table-cell table:style-name="ce69"/>
          <table:table-cell office:value-type="string" table:style-name="ce69">
            <text:p>Luxembourg</text:p>
          </table:table-cell>
          <table:table-cell office:value-type="float" office:value="0.101922" table:style-name="ce74">
            <text:p>0.10</text:p>
          </table:table-cell>
          <table:table-cell office:value-type="float" office:value="0" table:style-name="ce74">
            <text:p>0.00</text:p>
          </table:table-cell>
          <table:table-cell office:value-type="float" office:value="0" table:style-name="ce74">
            <text:p>0.00</text:p>
          </table:table-cell>
          <table:table-cell office:value-type="float" office:value="0.101922" table:style-name="ce74">
            <text:p>0.10</text:p>
          </table:table-cell>
          <table:table-cell table:number-columns-repeated="16364"/>
        </table:table-row>
        <table:table-row table:style-name="ro3">
          <table:table-cell office:value-type="string" table:style-name="ce69">
            <text:p>Russian Federation</text:p>
          </table:table-cell>
          <table:table-cell table:style-name="ce69"/>
          <table:table-cell office:value-type="float" office:value="0" table:style-name="ce69">
            <text:p>0</text:p>
          </table:table-cell>
          <table:table-cell table:number-columns-repeated="2" table:style-name="ce69"/>
          <table:table-cell office:value-type="float" office:value="5000000" table:style-name="ce69">
            <text:p>5000000</text:p>
          </table:table-cell>
          <table:table-cell table:style-name="ce69"/>
          <table:table-cell office:value-type="float" office:value="0" table:formula="msoxl:=SUM($B37,$E37)" table:style-name="ce70">
            <text:p><text:s/>-<text:s text:c="3"/></text:p>
          </table:table-cell>
          <table:table-cell office:value-type="float" office:value="5000000" table:formula="msoxl:=SUM($C37,$F37)" table:style-name="ce70">
            <text:p><text:s/>5,000,000<text:s/></text:p>
          </table:table-cell>
          <table:table-cell office:value-type="float" office:value="0" table:formula="msoxl:=SUM($D37,$G37)" table:style-name="ce70">
            <text:p><text:s/>-<text:s text:c="3"/></text:p>
          </table:table-cell>
          <table:table-cell office:value-type="float" office:value="0" table:style-name="ce74">
            <text:p>0.00</text:p>
          </table:table-cell>
          <table:table-cell office:value-type="float" office:value="5" table:style-name="ce74">
            <text:p>5.00</text:p>
          </table:table-cell>
          <table:table-cell office:value-type="float" office:value="0" table:style-name="ce74">
            <text:p>0.00</text:p>
          </table:table-cell>
          <table:table-cell office:value-type="float" office:value="5" table:formula="msoxl:=SUM($K37:$M37)" table:style-name="ce74">
            <text:p>5.00</text:p>
          </table:table-cell>
          <table:table-cell table:style-name="ce69"/>
          <table:table-cell office:value-type="string" table:style-name="ce69">
            <text:p>Malta</text:p>
          </table:table-cell>
          <table:table-cell office:value-type="float" office:value="6.3051999999999997E-2" table:style-name="ce74">
            <text:p>0.06</text:p>
          </table:table-cell>
          <table:table-cell office:value-type="float" office:value="0" table:style-name="ce74">
            <text:p>0.00</text:p>
          </table:table-cell>
          <table:table-cell office:value-type="float" office:value="0" table:style-name="ce74">
            <text:p>0.00</text:p>
          </table:table-cell>
          <table:table-cell office:value-type="float" office:value="6.3051999999999997E-2" table:style-name="ce74">
            <text:p>0.06</text:p>
          </table:table-cell>
          <table:table-cell table:number-columns-repeated="16364"/>
        </table:table-row>
        <table:table-row table:style-name="ro3">
          <table:table-cell office:value-type="string" table:style-name="ce69">
            <text:p>Sweden</text:p>
          </table:table-cell>
          <table:table-cell office:value-type="float" office:value="0" table:style-name="ce69">
            <text:p>0</text:p>
          </table:table-cell>
          <table:table-cell table:number-columns-repeated="2" table:style-name="ce69"/>
          <table:table-cell office:value-type="float" office:value="4642710" table:style-name="ce69">
            <text:p>4642710</text:p>
          </table:table-cell>
          <table:table-cell table:number-columns-repeated="2" table:style-name="ce69"/>
          <table:table-cell office:value-type="float" office:value="4642710" table:formula="msoxl:=SUM($B38,$E38)" table:style-name="ce70">
            <text:p><text:s/>4,642,710<text:s/></text:p>
          </table:table-cell>
          <table:table-cell office:value-type="float" office:value="0" table:formula="msoxl:=SUM($C38,$F38)" table:style-name="ce70">
            <text:p><text:s/>-<text:s text:c="3"/></text:p>
          </table:table-cell>
          <table:table-cell office:value-type="float" office:value="0" table:formula="msoxl:=SUM($D38,$G38)" table:style-name="ce70">
            <text:p><text:s/>-<text:s text:c="3"/></text:p>
          </table:table-cell>
          <table:table-cell office:value-type="float" office:value="4.6427100000000001" table:style-name="ce74">
            <text:p>4.64</text:p>
          </table:table-cell>
          <table:table-cell office:value-type="float" office:value="0" table:style-name="ce74">
            <text:p>0.00</text:p>
          </table:table-cell>
          <table:table-cell office:value-type="float" office:value="0" table:style-name="ce74">
            <text:p>0.00</text:p>
          </table:table-cell>
          <table:table-cell office:value-type="float" office:value="4.6427100000000001" table:formula="msoxl:=SUM($K38:$M38)" table:style-name="ce74">
            <text:p>4.64</text:p>
          </table:table-cell>
          <table:table-cell table:style-name="ce69"/>
          <table:table-cell office:value-type="string" table:style-name="ce69">
            <text:p>France</text:p>
          </table:table-cell>
          <table:table-cell office:value-type="float" office:value="4.0816999999999999E-2" table:style-name="ce74">
            <text:p>0.04</text:p>
          </table:table-cell>
          <table:table-cell office:value-type="float" office:value="0" table:style-name="ce74">
            <text:p>0.00</text:p>
          </table:table-cell>
          <table:table-cell office:value-type="float" office:value="0" table:style-name="ce74">
            <text:p>0.00</text:p>
          </table:table-cell>
          <table:table-cell office:value-type="float" office:value="4.0816999999999999E-2" table:style-name="ce74">
            <text:p>0.04</text:p>
          </table:table-cell>
          <table:table-cell table:number-columns-repeated="16364"/>
        </table:table-row>
        <table:table-row table:style-name="ro3">
          <table:table-cell office:value-type="string" table:style-name="ce69">
            <text:p>Switzerland</text:p>
          </table:table-cell>
          <table:table-cell office:value-type="float" office:value="0" table:style-name="ce69">
            <text:p>0</text:p>
          </table:table-cell>
          <table:table-cell office:value-type="float" office:value="0" table:style-name="ce69">
            <text:p>0</text:p>
          </table:table-cell>
          <table:table-cell table:style-name="ce69"/>
          <table:table-cell office:value-type="float" office:value="1833747" table:style-name="ce69">
            <text:p>1833747</text:p>
          </table:table-cell>
          <table:table-cell office:value-type="float" office:value="952986" table:style-name="ce69">
            <text:p>952986</text:p>
          </table:table-cell>
          <table:table-cell table:style-name="ce69"/>
          <table:table-cell office:value-type="float" office:value="1833747" table:formula="msoxl:=SUM($B39,$E39)" table:style-name="ce70">
            <text:p><text:s/>1,833,747<text:s/></text:p>
          </table:table-cell>
          <table:table-cell office:value-type="float" office:value="952986" table:formula="msoxl:=SUM($C39,$F39)" table:style-name="ce70">
            <text:p><text:s/>952,986<text:s/></text:p>
          </table:table-cell>
          <table:table-cell office:value-type="float" office:value="0" table:formula="msoxl:=SUM($D39,$G39)" table:style-name="ce70">
            <text:p><text:s/>-<text:s text:c="3"/></text:p>
          </table:table-cell>
          <table:table-cell office:value-type="float" office:value="1.833747" table:style-name="ce74">
            <text:p>1.83</text:p>
          </table:table-cell>
          <table:table-cell office:value-type="float" office:value="0.952986" table:style-name="ce74">
            <text:p>0.95</text:p>
          </table:table-cell>
          <table:table-cell office:value-type="float" office:value="0" table:style-name="ce74">
            <text:p>0.00</text:p>
          </table:table-cell>
          <table:table-cell office:value-type="float" office:value="2.7867329999999999" table:formula="msoxl:=SUM($K39:$M39)" table:style-name="ce74">
            <text:p>2.79</text:p>
          </table:table-cell>
          <table:table-cell table:style-name="ce69"/>
          <table:table-cell office:value-type="string" table:style-name="ce69">
            <text:p>Israel</text:p>
          </table:table-cell>
          <table:table-cell office:value-type="float" office:value="0" table:style-name="ce74">
            <text:p>0.00</text:p>
          </table:table-cell>
          <table:table-cell office:value-type="float" office:value="4.0223000000000002E-2" table:style-name="ce74">
            <text:p>0.04</text:p>
          </table:table-cell>
          <table:table-cell office:value-type="float" office:value="0" table:style-name="ce74">
            <text:p>0.00</text:p>
          </table:table-cell>
          <table:table-cell office:value-type="float" office:value="4.0223000000000002E-2" table:style-name="ce74">
            <text:p>0.04</text:p>
          </table:table-cell>
          <table:table-cell table:number-columns-repeated="16364"/>
        </table:table-row>
        <table:table-row table:style-name="ro3">
          <table:table-cell office:value-type="string" table:style-name="ce69">
            <text:p>United Kingdom<text:s/></text:p>
          </table:table-cell>
          <table:table-cell office:value-type="float" office:value="0" table:style-name="ce69">
            <text:p>0</text:p>
          </table:table-cell>
          <table:table-cell office:value-type="float" office:value="0" table:style-name="ce69">
            <text:p>0</text:p>
          </table:table-cell>
          <table:table-cell office:value-type="float" office:value="23148126" table:style-name="ce69">
            <text:p>23148126</text:p>
          </table:table-cell>
          <table:table-cell office:value-type="float" office:value="651470" table:style-name="ce69">
            <text:p>651470</text:p>
          </table:table-cell>
          <table:table-cell office:value-type="float" office:value="1182432" table:style-name="ce69">
            <text:p>1182432</text:p>
          </table:table-cell>
          <table:table-cell office:value-type="float" office:value="0" table:style-name="ce69">
            <text:p>0</text:p>
          </table:table-cell>
          <table:table-cell office:value-type="float" office:value="651470" table:formula="msoxl:=SUM($B40,$E40)" table:style-name="ce70">
            <text:p><text:s/>651,470<text:s/></text:p>
          </table:table-cell>
          <table:table-cell office:value-type="float" office:value="1182432" table:formula="msoxl:=SUM($C40,$F40)" table:style-name="ce70">
            <text:p><text:s/>1,182,432<text:s/></text:p>
          </table:table-cell>
          <table:table-cell office:value-type="float" office:value="23148126" table:formula="msoxl:=SUM($D40,$G40)" table:style-name="ce70">
            <text:p><text:s/>23,148,126<text:s/></text:p>
          </table:table-cell>
          <table:table-cell office:value-type="float" office:value="0.65146999999999999" table:style-name="ce74">
            <text:p>0.65</text:p>
          </table:table-cell>
          <table:table-cell office:value-type="float" office:value="1.1824319999999999" table:style-name="ce74">
            <text:p>1.18</text:p>
          </table:table-cell>
          <table:table-cell office:value-type="float" office:value="23.148126000000001" table:style-name="ce74">
            <text:p>23.15</text:p>
          </table:table-cell>
          <table:table-cell office:value-type="float" office:value="24.982028" table:formula="msoxl:=SUM($K40:$M40)" table:style-name="ce74">
            <text:p>24.98</text:p>
          </table:table-cell>
          <table:table-cell table:style-name="ce69"/>
          <table:table-cell office:value-type="string" table:style-name="ce69">
            <text:p>Donor</text:p>
          </table:table-cell>
          <table:table-cell office:value-type="float" office:value="0" table:style-name="ce74">
            <text:p>0.00</text:p>
          </table:table-cell>
          <table:table-cell office:value-type="float" office:value="0" table:style-name="ce74">
            <text:p>0.00</text:p>
          </table:table-cell>
          <table:table-cell office:value-type="float" office:value="0" table:style-name="ce74">
            <text:p>0.00</text:p>
          </table:table-cell>
          <table:table-cell office:value-type="float" office:value="0" table:style-name="ce74">
            <text:p>0.00</text:p>
          </table:table-cell>
          <table:table-cell table:number-columns-repeated="16364"/>
        </table:table-row>
        <table:table-row table:style-name="ro3">
          <table:table-cell office:value-type="string" table:style-name="ce69">
            <text:p>United States of America</text:p>
          </table:table-cell>
          <table:table-cell office:value-type="float" office:value="0" table:style-name="ce69">
            <text:p>0</text:p>
          </table:table-cell>
          <table:table-cell office:value-type="float" office:value="0" table:style-name="ce69">
            <text:p>0</text:p>
          </table:table-cell>
          <table:table-cell office:value-type="float" office:value="11100000" table:style-name="ce69">
            <text:p>11100000</text:p>
          </table:table-cell>
          <table:table-cell office:value-type="float" office:value="11717886" table:style-name="ce69">
            <text:p>11717886</text:p>
          </table:table-cell>
          <table:table-cell office:value-type="float" office:value="5225000" table:style-name="ce69">
            <text:p>5225000</text:p>
          </table:table-cell>
          <table:table-cell office:value-type="float" office:value="0" table:style-name="ce69">
            <text:p>0</text:p>
          </table:table-cell>
          <table:table-cell office:value-type="float" office:value="11717886" table:formula="msoxl:=SUM($B41,$E41)" table:style-name="ce70">
            <text:p><text:s/>11,717,886<text:s/></text:p>
          </table:table-cell>
          <table:table-cell office:value-type="float" office:value="5225000" table:formula="msoxl:=SUM($C41,$F41)" table:style-name="ce70">
            <text:p><text:s/>5,225,000<text:s/></text:p>
          </table:table-cell>
          <table:table-cell office:value-type="float" office:value="11100000" table:formula="msoxl:=SUM($D41,$G41)" table:style-name="ce70">
            <text:p><text:s/>11,100,000<text:s/></text:p>
          </table:table-cell>
          <table:table-cell office:value-type="float" office:value="11.717886" table:style-name="ce74">
            <text:p>11.72</text:p>
          </table:table-cell>
          <table:table-cell office:value-type="float" office:value="5.2249999999999996" table:style-name="ce74">
            <text:p>5.23</text:p>
          </table:table-cell>
          <table:table-cell office:value-type="float" office:value="11.1" table:style-name="ce74">
            <text:p>11.10</text:p>
          </table:table-cell>
          <table:table-cell office:value-type="float" office:value="28.042886000000003" table:formula="msoxl:=SUM($K41:$M41)" table:style-name="ce74">
            <text:p>28.04</text:p>
          </table:table-cell>
          <table:table-cell table:style-name="ce69"/>
          <table:table-cell office:value-type="string" table:style-name="ce69">
            <text:p>Grand Total</text:p>
          </table:table-cell>
          <table:table-cell office:value-type="float" office:value="71.517595" table:style-name="ce74">
            <text:p>71.52</text:p>
          </table:table-cell>
          <table:table-cell office:value-type="float" office:value="32.748702000000002" table:style-name="ce74">
            <text:p>32.75</text:p>
          </table:table-cell>
          <table:table-cell office:value-type="float" office:value="44.992334" table:style-name="ce74">
            <text:p>44.99</text:p>
          </table:table-cell>
          <table:table-cell office:value-type="float" office:value="149.25863100000001" table:style-name="ce74">
            <text:p>149.26</text:p>
          </table:table-cell>
          <table:table-cell table:number-columns-repeated="16364"/>
        </table:table-row>
        <table:table-row table:style-name="ro3">
          <table:table-cell office:value-type="string" table:style-name="ce69">
            <text:p>Grand Total</text:p>
          </table:table-cell>
          <table:table-cell office:value-type="float" office:value="0" table:style-name="ce69">
            <text:p>0</text:p>
          </table:table-cell>
          <table:table-cell office:value-type="float" office:value="0" table:style-name="ce69">
            <text:p>0</text:p>
          </table:table-cell>
          <table:table-cell office:value-type="float" office:value="44992334" table:style-name="ce69">
            <text:p>44992334</text:p>
          </table:table-cell>
          <table:table-cell office:value-type="float" office:value="71517595" table:style-name="ce69">
            <text:p>71517595</text:p>
          </table:table-cell>
          <table:table-cell office:value-type="float" office:value="32748702" table:style-name="ce69">
            <text:p>32748702</text:p>
          </table:table-cell>
          <table:table-cell office:value-type="float" office:value="0" table:style-name="ce69">
            <text:p>0</text:p>
          </table:table-cell>
          <table:table-cell office:value-type="float" office:value="71517595" table:formula="msoxl:=SUM($B42,$E42)" table:style-name="ce71">
            <text:p><text:s/>71,517,595<text:s/></text:p>
          </table:table-cell>
          <table:table-cell office:value-type="float" office:value="32748702" table:formula="msoxl:=SUM($C42,$F42)" table:style-name="ce71">
            <text:p><text:s/>32,748,702<text:s/></text:p>
          </table:table-cell>
          <table:table-cell office:value-type="float" office:value="44992334" table:formula="msoxl:=SUM($D42,$G42)" table:style-name="ce71">
            <text:p><text:s/>44,992,334<text:s/></text:p>
          </table:table-cell>
          <table:table-cell office:value-type="float" office:value="71.517595" table:style-name="ce75">
            <text:p>71.52</text:p>
          </table:table-cell>
          <table:table-cell office:value-type="float" office:value="32.748702000000002" table:style-name="ce75">
            <text:p>32.75</text:p>
          </table:table-cell>
          <table:table-cell office:value-type="float" office:value="44.992334" table:style-name="ce75">
            <text:p>44.99</text:p>
          </table:table-cell>
          <table:table-cell office:value-type="float" office:value="149.25863100000001" table:formula="msoxl:=SUM($K42:$M42)" table:style-name="ce75">
            <text:p>149.26</text:p>
          </table:table-cell>
          <table:table-cell table:number-columns-repeated="16370" table:style-name="ce69"/>
        </table:table-row>
        <table:table-row table:number-rows-repeated="1048534" table:style-name="ro3">
          <table:table-cell table:number-columns-repeated="16384"/>
        </table:table-row>
      </table:table>
      <table:table table:name="Ukraine_crisis_briefing_-_Mar_2" table:style-name="ta2">
        <table:table-column table:style-name="co1" table:default-cell-style-name="ce1"/>
        <table:table-column table:style-name="co27" table:default-cell-style-name="ce1"/>
        <table:table-column table:style-name="co28" table:default-cell-style-name="ce1"/>
        <table:table-column table:style-name="co29" table:default-cell-style-name="ce1"/>
        <table:table-column table:style-name="co18" table:default-cell-style-name="ce1"/>
        <table:table-column table:style-name="co30" table:default-cell-style-name="ce1"/>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6374" table:default-cell-style-name="ce1"/>
        <table:table-row table:style-name="ro1">
          <table:table-cell office:value-type="string" table:style-name="ce103">
            <text:p><text:span text:style-name="T5">Title:</text:span><text:s/></text:p>
          </table:table-cell>
          <table:table-cell office:value-type="string" table:style-name="ce69">
            <text:p>Commitments and contributions from countries in Eastern Europe</text:p>
          </table:table-cell>
          <table:table-cell table:number-columns-repeated="16382" table:style-name="ce1"/>
        </table:table-row>
        <table:table-row table:style-name="ro1">
          <table:table-cell office:value-type="string" table:style-name="ce104">
            <text:p><text:span text:style-name="T5">Source:</text:span><text:s/></text:p>
          </table:table-cell>
          <table:table-cell office:value-type="string" table:style-name="ce69">
            <text:p>UN OCHA FTS</text:p>
          </table:table-cell>
          <table:table-cell table:number-columns-repeated="5" table:style-name="ce1"/>
          <table:table-cell office:value-type="string" table:style-name="ce1">
            <text:p>Donor</text:p>
          </table:table-cell>
          <table:table-cell office:value-type="string" table:style-name="ce1">
            <text:p>Committed/contributed</text:p>
          </table:table-cell>
          <table:table-cell office:value-type="string" table:style-name="ce1">
            <text:p>Pledged</text:p>
          </table:table-cell>
          <table:table-cell table:number-columns-repeated="16374"/>
        </table:table-row>
        <table:table-row table:style-name="ro1">
          <table:table-cell office:value-type="string" table:style-name="ce105">
            <text:p>Notes:<text:s/></text:p>
          </table:table-cell>
          <table:table-cell office:value-type="string" table:style-name="ce69">
            <text:p>Data downloaded on 3 Mar 2015</text:p>
          </table:table-cell>
          <table:table-cell table:number-columns-repeated="5" table:style-name="ce1"/>
          <table:table-cell office:value-type="string" table:style-name="ce1">
            <text:p>Poland</text:p>
          </table:table-cell>
          <table:table-cell office:value-type="float" office:value="2320320" table:style-name="ce45">
            <text:p><text:s/>2,320,320<text:s/></text:p>
          </table:table-cell>
          <table:table-cell office:value-type="float" office:value="0" table:style-name="ce45">
            <text:p><text:s/>-<text:s text:c="3"/></text:p>
          </table:table-cell>
          <table:table-cell table:number-columns-repeated="16374"/>
        </table:table-row>
        <table:table-row table:style-name="ro1">
          <table:table-cell table:number-columns-repeated="7" table:style-name="ce1"/>
          <table:table-cell office:value-type="string" table:style-name="ce1">
            <text:p>Estonia</text:p>
          </table:table-cell>
          <table:table-cell office:value-type="float" office:value="677153" table:style-name="ce45">
            <text:p><text:s/>677,153<text:s/></text:p>
          </table:table-cell>
          <table:table-cell office:value-type="float" office:value="0" table:style-name="ce45">
            <text:p><text:s/>-<text:s text:c="3"/></text:p>
          </table:table-cell>
          <table:table-cell table:number-columns-repeated="16374"/>
        </table:table-row>
        <table:table-row table:style-name="ro1">
          <table:table-cell table:number-columns-repeated="7" table:style-name="ce1"/>
          <table:table-cell office:value-type="string" table:style-name="ce1">
            <text:p>Czech Republic</text:p>
          </table:table-cell>
          <table:table-cell office:value-type="float" office:value="534657" table:style-name="ce45">
            <text:p><text:s/>534,657<text:s/></text:p>
          </table:table-cell>
          <table:table-cell office:value-type="float" office:value="0" table:style-name="ce45">
            <text:p><text:s/>-<text:s text:c="3"/></text:p>
          </table:table-cell>
          <table:table-cell table:number-columns-repeated="16374"/>
        </table:table-row>
        <table:table-row table:style-name="ro1">
          <table:table-cell table:number-columns-repeated="7" table:style-name="ce1"/>
          <table:table-cell office:value-type="string" table:style-name="ce1">
            <text:p>Latvia</text:p>
          </table:table-cell>
          <table:table-cell office:value-type="float" office:value="288389" table:style-name="ce45">
            <text:p><text:s/>288,389<text:s/></text:p>
          </table:table-cell>
          <table:table-cell office:value-type="float" office:value="0" table:style-name="ce45">
            <text:p><text:s/>-<text:s text:c="3"/></text:p>
          </table:table-cell>
          <table:table-cell table:number-columns-repeated="16374"/>
        </table:table-row>
        <table:table-row table:style-name="ro1">
          <table:table-cell table:style-name="ce1"/>
          <table:table-cell office:value-type="string" table:style-name="ce1">
            <text:p>Emergency title</text:p>
          </table:table-cell>
          <table:table-cell office:value-type="string" table:style-name="ce1">
            <text:p>(Multiple Items)</text:p>
          </table:table-cell>
          <table:table-cell table:number-columns-repeated="4" table:style-name="ce1"/>
          <table:table-cell office:value-type="string" table:style-name="ce1">
            <text:p>Hungary</text:p>
          </table:table-cell>
          <table:table-cell office:value-type="float" office:value="145759" table:style-name="ce45">
            <text:p><text:s/>145,759<text:s/></text:p>
          </table:table-cell>
          <table:table-cell office:value-type="float" office:value="0" table:style-name="ce45">
            <text:p><text:s/>-<text:s text:c="3"/></text:p>
          </table:table-cell>
          <table:table-cell table:number-columns-repeated="16374"/>
        </table:table-row>
        <table:table-row table:style-name="ro1">
          <table:table-cell table:number-columns-repeated="7" table:style-name="ce1"/>
          <table:table-cell office:value-type="string" table:style-name="ce1">
            <text:p>Lithuania</text:p>
          </table:table-cell>
          <table:table-cell office:value-type="float" office:value="88904" table:style-name="ce45">
            <text:p><text:s/>88,904<text:s/></text:p>
          </table:table-cell>
          <table:table-cell office:value-type="float" office:value="313369" table:style-name="ce45">
            <text:p><text:s/>313,369<text:s/></text:p>
          </table:table-cell>
          <table:table-cell table:number-columns-repeated="16374"/>
        </table:table-row>
        <table:table-row table:style-name="ro1">
          <table:table-cell table:number-columns-repeated="2" table:style-name="ce1"/>
          <table:table-cell office:value-type="string" table:style-name="ce1">
            <text:p>Data</text:p>
          </table:table-cell>
          <table:table-cell table:number-columns-repeated="5" table:style-name="ce1"/>
          <table:table-cell office:value-type="float" office:value="4055182" table:formula="msoxl:=SUM(I3:I8)" table:style-name="ce52">
            <text:p><text:s/>4,055,182<text:s/></text:p>
          </table:table-cell>
          <table:table-cell table:number-columns-repeated="16375" table:style-name="ce1"/>
        </table:table-row>
        <table:table-row table:style-name="ro1">
          <table:table-cell table:style-name="ce1"/>
          <table:table-cell office:value-type="string" table:style-name="ce1">
            <text:p>Donor</text:p>
          </table:table-cell>
          <table:table-cell office:value-type="string" table:style-name="ce1">
            <text:p>Sum of USD committed/contributed</text:p>
          </table:table-cell>
          <table:table-cell office:value-type="string" table:style-name="ce1">
            <text:p>Sum of <text:s/>USD pledged</text:p>
          </table:table-cell>
          <table:table-cell table:number-columns-repeated="16380" table:style-name="ce1"/>
        </table:table-row>
        <table:table-row table:style-name="ro1">
          <table:table-cell table:style-name="ce1"/>
          <table:table-cell office:value-type="string" table:style-name="ce1">
            <text:p>Australia</text:p>
          </table:table-cell>
          <table:table-cell office:value-type="float" office:value="872600" table:style-name="ce1">
            <text:p>872600</text:p>
          </table:table-cell>
          <table:table-cell office:value-type="float" office:value="0" table:style-name="ce1">
            <text:p>0</text:p>
          </table:table-cell>
          <table:table-cell table:number-columns-repeated="3" table:style-name="ce1"/>
          <table:table-cell table:style-name="ce1">
            <draw:frame xmlns:presentation="urn:oasis:names:tc:opendocument:xmlns:presentation:1.0" draw:z-index="1" draw:id="id2" draw:style-name="a2" draw:name="Chart 2" svg:x="0.22917in" svg:y="0.15625in" svg:width="6.02083in" svg:height="2.96875in" style:rel-width="scale" style:rel-height="scale">
              <draw:object xlink:href="Object 3/" xlink:type="simple" xlink:show="embed" xlink:actuate="onLoad"/>
              <svg:desc/>
            </draw:frame>
          </table:table-cell>
          <table:table-cell table:number-columns-repeated="16376" table:style-name="ce1"/>
        </table:table-row>
        <table:table-row table:style-name="ro1">
          <table:table-cell table:style-name="ce1"/>
          <table:table-cell office:value-type="string" table:style-name="ce1">
            <text:p>Austria</text:p>
          </table:table-cell>
          <table:table-cell office:value-type="float" office:value="1003678" table:style-name="ce1">
            <text:p>1003678</text:p>
          </table:table-cell>
          <table:table-cell office:value-type="float" office:value="0" table:style-name="ce1">
            <text:p>0</text:p>
          </table:table-cell>
          <table:table-cell table:number-columns-repeated="16380" table:style-name="ce1"/>
        </table:table-row>
        <table:table-row table:style-name="ro1">
          <table:table-cell table:style-name="ce1"/>
          <table:table-cell office:value-type="string" table:style-name="ce1">
            <text:p>Belgium</text:p>
          </table:table-cell>
          <table:table-cell office:value-type="float" office:value="0" table:style-name="ce1">
            <text:p>0</text:p>
          </table:table-cell>
          <table:table-cell office:value-type="float" office:value="2267574" table:style-name="ce1">
            <text:p>2267574</text:p>
          </table:table-cell>
          <table:table-cell table:number-columns-repeated="16380" table:style-name="ce1"/>
        </table:table-row>
        <table:table-row table:style-name="ro1">
          <table:table-cell table:style-name="ce1"/>
          <table:table-cell office:value-type="string" table:style-name="ce1">
            <text:p>Canada</text:p>
          </table:table-cell>
          <table:table-cell office:value-type="float" office:value="2746138" table:style-name="ce1">
            <text:p>2746138</text:p>
          </table:table-cell>
          <table:table-cell office:value-type="float" office:value="0" table:style-name="ce1">
            <text:p>0</text:p>
          </table:table-cell>
          <table:table-cell table:number-columns-repeated="16380" table:style-name="ce1"/>
        </table:table-row>
        <table:table-row table:style-name="ro1">
          <table:table-cell table:style-name="ce1"/>
          <table:table-cell office:value-type="string" table:style-name="ce1">
            <text:p>Central Emergency Response Fund</text:p>
          </table:table-cell>
          <table:table-cell office:value-type="float" office:value="3975226" table:style-name="ce1">
            <text:p>3975226</text:p>
          </table:table-cell>
          <table:table-cell office:value-type="float" office:value="0" table:style-name="ce1">
            <text:p>0</text:p>
          </table:table-cell>
          <table:table-cell table:number-columns-repeated="16380" table:style-name="ce1"/>
        </table:table-row>
        <table:table-row table:style-name="ro1">
          <table:table-cell table:style-name="ce1"/>
          <table:table-cell office:value-type="string" table:style-name="ce43">
            <text:p>Czech Republic</text:p>
          </table:table-cell>
          <table:table-cell office:value-type="float" office:value="534657" table:style-name="ce43">
            <text:p>534657</text:p>
          </table:table-cell>
          <table:table-cell office:value-type="float" office:value="0" table:style-name="ce43">
            <text:p>0</text:p>
          </table:table-cell>
          <table:table-cell table:number-columns-repeated="16380" table:style-name="ce1"/>
        </table:table-row>
        <table:table-row table:style-name="ro1">
          <table:table-cell/>
          <table:table-cell office:value-type="string" table:style-name="ce1">
            <text:p>Denmark</text:p>
          </table:table-cell>
          <table:table-cell office:value-type="float" office:value="3368419" table:style-name="ce1">
            <text:p>3368419</text:p>
          </table:table-cell>
          <table:table-cell office:value-type="float" office:value="0" table:style-name="ce1">
            <text:p>0</text:p>
          </table:table-cell>
          <table:table-cell table:number-columns-repeated="16380"/>
        </table:table-row>
        <table:table-row table:style-name="ro1">
          <table:table-cell/>
          <table:table-cell office:value-type="string" table:style-name="ce43">
            <text:p>Estonia</text:p>
          </table:table-cell>
          <table:table-cell office:value-type="float" office:value="677153" table:style-name="ce43">
            <text:p>677153</text:p>
          </table:table-cell>
          <table:table-cell office:value-type="float" office:value="0" table:style-name="ce43">
            <text:p>0</text:p>
          </table:table-cell>
          <table:table-cell table:number-columns-repeated="16380"/>
        </table:table-row>
        <table:table-row table:style-name="ro1">
          <table:table-cell/>
          <table:table-cell office:value-type="string" table:style-name="ce1">
            <text:p>European Commission</text:p>
          </table:table-cell>
          <table:table-cell office:value-type="float" office:value="4498856" table:style-name="ce1">
            <text:p>4498856</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ECHO</text:p>
          </table:table-cell>
          <table:table-cell office:value-type="float" office:value="32720213" table:style-name="ce1">
            <text:p>32720213</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Finland</text:p>
          </table:table-cell>
          <table:table-cell office:value-type="float" office:value="1342757" table:style-name="ce1">
            <text:p>1342757</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France</text:p>
          </table:table-cell>
          <table:table-cell office:value-type="float" office:value="40817" table:style-name="ce1">
            <text:p>40817</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Germany</text:p>
          </table:table-cell>
          <table:table-cell office:value-type="float" office:value="13048932" table:style-name="ce1">
            <text:p>13048932</text:p>
          </table:table-cell>
          <table:table-cell office:value-type="float" office:value="8163265" table:style-name="ce1">
            <text:p>8163265</text:p>
          </table:table-cell>
          <table:table-cell table:number-columns-repeated="16380"/>
        </table:table-row>
        <table:table-row table:style-name="ro1">
          <table:table-cell/>
          <table:table-cell office:value-type="string" table:style-name="ce43">
            <text:p>Hungary</text:p>
          </table:table-cell>
          <table:table-cell office:value-type="float" office:value="145759" table:style-name="ce43">
            <text:p>145759</text:p>
          </table:table-cell>
          <table:table-cell office:value-type="float" office:value="0" table:style-name="ce43">
            <text:p>0</text:p>
          </table:table-cell>
          <table:table-cell table:number-columns-repeated="16380"/>
        </table:table-row>
        <table:table-row table:style-name="ro1">
          <table:table-cell/>
          <table:table-cell office:value-type="string" table:style-name="ce1">
            <text:p>Israel</text:p>
          </table:table-cell>
          <table:table-cell office:value-type="float" office:value="40223" table:style-name="ce1">
            <text:p>40223</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Italy</text:p>
          </table:table-cell>
          <table:table-cell office:value-type="float" office:value="326220" table:style-name="ce1">
            <text:p>326220</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Japan</text:p>
          </table:table-cell>
          <table:table-cell office:value-type="float" office:value="1573630" table:style-name="ce1">
            <text:p>1573630</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Korea, Republic of</text:p>
          </table:table-cell>
          <table:table-cell office:value-type="float" office:value="400000" table:style-name="ce1">
            <text:p>400000</text:p>
          </table:table-cell>
          <table:table-cell office:value-type="float" office:value="0" table:style-name="ce1">
            <text:p>0</text:p>
          </table:table-cell>
          <table:table-cell table:number-columns-repeated="16380"/>
        </table:table-row>
        <table:table-row table:style-name="ro1">
          <table:table-cell/>
          <table:table-cell office:value-type="string" table:style-name="ce43">
            <text:p>Latvia</text:p>
          </table:table-cell>
          <table:table-cell office:value-type="float" office:value="288389" table:style-name="ce43">
            <text:p>288389</text:p>
          </table:table-cell>
          <table:table-cell office:value-type="float" office:value="0" table:style-name="ce43">
            <text:p>0</text:p>
          </table:table-cell>
          <table:table-cell table:number-columns-repeated="16380"/>
        </table:table-row>
        <table:table-row table:style-name="ro1">
          <table:table-cell/>
          <table:table-cell office:value-type="string" table:style-name="ce43">
            <text:p>Lithuania</text:p>
          </table:table-cell>
          <table:table-cell office:value-type="float" office:value="88904" table:style-name="ce43">
            <text:p>88904</text:p>
          </table:table-cell>
          <table:table-cell office:value-type="float" office:value="313369" table:style-name="ce43">
            <text:p>313369</text:p>
          </table:table-cell>
          <table:table-cell table:number-columns-repeated="16380"/>
        </table:table-row>
        <table:table-row table:style-name="ro1">
          <table:table-cell/>
          <table:table-cell office:value-type="string" table:style-name="ce1">
            <text:p>Luxembourg</text:p>
          </table:table-cell>
          <table:table-cell office:value-type="float" office:value="101922" table:style-name="ce1">
            <text:p>101922</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Malta</text:p>
          </table:table-cell>
          <table:table-cell office:value-type="float" office:value="63052" table:style-name="ce1">
            <text:p>63052</text:p>
          </table:table-cell>
          <table:table-cell office:value-type="float" office:value="0" table:style-name="ce1">
            <text:p>0</text:p>
          </table:table-cell>
          <table:table-cell table:number-columns-repeated="16380"/>
        </table:table-row>
        <table:table-row table:style-name="ro1">
          <table:table-cell/>
          <table:table-cell office:value-type="string" table:style-name="ce1">
            <text:p>Netherlands</text:p>
          </table:table-cell>
          <table:table-cell office:value-type="float" office:value="635324" table:style-name="ce1">
            <text:p>635324</text:p>
          </table:table-cell>
          <table:table-cell office:value-type="float" office:value="0" table:style-name="ce1">
            <text:p>0</text:p>
          </table:table-cell>
          <table:table-cell table:number-columns-repeated="16380" table:style-name="ce1"/>
        </table:table-row>
        <table:table-row table:style-name="ro1">
          <table:table-cell/>
          <table:table-cell office:value-type="string" table:style-name="ce1">
            <text:p>Norway</text:p>
          </table:table-cell>
          <table:table-cell office:value-type="float" office:value="1916220" table:style-name="ce1">
            <text:p>1916220</text:p>
          </table:table-cell>
          <table:table-cell office:value-type="float" office:value="0" table:style-name="ce1">
            <text:p>0</text:p>
          </table:table-cell>
          <table:table-cell table:number-columns-repeated="3" table:style-name="ce1"/>
          <table:table-cell table:style-name="ce53"/>
          <table:table-cell table:number-columns-repeated="16376"/>
        </table:table-row>
        <table:table-row table:style-name="ro1">
          <table:table-cell/>
          <table:table-cell office:value-type="string" table:style-name="ce43">
            <text:p>Poland</text:p>
          </table:table-cell>
          <table:table-cell office:value-type="float" office:value="2320320" table:style-name="ce43">
            <text:p>2320320</text:p>
          </table:table-cell>
          <table:table-cell office:value-type="float" office:value="0" table:style-name="ce43">
            <text:p>0</text:p>
          </table:table-cell>
          <table:table-cell table:number-columns-repeated="16380" table:style-name="ce1"/>
        </table:table-row>
        <table:table-row table:style-name="ro1">
          <table:table-cell/>
          <table:table-cell office:value-type="string" table:style-name="ce1">
            <text:p>Private (individuals &amp; organisations)</text:p>
          </table:table-cell>
          <table:table-cell office:value-type="float" office:value="330657" table:style-name="ce1">
            <text:p>330657</text:p>
          </table:table-cell>
          <table:table-cell office:value-type="float" office:value="0" table:style-name="ce1">
            <text:p>0</text:p>
          </table:table-cell>
          <table:table-cell table:number-columns-repeated="16380" table:style-name="ce1"/>
        </table:table-row>
        <table:table-row table:style-name="ro1">
          <table:table-cell/>
          <table:table-cell office:value-type="string" table:style-name="ce1">
            <text:p>Russian Federation</text:p>
          </table:table-cell>
          <table:table-cell office:value-type="float" office:value="5000000" table:style-name="ce1">
            <text:p>5000000</text:p>
          </table:table-cell>
          <table:table-cell office:value-type="float" office:value="0" table:style-name="ce1">
            <text:p>0</text:p>
          </table:table-cell>
          <table:table-cell table:number-columns-repeated="16380" table:style-name="ce1"/>
        </table:table-row>
        <table:table-row table:style-name="ro1">
          <table:table-cell/>
          <table:table-cell office:value-type="string" table:style-name="ce1">
            <text:p>Sweden</text:p>
          </table:table-cell>
          <table:table-cell office:value-type="float" office:value="4642710" table:style-name="ce1">
            <text:p>4642710</text:p>
          </table:table-cell>
          <table:table-cell office:value-type="float" office:value="0" table:style-name="ce1">
            <text:p>0</text:p>
          </table:table-cell>
          <table:table-cell table:number-columns-repeated="16380" table:style-name="ce1"/>
        </table:table-row>
        <table:table-row table:style-name="ro1">
          <table:table-cell/>
          <table:table-cell office:value-type="string" table:style-name="ce1">
            <text:p>Switzerland</text:p>
          </table:table-cell>
          <table:table-cell office:value-type="float" office:value="2786733" table:style-name="ce1">
            <text:p>2786733</text:p>
          </table:table-cell>
          <table:table-cell office:value-type="float" office:value="0" table:style-name="ce1">
            <text:p>0</text:p>
          </table:table-cell>
          <table:table-cell table:number-columns-repeated="16380" table:style-name="ce1"/>
        </table:table-row>
        <table:table-row table:style-name="ro1">
          <table:table-cell/>
          <table:table-cell office:value-type="string" table:style-name="ce1">
            <text:p>United Kingdom<text:s/></text:p>
          </table:table-cell>
          <table:table-cell office:value-type="float" office:value="1833902" table:style-name="ce1">
            <text:p>1833902</text:p>
          </table:table-cell>
          <table:table-cell office:value-type="float" office:value="23148126" table:style-name="ce1">
            <text:p>23148126</text:p>
          </table:table-cell>
          <table:table-cell table:number-columns-repeated="16380" table:style-name="ce1"/>
        </table:table-row>
        <table:table-row table:style-name="ro1">
          <table:table-cell/>
          <table:table-cell office:value-type="string" table:style-name="ce1">
            <text:p>United States of America</text:p>
          </table:table-cell>
          <table:table-cell office:value-type="float" office:value="16942886" table:style-name="ce1">
            <text:p>16942886</text:p>
          </table:table-cell>
          <table:table-cell office:value-type="float" office:value="11100000" table:style-name="ce1">
            <text:p>11100000</text:p>
          </table:table-cell>
          <table:table-cell table:number-columns-repeated="16380" table:style-name="ce1"/>
        </table:table-row>
        <table:table-row table:style-name="ro1">
          <table:table-cell/>
          <table:table-cell office:value-type="string" table:style-name="ce1">
            <text:p>Grand Total</text:p>
          </table:table-cell>
          <table:table-cell office:value-type="float" office:value="104266297" table:style-name="ce1">
            <text:p>104266297</text:p>
          </table:table-cell>
          <table:table-cell office:value-type="float" office:value="44992334" table:style-name="ce1">
            <text:p>44992334</text:p>
          </table:table-cell>
          <table:table-cell table:number-columns-repeated="3" table:style-name="ce1"/>
          <table:table-cell table:style-name="ce1">
            <draw:frame xmlns:presentation="urn:oasis:names:tc:opendocument:xmlns:presentation:1.0" draw:z-index="2" draw:id="id3" draw:style-name="a3" draw:name="Chart 3" svg:x="0.32292in" svg:y="0.02083in" svg:width="6.17708in" svg:height="2.92708in" style:rel-width="scale" style:rel-height="scale">
              <draw:object xlink:href="Object 4/" xlink:type="simple" xlink:show="embed" xlink:actuate="onLoad"/>
              <svg:desc/>
            </draw:frame>
          </table:table-cell>
          <table:table-cell table:number-columns-repeated="16376"/>
        </table:table-row>
        <table:table-row table:number-rows-repeated="4" table:style-name="ro1">
          <table:table-cell table:number-columns-repeated="16384"/>
        </table:table-row>
        <table:table-row table:style-name="ro1">
          <table:table-cell/>
          <table:table-cell table:style-name="ce1"/>
          <table:table-cell office:value-type="string" table:style-name="ce1">
            <text:p>Commitments</text:p>
          </table:table-cell>
          <table:table-cell office:value-type="string" table:style-name="ce1">
            <text:p>Paid contributions</text:p>
          </table:table-cell>
          <table:table-cell office:value-type="string" table:style-name="ce1">
            <text:p>Pledges</text:p>
          </table:table-cell>
          <table:table-cell office:value-type="string" table:style-name="ce1">
            <text:p>Total</text:p>
          </table:table-cell>
          <table:table-cell table:number-columns-repeated="16378" table:style-name="ce1"/>
        </table:table-row>
        <table:table-row table:style-name="ro1">
          <table:table-cell/>
          <table:table-cell office:value-type="string" table:style-name="ce1">
            <text:p>Poland</text:p>
          </table:table-cell>
          <table:table-cell office:value-type="float" office:value="1852264" table:style-name="ce45">
            <text:p><text:s/>1,852,264<text:s/></text:p>
          </table:table-cell>
          <table:table-cell office:value-type="float" office:value="468056" table:style-name="ce45">
            <text:p><text:s/>468,056<text:s/></text:p>
          </table:table-cell>
          <table:table-cell office:value-type="float" office:value="0" table:style-name="ce45">
            <text:p><text:s/>-<text:s text:c="3"/></text:p>
          </table:table-cell>
          <table:table-cell office:value-type="float" office:value="2320320" table:formula="msoxl:=SUM(C48:E48)" table:style-name="ce45">
            <text:p><text:s/>2,320,320<text:s/></text:p>
          </table:table-cell>
          <table:table-cell table:number-columns-repeated="16378" table:style-name="ce1"/>
        </table:table-row>
        <table:table-row table:style-name="ro1">
          <table:table-cell/>
          <table:table-cell office:value-type="string" table:style-name="ce1">
            <text:p>Estonia</text:p>
          </table:table-cell>
          <table:table-cell office:value-type="float" office:value="520086" table:style-name="ce45">
            <text:p><text:s/>520,086<text:s/></text:p>
          </table:table-cell>
          <table:table-cell office:value-type="float" office:value="157067" table:style-name="ce45">
            <text:p><text:s/>157,067<text:s/></text:p>
          </table:table-cell>
          <table:table-cell office:value-type="float" office:value="0" table:style-name="ce45">
            <text:p><text:s/>-<text:s text:c="3"/></text:p>
          </table:table-cell>
          <table:table-cell office:value-type="float" office:value="677153" table:formula="msoxl:=SUM(C49:E49)" table:style-name="ce45">
            <text:p><text:s/>677,153<text:s/></text:p>
          </table:table-cell>
          <table:table-cell table:number-columns-repeated="16378"/>
        </table:table-row>
        <table:table-row table:style-name="ro1">
          <table:table-cell/>
          <table:table-cell office:value-type="string" table:style-name="ce1">
            <text:p>Czech Republic</text:p>
          </table:table-cell>
          <table:table-cell office:value-type="float" office:value="487264" table:style-name="ce45">
            <text:p><text:s/>487,264<text:s/></text:p>
          </table:table-cell>
          <table:table-cell office:value-type="float" office:value="47393" table:style-name="ce45">
            <text:p><text:s/>47,393<text:s/></text:p>
          </table:table-cell>
          <table:table-cell office:value-type="float" office:value="0" table:style-name="ce45">
            <text:p><text:s/>-<text:s text:c="3"/></text:p>
          </table:table-cell>
          <table:table-cell office:value-type="float" office:value="534657" table:formula="msoxl:=SUM(C50:E50)" table:style-name="ce45">
            <text:p><text:s/>534,657<text:s/></text:p>
          </table:table-cell>
          <table:table-cell table:number-columns-repeated="16378"/>
        </table:table-row>
        <table:table-row table:style-name="ro1">
          <table:table-cell/>
          <table:table-cell office:value-type="string" table:style-name="ce1">
            <text:p>Lithuania</text:p>
          </table:table-cell>
          <table:table-cell office:value-type="float" office:value="0" table:style-name="ce45">
            <text:p><text:s/>-<text:s text:c="3"/></text:p>
          </table:table-cell>
          <table:table-cell office:value-type="float" office:value="88904" table:style-name="ce45">
            <text:p><text:s/>88,904<text:s/></text:p>
          </table:table-cell>
          <table:table-cell office:value-type="float" office:value="313369" table:style-name="ce45">
            <text:p><text:s/>313,369<text:s/></text:p>
          </table:table-cell>
          <table:table-cell office:value-type="float" office:value="402273" table:formula="msoxl:=SUM(C51:E51)" table:style-name="ce45">
            <text:p><text:s/>402,273<text:s/></text:p>
          </table:table-cell>
          <table:table-cell table:number-columns-repeated="16378"/>
        </table:table-row>
        <table:table-row table:style-name="ro1">
          <table:table-cell/>
          <table:table-cell office:value-type="string" table:style-name="ce1">
            <text:p>Latvia</text:p>
          </table:table-cell>
          <table:table-cell office:value-type="float" office:value="288389" table:style-name="ce45">
            <text:p><text:s/>288,389<text:s/></text:p>
          </table:table-cell>
          <table:table-cell office:value-type="float" office:value="0" table:style-name="ce45">
            <text:p><text:s/>-<text:s text:c="3"/></text:p>
          </table:table-cell>
          <table:table-cell office:value-type="float" office:value="0" table:style-name="ce45">
            <text:p><text:s/>-<text:s text:c="3"/></text:p>
          </table:table-cell>
          <table:table-cell office:value-type="float" office:value="288389" table:formula="msoxl:=SUM(C52:E52)" table:style-name="ce45">
            <text:p><text:s/>288,389<text:s/></text:p>
          </table:table-cell>
          <table:table-cell table:number-columns-repeated="16378"/>
        </table:table-row>
        <table:table-row table:style-name="ro1">
          <table:table-cell/>
          <table:table-cell office:value-type="string" table:style-name="ce1">
            <text:p>Hungary</text:p>
          </table:table-cell>
          <table:table-cell office:value-type="float" office:value="145759" table:style-name="ce45">
            <text:p><text:s/>145,759<text:s/></text:p>
          </table:table-cell>
          <table:table-cell office:value-type="float" office:value="0" table:style-name="ce45">
            <text:p><text:s/>-<text:s text:c="3"/></text:p>
          </table:table-cell>
          <table:table-cell office:value-type="float" office:value="0" table:style-name="ce45">
            <text:p><text:s/>-<text:s text:c="3"/></text:p>
          </table:table-cell>
          <table:table-cell office:value-type="float" office:value="145759" table:formula="msoxl:=SUM(C53:E53)" table:style-name="ce45">
            <text:p><text:s/>145,759<text:s/></text:p>
          </table:table-cell>
          <table:table-cell table:number-columns-repeated="16378"/>
        </table:table-row>
        <table:table-row table:style-name="ro1">
          <table:table-cell/>
          <table:table-cell table:number-columns-repeated="4" table:style-name="ce1"/>
          <table:table-cell office:value-type="float" office:value="4368551" table:formula="msoxl:=SUM(F48:F53)" table:style-name="ce52">
            <text:p><text:s/>4,368,551<text:s/></text:p>
          </table:table-cell>
          <table:table-cell table:number-columns-repeated="16378"/>
        </table:table-row>
        <table:table-row table:style-name="ro1">
          <table:table-cell/>
          <table:table-cell table:number-columns-repeated="4" table:style-name="ce1"/>
          <table:table-cell office:value-type="percentage" office:value="0.53114179049300325" table:formula="msoxl:=F48/F54" table:style-name="ce53">
            <text:p>53.11%</text:p>
          </table:table-cell>
          <table:table-cell table:number-columns-repeated="16378"/>
        </table:table-row>
        <table:table-row table:number-rows-repeated="4" table:style-name="ro1">
          <table:table-cell table:number-columns-repeated="16384"/>
        </table:table-row>
        <table:table-row table:style-name="ro1">
          <table:table-cell/>
          <table:table-cell table:number-columns-repeated="4" table:style-name="ce1"/>
          <table:table-cell office:value-type="percentage" office:value="0.58008000000000004" table:formula="msoxl:=F48/4000000" table:style-name="ce54">
            <text:p>58%</text:p>
          </table:table-cell>
          <table:table-cell table:number-columns-repeated="16378"/>
        </table:table-row>
        <table:table-row table:number-rows-repeated="1048516" table:style-name="ro1">
          <table:table-cell table:number-columns-repeated="16384"/>
        </table:table-row>
      </table:table>
      <table:table table:name="Monthly_funding" table:style-name="ta1">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2" table:default-cell-style-name="ce1"/>
        <table:table-column table:style-name="co37" table:default-cell-style-name="ce1"/>
        <table:table-column table:style-name="co38" table:default-cell-style-name="ce1"/>
        <table:table-column table:style-name="co39" table:number-columns-repeated="2" table:default-cell-style-name="ce1"/>
        <table:table-column table:style-name="co37" table:default-cell-style-name="ce1"/>
        <table:table-column table:style-name="co39" table:default-cell-style-name="ce1"/>
        <table:table-column table:style-name="co38" table:number-columns-repeated="2" table:default-cell-style-name="ce1"/>
        <table:table-column table:style-name="co40" table:number-columns-repeated="4" table:default-cell-style-name="ce1"/>
        <table:table-column table:style-name="co39" table:default-cell-style-name="ce1"/>
        <table:table-column table:style-name="co38" table:default-cell-style-name="ce1"/>
        <table:table-column table:style-name="co41" table:default-cell-style-name="ce1"/>
        <table:table-column table:style-name="co1" table:number-columns-repeated="16363" table:default-cell-style-name="ce1"/>
        <table:table-row table:style-name="ro1">
          <table:table-cell office:value-type="string" table:style-name="ce103">
            <text:p><text:span text:style-name="T5">Title:</text:span><text:s/></text:p>
          </table:table-cell>
          <table:table-cell office:value-type="string" table:style-name="ce69">
            <text:p>Timeline of humanitarian funding</text:p>
          </table:table-cell>
          <table:table-cell table:number-columns-repeated="16382" table:style-name="ce1"/>
        </table:table-row>
        <table:table-row table:style-name="ro1">
          <table:table-cell office:value-type="string" table:style-name="ce104">
            <text:p><text:span text:style-name="T5">Source:</text:span><text:s/></text:p>
          </table:table-cell>
          <table:table-cell office:value-type="string" table:style-name="ce69">
            <text:p>UN OCHA FTS; UN Human Rights Mission in Ukraine (HRMU) and World Health Organization based on available official data</text:p>
          </table:table-cell>
          <table:table-cell office:value-type="string" table:style-name="ce106">
            <text:p>.</text:p>
          </table:table-cell>
          <table:table-cell table:number-columns-repeated="16381" table:style-name="ce1"/>
        </table:table-row>
        <table:table-row table:style-name="ro1">
          <table:table-cell office:value-type="string" table:style-name="ce105">
            <text:p>Notes:<text:s/></text:p>
          </table:table-cell>
          <table:table-cell office:value-type="string" table:style-name="ce69">
            <text:p>Data downloaded on 3 Mar 2015</text:p>
          </table:table-cell>
          <table:table-cell table:number-columns-repeated="4" table:style-name="ce1"/>
          <table:table-cell office:value-type="date" office:date-value="2014-01-01T00:00:00" table:style-name="ce47">
            <text:p>Jan-14</text:p>
          </table:table-cell>
          <table:table-cell office:value-type="date" office:date-value="2014-02-01T00:00:00" table:style-name="ce47">
            <text:p>Feb-14</text:p>
          </table:table-cell>
          <table:table-cell office:value-type="date" office:date-value="2014-03-01T00:00:00" table:style-name="ce47">
            <text:p>Mar-14</text:p>
          </table:table-cell>
          <table:table-cell office:value-type="date" office:date-value="2014-04-01T00:00:00" table:style-name="ce47">
            <text:p>Apr-14</text:p>
          </table:table-cell>
          <table:table-cell office:value-type="date" office:date-value="2014-05-01T00:00:00" table:style-name="ce47">
            <text:p>May-14</text:p>
          </table:table-cell>
          <table:table-cell office:value-type="date" office:date-value="2014-06-01T00:00:00" table:style-name="ce47">
            <text:p>Jun-14</text:p>
          </table:table-cell>
          <table:table-cell office:value-type="date" office:date-value="2014-07-01T00:00:00" table:style-name="ce47">
            <text:p>Jul-14</text:p>
          </table:table-cell>
          <table:table-cell office:value-type="date" office:date-value="2014-08-01T00:00:00" table:style-name="ce47">
            <text:p>Aug-14</text:p>
          </table:table-cell>
          <table:table-cell office:value-type="date" office:date-value="2014-09-01T00:00:00" table:style-name="ce47">
            <text:p>Sep-14</text:p>
          </table:table-cell>
          <table:table-cell office:value-type="date" office:date-value="2014-10-01T00:00:00" table:style-name="ce47">
            <text:p>Oct-14</text:p>
          </table:table-cell>
          <table:table-cell office:value-type="date" office:date-value="2014-11-01T00:00:00" table:style-name="ce47">
            <text:p>Nov-14</text:p>
          </table:table-cell>
          <table:table-cell office:value-type="date" office:date-value="2014-12-01T00:00:00" table:style-name="ce47">
            <text:p>Dec-14</text:p>
          </table:table-cell>
          <table:table-cell office:value-type="date" office:date-value="2015-01-01T00:00:00" table:style-name="ce48">
            <text:p>Jan-15</text:p>
          </table:table-cell>
          <table:table-cell office:value-type="date" office:date-value="2015-02-01T00:00:00" table:style-name="ce48">
            <text:p>Feb-15</text:p>
          </table:table-cell>
          <table:table-cell table:number-columns-repeated="16364" table:style-name="ce1"/>
        </table:table-row>
        <table:table-row table:style-name="ro1">
          <table:table-cell table:number-columns-repeated="5" table:style-name="ce1"/>
          <table:table-cell office:value-type="string" table:style-name="ce49">
            <text:p>Committed/contributed</text:p>
          </table:table-cell>
          <table:table-cell office:value-type="float" office:value="0" table:style-name="ce45">
            <text:p><text:s/>-<text:s text:c="3"/></text:p>
          </table:table-cell>
          <table:table-cell office:value-type="float" office:value="2639682" table:style-name="ce45">
            <text:p><text:s/>2,639,682<text:s/></text:p>
          </table:table-cell>
          <table:table-cell office:value-type="float" office:value="883973" table:style-name="ce45">
            <text:p><text:s/>883,973<text:s/></text:p>
          </table:table-cell>
          <table:table-cell office:value-type="float" office:value="213205" table:style-name="ce45">
            <text:p><text:s/>213,205<text:s/></text:p>
          </table:table-cell>
          <table:table-cell office:value-type="float" office:value="0" table:style-name="ce45">
            <text:p><text:s/>-<text:s text:c="3"/></text:p>
          </table:table-cell>
          <table:table-cell office:value-type="float" office:value="314447" table:style-name="ce45">
            <text:p><text:s/>314,447<text:s/></text:p>
          </table:table-cell>
          <table:table-cell office:value-type="float" office:value="4162530" table:style-name="ce45">
            <text:p><text:s/>4,162,530<text:s/></text:p>
          </table:table-cell>
          <table:table-cell office:value-type="float" office:value="5344573" table:style-name="ce45">
            <text:p><text:s/>5,344,573<text:s/></text:p>
          </table:table-cell>
          <table:table-cell office:value-type="float" office:value="18906973" table:style-name="ce45">
            <text:p><text:s/>18,906,973<text:s/></text:p>
          </table:table-cell>
          <table:table-cell office:value-type="float" office:value="12759736" table:style-name="ce45">
            <text:p><text:s/>12,759,736<text:s/></text:p>
          </table:table-cell>
          <table:table-cell office:value-type="float" office:value="16060485" table:style-name="ce45">
            <text:p><text:s/>16,060,485<text:s/></text:p>
          </table:table-cell>
          <table:table-cell office:value-type="float" office:value="35778675" table:style-name="ce45">
            <text:p><text:s/>35,778,675<text:s/></text:p>
          </table:table-cell>
          <table:table-cell office:value-type="float" office:value="805750" table:style-name="ce45">
            <text:p><text:s/>805,750<text:s/></text:p>
          </table:table-cell>
          <table:table-cell office:value-type="float" office:value="6396268" table:style-name="ce45">
            <text:p><text:s/>6,396,268<text:s/></text:p>
          </table:table-cell>
          <table:table-cell office:value-type="float" office:value="104266297" table:formula="msoxl:=SUM(G4:T4)" table:style-name="ce52">
            <text:p><text:s/>104,266,297<text:s/></text:p>
          </table:table-cell>
          <table:table-cell table:number-columns-repeated="16363"/>
        </table:table-row>
        <table:table-row table:style-name="ro1">
          <table:table-cell table:number-columns-repeated="5" table:style-name="ce1"/>
          <table:table-cell office:value-type="string" table:style-name="ce49">
            <text:p>Committed/contributed in US$millions</text:p>
          </table:table-cell>
          <table:table-cell office:value-type="float" office:value="0" table:formula="msoxl:=G$4/1000000" table:style-name="ce50">
            <text:p><text:s/>-<text:s text:c="3"/></text:p>
          </table:table-cell>
          <table:table-cell office:value-type="float" office:value="2.6396820000000001" table:formula="msoxl:=H$4/1000000" table:style-name="ce50">
            <text:p><text:s/>2.64<text:s/></text:p>
          </table:table-cell>
          <table:table-cell office:value-type="float" office:value="0.88397300000000001" table:formula="msoxl:=I$4/1000000" table:style-name="ce50">
            <text:p><text:s/>0.88<text:s/></text:p>
          </table:table-cell>
          <table:table-cell office:value-type="float" office:value="0.21320500000000001" table:formula="msoxl:=J$4/1000000" table:style-name="ce50">
            <text:p><text:s/>0.21<text:s/></text:p>
          </table:table-cell>
          <table:table-cell office:value-type="float" office:value="0" table:formula="msoxl:=K$4/1000000" table:style-name="ce50">
            <text:p><text:s/>-<text:s text:c="3"/></text:p>
          </table:table-cell>
          <table:table-cell office:value-type="float" office:value="0.31444699999999998" table:formula="msoxl:=L$4/1000000" table:style-name="ce50">
            <text:p><text:s/>0.31<text:s/></text:p>
          </table:table-cell>
          <table:table-cell office:value-type="float" office:value="4.1625300000000003" table:formula="msoxl:=M$4/1000000" table:style-name="ce50">
            <text:p><text:s/>4.16<text:s/></text:p>
          </table:table-cell>
          <table:table-cell office:value-type="float" office:value="5.3445729999999996" table:formula="msoxl:=N$4/1000000" table:style-name="ce50">
            <text:p><text:s/>5.34<text:s/></text:p>
          </table:table-cell>
          <table:table-cell office:value-type="float" office:value="18.906973000000001" table:formula="msoxl:=O$4/1000000" table:style-name="ce50">
            <text:p><text:s/>18.91<text:s/></text:p>
          </table:table-cell>
          <table:table-cell office:value-type="float" office:value="12.759736" table:formula="msoxl:=P$4/1000000" table:style-name="ce50">
            <text:p><text:s/>12.76<text:s/></text:p>
          </table:table-cell>
          <table:table-cell office:value-type="float" office:value="16.060485" table:formula="msoxl:=Q$4/1000000" table:style-name="ce50">
            <text:p><text:s/>16.06<text:s/></text:p>
          </table:table-cell>
          <table:table-cell office:value-type="float" office:value="35.778675" table:formula="msoxl:=R$4/1000000" table:style-name="ce50">
            <text:p><text:s/>35.78<text:s/></text:p>
          </table:table-cell>
          <table:table-cell office:value-type="float" office:value="0.80574999999999997" table:formula="msoxl:=S$4/1000000" table:style-name="ce50">
            <text:p><text:s/>0.81<text:s/></text:p>
          </table:table-cell>
          <table:table-cell office:value-type="float" office:value="6.3962680000000001" table:formula="msoxl:=T$4/1000000" table:style-name="ce50">
            <text:p><text:s/>6.40<text:s/></text:p>
          </table:table-cell>
          <table:table-cell office:value-type="float" office:value="104.26629699999999" table:formula="msoxl:=U$4/1000000" table:style-name="ce50">
            <text:p><text:s/>104.27<text:s/></text:p>
          </table:table-cell>
          <table:table-cell table:number-columns-repeated="16363"/>
        </table:table-row>
        <table:table-row table:style-name="ro1">
          <table:table-cell table:style-name="ce1"/>
          <table:table-cell office:value-type="string" table:style-name="ce1">
            <text:p>Emergency title</text:p>
          </table:table-cell>
          <table:table-cell office:value-type="string" table:style-name="ce1">
            <text:p>(Multiple Items)</text:p>
          </table:table-cell>
          <table:table-cell table:number-columns-repeated="14" table:style-name="ce1"/>
          <table:table-cell office:value-type="float" office:value="88.850442000000001" table:formula="msoxl:=SUM(N5:R5)" table:style-name="ce50">
            <text:p><text:s/>88.85<text:s/></text:p>
          </table:table-cell>
          <table:table-cell table:number-columns-repeated="16366" table:style-name="ce1"/>
        </table:table-row>
        <table:table-row table:style-name="ro1">
          <table:table-cell table:number-columns-repeated="17" table:style-name="ce1"/>
          <table:table-cell office:value-type="percentage" office:value="0.85214920407118711" table:formula="msoxl:=R6/U5" table:style-name="ce51">
            <text:p>85%</text:p>
          </table:table-cell>
          <table:table-cell table:number-columns-repeated="16366" table:style-name="ce1"/>
        </table:table-row>
        <table:table-row table:style-name="ro1">
          <table:table-cell table:style-name="ce1"/>
          <table:table-cell office:value-type="string" table:style-name="ce1">
            <text:p>Sum of USD committed/contributed</text:p>
          </table:table-cell>
          <table:table-cell table:number-columns-repeated="15" table:style-name="ce1"/>
          <table:table-cell office:value-type="float" office:value="97.064278999999999" table:formula="msoxl:=SUM(G5:R5)" table:style-name="ce50">
            <text:p><text:s/>97.06<text:s/></text:p>
          </table:table-cell>
          <table:table-cell table:number-columns-repeated="16366" table:style-name="ce1"/>
        </table:table-row>
        <table:table-row table:style-name="ro1">
          <table:table-cell table:style-name="ce1"/>
          <table:table-cell office:value-type="string" table:style-name="ce1">
            <text:p>Decision date</text:p>
          </table:table-cell>
          <table:table-cell office:value-type="string" table:style-name="ce1">
            <text:p>Total</text:p>
          </table:table-cell>
          <table:table-cell table:number-columns-repeated="16381" table:style-name="ce1"/>
        </table:table-row>
        <table:table-row table:style-name="ro1">
          <table:table-cell table:style-name="ce1"/>
          <table:table-cell office:value-type="date" office:date-value="2014-02-05T00:00:00" table:style-name="ce46">
            <text:p>05/02/2014</text:p>
          </table:table-cell>
          <table:table-cell office:value-type="float" office:value="0" table:style-name="ce44">
            <text:p><text:s/>-<text:s text:c="3"/></text:p>
          </table:table-cell>
          <table:table-cell table:number-columns-repeated="16381" table:style-name="ce1"/>
        </table:table-row>
        <table:table-row table:style-name="ro1">
          <table:table-cell table:style-name="ce1"/>
          <table:table-cell office:value-type="date" office:date-value="2014-02-18T00:00:00" table:style-name="ce46">
            <text:p>18/02/2014</text:p>
          </table:table-cell>
          <table:table-cell office:value-type="float" office:value="20775" table:style-name="ce44">
            <text:p><text:s/>20,775.00<text:s/></text:p>
          </table:table-cell>
          <table:table-cell table:number-columns-repeated="7" table:style-name="ce1"/>
          <table:table-cell table:style-name="ce1">
            <draw:g xmlns:presentation="urn:oasis:names:tc:opendocument:xmlns:presentation:1.0" draw:z-index="1" draw:name="Chart 1" draw:id="id10">
              <svg:desc/>
              <draw:frame draw:id="id11" svg:x="0.60417in" svg:y="0.16667in" svg:width="8.1875in" svg:height="4.28125in" style:rel-width="scale" style:rel-height="scale">
                <draw:object xlink:href="Object 5/" xlink:type="simple" xlink:show="embed" xlink:actuate="onLoad"/>
              </draw:frame>
              <draw:frame draw:id="id4" draw:style-name="a11" draw:name="TextBox 1" svg:x="3.84372in" svg:y="2.30601in" svg:width="1.37501in" svg:height="0.47526in">
                <draw:text-box>
                  <text:p text:style-name="a5" text:class-names="" text:cond-style-name=""><text:span text:style-name="a4" text:class-names="">August 2014 </text:span></text:p>
                  <text:p text:style-name="a9" text:class-names="" text:cond-style-name=""><text:span text:style-name="a6" text:class-names="">Launch of PRP</text:span><text:span text:style-name="a7" text:class-names=""> appeal</text:span><text:span text:style-name="a8" text:class-names=""/></text:p>
                </draw:text-box>
                <svg:desc/>
              </draw:frame>
              <draw:frame draw:id="id5" draw:style-name="a17" draw:name="TextBox 2" svg:x="7.62503in" svg:y="1.11817in" svg:width="1.02082in" svg:height="0.44431in">
                <draw:text-box>
                  <text:p text:style-name="a13" text:class-names="" text:cond-style-name=""><text:span text:style-name="a12" text:class-names="">15 Feb 2015</text:span></text:p>
                  <text:p text:style-name="a15" text:class-names="" text:cond-style-name=""><text:span text:style-name="a14" text:class-names="">Ceasefire agreed</text:span></text:p>
                </draw:text-box>
                <svg:desc/>
              </draw:frame>
              <draw:frame draw:id="id6" draw:style-name="a27" draw:name="TextBox 3" svg:x="5.01043in" svg:y="1.58586in" svg:width="1.23959in" svg:height="0.65375in">
                <draw:text-box>
                  <text:p text:style-name="a19" text:class-names="" text:cond-style-name=""><text:span text:style-name="a18" text:class-names="">5 Sep 2014</text:span></text:p>
                  <text:p text:style-name="a22" text:class-names="" text:cond-style-name=""><text:span text:style-name="a20" text:class-names="">Ceasefire</text:span><text:span text:style-name="a21" text:class-names=""> agreed for </text:span></text:p>
                  <text:p text:style-name="a25" text:class-names="" text:cond-style-name=""><text:span text:style-name="a23" text:class-names="">Eastern Ukraine</text:span><text:span text:style-name="a24" text:class-names=""/></text:p>
                </draw:text-box>
                <svg:desc/>
              </draw:frame>
              <draw:frame draw:id="id7" draw:style-name="a39" draw:name="TextBox 4" svg:x="7.14582in" svg:y="2.34377in" svg:width="1.5521in" svg:height="0.83467in">
                <draw:text-box>
                  <text:p text:style-name="a29" text:class-names="" text:cond-style-name=""><text:span text:style-name="a28" text:class-names="">31Jan-5Feb</text:span></text:p>
                  <text:p text:style-name="a31" text:class-names="" text:cond-style-name=""><text:span text:style-name="a30" text:class-names="">Dramatic rise in casualties </text:span></text:p>
                  <text:p text:style-name="a33" text:class-names="" text:cond-style-name=""><text:span text:style-name="a32" text:class-names="">263 civilians killed </text:span></text:p>
                  <text:p text:style-name="a35" text:class-names="" text:cond-style-name=""><text:span text:style-name="a34" text:class-names="">674 people wounded<text:s text:c="1"/></text:span></text:p>
                  <text:p text:style-name="a37" text:class-names="" text:cond-style-name=""><text:span text:style-name="a36" text:class-names=""/></text:p>
                </draw:text-box>
                <svg:desc/>
              </draw:frame>
              <draw:frame draw:id="id8" draw:style-name="a50" draw:name="TextBox 5" svg:x="3.56247in" svg:y="0.33299in" svg:width="1.93749in" svg:height="0.81284in">
                <draw:text-box>
                  <text:p text:style-name="a42" text:class-names="" text:cond-style-name=""><text:span text:style-name="a40" text:class-names="">Mid-April</text:span><text:span text:style-name="a41" text:class-names=""> 2014 - 5 Feb 2015</text:span></text:p>
                  <text:p text:style-name="a44" text:class-names="" text:cond-style-name=""><text:span text:style-name="a43" text:class-names="">At least 5,486 people were killed </text:span></text:p>
                  <text:p text:style-name="a46" text:class-names="" text:cond-style-name=""><text:span text:style-name="a45" text:class-names="">12,972 people were wounded </text:span></text:p>
                  <text:p text:style-name="a48" text:class-names="" text:cond-style-name=""><text:span text:style-name="a47" text:class-names="">across eastern Ukraine</text:span></text:p>
                </draw:text-box>
                <svg:desc/>
              </draw:frame>
              <draw:frame draw:id="id9" draw:style-name="a60" draw:name="TextBox 6" svg:x="6.60413in" svg:y="0.34374in" svg:width="1.00002in" svg:height="0.4896in">
                <draw:text-box>
                  <text:p text:style-name="a54" text:class-names="" text:cond-style-name=""><text:span text:style-name="a51" text:class-names="">February</text:span><text:span text:style-name="a52" text:class-names=""> 2015</text:span><text:span text:style-name="a53" text:class-names=""/></text:p>
                  <text:p text:style-name="a56" text:class-names="" text:cond-style-name=""><text:span text:style-name="a55" text:class-names="">1,086,809 IDPs</text:span></text:p>
                  <text:p text:style-name="a58" text:class-names="" text:cond-style-name=""><text:span text:style-name="a57" text:class-names=""/></text:p>
                </draw:text-box>
                <svg:desc/>
              </draw:frame>
            </draw:g>
          </table:table-cell>
          <table:table-cell table:number-columns-repeated="16373" table:style-name="ce1"/>
        </table:table-row>
        <table:table-row table:style-name="ro1">
          <table:table-cell table:style-name="ce1"/>
          <table:table-cell office:value-type="date" office:date-value="2014-02-19T00:00:00" table:style-name="ce46">
            <text:p>19/02/2014</text:p>
          </table:table-cell>
          <table:table-cell office:value-type="float" office:value="2300000" table:style-name="ce44">
            <text:p><text:s/>2,300,000.00<text:s/></text:p>
          </table:table-cell>
          <table:table-cell table:number-columns-repeated="16381" table:style-name="ce1"/>
        </table:table-row>
        <table:table-row table:style-name="ro1">
          <table:table-cell table:style-name="ce1"/>
          <table:table-cell office:value-type="date" office:date-value="2014-02-24T00:00:00" table:style-name="ce46">
            <text:p>24/02/2014</text:p>
          </table:table-cell>
          <table:table-cell office:value-type="float" office:value="81029" table:style-name="ce44">
            <text:p><text:s/>81,029.00<text:s/></text:p>
          </table:table-cell>
          <table:table-cell table:number-columns-repeated="16381" table:style-name="ce1"/>
        </table:table-row>
        <table:table-row table:style-name="ro1">
          <table:table-cell table:style-name="ce1"/>
          <table:table-cell office:value-type="date" office:date-value="2014-02-26T00:00:00" table:style-name="ce46">
            <text:p>26/02/2014</text:p>
          </table:table-cell>
          <table:table-cell office:value-type="float" office:value="8757" table:style-name="ce44">
            <text:p><text:s/>8,757.00<text:s/></text:p>
          </table:table-cell>
          <table:table-cell table:number-columns-repeated="16381" table:style-name="ce1"/>
        </table:table-row>
        <table:table-row table:style-name="ro1">
          <table:table-cell table:style-name="ce1"/>
          <table:table-cell office:value-type="date" office:date-value="2014-02-27T00:00:00" table:style-name="ce46">
            <text:p>27/02/2014</text:p>
          </table:table-cell>
          <table:table-cell office:value-type="float" office:value="229121" table:style-name="ce44">
            <text:p><text:s/>229,121.00<text:s/></text:p>
          </table:table-cell>
          <table:table-cell office:value-type="float" office:value="2639682" table:formula="msoxl:=SUM(C10:C15)" table:style-name="ce50">
            <text:p><text:s/>2,639,682.00<text:s/></text:p>
          </table:table-cell>
          <table:table-cell table:number-columns-repeated="16380" table:style-name="ce1"/>
        </table:table-row>
        <table:table-row table:style-name="ro1">
          <table:table-cell table:style-name="ce1"/>
          <table:table-cell office:value-type="date" office:date-value="2014-03-11T00:00:00" table:style-name="ce46">
            <text:p>11/03/2014</text:p>
          </table:table-cell>
          <table:table-cell office:value-type="float" office:value="68399" table:style-name="ce44">
            <text:p><text:s/>68,399.00<text:s/></text:p>
          </table:table-cell>
          <table:table-cell table:number-columns-repeated="16381" table:style-name="ce1"/>
        </table:table-row>
        <table:table-row table:style-name="ro1">
          <table:table-cell/>
          <table:table-cell office:value-type="date" office:date-value="2014-03-20T00:00:00" table:style-name="ce46">
            <text:p>20/03/2014</text:p>
          </table:table-cell>
          <table:table-cell office:value-type="float" office:value="131579" table:style-name="ce44">
            <text:p><text:s/>131,579.00<text:s/></text:p>
          </table:table-cell>
          <table:table-cell table:number-columns-repeated="16381" table:style-name="ce1"/>
        </table:table-row>
        <table:table-row table:style-name="ro1">
          <table:table-cell/>
          <table:table-cell office:value-type="date" office:date-value="2014-03-21T00:00:00" table:style-name="ce46">
            <text:p>21/03/2014</text:p>
          </table:table-cell>
          <table:table-cell office:value-type="float" office:value="683995" table:style-name="ce44">
            <text:p><text:s/>683,995.00<text:s/></text:p>
          </table:table-cell>
          <table:table-cell office:value-type="float" office:value="883973" table:formula="msoxl:=SUM(C16:C18)" table:style-name="ce50">
            <text:p><text:s/>883,973.00<text:s/></text:p>
          </table:table-cell>
          <table:table-cell table:number-columns-repeated="16380" table:style-name="ce1"/>
        </table:table-row>
        <table:table-row table:style-name="ro1">
          <table:table-cell/>
          <table:table-cell office:value-type="date" office:date-value="2014-04-14T00:00:00" table:style-name="ce46">
            <text:p>14/04/2014</text:p>
          </table:table-cell>
          <table:table-cell office:value-type="float" office:value="213205" table:style-name="ce44">
            <text:p><text:s/>213,205.00<text:s/></text:p>
          </table:table-cell>
          <table:table-cell office:value-type="float" office:value="213205" table:formula="msoxl:=C19" table:style-name="ce50">
            <text:p><text:s/>213,205.00<text:s/></text:p>
          </table:table-cell>
          <table:table-cell table:number-columns-repeated="16380" table:style-name="ce1"/>
        </table:table-row>
        <table:table-row table:style-name="ro1">
          <table:table-cell/>
          <table:table-cell office:value-type="date" office:date-value="2014-06-10T00:00:00" table:style-name="ce46">
            <text:p>10/06/2014</text:p>
          </table:table-cell>
          <table:table-cell office:value-type="float" office:value="140000" table:style-name="ce44">
            <text:p><text:s/>140,000.00<text:s/></text:p>
          </table:table-cell>
          <table:table-cell table:number-columns-repeated="16381" table:style-name="ce1"/>
        </table:table-row>
        <table:table-row table:style-name="ro1">
          <table:table-cell/>
          <table:table-cell office:value-type="date" office:date-value="2014-06-11T00:00:00" table:style-name="ce46">
            <text:p>11/06/2014</text:p>
          </table:table-cell>
          <table:table-cell office:value-type="float" office:value="133630" table:style-name="ce44">
            <text:p><text:s/>133,630.00<text:s/></text:p>
          </table:table-cell>
          <table:table-cell table:number-columns-repeated="16381" table:style-name="ce1"/>
        </table:table-row>
        <table:table-row table:style-name="ro1">
          <table:table-cell/>
          <table:table-cell office:value-type="date" office:date-value="2014-06-15T00:00:00" table:style-name="ce46">
            <text:p>15/06/2014</text:p>
          </table:table-cell>
          <table:table-cell office:value-type="float" office:value="40817" table:style-name="ce44">
            <text:p><text:s/>40,817.00<text:s/></text:p>
          </table:table-cell>
          <table:table-cell office:value-type="float" office:value="314447" table:formula="msoxl:=SUM(C20:C22)" table:style-name="ce50">
            <text:p><text:s/>314,447.00<text:s/></text:p>
          </table:table-cell>
          <table:table-cell table:number-columns-repeated="3" table:style-name="ce1"/>
          <table:table-cell office:value-type="float" office:value="104266297" table:style-name="ce1">
            <text:p>104266297</text:p>
          </table:table-cell>
          <table:table-cell table:number-columns-repeated="16376"/>
        </table:table-row>
        <table:table-row table:style-name="ro1">
          <table:table-cell/>
          <table:table-cell office:value-type="date" office:date-value="2014-07-01T00:00:00" table:style-name="ce46">
            <text:p>01/07/2014</text:p>
          </table:table-cell>
          <table:table-cell office:value-type="float" office:value="558659" table:style-name="ce44">
            <text:p><text:s/>558,659.00<text:s/></text:p>
          </table:table-cell>
          <table:table-cell table:number-columns-repeated="16381" table:style-name="ce1"/>
        </table:table-row>
        <table:table-row table:style-name="ro1">
          <table:table-cell/>
          <table:table-cell office:value-type="date" office:date-value="2014-07-07T00:00:00" table:style-name="ce46">
            <text:p>07/07/2014</text:p>
          </table:table-cell>
          <table:table-cell office:value-type="float" office:value="658762" table:style-name="ce44">
            <text:p><text:s/>658,762.00<text:s/></text:p>
          </table:table-cell>
          <table:table-cell table:number-columns-repeated="4" table:style-name="ce1"/>
          <table:table-cell office:value-type="float" office:value="90707887" table:style-name="ce1">
            <text:p>90707887</text:p>
          </table:table-cell>
          <table:table-cell table:number-columns-repeated="16376"/>
        </table:table-row>
        <table:table-row table:style-name="ro1">
          <table:table-cell/>
          <table:table-cell office:value-type="date" office:date-value="2014-07-17T00:00:00" table:style-name="ce46">
            <text:p>17/07/2014</text:p>
          </table:table-cell>
          <table:table-cell office:value-type="float" office:value="95109" table:style-name="ce44">
            <text:p><text:s/>95,109.00<text:s/></text:p>
          </table:table-cell>
          <table:table-cell table:number-columns-repeated="4" table:style-name="ce1"/>
          <table:table-cell office:value-type="percentage" office:value="0.86996363743501892" table:formula="msoxl:=H24/H22" table:style-name="ce53">
            <text:p>87.00%</text:p>
          </table:table-cell>
          <table:table-cell table:number-columns-repeated="16376"/>
        </table:table-row>
        <table:table-row table:style-name="ro1">
          <table:table-cell/>
          <table:table-cell office:value-type="date" office:date-value="2014-07-22T00:00:00" table:style-name="ce46">
            <text:p>22/07/2014</text:p>
          </table:table-cell>
          <table:table-cell office:value-type="float" office:value="2850000" table:style-name="ce44">
            <text:p><text:s/>2,850,000.00<text:s/></text:p>
          </table:table-cell>
          <table:table-cell office:value-type="float" office:value="4162530" table:formula="msoxl:=SUM(C23:C26)" table:style-name="ce50">
            <text:p><text:s/>4,162,530.00<text:s/></text:p>
          </table:table-cell>
          <table:table-cell table:number-columns-repeated="16380" table:style-name="ce1"/>
        </table:table-row>
        <table:table-row table:style-name="ro1">
          <table:table-cell/>
          <table:table-cell office:value-type="date" office:date-value="2014-08-01T00:00:00" table:style-name="ce46">
            <text:p>01/08/2014</text:p>
          </table:table-cell>
          <table:table-cell office:value-type="float" office:value="234505" table:style-name="ce44">
            <text:p><text:s/>234,505.00<text:s/></text:p>
          </table:table-cell>
          <table:table-cell table:number-columns-repeated="16381" table:style-name="ce1"/>
        </table:table-row>
        <table:table-row table:style-name="ro1">
          <table:table-cell/>
          <table:table-cell office:value-type="date" office:date-value="2014-08-03T00:00:00" table:style-name="ce46">
            <text:p>03/08/2014</text:p>
          </table:table-cell>
          <table:table-cell office:value-type="float" office:value="96649" table:style-name="ce44">
            <text:p><text:s/>96,649.00<text:s/></text:p>
          </table:table-cell>
          <table:table-cell table:number-columns-repeated="16381" table:style-name="ce1"/>
        </table:table-row>
        <table:table-row table:style-name="ro1">
          <table:table-cell/>
          <table:table-cell office:value-type="date" office:date-value="2014-08-04T00:00:00" table:style-name="ce46">
            <text:p>04/08/2014</text:p>
          </table:table-cell>
          <table:table-cell office:value-type="float" office:value="73241" table:style-name="ce44">
            <text:p><text:s/>73,241.00<text:s/></text:p>
          </table:table-cell>
          <table:table-cell table:number-columns-repeated="16381" table:style-name="ce1"/>
        </table:table-row>
        <table:table-row table:style-name="ro1">
          <table:table-cell/>
          <table:table-cell office:value-type="date" office:date-value="2014-08-07T00:00:00" table:style-name="ce46">
            <text:p>07/08/2014</text:p>
          </table:table-cell>
          <table:table-cell office:value-type="float" office:value="1336898" table:style-name="ce44">
            <text:p><text:s/>1,336,898.00<text:s/></text:p>
          </table:table-cell>
          <table:table-cell table:number-columns-repeated="16381" table:style-name="ce1"/>
        </table:table-row>
        <table:table-row table:style-name="ro1">
          <table:table-cell/>
          <table:table-cell office:value-type="date" office:date-value="2014-08-14T00:00:00" table:style-name="ce46">
            <text:p>14/08/2014</text:p>
          </table:table-cell>
          <table:table-cell office:value-type="float" office:value="34759" table:style-name="ce44">
            <text:p><text:s/>34,759.00<text:s/></text:p>
          </table:table-cell>
          <table:table-cell table:number-columns-repeated="16381" table:style-name="ce1"/>
        </table:table-row>
        <table:table-row table:style-name="ro1">
          <table:table-cell/>
          <table:table-cell office:value-type="date" office:date-value="2014-08-21T00:00:00" table:style-name="ce46">
            <text:p>21/08/2014</text:p>
          </table:table-cell>
          <table:table-cell office:value-type="float" office:value="1336898" table:style-name="ce44">
            <text:p><text:s/>1,336,898.00<text:s/></text:p>
          </table:table-cell>
          <table:table-cell table:number-columns-repeated="16381" table:style-name="ce1"/>
        </table:table-row>
        <table:table-row table:style-name="ro1">
          <table:table-cell/>
          <table:table-cell office:value-type="date" office:date-value="2014-08-22T00:00:00" table:style-name="ce46">
            <text:p>22/08/2014</text:p>
          </table:table-cell>
          <table:table-cell office:value-type="float" office:value="1336898" table:style-name="ce44">
            <text:p><text:s/>1,336,898.00<text:s/></text:p>
          </table:table-cell>
          <table:table-cell table:number-columns-repeated="16381" table:style-name="ce1"/>
        </table:table-row>
        <table:table-row table:style-name="ro1">
          <table:table-cell/>
          <table:table-cell office:value-type="date" office:date-value="2014-08-25T00:00:00" table:style-name="ce46">
            <text:p>25/08/2014</text:p>
          </table:table-cell>
          <table:table-cell office:value-type="float" office:value="147059" table:style-name="ce44">
            <text:p><text:s/>147,059.00<text:s/></text:p>
          </table:table-cell>
          <table:table-cell table:number-columns-repeated="16381" table:style-name="ce1"/>
        </table:table-row>
        <table:table-row table:style-name="ro1">
          <table:table-cell/>
          <table:table-cell office:value-type="date" office:date-value="2014-08-27T00:00:00" table:style-name="ce46">
            <text:p>27/08/2014</text:p>
          </table:table-cell>
          <table:table-cell office:value-type="float" office:value="747666" table:style-name="ce44">
            <text:p><text:s/>747,666.00<text:s/></text:p>
          </table:table-cell>
          <table:table-cell office:value-type="float" office:value="5344573" table:formula="msoxl:=SUM(C27:C35)" table:style-name="ce50">
            <text:p><text:s/>5,344,573.00<text:s/></text:p>
          </table:table-cell>
          <table:table-cell table:number-columns-repeated="14" table:style-name="ce1"/>
          <table:table-cell office:value-type="float" office:value="35.78" table:style-name="ce1">
            <text:p>35.78</text:p>
          </table:table-cell>
          <table:table-cell table:number-columns-repeated="16365"/>
        </table:table-row>
        <table:table-row table:style-name="ro1">
          <table:table-cell/>
          <table:table-cell office:value-type="date" office:date-value="2014-09-02T00:00:00" table:style-name="ce46">
            <text:p>02/09/2014</text:p>
          </table:table-cell>
          <table:table-cell office:value-type="float" office:value="59957" table:style-name="ce44">
            <text:p><text:s/>59,957.00<text:s/></text:p>
          </table:table-cell>
          <table:table-cell table:number-columns-repeated="15" table:style-name="ce1"/>
          <table:table-cell office:value-type="float" office:value="6.4" table:style-name="ce1">
            <text:p>6.4</text:p>
          </table:table-cell>
          <table:table-cell table:number-columns-repeated="16365"/>
        </table:table-row>
        <table:table-row table:style-name="ro1">
          <table:table-cell/>
          <table:table-cell office:value-type="date" office:date-value="2014-09-05T00:00:00" table:style-name="ce46">
            <text:p>05/09/2014</text:p>
          </table:table-cell>
          <table:table-cell office:value-type="float" office:value="1833902" table:style-name="ce44">
            <text:p><text:s/>1,833,902.00<text:s/></text:p>
          </table:table-cell>
          <table:table-cell table:number-columns-repeated="8" table:style-name="ce1"/>
          <table:table-cell table:style-name="ce1">
            <draw:g xmlns:presentation="urn:oasis:names:tc:opendocument:xmlns:presentation:1.0" draw:z-index="2" draw:name="Chart 3" draw:id="id18">
              <svg:desc/>
              <draw:frame draw:id="id19" svg:x="0.09375in" svg:y="0.02083in" svg:width="5.39583in" svg:height="2.89583in" style:rel-width="scale" style:rel-height="scale">
                <draw:object xlink:href="Object 6/" xlink:type="simple" xlink:show="embed" xlink:actuate="onLoad"/>
              </draw:frame>
              <draw:frame draw:id="id12" draw:style-name="a68" draw:name="TextBox 1" svg:x="2.42637in" svg:y="1.67186in" svg:width="0.93931in" svg:height="0.31495in">
                <draw:text-box>
                  <text:p text:style-name="a63" text:class-names="" text:cond-style-name=""><text:span text:style-name="a62" text:class-names="">Aug 2014 </text:span></text:p>
                  <text:p text:style-name="a66" text:class-names="" text:cond-style-name=""><text:span text:style-name="a64" text:class-names="">Launch of PRP</text:span><text:span text:style-name="a65" text:class-names=""> </text:span></text:p>
                </draw:text-box>
                <svg:desc/>
              </draw:frame>
              <draw:frame draw:id="id13" draw:style-name="a74" draw:name="TextBox 2" svg:x="4.75537in" svg:y="1.34831in" svg:width="0.685in" svg:height="0.35955in">
                <draw:text-box>
                  <text:p text:style-name="a70" text:class-names="" text:cond-style-name=""><text:span text:style-name="a69" text:class-names="">Feb 2015</text:span></text:p>
                  <text:p text:style-name="a72" text:class-names="" text:cond-style-name=""><text:span text:style-name="a71" text:class-names="">2nd ceasefire </text:span></text:p>
                </draw:text-box>
                <svg:desc/>
              </draw:frame>
              <draw:frame draw:id="id14" draw:style-name="a80" draw:name="TextBox 3" svg:x="2.87109in" svg:y="0.65858in" svg:width="0.81439in" svg:height="0.3718in">
                <draw:text-box>
                  <text:p text:style-name="a76" text:class-names="" text:cond-style-name=""><text:span text:style-name="a75" text:class-names="">Sep 2014</text:span></text:p>
                  <text:p text:style-name="a78" text:class-names="" text:cond-style-name=""><text:span text:style-name="a77" text:class-names="">1st ceasefire</text:span></text:p>
                </draw:text-box>
                <svg:desc/>
              </draw:frame>
              <draw:frame draw:id="id15" draw:style-name="a87" draw:name="TextBox 5" svg:x="1.6143in" svg:y="0.08182in" svg:width="3.14545in" svg:height="0.31095in">
                <draw:text-box>
                  <text:p text:style-name="a83" text:class-names="" text:cond-style-name=""><text:span text:style-name="a81" text:class-names="">Mid-Apr</text:span><text:span text:style-name="a82" text:class-names=""> 2014 - 5 Feb 2015</text:span></text:p>
                  <text:p text:style-name="a85" text:class-names="" text:cond-style-name=""><text:span text:style-name="a84" text:class-names="">Estimated 5,486 people killed </text:span></text:p>
                </draw:text-box>
                <svg:desc/>
              </draw:frame>
              <draw:frame draw:id="id16" draw:style-name="a103" draw:name="TextBox 6" svg:x="4.76935in" svg:y="0.51255in" svg:width="0.61361in" svg:height="0.59089in">
                <draw:text-box>
                  <text:p text:style-name="a91" text:class-names="" text:cond-style-name=""><text:span text:style-name="a88" text:class-names="">Feb</text:span><text:span text:style-name="a89" text:class-names=""> 2015</text:span><text:span text:style-name="a90" text:class-names=""/></text:p>
                  <text:p text:style-name="a93" text:class-names="" text:cond-style-name=""><text:span text:style-name="a92" text:class-names="">IDPs</text:span></text:p>
                  <text:p text:style-name="a96" text:class-names="" text:cond-style-name=""><text:span text:style-name="a94" text:class-names="">surpass</text:span><text:span text:style-name="a95" text:class-names=""> </text:span></text:p>
                  <text:p text:style-name="a99" text:class-names="" text:cond-style-name=""><text:span text:style-name="a97" text:class-names="">1million</text:span><text:span text:style-name="a98" text:class-names=""/></text:p>
                  <text:p text:style-name="a101" text:class-names="" text:cond-style-name=""><text:span text:style-name="a100" text:class-names=""/></text:p>
                </draw:text-box>
                <svg:desc/>
              </draw:frame>
              <draw:frame draw:id="id17" draw:style-name="a111" draw:name="TextBox 7" svg:x="3.68549in" svg:y="1.12336in" svg:width="1.00044in" svg:height="0.35202in">
                <draw:text-box>
                  <text:p text:style-name="a105" text:class-names="" text:cond-style-name=""><text:span text:style-name="a104" text:class-names="">End-Nov 2014</text:span></text:p>
                  <text:p text:style-name="a109" text:class-names="" text:cond-style-name=""><text:span text:style-name="a106" text:class-names="">Launch</text:span><text:span text:style-name="a107" text:class-names=""> of SRP 2015</text:span><text:span text:style-name="a108" text:class-names=""/></text:p>
                </draw:text-box>
                <svg:desc/>
              </draw:frame>
            </draw:g>
          </table:table-cell>
          <table:table-cell table:number-columns-repeated="6" table:style-name="ce1"/>
          <table:table-cell office:value-type="float" office:value="0.81" table:style-name="ce1">
            <text:p>0.81</text:p>
          </table:table-cell>
          <table:table-cell table:number-columns-repeated="16365"/>
        </table:table-row>
        <table:table-row table:style-name="ro1">
          <table:table-cell/>
          <table:table-cell office:value-type="date" office:date-value="2014-09-09T00:00:00" table:style-name="ce46">
            <text:p>09/09/2014</text:p>
          </table:table-cell>
          <table:table-cell office:value-type="float" office:value="150000" table:style-name="ce44">
            <text:p><text:s/>150,000.00<text:s/></text:p>
          </table:table-cell>
          <table:table-cell table:number-columns-repeated="16381" table:style-name="ce1"/>
        </table:table-row>
        <table:table-row table:style-name="ro1">
          <table:table-cell/>
          <table:table-cell office:value-type="date" office:date-value="2014-09-12T00:00:00" table:style-name="ce46">
            <text:p>12/09/2014</text:p>
          </table:table-cell>
          <table:table-cell office:value-type="float" office:value="2746138" table:style-name="ce44">
            <text:p><text:s/>2,746,138.00<text:s/></text:p>
          </table:table-cell>
          <table:table-cell table:number-columns-repeated="16381" table:style-name="ce1"/>
        </table:table-row>
        <table:table-row table:style-name="ro1">
          <table:table-cell/>
          <table:table-cell office:value-type="date" office:date-value="2014-09-15T00:00:00" table:style-name="ce46">
            <text:p>15/09/2014</text:p>
          </table:table-cell>
          <table:table-cell office:value-type="float" office:value="922267" table:style-name="ce44">
            <text:p><text:s/>922,267.00<text:s/></text:p>
          </table:table-cell>
          <table:table-cell table:number-columns-repeated="16381" table:style-name="ce1"/>
        </table:table-row>
        <table:table-row table:style-name="ro1">
          <table:table-cell/>
          <table:table-cell office:value-type="date" office:date-value="2014-09-17T00:00:00" table:style-name="ce46">
            <text:p>17/09/2014</text:p>
          </table:table-cell>
          <table:table-cell office:value-type="float" office:value="374765" table:style-name="ce44">
            <text:p><text:s/>374,765.00<text:s/></text:p>
          </table:table-cell>
          <table:table-cell table:number-columns-repeated="16381" table:style-name="ce1"/>
        </table:table-row>
        <table:table-row table:style-name="ro1">
          <table:table-cell/>
          <table:table-cell office:value-type="date" office:date-value="2014-09-23T00:00:00" table:style-name="ce46">
            <text:p>23/09/2014</text:p>
          </table:table-cell>
          <table:table-cell office:value-type="float" office:value="120000" table:style-name="ce44">
            <text:p><text:s/>120,000.00<text:s/></text:p>
          </table:table-cell>
          <table:table-cell table:number-columns-repeated="16381" table:style-name="ce1"/>
        </table:table-row>
        <table:table-row table:style-name="ro1">
          <table:table-cell/>
          <table:table-cell office:value-type="date" office:date-value="2014-09-26T00:00:00" table:style-name="ce46">
            <text:p>26/09/2014</text:p>
          </table:table-cell>
          <table:table-cell office:value-type="float" office:value="1503173" table:style-name="ce44">
            <text:p><text:s/>1,503,173.00<text:s/></text:p>
          </table:table-cell>
          <table:table-cell table:number-columns-repeated="16381" table:style-name="ce1"/>
        </table:table-row>
        <table:table-row table:style-name="ro1">
          <table:table-cell/>
          <table:table-cell office:value-type="date" office:date-value="2014-09-29T00:00:00" table:style-name="ce46">
            <text:p>29/09/2014</text:p>
          </table:table-cell>
          <table:table-cell office:value-type="float" office:value="3699283" table:style-name="ce44">
            <text:p><text:s/>3,699,283.00<text:s/></text:p>
          </table:table-cell>
          <table:table-cell table:number-columns-repeated="16381" table:style-name="ce1"/>
        </table:table-row>
        <table:table-row table:style-name="ro1">
          <table:table-cell/>
          <table:table-cell office:value-type="date" office:date-value="2014-09-30T00:00:00" table:style-name="ce46">
            <text:p>30/09/2014</text:p>
          </table:table-cell>
          <table:table-cell office:value-type="float" office:value="7497488" table:style-name="ce44">
            <text:p><text:s/>7,497,488.00<text:s/></text:p>
          </table:table-cell>
          <table:table-cell office:value-type="float" office:value="18906973" table:formula="msoxl:=SUM(C36:C45)" table:style-name="ce50">
            <text:p><text:s/>18,906,973.00<text:s/></text:p>
          </table:table-cell>
          <table:table-cell table:number-columns-repeated="16380" table:style-name="ce1"/>
        </table:table-row>
        <table:table-row table:style-name="ro1">
          <table:table-cell/>
          <table:table-cell office:value-type="date" office:date-value="2014-10-01T00:00:00" table:style-name="ce46">
            <text:p>01/10/2014</text:p>
          </table:table-cell>
          <table:table-cell office:value-type="float" office:value="1044991" table:style-name="ce44">
            <text:p><text:s/>1,044,991.00<text:s/></text:p>
          </table:table-cell>
          <table:table-cell table:number-columns-repeated="16381" table:style-name="ce1"/>
        </table:table-row>
        <table:table-row table:style-name="ro1">
          <table:table-cell/>
          <table:table-cell office:value-type="date" office:date-value="2014-10-03T00:00:00" table:style-name="ce46">
            <text:p>03/10/2014</text:p>
          </table:table-cell>
          <table:table-cell office:value-type="float" office:value="1094575" table:style-name="ce44">
            <text:p><text:s/>1,094,575.00<text:s/></text:p>
          </table:table-cell>
          <table:table-cell table:number-columns-repeated="16381" table:style-name="ce1"/>
        </table:table-row>
        <table:table-row table:style-name="ro1">
          <table:table-cell/>
          <table:table-cell office:value-type="date" office:date-value="2014-10-09T00:00:00" table:style-name="ce46">
            <text:p>09/10/2014</text:p>
          </table:table-cell>
          <table:table-cell office:value-type="float" office:value="635324" table:style-name="ce44">
            <text:p><text:s/>635,324.00<text:s/></text:p>
          </table:table-cell>
          <table:table-cell table:number-columns-repeated="16381" table:style-name="ce1"/>
        </table:table-row>
        <table:table-row table:style-name="ro1">
          <table:table-cell/>
          <table:table-cell office:value-type="date" office:date-value="2014-10-10T00:00:00" table:style-name="ce46">
            <text:p>10/10/2014</text:p>
          </table:table-cell>
          <table:table-cell office:value-type="float" office:value="872600" table:style-name="ce44">
            <text:p><text:s/>872,600.00<text:s/></text:p>
          </table:table-cell>
          <table:table-cell table:number-columns-repeated="16381" table:style-name="ce1"/>
        </table:table-row>
        <table:table-row table:style-name="ro1">
          <table:table-cell/>
          <table:table-cell office:value-type="date" office:date-value="2014-10-13T00:00:00" table:style-name="ce46">
            <text:p>13/10/2014</text:p>
          </table:table-cell>
          <table:table-cell office:value-type="float" office:value="1942973" table:style-name="ce44">
            <text:p><text:s/>1,942,973.00<text:s/></text:p>
          </table:table-cell>
          <table:table-cell table:number-columns-repeated="16381" table:style-name="ce1"/>
        </table:table-row>
        <table:table-row table:style-name="ro1">
          <table:table-cell/>
          <table:table-cell office:value-type="date" office:date-value="2014-10-14T00:00:00" table:style-name="ce46">
            <text:p>14/10/2014</text:p>
          </table:table-cell>
          <table:table-cell office:value-type="float" office:value="101922" table:style-name="ce44">
            <text:p><text:s/>101,922.00<text:s/></text:p>
          </table:table-cell>
          <table:table-cell table:number-columns-repeated="16381" table:style-name="ce1"/>
        </table:table-row>
        <table:table-row table:style-name="ro1">
          <table:table-cell/>
          <table:table-cell office:value-type="date" office:date-value="2014-10-21T00:00:00" table:style-name="ce46">
            <text:p>21/10/2014</text:p>
          </table:table-cell>
          <table:table-cell office:value-type="float" office:value="1329760" table:style-name="ce44">
            <text:p><text:s/>1,329,760.00<text:s/></text:p>
          </table:table-cell>
          <table:table-cell table:number-columns-repeated="16381" table:style-name="ce1"/>
        </table:table-row>
        <table:table-row table:style-name="ro1">
          <table:table-cell/>
          <table:table-cell office:value-type="date" office:date-value="2014-10-22T00:00:00" table:style-name="ce46">
            <text:p>22/10/2014</text:p>
          </table:table-cell>
          <table:table-cell office:value-type="float" office:value="561797" table:style-name="ce44">
            <text:p><text:s/>561,797.00<text:s/></text:p>
          </table:table-cell>
          <table:table-cell table:number-columns-repeated="16381" table:style-name="ce1"/>
        </table:table-row>
        <table:table-row table:style-name="ro1">
          <table:table-cell/>
          <table:table-cell office:value-type="date" office:date-value="2014-10-24T00:00:00" table:style-name="ce46">
            <text:p>24/10/2014</text:p>
          </table:table-cell>
          <table:table-cell office:value-type="float" office:value="2778738" table:style-name="ce44">
            <text:p><text:s/>2,778,738.00<text:s/></text:p>
          </table:table-cell>
          <table:table-cell table:number-columns-repeated="16381" table:style-name="ce1"/>
        </table:table-row>
        <table:table-row table:style-name="ro1">
          <table:table-cell/>
          <table:table-cell office:value-type="date" office:date-value="2014-10-27T00:00:00" table:style-name="ce46">
            <text:p>27/10/2014</text:p>
          </table:table-cell>
          <table:table-cell office:value-type="float" office:value="1126408" table:style-name="ce44">
            <text:p><text:s/>1,126,408.00<text:s/></text:p>
          </table:table-cell>
          <table:table-cell table:number-columns-repeated="16381" table:style-name="ce1"/>
        </table:table-row>
        <table:table-row table:style-name="ro1">
          <table:table-cell/>
          <table:table-cell office:value-type="date" office:date-value="2014-10-30T00:00:00" table:style-name="ce46">
            <text:p>30/10/2014</text:p>
          </table:table-cell>
          <table:table-cell office:value-type="float" office:value="1270648" table:style-name="ce44">
            <text:p><text:s/>1,270,648.00<text:s/></text:p>
          </table:table-cell>
          <table:table-cell office:value-type="float" office:value="12759736" table:formula="msoxl:=SUM(C46:C56)" table:style-name="ce50">
            <text:p><text:s/>12,759,736.00<text:s/></text:p>
          </table:table-cell>
          <table:table-cell table:number-columns-repeated="16380"/>
        </table:table-row>
        <table:table-row table:style-name="ro1">
          <table:table-cell/>
          <table:table-cell office:value-type="date" office:date-value="2014-11-03T00:00:00" table:style-name="ce46">
            <text:p>03/11/2014</text:p>
          </table:table-cell>
          <table:table-cell office:value-type="float" office:value="900000" table:style-name="ce44">
            <text:p><text:s/>900,000.00<text:s/></text:p>
          </table:table-cell>
          <table:table-cell table:number-columns-repeated="16381" table:style-name="ce1"/>
        </table:table-row>
        <table:table-row table:style-name="ro1">
          <table:table-cell/>
          <table:table-cell office:value-type="date" office:date-value="2014-11-05T00:00:00" table:style-name="ce46">
            <text:p>05/11/2014</text:p>
          </table:table-cell>
          <table:table-cell office:value-type="float" office:value="0" table:style-name="ce44">
            <text:p><text:s/>-<text:s text:c="3"/></text:p>
          </table:table-cell>
          <table:table-cell table:number-columns-repeated="16381" table:style-name="ce1"/>
        </table:table-row>
        <table:table-row table:style-name="ro1">
          <table:table-cell/>
          <table:table-cell office:value-type="date" office:date-value="2014-11-10T00:00:00" table:style-name="ce46">
            <text:p>10/11/2014</text:p>
          </table:table-cell>
          <table:table-cell office:value-type="float" office:value="1301257" table:style-name="ce44">
            <text:p><text:s/>1,301,257.00<text:s/></text:p>
          </table:table-cell>
          <table:table-cell table:number-columns-repeated="16381" table:style-name="ce1"/>
        </table:table-row>
        <table:table-row table:style-name="ro1">
          <table:table-cell/>
          <table:table-cell office:value-type="date" office:date-value="2014-11-11T00:00:00" table:style-name="ce46">
            <text:p>11/11/2014</text:p>
          </table:table-cell>
          <table:table-cell office:value-type="float" office:value="1261034" table:style-name="ce44">
            <text:p><text:s/>1,261,034.00<text:s/></text:p>
          </table:table-cell>
          <table:table-cell table:number-columns-repeated="16381" table:style-name="ce1"/>
        </table:table-row>
        <table:table-row table:style-name="ro1">
          <table:table-cell/>
          <table:table-cell office:value-type="date" office:date-value="2014-11-14T00:00:00" table:style-name="ce46">
            <text:p>14/11/2014</text:p>
          </table:table-cell>
          <table:table-cell office:value-type="float" office:value="2038597" table:style-name="ce44">
            <text:p><text:s/>2,038,597.00<text:s/></text:p>
          </table:table-cell>
          <table:table-cell table:number-columns-repeated="16381" table:style-name="ce1"/>
        </table:table-row>
        <table:table-row table:style-name="ro1">
          <table:table-cell/>
          <table:table-cell office:value-type="date" office:date-value="2014-11-19T00:00:00" table:style-name="ce46">
            <text:p>19/11/2014</text:p>
          </table:table-cell>
          <table:table-cell office:value-type="float" office:value="403188" table:style-name="ce44">
            <text:p><text:s/>403,188.00<text:s/></text:p>
          </table:table-cell>
          <table:table-cell table:number-columns-repeated="16381" table:style-name="ce1"/>
        </table:table-row>
        <table:table-row table:style-name="ro1">
          <table:table-cell/>
          <table:table-cell office:value-type="date" office:date-value="2014-11-20T00:00:00" table:style-name="ce46">
            <text:p>20/11/2014</text:p>
          </table:table-cell>
          <table:table-cell office:value-type="float" office:value="100883" table:style-name="ce44">
            <text:p><text:s/>100,883.00<text:s/></text:p>
          </table:table-cell>
          <table:table-cell table:number-columns-repeated="16381" table:style-name="ce1"/>
        </table:table-row>
        <table:table-row table:style-name="ro1">
          <table:table-cell/>
          <table:table-cell office:value-type="date" office:date-value="2014-11-21T00:00:00" table:style-name="ce46">
            <text:p>21/11/2014</text:p>
          </table:table-cell>
          <table:table-cell office:value-type="float" office:value="4003649" table:style-name="ce44">
            <text:p><text:s/>4,003,649.00<text:s/></text:p>
          </table:table-cell>
          <table:table-cell table:number-columns-repeated="16381" table:style-name="ce1"/>
        </table:table-row>
        <table:table-row table:style-name="ro1">
          <table:table-cell/>
          <table:table-cell office:value-type="date" office:date-value="2014-11-25T00:00:00" table:style-name="ce46">
            <text:p>25/11/2014</text:p>
          </table:table-cell>
          <table:table-cell office:value-type="float" office:value="5154748" table:style-name="ce44">
            <text:p><text:s/>5,154,748.00<text:s/></text:p>
          </table:table-cell>
          <table:table-cell table:number-columns-repeated="16381" table:style-name="ce1"/>
        </table:table-row>
        <table:table-row table:style-name="ro1">
          <table:table-cell/>
          <table:table-cell office:value-type="date" office:date-value="2014-11-28T00:00:00" table:style-name="ce46">
            <text:p>28/11/2014</text:p>
          </table:table-cell>
          <table:table-cell office:value-type="float" office:value="897129" table:style-name="ce44">
            <text:p><text:s/>897,129.00<text:s/></text:p>
          </table:table-cell>
          <table:table-cell office:value-type="float" office:value="16060485" table:formula="msoxl:=SUM(C57:C66)" table:style-name="ce50">
            <text:p><text:s/>16,060,485.00<text:s/></text:p>
          </table:table-cell>
          <table:table-cell table:number-columns-repeated="16380"/>
        </table:table-row>
        <table:table-row table:style-name="ro1">
          <table:table-cell/>
          <table:table-cell office:value-type="date" office:date-value="2014-12-01T00:00:00" table:style-name="ce46">
            <text:p>01/12/2014</text:p>
          </table:table-cell>
          <table:table-cell office:value-type="float" office:value="3511171" table:style-name="ce44">
            <text:p><text:s/>3,511,171.00<text:s/></text:p>
          </table:table-cell>
          <table:table-cell table:number-columns-repeated="16381" table:style-name="ce1"/>
        </table:table-row>
        <table:table-row table:style-name="ro1">
          <table:table-cell/>
          <table:table-cell office:value-type="date" office:date-value="2014-12-02T00:00:00" table:style-name="ce46">
            <text:p>02/12/2014</text:p>
          </table:table-cell>
          <table:table-cell office:value-type="float" office:value="389980" table:style-name="ce44">
            <text:p><text:s/>389,980.00<text:s/></text:p>
          </table:table-cell>
          <table:table-cell table:number-columns-repeated="16381" table:style-name="ce1"/>
        </table:table-row>
        <table:table-row table:style-name="ro1">
          <table:table-cell/>
          <table:table-cell office:value-type="date" office:date-value="2014-12-05T00:00:00" table:style-name="ce46">
            <text:p>05/12/2014</text:p>
          </table:table-cell>
          <table:table-cell office:value-type="float" office:value="3800000" table:style-name="ce44">
            <text:p><text:s/>3,800,000.00<text:s/></text:p>
          </table:table-cell>
          <table:table-cell table:number-columns-repeated="16381" table:style-name="ce1"/>
        </table:table-row>
        <table:table-row table:style-name="ro1">
          <table:table-cell/>
          <table:table-cell office:value-type="date" office:date-value="2014-12-10T00:00:00" table:style-name="ce46">
            <text:p>10/12/2014</text:p>
          </table:table-cell>
          <table:table-cell office:value-type="float" office:value="0" table:style-name="ce44">
            <text:p><text:s/>-<text:s text:c="3"/></text:p>
          </table:table-cell>
          <table:table-cell table:number-columns-repeated="16381" table:style-name="ce1"/>
        </table:table-row>
        <table:table-row table:style-name="ro1">
          <table:table-cell/>
          <table:table-cell office:value-type="date" office:date-value="2014-12-12T00:00:00" table:style-name="ce46">
            <text:p>12/12/2014</text:p>
          </table:table-cell>
          <table:table-cell office:value-type="float" office:value="733460" table:style-name="ce44">
            <text:p><text:s/>733,460.00<text:s/></text:p>
          </table:table-cell>
          <table:table-cell table:number-columns-repeated="16381" table:style-name="ce1"/>
        </table:table-row>
        <table:table-row table:style-name="ro1">
          <table:table-cell/>
          <table:table-cell office:value-type="date" office:date-value="2014-12-15T00:00:00" table:style-name="ce46">
            <text:p>15/12/2014</text:p>
          </table:table-cell>
          <table:table-cell office:value-type="float" office:value="20455553" table:style-name="ce44">
            <text:p><text:s/>20,455,553.00<text:s/></text:p>
          </table:table-cell>
          <table:table-cell table:number-columns-repeated="16381" table:style-name="ce1"/>
        </table:table-row>
        <table:table-row table:style-name="ro1">
          <table:table-cell/>
          <table:table-cell office:value-type="date" office:date-value="2014-12-16T00:00:00" table:style-name="ce46">
            <text:p>16/12/2014</text:p>
          </table:table-cell>
          <table:table-cell office:value-type="float" office:value="5423" table:style-name="ce44">
            <text:p><text:s/>5,423.00<text:s/></text:p>
          </table:table-cell>
          <table:table-cell table:number-columns-repeated="16381" table:style-name="ce1"/>
        </table:table-row>
        <table:table-row table:style-name="ro1">
          <table:table-cell/>
          <table:table-cell office:value-type="date" office:date-value="2014-12-23T00:00:00" table:style-name="ce46">
            <text:p>23/12/2014</text:p>
          </table:table-cell>
          <table:table-cell office:value-type="float" office:value="1627034" table:style-name="ce44">
            <text:p><text:s/>1,627,034.00<text:s/></text:p>
          </table:table-cell>
          <table:table-cell table:number-columns-repeated="16381" table:style-name="ce1"/>
        </table:table-row>
        <table:table-row table:style-name="ro1">
          <table:table-cell/>
          <table:table-cell office:value-type="date" office:date-value="2014-12-29T00:00:00" table:style-name="ce46">
            <text:p>29/12/2014</text:p>
          </table:table-cell>
          <table:table-cell office:value-type="float" office:value="93970" table:style-name="ce44">
            <text:p><text:s/>93,970.00<text:s/></text:p>
          </table:table-cell>
          <table:table-cell table:number-columns-repeated="16381" table:style-name="ce1"/>
        </table:table-row>
        <table:table-row table:style-name="ro1">
          <table:table-cell/>
          <table:table-cell office:value-type="date" office:date-value="2014-12-31T00:00:00" table:style-name="ce46">
            <text:p>31/12/2014</text:p>
          </table:table-cell>
          <table:table-cell office:value-type="float" office:value="5162084" table:style-name="ce44">
            <text:p><text:s/>5,162,084.00<text:s/></text:p>
          </table:table-cell>
          <table:table-cell office:value-type="float" office:value="35778675" table:formula="msoxl:=SUM(C67:C76)" table:style-name="ce50">
            <text:p><text:s/>35,778,675.00<text:s/></text:p>
          </table:table-cell>
          <table:table-cell table:number-columns-repeated="16380"/>
        </table:table-row>
        <table:table-row table:style-name="ro1">
          <table:table-cell/>
          <table:table-cell office:value-type="date" office:date-value="2015-01-06T00:00:00" table:style-name="ce46">
            <text:p>06/01/2015</text:p>
          </table:table-cell>
          <table:table-cell office:value-type="float" office:value="339554" table:style-name="ce44">
            <text:p><text:s/>339,554.00<text:s/></text:p>
          </table:table-cell>
          <table:table-cell table:number-columns-repeated="16381" table:style-name="ce1"/>
        </table:table-row>
        <table:table-row table:style-name="ro1">
          <table:table-cell/>
          <table:table-cell office:value-type="date" office:date-value="2015-01-13T00:00:00" table:style-name="ce46">
            <text:p>13/01/2015</text:p>
          </table:table-cell>
          <table:table-cell office:value-type="float" office:value="44575" table:style-name="ce44">
            <text:p><text:s/>44,575.00<text:s/></text:p>
          </table:table-cell>
          <table:table-cell table:number-columns-repeated="16381" table:style-name="ce1"/>
        </table:table-row>
        <table:table-row table:style-name="ro1">
          <table:table-cell/>
          <table:table-cell office:value-type="date" office:date-value="2015-01-20T00:00:00" table:style-name="ce46">
            <text:p>20/01/2015</text:p>
          </table:table-cell>
          <table:table-cell office:value-type="float" office:value="0" table:style-name="ce44">
            <text:p><text:s/>-<text:s text:c="3"/></text:p>
          </table:table-cell>
          <table:table-cell table:number-columns-repeated="16381" table:style-name="ce1"/>
        </table:table-row>
        <table:table-row table:style-name="ro1">
          <table:table-cell/>
          <table:table-cell office:value-type="date" office:date-value="2015-01-26T00:00:00" table:style-name="ce46">
            <text:p>26/01/2015</text:p>
          </table:table-cell>
          <table:table-cell office:value-type="float" office:value="163800" table:style-name="ce44">
            <text:p><text:s/>163,800.00<text:s/></text:p>
          </table:table-cell>
          <table:table-cell table:number-columns-repeated="16381" table:style-name="ce1"/>
        </table:table-row>
        <table:table-row table:style-name="ro1">
          <table:table-cell/>
          <table:table-cell office:value-type="date" office:date-value="2015-01-28T00:00:00" table:style-name="ce46">
            <text:p>28/01/2015</text:p>
          </table:table-cell>
          <table:table-cell office:value-type="float" office:value="257821" table:style-name="ce44">
            <text:p><text:s/>257,821.00<text:s/></text:p>
          </table:table-cell>
          <table:table-cell office:value-type="float" office:value="805750" table:formula="msoxl:=SUM(C77:C81)" table:style-name="ce50">
            <text:p><text:s/>805,750.00<text:s/></text:p>
          </table:table-cell>
          <table:table-cell table:number-columns-repeated="16380"/>
        </table:table-row>
        <table:table-row table:style-name="ro1">
          <table:table-cell/>
          <table:table-cell office:value-type="date" office:date-value="2015-02-02T00:00:00" table:style-name="ce46">
            <text:p>02/02/2015</text:p>
          </table:table-cell>
          <table:table-cell office:value-type="float" office:value="0" table:style-name="ce44">
            <text:p><text:s/>-<text:s text:c="3"/></text:p>
          </table:table-cell>
          <table:table-cell table:number-columns-repeated="16381" table:style-name="ce1"/>
        </table:table-row>
        <table:table-row table:style-name="ro1">
          <table:table-cell/>
          <table:table-cell office:value-type="date" office:date-value="2015-02-12T00:00:00" table:style-name="ce46">
            <text:p>12/02/2015</text:p>
          </table:table-cell>
          <table:table-cell office:value-type="float" office:value="2040816" table:style-name="ce44">
            <text:p><text:s/>2,040,816.00<text:s/></text:p>
          </table:table-cell>
          <table:table-cell table:number-columns-repeated="16381" table:style-name="ce1"/>
        </table:table-row>
        <table:table-row table:style-name="ro1">
          <table:table-cell/>
          <table:table-cell office:value-type="date" office:date-value="2015-02-13T00:00:00" table:style-name="ce46">
            <text:p>13/02/2015</text:p>
          </table:table-cell>
          <table:table-cell office:value-type="float" office:value="1133787" table:style-name="ce44">
            <text:p><text:s/>1,133,787.00<text:s/></text:p>
          </table:table-cell>
          <table:table-cell table:number-columns-repeated="16381" table:style-name="ce1"/>
        </table:table-row>
        <table:table-row table:style-name="ro1">
          <table:table-cell/>
          <table:table-cell office:value-type="date" office:date-value="2015-02-18T00:00:00" table:style-name="ce46">
            <text:p>18/02/2015</text:p>
          </table:table-cell>
          <table:table-cell office:value-type="float" office:value="0" table:style-name="ce44">
            <text:p><text:s/>-<text:s text:c="3"/></text:p>
          </table:table-cell>
          <table:table-cell table:number-columns-repeated="16381" table:style-name="ce1"/>
        </table:table-row>
        <table:table-row table:style-name="ro1">
          <table:table-cell/>
          <table:table-cell office:value-type="date" office:date-value="2015-02-23T00:00:00" table:style-name="ce46">
            <text:p>23/02/2015</text:p>
          </table:table-cell>
          <table:table-cell office:value-type="float" office:value="1000000" table:style-name="ce44">
            <text:p><text:s/>1,000,000.00<text:s/></text:p>
          </table:table-cell>
          <table:table-cell table:number-columns-repeated="16381" table:style-name="ce1"/>
        </table:table-row>
        <table:table-row table:style-name="ro1">
          <table:table-cell/>
          <table:table-cell office:value-type="date" office:date-value="2015-02-24T00:00:00" table:style-name="ce46">
            <text:p>24/02/2015</text:p>
          </table:table-cell>
          <table:table-cell office:value-type="float" office:value="0" table:style-name="ce44">
            <text:p><text:s/>-<text:s text:c="3"/></text:p>
          </table:table-cell>
          <table:table-cell table:number-columns-repeated="16381" table:style-name="ce1"/>
        </table:table-row>
        <table:table-row table:style-name="ro1">
          <table:table-cell/>
          <table:table-cell office:value-type="date" office:date-value="2015-02-27T00:00:00" table:style-name="ce46">
            <text:p>27/02/2015</text:p>
          </table:table-cell>
          <table:table-cell office:value-type="float" office:value="2221665" table:style-name="ce44">
            <text:p><text:s/>2,221,665.00<text:s/></text:p>
          </table:table-cell>
          <table:table-cell office:value-type="float" office:value="6396268" table:formula="msoxl:=SUM(C82:C88)" table:style-name="ce50">
            <text:p><text:s/>6,396,268.00<text:s/></text:p>
          </table:table-cell>
          <table:table-cell table:number-columns-repeated="16380"/>
        </table:table-row>
        <table:table-row table:style-name="ro1">
          <table:table-cell/>
          <table:table-cell office:value-type="string" table:style-name="ce1">
            <text:p>Grand Total</text:p>
          </table:table-cell>
          <table:table-cell office:value-type="float" office:value="104266297" table:style-name="ce44">
            <text:p><text:s/>104,266,297.00<text:s/></text:p>
          </table:table-cell>
          <table:table-cell office:value-type="float" office:value="104266297" table:formula="msoxl:=SUM(D15:D88)" table:style-name="ce50">
            <text:p><text:s/>104,266,297.00<text:s/></text:p>
          </table:table-cell>
          <table:table-cell table:number-columns-repeated="16380"/>
        </table:table-row>
        <table:table-row table:number-rows-repeated="1048487" table:style-name="ro1">
          <table:table-cell table:number-columns-repeated="16384"/>
        </table:table-row>
      </table:table>
      <table:table table:name="Channels" table:style-name="ta2">
        <table:table-column table:style-name="co1" table:default-cell-style-name="ce1"/>
        <table:table-column table:style-name="co42" table:default-cell-style-name="ce1"/>
        <table:table-column table:style-name="co43" table:default-cell-style-name="ce1"/>
        <table:table-column table:style-name="co44" table:default-cell-style-name="ce1"/>
        <table:table-column table:style-name="co1" table:number-columns-repeated="16380" table:default-cell-style-name="ce1"/>
        <table:table-row table:style-name="ro1">
          <table:table-cell office:value-type="string" table:style-name="ce103">
            <text:p><text:span text:style-name="T5">Title:</text:span><text:s/></text:p>
          </table:table-cell>
          <table:table-cell office:value-type="string" table:style-name="ce69">
            <text:p>Breakdown of funding to Ukraine by channel of delivery</text:p>
          </table:table-cell>
          <table:table-cell table:number-columns-repeated="16382" table:style-name="ce1"/>
        </table:table-row>
        <table:table-row table:style-name="ro1">
          <table:table-cell office:value-type="string" table:style-name="ce104">
            <text:p><text:span text:style-name="T5">Source:</text:span><text:s/></text:p>
          </table:table-cell>
          <table:table-cell office:value-type="string" table:style-name="ce69">
            <text:p>UN OCHA FTS</text:p>
          </table:table-cell>
          <table:table-cell table:number-columns-repeated="3" table:style-name="ce1"/>
          <table:table-cell table:style-name="ce1">
            <draw:frame xmlns:presentation="urn:oasis:names:tc:opendocument:xmlns:presentation:1.0" draw:z-index="1" draw:id="id20" draw:style-name="a113" draw:name="Chart 1" svg:x="0.54167in" svg:y="0.16667in" svg:width="4.04167in" svg:height="2.95833in" style:rel-width="scale" style:rel-height="scale">
              <draw:object xlink:href="Object 7/" xlink:type="simple" xlink:show="embed" xlink:actuate="onLoad"/>
              <svg:desc/>
            </draw:frame>
          </table:table-cell>
          <table:table-cell table:number-columns-repeated="16378"/>
        </table:table-row>
        <table:table-row table:style-name="ro1">
          <table:table-cell office:value-type="string" table:style-name="ce105">
            <text:p>Notes:<text:s/></text:p>
          </table:table-cell>
          <table:table-cell office:value-type="string" table:style-name="ce69">
            <text:p>Data downloaded on 3 Mar 2015</text:p>
          </table:table-cell>
          <table:table-cell table:number-columns-repeated="16382" table:style-name="ce1"/>
        </table:table-row>
        <table:table-row table:number-rows-repeated="2" table:style-name="ro1">
          <table:table-cell table:number-columns-repeated="16384"/>
        </table:table-row>
        <table:table-row table:style-name="ro1">
          <table:table-cell table:style-name="ce1"/>
          <table:table-cell office:value-type="string" table:style-name="ce1">
            <text:p>Emergency title</text:p>
          </table:table-cell>
          <table:table-cell office:value-type="string" table:style-name="ce1">
            <text:p>(Multiple Items)</text:p>
          </table:table-cell>
          <table:table-cell table:number-columns-repeated="16381" table:style-name="ce1"/>
        </table:table-row>
        <table:table-row table:style-name="ro1">
          <table:table-cell table:number-columns-repeated="16384"/>
        </table:table-row>
        <table:table-row table:style-name="ro1">
          <table:table-cell table:style-name="ce1"/>
          <table:table-cell office:value-type="string" table:style-name="ce1">
            <text:p>Sum of USD committed/contributed</text:p>
          </table:table-cell>
          <table:table-cell table:number-columns-repeated="16382" table:style-name="ce1"/>
        </table:table-row>
        <table:table-row table:style-name="ro1">
          <table:table-cell table:style-name="ce1"/>
          <table:table-cell office:value-type="string" table:style-name="ce1">
            <text:p>Appealing Agency <text:s/>type</text:p>
          </table:table-cell>
          <table:table-cell office:value-type="string" table:style-name="ce1">
            <text:p>Total</text:p>
          </table:table-cell>
          <table:table-cell table:number-columns-repeated="16381" table:style-name="ce1"/>
        </table:table-row>
        <table:table-row table:style-name="ro1">
          <table:table-cell table:style-name="ce1"/>
          <table:table-cell office:value-type="string" table:style-name="ce1">
            <text:p>Government</text:p>
          </table:table-cell>
          <table:table-cell office:value-type="float" office:value="943152" table:style-name="ce45">
            <text:p><text:s/>943,152<text:s/></text:p>
          </table:table-cell>
          <table:table-cell office:value-type="percentage" office:value="9.0456075178348382E-3" table:formula="msoxl:=$C10/$C$16" table:style-name="ce54">
            <text:p>1%</text:p>
          </table:table-cell>
          <table:table-cell table:number-columns-repeated="16380"/>
        </table:table-row>
        <table:table-row table:style-name="ro1">
          <table:table-cell table:style-name="ce1"/>
          <table:table-cell office:value-type="string" table:style-name="ce1">
            <text:p>NGOs</text:p>
          </table:table-cell>
          <table:table-cell office:value-type="float" office:value="17481523" table:style-name="ce45">
            <text:p><text:s/>17,481,523<text:s/></text:p>
          </table:table-cell>
          <table:table-cell office:value-type="percentage" office:value="0.16766226003019941" table:formula="msoxl:=$C11/$C$16" table:style-name="ce54">
            <text:p>17%</text:p>
          </table:table-cell>
          <table:table-cell table:number-columns-repeated="16380"/>
        </table:table-row>
        <table:table-row table:style-name="ro1">
          <table:table-cell table:style-name="ce1"/>
          <table:table-cell office:value-type="string" table:style-name="ce1">
            <text:p>Other</text:p>
          </table:table-cell>
          <table:table-cell office:value-type="float" office:value="20091854" table:style-name="ce45">
            <text:p><text:s/>20,091,854<text:s/></text:p>
          </table:table-cell>
          <table:table-cell office:value-type="percentage" office:value="0.19269749265191607" table:formula="msoxl:=$C12/$C$16" table:style-name="ce54">
            <text:p>19%</text:p>
          </table:table-cell>
          <table:table-cell table:number-columns-repeated="16380"/>
        </table:table-row>
        <table:table-row table:style-name="ro1">
          <table:table-cell table:style-name="ce1"/>
          <table:table-cell office:value-type="string" table:style-name="ce1">
            <text:p>Private Orgs. &amp; Foundations</text:p>
          </table:table-cell>
          <table:table-cell office:value-type="float" office:value="214010" table:style-name="ce45">
            <text:p><text:s/>214,010<text:s/></text:p>
          </table:table-cell>
          <table:table-cell office:value-type="percentage" office:value="2.0525328524901962E-3" table:formula="msoxl:=$C13/$C$16" table:style-name="ce53">
            <text:p>0.21%</text:p>
          </table:table-cell>
          <table:table-cell table:number-columns-repeated="16380"/>
        </table:table-row>
        <table:table-row table:style-name="ro1">
          <table:table-cell table:style-name="ce1"/>
          <table:table-cell office:value-type="string" table:style-name="ce1">
            <text:p>Red Cross / Red Crescent</text:p>
          </table:table-cell>
          <table:table-cell office:value-type="float" office:value="17970394" table:style-name="ce45">
            <text:p><text:s/>17,970,394<text:s/></text:p>
          </table:table-cell>
          <table:table-cell office:value-type="percentage" office:value="0.17235093713935193" table:formula="msoxl:=$C14/$C$16" table:style-name="ce54">
            <text:p>17%</text:p>
          </table:table-cell>
          <table:table-cell table:number-columns-repeated="16380"/>
        </table:table-row>
        <table:table-row table:style-name="ro1">
          <table:table-cell table:style-name="ce1"/>
          <table:table-cell office:value-type="string" table:style-name="ce1">
            <text:p>UN Agencies</text:p>
          </table:table-cell>
          <table:table-cell office:value-type="float" office:value="47565364" table:style-name="ce45">
            <text:p><text:s/>47,565,364<text:s/></text:p>
          </table:table-cell>
          <table:table-cell office:value-type="percentage" office:value="0.45619116980820751" table:formula="msoxl:=$C15/$C$16" table:style-name="ce54">
            <text:p>46%</text:p>
          </table:table-cell>
          <table:table-cell table:number-columns-repeated="16380"/>
        </table:table-row>
        <table:table-row table:style-name="ro1">
          <table:table-cell table:style-name="ce1"/>
          <table:table-cell office:value-type="string" table:style-name="ce1">
            <text:p>Grand Total</text:p>
          </table:table-cell>
          <table:table-cell office:value-type="float" office:value="104266297" table:style-name="ce45">
            <text:p><text:s/>104,266,297<text:s/></text:p>
          </table:table-cell>
          <table:table-cell table:number-columns-repeated="16381" table:style-name="ce1"/>
        </table:table-row>
        <table:table-row table:number-rows-repeated="1048560" table:style-name="ro1">
          <table:table-cell table:number-columns-repeated="16384"/>
        </table:table-row>
      </table:table>
      <table:table table:name="Historical_ODA" table:style-name="ta2">
        <table:table-column table:style-name="co1" table:default-cell-style-name="ce1"/>
        <table:table-column table:style-name="co45" table:number-columns-repeated="2" table:default-cell-style-name="ce1"/>
        <table:table-column table:style-name="co1" table:number-columns-repeated="16381" table:default-cell-style-name="ce1"/>
        <table:table-row table:style-name="ro1">
          <table:table-cell office:value-type="string" table:style-name="ce103">
            <text:p><text:span text:style-name="T5">Title:</text:span><text:s/></text:p>
          </table:table-cell>
          <table:table-cell office:value-type="string" table:style-name="ce69">
            <text:p>Breakdown of funding to Ukraine by channel of delivery</text:p>
          </table:table-cell>
          <table:table-cell table:number-columns-repeated="16382" table:style-name="ce1"/>
        </table:table-row>
        <table:table-row table:style-name="ro1">
          <table:table-cell office:value-type="string" table:style-name="ce104">
            <text:p><text:span text:style-name="T5">Source:</text:span><text:s/></text:p>
          </table:table-cell>
          <table:table-cell office:value-type="string" table:style-name="ce69">
            <text:p>OECD Dac2a</text:p>
          </table:table-cell>
          <table:table-cell table:number-columns-repeated="16382" table:style-name="ce1"/>
        </table:table-row>
        <table:table-row table:style-name="ro1">
          <table:table-cell office:value-type="string" table:style-name="ce105">
            <text:p>Notes:<text:s/></text:p>
          </table:table-cell>
          <table:table-cell office:value-type="string" table:style-name="ce69">
            <text:p>Data downloaded on 3 Mar 2015</text:p>
          </table:table-cell>
          <table:table-cell table:number-columns-repeated="3" table:style-name="ce1"/>
          <table:table-cell table:style-name="ce108"/>
          <table:table-cell table:style-name="ce107"/>
          <table:table-cell table:number-columns-repeated="3" table:style-name="ce108"/>
          <table:table-cell table:number-columns-repeated="16374"/>
        </table:table-row>
        <table:table-row table:number-rows-repeated="2" table:style-name="ro1">
          <table:table-cell table:number-columns-repeated="16384"/>
        </table:table-row>
        <table:table-row table:style-name="ro1">
          <table:table-cell table:number-columns-repeated="5" table:style-name="ce1"/>
          <table:table-cell table:style-name="ce1">
            <draw:frame xmlns:presentation="urn:oasis:names:tc:opendocument:xmlns:presentation:1.0" draw:z-index="1" draw:id="id21" draw:style-name="a114" draw:name="Chart 1" svg:x="0.1875in" svg:y="0.20833in" svg:width="6.45833in" svg:height="3.03125in" style:rel-width="scale" style:rel-height="scale">
              <draw:object xlink:href="Object 8/" xlink:type="simple" xlink:show="embed" xlink:actuate="onLoad"/>
              <svg:desc/>
            </draw:frame>
          </table:table-cell>
          <table:table-cell table:number-columns-repeated="16378" table:style-name="ce1"/>
        </table:table-row>
        <table:table-row table:style-name="ro2">
          <table:table-cell table:style-name="ce1"/>
          <table:table-cell office:value-type="string" table:style-name="ce1">
            <text:p>Donor</text:p>
          </table:table-cell>
          <table:table-cell office:value-type="string" table:style-name="ce1">
            <text:p>2009-2013</text:p>
          </table:table-cell>
          <table:table-cell table:number-columns-repeated="16381" table:style-name="ce1"/>
        </table:table-row>
        <table:table-row table:style-name="ro1">
          <table:table-cell table:style-name="ce1"/>
          <table:table-cell office:value-type="string" table:style-name="ce35">
            <text:p>EU Institutions</text:p>
          </table:table-cell>
          <table:table-cell office:value-type="float" office:value="1127.5900000000001" table:style-name="ce95">
            <text:p>1128</text:p>
          </table:table-cell>
          <table:table-cell table:number-columns-repeated="16381" table:style-name="ce1"/>
        </table:table-row>
        <table:table-row table:style-name="ro5">
          <table:table-cell table:style-name="ce1"/>
          <table:table-cell office:value-type="string" table:style-name="ce37">
            <text:p>US</text:p>
          </table:table-cell>
          <table:table-cell office:value-type="float" office:value="660.98" table:style-name="ce96">
            <text:p>661</text:p>
          </table:table-cell>
          <table:table-cell table:number-columns-repeated="16381" table:style-name="ce1"/>
        </table:table-row>
        <table:table-row table:style-name="ro5">
          <table:table-cell table:style-name="ce1"/>
          <table:table-cell office:value-type="string" table:style-name="ce37">
            <text:p>Germany</text:p>
          </table:table-cell>
          <table:table-cell office:value-type="float" office:value="427.92" table:style-name="ce96">
            <text:p>428</text:p>
          </table:table-cell>
          <table:table-cell table:number-columns-repeated="16381" table:style-name="ce1"/>
        </table:table-row>
        <table:table-row table:style-name="ro5">
          <table:table-cell table:style-name="ce1"/>
          <table:table-cell office:value-type="string" table:style-name="ce37">
            <text:p>Japan</text:p>
          </table:table-cell>
          <table:table-cell office:value-type="float" office:value="247.3" table:style-name="ce96">
            <text:p>247</text:p>
          </table:table-cell>
          <table:table-cell table:number-columns-repeated="16381" table:style-name="ce1"/>
        </table:table-row>
        <table:table-row table:style-name="ro1">
          <table:table-cell table:style-name="ce1"/>
          <table:table-cell office:value-type="string" table:style-name="ce37">
            <text:p>Sweden</text:p>
          </table:table-cell>
          <table:table-cell office:value-type="float" office:value="176.77999999999997" table:style-name="ce96">
            <text:p>177</text:p>
          </table:table-cell>
          <table:table-cell table:number-columns-repeated="16381" table:style-name="ce1"/>
        </table:table-row>
        <table:table-row table:style-name="ro1">
          <table:table-cell table:style-name="ce1"/>
          <table:table-cell office:value-type="string" table:style-name="ce37">
            <text:p>Canada</text:p>
          </table:table-cell>
          <table:table-cell office:value-type="float" office:value="154.70000000000002" table:style-name="ce96">
            <text:p>155</text:p>
          </table:table-cell>
          <table:table-cell table:number-columns-repeated="16381" table:style-name="ce1"/>
        </table:table-row>
        <table:table-row table:style-name="ro1">
          <table:table-cell table:style-name="ce1"/>
          <table:table-cell office:value-type="string" table:style-name="ce37">
            <text:p>France</text:p>
          </table:table-cell>
          <table:table-cell office:value-type="float" office:value="117.11" table:style-name="ce96">
            <text:p>117</text:p>
          </table:table-cell>
          <table:table-cell table:number-columns-repeated="16381" table:style-name="ce1"/>
        </table:table-row>
        <table:table-row table:style-name="ro1">
          <table:table-cell table:style-name="ce1"/>
          <table:table-cell office:value-type="string" table:style-name="ce37">
            <text:p>Switzerland</text:p>
          </table:table-cell>
          <table:table-cell office:value-type="float" office:value="70.39" table:style-name="ce96">
            <text:p>70</text:p>
          </table:table-cell>
          <table:table-cell table:number-columns-repeated="16381" table:style-name="ce1"/>
        </table:table-row>
        <table:table-row table:style-name="ro1">
          <table:table-cell table:style-name="ce1"/>
          <table:table-cell office:value-type="string" table:style-name="ce37">
            <text:p>Poland</text:p>
          </table:table-cell>
          <table:table-cell office:value-type="float" office:value="58.47" table:style-name="ce96">
            <text:p>58</text:p>
          </table:table-cell>
          <table:table-cell table:number-columns-repeated="16381" table:style-name="ce1"/>
        </table:table-row>
        <table:table-row table:style-name="ro1">
          <table:table-cell/>
          <table:table-cell office:value-type="string" table:style-name="ce37">
            <text:p>Israel</text:p>
          </table:table-cell>
          <table:table-cell office:value-type="float" office:value="56.14" table:style-name="ce96">
            <text:p>56</text:p>
          </table:table-cell>
          <table:table-cell table:number-columns-repeated="16381" table:style-name="ce1"/>
        </table:table-row>
        <table:table-row table:style-name="ro1">
          <table:table-cell/>
          <table:table-cell office:value-type="string" table:style-name="ce37">
            <text:p>Austria</text:p>
          </table:table-cell>
          <table:table-cell office:value-type="float" office:value="45.010000000000005" table:style-name="ce96">
            <text:p>45</text:p>
          </table:table-cell>
          <table:table-cell table:number-columns-repeated="16381" table:style-name="ce1"/>
        </table:table-row>
        <table:table-row table:style-name="ro2">
          <table:table-cell/>
          <table:table-cell office:value-type="string" table:style-name="ce39">
            <text:p>Norway</text:p>
          </table:table-cell>
          <table:table-cell office:value-type="float" office:value="29.189999999999998" table:style-name="ce97">
            <text:p>29</text:p>
          </table:table-cell>
          <table:table-cell table:number-columns-repeated="16381" table:style-name="ce1"/>
        </table:table-row>
        <table:table-row table:style-name="ro1">
          <table:table-cell/>
          <table:table-cell office:value-type="string" table:style-name="ce1">
            <text:p>Turkey</text:p>
          </table:table-cell>
          <table:table-cell office:value-type="float" office:value="28.77" table:style-name="ce68">
            <text:p>29</text:p>
          </table:table-cell>
          <table:table-cell table:number-columns-repeated="16381" table:style-name="ce1"/>
        </table:table-row>
        <table:table-row table:style-name="ro1">
          <table:table-cell/>
          <table:table-cell office:value-type="string" table:style-name="ce1">
            <text:p>Denmark</text:p>
          </table:table-cell>
          <table:table-cell office:value-type="float" office:value="28.49" table:style-name="ce68">
            <text:p>28</text:p>
          </table:table-cell>
          <table:table-cell table:number-columns-repeated="16381" table:style-name="ce1"/>
        </table:table-row>
        <table:table-row table:style-name="ro1">
          <table:table-cell/>
          <table:table-cell office:value-type="string" table:style-name="ce1">
            <text:p>Hungary</text:p>
          </table:table-cell>
          <table:table-cell office:value-type="float" office:value="21.08" table:style-name="ce68">
            <text:p>21</text:p>
          </table:table-cell>
          <table:table-cell table:number-columns-repeated="16381" table:style-name="ce1"/>
        </table:table-row>
        <table:table-row table:style-name="ro1">
          <table:table-cell/>
          <table:table-cell office:value-type="string" table:style-name="ce1">
            <text:p>Czech Republic</text:p>
          </table:table-cell>
          <table:table-cell office:value-type="float" office:value="15.87" table:style-name="ce68">
            <text:p>16</text:p>
          </table:table-cell>
          <table:table-cell table:number-columns-repeated="2" table:style-name="ce1"/>
          <table:table-cell table:style-name="ce107"/>
          <table:table-cell table:number-columns-repeated="6" table:style-name="ce108"/>
          <table:table-cell table:number-columns-repeated="16372"/>
        </table:table-row>
        <table:table-row table:style-name="ro1">
          <table:table-cell/>
          <table:table-cell office:value-type="string" table:style-name="ce1">
            <text:p>Greece</text:p>
          </table:table-cell>
          <table:table-cell office:value-type="float" office:value="15.110000000000001" table:style-name="ce68">
            <text:p>15</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United Kingdom</text:p>
          </table:table-cell>
          <table:table-cell office:value-type="float" office:value="13.58" table:style-name="ce68">
            <text:p>14</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Korea</text:p>
          </table:table-cell>
          <table:table-cell office:value-type="float" office:value="7.51" table:style-name="ce68">
            <text:p>8</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Finland</text:p>
          </table:table-cell>
          <table:table-cell office:value-type="float" office:value="6.48" table:style-name="ce31">
            <text:p>6.5</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Spain</text:p>
          </table:table-cell>
          <table:table-cell office:value-type="float" office:value="4.63" table:style-name="ce31">
            <text:p>4.6</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Slovak Republic</text:p>
          </table:table-cell>
          <table:table-cell office:value-type="float" office:value="3.69" table:style-name="ce31">
            <text:p>3.7</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Romania</text:p>
          </table:table-cell>
          <table:table-cell office:value-type="float" office:value="3.1100000000000003" table:style-name="ce31">
            <text:p>3.1</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Australia</text:p>
          </table:table-cell>
          <table:table-cell office:value-type="float" office:value="2.16" table:style-name="ce31">
            <text:p>2.2</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Russia</text:p>
          </table:table-cell>
          <table:table-cell office:value-type="float" office:value="1.8199999999999998" table:style-name="ce31">
            <text:p>1.8</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Kuwait (KFAED)</text:p>
          </table:table-cell>
          <table:table-cell office:value-type="float" office:value="1.47" table:style-name="ce31">
            <text:p>1.5</text:p>
          </table:table-cell>
          <table:table-cell table:number-columns-repeated="2" table:style-name="ce1"/>
          <table:table-cell table:number-columns-repeated="7" table:style-name="ce108"/>
          <table:table-cell table:number-columns-repeated="16372"/>
        </table:table-row>
        <table:table-row table:style-name="ro1">
          <table:table-cell/>
          <table:table-cell office:value-type="string" table:style-name="ce1">
            <text:p>Estonia</text:p>
          </table:table-cell>
          <table:table-cell office:value-type="float" office:value="1.3900000000000001" table:style-name="ce31">
            <text:p>1.4</text:p>
          </table:table-cell>
          <table:table-cell table:number-columns-repeated="16381" table:style-name="ce1"/>
        </table:table-row>
        <table:table-row table:style-name="ro1">
          <table:table-cell/>
          <table:table-cell office:value-type="string" table:style-name="ce1">
            <text:p>Belgium</text:p>
          </table:table-cell>
          <table:table-cell office:value-type="float" office:value="1.29" table:style-name="ce31">
            <text:p>1.3</text:p>
          </table:table-cell>
          <table:table-cell table:number-columns-repeated="16381" table:style-name="ce1"/>
        </table:table-row>
        <table:table-row table:style-name="ro1">
          <table:table-cell/>
          <table:table-cell office:value-type="string" table:style-name="ce1">
            <text:p>Italy</text:p>
          </table:table-cell>
          <table:table-cell office:value-type="float" office:value="1.27" table:style-name="ce31">
            <text:p>1.3</text:p>
          </table:table-cell>
          <table:table-cell table:number-columns-repeated="16381" table:style-name="ce1"/>
        </table:table-row>
        <table:table-row table:style-name="ro1">
          <table:table-cell/>
          <table:table-cell office:value-type="string" table:style-name="ce1">
            <text:p>Netherlands</text:p>
          </table:table-cell>
          <table:table-cell office:value-type="float" office:value="1.1299999999999999" table:style-name="ce31">
            <text:p>1.1</text:p>
          </table:table-cell>
          <table:table-cell table:number-columns-repeated="16381" table:style-name="ce1"/>
        </table:table-row>
        <table:table-row table:style-name="ro1">
          <table:table-cell/>
          <table:table-cell office:value-type="string" table:style-name="ce1">
            <text:p>Lithuania</text:p>
          </table:table-cell>
          <table:table-cell office:value-type="float" office:value="0.98" table:style-name="ce31">
            <text:p>1.0</text:p>
          </table:table-cell>
          <table:table-cell table:number-columns-repeated="16381" table:style-name="ce1"/>
        </table:table-row>
        <table:table-row table:style-name="ro5">
          <table:table-cell/>
          <table:table-cell office:value-type="string" table:style-name="ce1">
            <text:p>Slovenia</text:p>
          </table:table-cell>
          <table:table-cell office:value-type="float" office:value="0.57000000000000006" table:style-name="ce31">
            <text:p>0.6</text:p>
          </table:table-cell>
          <table:table-cell table:number-columns-repeated="16381" table:style-name="ce1"/>
        </table:table-row>
        <table:table-row table:style-name="ro5">
          <table:table-cell/>
          <table:table-cell office:value-type="string" table:style-name="ce1">
            <text:p>Ireland</text:p>
          </table:table-cell>
          <table:table-cell office:value-type="float" office:value="0.30000000000000004" table:style-name="ce31">
            <text:p>0.3</text:p>
          </table:table-cell>
          <table:table-cell table:number-columns-repeated="16381" table:style-name="ce1"/>
        </table:table-row>
        <table:table-row table:style-name="ro1">
          <table:table-cell/>
          <table:table-cell office:value-type="string" table:style-name="ce1">
            <text:p>Luxembourg</text:p>
          </table:table-cell>
          <table:table-cell office:value-type="float" office:value="0.21999999999999997" table:style-name="ce31">
            <text:p>0.2</text:p>
          </table:table-cell>
          <table:table-cell table:number-columns-repeated="16381" table:style-name="ce1"/>
        </table:table-row>
        <table:table-row table:style-name="ro1">
          <table:table-cell/>
          <table:table-cell office:value-type="string" table:style-name="ce1">
            <text:p>Latvia</text:p>
          </table:table-cell>
          <table:table-cell office:value-type="float" office:value="0.09" table:style-name="ce31">
            <text:p>0.1</text:p>
          </table:table-cell>
          <table:table-cell table:number-columns-repeated="16381" table:style-name="ce1"/>
        </table:table-row>
        <table:table-row table:style-name="ro1">
          <table:table-cell/>
          <table:table-cell office:value-type="string" table:style-name="ce1">
            <text:p>Portugal</text:p>
          </table:table-cell>
          <table:table-cell office:value-type="float" office:value="0.04" table:style-name="ce31">
            <text:p>0.0</text:p>
          </table:table-cell>
          <table:table-cell table:number-columns-repeated="16381" table:style-name="ce1"/>
        </table:table-row>
        <table:table-row table:style-name="ro1">
          <table:table-cell/>
          <table:table-cell office:value-type="string" table:style-name="ce1">
            <text:p>United Arab Emirates</text:p>
          </table:table-cell>
          <table:table-cell office:value-type="float" office:value="0.02" table:style-name="ce31">
            <text:p>0.0</text:p>
          </table:table-cell>
          <table:table-cell table:number-columns-repeated="16381" table:style-name="ce1"/>
        </table:table-row>
        <table:table-row table:style-name="ro1">
          <table:table-cell/>
          <table:table-cell office:value-type="string" table:style-name="ce1">
            <text:p>Cyprus</text:p>
          </table:table-cell>
          <table:table-cell office:value-type="float" office:value="0.01" table:style-name="ce31">
            <text:p>0.0</text:p>
          </table:table-cell>
          <table:table-cell table:number-columns-repeated="16381" table:style-name="ce1"/>
        </table:table-row>
        <table:table-row table:style-name="ro1">
          <table:table-cell/>
          <table:table-cell office:value-type="string" table:style-name="ce1">
            <text:p>Thailand</text:p>
          </table:table-cell>
          <table:table-cell office:value-type="float" office:value="0.01" table:style-name="ce31">
            <text:p>0.0</text:p>
          </table:table-cell>
          <table:table-cell table:number-columns-repeated="16381" table:style-name="ce1"/>
        </table:table-row>
        <table:table-row table:style-name="ro1">
          <table:table-cell/>
          <table:table-cell office:value-type="string" table:style-name="ce1">
            <text:p>Iceland</text:p>
          </table:table-cell>
          <table:table-cell office:value-type="float" office:value="0" table:style-name="ce1">
            <text:p>0</text:p>
          </table:table-cell>
          <table:table-cell table:number-columns-repeated="16381" table:style-name="ce1"/>
        </table:table-row>
        <table:table-row table:style-name="ro1">
          <table:table-cell/>
          <table:table-cell office:value-type="string" table:style-name="ce1">
            <text:p>New Zealand</text:p>
          </table:table-cell>
          <table:table-cell office:value-type="float" office:value="0" table:style-name="ce1">
            <text:p>0</text:p>
          </table:table-cell>
          <table:table-cell table:number-columns-repeated="16381" table:style-name="ce1"/>
        </table:table-row>
        <table:table-row table:style-name="ro1">
          <table:table-cell/>
          <table:table-cell office:value-type="string" table:style-name="ce1">
            <text:p>Bulgaria</text:p>
          </table:table-cell>
          <table:table-cell office:value-type="float" office:value="0" table:style-name="ce1">
            <text:p>0</text:p>
          </table:table-cell>
          <table:table-cell table:number-columns-repeated="16381"/>
        </table:table-row>
        <table:table-row table:style-name="ro1">
          <table:table-cell/>
          <table:table-cell office:value-type="string" table:style-name="ce1">
            <text:p>Croatia</text:p>
          </table:table-cell>
          <table:table-cell office:value-type="float" office:value="0" table:style-name="ce1">
            <text:p>0</text:p>
          </table:table-cell>
          <table:table-cell table:number-columns-repeated="16381"/>
        </table:table-row>
        <table:table-row table:style-name="ro1">
          <table:table-cell/>
          <table:table-cell office:value-type="string" table:style-name="ce1">
            <text:p>Liechtenstein</text:p>
          </table:table-cell>
          <table:table-cell office:value-type="float" office:value="0" table:style-name="ce1">
            <text:p>0</text:p>
          </table:table-cell>
          <table:table-cell table:number-columns-repeated="16381"/>
        </table:table-row>
        <table:table-row table:style-name="ro1">
          <table:table-cell/>
          <table:table-cell office:value-type="string" table:style-name="ce1">
            <text:p>Malta</text:p>
          </table:table-cell>
          <table:table-cell office:value-type="float" office:value="0" table:style-name="ce1">
            <text:p>0</text:p>
          </table:table-cell>
          <table:table-cell table:number-columns-repeated="16381"/>
        </table:table-row>
        <table:table-row table:style-name="ro1">
          <table:table-cell/>
          <table:table-cell office:value-type="string" table:style-name="ce1">
            <text:p>Saudi Arabia</text:p>
          </table:table-cell>
          <table:table-cell office:value-type="float" office:value="0" table:style-name="ce1">
            <text:p>0</text:p>
          </table:table-cell>
          <table:table-cell table:number-columns-repeated="16381"/>
        </table:table-row>
        <table:table-row table:style-name="ro1">
          <table:table-cell/>
          <table:table-cell office:value-type="string" table:style-name="ce1">
            <text:p>Chinese Taipei</text:p>
          </table:table-cell>
          <table:table-cell office:value-type="float" office:value="0" table:style-name="ce1">
            <text:p>0</text:p>
          </table:table-cell>
          <table:table-cell table:number-columns-repeated="16381"/>
        </table:table-row>
        <table:table-row table:style-name="ro1">
          <table:table-cell/>
          <table:table-cell table:style-name="ce1"/>
          <table:table-cell office:value-type="float" office:value="3332.670000000001" table:formula="msoxl:=SUM(C8:C54)" table:style-name="ce68">
            <text:p>3333</text:p>
          </table:table-cell>
          <table:table-cell table:number-columns-repeated="16381"/>
        </table:table-row>
        <table:table-row table:style-name="ro1">
          <table:table-cell/>
          <table:table-cell table:style-name="ce1"/>
          <table:table-cell office:value-type="percentage" office:value="0.33834433052177376" table:formula="msoxl:=C8/C55" table:style-name="ce51">
            <text:p>34%</text:p>
          </table:table-cell>
          <table:table-cell table:number-columns-repeated="16381"/>
        </table:table-row>
        <table:table-row table:number-rows-repeated="19" table:style-name="ro1">
          <table:table-cell table:number-columns-repeated="16384"/>
        </table:table-row>
        <table:table-row table:number-rows-repeated="2" table:style-name="ro5">
          <table:table-cell table:number-columns-repeated="16384"/>
        </table:table-row>
        <table:table-row table:number-rows-repeated="18" table:style-name="ro1">
          <table:table-cell table:number-columns-repeated="16384"/>
        </table:table-row>
        <table:table-row table:style-name="ro5">
          <table:table-cell table:number-columns-repeated="16384"/>
        </table:table-row>
        <table:table-row table:number-rows-repeated="1048480" table:style-name="ro1">
          <table:table-cell table:number-columns-repeated="16384"/>
        </table:table-row>
      </table:table>
      <table:table table:name="ODA_sectors" table:style-name="ta2">
        <table:table-column table:style-name="co1" table:default-cell-style-name="ce1"/>
        <table:table-column table:style-name="co46" table:default-cell-style-name="ce1"/>
        <table:table-column table:style-name="co1" table:number-columns-repeated="5" table:default-cell-style-name="ce1"/>
        <table:table-column table:style-name="co47" table:default-cell-style-name="ce1"/>
        <table:table-column table:style-name="co48" table:default-cell-style-name="ce1"/>
        <table:table-column table:style-name="co1" table:number-columns-repeated="3" table:default-cell-style-name="ce1"/>
        <table:table-column table:style-name="co49" table:default-cell-style-name="ce1"/>
        <table:table-column table:style-name="co50" table:default-cell-style-name="ce1"/>
        <table:table-column table:style-name="co1" table:number-columns-repeated="16370" table:default-cell-style-name="ce1"/>
        <table:table-row table:style-name="ro1">
          <table:table-cell office:value-type="string" table:style-name="ce103">
            <text:p><text:span text:style-name="T5">Title:</text:span><text:s/></text:p>
          </table:table-cell>
          <table:table-cell office:value-type="string" table:style-name="ce69">
            <text:p>Breakdown of funding to Ukraine by channel of delivery</text:p>
          </table:table-cell>
          <table:table-cell table:number-columns-repeated="16382" table:style-name="ce1"/>
        </table:table-row>
        <table:table-row table:style-name="ro1">
          <table:table-cell office:value-type="string" table:style-name="ce104">
            <text:p><text:span text:style-name="T5">Source:</text:span><text:s/></text:p>
          </table:table-cell>
          <table:table-cell office:value-type="string" table:style-name="ce69">
            <text:p>OECD CRS</text:p>
          </table:table-cell>
          <table:table-cell table:number-columns-repeated="16382" table:style-name="ce1"/>
        </table:table-row>
        <table:table-row table:style-name="ro1">
          <table:table-cell office:value-type="string" table:style-name="ce105">
            <text:p>Notes:<text:s/></text:p>
          </table:table-cell>
          <table:table-cell office:value-type="string" table:style-name="ce69">
            <text:p>Data downloaded on 3 Mar 2015</text:p>
          </table:table-cell>
          <table:table-cell table:number-columns-repeated="16382" table:style-name="ce1"/>
        </table:table-row>
        <table:table-row table:number-rows-repeated="2" table:style-name="ro1">
          <table:table-cell table:number-columns-repeated="16384"/>
        </table:table-row>
        <table:table-row table:style-name="ro6">
          <table:table-cell table:style-name="ce87"/>
          <table:table-cell office:value-type="string" table:style-name="ce87">
            <text:p>Year</text:p>
          </table:table-cell>
          <table:table-cell office:value-type="string" table:style-name="ce87">
            <text:p>2009</text:p>
          </table:table-cell>
          <table:table-cell office:value-type="string" table:style-name="ce87">
            <text:p>2010</text:p>
          </table:table-cell>
          <table:table-cell office:value-type="string" table:style-name="ce87">
            <text:p>2011</text:p>
          </table:table-cell>
          <table:table-cell office:value-type="string" table:style-name="ce87">
            <text:p>2012</text:p>
          </table:table-cell>
          <table:table-cell office:value-type="string" table:style-name="ce87">
            <text:p>2013</text:p>
          </table:table-cell>
          <table:table-cell office:value-type="string" table:style-name="ce87">
            <text:p>2009-2013 total</text:p>
          </table:table-cell>
          <table:table-cell office:value-type="string" table:style-name="ce87">
            <text:p>%</text:p>
          </table:table-cell>
          <table:table-cell table:number-columns-repeated="3" table:style-name="ce87"/>
          <table:table-cell table:style-name="ce91"/>
          <table:table-cell office:value-type="percentage" office:value="0.71893477713536602" table:formula="msoxl:=SUM(N7:N13)" table:style-name="ce92">
            <text:p>72%</text:p>
          </table:table-cell>
          <table:table-cell table:number-columns-repeated="16370" table:style-name="ce87"/>
        </table:table-row>
        <table:table-row table:style-name="ro1">
          <table:table-cell table:style-name="ce1"/>
          <table:table-cell office:value-type="string" table:style-name="ce1">
            <text:p><text:s text:c="8"/>151: I.5.a. Government &amp; Civil Society-general, Total</text:p>
          </table:table-cell>
          <table:table-cell office:value-type="float" office:value="78.462115999999995" table:style-name="ce1">
            <text:p>78.462116</text:p>
          </table:table-cell>
          <table:table-cell office:value-type="float" office:value="69.222414999999998" table:style-name="ce1">
            <text:p>69.222415</text:p>
          </table:table-cell>
          <table:table-cell office:value-type="float" office:value="69.120911000000007" table:style-name="ce1">
            <text:p>69.120911</text:p>
          </table:table-cell>
          <table:table-cell office:value-type="float" office:value="92.630307000000002" table:style-name="ce1">
            <text:p>92.630307</text:p>
          </table:table-cell>
          <table:table-cell office:value-type="float" office:value="70.680327000000005" table:style-name="ce1">
            <text:p>70.680327</text:p>
          </table:table-cell>
          <table:table-cell office:value-type="float" office:value="380.11607600000002" table:style-name="ce45">
            <text:p><text:s/>380<text:s/></text:p>
          </table:table-cell>
          <table:table-cell office:value-type="percentage" office:value="0.18569806661250604" table:formula="msoxl:=$H7/$H$41" table:style-name="ce53">
            <text:p>18.57%</text:p>
          </table:table-cell>
          <table:table-cell table:number-columns-repeated="3" table:style-name="ce1"/>
          <table:table-cell office:value-type="string" table:style-name="ce57">
            <text:p>Government &amp; Civil Society</text:p>
          </table:table-cell>
          <table:table-cell office:value-type="percentage" office:value="0.18569806661250604" table:style-name="ce51">
            <text:p>19%</text:p>
          </table:table-cell>
          <table:table-cell table:number-columns-repeated="16370"/>
        </table:table-row>
        <table:table-row table:style-name="ro1">
          <table:table-cell table:style-name="ce1"/>
          <table:table-cell office:value-type="string" table:style-name="ce1">
            <text:p><text:s text:c="8"/>114: I.1.d. Post-Secondary Education, Total</text:p>
          </table:table-cell>
          <table:table-cell office:value-type="float" office:value="66.358265000000003" table:style-name="ce1">
            <text:p>66.358265</text:p>
          </table:table-cell>
          <table:table-cell office:value-type="float" office:value="65.369043000000005" table:style-name="ce1">
            <text:p>65.369043</text:p>
          </table:table-cell>
          <table:table-cell office:value-type="float" office:value="65.106043" table:style-name="ce1">
            <text:p>65.106043</text:p>
          </table:table-cell>
          <table:table-cell office:value-type="float" office:value="64.512135000000001" table:style-name="ce1">
            <text:p>64.512135</text:p>
          </table:table-cell>
          <table:table-cell office:value-type="float" office:value="68.796255000000002" table:style-name="ce1">
            <text:p>68.796255</text:p>
          </table:table-cell>
          <table:table-cell office:value-type="float" office:value="330.14174100000002" table:style-name="ce45">
            <text:p><text:s/>330<text:s/></text:p>
          </table:table-cell>
          <table:table-cell office:value-type="percentage" office:value="0.16128410999325035" table:formula="msoxl:=$H8/$H$41" table:style-name="ce53">
            <text:p>16.13%</text:p>
          </table:table-cell>
          <table:table-cell table:number-columns-repeated="3" table:style-name="ce1"/>
          <table:table-cell office:value-type="string" table:style-name="ce57">
            <text:p>Post-Secondary Education</text:p>
          </table:table-cell>
          <table:table-cell office:value-type="percentage" office:value="0.16128410999325035" table:style-name="ce51">
            <text:p>16%</text:p>
          </table:table-cell>
          <table:table-cell table:number-columns-repeated="16370"/>
        </table:table-row>
        <table:table-row table:style-name="ro1">
          <table:table-cell table:style-name="ce1"/>
          <table:table-cell office:value-type="string" table:style-name="ce1">
            <text:p><text:s text:c="6"/>230: II.3. Energy, Total</text:p>
          </table:table-cell>
          <table:table-cell office:value-type="float" office:value="39.373023000000003" table:style-name="ce1">
            <text:p>39.373023</text:p>
          </table:table-cell>
          <table:table-cell office:value-type="float" office:value="80.127661000000003" table:style-name="ce1">
            <text:p>80.127661</text:p>
          </table:table-cell>
          <table:table-cell office:value-type="float" office:value="95.806150000000002" table:style-name="ce1">
            <text:p>95.80615</text:p>
          </table:table-cell>
          <table:table-cell office:value-type="float" office:value="72.239270000000005" table:style-name="ce1">
            <text:p>72.23927</text:p>
          </table:table-cell>
          <table:table-cell office:value-type="float" office:value="34.700876999999998" table:style-name="ce1">
            <text:p>34.700877</text:p>
          </table:table-cell>
          <table:table-cell office:value-type="float" office:value="322.24698100000001" table:style-name="ce45">
            <text:p><text:s/>322<text:s/></text:p>
          </table:table-cell>
          <table:table-cell office:value-type="percentage" office:value="0.15742728372113618" table:formula="msoxl:=$H9/$H$41" table:style-name="ce53">
            <text:p>15.74%</text:p>
          </table:table-cell>
          <table:table-cell table:number-columns-repeated="3" table:style-name="ce1"/>
          <table:table-cell office:value-type="string" table:style-name="ce57">
            <text:p>Energy</text:p>
          </table:table-cell>
          <table:table-cell office:value-type="percentage" office:value="0.15742728372113618" table:style-name="ce51">
            <text:p>16%</text:p>
          </table:table-cell>
          <table:table-cell table:number-columns-repeated="16370"/>
        </table:table-row>
        <table:table-row table:style-name="ro1">
          <table:table-cell table:style-name="ce1"/>
          <table:table-cell office:value-type="string" table:style-name="ce1">
            <text:p><text:s text:c="6"/>210: II.1. Transport &amp; Storage, Total</text:p>
          </table:table-cell>
          <table:table-cell office:value-type="float" office:value="65.469896000000006" table:style-name="ce1">
            <text:p>65.469896</text:p>
          </table:table-cell>
          <table:table-cell office:value-type="float" office:value="60.867171999999997" table:style-name="ce1">
            <text:p>60.867172</text:p>
          </table:table-cell>
          <table:table-cell office:value-type="float" office:value="108.29130000000001" table:style-name="ce1">
            <text:p>108.2913</text:p>
          </table:table-cell>
          <table:table-cell office:value-type="float" office:value="5.2854780000000003" table:style-name="ce1">
            <text:p>5.285478</text:p>
          </table:table-cell>
          <table:table-cell office:value-type="float" office:value="2.9443E-2" table:style-name="ce1">
            <text:p>0.029443</text:p>
          </table:table-cell>
          <table:table-cell office:value-type="float" office:value="239.94328900000002" table:style-name="ce45">
            <text:p><text:s/>240<text:s/></text:p>
          </table:table-cell>
          <table:table-cell office:value-type="percentage" office:value="0.1172194697283621" table:formula="msoxl:=$H10/$H$41" table:style-name="ce53">
            <text:p>11.72%</text:p>
          </table:table-cell>
          <table:table-cell table:number-columns-repeated="3" table:style-name="ce1"/>
          <table:table-cell office:value-type="string" table:style-name="ce57">
            <text:p>Transport &amp; Storage</text:p>
          </table:table-cell>
          <table:table-cell office:value-type="percentage" office:value="0.1172194697283621" table:style-name="ce51">
            <text:p>12%</text:p>
          </table:table-cell>
          <table:table-cell table:number-columns-repeated="16370"/>
        </table:table-row>
        <table:table-row table:style-name="ro1">
          <table:table-cell table:style-name="ce1"/>
          <table:table-cell office:value-type="string" table:style-name="ce1">
            <text:p><text:s text:c="8"/>152: I.5.b. Conflict, Peace &amp; Security, Total</text:p>
          </table:table-cell>
          <table:table-cell office:value-type="float" office:value="13.097911" table:style-name="ce1">
            <text:p>13.097911</text:p>
          </table:table-cell>
          <table:table-cell office:value-type="float" office:value="14.594594000000001" table:style-name="ce1">
            <text:p>14.594594</text:p>
          </table:table-cell>
          <table:table-cell office:value-type="float" office:value="4.9084089999999998" table:style-name="ce1">
            <text:p>4.908409</text:p>
          </table:table-cell>
          <table:table-cell office:value-type="float" office:value="43.424612000000003" table:style-name="ce1">
            <text:p>43.424612</text:p>
          </table:table-cell>
          <table:table-cell office:value-type="float" office:value="22.346671000000001" table:style-name="ce1">
            <text:p>22.346671</text:p>
          </table:table-cell>
          <table:table-cell office:value-type="float" office:value="98.372197000000014" table:style-name="ce45">
            <text:p><text:s/>98<text:s/></text:p>
          </table:table-cell>
          <table:table-cell office:value-type="percentage" office:value="4.8057759049697668E-2" table:formula="msoxl:=$H11/$H$41" table:style-name="ce53">
            <text:p>4.81%</text:p>
          </table:table-cell>
          <table:table-cell table:number-columns-repeated="3" table:style-name="ce1"/>
          <table:table-cell office:value-type="string" table:style-name="ce57">
            <text:p>Conflict, Peace &amp; Security</text:p>
          </table:table-cell>
          <table:table-cell office:value-type="percentage" office:value="4.8057759049697668E-2" table:style-name="ce51">
            <text:p>5%</text:p>
          </table:table-cell>
          <table:table-cell table:number-columns-repeated="16370"/>
        </table:table-row>
        <table:table-row table:style-name="ro1">
          <table:table-cell table:style-name="ce1"/>
          <table:table-cell office:value-type="string" table:style-name="ce1">
            <text:p><text:s text:c="6"/>240: II.4. Banking &amp; Financial Services, Total</text:p>
          </table:table-cell>
          <table:table-cell office:value-type="float" office:value="52.843521000000003" table:style-name="ce1">
            <text:p>52.843521</text:p>
          </table:table-cell>
          <table:table-cell office:value-type="float" office:value="19.099675999999999" table:style-name="ce1">
            <text:p>19.099676</text:p>
          </table:table-cell>
          <table:table-cell office:value-type="float" office:value="12.976138000000001" table:style-name="ce1">
            <text:p>12.976138</text:p>
          </table:table-cell>
          <table:table-cell office:value-type="float" office:value="7.4547879999999997" table:style-name="ce1">
            <text:p>7.454788</text:p>
          </table:table-cell>
          <table:table-cell office:value-type="float" office:value="4.8419829999999999" table:style-name="ce1">
            <text:p>4.841983</text:p>
          </table:table-cell>
          <table:table-cell office:value-type="float" office:value="97.216105999999996" table:style-name="ce45">
            <text:p><text:s/>97<text:s/></text:p>
          </table:table-cell>
          <table:table-cell office:value-type="percentage" office:value="4.7492974035111435E-2" table:formula="msoxl:=$H12/$H$41" table:style-name="ce53">
            <text:p>4.75%</text:p>
          </table:table-cell>
          <table:table-cell table:number-columns-repeated="3" table:style-name="ce1"/>
          <table:table-cell office:value-type="string" table:style-name="ce57">
            <text:p>Banking &amp; Financial Services</text:p>
          </table:table-cell>
          <table:table-cell office:value-type="percentage" office:value="4.7492974035111435E-2" table:style-name="ce51">
            <text:p>5%</text:p>
          </table:table-cell>
          <table:table-cell table:number-columns-repeated="16370"/>
        </table:table-row>
        <table:table-row table:style-name="ro1">
          <table:table-cell table:style-name="ce1"/>
          <table:table-cell office:value-type="string" table:style-name="ce1">
            <text:p><text:s text:c="6"/>410: IV.1. General Environment Protection, Total</text:p>
          </table:table-cell>
          <table:table-cell office:value-type="float" office:value="17.068926000000001" table:style-name="ce1">
            <text:p>17.068926</text:p>
          </table:table-cell>
          <table:table-cell office:value-type="float" office:value="11.478579999999999" table:style-name="ce1">
            <text:p>11.47858</text:p>
          </table:table-cell>
          <table:table-cell office:value-type="float" office:value="15.228732000000001" table:style-name="ce1">
            <text:p>15.228732</text:p>
          </table:table-cell>
          <table:table-cell office:value-type="float" office:value="22.833933999999999" table:style-name="ce1">
            <text:p>22.833934</text:p>
          </table:table-cell>
          <table:table-cell office:value-type="float" office:value="22.609127999999998" table:style-name="ce1">
            <text:p>22.609128</text:p>
          </table:table-cell>
          <table:table-cell office:value-type="float" office:value="89.219300000000004" table:style-name="ce45">
            <text:p><text:s/>89<text:s/></text:p>
          </table:table-cell>
          <table:table-cell office:value-type="percentage" office:value="4.3586295241354538E-2" table:formula="msoxl:=$H13/$H$41" table:style-name="ce53">
            <text:p>4.36%</text:p>
          </table:table-cell>
          <table:table-cell table:number-columns-repeated="3" table:style-name="ce1"/>
          <table:table-cell office:value-type="string" table:style-name="ce57">
            <text:p>Humanitarian</text:p>
          </table:table-cell>
          <table:table-cell office:value-type="percentage" office:value="1.7551139953023722E-3" table:style-name="ce53">
            <text:p>0.18%</text:p>
          </table:table-cell>
          <table:table-cell table:number-columns-repeated="16370"/>
        </table:table-row>
        <table:table-row table:style-name="ro1">
          <table:table-cell table:style-name="ce1"/>
          <table:table-cell office:value-type="string" table:style-name="ce1">
            <text:p><text:s text:c="6"/>430: IV.2. Other Multisector, Total</text:p>
          </table:table-cell>
          <table:table-cell office:value-type="float" office:value="10.772142000000001" table:style-name="ce1">
            <text:p>10.772142</text:p>
          </table:table-cell>
          <table:table-cell office:value-type="float" office:value="24.039466999999998" table:style-name="ce1">
            <text:p>24.039467</text:p>
          </table:table-cell>
          <table:table-cell office:value-type="float" office:value="22.605163000000001" table:style-name="ce1">
            <text:p>22.605163</text:p>
          </table:table-cell>
          <table:table-cell office:value-type="float" office:value="17.220853000000002" table:style-name="ce1">
            <text:p>17.220853</text:p>
          </table:table-cell>
          <table:table-cell office:value-type="float" office:value="12.214608" table:style-name="ce1">
            <text:p>12.214608</text:p>
          </table:table-cell>
          <table:table-cell office:value-type="float" office:value="86.852232999999998" table:style-name="ce45">
            <text:p><text:s/>87<text:s/></text:p>
          </table:table-cell>
          <table:table-cell office:value-type="percentage" office:value="4.2429912248907076E-2" table:formula="msoxl:=$H14/$H$41" table:style-name="ce53">
            <text:p>4.24%</text:p>
          </table:table-cell>
          <table:table-cell table:number-columns-repeated="3" table:style-name="ce1"/>
          <table:table-cell office:value-type="string" table:style-name="ce57">
            <text:p>All other sectors</text:p>
          </table:table-cell>
          <table:table-cell office:value-type="percentage" office:value="0.28106522286463398" table:formula="msoxl:=100%-N6" table:style-name="ce53">
            <text:p>28.11%</text:p>
          </table:table-cell>
          <table:table-cell table:number-columns-repeated="16370"/>
        </table:table-row>
        <table:table-row table:style-name="ro1">
          <table:table-cell table:style-name="ce1"/>
          <table:table-cell office:value-type="string" table:style-name="ce1">
            <text:p><text:s text:c="6"/>130: I.3. Population Pol./Progr. &amp; Reproductive Health, Total</text:p>
          </table:table-cell>
          <table:table-cell office:value-type="float" office:value="12.750238" table:style-name="ce1">
            <text:p>12.750238</text:p>
          </table:table-cell>
          <table:table-cell office:value-type="float" office:value="13.402863999999999" table:style-name="ce1">
            <text:p>13.402864</text:p>
          </table:table-cell>
          <table:table-cell office:value-type="float" office:value="14.663428" table:style-name="ce1">
            <text:p>14.663428</text:p>
          </table:table-cell>
          <table:table-cell office:value-type="float" office:value="13.290699999999999" table:style-name="ce1">
            <text:p>13.2907</text:p>
          </table:table-cell>
          <table:table-cell office:value-type="float" office:value="18.049112000000001" table:style-name="ce1">
            <text:p>18.049112</text:p>
          </table:table-cell>
          <table:table-cell office:value-type="float" office:value="72.156341999999995" table:style-name="ce45">
            <text:p><text:s/>72<text:s/></text:p>
          </table:table-cell>
          <table:table-cell office:value-type="percentage" office:value="3.5250530164977194E-2" table:formula="msoxl:=$H15/$H$41" table:style-name="ce53">
            <text:p>3.53%</text:p>
          </table:table-cell>
          <table:table-cell table:number-columns-repeated="3" table:style-name="ce1"/>
          <table:table-cell table:style-name="ce57"/>
          <table:table-cell table:number-columns-repeated="16371" table:style-name="ce1"/>
        </table:table-row>
        <table:table-row table:style-name="ro1">
          <table:table-cell table:style-name="ce1"/>
          <table:table-cell office:value-type="string" table:style-name="ce1">
            <text:p><text:s text:c="6"/>250: II.5. Business &amp; Other Services, Total</text:p>
          </table:table-cell>
          <table:table-cell office:value-type="float" office:value="10.611214" table:style-name="ce1">
            <text:p>10.611214</text:p>
          </table:table-cell>
          <table:table-cell office:value-type="float" office:value="15.855918000000001" table:style-name="ce1">
            <text:p>15.855918</text:p>
          </table:table-cell>
          <table:table-cell office:value-type="float" office:value="12.542821999999999" table:style-name="ce1">
            <text:p>12.542822</text:p>
          </table:table-cell>
          <table:table-cell office:value-type="float" office:value="16.904311" table:style-name="ce1">
            <text:p>16.904311</text:p>
          </table:table-cell>
          <table:table-cell office:value-type="float" office:value="12.230769" table:style-name="ce1">
            <text:p>12.230769</text:p>
          </table:table-cell>
          <table:table-cell office:value-type="float" office:value="68.145033999999995" table:style-name="ce45">
            <text:p><text:s/>68<text:s/></text:p>
          </table:table-cell>
          <table:table-cell office:value-type="percentage" office:value="3.3290886289806608E-2" table:formula="msoxl:=$H16/$H$41" table:style-name="ce53">
            <text:p>3.33%</text:p>
          </table:table-cell>
          <table:table-cell table:number-columns-repeated="3" table:style-name="ce1"/>
          <table:table-cell table:style-name="ce57"/>
          <table:table-cell table:number-columns-repeated="16371" table:style-name="ce1"/>
        </table:table-row>
        <table:table-row table:style-name="ro1">
          <table:table-cell/>
          <table:table-cell office:value-type="string" table:style-name="ce1">
            <text:p><text:s text:c="8"/>311: III.1.a. Agriculture, Total</text:p>
          </table:table-cell>
          <table:table-cell office:value-type="float" office:value="8.2572019999999995" table:style-name="ce1">
            <text:p>8.257202</text:p>
          </table:table-cell>
          <table:table-cell office:value-type="float" office:value="11.668100000000001" table:style-name="ce1">
            <text:p>11.6681</text:p>
          </table:table-cell>
          <table:table-cell office:value-type="float" office:value="18.576049000000001" table:style-name="ce1">
            <text:p>18.576049</text:p>
          </table:table-cell>
          <table:table-cell office:value-type="float" office:value="12.413683000000001" table:style-name="ce1">
            <text:p>12.413683</text:p>
          </table:table-cell>
          <table:table-cell office:value-type="float" office:value="9.4181290000000004" table:style-name="ce1">
            <text:p>9.418129</text:p>
          </table:table-cell>
          <table:table-cell office:value-type="float" office:value="60.333162999999999" table:style-name="ce45">
            <text:p><text:s/>60<text:s/></text:p>
          </table:table-cell>
          <table:table-cell office:value-type="percentage" office:value="2.9474553772140862E-2" table:formula="msoxl:=$H17/$H$41" table:style-name="ce53">
            <text:p>2.95%</text:p>
          </table:table-cell>
          <table:table-cell table:number-columns-repeated="3" table:style-name="ce1"/>
          <table:table-cell table:style-name="ce57"/>
          <table:table-cell table:number-columns-repeated="16371"/>
        </table:table-row>
        <table:table-row table:style-name="ro1">
          <table:table-cell/>
          <table:table-cell office:value-type="string" table:style-name="ce1">
            <text:p><text:s text:c="6"/>160: I.6. Other Social Infrastructure &amp; Services, Total</text:p>
          </table:table-cell>
          <table:table-cell office:value-type="float" office:value="11.450692" table:style-name="ce1">
            <text:p>11.450692</text:p>
          </table:table-cell>
          <table:table-cell office:value-type="float" office:value="9.3440569999999994" table:style-name="ce1">
            <text:p>9.344057</text:p>
          </table:table-cell>
          <table:table-cell office:value-type="float" office:value="8.6110070000000007" table:style-name="ce1">
            <text:p>8.611007</text:p>
          </table:table-cell>
          <table:table-cell office:value-type="float" office:value="7.9751190000000003" table:style-name="ce1">
            <text:p>7.975119</text:p>
          </table:table-cell>
          <table:table-cell office:value-type="float" office:value="5.4165590000000003" table:style-name="ce1">
            <text:p>5.416559</text:p>
          </table:table-cell>
          <table:table-cell office:value-type="float" office:value="42.797434000000003" table:style-name="ce45">
            <text:p><text:s/>43<text:s/></text:p>
          </table:table-cell>
          <table:table-cell office:value-type="percentage" office:value="2.0907825928878448E-2" table:formula="msoxl:=$H18/$H$41" table:style-name="ce53">
            <text:p>2.09%</text:p>
          </table:table-cell>
          <table:table-cell table:number-columns-repeated="2" table:style-name="ce1"/>
          <table:table-cell table:style-name="ce1">
            <draw:frame xmlns:presentation="urn:oasis:names:tc:opendocument:xmlns:presentation:1.0" draw:z-index="1" draw:id="id22" draw:style-name="a115" draw:name="Chart 2" svg:x="0.14583in" svg:y="0.02083in" svg:width="4.54167in" svg:height="3.54167in" style:rel-width="scale" style:rel-height="scale">
              <draw:object xlink:href="Object 9/" xlink:type="simple" xlink:show="embed" xlink:actuate="onLoad"/>
              <svg:desc/>
            </draw:frame>
          </table:table-cell>
          <table:table-cell table:number-columns-repeated="16372" table:style-name="ce1"/>
        </table:table-row>
        <table:table-row table:style-name="ro1">
          <table:table-cell/>
          <table:table-cell office:value-type="string" table:style-name="ce1">
            <text:p><text:s text:c="8"/>111: I.1.a. Education, Level Unspecified, Total</text:p>
          </table:table-cell>
          <table:table-cell office:value-type="float" office:value="5.6198759999999996" table:style-name="ce1">
            <text:p>5.619876</text:p>
          </table:table-cell>
          <table:table-cell office:value-type="float" office:value="6.4360210000000002" table:style-name="ce1">
            <text:p>6.436021</text:p>
          </table:table-cell>
          <table:table-cell office:value-type="float" office:value="5.7555459999999998" table:style-name="ce1">
            <text:p>5.755546</text:p>
          </table:table-cell>
          <table:table-cell office:value-type="float" office:value="7.5568999999999997" table:style-name="ce1">
            <text:p>7.5569</text:p>
          </table:table-cell>
          <table:table-cell office:value-type="float" office:value="6.2894420000000002" table:style-name="ce1">
            <text:p>6.289442</text:p>
          </table:table-cell>
          <table:table-cell office:value-type="float" office:value="31.657785000000001" table:style-name="ce45">
            <text:p><text:s/>32<text:s/></text:p>
          </table:table-cell>
          <table:table-cell office:value-type="percentage" office:value="1.5465774375021155E-2" table:formula="msoxl:=$H19/$H$41" table:style-name="ce53">
            <text:p>1.55%</text:p>
          </table:table-cell>
          <table:table-cell table:number-columns-repeated="16375" table:style-name="ce1"/>
        </table:table-row>
        <table:table-row table:style-name="ro1">
          <table:table-cell/>
          <table:table-cell office:value-type="string" table:style-name="ce1">
            <text:p><text:s text:c="8"/>122: I.2.b. Basic Health, Total</text:p>
          </table:table-cell>
          <table:table-cell office:value-type="float" office:value="7.4693189999999996" table:style-name="ce1">
            <text:p>7.469319</text:p>
          </table:table-cell>
          <table:table-cell office:value-type="float" office:value="4.4004690000000002" table:style-name="ce1">
            <text:p>4.400469</text:p>
          </table:table-cell>
          <table:table-cell office:value-type="float" office:value="6.0956469999999996" table:style-name="ce1">
            <text:p>6.095647</text:p>
          </table:table-cell>
          <table:table-cell office:value-type="float" office:value="9.1536460000000002" table:style-name="ce1">
            <text:p>9.153646</text:p>
          </table:table-cell>
          <table:table-cell office:value-type="float" office:value="4.1210129999999996" table:style-name="ce1">
            <text:p>4.121013</text:p>
          </table:table-cell>
          <table:table-cell office:value-type="float" office:value="31.240093999999999" table:style-name="ce45">
            <text:p><text:s/>31<text:s/></text:p>
          </table:table-cell>
          <table:table-cell office:value-type="percentage" office:value="1.5261719834740558E-2" table:formula="msoxl:=$H20/$H$41" table:style-name="ce53">
            <text:p>1.53%</text:p>
          </table:table-cell>
          <table:table-cell table:number-columns-repeated="16375" table:style-name="ce1"/>
        </table:table-row>
        <table:table-row table:style-name="ro1">
          <table:table-cell/>
          <table:table-cell office:value-type="string" table:style-name="ce1">
            <text:p><text:s text:c="2"/>930: Refugees in Donor Countries, Total</text:p>
          </table:table-cell>
          <table:table-cell office:value-type="float" office:value="6.1839999999999999E-2" table:style-name="ce1">
            <text:p>0.06184</text:p>
          </table:table-cell>
          <table:table-cell office:value-type="float" office:value="6.1407999999999997E-2" table:style-name="ce1">
            <text:p>0.061408</text:p>
          </table:table-cell>
          <table:table-cell office:value-type="float" office:value="2.1659169999999999" table:style-name="ce1">
            <text:p>2.165917</text:p>
          </table:table-cell>
          <table:table-cell office:value-type="float" office:value="2.1531820000000002" table:style-name="ce1">
            <text:p>2.153182</text:p>
          </table:table-cell>
          <table:table-cell office:value-type="float" office:value="17.142925999999999" table:style-name="ce1">
            <text:p>17.142926</text:p>
          </table:table-cell>
          <table:table-cell office:value-type="float" office:value="21.585273000000001" table:style-name="ce45">
            <text:p><text:s/>22<text:s/></text:p>
          </table:table-cell>
          <table:table-cell office:value-type="percentage" office:value="1.054505114748982E-2" table:formula="msoxl:=$H21/$H$41" table:style-name="ce53">
            <text:p>1.05%</text:p>
          </table:table-cell>
          <table:table-cell table:number-columns-repeated="16375" table:style-name="ce1"/>
        </table:table-row>
        <table:table-row table:style-name="ro1">
          <table:table-cell/>
          <table:table-cell office:value-type="string" table:style-name="ce1">
            <text:p><text:s text:c="6"/>331: III.3.a. Trade Policies &amp; Regulations, Total</text:p>
          </table:table-cell>
          <table:table-cell office:value-type="float" office:value="3.616088" table:style-name="ce1">
            <text:p>3.616088</text:p>
          </table:table-cell>
          <table:table-cell office:value-type="float" office:value="0.87520699999999996" table:style-name="ce1">
            <text:p>0.875207</text:p>
          </table:table-cell>
          <table:table-cell office:value-type="float" office:value="2.2860019999999999" table:style-name="ce1">
            <text:p>2.286002</text:p>
          </table:table-cell>
          <table:table-cell office:value-type="float" office:value="4.3040440000000002" table:style-name="ce1">
            <text:p>4.304044</text:p>
          </table:table-cell>
          <table:table-cell office:value-type="float" office:value="3.5143439999999999" table:style-name="ce1">
            <text:p>3.514344</text:p>
          </table:table-cell>
          <table:table-cell office:value-type="float" office:value="14.595685" table:style-name="ce45">
            <text:p><text:s/>15<text:s/></text:p>
          </table:table-cell>
          <table:table-cell office:value-type="percentage" office:value="7.1304284572935419E-3" table:formula="msoxl:=$H22/$H$41" table:style-name="ce53">
            <text:p>0.71%</text:p>
          </table:table-cell>
          <table:table-cell table:number-columns-repeated="16375" table:style-name="ce1"/>
        </table:table-row>
        <table:table-row table:style-name="ro1">
          <table:table-cell/>
          <table:table-cell office:value-type="string" table:style-name="ce1">
            <text:p><text:s text:c="8"/>112: I.1.b. Basic Education, Total</text:p>
          </table:table-cell>
          <table:table-cell office:value-type="float" office:value="0.89549800000000002" table:style-name="ce1">
            <text:p>0.895498</text:p>
          </table:table-cell>
          <table:table-cell office:value-type="float" office:value="0.78251999999999999" table:style-name="ce1">
            <text:p>0.78252</text:p>
          </table:table-cell>
          <table:table-cell office:value-type="float" office:value="0.66677600000000004" table:style-name="ce1">
            <text:p>0.666776</text:p>
          </table:table-cell>
          <table:table-cell office:value-type="float" office:value="5.7830050000000002" table:style-name="ce1">
            <text:p>5.783005</text:p>
          </table:table-cell>
          <table:table-cell office:value-type="float" office:value="4.3799599999999996" table:style-name="ce1">
            <text:p>4.37996</text:p>
          </table:table-cell>
          <table:table-cell office:value-type="float" office:value="12.507759" table:style-name="ce45">
            <text:p><text:s/>13<text:s/></text:p>
          </table:table-cell>
          <table:table-cell office:value-type="percentage" office:value="6.1104141882048994E-3" table:formula="msoxl:=$H23/$H$41" table:style-name="ce53">
            <text:p>0.61%</text:p>
          </table:table-cell>
          <table:table-cell table:number-columns-repeated="16375" table:style-name="ce1"/>
        </table:table-row>
        <table:table-row table:style-name="ro1">
          <table:table-cell/>
          <table:table-cell office:value-type="string" table:style-name="ce1">
            <text:p><text:s text:c="6"/>140: I.4. Water Supply &amp; Sanitation, Total</text:p>
          </table:table-cell>
          <table:table-cell office:value-type="float" office:value="1.35785" table:style-name="ce1">
            <text:p>1.35785</text:p>
          </table:table-cell>
          <table:table-cell office:value-type="float" office:value="0.69882" table:style-name="ce1">
            <text:p>0.69882</text:p>
          </table:table-cell>
          <table:table-cell office:value-type="float" office:value="8.3312600000000003" table:style-name="ce1">
            <text:p>8.33126</text:p>
          </table:table-cell>
          <table:table-cell office:value-type="float" office:value="0.11644699999999999" table:style-name="ce1">
            <text:p>0.116447</text:p>
          </table:table-cell>
          <table:table-cell office:value-type="float" office:value="0.58011900000000005" table:style-name="ce1">
            <text:p>0.580119</text:p>
          </table:table-cell>
          <table:table-cell office:value-type="float" office:value="11.084496000000001" table:style-name="ce45">
            <text:p><text:s/>11<text:s/></text:p>
          </table:table-cell>
          <table:table-cell office:value-type="percentage" office:value="5.4151076645704843E-3" table:formula="msoxl:=$H24/$H$41" table:style-name="ce53">
            <text:p>0.54%</text:p>
          </table:table-cell>
          <table:table-cell table:number-columns-repeated="16375" table:style-name="ce1"/>
        </table:table-row>
        <table:table-row table:style-name="ro1">
          <table:table-cell/>
          <table:table-cell office:value-type="string" table:style-name="ce1">
            <text:p><text:s text:c="8"/>321: III.2.a. Industry, Total</text:p>
          </table:table-cell>
          <table:table-cell office:value-type="float" office:value="1.860104" table:style-name="ce1">
            <text:p>1.860104</text:p>
          </table:table-cell>
          <table:table-cell office:value-type="float" office:value="1.4218550000000001" table:style-name="ce1">
            <text:p>1.421855</text:p>
          </table:table-cell>
          <table:table-cell office:value-type="float" office:value="0.64469900000000002" table:style-name="ce1">
            <text:p>0.644699</text:p>
          </table:table-cell>
          <table:table-cell office:value-type="float" office:value="2.524057" table:style-name="ce1">
            <text:p>2.524057</text:p>
          </table:table-cell>
          <table:table-cell office:value-type="float" office:value="3.5951040000000001" table:style-name="ce1">
            <text:p>3.595104</text:p>
          </table:table-cell>
          <table:table-cell office:value-type="float" office:value="10.045819000000002" table:style-name="ce45">
            <text:p><text:s/>10<text:s/></text:p>
          </table:table-cell>
          <table:table-cell office:value-type="percentage" office:value="4.9076828990499708E-3" table:formula="msoxl:=$H25/$H$41" table:style-name="ce53">
            <text:p>0.49%</text:p>
          </table:table-cell>
          <table:table-cell table:number-columns-repeated="16375" table:style-name="ce1"/>
        </table:table-row>
        <table:table-row table:style-name="ro1">
          <table:table-cell/>
          <table:table-cell office:value-type="string" table:style-name="ce1">
            <text:p><text:s text:c="8"/>121: I.2.a. Health, General, Total</text:p>
          </table:table-cell>
          <table:table-cell office:value-type="float" office:value="2.5793400000000002" table:style-name="ce1">
            <text:p>2.57934</text:p>
          </table:table-cell>
          <table:table-cell office:value-type="float" office:value="0.33547100000000002" table:style-name="ce1">
            <text:p>0.335471</text:p>
          </table:table-cell>
          <table:table-cell office:value-type="float" office:value="1.108171" table:style-name="ce1">
            <text:p>1.108171</text:p>
          </table:table-cell>
          <table:table-cell office:value-type="float" office:value="0.63566400000000001" table:style-name="ce1">
            <text:p>0.635664</text:p>
          </table:table-cell>
          <table:table-cell office:value-type="float" office:value="2.0472600000000001" table:style-name="ce1">
            <text:p>2.04726</text:p>
          </table:table-cell>
          <table:table-cell office:value-type="float" office:value="6.7059060000000006" table:style-name="ce45">
            <text:p><text:s/>7<text:s/></text:p>
          </table:table-cell>
          <table:table-cell office:value-type="percentage" office:value="3.2760355525852684E-3" table:formula="msoxl:=$H26/$H$41" table:style-name="ce53">
            <text:p>0.33%</text:p>
          </table:table-cell>
          <table:table-cell table:number-columns-repeated="16375" table:style-name="ce1"/>
        </table:table-row>
        <table:table-row table:style-name="ro1">
          <table:table-cell/>
          <table:table-cell office:value-type="string" table:style-name="ce1">
            <text:p><text:s text:c="2"/>998: IX. Unallocated / Unspecified, Total</text:p>
          </table:table-cell>
          <table:table-cell office:value-type="float" office:value="1.4120109999999999" table:style-name="ce1">
            <text:p>1.412011</text:p>
          </table:table-cell>
          <table:table-cell office:value-type="float" office:value="1.9120699999999999" table:style-name="ce1">
            <text:p>1.91207</text:p>
          </table:table-cell>
          <table:table-cell office:value-type="float" office:value="0.17965200000000001" table:style-name="ce1">
            <text:p>0.179652</text:p>
          </table:table-cell>
          <table:table-cell office:value-type="float" office:value="0.502328" table:style-name="ce1">
            <text:p>0.502328</text:p>
          </table:table-cell>
          <table:table-cell office:value-type="float" office:value="0.989344" table:style-name="ce1">
            <text:p>0.989344</text:p>
          </table:table-cell>
          <table:table-cell office:value-type="float" office:value="4.9954049999999999" table:style-name="ce45">
            <text:p><text:s/>5<text:s/></text:p>
          </table:table-cell>
          <table:table-cell office:value-type="percentage" office:value="2.4404046790340054E-3" table:formula="msoxl:=$H27/$H$41" table:style-name="ce53">
            <text:p>0.24%</text:p>
          </table:table-cell>
          <table:table-cell table:number-columns-repeated="16375" table:style-name="ce1"/>
        </table:table-row>
        <table:table-row table:style-name="ro1">
          <table:table-cell/>
          <table:table-cell office:value-type="string" table:style-name="ce1">
            <text:p><text:s text:c="6"/>220: II.2. Communications, Total</text:p>
          </table:table-cell>
          <table:table-cell office:value-type="float" office:value="2.6167820000000002" table:style-name="ce1">
            <text:p>2.616782</text:p>
          </table:table-cell>
          <table:table-cell office:value-type="float" office:value="0.55963200000000002" table:style-name="ce1">
            <text:p>0.559632</text:p>
          </table:table-cell>
          <table:table-cell office:value-type="float" office:value="0.49519400000000002" table:style-name="ce1">
            <text:p>0.495194</text:p>
          </table:table-cell>
          <table:table-cell office:value-type="float" office:value="3.5168999999999999E-2" table:style-name="ce1">
            <text:p>0.035169</text:p>
          </table:table-cell>
          <table:table-cell office:value-type="float" office:value="2.5935E-2" table:style-name="ce1">
            <text:p>0.025935</text:p>
          </table:table-cell>
          <table:table-cell office:value-type="float" office:value="3.7327120000000003" table:style-name="ce45">
            <text:p><text:s/>4<text:s/></text:p>
          </table:table-cell>
          <table:table-cell office:value-type="percentage" office:value="1.8235414006044317E-3" table:formula="msoxl:=$H28/$H$41" table:style-name="ce53">
            <text:p>0.18%</text:p>
          </table:table-cell>
          <table:table-cell table:number-columns-repeated="16375" table:style-name="ce1"/>
        </table:table-row>
        <table:table-row table:style-name="ro1">
          <table:table-cell/>
          <table:table-cell office:value-type="string" table:style-name="ce1">
            <text:p><text:s text:c="8"/>113: I.1.c. Secondary Education, Total</text:p>
          </table:table-cell>
          <table:table-cell office:value-type="float" office:value="0.53447699999999998" table:style-name="ce1">
            <text:p>0.534477</text:p>
          </table:table-cell>
          <table:table-cell office:value-type="float" office:value="0.86041100000000004" table:style-name="ce1">
            <text:p>0.860411</text:p>
          </table:table-cell>
          <table:table-cell office:value-type="float" office:value="0.41554600000000003" table:style-name="ce1">
            <text:p>0.415546</text:p>
          </table:table-cell>
          <table:table-cell office:value-type="float" office:value="0.61110799999999998" table:style-name="ce1">
            <text:p>0.611108</text:p>
          </table:table-cell>
          <table:table-cell office:value-type="float" office:value="1.310211" table:style-name="ce1">
            <text:p>1.310211</text:p>
          </table:table-cell>
          <table:table-cell office:value-type="float" office:value="3.7317529999999994" table:style-name="ce45">
            <text:p><text:s/>4<text:s/></text:p>
          </table:table-cell>
          <table:table-cell office:value-type="percentage" office:value="1.8230729004353372E-3" table:formula="msoxl:=$H29/$H$41" table:style-name="ce53">
            <text:p>0.18%</text:p>
          </table:table-cell>
          <table:table-cell table:number-columns-repeated="16375" table:style-name="ce1"/>
        </table:table-row>
        <table:table-row table:style-name="ro1">
          <table:table-cell/>
          <table:table-cell office:value-type="string" table:style-name="ce43">
            <text:p><text:s text:c="4"/>720: VIII.1. Emergency Response, Total</text:p>
          </table:table-cell>
          <table:table-cell office:value-type="float" office:value="0.51425200000000004" table:style-name="ce43">
            <text:p>0.514252</text:p>
          </table:table-cell>
          <table:table-cell office:value-type="float" office:value="0.23686699999999999" table:style-name="ce43">
            <text:p>0.236867</text:p>
          </table:table-cell>
          <table:table-cell office:value-type="float" office:value="0.34666799999999998" table:style-name="ce43">
            <text:p>0.346668</text:p>
          </table:table-cell>
          <table:table-cell office:value-type="float" office:value="1.475395" table:style-name="ce43">
            <text:p>1.475395</text:p>
          </table:table-cell>
          <table:table-cell office:value-type="float" office:value="4.1262E-2" table:style-name="ce43">
            <text:p>0.041262</text:p>
          </table:table-cell>
          <table:table-cell office:value-type="float" office:value="2.6144440000000002" table:style-name="ce88">
            <text:p><text:s/>3<text:s/></text:p>
          </table:table-cell>
          <table:table-cell office:value-type="percentage" office:value="1.2772340522284743E-3" table:formula="msoxl:=$H30/$H$41" table:style-name="ce89">
            <text:p>0.13%</text:p>
          </table:table-cell>
          <table:table-cell office:value-type="percentage" office:value="1.7551139953023722E-3" table:formula="msoxl:=SUM(I30,I33,I35)" table:style-name="ce90">
            <text:p>0.18%</text:p>
          </table:table-cell>
          <table:table-cell table:number-columns-repeated="16374" table:style-name="ce1"/>
        </table:table-row>
        <table:table-row table:style-name="ro1">
          <table:table-cell/>
          <table:table-cell office:value-type="string" table:style-name="ce1">
            <text:p><text:s text:c="8"/>312: III.1.b. Forestry, Total</text:p>
          </table:table-cell>
          <table:table-cell office:value-type="float" office:value="1.1146780000000001" table:style-name="ce1">
            <text:p>1.114678</text:p>
          </table:table-cell>
          <table:table-cell office:value-type="float" office:value="0.604433" table:style-name="ce1">
            <text:p>0.604433</text:p>
          </table:table-cell>
          <table:table-cell office:value-type="float" office:value="0.50965899999999997" table:style-name="ce1">
            <text:p>0.509659</text:p>
          </table:table-cell>
          <table:table-cell office:value-type="float" office:value="0.25795800000000002" table:style-name="ce1">
            <text:p>0.257958</text:p>
          </table:table-cell>
          <table:table-cell office:value-type="string" table:style-name="ce1">
            <text:p>..</text:p>
          </table:table-cell>
          <table:table-cell office:value-type="float" office:value="2.4867279999999998" table:style-name="ce45">
            <text:p><text:s/>2<text:s/></text:p>
          </table:table-cell>
          <table:table-cell office:value-type="percentage" office:value="1.2148409681867385E-3" table:formula="msoxl:=$H31/$H$41" table:style-name="ce53">
            <text:p>0.12%</text:p>
          </table:table-cell>
          <table:table-cell table:number-columns-repeated="16375" table:style-name="ce1"/>
        </table:table-row>
        <table:table-row table:style-name="ro1">
          <table:table-cell/>
          <table:table-cell office:value-type="string" table:style-name="ce1">
            <text:p><text:s text:c="8"/>322: III.2.b. Mineral Resources &amp; Mining, Total</text:p>
          </table:table-cell>
          <table:table-cell office:value-type="float" office:value="1.7963E-2" table:style-name="ce1">
            <text:p>0.017963</text:p>
          </table:table-cell>
          <table:table-cell office:value-type="float" office:value="6.8230000000000001E-3" table:style-name="ce1">
            <text:p>0.006823</text:p>
          </table:table-cell>
          <table:table-cell office:value-type="float" office:value="0.24971199999999999" table:style-name="ce1">
            <text:p>0.249712</text:p>
          </table:table-cell>
          <table:table-cell office:value-type="float" office:value="0.25773800000000002" table:style-name="ce1">
            <text:p>0.257738</text:p>
          </table:table-cell>
          <table:table-cell office:value-type="float" office:value="0.38683200000000001" table:style-name="ce1">
            <text:p>0.386832</text:p>
          </table:table-cell>
          <table:table-cell office:value-type="float" office:value="0.919068" table:style-name="ce45">
            <text:p><text:s/>1<text:s/></text:p>
          </table:table-cell>
          <table:table-cell office:value-type="percentage" office:value="4.4899219333576065E-4" table:formula="msoxl:=$H32/$H$41" table:style-name="ce53">
            <text:p>0.04%</text:p>
          </table:table-cell>
          <table:table-cell table:number-columns-repeated="16375" table:style-name="ce1"/>
        </table:table-row>
        <table:table-row table:style-name="ro1">
          <table:table-cell/>
          <table:table-cell office:value-type="string" table:style-name="ce43">
            <text:p><text:s text:c="4"/>740: VIII.3. Disaster Prevention &amp; Preparedness, Total</text:p>
          </table:table-cell>
          <table:table-cell office:value-type="string" table:style-name="ce43">
            <text:p>..</text:p>
          </table:table-cell>
          <table:table-cell office:value-type="string" table:style-name="ce43">
            <text:p>..</text:p>
          </table:table-cell>
          <table:table-cell office:value-type="float" office:value="0.33756000000000003" table:style-name="ce43">
            <text:p>0.33756</text:p>
          </table:table-cell>
          <table:table-cell office:value-type="float" office:value="0.53712400000000005" table:style-name="ce43">
            <text:p>0.537124</text:p>
          </table:table-cell>
          <table:table-cell office:value-type="string" table:style-name="ce43">
            <text:p>..</text:p>
          </table:table-cell>
          <table:table-cell office:value-type="float" office:value="0.87468400000000002" table:style-name="ce88">
            <text:p><text:s/>1<text:s/></text:p>
          </table:table-cell>
          <table:table-cell office:value-type="percentage" office:value="4.273092824858405E-4" table:formula="msoxl:=$H33/$H$41" table:style-name="ce89">
            <text:p>0.04%</text:p>
          </table:table-cell>
          <table:table-cell table:number-columns-repeated="16375"/>
        </table:table-row>
        <table:table-row table:style-name="ro1">
          <table:table-cell/>
          <table:table-cell office:value-type="string" table:style-name="ce1">
            <text:p><text:s text:c="6"/>332: III.3.b. Tourism, Total</text:p>
          </table:table-cell>
          <table:table-cell office:value-type="float" office:value="0.14737" table:style-name="ce1">
            <text:p>0.14737</text:p>
          </table:table-cell>
          <table:table-cell office:value-type="float" office:value="8.6942000000000005E-2" table:style-name="ce1">
            <text:p>0.086942</text:p>
          </table:table-cell>
          <table:table-cell office:value-type="float" office:value="0.124044" table:style-name="ce1">
            <text:p>0.124044</text:p>
          </table:table-cell>
          <table:table-cell office:value-type="float" office:value="7.0851999999999998E-2" table:style-name="ce1">
            <text:p>0.070852</text:p>
          </table:table-cell>
          <table:table-cell office:value-type="float" office:value="4.8384999999999997E-2" table:style-name="ce1">
            <text:p>0.048385</text:p>
          </table:table-cell>
          <table:table-cell office:value-type="float" office:value="0.47759300000000005" table:style-name="ce45">
            <text:p><text:s/>0<text:s/></text:p>
          </table:table-cell>
          <table:table-cell office:value-type="percentage" office:value="2.3331845803771425E-4" table:formula="msoxl:=$H34/$H$41" table:style-name="ce53">
            <text:p>0.02%</text:p>
          </table:table-cell>
          <table:table-cell table:number-columns-repeated="16375"/>
        </table:table-row>
        <table:table-row table:style-name="ro1">
          <table:table-cell/>
          <table:table-cell office:value-type="string" table:style-name="ce43">
            <text:p><text:s text:c="4"/>730: VIII.2. Reconstruction Relief &amp; Rehabilitation, Total</text:p>
          </table:table-cell>
          <table:table-cell office:value-type="float" office:value="3.411E-3" table:style-name="ce43">
            <text:p>0.003411</text:p>
          </table:table-cell>
          <table:table-cell office:value-type="float" office:value="1.322E-3" table:style-name="ce43">
            <text:p>0.001322</text:p>
          </table:table-cell>
          <table:table-cell office:value-type="string" table:style-name="ce43">
            <text:p>..</text:p>
          </table:table-cell>
          <table:table-cell office:value-type="string" table:style-name="ce43">
            <text:p>..</text:p>
          </table:table-cell>
          <table:table-cell office:value-type="float" office:value="9.8782999999999996E-2" table:style-name="ce43">
            <text:p>0.098783</text:p>
          </table:table-cell>
          <table:table-cell office:value-type="float" office:value="0.103516" table:style-name="ce88">
            <text:p><text:s/>0<text:s/></text:p>
          </table:table-cell>
          <table:table-cell office:value-type="percentage" office:value="5.0570660588057242E-5" table:formula="msoxl:=$H35/$H$41" table:style-name="ce89">
            <text:p>0.01%</text:p>
          </table:table-cell>
          <table:table-cell table:number-columns-repeated="16375"/>
        </table:table-row>
        <table:table-row table:style-name="ro1">
          <table:table-cell/>
          <table:table-cell office:value-type="string" table:style-name="ce1">
            <text:p><text:s text:c="8"/>323: III.2.c. Construction, Total</text:p>
          </table:table-cell>
          <table:table-cell office:value-type="float" office:value="5.2335E-2" table:style-name="ce1">
            <text:p>0.052335</text:p>
          </table:table-cell>
          <table:table-cell office:value-type="float" office:value="6.6880000000000004E-3" table:style-name="ce1">
            <text:p>0.006688</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float" office:value="5.9022999999999999E-2" table:style-name="ce45">
            <text:p><text:s/>0<text:s/></text:p>
          </table:table-cell>
          <table:table-cell office:value-type="percentage" office:value="2.8834499979606079E-5" table:formula="msoxl:=$H36/$H$41" table:style-name="ce53">
            <text:p>0.00%</text:p>
          </table:table-cell>
          <table:table-cell table:number-columns-repeated="16375"/>
        </table:table-row>
        <table:table-row table:style-name="ro1">
          <table:table-cell/>
          <table:table-cell office:value-type="string" table:style-name="ce1">
            <text:p><text:s text:c="8"/>313: III.1.c. Fishing, Total</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float" office:value="0" table:style-name="ce45">
            <text:p><text:s/>-<text:s text:c="3"/></text:p>
          </table:table-cell>
          <table:table-cell office:value-type="percentage" office:value="0" table:formula="msoxl:=$H37/$H$41" table:style-name="ce53">
            <text:p>0.00%</text:p>
          </table:table-cell>
          <table:table-cell table:number-columns-repeated="16375"/>
        </table:table-row>
        <table:table-row table:style-name="ro1">
          <table:table-cell/>
          <table:table-cell office:value-type="string" table:style-name="ce1">
            <text:p><text:s text:c="4"/>510: VI.1. General Budget Support, Total</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float" office:value="0" table:style-name="ce45">
            <text:p><text:s/>-<text:s text:c="3"/></text:p>
          </table:table-cell>
          <table:table-cell office:value-type="percentage" office:value="0" table:formula="msoxl:=$H38/$H$41" table:style-name="ce53">
            <text:p>0.00%</text:p>
          </table:table-cell>
          <table:table-cell table:number-columns-repeated="16375"/>
        </table:table-row>
        <table:table-row table:style-name="ro1">
          <table:table-cell/>
          <table:table-cell office:value-type="string" table:style-name="ce1">
            <text:p><text:s text:c="4"/>520: VI.2. Dev. Food Aid/Food Security Ass., Total</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float" office:value="0" table:style-name="ce45">
            <text:p><text:s/>-<text:s text:c="3"/></text:p>
          </table:table-cell>
          <table:table-cell office:value-type="percentage" office:value="0" table:formula="msoxl:=$H39/$H$41" table:style-name="ce53">
            <text:p>0.00%</text:p>
          </table:table-cell>
          <table:table-cell table:number-columns-repeated="16375"/>
        </table:table-row>
        <table:table-row table:style-name="ro1">
          <table:table-cell/>
          <table:table-cell office:value-type="string" table:style-name="ce1">
            <text:p><text:s text:c="4"/>530: VI.3. Other Commodity Ass., Total</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float" office:value="0" table:style-name="ce45">
            <text:p><text:s/>-<text:s text:c="3"/></text:p>
          </table:table-cell>
          <table:table-cell office:value-type="percentage" office:value="0" table:formula="msoxl:=$H40/$H$41" table:style-name="ce53">
            <text:p>0.00%</text:p>
          </table:table-cell>
          <table:table-cell table:number-columns-repeated="16375"/>
        </table:table-row>
        <table:table-row table:style-name="ro1">
          <table:table-cell/>
          <table:table-cell table:number-columns-repeated="6" table:style-name="ce1"/>
          <table:table-cell office:value-type="float" office:value="2046.9576389999997" table:formula="msoxl:=SUM(H7:H40)" table:style-name="ce52">
            <text:p><text:s/>2,047<text:s/></text:p>
          </table:table-cell>
          <table:table-cell table:number-columns-repeated="16376" table:style-name="ce1"/>
        </table:table-row>
        <table:table-row table:number-rows-repeated="1048535" table:style-name="ro1">
          <table:table-cell table:number-columns-repeated="16384"/>
        </table:table-row>
      </table:table>
      <table:table table:name="Channels_analysis" table:style-name="ta2">
        <table:table-column table:style-name="co1" table:default-cell-style-name="ce1"/>
        <table:table-column table:style-name="co51" table:default-cell-style-name="ce1"/>
        <table:table-column table:style-name="co52" table:default-cell-style-name="ce1"/>
        <table:table-column table:style-name="co1" table:number-columns-repeated="2" table:default-cell-style-name="ce1"/>
        <table:table-column table:style-name="co51" table:default-cell-style-name="ce1"/>
        <table:table-column table:style-name="co53" table:default-cell-style-name="ce1"/>
        <table:table-column table:style-name="co1" table:number-columns-repeated="2" table:default-cell-style-name="ce1"/>
        <table:table-column table:style-name="co51" table:default-cell-style-name="ce1"/>
        <table:table-column table:style-name="co15" table:default-cell-style-name="ce1"/>
        <table:table-column table:style-name="co1" table:number-columns-repeated="3" table:default-cell-style-name="ce1"/>
        <table:table-column table:style-name="co39" table:default-cell-style-name="ce1"/>
        <table:table-column table:style-name="co1" table:number-columns-repeated="16369" table:default-cell-style-name="ce1"/>
        <table:table-row table:number-rows-repeated="2" table:style-name="ro1">
          <table:table-cell table:number-columns-repeated="16384"/>
        </table:table-row>
        <table:table-row table:style-name="ro1">
          <table:table-cell/>
          <table:table-cell office:value-type="string" table:style-name="ce1">
            <text:p>EC+ECHO</text:p>
          </table:table-cell>
          <table:table-cell table:number-columns-repeated="3" table:style-name="ce1"/>
          <table:table-cell office:value-type="string" table:style-name="ce1">
            <text:p>US</text:p>
          </table:table-cell>
          <table:table-cell table:number-columns-repeated="3" table:style-name="ce1"/>
          <table:table-cell office:value-type="string" table:style-name="ce1">
            <text:p>Ger</text:p>
          </table:table-cell>
          <table:table-cell table:number-columns-repeated="16374" table:style-name="ce1"/>
        </table:table-row>
        <table:table-row table:number-rows-repeated="2" table:style-name="ro1">
          <table:table-cell table:number-columns-repeated="16384"/>
        </table:table-row>
        <table:table-row table:style-name="ro1">
          <table:table-cell/>
          <table:table-cell office:value-type="string" table:style-name="ce1">
            <text:p>Appealing Agency <text:s/>type</text:p>
          </table:table-cell>
          <table:table-cell office:value-type="string" table:style-name="ce1">
            <text:p>Total</text:p>
          </table:table-cell>
          <table:table-cell table:number-columns-repeated="2" table:style-name="ce1"/>
          <table:table-cell office:value-type="string" table:style-name="ce1">
            <text:p>Appealing Agency <text:s/>type</text:p>
          </table:table-cell>
          <table:table-cell office:value-type="string" table:style-name="ce1">
            <text:p>Total</text:p>
          </table:table-cell>
          <table:table-cell table:number-columns-repeated="2" table:style-name="ce1"/>
          <table:table-cell office:value-type="string" table:style-name="ce1">
            <text:p>Appealing Agency <text:s/>type</text:p>
          </table:table-cell>
          <table:table-cell office:value-type="string" table:style-name="ce1">
            <text:p>Total</text:p>
          </table:table-cell>
          <table:table-cell table:number-columns-repeated="16373" table:style-name="ce1"/>
        </table:table-row>
        <table:table-row table:style-name="ro1">
          <table:table-cell/>
          <table:table-cell office:value-type="string" table:style-name="ce110">
            <text:p>NGOs</text:p>
          </table:table-cell>
          <table:table-cell office:value-type="float" office:value="3792716" table:style-name="ce111">
            <text:p><text:s/>3,792,716<text:s/></text:p>
          </table:table-cell>
          <table:table-cell office:value-type="percentage" office:value="0.10190249519674982" table:formula="msoxl:=C7/$C$11" table:style-name="ce112">
            <text:p>10%</text:p>
          </table:table-cell>
          <table:table-cell table:style-name="ce110"/>
          <table:table-cell office:value-type="string" table:style-name="ce110">
            <text:p>NGOs</text:p>
          </table:table-cell>
          <table:table-cell office:value-type="float" office:value="6250000" table:style-name="ce111">
            <text:p><text:s/>6,250,000<text:s/></text:p>
          </table:table-cell>
          <table:table-cell office:value-type="percentage" office:value="0.36888638688827868" table:formula="msoxl:=G7/$G$11" table:style-name="ce112">
            <text:p>37%</text:p>
          </table:table-cell>
          <table:table-cell table:style-name="ce110"/>
          <table:table-cell office:value-type="string" table:style-name="ce110">
            <text:p>NGOs</text:p>
          </table:table-cell>
          <table:table-cell office:value-type="float" office:value="3921135" table:style-name="ce111">
            <text:p><text:s/>3,921,135<text:s/></text:p>
          </table:table-cell>
          <table:table-cell office:value-type="percentage" office:value="0.30049470715304516" table:formula="msoxl:=K7/$K$10" table:style-name="ce112">
            <text:p>30%</text:p>
          </table:table-cell>
          <table:table-cell table:number-columns-repeated="2" table:style-name="ce1"/>
          <table:table-cell office:value-type="float" office:value="13963851" table:formula="msoxl:=SUM(K7,G7,C7)" table:style-name="ce52">
            <text:p><text:s/>13,963,851<text:s/></text:p>
          </table:table-cell>
          <table:table-cell office:value-type="percentage" office:value="0.2894975875807444" table:formula="msoxl:=O7/$O$10" table:style-name="ce51">
            <text:p>29%</text:p>
          </table:table-cell>
          <table:table-cell table:number-columns-repeated="16368"/>
        </table:table-row>
        <table:table-row table:style-name="ro1">
          <table:table-cell/>
          <table:table-cell office:value-type="string" table:style-name="ce110">
            <text:p>Other</text:p>
          </table:table-cell>
          <table:table-cell office:value-type="float" office:value="18808226" table:style-name="ce111">
            <text:p><text:s/>18,808,226<text:s/></text:p>
          </table:table-cell>
          <table:table-cell office:value-type="percentage" office:value="0.50533843283398627" table:formula="msoxl:=C8/$C$11" table:style-name="ce112">
            <text:p>51%</text:p>
          </table:table-cell>
          <table:table-cell table:style-name="ce110"/>
          <table:table-cell office:value-type="string" table:style-name="ce110">
            <text:p>Other</text:p>
          </table:table-cell>
          <table:table-cell office:value-type="float" office:value="167886" table:style-name="ce111">
            <text:p><text:s/>167,886<text:s/></text:p>
          </table:table-cell>
          <table:table-cell office:value-type="percentage" office:value="9.9089375918600883E-3" table:formula="msoxl:=G8/$G$11" table:style-name="ce112">
            <text:p>1%</text:p>
          </table:table-cell>
          <table:table-cell table:style-name="ce110"/>
          <table:table-cell office:value-type="string" table:style-name="ce110">
            <text:p>Red Cross / Red Crescent</text:p>
          </table:table-cell>
          <table:table-cell office:value-type="float" office:value="5650556" table:style-name="ce111">
            <text:p><text:s/>5,650,556<text:s/></text:p>
          </table:table-cell>
          <table:table-cell office:value-type="percentage" office:value="0.43302823556747788" table:formula="msoxl:=K8/$K$10" table:style-name="ce112">
            <text:p>43%</text:p>
          </table:table-cell>
          <table:table-cell table:number-columns-repeated="2" table:style-name="ce1"/>
          <table:table-cell office:value-type="float" office:value="10812760" table:formula="msoxl:=SUM(K8,G9,C9,)" table:style-name="ce52">
            <text:p><text:s/>10,812,760<text:s/></text:p>
          </table:table-cell>
          <table:table-cell office:value-type="percentage" office:value="0.22416938816445189" table:formula="msoxl:=O8/$O$10" table:style-name="ce51">
            <text:p>22%</text:p>
          </table:table-cell>
          <table:table-cell table:number-columns-repeated="16368"/>
        </table:table-row>
        <table:table-row table:style-name="ro1">
          <table:table-cell/>
          <table:table-cell office:value-type="string" table:style-name="ce110">
            <text:p>Red Cross / Red Crescent</text:p>
          </table:table-cell>
          <table:table-cell office:value-type="float" office:value="2862204" table:style-name="ce111">
            <text:p><text:s/>2,862,204<text:s/></text:p>
          </table:table-cell>
          <table:table-cell office:value-type="percentage" office:value="7.6901547429894065E-2" table:formula="msoxl:=C9/$C$11" table:style-name="ce112">
            <text:p>8%</text:p>
          </table:table-cell>
          <table:table-cell table:style-name="ce110"/>
          <table:table-cell office:value-type="string" table:style-name="ce110">
            <text:p>Red Cross / Red Crescent</text:p>
          </table:table-cell>
          <table:table-cell office:value-type="float" office:value="2300000" table:style-name="ce111">
            <text:p><text:s/>2,300,000<text:s/></text:p>
          </table:table-cell>
          <table:table-cell office:value-type="percentage" office:value="0.13575019037488656" table:formula="msoxl:=G9/$G$11" table:style-name="ce112">
            <text:p>14%</text:p>
          </table:table-cell>
          <table:table-cell table:style-name="ce110"/>
          <table:table-cell office:value-type="string" table:style-name="ce110">
            <text:p>UN Agencies</text:p>
          </table:table-cell>
          <table:table-cell office:value-type="float" office:value="3477241" table:style-name="ce111">
            <text:p><text:s/>3,477,241<text:s/></text:p>
          </table:table-cell>
          <table:table-cell office:value-type="percentage" office:value="0.26647705727947696" table:formula="msoxl:=K9/$K$10" table:style-name="ce112">
            <text:p>27%</text:p>
          </table:table-cell>
          <table:table-cell table:number-columns-repeated="2" table:style-name="ce1"/>
          <table:table-cell office:value-type="float" office:value="23458164" table:formula="msoxl:=SUM(K9,G10,C10,)" table:style-name="ce52">
            <text:p><text:s/>23,458,164<text:s/></text:p>
          </table:table-cell>
          <table:table-cell office:value-type="percentage" office:value="0.48633302425480374" table:formula="msoxl:=O9/$O$10" table:style-name="ce51">
            <text:p>49%</text:p>
          </table:table-cell>
          <table:table-cell table:number-columns-repeated="16368"/>
        </table:table-row>
        <table:table-row table:style-name="ro1">
          <table:table-cell/>
          <table:table-cell office:value-type="string" table:style-name="ce110">
            <text:p>UN Agencies</text:p>
          </table:table-cell>
          <table:table-cell office:value-type="float" office:value="11755923" table:style-name="ce111">
            <text:p><text:s/>11,755,923<text:s/></text:p>
          </table:table-cell>
          <table:table-cell office:value-type="percentage" office:value="0.31585752453936988" table:formula="msoxl:=C10/$C$11" table:style-name="ce112">
            <text:p>32%</text:p>
          </table:table-cell>
          <table:table-cell table:style-name="ce110"/>
          <table:table-cell office:value-type="string" table:style-name="ce110">
            <text:p>UN Agencies</text:p>
          </table:table-cell>
          <table:table-cell office:value-type="float" office:value="8225000" table:style-name="ce111">
            <text:p><text:s/>8,225,000<text:s/></text:p>
          </table:table-cell>
          <table:table-cell office:value-type="percentage" office:value="0.48545448514497469" table:formula="msoxl:=G10/$G$11" table:style-name="ce112">
            <text:p>49%</text:p>
          </table:table-cell>
          <table:table-cell table:style-name="ce110"/>
          <table:table-cell office:value-type="string" table:style-name="ce110">
            <text:p>Grand Total</text:p>
          </table:table-cell>
          <table:table-cell office:value-type="float" office:value="13048932" table:style-name="ce111">
            <text:p><text:s/>13,048,932<text:s/></text:p>
          </table:table-cell>
          <table:table-cell office:value-type="percentage" office:value="1" table:formula="msoxl:=K10/$K$10" table:style-name="ce112">
            <text:p>100%</text:p>
          </table:table-cell>
          <table:table-cell table:number-columns-repeated="2" table:style-name="ce1"/>
          <table:table-cell office:value-type="float" office:value="48234775" table:formula="msoxl:=SUM(O7:O9)" table:style-name="ce52">
            <text:p><text:s/>48,234,775<text:s/></text:p>
          </table:table-cell>
          <table:table-cell table:number-columns-repeated="16369" table:style-name="ce1"/>
        </table:table-row>
        <table:table-row table:style-name="ro1">
          <table:table-cell/>
          <table:table-cell office:value-type="string" table:style-name="ce110">
            <text:p>Grand Total</text:p>
          </table:table-cell>
          <table:table-cell office:value-type="float" office:value="37219069" table:style-name="ce111">
            <text:p><text:s/>37,219,069<text:s/></text:p>
          </table:table-cell>
          <table:table-cell office:value-type="float" office:value="1" table:formula="msoxl:=C11/$C$11" table:style-name="ce110">
            <text:p>1</text:p>
          </table:table-cell>
          <table:table-cell table:style-name="ce110"/>
          <table:table-cell office:value-type="string" table:style-name="ce110">
            <text:p>Grand Total</text:p>
          </table:table-cell>
          <table:table-cell office:value-type="float" office:value="16942886" table:style-name="ce111">
            <text:p><text:s/>16,942,886<text:s/></text:p>
          </table:table-cell>
          <table:table-cell table:number-columns-repeated="5" table:style-name="ce110"/>
          <table:table-cell table:number-columns-repeated="16372" table:style-name="ce1"/>
        </table:table-row>
        <table:table-row table:style-name="ro1">
          <table:table-cell/>
          <table:table-cell table:number-columns-repeated="11" table:style-name="ce110"/>
          <table:table-cell table:number-columns-repeated="16372" table:style-name="ce1"/>
        </table:table-row>
        <table:table-row table:number-rows-repeated="1048564" table:style-name="ro1">
          <table:table-cell table:number-columns-repeated="16384"/>
        </table:table-row>
      </table:table>
      <table:table table:name="Pivot" table:style-name="ta2">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number-columns-repeated="2" table:default-cell-style-name="ce1"/>
        <table:table-column table:style-name="co59" table:default-cell-style-name="ce1"/>
        <table:table-column table:style-name="co60" table:default-cell-style-name="ce1"/>
        <table:table-column table:style-name="co61"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string" table:style-name="ce25">
            <text:p>Emergency title</text:p>
          </table:table-cell>
          <table:table-cell office:value-type="string" table:style-name="ce26">
            <text:p>(Multiple Items)</text:p>
          </table:table-cell>
          <table:table-cell table:number-columns-repeated="16382" table:style-name="ce1"/>
        </table:table-row>
        <table:table-row table:style-name="ro1">
          <table:table-cell table:number-columns-repeated="16384"/>
        </table:table-row>
        <table:table-row table:style-name="ro1">
          <table:table-cell office:value-type="string" table:style-name="ce9">
            <text:p>Sum of USD committed/contributed</text:p>
          </table:table-cell>
          <table:table-cell table:style-name="ce10"/>
          <table:table-cell table:number-columns-repeated="16382" table:style-name="ce1"/>
        </table:table-row>
        <table:table-row table:style-name="ro1">
          <table:table-cell office:value-type="string" table:style-name="ce9">
            <text:p>Appealing Agency <text:s/>type</text:p>
          </table:table-cell>
          <table:table-cell office:value-type="string" table:style-name="ce10">
            <text:p>Total</text:p>
          </table:table-cell>
          <table:table-cell table:number-columns-repeated="16382" table:style-name="ce1"/>
        </table:table-row>
        <table:table-row table:style-name="ro1">
          <table:table-cell office:value-type="string" table:style-name="ce8">
            <text:p>Government</text:p>
          </table:table-cell>
          <table:table-cell office:value-type="float" office:value="943152" table:style-name="ce22">
            <text:p>943152</text:p>
          </table:table-cell>
          <table:table-cell table:style-name="ce51"/>
          <table:table-cell table:number-columns-repeated="16381"/>
        </table:table-row>
        <table:table-row table:style-name="ro1">
          <table:table-cell office:value-type="string" table:style-name="ce23">
            <text:p>NGOs</text:p>
          </table:table-cell>
          <table:table-cell office:value-type="float" office:value="17481523" table:style-name="ce24">
            <text:p>17481523</text:p>
          </table:table-cell>
          <table:table-cell table:number-columns-repeated="16382" table:style-name="ce1"/>
        </table:table-row>
        <table:table-row table:style-name="ro1">
          <table:table-cell office:value-type="string" table:style-name="ce23">
            <text:p>Other</text:p>
          </table:table-cell>
          <table:table-cell office:value-type="float" office:value="20091854" table:style-name="ce24">
            <text:p>20091854</text:p>
          </table:table-cell>
          <table:table-cell table:number-columns-repeated="16382" table:style-name="ce1"/>
        </table:table-row>
        <table:table-row table:style-name="ro1">
          <table:table-cell office:value-type="string" table:style-name="ce23">
            <text:p>Private Orgs. &amp; Foundations</text:p>
          </table:table-cell>
          <table:table-cell office:value-type="float" office:value="214010" table:style-name="ce24">
            <text:p>214010</text:p>
          </table:table-cell>
          <table:table-cell table:number-columns-repeated="16382" table:style-name="ce1"/>
        </table:table-row>
        <table:table-row table:style-name="ro1">
          <table:table-cell office:value-type="string" table:style-name="ce23">
            <text:p>Red Cross / Red Crescent</text:p>
          </table:table-cell>
          <table:table-cell office:value-type="float" office:value="17970394" table:style-name="ce24">
            <text:p>17970394</text:p>
          </table:table-cell>
          <table:table-cell table:number-columns-repeated="16382" table:style-name="ce1"/>
        </table:table-row>
        <table:table-row table:style-name="ro1">
          <table:table-cell office:value-type="string" table:style-name="ce23">
            <text:p>UN Agencies</text:p>
          </table:table-cell>
          <table:table-cell office:value-type="float" office:value="47565364" table:style-name="ce24">
            <text:p>47565364</text:p>
          </table:table-cell>
          <table:table-cell table:number-columns-repeated="16382" table:style-name="ce1"/>
        </table:table-row>
        <table:table-row table:style-name="ro1">
          <table:table-cell office:value-type="string" table:style-name="ce11">
            <text:p>Grand Total</text:p>
          </table:table-cell>
          <table:table-cell office:value-type="float" office:value="104266297" table:style-name="ce12">
            <text:p>104266297</text:p>
          </table:table-cell>
          <table:table-cell table:number-columns-repeated="16382" table:style-name="ce1"/>
        </table:table-row>
        <table:table-row table:number-rows-repeated="1048564" table:style-name="ro1">
          <table:table-cell table:number-columns-repeated="16384"/>
        </table:table-row>
      </table:table>
      <table:table table:name="FTS_export" table:style-name="ta3">
        <table:table-column table:style-name="co62" table:default-cell-style-name="ce2"/>
        <table:table-column table:style-name="co63" table:default-cell-style-name="ce2"/>
        <table:table-column table:style-name="co64" table:default-cell-style-name="ce2"/>
        <table:table-column table:style-name="co65" table:default-cell-style-name="ce2"/>
        <table:table-column table:style-name="co1" table:number-columns-repeated="2" table:default-cell-style-name="ce2"/>
        <table:table-column table:style-name="co66" table:default-cell-style-name="ce2"/>
        <table:table-column table:style-name="co67" table:number-columns-repeated="2" table:default-cell-style-name="ce2"/>
        <table:table-column table:style-name="co64" table:default-cell-style-name="ce2"/>
        <table:table-column table:style-name="co1" table:number-columns-repeated="2" table:default-cell-style-name="ce2"/>
        <table:table-column table:style-name="co68" table:default-cell-style-name="ce2"/>
        <table:table-column table:style-name="co1" table:number-columns-repeated="3" table:default-cell-style-name="ce2"/>
        <table:table-column table:style-name="co68" table:default-cell-style-name="ce2"/>
        <table:table-column table:style-name="co1" table:number-columns-repeated="5" table:default-cell-style-name="ce2"/>
        <table:table-column table:style-name="co69" table:default-cell-style-name="ce2"/>
        <table:table-column table:style-name="co1" table:number-columns-repeated="3" table:default-cell-style-name="ce2"/>
        <table:table-column table:style-name="co70" table:default-cell-style-name="ce2"/>
        <table:table-column table:style-name="co1" table:number-columns-repeated="2" table:default-cell-style-name="ce2"/>
        <table:table-column table:style-name="co68" table:number-columns-repeated="2" table:default-cell-style-name="ce2"/>
        <table:table-column table:style-name="co1" table:number-columns-repeated="16353" table:default-cell-style-name="ce2"/>
        <table:table-row table:style-name="ro7">
          <table:table-cell office:value-type="string" table:number-columns-spanned="3" table:number-rows-spanned="1" table:style-name="ce141">
            <text:p>Destination country(ies): Ukraine</text:p>
          </table:table-cell>
          <table:covered-table-cell table:number-columns-repeated="2"/>
          <table:table-cell table:number-columns-repeated="7" table:style-name="ce2"/>
          <table:table-cell office:value-type="float" office:value="0" table:formula="msoxl:=SUM(K2:K3)" table:style-name="ce2">
            <text:p>0</text:p>
          </table:table-cell>
          <table:table-cell office:value-type="float" office:value="126362" table:formula="msoxl:=SUM(L2:L3)" table:style-name="ce2">
            <text:p>126362</text:p>
          </table:table-cell>
          <table:table-cell table:number-columns-repeated="16372" table:style-name="ce2"/>
        </table:table-row>
        <table:table-row table:style-name="ro7">
          <table:table-cell office:value-type="string" table:number-columns-spanned="3" table:number-rows-spanned="1" table:style-name="ce141">
            <text:p>Emergency year(s): 2011, 2012, 2013, 2014, 2015</text:p>
          </table:table-cell>
          <table:covered-table-cell table:number-columns-repeated="2"/>
          <table:table-cell table:number-columns-repeated="3" table:style-name="ce2"/>
          <table:table-cell office:value-type="string" table:style-name="ce78">
            <text:p>UN</text:p>
          </table:table-cell>
          <table:table-cell office:value-type="float" office:value="47565364" table:style-name="ce2">
            <text:p>47565364</text:p>
          </table:table-cell>
          <table:table-cell table:number-columns-repeated="2" table:style-name="ce2"/>
          <table:table-cell office:value-type="string" table:style-name="ce98">
            <text:p>83.537,00</text:p>
          </table:table-cell>
          <table:table-cell office:value-type="float" office:value="83537" table:style-name="ce2">
            <text:p>83537</text:p>
          </table:table-cell>
          <table:table-cell table:number-columns-repeated="16372" table:style-name="ce2"/>
        </table:table-row>
        <table:table-row table:style-name="ro7">
          <table:table-cell office:value-type="string" table:number-columns-spanned="3" table:number-rows-spanned="1" table:style-name="ce141">
            <text:p>Downloaded on: 03 Mar 2015</text:p>
          </table:table-cell>
          <table:covered-table-cell table:number-columns-repeated="2"/>
          <table:table-cell table:number-columns-repeated="3" table:style-name="ce2"/>
          <table:table-cell office:value-type="string" table:style-name="ce78">
            <text:p>UNHCR</text:p>
          </table:table-cell>
          <table:table-cell office:value-type="float" office:value="18888727" table:style-name="ce2">
            <text:p>18888727</text:p>
          </table:table-cell>
          <table:table-cell office:value-type="percentage" office:value="0.3971109524148706" table:formula="msoxl:=H3/H2" table:style-name="ce99">
            <text:p>39.71%</text:p>
          </table:table-cell>
          <table:table-cell table:style-name="ce2"/>
          <table:table-cell office:value-type="string" table:style-name="ce98">
            <text:p>42.825,00</text:p>
          </table:table-cell>
          <table:table-cell office:value-type="float" office:value="42825" table:style-name="ce2">
            <text:p>42825</text:p>
          </table:table-cell>
          <table:table-cell table:number-columns-repeated="16372" table:style-name="ce2"/>
        </table:table-row>
        <table:table-row table:style-name="ro7">
          <table:table-cell office:value-type="string" table:number-columns-spanned="3" table:number-rows-spanned="1" table:style-name="ce141">
            <text:p/>
          </table:table-cell>
          <table:covered-table-cell table:number-columns-repeated="2"/>
          <table:table-cell table:number-columns-repeated="3" table:style-name="ce2"/>
          <table:table-cell office:value-type="string" table:style-name="ce78">
            <text:p>WFP</text:p>
          </table:table-cell>
          <table:table-cell office:value-type="float" office:value="12165983" table:style-name="ce2">
            <text:p>12165983</text:p>
          </table:table-cell>
          <table:table-cell office:value-type="percentage" office:value="0.25577399134378537" table:formula="msoxl:=H4/H2" table:style-name="ce99">
            <text:p>25.58%</text:p>
          </table:table-cell>
          <table:table-cell table:number-columns-repeated="16375" table:style-name="ce2"/>
        </table:table-row>
        <table:table-row table:style-name="ro7">
          <table:table-cell office:value-type="string" table:number-columns-spanned="3" table:number-rows-spanned="1" table:style-name="ce141">
            <text:p>Total: 163 items returned<text:s/></text:p>
          </table:table-cell>
          <table:covered-table-cell table:number-columns-repeated="2"/>
          <table:table-cell table:number-columns-repeated="3" table:style-name="ce2"/>
          <table:table-cell office:value-type="string" table:style-name="ce78">
            <text:p>IOM</text:p>
          </table:table-cell>
          <table:table-cell office:value-type="float" office:value="9726652" table:style-name="ce2">
            <text:p>9726652</text:p>
          </table:table-cell>
          <table:table-cell office:value-type="percentage" office:value="0.20449022528241348" table:formula="msoxl:=H5/H2" table:style-name="ce99">
            <text:p>20.45%</text:p>
          </table:table-cell>
          <table:table-cell table:number-columns-repeated="16375" table:style-name="ce2"/>
        </table:table-row>
        <table:table-row table:style-name="ro8">
          <table:table-cell table:number-columns-repeated="16384"/>
        </table:table-row>
        <table:table-row table:style-name="ro9">
          <table:table-cell office:value-type="string" table:style-name="ce7">
            <text:p>Donor</text:p>
          </table:table-cell>
          <table:table-cell office:value-type="string" table:style-name="ce7">
            <text:p>Recipient Organization</text:p>
          </table:table-cell>
          <table:table-cell office:value-type="string" table:style-name="ce7">
            <text:p>Emergency title</text:p>
          </table:table-cell>
          <table:table-cell office:value-type="string" table:style-name="ce7">
            <text:p>Response Plan/Appeal title</text:p>
          </table:table-cell>
          <table:table-cell office:value-type="string" table:style-name="ce7">
            <text:p>Project code</text:p>
          </table:table-cell>
          <table:table-cell office:value-type="string" table:style-name="ce7">
            <text:p>Project title</text:p>
          </table:table-cell>
          <table:table-cell office:value-type="string" table:style-name="ce7">
            <text:p>Emergency year</text:p>
          </table:table-cell>
          <table:table-cell office:value-type="string" table:style-name="ce7">
            <text:p>USD committed/contributed</text:p>
          </table:table-cell>
          <table:table-cell office:value-type="string" table:style-name="ce7">
            <text:p><text:s/>USD pledged</text:p>
          </table:table-cell>
          <table:table-cell office:value-type="string" table:style-name="ce7">
            <text:p>Description</text:p>
          </table:table-cell>
          <table:table-cell office:value-type="string" table:style-name="ce7">
            <text:p>Original currency amount</text:p>
          </table:table-cell>
          <table:table-cell office:value-type="string" table:style-name="ce7">
            <text:p>Original currency unit</text:p>
          </table:table-cell>
          <table:table-cell office:value-type="string" table:style-name="ce7">
            <text:p>Decision date</text:p>
          </table:table-cell>
          <table:table-cell office:value-type="string" table:style-name="ce7">
            <text:p>Cluster (Country specific)</text:p>
          </table:table-cell>
          <table:table-cell office:value-type="string" table:style-name="ce7">
            <text:p>IASC Standard Sector</text:p>
          </table:table-cell>
          <table:table-cell office:value-type="string" table:style-name="ce7">
            <text:p>Destination Country</text:p>
          </table:table-cell>
          <table:table-cell office:value-type="string" table:style-name="ce7">
            <text:p>Contribution status</text:p>
          </table:table-cell>
          <table:table-cell office:value-type="string" table:style-name="ce7">
            <text:p>Donor top org. name</text:p>
          </table:table-cell>
          <table:table-cell office:value-type="string" table:style-name="ce7">
            <text:p>Donor representative country</text:p>
          </table:table-cell>
          <table:table-cell office:value-type="string" table:style-name="ce7">
            <text:p>Appealing agency top org.</text:p>
          </table:table-cell>
          <table:table-cell office:value-type="string" table:style-name="ce7">
            <text:p>Appealing Agency <text:s/>type</text:p>
          </table:table-cell>
          <table:table-cell office:value-type="string" table:style-name="ce7">
            <text:p>Appealing agency abbrev.</text:p>
          </table:table-cell>
          <table:table-cell office:value-type="string" table:style-name="ce7">
            <text:p>Emergency Region Name</text:p>
          </table:table-cell>
          <table:table-cell office:value-type="string" table:style-name="ce7">
            <text:p>Emergency country</text:p>
          </table:table-cell>
          <table:table-cell office:value-type="string" table:style-name="ce7">
            <text:p>Emergency type</text:p>
          </table:table-cell>
          <table:table-cell office:value-type="string" table:style-name="ce7">
            <text:p>Contibution type</text:p>
          </table:table-cell>
          <table:table-cell office:value-type="string" table:style-name="ce7">
            <text:p>Item ID</text:p>
          </table:table-cell>
          <table:table-cell office:value-type="string" table:style-name="ce7">
            <text:p>Aid Type<text:s/></text:p>
          </table:table-cell>
          <table:table-cell office:value-type="string" table:style-name="ce7">
            <text:p>Reported by</text:p>
          </table:table-cell>
          <table:table-cell office:value-type="string" table:style-name="ce7">
            <text:p>Last updated</text:p>
          </table:table-cell>
          <table:table-cell office:value-type="string" table:style-name="ce7">
            <text:p>Date Created</text:p>
          </table:table-cell>
          <table:table-cell office:value-type="string" table:style-name="ce7">
            <text:p>Appeal year</text:p>
          </table:table-cell>
          <table:table-cell office:value-type="string" table:style-name="ce7">
            <text:p>Appeal country</text:p>
          </table:table-cell>
          <table:table-cell office:value-type="string" table:style-name="ce7">
            <text:p>Appeal sub-set</text:p>
          </table:table-cell>
          <table:table-cell office:value-type="string" table:style-name="ce7">
            <text:p>Project current request</text:p>
          </table:table-cell>
          <table:table-cell office:value-type="string" table:style-name="ce7">
            <text:p>Project date start</text:p>
          </table:table-cell>
          <table:table-cell office:value-type="string" table:style-name="ce7">
            <text:p>Project date end</text:p>
          </table:table-cell>
          <table:table-cell office:value-type="string" table:style-name="ce7">
            <text:p>Project location<text:s/></text:p>
          </table:table-cell>
          <table:table-cell office:value-type="string" table:style-name="ce7">
            <text:p>Priority<text:s/></text:p>
          </table:table-cell>
          <table:table-cell office:value-type="string" table:style-name="ce7">
            <text:p>Gender Marker</text:p>
          </table:table-cell>
          <table:table-cell table:number-columns-repeated="16344"/>
        </table:table-row>
        <table:table-row table:style-name="ro7" table:visibility="filter">
          <table:table-cell office:value-type="string" table:style-name="ce6">
            <text:p>Total:</text:p>
          </table:table-cell>
          <table:table-cell table:number-columns-repeated="6" table:style-name="ce6"/>
          <table:table-cell office:value-type="float" office:value="109149018" table:style-name="ce6">
            <text:p>109,149,018</text:p>
          </table:table-cell>
          <table:table-cell office:value-type="float" office:value="44992334" table:style-name="ce6">
            <text:p>44,992,334</text:p>
          </table:table-cell>
          <table:table-cell table:number-columns-repeated="31" table:style-name="ce6"/>
          <table:table-cell table:number-columns-repeated="16344"/>
        </table:table-row>
        <table:table-row table:style-name="ro10" table:visibility="filter">
          <table:table-cell office:value-type="string" table:style-name="ce3">
            <text:p>Australia</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872600" table:style-name="ce3">
            <text:p>872,600</text:p>
          </table:table-cell>
          <table:table-cell office:value-type="float" office:value="0" table:style-name="ce3">
            <text:p>0</text:p>
          </table:table-cell>
          <table:table-cell office:value-type="string" table:style-name="ce3">
            <text:p>Humanitarian assistance</text:p>
          </table:table-cell>
          <table:table-cell office:value-type="float" office:value="1000000" table:style-name="ce3">
            <text:p>1,000,000</text:p>
          </table:table-cell>
          <table:table-cell office:value-type="string" table:style-name="ce3">
            <text:p>AUD</text:p>
          </table:table-cell>
          <table:table-cell office:value-type="date" office:date-value="2014-10-10T00:00:00" table:style-name="ce4">
            <text:p>10-Oct-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Australia</text:p>
          </table:table-cell>
          <table:table-cell office:value-type="string" table:style-name="ce3">
            <text:p>Australia</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283" table:style-name="ce3">
            <text:p>219,283</text:p>
          </table:table-cell>
          <table:table-cell table:style-name="ce3"/>
          <table:table-cell office:value-type="string" table:style-name="ce3">
            <text:p>Donor</text:p>
          </table:table-cell>
          <table:table-cell office:value-type="date" office:date-value="2014-10-14T13:09:00" table:style-name="ce4">
            <text:p>14-Oct-2014</text:p>
          </table:table-cell>
          <table:table-cell office:value-type="date" office:date-value="2014-10-14T13:09:00" table:style-name="ce4">
            <text:p>14-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Austria</text:p>
          </table:table-cell>
          <table:table-cell office:value-type="string" table:style-name="ce3">
            <text:p>Austrian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81411" table:style-name="ce3">
            <text:p>81,411</text:p>
          </table:table-cell>
          <table:table-cell office:value-type="float" office:value="0" table:style-name="ce3">
            <text:p>0</text:p>
          </table:table-cell>
          <table:table-cell office:value-type="string" table:style-name="ce3">
            <text:p>Shipment of urgently needed medicine to victims of Ukraine conflict (BMEIA-UA.7.08.47/0002-VII.3/14)</text:p>
          </table:table-cell>
          <table:table-cell office:value-type="float" office:value="60000" table:style-name="ce3">
            <text:p>60,000</text:p>
          </table:table-cell>
          <table:table-cell office:value-type="string" table:style-name="ce3">
            <text:p>EUR</text:p>
          </table:table-cell>
          <table:table-cell office:value-type="date" office:date-value="2014-02-27T00:00:00" table:style-name="ce4">
            <text:p>27-Feb-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Austria</text:p>
          </table:table-cell>
          <table:table-cell office:value-type="string" table:style-name="ce3">
            <text:p>Austria</text:p>
          </table:table-cell>
          <table:table-cell office:value-type="string" table:style-name="ce3">
            <text:p>Austrian Red Cross</text:p>
          </table:table-cell>
          <table:table-cell office:value-type="string" table:style-name="ce3">
            <text:p>Red Cross / Red Crescent</text:p>
          </table:table-cell>
          <table:table-cell office:value-type="string" table:style-name="ce3">
            <text:p>Austria 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8090" table:style-name="ce3">
            <text:p>218,090</text:p>
          </table:table-cell>
          <table:table-cell table:style-name="ce3"/>
          <table:table-cell office:value-type="string" table:style-name="ce3">
            <text:p>Donor</text:p>
          </table:table-cell>
          <table:table-cell office:value-type="date" office:date-value="2014-09-18T11:37:00" table:style-name="ce4">
            <text:p>18-Sep-2014</text:p>
          </table:table-cell>
          <table:table-cell office:value-type="date" office:date-value="2014-09-18T11:37:00" table:style-name="ce4">
            <text:p>18-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Austria</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263505" table:style-name="ce3">
            <text:p>263,505</text:p>
          </table:table-cell>
          <table:table-cell office:value-type="float" office:value="0" table:style-name="ce3">
            <text:p>0</text:p>
          </table:table-cell>
          <table:table-cell office:value-type="string" table:style-name="ce3">
            <text:p>To support the affected population (ADA)</text:p>
          </table:table-cell>
          <table:table-cell office:value-type="float" office:value="200000" table:style-name="ce3">
            <text:p>200,000</text:p>
          </table:table-cell>
          <table:table-cell office:value-type="string" table:style-name="ce3">
            <text:p>EUR</text:p>
          </table:table-cell>
          <table:table-cell office:value-type="date" office:date-value="2014-09-15T00:00:00" table:style-name="ce4">
            <text:p>15-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Austria</text:p>
          </table:table-cell>
          <table:table-cell office:value-type="string" table:style-name="ce3">
            <text:p>Austria</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089" table:style-name="ce3">
            <text:p>218,089</text:p>
          </table:table-cell>
          <table:table-cell table:style-name="ce3"/>
          <table:table-cell office:value-type="string" table:style-name="ce3">
            <text:p>Donor</text:p>
          </table:table-cell>
          <table:table-cell office:value-type="date" office:date-value="2014-09-18T11:35:00" table:style-name="ce4">
            <text:p>18-Sep-2014</text:p>
          </table:table-cell>
          <table:table-cell office:value-type="date" office:date-value="2014-09-18T11:35:00" table:style-name="ce4">
            <text:p>18-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Austria</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658762" table:style-name="ce3">
            <text:p>658,762</text:p>
          </table:table-cell>
          <table:table-cell office:value-type="float" office:value="0" table:style-name="ce3">
            <text:p>0</text:p>
          </table:table-cell>
          <table:table-cell office:value-type="string" table:style-name="ce3">
            <text:p>To support the affected population (UA.7.08.43/0001-VII.3/2014)</text:p>
          </table:table-cell>
          <table:table-cell office:value-type="float" office:value="500000" table:style-name="ce3">
            <text:p>500,000</text:p>
          </table:table-cell>
          <table:table-cell office:value-type="string" table:style-name="ce3">
            <text:p>EUR</text:p>
          </table:table-cell>
          <table:table-cell office:value-type="date" office:date-value="2014-09-15T00:00:00" table:style-name="ce4">
            <text:p>15-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Austria</text:p>
          </table:table-cell>
          <table:table-cell office:value-type="string" table:style-name="ce3">
            <text:p>Austria</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088" table:style-name="ce3">
            <text:p>218,088</text:p>
          </table:table-cell>
          <table:table-cell table:style-name="ce3"/>
          <table:table-cell office:value-type="string" table:style-name="ce3">
            <text:p>Donor</text:p>
          </table:table-cell>
          <table:table-cell office:value-type="date" office:date-value="2015-01-20T16:15:00" table:style-name="ce4">
            <text:p>20-Jan-2015</text:p>
          </table:table-cell>
          <table:table-cell office:value-type="date" office:date-value="2014-09-18T11:34:00" table:style-name="ce4">
            <text:p>18-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Belgium</text:p>
          </table:table-cell>
          <table:table-cell office:value-type="string" table:style-name="ce3">
            <text:p>International Committee of the Red Cross</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0" table:style-name="ce3">
            <text:p>0</text:p>
          </table:table-cell>
          <table:table-cell office:value-type="float" office:value="2267574" table:style-name="ce3">
            <text:p>2,267,574</text:p>
          </table:table-cell>
          <table:table-cell office:value-type="string" table:style-name="ce3">
            <text:p>2015 Cadre de financement CICR UKRAINE</text:p>
          </table:table-cell>
          <table:table-cell office:value-type="float" office:value="2000000" table:style-name="ce3">
            <text:p>2,000,000</text:p>
          </table:table-cell>
          <table:table-cell office:value-type="string" table:style-name="ce3">
            <text:p>EUR</text:p>
          </table:table-cell>
          <table:table-cell office:value-type="date" office:date-value="2015-02-02T00:00:00" table:style-name="ce4">
            <text:p>2-Feb-2015</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ledge</text:p>
          </table:table-cell>
          <table:table-cell office:value-type="string" table:style-name="ce3">
            <text:p>Belgium</text:p>
          </table:table-cell>
          <table:table-cell office:value-type="string" table:style-name="ce3">
            <text:p>Belgium</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571" table:style-name="ce3">
            <text:p>224,571</text:p>
          </table:table-cell>
          <table:table-cell table:style-name="ce3"/>
          <table:table-cell office:value-type="string" table:style-name="ce3">
            <text:p>Donor</text:p>
          </table:table-cell>
          <table:table-cell office:value-type="date" office:date-value="2015-02-10T15:27:00" table:style-name="ce4">
            <text:p>10-Feb-2015</text:p>
          </table:table-cell>
          <table:table-cell office:value-type="date" office:date-value="2015-02-10T15:27:00" table:style-name="ce4">
            <text:p>10-Feb-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Canada</text:p>
          </table:table-cell>
          <table:table-cell office:value-type="string" table:style-name="ce3">
            <text:p>Adventist Development and Relief Agency<text: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90608" table:style-name="ce3">
            <text:p>690,608</text:p>
          </table:table-cell>
          <table:table-cell office:value-type="float" office:value="0" table:style-name="ce3">
            <text:p>0</text:p>
          </table:table-cell>
          <table:table-cell office:value-type="string" table:style-name="ce3">
            <text:p>Provision of protection to conflict-affected individuals, safe drinking water, sanitation and hygiene kits (D001506)</text:p>
            <text:p/>
          </table:table-cell>
          <table:table-cell office:value-type="float" office:value="750000" table:style-name="ce3">
            <text:p>750,000</text:p>
          </table:table-cell>
          <table:table-cell office:value-type="string" table:style-name="ce3">
            <text:p>CAD</text:p>
          </table:table-cell>
          <table:table-cell office:value-type="date" office:date-value="2014-09-12T00:00:00" table:style-name="ce4">
            <text:p>12-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Canada</text:p>
          </table:table-cell>
          <table:table-cell office:value-type="string" table:style-name="ce3">
            <text:p>Canada</text:p>
          </table:table-cell>
          <table:table-cell office:value-type="string" table:style-name="ce3">
            <text:p>Adventist Development and Relief Agency<text:s/></text:p>
          </table:table-cell>
          <table:table-cell office:value-type="string" table:style-name="ce3">
            <text:p>NGOs</text:p>
          </table:table-cell>
          <table:table-cell office:value-type="string" table:style-name="ce3">
            <text:p>ADRA<tex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192" table:style-name="ce3">
            <text:p>218,192</text:p>
          </table:table-cell>
          <table:table-cell table:style-name="ce3"/>
          <table:table-cell office:value-type="string" table:style-name="ce3">
            <text:p>Donor</text:p>
          </table:table-cell>
          <table:table-cell office:value-type="date" office:date-value="2014-09-22T10:53:00" table:style-name="ce4">
            <text:p>22-Sep-2014</text:p>
          </table:table-cell>
          <table:table-cell office:value-type="date" office:date-value="2014-09-22T10:53:00" table:style-name="ce4">
            <text:p>22-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Canada</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90608" table:style-name="ce3">
            <text:p>690,608</text:p>
          </table:table-cell>
          <table:table-cell office:value-type="float" office:value="0" table:style-name="ce3">
            <text:p>0</text:p>
          </table:table-cell>
          <table:table-cell office:value-type="string" table:style-name="ce3">
            <text:p>ICRC Budget Extension - Ukraine (D001505)</text:p>
            <text:p/>
          </table:table-cell>
          <table:table-cell office:value-type="float" office:value="750000" table:style-name="ce3">
            <text:p>750,000</text:p>
          </table:table-cell>
          <table:table-cell office:value-type="string" table:style-name="ce3">
            <text:p>CAD</text:p>
          </table:table-cell>
          <table:table-cell office:value-type="date" office:date-value="2014-09-12T00:00:00" table:style-name="ce4">
            <text:p>12-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Canada</text:p>
          </table:table-cell>
          <table:table-cell office:value-type="string" table:style-name="ce3">
            <text:p>Canada</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193" table:style-name="ce3">
            <text:p>218,193</text:p>
          </table:table-cell>
          <table:table-cell table:style-name="ce3"/>
          <table:table-cell office:value-type="string" table:style-name="ce3">
            <text:p>Donor</text:p>
          </table:table-cell>
          <table:table-cell office:value-type="date" office:date-value="2014-09-22T10:55:00" table:style-name="ce4">
            <text:p>22-Sep-2014</text:p>
          </table:table-cell>
          <table:table-cell office:value-type="date" office:date-value="2014-09-22T10:55:00" table:style-name="ce4">
            <text:p>22-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Canada</text:p>
          </table:table-cell>
          <table:table-cell office:value-type="string" table:style-name="ce3">
            <text:p>Office for the Coordination of Humanitarian Affair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91/119</text:p>
          </table:table-cell>
          <table:table-cell office:value-type="string" table:style-name="ce3">
            <text:p>Coordination and Support Services (OCHA)</text:p>
          </table:table-cell>
          <table:table-cell office:value-type="float" office:value="2014" table:style-name="ce5">
            <text:p>2014</text:p>
          </table:table-cell>
          <table:table-cell office:value-type="float" office:value="92081" table:style-name="ce3">
            <text:p>92,081</text:p>
          </table:table-cell>
          <table:table-cell office:value-type="float" office:value="0" table:style-name="ce3">
            <text:p>0</text:p>
          </table:table-cell>
          <table:table-cell office:value-type="string" table:style-name="ce3">
            <text:p>Humanitarian Advisory Team for Ukraine (D001510)</text:p>
            <text:p/>
          </table:table-cell>
          <table:table-cell office:value-type="float" office:value="100000" table:style-name="ce3">
            <text:p>100,000</text:p>
          </table:table-cell>
          <table:table-cell office:value-type="string" table:style-name="ce3">
            <text:p>CAD</text:p>
          </table:table-cell>
          <table:table-cell office:value-type="date" office:date-value="2014-09-12T00:00:00" table:style-name="ce4">
            <text:p>12-Sep-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Canada</text:p>
          </table:table-cell>
          <table:table-cell office:value-type="string" table:style-name="ce3">
            <text:p>Canada</text:p>
          </table:table-cell>
          <table:table-cell office:value-type="string" table:style-name="ce3">
            <text:p>Office for the Coordination of Humanitarian Affairs</text:p>
          </table:table-cell>
          <table:table-cell office:value-type="string" table:style-name="ce3">
            <text:p>UN Agencies</text:p>
          </table:table-cell>
          <table:table-cell office:value-type="string" table:style-name="ce3">
            <text:p>OCHA</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452" table:style-name="ce3">
            <text:p>218,452</text:p>
          </table:table-cell>
          <table:table-cell table:style-name="ce3"/>
          <table:table-cell office:value-type="string" table:style-name="ce3">
            <text:p>Donor</text:p>
          </table:table-cell>
          <table:table-cell office:value-type="date" office:date-value="2014-12-11T17:16:00" table:style-name="ce4">
            <text:p>11-Dec-2014</text:p>
          </table:table-cell>
          <table:table-cell office:value-type="date" office:date-value="2014-09-26T16:31:00" table:style-name="ce4">
            <text:p>26-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043890" table:style-name="ce3">
            <text:p>1,043,89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Canada</text:p>
          </table:table-cell>
          <table:table-cell office:value-type="string" table:style-name="ce3">
            <text:p>Save the Children<text: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68324" table:style-name="ce3">
            <text:p>368,324</text:p>
          </table:table-cell>
          <table:table-cell office:value-type="float" office:value="0" table:style-name="ce3">
            <text:p>0</text:p>
          </table:table-cell>
          <table:table-cell office:value-type="string" table:style-name="ce3">
            <text:p>Provision of emergency child protection services, family-tracing and reunification, water, sanitation and hygiene, psychosocial and educational support (D001509)</text:p>
            <text:p/>
          </table:table-cell>
          <table:table-cell office:value-type="float" office:value="400000" table:style-name="ce3">
            <text:p>400,000</text:p>
          </table:table-cell>
          <table:table-cell office:value-type="string" table:style-name="ce3">
            <text:p>CAD</text:p>
          </table:table-cell>
          <table:table-cell office:value-type="date" office:date-value="2014-09-12T00:00:00" table:style-name="ce4">
            <text:p>12-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Canada</text:p>
          </table:table-cell>
          <table:table-cell office:value-type="string" table:style-name="ce3">
            <text:p>Canada</text:p>
          </table:table-cell>
          <table:table-cell office:value-type="string" table:style-name="ce3">
            <text:p>Save the Children<text:s/></text:p>
          </table:table-cell>
          <table:table-cell office:value-type="string" table:style-name="ce3">
            <text:p>NGOs</text:p>
          </table:table-cell>
          <table:table-cell office:value-type="string" table:style-name="ce3">
            <text:p>SC<tex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195" table:style-name="ce3">
            <text:p>218,195</text:p>
          </table:table-cell>
          <table:table-cell table:style-name="ce3"/>
          <table:table-cell office:value-type="string" table:style-name="ce3">
            <text:p>Donor</text:p>
          </table:table-cell>
          <table:table-cell office:value-type="date" office:date-value="2014-09-22T10:58:00" table:style-name="ce4">
            <text:p>22-Sep-2014</text:p>
          </table:table-cell>
          <table:table-cell office:value-type="date" office:date-value="2014-09-22T10:58:00" table:style-name="ce4">
            <text:p>22-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Canada</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368324" table:style-name="ce3">
            <text:p>368,324</text:p>
          </table:table-cell>
          <table:table-cell office:value-type="float" office:value="0" table:style-name="ce3">
            <text:p>0</text:p>
          </table:table-cell>
          <table:table-cell office:value-type="string" table:style-name="ce3">
            <text:p>Preliminary Response Plan (D001508)</text:p>
          </table:table-cell>
          <table:table-cell office:value-type="float" office:value="400000" table:style-name="ce3">
            <text:p>400,000</text:p>
          </table:table-cell>
          <table:table-cell office:value-type="string" table:style-name="ce3">
            <text:p>CAD</text:p>
          </table:table-cell>
          <table:table-cell office:value-type="date" office:date-value="2014-09-12T00:00:00" table:style-name="ce4">
            <text:p>12-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Canada</text:p>
          </table:table-cell>
          <table:table-cell office:value-type="string" table:style-name="ce3">
            <text:p>Canada</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196" table:style-name="ce3">
            <text:p>218,196</text:p>
          </table:table-cell>
          <table:table-cell table:style-name="ce3"/>
          <table:table-cell office:value-type="string" table:style-name="ce3">
            <text:p>Donor</text:p>
          </table:table-cell>
          <table:table-cell office:value-type="date" office:date-value="2015-01-20T16:15:00" table:style-name="ce4">
            <text:p>20-Jan-2015</text:p>
          </table:table-cell>
          <table:table-cell office:value-type="date" office:date-value="2014-09-22T11:00:00" table:style-name="ce4">
            <text:p>22-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Canada</text:p>
          </table:table-cell>
          <table:table-cell office:value-type="string" table:style-name="ce3">
            <text:p>World Health Organization</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H/75075/122</text:p>
          </table:table-cell>
          <table:table-cell office:value-type="string" table:style-name="ce3">
            <text:p>Health Sector</text:p>
          </table:table-cell>
          <table:table-cell office:value-type="float" office:value="2014" table:style-name="ce5">
            <text:p>2014</text:p>
          </table:table-cell>
          <table:table-cell office:value-type="float" office:value="536193" table:style-name="ce3">
            <text:p>536,193</text:p>
          </table:table-cell>
          <table:table-cell office:value-type="float" office:value="0" table:style-name="ce3">
            <text:p>0</text:p>
          </table:table-cell>
          <table:table-cell office:value-type="string" table:style-name="ce3">
            <text:p>Preliminary Response Plan (D001507)</text:p>
          </table:table-cell>
          <table:table-cell office:value-type="float" office:value="600000" table:style-name="ce3">
            <text:p>600,000</text:p>
          </table:table-cell>
          <table:table-cell office:value-type="string" table:style-name="ce3">
            <text:p>CAD</text:p>
          </table:table-cell>
          <table:table-cell office:value-type="date" office:date-value="2014-09-12T00:00:00" table:style-name="ce4">
            <text:p>12-Sep-2014</text:p>
          </table:table-cell>
          <table:table-cell office:value-type="string" table:style-name="ce3">
            <text:p>Health</text:p>
          </table:table-cell>
          <table:table-cell office:value-type="string" table:style-name="ce3">
            <text:p>HEALTH</text:p>
          </table:table-cell>
          <table:table-cell office:value-type="string" table:style-name="ce3">
            <text:p>Ukraine</text:p>
          </table:table-cell>
          <table:table-cell office:value-type="string" table:style-name="ce3">
            <text:p>Paid contribution</text:p>
          </table:table-cell>
          <table:table-cell office:value-type="string" table:style-name="ce3">
            <text:p>Canada</text:p>
          </table:table-cell>
          <table:table-cell office:value-type="string" table:style-name="ce3">
            <text:p>Canada</text:p>
          </table:table-cell>
          <table:table-cell office:value-type="string" table:style-name="ce3">
            <text:p>World Health Organization</text:p>
          </table:table-cell>
          <table:table-cell office:value-type="string" table:style-name="ce3">
            <text:p>UN Agencies</text:p>
          </table:table-cell>
          <table:table-cell office:value-type="string" table:style-name="ce3">
            <text:p>WHO</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194" table:style-name="ce3">
            <text:p>218,194</text:p>
          </table:table-cell>
          <table:table-cell table:style-name="ce3"/>
          <table:table-cell office:value-type="string" table:style-name="ce3">
            <text:p>Donor and Agency</text:p>
          </table:table-cell>
          <table:table-cell office:value-type="date" office:date-value="2015-01-30T14:47:00" table:style-name="ce4">
            <text:p>30-Jan-2015</text:p>
          </table:table-cell>
          <table:table-cell office:value-type="date" office:date-value="2014-09-22T10:57:00" table:style-name="ce4">
            <text:p>22-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7740000" table:style-name="ce3">
            <text:p>7,74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Central Emergency Response Fund</text:p>
          </table:table-cell>
          <table:table-cell office:value-type="string" table:style-name="ce3">
            <text:p>International Organization for Migration</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F/75081/298</text:p>
          </table:table-cell>
          <table:table-cell office:value-type="string" table:style-name="ce3">
            <text:p>Shelter Sector (IOM)</text:p>
          </table:table-cell>
          <table:table-cell office:value-type="float" office:value="2014" table:style-name="ce5">
            <text:p>2014</text:p>
          </table:table-cell>
          <table:table-cell office:value-type="float" office:value="300000" table:style-name="ce3">
            <text:p>300,000</text:p>
          </table:table-cell>
          <table:table-cell office:value-type="float" office:value="0" table:style-name="ce3">
            <text:p>0</text:p>
          </table:table-cell>
          <table:table-cell office:value-type="string" table:style-name="ce3">
            <text:p>Winterization assistance for Ukrainian IDPs and returnees</text:p>
          </table:table-cell>
          <table:table-cell office:value-type="string" table:style-name="ce3">
            <text:p/>
          </table:table-cell>
          <table:table-cell office:value-type="string" table:style-name="ce3">
            <text:p>USD</text:p>
          </table:table-cell>
          <table:table-cell office:value-type="date" office:date-value="2014-10-03T00:00:00" table:style-name="ce4">
            <text:p>3-Oct-2014</text:p>
          </table:table-cell>
          <table:table-cell office:value-type="string" table:style-name="ce3">
            <text:p>Shelter and NFIs</text:p>
          </table:table-cell>
          <table:table-cell office:value-type="string" table:style-name="ce3">
            <text:p>SHELTER AND NON-FOOD ITEMS</text:p>
          </table:table-cell>
          <table:table-cell office:value-type="string" table:style-name="ce3">
            <text:p>Ukraine</text:p>
          </table:table-cell>
          <table:table-cell office:value-type="string" table:style-name="ce3">
            <text:p>Paid contribution</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International Organization for Migration</text:p>
          </table:table-cell>
          <table:table-cell office:value-type="string" table:style-name="ce3">
            <text:p>UN Agencies</text:p>
          </table:table-cell>
          <table:table-cell office:value-type="string" table:style-name="ce3">
            <text:p>IOM</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788" table:style-name="ce3">
            <text:p>218,788</text:p>
          </table:table-cell>
          <table:table-cell table:style-name="ce3"/>
          <table:table-cell office:value-type="string" table:style-name="ce3">
            <text:p>Donor and Agency</text:p>
          </table:table-cell>
          <table:table-cell office:value-type="date" office:date-value="2015-02-19T11:08:00" table:style-name="ce4">
            <text:p>19-Feb-2015</text:p>
          </table:table-cell>
          <table:table-cell office:value-type="date" office:date-value="2014-10-07T10:48:00" table:style-name="ce4">
            <text:p>7-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620000" table:style-name="ce3">
            <text:p>1,62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Central Emergency Response Fund</text:p>
          </table:table-cell>
          <table:table-cell office:value-type="string" table:style-name="ce3">
            <text:p>Office of the High Commissioner for Human Right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86/5025</text:p>
          </table:table-cell>
          <table:table-cell office:value-type="string" table:style-name="ce3">
            <text:p>Protection - Human Rights (OHCHR)</text:p>
          </table:table-cell>
          <table:table-cell office:value-type="float" office:value="2014" table:style-name="ce5">
            <text:p>2014</text:p>
          </table:table-cell>
          <table:table-cell office:value-type="float" office:value="234779" table:style-name="ce3">
            <text:p>234,779</text:p>
          </table:table-cell>
          <table:table-cell office:value-type="float" office:value="0" table:style-name="ce3">
            <text:p>0</text:p>
          </table:table-cell>
          <table:table-cell office:value-type="string" table:style-name="ce3">
            <text:p>Monitoring, protection and redress related to violations of human rights of IDPs and other population affected by the crisis in the east of Ukraine</text:p>
          </table:table-cell>
          <table:table-cell office:value-type="string" table:style-name="ce3">
            <text:p/>
          </table:table-cell>
          <table:table-cell office:value-type="string" table:style-name="ce3">
            <text:p>USD</text:p>
          </table:table-cell>
          <table:table-cell office:value-type="date" office:date-value="2014-10-01T00:00:00" table:style-name="ce4">
            <text:p>1-Oct-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Office of the High Commissioner for Human Rights</text:p>
          </table:table-cell>
          <table:table-cell office:value-type="string" table:style-name="ce3">
            <text:p>UN Agencies</text:p>
          </table:table-cell>
          <table:table-cell office:value-type="string" table:style-name="ce3">
            <text:p>OHCH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656" table:style-name="ce3">
            <text:p>218,656</text:p>
          </table:table-cell>
          <table:table-cell table:style-name="ce3"/>
          <table:table-cell office:value-type="string" table:style-name="ce3">
            <text:p>Donor</text:p>
          </table:table-cell>
          <table:table-cell office:value-type="date" office:date-value="2014-12-11T17:17:00" table:style-name="ce4">
            <text:p>11-Dec-2014</text:p>
          </table:table-cell>
          <table:table-cell office:value-type="date" office:date-value="2014-10-02T09:39:00" table:style-name="ce4">
            <text:p>2-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92396" table:style-name="ce3">
            <text:p>192,396</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Central Emergency Response Fund</text:p>
          </table:table-cell>
          <table:table-cell office:value-type="string" table:style-name="ce3">
            <text:p>United Nations Children's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78/124</text:p>
          </table:table-cell>
          <table:table-cell office:value-type="string" table:style-name="ce3">
            <text:p>WASH - Education Sectors - Child Protection <text:s/>(UNICEF)</text:p>
          </table:table-cell>
          <table:table-cell office:value-type="float" office:value="2014" table:style-name="ce5">
            <text:p>2014</text:p>
          </table:table-cell>
          <table:table-cell office:value-type="float" office:value="155000" table:style-name="ce3">
            <text:p>155,000</text:p>
          </table:table-cell>
          <table:table-cell office:value-type="float" office:value="0" table:style-name="ce3">
            <text:p>0</text:p>
          </table:table-cell>
          <table:table-cell office:value-type="string" table:style-name="ce3">
            <text:p>Delivery of primary health care services through emergency mobile units in IDP concentration areas</text:p>
          </table:table-cell>
          <table:table-cell office:value-type="string" table:style-name="ce3">
            <text:p/>
          </table:table-cell>
          <table:table-cell office:value-type="string" table:style-name="ce3">
            <text:p>USD</text:p>
          </table:table-cell>
          <table:table-cell office:value-type="date" office:date-value="2014-10-01T00:00:00" table:style-name="ce4">
            <text:p>1-Oct-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United Nations Children's Fund</text:p>
          </table:table-cell>
          <table:table-cell office:value-type="string" table:style-name="ce3">
            <text:p>UN Agencies</text:p>
          </table:table-cell>
          <table:table-cell office:value-type="string" table:style-name="ce3">
            <text:p>UNICE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660" table:style-name="ce3">
            <text:p>218,660</text:p>
          </table:table-cell>
          <table:table-cell table:style-name="ce3"/>
          <table:table-cell office:value-type="string" table:style-name="ce3">
            <text:p>Donor</text:p>
          </table:table-cell>
          <table:table-cell office:value-type="date" office:date-value="2015-01-20T16:12:00" table:style-name="ce4">
            <text:p>20-Jan-2015</text:p>
          </table:table-cell>
          <table:table-cell office:value-type="date" office:date-value="2014-10-02T09:41:00" table:style-name="ce4">
            <text:p>2-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2980700" table:style-name="ce3">
            <text:p>2,980,7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Central Emergency Response Fund</text:p>
          </table:table-cell>
          <table:table-cell office:value-type="string" table:style-name="ce3">
            <text:p>United Nations Children's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78/124</text:p>
          </table:table-cell>
          <table:table-cell office:value-type="string" table:style-name="ce3">
            <text:p>WASH - Education Sectors - Child Protection <text:s/>(UNICEF)</text:p>
          </table:table-cell>
          <table:table-cell office:value-type="float" office:value="2014" table:style-name="ce5">
            <text:p>2014</text:p>
          </table:table-cell>
          <table:table-cell office:value-type="float" office:value="599481" table:style-name="ce3">
            <text:p>599,481</text:p>
          </table:table-cell>
          <table:table-cell office:value-type="float" office:value="0" table:style-name="ce3">
            <text:p>0</text:p>
          </table:table-cell>
          <table:table-cell office:value-type="string" table:style-name="ce3">
            <text:p>Girls, boys and women have protected and reliable access to sufficient, safe water, sanitation and hygiene facilities</text:p>
          </table:table-cell>
          <table:table-cell office:value-type="string" table:style-name="ce3">
            <text:p/>
          </table:table-cell>
          <table:table-cell office:value-type="string" table:style-name="ce3">
            <text:p>USD</text:p>
          </table:table-cell>
          <table:table-cell office:value-type="date" office:date-value="2014-09-29T00:00:00" table:style-name="ce4">
            <text:p>29-Sep-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United Nations Children's Fund</text:p>
          </table:table-cell>
          <table:table-cell office:value-type="string" table:style-name="ce3">
            <text:p>UN Agencies</text:p>
          </table:table-cell>
          <table:table-cell office:value-type="string" table:style-name="ce3">
            <text:p>UNICE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524" table:style-name="ce3">
            <text:p>218,524</text:p>
          </table:table-cell>
          <table:table-cell table:style-name="ce3"/>
          <table:table-cell office:value-type="string" table:style-name="ce3">
            <text:p>Donor</text:p>
          </table:table-cell>
          <table:table-cell office:value-type="date" office:date-value="2014-12-11T17:14:00" table:style-name="ce4">
            <text:p>11-Dec-2014</text:p>
          </table:table-cell>
          <table:table-cell office:value-type="date" office:date-value="2014-09-30T09:33:00" table:style-name="ce4">
            <text:p>30-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2980700" table:style-name="ce3">
            <text:p>2,980,7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Central Emergency Response Fund</text:p>
          </table:table-cell>
          <table:table-cell office:value-type="string" table:style-name="ce3">
            <text:p>United Nations Children's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78/124</text:p>
          </table:table-cell>
          <table:table-cell office:value-type="string" table:style-name="ce3">
            <text:p>WASH - Education Sectors - Child Protection <text:s/>(UNICEF)</text:p>
          </table:table-cell>
          <table:table-cell office:value-type="float" office:value="2014" table:style-name="ce5">
            <text:p>2014</text:p>
          </table:table-cell>
          <table:table-cell office:value-type="float" office:value="88329" table:style-name="ce3">
            <text:p>88,329</text:p>
          </table:table-cell>
          <table:table-cell office:value-type="float" office:value="0" table:style-name="ce3">
            <text:p>0</text:p>
          </table:table-cell>
          <table:table-cell office:value-type="string" table:style-name="ce3">
            <text:p>Monitoring, protection and redress related to violations of human rights in conflict areas and areas of displacement</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United Nations Children's Fund</text:p>
          </table:table-cell>
          <table:table-cell office:value-type="string" table:style-name="ce3">
            <text:p>UN Agencies</text:p>
          </table:table-cell>
          <table:table-cell office:value-type="string" table:style-name="ce3">
            <text:p>UNICE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601" table:style-name="ce3">
            <text:p>218,601</text:p>
          </table:table-cell>
          <table:table-cell table:style-name="ce3"/>
          <table:table-cell office:value-type="string" table:style-name="ce3">
            <text:p>Donor</text:p>
          </table:table-cell>
          <table:table-cell office:value-type="date" office:date-value="2014-12-11T17:14:00" table:style-name="ce4">
            <text:p>11-Dec-2014</text:p>
          </table:table-cell>
          <table:table-cell office:value-type="date" office:date-value="2014-10-01T14:00:00" table:style-name="ce4">
            <text:p>1-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2980700" table:style-name="ce3">
            <text:p>2,980,7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Central Emergency Response Fund</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794575" table:style-name="ce3">
            <text:p>794,575</text:p>
          </table:table-cell>
          <table:table-cell office:value-type="float" office:value="0" table:style-name="ce3">
            <text:p>0</text:p>
          </table:table-cell>
          <table:table-cell office:value-type="string" table:style-name="ce3">
            <text:p>Winterization assistance for Ukrainian IDPs and returnees</text:p>
          </table:table-cell>
          <table:table-cell office:value-type="string" table:style-name="ce3">
            <text:p/>
          </table:table-cell>
          <table:table-cell office:value-type="string" table:style-name="ce3">
            <text:p>USD</text:p>
          </table:table-cell>
          <table:table-cell office:value-type="date" office:date-value="2014-10-03T00:00:00" table:style-name="ce4">
            <text:p>3-Oct-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786" table:style-name="ce3">
            <text:p>218,786</text:p>
          </table:table-cell>
          <table:table-cell table:style-name="ce3"/>
          <table:table-cell office:value-type="string" table:style-name="ce3">
            <text:p>Donor</text:p>
          </table:table-cell>
          <table:table-cell office:value-type="date" office:date-value="2014-12-11T17:07:00" table:style-name="ce4">
            <text:p>11-Dec-2014</text:p>
          </table:table-cell>
          <table:table-cell office:value-type="date" office:date-value="2014-10-07T10:47:00" table:style-name="ce4">
            <text:p>7-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Central Emergency Response Fund</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280001" table:style-name="ce3">
            <text:p>280,001</text:p>
          </table:table-cell>
          <table:table-cell office:value-type="float" office:value="0" table:style-name="ce3">
            <text:p>0</text:p>
          </table:table-cell>
          <table:table-cell office:value-type="string" table:style-name="ce3">
            <text:p>Monitoring, protection and redress related to violations of human rights in conflict areas and areas of displacement</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603" table:style-name="ce3">
            <text:p>218,603</text:p>
          </table:table-cell>
          <table:table-cell table:style-name="ce3"/>
          <table:table-cell office:value-type="string" table:style-name="ce3">
            <text:p>Donor</text:p>
          </table:table-cell>
          <table:table-cell office:value-type="date" office:date-value="2014-12-11T17:07:00" table:style-name="ce4">
            <text:p>11-Dec-2014</text:p>
          </table:table-cell>
          <table:table-cell office:value-type="date" office:date-value="2014-10-01T14:01:00" table:style-name="ce4">
            <text:p>1-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Central Emergency Response Fund</text:p>
          </table:table-cell>
          <table:table-cell office:value-type="string" table:style-name="ce3">
            <text:p>United Nations Population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ER/75085/1171</text:p>
          </table:table-cell>
          <table:table-cell office:value-type="string" table:style-name="ce3">
            <text:p>Early Recovery and livelihoods (UNFPA)</text:p>
          </table:table-cell>
          <table:table-cell office:value-type="float" office:value="2014" table:style-name="ce5">
            <text:p>2014</text:p>
          </table:table-cell>
          <table:table-cell office:value-type="float" office:value="154725" table:style-name="ce3">
            <text:p>154,725</text:p>
          </table:table-cell>
          <table:table-cell office:value-type="float" office:value="0" table:style-name="ce3">
            <text:p>0</text:p>
          </table:table-cell>
          <table:table-cell office:value-type="string" table:style-name="ce3">
            <text:p>Delivery of primary health care services through emergency mobile units in IDP concentration areas</text:p>
          </table:table-cell>
          <table:table-cell office:value-type="string" table:style-name="ce3">
            <text:p/>
          </table:table-cell>
          <table:table-cell office:value-type="string" table:style-name="ce3">
            <text:p>USD</text:p>
          </table:table-cell>
          <table:table-cell office:value-type="date" office:date-value="2014-10-01T00:00:00" table:style-name="ce4">
            <text:p>1-Oct-2014</text:p>
          </table:table-cell>
          <table:table-cell office:value-type="string" table:style-name="ce3">
            <text:p>Early Recovery and Livelihoods</text:p>
          </table:table-cell>
          <table:table-cell office:value-type="string" table:style-name="ce3">
            <text:p>ECONOMIC RECOVERY AND INFRASTRUCTURE</text:p>
          </table:table-cell>
          <table:table-cell office:value-type="string" table:style-name="ce3">
            <text:p>Ukraine</text:p>
          </table:table-cell>
          <table:table-cell office:value-type="string" table:style-name="ce3">
            <text:p>Commitment</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United Nations Population Fund</text:p>
          </table:table-cell>
          <table:table-cell office:value-type="string" table:style-name="ce3">
            <text:p>UN Agencies</text:p>
          </table:table-cell>
          <table:table-cell office:value-type="string" table:style-name="ce3">
            <text:p>UNFPA</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658" table:style-name="ce3">
            <text:p>218,658</text:p>
          </table:table-cell>
          <table:table-cell table:style-name="ce3"/>
          <table:table-cell office:value-type="string" table:style-name="ce3">
            <text:p>Donor</text:p>
          </table:table-cell>
          <table:table-cell office:value-type="date" office:date-value="2015-01-20T16:17:00" table:style-name="ce4">
            <text:p>20-Jan-2015</text:p>
          </table:table-cell>
          <table:table-cell office:value-type="date" office:date-value="2014-10-02T09:40:00" table:style-name="ce4">
            <text:p>2-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466500" table:style-name="ce3">
            <text:p>466,5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Central Emergency Response Fund</text:p>
          </table:table-cell>
          <table:table-cell office:value-type="string" table:style-name="ce3">
            <text:p>World Food Programme</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F/75088/561</text:p>
          </table:table-cell>
          <table:table-cell office:value-type="string" table:style-name="ce3">
            <text:p>Food Sector</text:p>
          </table:table-cell>
          <table:table-cell office:value-type="float" office:value="2014" table:style-name="ce5">
            <text:p>2014</text:p>
          </table:table-cell>
          <table:table-cell office:value-type="float" office:value="867849" table:style-name="ce3">
            <text:p>867,849</text:p>
          </table:table-cell>
          <table:table-cell office:value-type="float" office:value="0" table:style-name="ce3">
            <text:p>0</text:p>
          </table:table-cell>
          <table:table-cell office:value-type="string" table:style-name="ce3">
            <text:p>Lifesaving emergency food assistance to the civilians affected by the fighting in eastern Ukraine</text:p>
          </table:table-cell>
          <table:table-cell office:value-type="string" table:style-name="ce3">
            <text:p/>
          </table:table-cell>
          <table:table-cell office:value-type="string" table:style-name="ce3">
            <text:p>USD</text:p>
          </table:table-cell>
          <table:table-cell office:value-type="date" office:date-value="2014-09-26T00:00:00" table:style-name="ce4">
            <text:p>26-Sep-2014</text:p>
          </table:table-cell>
          <table:table-cell office:value-type="string" table:style-name="ce3">
            <text:p>Food Security and Nutrition</text:p>
          </table:table-cell>
          <table:table-cell office:value-type="string" table:style-name="ce3">
            <text:p>FOOD</text:p>
          </table:table-cell>
          <table:table-cell office:value-type="string" table:style-name="ce3">
            <text:p>Ukraine</text:p>
          </table:table-cell>
          <table:table-cell office:value-type="string" table:style-name="ce3">
            <text:p>Paid contribution</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World Food Programme</text:p>
          </table:table-cell>
          <table:table-cell office:value-type="string" table:style-name="ce3">
            <text:p>UN Agencies</text:p>
          </table:table-cell>
          <table:table-cell office:value-type="string" table:style-name="ce3">
            <text:p>WFP</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408" table:style-name="ce3">
            <text:p>218,408</text:p>
          </table:table-cell>
          <table:table-cell table:style-name="ce3"/>
          <table:table-cell office:value-type="string" table:style-name="ce3">
            <text:p>Donor</text:p>
          </table:table-cell>
          <table:table-cell office:value-type="date" office:date-value="2015-02-10T12:23:00" table:style-name="ce4">
            <text:p>10-Feb-2015</text:p>
          </table:table-cell>
          <table:table-cell office:value-type="date" office:date-value="2014-09-26T09:43:00" table:style-name="ce4">
            <text:p>26-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5500000" table:style-name="ce3">
            <text:p>5,50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Central Emergency Response Fund</text:p>
          </table:table-cell>
          <table:table-cell office:value-type="string" table:style-name="ce3">
            <text:p>World Health Organization</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H/75075/122</text:p>
          </table:table-cell>
          <table:table-cell office:value-type="string" table:style-name="ce3">
            <text:p>Health Sector</text:p>
          </table:table-cell>
          <table:table-cell office:value-type="float" office:value="2014" table:style-name="ce5">
            <text:p>2014</text:p>
          </table:table-cell>
          <table:table-cell office:value-type="float" office:value="500487" table:style-name="ce3">
            <text:p>500,487</text:p>
          </table:table-cell>
          <table:table-cell office:value-type="float" office:value="0" table:style-name="ce3">
            <text:p>0</text:p>
          </table:table-cell>
          <table:table-cell office:value-type="string" table:style-name="ce3">
            <text:p>Delivery of primary health care services through emergency mobile units in IDP concentration areas</text:p>
          </table:table-cell>
          <table:table-cell office:value-type="string" table:style-name="ce3">
            <text:p/>
          </table:table-cell>
          <table:table-cell office:value-type="string" table:style-name="ce3">
            <text:p>USD</text:p>
          </table:table-cell>
          <table:table-cell office:value-type="date" office:date-value="2014-10-01T00:00:00" table:style-name="ce4">
            <text:p>1-Oct-2014</text:p>
          </table:table-cell>
          <table:table-cell office:value-type="string" table:style-name="ce3">
            <text:p>Health</text:p>
          </table:table-cell>
          <table:table-cell office:value-type="string" table:style-name="ce3">
            <text:p>HEALTH</text:p>
          </table:table-cell>
          <table:table-cell office:value-type="string" table:style-name="ce3">
            <text:p>Ukraine</text:p>
          </table:table-cell>
          <table:table-cell office:value-type="string" table:style-name="ce3">
            <text:p>Paid contribution</text:p>
          </table:table-cell>
          <table:table-cell office:value-type="string" table:style-name="ce3">
            <text:p>Central Emergency Response Fund</text:p>
          </table:table-cell>
          <table:table-cell office:value-type="string" table:style-name="ce3">
            <text:p>Central Emergency Response Fund (CERF)</text:p>
          </table:table-cell>
          <table:table-cell office:value-type="string" table:style-name="ce3">
            <text:p>World Health Organization</text:p>
          </table:table-cell>
          <table:table-cell office:value-type="string" table:style-name="ce3">
            <text:p>UN Agencies</text:p>
          </table:table-cell>
          <table:table-cell office:value-type="string" table:style-name="ce3">
            <text:p>WHO</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654" table:style-name="ce3">
            <text:p>218,654</text:p>
          </table:table-cell>
          <table:table-cell table:style-name="ce3"/>
          <table:table-cell office:value-type="string" table:style-name="ce3">
            <text:p>Donor and Agency</text:p>
          </table:table-cell>
          <table:table-cell office:value-type="date" office:date-value="2014-12-11T17:18:00" table:style-name="ce4">
            <text:p>11-Dec-2014</text:p>
          </table:table-cell>
          <table:table-cell office:value-type="date" office:date-value="2014-10-02T09:38:00" table:style-name="ce4">
            <text:p>2-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7740000" table:style-name="ce3">
            <text:p>7,74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Czech Republic</text:p>
          </table:table-cell>
          <table:table-cell office:value-type="string" table:style-name="ce3">
            <text:p>Adventist Development and Relief Agency<text:s/></text:p>
          </table:table-cell>
          <table:table-cell office:value-type="string" table:style-name="ce3">
            <text:p>Ukraine 2015</text:p>
          </table:table-cell>
          <table:table-cell office:value-type="string" table:style-name="ce3">
            <text:p>Ukraine 2015</text:p>
          </table:table-cell>
          <table:table-cell office:value-type="string" table:style-name="ce3">
            <text:p>UKR-15/S-NF/78197/R/6579</text:p>
          </table:table-cell>
          <table:table-cell office:value-type="string" table:style-name="ce3">
            <text:p>Urgent Winter Assistance</text:p>
          </table:table-cell>
          <table:table-cell office:value-type="float" office:value="2015" table:style-name="ce5">
            <text:p>2015</text:p>
          </table:table-cell>
          <table:table-cell office:value-type="float" office:value="109938" table:style-name="ce3">
            <text:p>109,938</text:p>
          </table:table-cell>
          <table:table-cell office:value-type="float" office:value="0" table:style-name="ce3">
            <text:p>0</text:p>
          </table:table-cell>
          <table:table-cell office:value-type="string" table:style-name="ce3">
            <text:p>Urgent Winter Assistance <text:s/>(90014/2015-ORS)</text:p>
          </table:table-cell>
          <table:table-cell office:value-type="float" office:value="2500000" table:style-name="ce3">
            <text:p>2,500,000</text:p>
          </table:table-cell>
          <table:table-cell office:value-type="string" table:style-name="ce3">
            <text:p>CZK</text:p>
          </table:table-cell>
          <table:table-cell office:value-type="date" office:date-value="2015-01-06T00:00:00" table:style-name="ce4">
            <text:p>6-Jan-2015</text:p>
          </table:table-cell>
          <table:table-cell office:value-type="string" table:style-name="ce3">
            <text:p>Emergency Shelter/NFI</text:p>
          </table:table-cell>
          <table:table-cell office:value-type="string" table:style-name="ce3">
            <text:p>SHELTER AND NON-FOOD ITEMS</text:p>
          </table:table-cell>
          <table:table-cell office:value-type="string" table:style-name="ce3">
            <text:p>Ukraine</text:p>
          </table:table-cell>
          <table:table-cell office:value-type="string" table:style-name="ce3">
            <text:p>Commitment</text:p>
          </table:table-cell>
          <table:table-cell office:value-type="string" table:style-name="ce3">
            <text:p>Czech Republic</text:p>
          </table:table-cell>
          <table:table-cell office:value-type="string" table:style-name="ce3">
            <text:p>Czech Republic</text:p>
          </table:table-cell>
          <table:table-cell office:value-type="string" table:style-name="ce3">
            <text:p>Adventist Development and Relief Agency<text:s/></text:p>
          </table:table-cell>
          <table:table-cell office:value-type="string" table:style-name="ce3">
            <text:p>NGOs</text:p>
          </table:table-cell>
          <table:table-cell office:value-type="string" table:style-name="ce3">
            <text:p>ADRA<text:s/></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527" table:style-name="ce3">
            <text:p>223,527</text:p>
          </table:table-cell>
          <table:table-cell table:style-name="ce3"/>
          <table:table-cell office:value-type="string" table:style-name="ce3">
            <text:p>Donor</text:p>
          </table:table-cell>
          <table:table-cell office:value-type="date" office:date-value="2015-02-10T15:37:00" table:style-name="ce4">
            <text:p>10-Feb-2015</text:p>
          </table:table-cell>
          <table:table-cell office:value-type="date" office:date-value="2015-01-12T13:07:00" table:style-name="ce4">
            <text:p>12-Jan-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Czech Republic</text:p>
          </table:table-cell>
          <table:table-cell office:value-type="string" table:style-name="ce3">
            <text:p>CARITA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73855" table:style-name="ce3">
            <text:p>73,855</text:p>
          </table:table-cell>
          <table:table-cell office:value-type="float" office:value="0" table:style-name="ce3">
            <text:p>0</text:p>
          </table:table-cell>
          <table:table-cell office:value-type="string" table:style-name="ce3">
            <text:p>Urgent Assistance (Health and Medical) (96149/2014-ORS)</text:p>
          </table:table-cell>
          <table:table-cell office:value-type="float" office:value="1500000" table:style-name="ce3">
            <text:p>1,500,000</text:p>
          </table:table-cell>
          <table:table-cell office:value-type="string" table:style-name="ce3">
            <text:p>CZK</text:p>
          </table:table-cell>
          <table:table-cell office:value-type="date" office:date-value="2014-02-27T00:00:00" table:style-name="ce4">
            <text:p>27-Feb-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Czech Republic</text:p>
          </table:table-cell>
          <table:table-cell office:value-type="string" table:style-name="ce3">
            <text:p>Czech Republic</text:p>
          </table:table-cell>
          <table:table-cell office:value-type="string" table:style-name="ce3">
            <text:p>Caritas Germany (DCV)</text:p>
          </table:table-cell>
          <table:table-cell office:value-type="string" table:style-name="ce3">
            <text:p>NGOs</text:p>
          </table:table-cell>
          <table:table-cell office:value-type="string" table:style-name="ce3">
            <text:p>CARITA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093" table:style-name="ce3">
            <text:p>218,093</text:p>
          </table:table-cell>
          <table:table-cell table:style-name="ce3"/>
          <table:table-cell office:value-type="string" table:style-name="ce3">
            <text:p>Donor</text:p>
          </table:table-cell>
          <table:table-cell office:value-type="date" office:date-value="2014-09-18T11:44:00" table:style-name="ce4">
            <text:p>18-Sep-2014</text:p>
          </table:table-cell>
          <table:table-cell office:value-type="date" office:date-value="2014-09-18T11:44:00" table:style-name="ce4">
            <text:p>18-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Czech Republic</text:p>
          </table:table-cell>
          <table:table-cell office:value-type="string" table:style-name="ce3">
            <text:p>Czech Evang. Diacony</text:p>
          </table:table-cell>
          <table:table-cell office:value-type="string" table:style-name="ce3">
            <text:p>Ukraine 2015</text:p>
          </table:table-cell>
          <table:table-cell office:value-type="string" table:style-name="ce3">
            <text:p>Ukraine 2015</text:p>
          </table:table-cell>
          <table:table-cell office:value-type="string" table:style-name="ce3">
            <text:p>UKR-15/S-NF/78198/R/16207</text:p>
          </table:table-cell>
          <table:table-cell office:value-type="string" table:style-name="ce3">
            <text:p>Urgent Winter Assistence</text:p>
          </table:table-cell>
          <table:table-cell office:value-type="float" office:value="2015" table:style-name="ce5">
            <text:p>2015</text:p>
          </table:table-cell>
          <table:table-cell office:value-type="float" office:value="37752" table:style-name="ce3">
            <text:p>37,752</text:p>
          </table:table-cell>
          <table:table-cell office:value-type="float" office:value="0" table:style-name="ce3">
            <text:p>0</text:p>
          </table:table-cell>
          <table:table-cell office:value-type="string" table:style-name="ce3">
            <text:p>Urgent Winter Assistence <text:s/>(90014/2015-ORS)</text:p>
          </table:table-cell>
          <table:table-cell office:value-type="float" office:value="858478" table:style-name="ce3">
            <text:p>858,478</text:p>
          </table:table-cell>
          <table:table-cell office:value-type="string" table:style-name="ce3">
            <text:p>CZK</text:p>
          </table:table-cell>
          <table:table-cell office:value-type="date" office:date-value="2015-01-06T00:00:00" table:style-name="ce4">
            <text:p>6-Jan-2015</text:p>
          </table:table-cell>
          <table:table-cell office:value-type="string" table:style-name="ce3">
            <text:p>Emergency Shelter/NFI</text:p>
          </table:table-cell>
          <table:table-cell office:value-type="string" table:style-name="ce3">
            <text:p>SHELTER AND NON-FOOD ITEMS</text:p>
          </table:table-cell>
          <table:table-cell office:value-type="string" table:style-name="ce3">
            <text:p>Ukraine</text:p>
          </table:table-cell>
          <table:table-cell office:value-type="string" table:style-name="ce3">
            <text:p>Commitment</text:p>
          </table:table-cell>
          <table:table-cell office:value-type="string" table:style-name="ce3">
            <text:p>Czech Republic</text:p>
          </table:table-cell>
          <table:table-cell office:value-type="string" table:style-name="ce3">
            <text:p>Czech Republic</text:p>
          </table:table-cell>
          <table:table-cell office:value-type="string" table:style-name="ce3">
            <text:p>Czech Evang. Diacony</text:p>
          </table:table-cell>
          <table:table-cell office:value-type="string" table:style-name="ce3">
            <text:p>NGOs</text:p>
          </table:table-cell>
          <table:table-cell office:value-type="string" table:style-name="ce3">
            <text:p>Czech Evang. Diacony</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526" table:style-name="ce3">
            <text:p>223,526</text:p>
          </table:table-cell>
          <table:table-cell table:style-name="ce3"/>
          <table:table-cell office:value-type="string" table:style-name="ce3">
            <text:p>Donor</text:p>
          </table:table-cell>
          <table:table-cell office:value-type="date" office:date-value="2015-02-10T15:51:00" table:style-name="ce4">
            <text:p>10-Feb-2015</text:p>
          </table:table-cell>
          <table:table-cell office:value-type="date" office:date-value="2015-01-12T13:06:00" table:style-name="ce4">
            <text:p>12-Jan-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Czech Republic</text:p>
          </table:table-cell>
          <table:table-cell office:value-type="string" table:style-name="ce3">
            <text:p>Czech Red Cross</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81926" table:style-name="ce3">
            <text:p>81,926</text:p>
          </table:table-cell>
          <table:table-cell office:value-type="float" office:value="0" table:style-name="ce3">
            <text:p>0</text:p>
          </table:table-cell>
          <table:table-cell office:value-type="string" table:style-name="ce3">
            <text:p>Urgent Winter Assistence <text:s/>(90014/2015-ORS)</text:p>
          </table:table-cell>
          <table:table-cell office:value-type="float" office:value="1863000" table:style-name="ce3">
            <text:p>1,863,000</text:p>
          </table:table-cell>
          <table:table-cell office:value-type="string" table:style-name="ce3">
            <text:p>CZK</text:p>
          </table:table-cell>
          <table:table-cell office:value-type="date" office:date-value="2015-01-06T00:00:00" table:style-name="ce4">
            <text:p>6-Jan-2015</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Czech Republic</text:p>
          </table:table-cell>
          <table:table-cell office:value-type="string" table:style-name="ce3">
            <text:p>Czech Republic</text:p>
          </table:table-cell>
          <table:table-cell office:value-type="string" table:style-name="ce3">
            <text:p>Czech Red Cross</text:p>
          </table:table-cell>
          <table:table-cell office:value-type="string" table:style-name="ce3">
            <text:p>Red Cross / Red Crescent</text:p>
          </table:table-cell>
          <table:table-cell office:value-type="string" table:style-name="ce3">
            <text:p>Czech Republic 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525" table:style-name="ce3">
            <text:p>223,525</text:p>
          </table:table-cell>
          <table:table-cell table:style-name="ce3"/>
          <table:table-cell office:value-type="string" table:style-name="ce3">
            <text:p>Donor</text:p>
          </table:table-cell>
          <table:table-cell office:value-type="date" office:date-value="2015-01-12T13:05:00" table:style-name="ce4">
            <text:p>12-Jan-2015</text:p>
          </table:table-cell>
          <table:table-cell office:value-type="date" office:date-value="2015-01-12T13:05:00" table:style-name="ce4">
            <text:p>12-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Czech Republic</text:p>
          </table:table-cell>
          <table:table-cell office:value-type="string" table:style-name="ce3">
            <text:p>People in Need<text:s/></text:p>
          </table:table-cell>
          <table:table-cell office:value-type="string" table:style-name="ce3">
            <text:p>Ukraine 2015</text:p>
          </table:table-cell>
          <table:table-cell office:value-type="string" table:style-name="ce3">
            <text:p>Ukraine 2015</text:p>
          </table:table-cell>
          <table:table-cell office:value-type="string" table:style-name="ce3">
            <text:p>UKR-15/S-NF/78199/R/6686</text:p>
          </table:table-cell>
          <table:table-cell office:value-type="string" table:style-name="ce3">
            <text:p>Urgent Winter Assistence</text:p>
          </table:table-cell>
          <table:table-cell office:value-type="float" office:value="2015" table:style-name="ce5">
            <text:p>2015</text:p>
          </table:table-cell>
          <table:table-cell office:value-type="float" office:value="109938" table:style-name="ce3">
            <text:p>109,938</text:p>
          </table:table-cell>
          <table:table-cell office:value-type="float" office:value="0" table:style-name="ce3">
            <text:p>0</text:p>
          </table:table-cell>
          <table:table-cell office:value-type="string" table:style-name="ce3">
            <text:p>Urgent Winter Assistence <text:s/>(90014/2015-ORS)</text:p>
          </table:table-cell>
          <table:table-cell office:value-type="float" office:value="2500000" table:style-name="ce3">
            <text:p>2,500,000</text:p>
          </table:table-cell>
          <table:table-cell office:value-type="string" table:style-name="ce3">
            <text:p>CZK</text:p>
          </table:table-cell>
          <table:table-cell office:value-type="date" office:date-value="2015-01-06T00:00:00" table:style-name="ce4">
            <text:p>6-Jan-2015</text:p>
          </table:table-cell>
          <table:table-cell office:value-type="string" table:style-name="ce3">
            <text:p>Emergency Shelter/NFI</text:p>
          </table:table-cell>
          <table:table-cell office:value-type="string" table:style-name="ce3">
            <text:p>SHELTER AND NON-FOOD ITEMS</text:p>
          </table:table-cell>
          <table:table-cell office:value-type="string" table:style-name="ce3">
            <text:p>Ukraine</text:p>
          </table:table-cell>
          <table:table-cell office:value-type="string" table:style-name="ce3">
            <text:p>Commitment</text:p>
          </table:table-cell>
          <table:table-cell office:value-type="string" table:style-name="ce3">
            <text:p>Czech Republic</text:p>
          </table:table-cell>
          <table:table-cell office:value-type="string" table:style-name="ce3">
            <text:p>Czech Republic</text:p>
          </table:table-cell>
          <table:table-cell office:value-type="string" table:style-name="ce3">
            <text:p>People in Need<text:s/></text:p>
          </table:table-cell>
          <table:table-cell office:value-type="string" table:style-name="ce3">
            <text:p>NGOs</text:p>
          </table:table-cell>
          <table:table-cell office:value-type="string" table:style-name="ce3">
            <text:p>PIN</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524" table:style-name="ce3">
            <text:p>223,524</text:p>
          </table:table-cell>
          <table:table-cell table:style-name="ce3"/>
          <table:table-cell office:value-type="string" table:style-name="ce3">
            <text:p>Donor</text:p>
          </table:table-cell>
          <table:table-cell office:value-type="date" office:date-value="2015-02-10T15:54:00" table:style-name="ce4">
            <text:p>10-Feb-2015</text:p>
          </table:table-cell>
          <table:table-cell office:value-type="date" office:date-value="2015-01-12T13:03:00" table:style-name="ce4">
            <text:p>12-Jan-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Czech Republic</text:p>
          </table:table-cell>
          <table:table-cell office:value-type="string" table:style-name="ce3">
            <text:p>People in Need<text: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73855" table:style-name="ce3">
            <text:p>73,855</text:p>
          </table:table-cell>
          <table:table-cell office:value-type="float" office:value="0" table:style-name="ce3">
            <text:p>0</text:p>
          </table:table-cell>
          <table:table-cell office:value-type="string" table:style-name="ce3">
            <text:p>Urgent Assistance (Rehabilitation) (96149/2014-ORS)</text:p>
          </table:table-cell>
          <table:table-cell office:value-type="float" office:value="1500000" table:style-name="ce3">
            <text:p>1,500,000</text:p>
          </table:table-cell>
          <table:table-cell office:value-type="string" table:style-name="ce3">
            <text:p>CZK</text:p>
          </table:table-cell>
          <table:table-cell office:value-type="date" office:date-value="2014-02-27T00:00:00" table:style-name="ce4">
            <text:p>27-Feb-2014</text:p>
          </table:table-cell>
          <table:table-cell table:style-name="ce3"/>
          <table:table-cell office:value-type="string" table:style-name="ce3">
            <text:p>ECONOMIC RECOVERY AND INFRASTRUCTURE</text:p>
          </table:table-cell>
          <table:table-cell office:value-type="string" table:style-name="ce3">
            <text:p>Ukraine</text:p>
          </table:table-cell>
          <table:table-cell office:value-type="string" table:style-name="ce3">
            <text:p>Commitment</text:p>
          </table:table-cell>
          <table:table-cell office:value-type="string" table:style-name="ce3">
            <text:p>Czech Republic</text:p>
          </table:table-cell>
          <table:table-cell office:value-type="string" table:style-name="ce3">
            <text:p>Czech Republic</text:p>
          </table:table-cell>
          <table:table-cell office:value-type="string" table:style-name="ce3">
            <text:p>People in Need<text:s/></text:p>
          </table:table-cell>
          <table:table-cell office:value-type="string" table:style-name="ce3">
            <text:p>NGOs</text:p>
          </table:table-cell>
          <table:table-cell office:value-type="string" table:style-name="ce3">
            <text:p>PIN</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092" table:style-name="ce3">
            <text:p>218,092</text:p>
          </table:table-cell>
          <table:table-cell table:style-name="ce3"/>
          <table:table-cell office:value-type="string" table:style-name="ce3">
            <text:p>Donor</text:p>
          </table:table-cell>
          <table:table-cell office:value-type="date" office:date-value="2014-09-18T11:42:00" table:style-name="ce4">
            <text:p>18-Sep-2014</text:p>
          </table:table-cell>
          <table:table-cell office:value-type="date" office:date-value="2014-09-18T11:42:00" table:style-name="ce4">
            <text:p>18-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Czech Republic</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47393" table:style-name="ce3">
            <text:p>47,393</text:p>
          </table:table-cell>
          <table:table-cell office:value-type="float" office:value="0" table:style-name="ce3">
            <text:p>0</text:p>
          </table:table-cell>
          <table:table-cell office:value-type="string" table:style-name="ce3">
            <text:p>Shelter and Protection (UNHCR)</text:p>
          </table:table-cell>
          <table:table-cell office:value-type="string" table:style-name="ce3">
            <text:p/>
          </table:table-cell>
          <table:table-cell office:value-type="string" table:style-name="ce3">
            <text:p>USD</text:p>
          </table:table-cell>
          <table:table-cell office:value-type="date" office:date-value="2014-10-21T00:00:00" table:style-name="ce4">
            <text:p>21-Oct-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Czech Republic</text:p>
          </table:table-cell>
          <table:table-cell office:value-type="string" table:style-name="ce3">
            <text:p>Czech Republic</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774" table:style-name="ce3">
            <text:p>219,774</text:p>
          </table:table-cell>
          <table:table-cell table:style-name="ce3"/>
          <table:table-cell office:value-type="string" table:style-name="ce3">
            <text:p>Agency</text:p>
          </table:table-cell>
          <table:table-cell office:value-type="date" office:date-value="2014-12-11T17:00:00" table:style-name="ce4">
            <text:p>11-Dec-2014</text:p>
          </table:table-cell>
          <table:table-cell office:value-type="date" office:date-value="2014-10-27T11:37:00" table:style-name="ce4">
            <text:p>27-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3" table:visibility="filter">
          <table:table-cell office:value-type="string" table:style-name="ce3">
            <text:p>Denmark</text:p>
          </table:table-cell>
          <table:table-cell office:value-type="string" table:style-name="ce3">
            <text:p>Danish Refugee Council</text:p>
          </table:table-cell>
          <table:table-cell office:value-type="string" table:style-name="ce3">
            <text:p>Ukraine 2015</text:p>
          </table:table-cell>
          <table:table-cell office:value-type="string" table:style-name="ce3">
            <text:p>Ukraine 2015</text:p>
          </table:table-cell>
          <table:table-cell office:value-type="string" table:style-name="ce3">
            <text:p>UKR-15/P-HR-RL/78195/R/5181</text:p>
          </table:table-cell>
          <table:table-cell office:value-type="string" table:style-name="ce3">
            <text:p>Humanitarian assistance and protection of the most vulnerable in the conflict zones in East Ukraine</text:p>
          </table:table-cell>
          <table:table-cell office:value-type="float" office:value="2015" table:style-name="ce5">
            <text:p>2015</text:p>
          </table:table-cell>
          <table:table-cell office:value-type="float" office:value="163800" table:style-name="ce3">
            <text:p>163,800</text:p>
          </table:table-cell>
          <table:table-cell office:value-type="float" office:value="0" table:style-name="ce3">
            <text:p>0</text:p>
          </table:table-cell>
          <table:table-cell office:value-type="string" table:style-name="ce3">
            <text:p>Humanitarian assistance and protection of the most vulnerable in the conflict zones in East Ukraine <text:s/>(46.H.7-3-190)</text:p>
          </table:table-cell>
          <table:table-cell office:value-type="float" office:value="1000000" table:style-name="ce3">
            <text:p>1,000,000</text:p>
          </table:table-cell>
          <table:table-cell office:value-type="string" table:style-name="ce3">
            <text:p>DKK</text:p>
          </table:table-cell>
          <table:table-cell office:value-type="date" office:date-value="2015-01-26T00:00:00" table:style-name="ce4">
            <text:p>26-Jan-2015</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Denmark</text:p>
          </table:table-cell>
          <table:table-cell office:value-type="string" table:style-name="ce3">
            <text:p>Denmark</text:p>
          </table:table-cell>
          <table:table-cell office:value-type="string" table:style-name="ce3">
            <text:p>Danish Refugee Council</text:p>
          </table:table-cell>
          <table:table-cell office:value-type="string" table:style-name="ce3">
            <text:p>NGOs</text:p>
          </table:table-cell>
          <table:table-cell office:value-type="string" table:style-name="ce3">
            <text:p>D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572" table:style-name="ce3">
            <text:p>224,572</text:p>
          </table:table-cell>
          <table:table-cell table:style-name="ce3"/>
          <table:table-cell office:value-type="string" table:style-name="ce3">
            <text:p>Donor</text:p>
          </table:table-cell>
          <table:table-cell office:value-type="date" office:date-value="2015-02-10T15:31:00" table:style-name="ce4">
            <text:p>10-Feb-2015</text:p>
          </table:table-cell>
          <table:table-cell office:value-type="date" office:date-value="2015-02-10T15:31:00" table:style-name="ce4">
            <text:p>10-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Denmark</text:p>
          </table:table-cell>
          <table:table-cell office:value-type="string" table:style-name="ce3">
            <text:p>International Committee of the Red Cross</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1682086" table:style-name="ce3">
            <text:p>1,682,086</text:p>
          </table:table-cell>
          <table:table-cell office:value-type="float" office:value="0" table:style-name="ce3">
            <text:p>0</text:p>
          </table:table-cell>
          <table:table-cell office:value-type="string" table:style-name="ce3">
            <text:p>Support to ICRC's humanitarian activities in Ukraine (2014-32398)</text:p>
          </table:table-cell>
          <table:table-cell office:value-type="float" office:value="10000000" table:style-name="ce3">
            <text:p>10,000,000</text:p>
          </table:table-cell>
          <table:table-cell office:value-type="string" table:style-name="ce3">
            <text:p>DKK</text:p>
          </table:table-cell>
          <table:table-cell office:value-type="date" office:date-value="2014-12-15T00:00:00" table:style-name="ce4">
            <text:p>15-Dec-2014</text:p>
          </table:table-cell>
          <table:table-cell table:style-name="ce3"/>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Denmark</text:p>
          </table:table-cell>
          <table:table-cell office:value-type="string" table:style-name="ce3">
            <text:p>Denmark</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569" table:style-name="ce3">
            <text:p>223,569</text:p>
          </table:table-cell>
          <table:table-cell table:style-name="ce3"/>
          <table:table-cell office:value-type="string" table:style-name="ce3">
            <text:p>Donor</text:p>
          </table:table-cell>
          <table:table-cell office:value-type="date" office:date-value="2015-01-14T11:12:00" table:style-name="ce4">
            <text:p>14-Jan-2015</text:p>
          </table:table-cell>
          <table:table-cell office:value-type="date" office:date-value="2015-01-14T11:12:00" table:style-name="ce4">
            <text:p>14-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4" table:visibility="filter">
          <table:table-cell office:value-type="string" table:style-name="ce3">
            <text:p>Denmark</text:p>
          </table:table-cell>
          <table:table-cell office:value-type="string" table:style-name="ce3">
            <text:p>United Nations High Commissioner for Refugees</text:p>
          </table:table-cell>
          <table:table-cell office:value-type="string" table:style-name="ce3">
            <text:p>Ukraine 2015</text:p>
          </table:table-cell>
          <table:table-cell office:value-type="string" table:style-name="ce3">
            <text:p>Ukraine 2015</text:p>
          </table:table-cell>
          <table:table-cell office:value-type="string" table:style-name="ce3">
            <text:p>UKR-15/P-HR-RL/78196/R/120</text:p>
          </table:table-cell>
          <table:table-cell office:value-type="string" table:style-name="ce3">
            <text:p>Support to the “UN Strategic Response plan 2015 – Ukraine” to provide humanitarian assistance and protection to affected people</text:p>
          </table:table-cell>
          <table:table-cell office:value-type="float" office:value="2015" table:style-name="ce5">
            <text:p>2015</text:p>
          </table:table-cell>
          <table:table-cell office:value-type="float" office:value="1522533" table:style-name="ce3">
            <text:p>1,522,533</text:p>
          </table:table-cell>
          <table:table-cell office:value-type="float" office:value="0" table:style-name="ce3">
            <text:p>0</text:p>
          </table:table-cell>
          <table:table-cell office:value-type="string" table:style-name="ce3">
            <text:p>Support to the “UN Strategic Response plan 2015 – Ukraine” to provide humanitarian assistance and protection to affected people</text:p>
          </table:table-cell>
          <table:table-cell office:value-type="string" table:style-name="ce3">
            <text:p/>
          </table:table-cell>
          <table:table-cell office:value-type="string" table:style-name="ce3">
            <text:p>USD</text:p>
          </table:table-cell>
          <table:table-cell office:value-type="date" office:date-value="2015-02-27T00:00:00" table:style-name="ce4">
            <text:p>27-Feb-2015</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Denmark</text:p>
          </table:table-cell>
          <table:table-cell office:value-type="string" table:style-name="ce3">
            <text:p>Denmark</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578" table:style-name="ce3">
            <text:p>225,578</text:p>
          </table:table-cell>
          <table:table-cell table:style-name="ce3"/>
          <table:table-cell office:value-type="string" table:style-name="ce3">
            <text:p>Agency</text:p>
          </table:table-cell>
          <table:table-cell office:value-type="date" office:date-value="2015-03-02T18:08:00" table:style-name="ce4">
            <text:p>2-Mar-2015</text:p>
          </table:table-cell>
          <table:table-cell office:value-type="date" office:date-value="2015-03-02T18:08:00" table:style-name="ce4">
            <text:p>2-Mar-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Estonia</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05872" table:style-name="ce3">
            <text:p>105,872</text:p>
          </table:table-cell>
          <table:table-cell office:value-type="float" office:value="0" table:style-name="ce3">
            <text:p>0</text:p>
          </table:table-cell>
          <table:table-cell office:value-type="string" table:style-name="ce3">
            <text:p>In-kind - To support the treatment of people injured in the conflict in Ukraine</text:p>
          </table:table-cell>
          <table:table-cell office:value-type="float" office:value="80357" table:style-name="ce3">
            <text:p>80,357</text:p>
          </table:table-cell>
          <table:table-cell office:value-type="string" table:style-name="ce3">
            <text:p>EUR</text:p>
          </table:table-cell>
          <table:table-cell office:value-type="date" office:date-value="2014-09-30T00:00:00" table:style-name="ce4">
            <text:p>30-Sep-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9012" table:style-name="ce3">
            <text:p>219,012</text:p>
          </table:table-cell>
          <table:table-cell table:style-name="ce3"/>
          <table:table-cell office:value-type="string" table:style-name="ce3">
            <text:p>Donor</text:p>
          </table:table-cell>
          <table:table-cell office:value-type="date" office:date-value="2015-01-28T11:17:00" table:style-name="ce4">
            <text:p>28-Jan-2015</text:p>
          </table:table-cell>
          <table:table-cell office:value-type="date" office:date-value="2014-10-10T16:45: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Estonia</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96286" table:style-name="ce3">
            <text:p>96,286</text:p>
          </table:table-cell>
          <table:table-cell office:value-type="float" office:value="0" table:style-name="ce3">
            <text:p>0</text:p>
          </table:table-cell>
          <table:table-cell office:value-type="string" table:style-name="ce3">
            <text:p>In-kind - To support the treatment of people injured in the Ukrainian street protests in Estonia</text:p>
          </table:table-cell>
          <table:table-cell office:value-type="float" office:value="70000" table:style-name="ce3">
            <text:p>70,000</text:p>
          </table:table-cell>
          <table:table-cell office:value-type="string" table:style-name="ce3">
            <text:p>EUR</text:p>
          </table:table-cell>
          <table:table-cell office:value-type="date" office:date-value="2014-04-14T00:00:00" table:style-name="ce4">
            <text:p>14-Apr-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9008" table:style-name="ce3">
            <text:p>219,008</text:p>
          </table:table-cell>
          <table:table-cell table:style-name="ce3"/>
          <table:table-cell office:value-type="string" table:style-name="ce3">
            <text:p>Donor</text:p>
          </table:table-cell>
          <table:table-cell office:value-type="date" office:date-value="2014-10-10T16:36:00" table:style-name="ce4">
            <text:p>10-Oct-2014</text:p>
          </table:table-cell>
          <table:table-cell office:value-type="date" office:date-value="2014-10-10T16:36: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Estonia</text:p>
          </table:table-cell>
          <table:table-cell office:value-type="string" table:style-name="ce3">
            <text:p>CARITA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4388" table:style-name="ce3">
            <text:p>34,388</text:p>
          </table:table-cell>
          <table:table-cell office:value-type="float" office:value="0" table:style-name="ce3">
            <text:p>0</text:p>
          </table:table-cell>
          <table:table-cell office:value-type="string" table:style-name="ce3">
            <text:p>Contribution for Rehabilitation Assistance to Victims of Mass Protest in Ukraine</text:p>
          </table:table-cell>
          <table:table-cell office:value-type="float" office:value="25000" table:style-name="ce3">
            <text:p>25,000</text:p>
          </table:table-cell>
          <table:table-cell office:value-type="string" table:style-name="ce3">
            <text:p>EUR</text:p>
          </table:table-cell>
          <table:table-cell office:value-type="date" office:date-value="2014-04-14T00:00:00" table:style-name="ce4">
            <text:p>14-Apr-2014</text:p>
          </table:table-cell>
          <table:table-cell table:style-name="ce3"/>
          <table:table-cell office:value-type="string" table:style-name="ce3">
            <text:p>ECONOMIC RECOVERY AND INFRASTRUCTURE</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Caritas Germany (DCV)</text:p>
          </table:table-cell>
          <table:table-cell office:value-type="string" table:style-name="ce3">
            <text:p>NGOs</text:p>
          </table:table-cell>
          <table:table-cell office:value-type="string" table:style-name="ce3">
            <text:p>CARITA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10" table:style-name="ce3">
            <text:p>219,010</text:p>
          </table:table-cell>
          <table:table-cell table:style-name="ce3"/>
          <table:table-cell office:value-type="string" table:style-name="ce3">
            <text:p>Donor</text:p>
          </table:table-cell>
          <table:table-cell office:value-type="date" office:date-value="2014-10-10T16:43:00" table:style-name="ce4">
            <text:p>10-Oct-2014</text:p>
          </table:table-cell>
          <table:table-cell office:value-type="date" office:date-value="2014-10-10T16:43: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Estonia</text:p>
          </table:table-cell>
          <table:table-cell office:value-type="string" table:style-name="ce3">
            <text:p>International Renaissance Foundation</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8776" table:style-name="ce3">
            <text:p>68,776</text:p>
          </table:table-cell>
          <table:table-cell office:value-type="float" office:value="0" table:style-name="ce3">
            <text:p>0</text:p>
          </table:table-cell>
          <table:table-cell office:value-type="string" table:style-name="ce3">
            <text:p>Contribution for the implementation of project “Humanitarian Solidarity” Charitable Program to Assist Medical Treatment and Rehabilitation of Victims of Mass Protect</text:p>
          </table:table-cell>
          <table:table-cell office:value-type="float" office:value="50000" table:style-name="ce3">
            <text:p>50,000</text:p>
          </table:table-cell>
          <table:table-cell office:value-type="string" table:style-name="ce3">
            <text:p>EUR</text:p>
          </table:table-cell>
          <table:table-cell office:value-type="date" office:date-value="2014-04-14T00:00:00" table:style-name="ce4">
            <text:p>14-Apr-2014</text:p>
          </table:table-cell>
          <table:table-cell table:style-name="ce3"/>
          <table:table-cell office:value-type="string" table:style-name="ce3">
            <text:p>ECONOMIC RECOVERY AND INFRASTRUCTURE</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International Renaissance Foundation</text:p>
          </table:table-cell>
          <table:table-cell office:value-type="string" table:style-name="ce3">
            <text:p>Private Orgs. &amp; Foundations</text:p>
          </table:table-cell>
          <table:table-cell office:value-type="string" table:style-name="ce3">
            <text:p>IR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15" table:style-name="ce3">
            <text:p>219,015</text:p>
          </table:table-cell>
          <table:table-cell table:style-name="ce3"/>
          <table:table-cell office:value-type="string" table:style-name="ce3">
            <text:p>Donor</text:p>
          </table:table-cell>
          <table:table-cell office:value-type="date" office:date-value="2014-10-10T16:51:00" table:style-name="ce4">
            <text:p>10-Oct-2014</text:p>
          </table:table-cell>
          <table:table-cell office:value-type="date" office:date-value="2014-10-10T16:51: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Estonia</text:p>
          </table:table-cell>
          <table:table-cell office:value-type="string" table:style-name="ce3">
            <text:p>Private (individuals &amp; organisation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2516" table:style-name="ce3">
            <text:p>12,516</text:p>
          </table:table-cell>
          <table:table-cell office:value-type="float" office:value="0" table:style-name="ce3">
            <text:p>0</text:p>
          </table:table-cell>
          <table:table-cell office:value-type="string" table:style-name="ce3">
            <text:p>Contribution to support their activities in connection with the situation of Ukrainian IDP´s (through Ukrainian Cultural Center)</text:p>
          </table:table-cell>
          <table:table-cell office:value-type="float" office:value="10000" table:style-name="ce3">
            <text:p>10,000</text:p>
          </table:table-cell>
          <table:table-cell office:value-type="string" table:style-name="ce3">
            <text:p>EUR</text:p>
          </table:table-cell>
          <table:table-cell office:value-type="date" office:date-value="2014-12-31T00:00:00" table:style-name="ce4">
            <text:p>31-Dec-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Private (individuals &amp; organisations)</text:p>
          </table:table-cell>
          <table:table-cell office:value-type="string" table:style-name="ce3">
            <text:p>Private Orgs. &amp; Foundations</text:p>
          </table:table-cell>
          <table:table-cell office:value-type="string" table:style-name="ce3">
            <text:p>Private (individuals &amp; organisation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54" table:style-name="ce3">
            <text:p>224,154</text:p>
          </table:table-cell>
          <table:table-cell table:style-name="ce3"/>
          <table:table-cell office:value-type="string" table:style-name="ce3">
            <text:p>Donor</text:p>
          </table:table-cell>
          <table:table-cell office:value-type="date" office:date-value="2015-01-28T15:07:00" table:style-name="ce4">
            <text:p>28-Jan-2015</text:p>
          </table:table-cell>
          <table:table-cell office:value-type="date" office:date-value="2015-01-28T15:07:00" table:style-name="ce4">
            <text:p>28-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Estonia</text:p>
          </table:table-cell>
          <table:table-cell office:value-type="string" table:style-name="ce3">
            <text:p>Private (individuals &amp; organisation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2516" table:style-name="ce3">
            <text:p>12,516</text:p>
          </table:table-cell>
          <table:table-cell office:value-type="float" office:value="0" table:style-name="ce3">
            <text:p>0</text:p>
          </table:table-cell>
          <table:table-cell office:value-type="string" table:style-name="ce3">
            <text:p>Contribution to support their activities in connection with the situation of Ukrainian IDP´s (through NGO Mondo)</text:p>
          </table:table-cell>
          <table:table-cell office:value-type="float" office:value="10000" table:style-name="ce3">
            <text:p>10,000</text:p>
          </table:table-cell>
          <table:table-cell office:value-type="string" table:style-name="ce3">
            <text:p>EUR</text:p>
          </table:table-cell>
          <table:table-cell office:value-type="date" office:date-value="2014-12-31T00:00:00" table:style-name="ce4">
            <text:p>31-Dec-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Private (individuals &amp; organisations)</text:p>
          </table:table-cell>
          <table:table-cell office:value-type="string" table:style-name="ce3">
            <text:p>Private Orgs. &amp; Foundations</text:p>
          </table:table-cell>
          <table:table-cell office:value-type="string" table:style-name="ce3">
            <text:p>Private (individuals &amp; organisation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55" table:style-name="ce3">
            <text:p>224,155</text:p>
          </table:table-cell>
          <table:table-cell table:style-name="ce3"/>
          <table:table-cell office:value-type="string" table:style-name="ce3">
            <text:p>Donor</text:p>
          </table:table-cell>
          <table:table-cell office:value-type="date" office:date-value="2015-01-28T15:08:00" table:style-name="ce4">
            <text:p>28-Jan-2015</text:p>
          </table:table-cell>
          <table:table-cell office:value-type="date" office:date-value="2015-01-28T15:08:00" table:style-name="ce4">
            <text:p>28-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5" table:visibility="filter">
          <table:table-cell office:value-type="string" table:style-name="ce3">
            <text:p>Estonia</text:p>
          </table:table-cell>
          <table:table-cell office:value-type="string" table:style-name="ce3">
            <text:p>Private (individuals &amp; organisation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2516" table:style-name="ce3">
            <text:p>12,516</text:p>
          </table:table-cell>
          <table:table-cell office:value-type="float" office:value="0" table:style-name="ce3">
            <text:p>0</text:p>
          </table:table-cell>
          <table:table-cell office:value-type="string" table:style-name="ce3">
            <text:p>Contribution to support their activities in connection with the situation of Ukrainian IDP´s (through Estonian Refugee Council)</text:p>
          </table:table-cell>
          <table:table-cell office:value-type="float" office:value="10000" table:style-name="ce3">
            <text:p>10,000</text:p>
          </table:table-cell>
          <table:table-cell office:value-type="string" table:style-name="ce3">
            <text:p>EUR</text:p>
          </table:table-cell>
          <table:table-cell office:value-type="date" office:date-value="2014-12-31T00:00:00" table:style-name="ce4">
            <text:p>31-Dec-2014</text:p>
          </table:table-cell>
          <table:table-cell table:style-name="ce3"/>
          <table:table-cell office:value-type="string" table:style-name="ce3">
            <text:p>SAFETY AND SECURITY OF STAFF AND OPERATIONS</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Private (individuals &amp; organisations)</text:p>
          </table:table-cell>
          <table:table-cell office:value-type="string" table:style-name="ce3">
            <text:p>Private Orgs. &amp; Foundations</text:p>
          </table:table-cell>
          <table:table-cell office:value-type="string" table:style-name="ce3">
            <text:p>Private (individuals &amp; organisation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56" table:style-name="ce3">
            <text:p>224,156</text:p>
          </table:table-cell>
          <table:table-cell table:style-name="ce3"/>
          <table:table-cell office:value-type="string" table:style-name="ce3">
            <text:p>Donor</text:p>
          </table:table-cell>
          <table:table-cell office:value-type="date" office:date-value="2015-01-28T15:09:00" table:style-name="ce4">
            <text:p>28-Jan-2015</text:p>
          </table:table-cell>
          <table:table-cell office:value-type="date" office:date-value="2015-01-28T15:09:00" table:style-name="ce4">
            <text:p>28-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Estonia</text:p>
          </table:table-cell>
          <table:table-cell office:value-type="string" table:style-name="ce3">
            <text:p>Private (individuals &amp; organisation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00883" table:style-name="ce3">
            <text:p>100,883</text:p>
          </table:table-cell>
          <table:table-cell office:value-type="float" office:value="0" table:style-name="ce3">
            <text:p>0</text:p>
          </table:table-cell>
          <table:table-cell office:value-type="string" table:style-name="ce3">
            <text:p>Humanitarian food aid to refugees in Eastern Ukraine - in-kind food aid (full milk powder, canned food) from Estonia, local coordination with UNHRC</text:p>
          </table:table-cell>
          <table:table-cell office:value-type="float" office:value="80000" table:style-name="ce3">
            <text:p>80,000</text:p>
          </table:table-cell>
          <table:table-cell office:value-type="string" table:style-name="ce3">
            <text:p>EUR</text:p>
          </table:table-cell>
          <table:table-cell office:value-type="date" office:date-value="2014-11-20T00:00:00" table:style-name="ce4">
            <text:p>20-Nov-2014</text:p>
          </table:table-cell>
          <table:table-cell table:style-name="ce3"/>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Private (individuals &amp; organisations)</text:p>
          </table:table-cell>
          <table:table-cell office:value-type="string" table:style-name="ce3">
            <text:p>Private Orgs. &amp; Foundations</text:p>
          </table:table-cell>
          <table:table-cell office:value-type="string" table:style-name="ce3">
            <text:p>Private (individuals &amp; organisation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22207" table:style-name="ce3">
            <text:p>222,207</text:p>
          </table:table-cell>
          <table:table-cell table:style-name="ce3"/>
          <table:table-cell office:value-type="string" table:style-name="ce3">
            <text:p>Donor</text:p>
          </table:table-cell>
          <table:table-cell office:value-type="date" office:date-value="2014-12-09T09:45:00" table:style-name="ce4">
            <text:p>9-Dec-2014</text:p>
          </table:table-cell>
          <table:table-cell office:value-type="date" office:date-value="2014-12-09T09:45:00" table:style-name="ce4">
            <text:p>9-Dec-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Estonia</text:p>
          </table:table-cell>
          <table:table-cell office:value-type="string" table:style-name="ce3">
            <text:p>Ukrainian Red Cross Society</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3755" table:style-name="ce3">
            <text:p>13,755</text:p>
          </table:table-cell>
          <table:table-cell office:value-type="float" office:value="0" table:style-name="ce3">
            <text:p>0</text:p>
          </table:table-cell>
          <table:table-cell office:value-type="string" table:style-name="ce3">
            <text:p>In-kind - To compensate the donation of medicines to Ukrainian Red Cross in connection with the unrest in Ukraine</text:p>
          </table:table-cell>
          <table:table-cell office:value-type="float" office:value="10000" table:style-name="ce3">
            <text:p>10,000</text:p>
          </table:table-cell>
          <table:table-cell office:value-type="string" table:style-name="ce3">
            <text:p>EUR</text:p>
          </table:table-cell>
          <table:table-cell office:value-type="date" office:date-value="2014-04-14T00:00:00" table:style-name="ce4">
            <text:p>14-Apr-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Ukrainian Red Cross Society</text:p>
          </table:table-cell>
          <table:table-cell office:value-type="string" table:style-name="ce3">
            <text:p>Red Cross / Red Crescent</text:p>
          </table:table-cell>
          <table:table-cell office:value-type="string" table:style-name="ce3">
            <text:p>Ukraine 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9009" table:style-name="ce3">
            <text:p>219,009</text:p>
          </table:table-cell>
          <table:table-cell table:style-name="ce3"/>
          <table:table-cell office:value-type="string" table:style-name="ce3">
            <text:p>Donor</text:p>
          </table:table-cell>
          <table:table-cell office:value-type="date" office:date-value="2014-10-10T16:40:00" table:style-name="ce4">
            <text:p>10-Oct-2014</text:p>
          </table:table-cell>
          <table:table-cell office:value-type="date" office:date-value="2014-10-10T16:40: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Estonia</text:p>
          </table:table-cell>
          <table:table-cell office:value-type="string" table:style-name="ce3">
            <text:p>United Nations Children's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78/124</text:p>
          </table:table-cell>
          <table:table-cell office:value-type="string" table:style-name="ce3">
            <text:p>WASH - Education Sectors - Child Protection <text:s/>(UNICEF)</text:p>
          </table:table-cell>
          <table:table-cell office:value-type="float" office:value="2014" table:style-name="ce5">
            <text:p>2014</text:p>
          </table:table-cell>
          <table:table-cell office:value-type="float" office:value="62578" table:style-name="ce3">
            <text:p>62,578</text:p>
          </table:table-cell>
          <table:table-cell office:value-type="float" office:value="0" table:style-name="ce3">
            <text:p>0</text:p>
          </table:table-cell>
          <table:table-cell office:value-type="string" table:style-name="ce3">
            <text:p>To support internally displaced and affected people from eastern Ukraine</text:p>
          </table:table-cell>
          <table:table-cell office:value-type="float" office:value="50000" table:style-name="ce3">
            <text:p>50,000</text:p>
          </table:table-cell>
          <table:table-cell office:value-type="string" table:style-name="ce3">
            <text:p>EUR</text:p>
          </table:table-cell>
          <table:table-cell office:value-type="date" office:date-value="2014-12-31T00:00:00" table:style-name="ce4">
            <text:p>31-Dec-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stonia</text:p>
          </table:table-cell>
          <table:table-cell office:value-type="string" table:style-name="ce3">
            <text:p>Estonia</text:p>
          </table:table-cell>
          <table:table-cell office:value-type="string" table:style-name="ce3">
            <text:p>United Nations Children's Fund</text:p>
          </table:table-cell>
          <table:table-cell office:value-type="string" table:style-name="ce3">
            <text:p>UN Agencies</text:p>
          </table:table-cell>
          <table:table-cell office:value-type="string" table:style-name="ce3">
            <text:p>UNICE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58" table:style-name="ce3">
            <text:p>224,158</text:p>
          </table:table-cell>
          <table:table-cell table:style-name="ce3"/>
          <table:table-cell office:value-type="string" table:style-name="ce3">
            <text:p>Donor</text:p>
          </table:table-cell>
          <table:table-cell office:value-type="date" office:date-value="2015-01-28T15:12:00" table:style-name="ce4">
            <text:p>28-Jan-2015</text:p>
          </table:table-cell>
          <table:table-cell office:value-type="date" office:date-value="2015-01-28T15:12:00" table:style-name="ce4">
            <text:p>28-Jan-2015</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2980700" table:style-name="ce3">
            <text:p>2,980,7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Estonia</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95109" table:style-name="ce3">
            <text:p>95,109</text:p>
          </table:table-cell>
          <table:table-cell office:value-type="float" office:value="0" table:style-name="ce3">
            <text:p>0</text:p>
          </table:table-cell>
          <table:table-cell office:value-type="string" table:style-name="ce3">
            <text:p>Shelter and Protection (UNHCR)</text:p>
          </table:table-cell>
          <table:table-cell office:value-type="float" office:value="70000" table:style-name="ce3">
            <text:p>70,000</text:p>
          </table:table-cell>
          <table:table-cell office:value-type="string" table:style-name="ce3">
            <text:p>EUR</text:p>
          </table:table-cell>
          <table:table-cell office:value-type="date" office:date-value="2014-07-17T00:00:00" table:style-name="ce4">
            <text:p>17-Jul-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Estonia</text:p>
          </table:table-cell>
          <table:table-cell office:value-type="string" table:style-name="ce3">
            <text:p>Estonia</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13" table:style-name="ce3">
            <text:p>219,013</text:p>
          </table:table-cell>
          <table:table-cell table:style-name="ce3"/>
          <table:table-cell office:value-type="string" table:style-name="ce3">
            <text:p>Donor and Agency</text:p>
          </table:table-cell>
          <table:table-cell office:value-type="date" office:date-value="2014-12-11T17:00:00" table:style-name="ce4">
            <text:p>11-Dec-2014</text:p>
          </table:table-cell>
          <table:table-cell office:value-type="date" office:date-value="2014-10-10T16:46:00" table:style-name="ce4">
            <text:p>10-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Estonia</text:p>
          </table:table-cell>
          <table:table-cell office:value-type="string" table:style-name="ce3">
            <text:p>World Health Organization</text:p>
          </table:table-cell>
          <table:table-cell office:value-type="string" table:style-name="ce3">
            <text:p>Ukraine 2015</text:p>
          </table:table-cell>
          <table:table-cell office:value-type="string" table:style-name="ce3">
            <text:p>Ukraine 2015</text:p>
          </table:table-cell>
          <table:table-cell office:value-type="string" table:style-name="ce3">
            <text:p>UKR-15/H/78293/R/122</text:p>
          </table:table-cell>
          <table:table-cell office:value-type="string" table:style-name="ce3">
            <text:p>Health</text:p>
          </table:table-cell>
          <table:table-cell office:value-type="float" office:value="2015" table:style-name="ce5">
            <text:p>2015</text:p>
          </table:table-cell>
          <table:table-cell office:value-type="float" office:value="61958" table:style-name="ce3">
            <text:p>61,958</text:p>
          </table:table-cell>
          <table:table-cell office:value-type="float" office:value="0" table:style-name="ce3">
            <text:p>0</text:p>
          </table:table-cell>
          <table:table-cell office:value-type="string" table:style-name="ce3">
            <text:p>To Support Internally Displaced and Affected People in Ukraine</text:p>
          </table:table-cell>
          <table:table-cell office:value-type="float" office:value="50000" table:style-name="ce3">
            <text:p>50,000</text:p>
          </table:table-cell>
          <table:table-cell office:value-type="string" table:style-name="ce3">
            <text:p>EUR</text:p>
          </table:table-cell>
          <table:table-cell office:value-type="date" office:date-value="2014-12-31T00:00:00" table:style-name="ce4">
            <text:p>31-Dec-2014</text:p>
          </table:table-cell>
          <table:table-cell office:value-type="string" table:style-name="ce3">
            <text:p>Health</text:p>
          </table:table-cell>
          <table:table-cell office:value-type="string" table:style-name="ce3">
            <text:p>HEALTH</text:p>
          </table:table-cell>
          <table:table-cell office:value-type="string" table:style-name="ce3">
            <text:p>Ukraine</text:p>
          </table:table-cell>
          <table:table-cell office:value-type="string" table:style-name="ce3">
            <text:p>Paid contribution</text:p>
          </table:table-cell>
          <table:table-cell office:value-type="string" table:style-name="ce3">
            <text:p>Estonia</text:p>
          </table:table-cell>
          <table:table-cell office:value-type="string" table:style-name="ce3">
            <text:p>Estonia</text:p>
          </table:table-cell>
          <table:table-cell office:value-type="string" table:style-name="ce3">
            <text:p>World Health Organization</text:p>
          </table:table-cell>
          <table:table-cell office:value-type="string" table:style-name="ce3">
            <text:p>UN Agencies</text:p>
          </table:table-cell>
          <table:table-cell office:value-type="string" table:style-name="ce3">
            <text:p>WHO</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57" table:style-name="ce3">
            <text:p>224,157</text:p>
          </table:table-cell>
          <table:table-cell table:style-name="ce3"/>
          <table:table-cell office:value-type="string" table:style-name="ce3">
            <text:p>Donor and Agency</text:p>
          </table:table-cell>
          <table:table-cell office:value-type="date" office:date-value="2015-02-18T14:05:00" table:style-name="ce4">
            <text:p>18-Feb-2015</text:p>
          </table:table-cell>
          <table:table-cell office:value-type="date" office:date-value="2015-01-28T15:11:00" table:style-name="ce4">
            <text:p>28-Jan-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2">
          <table:table-cell office:value-type="string" table:style-name="ce3">
            <text:p>European Commission</text:p>
          </table:table-cell>
          <table:table-cell office:value-type="string" table:style-name="ce3">
            <text:p>International Organization for Migration</text:p>
          </table:table-cell>
          <table:table-cell office:value-type="string" table:style-name="ce3">
            <text:p>Ukraine 2015</text:p>
          </table:table-cell>
          <table:table-cell office:value-type="string" table:style-name="ce3">
            <text:p>Ukraine 2015</text:p>
          </table:table-cell>
          <table:table-cell office:value-type="string" table:style-name="ce3">
            <text:p>UKR-15/ER/78306/R/298</text:p>
          </table:table-cell>
          <table:table-cell office:value-type="string" table:style-name="ce3">
            <text:p>Early Recovery and Livelihoods</text:p>
          </table:table-cell>
          <table:table-cell office:value-type="float" office:value="2015" table:style-name="ce5">
            <text:p>2015</text:p>
          </table:table-cell>
          <table:table-cell office:value-type="float" office:value="3800000" table:style-name="ce3">
            <text:p>3,800,000</text:p>
          </table:table-cell>
          <table:table-cell office:value-type="float" office:value="0" table:style-name="ce3">
            <text:p>0</text:p>
          </table:table-cell>
          <table:table-cell office:value-type="string" table:style-name="ce3">
            <text:p>Stabilization Support to Internally Displaced Persons and the Conflict-Affected Population in Ukraine (ISCP/2014/352-880)</text:p>
            <text:p/>
          </table:table-cell>
          <table:table-cell office:value-type="string" table:style-name="ce3">
            <text:p/>
          </table:table-cell>
          <table:table-cell office:value-type="string" table:style-name="ce3">
            <text:p>USD</text:p>
          </table:table-cell>
          <table:table-cell office:value-type="date" office:date-value="2014-12-05T00:00:00" table:style-name="ce4">
            <text:p>5-Dec-2014</text:p>
          </table:table-cell>
          <table:table-cell office:value-type="string" table:style-name="ce3">
            <text:p>Early Recovery</text:p>
          </table:table-cell>
          <table:table-cell office:value-type="string" table:style-name="ce3">
            <text:p>ECONOMIC RECOVERY AND INFRASTRUCTURE</text:p>
          </table:table-cell>
          <table:table-cell office:value-type="string" table:style-name="ce3">
            <text:p>Ukraine</text:p>
          </table:table-cell>
          <table:table-cell office:value-type="string" table:style-name="ce3">
            <text:p>Paid contribution</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International Organization for Migration</text:p>
          </table:table-cell>
          <table:table-cell office:value-type="string" table:style-name="ce3">
            <text:p>UN Agencies</text:p>
          </table:table-cell>
          <table:table-cell office:value-type="string" table:style-name="ce3">
            <text:p>IOM</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942" table:style-name="ce3">
            <text:p>224,942</text:p>
          </table:table-cell>
          <table:table-cell table:style-name="ce3"/>
          <table:table-cell office:value-type="string" table:style-name="ce3">
            <text:p>Agency</text:p>
          </table:table-cell>
          <table:table-cell office:value-type="date" office:date-value="2015-02-19T11:25:00" table:style-name="ce4">
            <text:p>19-Feb-2015</text:p>
          </table:table-cell>
          <table:table-cell office:value-type="date" office:date-value="2015-02-19T11:25:00" table:style-name="ce4">
            <text:p>19-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4">
          <table:table-cell office:value-type="string" table:style-name="ce3">
            <text:p>European Commission</text:p>
          </table:table-cell>
          <table:table-cell office:value-type="string" table:style-name="ce3">
            <text:p>United Nations High Commissioner for Refugees</text:p>
          </table:table-cell>
          <table:table-cell office:value-type="string" table:style-name="ce3">
            <text:p>Ukraine 2015</text:p>
          </table:table-cell>
          <table:table-cell office:value-type="string" table:style-name="ce3">
            <text:p>Ukraine 2015</text:p>
          </table:table-cell>
          <table:table-cell office:value-type="string" table:style-name="ce3">
            <text:p>UKR-15/P-HR-RL/78196/R/120</text:p>
          </table:table-cell>
          <table:table-cell office:value-type="string" table:style-name="ce3">
            <text:p>Support to the “UN Strategic Response plan 2015 – Ukraine” to provide humanitarian assistance and protection to affected people</text:p>
          </table:table-cell>
          <table:table-cell office:value-type="float" office:value="2015" table:style-name="ce5">
            <text:p>2015</text:p>
          </table:table-cell>
          <table:table-cell office:value-type="float" office:value="698856" table:style-name="ce3">
            <text:p>698,856</text:p>
          </table:table-cell>
          <table:table-cell office:value-type="float" office:value="0" table:style-name="ce3">
            <text:p>0</text:p>
          </table:table-cell>
          <table:table-cell office:value-type="string" table:style-name="ce3">
            <text:p>Support to the “UN Strategic Response plan 2015 – Ukraine” to provide humanitarian assistance and protection to affected people</text:p>
          </table:table-cell>
          <table:table-cell office:value-type="string" table:style-name="ce3">
            <text:p/>
          </table:table-cell>
          <table:table-cell office:value-type="string" table:style-name="ce3">
            <text:p>USD</text:p>
          </table:table-cell>
          <table:table-cell office:value-type="date" office:date-value="2015-02-27T00:00:00" table:style-name="ce4">
            <text:p>27-Feb-2015</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579" table:style-name="ce3">
            <text:p>225,579</text:p>
          </table:table-cell>
          <table:table-cell table:style-name="ce3"/>
          <table:table-cell office:value-type="string" table:style-name="ce3">
            <text:p>Agency</text:p>
          </table:table-cell>
          <table:table-cell office:value-type="date" office:date-value="2015-03-02T18:08:00" table:style-name="ce4">
            <text:p>2-Mar-2015</text:p>
          </table:table-cell>
          <table:table-cell office:value-type="date" office:date-value="2015-03-02T18:08:00" table:style-name="ce4">
            <text:p>2-Mar-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table-cell office:value-type="string" table:style-name="ce3">
            <text:p>European Commission's Humanitarian Aid and Civil Protection Department</text:p>
          </table:table-cell>
          <table:table-cell office:value-type="string" table:style-name="ce3">
            <text:p>ČLOVEK V TÍSNI, O.P.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270648" table:style-name="ce3">
            <text:p>1,270,648</text:p>
          </table:table-cell>
          <table:table-cell office:value-type="float" office:value="0" table:style-name="ce3">
            <text:p>0</text:p>
          </table:table-cell>
          <table:table-cell office:value-type="string" table:style-name="ce3">
            <text:p>Integrated <text:s/>Emergency Response to Vulnerable Population of Donetsk and Luhansk Oblasts, Ukraine (ECHO/UKR/BUD/2014/01004)</text:p>
          </table:table-cell>
          <table:table-cell office:value-type="float" office:value="1000000" table:style-name="ce3">
            <text:p>1,000,000</text:p>
          </table:table-cell>
          <table:table-cell office:value-type="string" table:style-name="ce3">
            <text:p>EUR</text:p>
          </table:table-cell>
          <table:table-cell office:value-type="date" office:date-value="2014-10-30T00:00:00" table:style-name="ce4">
            <text:p>30-Oct-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ČLOVEK V TÍSNI, O.P.S.</text:p>
          </table:table-cell>
          <table:table-cell office:value-type="string" table:style-name="ce3">
            <text:p>NGOs</text:p>
          </table:table-cell>
          <table:table-cell office:value-type="string" table:style-name="ce3">
            <text:p>ČLOVEK V TÍSNI, O.P.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138" table:style-name="ce3">
            <text:p>220,138</text:p>
          </table:table-cell>
          <table:table-cell table:style-name="ce3"/>
          <table:table-cell office:value-type="string" table:style-name="ce3">
            <text:p>Donor</text:p>
          </table:table-cell>
          <table:table-cell office:value-type="date" office:date-value="2014-11-03T16:23:00" table:style-name="ce4">
            <text:p>3-Nov-2014</text:p>
          </table:table-cell>
          <table:table-cell office:value-type="date" office:date-value="2014-11-03T16:23:00" table:style-name="ce4">
            <text:p>3-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table-cell office:value-type="string" table:style-name="ce3">
            <text:p>European Commission's Humanitarian Aid and Civil Protection Department</text:p>
          </table:table-cell>
          <table:table-cell office:value-type="string" table:style-name="ce3">
            <text:p>Danish Refugee Council</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261034" table:style-name="ce3">
            <text:p>1,261,034</text:p>
          </table:table-cell>
          <table:table-cell office:value-type="float" office:value="0" table:style-name="ce3">
            <text:p>0</text:p>
          </table:table-cell>
          <table:table-cell office:value-type="string" table:style-name="ce3">
            <text:p>Winterization cash transfer with protection mainstreaming for IDPs in southeastern Ukraine (ECHO/UKR/BUD/2014/01006)</text:p>
          </table:table-cell>
          <table:table-cell office:value-type="float" office:value="1000000" table:style-name="ce3">
            <text:p>1,000,000</text:p>
          </table:table-cell>
          <table:table-cell office:value-type="string" table:style-name="ce3">
            <text:p>EUR</text:p>
          </table:table-cell>
          <table:table-cell office:value-type="date" office:date-value="2014-11-11T00:00:00" table:style-name="ce4">
            <text:p>11-Nov-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Danish Refugee Council</text:p>
          </table:table-cell>
          <table:table-cell office:value-type="string" table:style-name="ce3">
            <text:p>NGOs</text:p>
          </table:table-cell>
          <table:table-cell office:value-type="string" table:style-name="ce3">
            <text:p>D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816" table:style-name="ce3">
            <text:p>220,816</text:p>
          </table:table-cell>
          <table:table-cell table:style-name="ce3"/>
          <table:table-cell office:value-type="string" table:style-name="ce3">
            <text:p>Donor</text:p>
          </table:table-cell>
          <table:table-cell office:value-type="date" office:date-value="2014-11-14T10:24:00" table:style-name="ce4">
            <text:p>14-Nov-2014</text:p>
          </table:table-cell>
          <table:table-cell office:value-type="date" office:date-value="2014-11-14T10:24:00" table:style-name="ce4">
            <text:p>14-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table-cell office:value-type="string" table:style-name="ce3">
            <text:p>European Commission's Humanitarian Aid and Civil Protection Department</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2522068" table:style-name="ce3">
            <text:p>2,522,068</text:p>
          </table:table-cell>
          <table:table-cell office:value-type="float" office:value="0" table:style-name="ce3">
            <text:p>0</text:p>
          </table:table-cell>
          <table:table-cell office:value-type="string" table:style-name="ce3">
            <text:p>ICRC assistance activities in response to the violence in Ukraine. (ECHO/UKR/BUD/2014/01007)</text:p>
          </table:table-cell>
          <table:table-cell office:value-type="float" office:value="2000000" table:style-name="ce3">
            <text:p>2,000,000</text:p>
          </table:table-cell>
          <table:table-cell office:value-type="string" table:style-name="ce3">
            <text:p>EUR</text:p>
          </table:table-cell>
          <table:table-cell office:value-type="date" office:date-value="2014-11-21T00:00:00" table:style-name="ce4">
            <text:p>21-Nov-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573" table:style-name="ce3">
            <text:p>221,573</text:p>
          </table:table-cell>
          <table:table-cell table:style-name="ce3"/>
          <table:table-cell office:value-type="string" table:style-name="ce3">
            <text:p>Donor</text:p>
          </table:table-cell>
          <table:table-cell office:value-type="date" office:date-value="2014-11-26T11:01:00" table:style-name="ce4">
            <text:p>26-Nov-2014</text:p>
          </table:table-cell>
          <table:table-cell office:value-type="date" office:date-value="2014-11-26T11:01:00" table:style-name="ce4">
            <text:p>26-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5">
          <table:table-cell office:value-type="string" table:style-name="ce3">
            <text:p>European Commission's Humanitarian Aid and Civil Protection Department</text:p>
          </table:table-cell>
          <table:table-cell office:value-type="string" table:style-name="ce3">
            <text:p>International Federation of Red Cross and Red Crescent Societie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40136" table:style-name="ce3">
            <text:p>340,136</text:p>
          </table:table-cell>
          <table:table-cell office:value-type="float" office:value="0" table:style-name="ce3">
            <text:p>0</text:p>
          </table:table-cell>
          <table:table-cell office:value-type="string" table:style-name="ce3">
            <text:p>Small-scale/epid. / Ukraine <text:s/>Civil Unrest (ECHO/DRF/BUD/2014/92010)</text:p>
          </table:table-cell>
          <table:table-cell office:value-type="float" office:value="250000" table:style-name="ce3">
            <text:p>250,000</text:p>
          </table:table-cell>
          <table:table-cell office:value-type="string" table:style-name="ce3">
            <text:p>EUR</text:p>
          </table:table-cell>
          <table:table-cell office:value-type="date" office:date-value="2014-11-19T00:00:00" table:style-name="ce4">
            <text:p>19-Nov-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International Federation of Red Cross and Red Crescent Societies</text:p>
          </table:table-cell>
          <table:table-cell office:value-type="string" table:style-name="ce3">
            <text:p>Red Cross / Red Crescent</text:p>
          </table:table-cell>
          <table:table-cell office:value-type="string" table:style-name="ce3">
            <text:p>IF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31" table:style-name="ce3">
            <text:p>219,031</text:p>
          </table:table-cell>
          <table:table-cell table:style-name="ce3"/>
          <table:table-cell office:value-type="string" table:style-name="ce3">
            <text:p>Donor</text:p>
          </table:table-cell>
          <table:table-cell office:value-type="date" office:date-value="2014-11-21T11:59:00" table:style-name="ce4">
            <text:p>21-Nov-2014</text:p>
          </table:table-cell>
          <table:table-cell office:value-type="date" office:date-value="2014-10-10T17:21: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table-cell office:value-type="string" table:style-name="ce3">
            <text:p>European Commission's Humanitarian Aid and Civil Protection Department</text:p>
          </table:table-cell>
          <table:table-cell office:value-type="string" table:style-name="ce3">
            <text:p>International Organization for Migration</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2470588" table:style-name="ce3">
            <text:p>2,470,588</text:p>
          </table:table-cell>
          <table:table-cell office:value-type="float" office:value="0" table:style-name="ce3">
            <text:p>0</text:p>
          </table:table-cell>
          <table:table-cell office:value-type="string" table:style-name="ce3">
            <text:p>Humanitarian Assistance in Advance of Winter to IDPs in Ukraine using Cash Transfers (ECHO/UKR/BUD/2014/01008)</text:p>
          </table:table-cell>
          <table:table-cell office:value-type="float" office:value="1974000" table:style-name="ce3">
            <text:p>1,974,000</text:p>
          </table:table-cell>
          <table:table-cell office:value-type="string" table:style-name="ce3">
            <text:p>EUR</text:p>
          </table:table-cell>
          <table:table-cell office:value-type="date" office:date-value="2014-12-01T00:00:00" table:style-name="ce4">
            <text:p>1-Dec-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aid contribution</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International Organization for Migration</text:p>
          </table:table-cell>
          <table:table-cell office:value-type="string" table:style-name="ce3">
            <text:p>UN Agencies</text:p>
          </table:table-cell>
          <table:table-cell office:value-type="string" table:style-name="ce3">
            <text:p>IOM</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851" table:style-name="ce3">
            <text:p>221,851</text:p>
          </table:table-cell>
          <table:table-cell table:style-name="ce3"/>
          <table:table-cell office:value-type="string" table:style-name="ce3">
            <text:p>Donor and Agency</text:p>
          </table:table-cell>
          <table:table-cell office:value-type="date" office:date-value="2015-02-19T11:21:00" table:style-name="ce4">
            <text:p>19-Feb-2015</text:p>
          </table:table-cell>
          <table:table-cell office:value-type="date" office:date-value="2014-12-03T11:43:00" table:style-name="ce4">
            <text:p>3-Dec-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table-cell office:value-type="string" table:style-name="ce3">
            <text:p>European Commission's Humanitarian Aid and Civil Protection Department</text:p>
          </table:table-cell>
          <table:table-cell office:value-type="string" table:style-name="ce3">
            <text:p>Save the Children<text: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261034" table:style-name="ce3">
            <text:p>1,261,034</text:p>
          </table:table-cell>
          <table:table-cell office:value-type="float" office:value="0" table:style-name="ce3">
            <text:p>0</text:p>
          </table:table-cell>
          <table:table-cell office:value-type="string" table:style-name="ce3">
            <text:p>Emergency Assistance to Crisis-Affected Populations in Ukraine (ECHO/UKR/BUD/2014/01005)</text:p>
          </table:table-cell>
          <table:table-cell office:value-type="float" office:value="1000000" table:style-name="ce3">
            <text:p>1,000,000</text:p>
          </table:table-cell>
          <table:table-cell office:value-type="string" table:style-name="ce3">
            <text:p>EUR</text:p>
          </table:table-cell>
          <table:table-cell office:value-type="date" office:date-value="2014-11-10T00:00:00" table:style-name="ce4">
            <text:p>10-Nov-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Save the Children<text:s/></text:p>
          </table:table-cell>
          <table:table-cell office:value-type="string" table:style-name="ce3">
            <text:p>NGOs</text:p>
          </table:table-cell>
          <table:table-cell office:value-type="string" table:style-name="ce3">
            <text:p>SC<tex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537" table:style-name="ce3">
            <text:p>220,537</text:p>
          </table:table-cell>
          <table:table-cell table:style-name="ce3"/>
          <table:table-cell office:value-type="string" table:style-name="ce3">
            <text:p>Donor</text:p>
          </table:table-cell>
          <table:table-cell office:value-type="date" office:date-value="2014-11-11T14:05:00" table:style-name="ce4">
            <text:p>11-Nov-2014</text:p>
          </table:table-cell>
          <table:table-cell office:value-type="date" office:date-value="2014-11-11T14:05:00" table:style-name="ce4">
            <text:p>11-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6">
          <table:table-cell office:value-type="string" table:style-name="ce3">
            <text:p>European Commission's Humanitarian Aid and Civil Protection Department</text:p>
          </table:table-cell>
          <table:table-cell office:value-type="string" table:style-name="ce3">
            <text:p>UN Agencies, NGOs and/or Red Cross (details not yet provided)</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18773467" table:style-name="ce3">
            <text:p>18,773,467</text:p>
          </table:table-cell>
          <table:table-cell office:value-type="float" office:value="0" table:style-name="ce3">
            <text:p>0</text:p>
          </table:table-cell>
          <table:table-cell office:value-type="string" table:style-name="ce3">
            <text:p>Humanitarian Implementation Plan for Ukraine (ECHO/UKR/BUD/2015/91000)</text:p>
          </table:table-cell>
          <table:table-cell office:value-type="float" office:value="15000000" table:style-name="ce3">
            <text:p>15,000,000</text:p>
          </table:table-cell>
          <table:table-cell office:value-type="string" table:style-name="ce3">
            <text:p>EUR</text:p>
          </table:table-cell>
          <table:table-cell office:value-type="date" office:date-value="2014-12-15T00:00:00" table:style-name="ce4">
            <text:p>15-Dec-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UN Agencies, NGOs and/or Red Cross (details not yet provided)</text:p>
          </table:table-cell>
          <table:table-cell office:value-type="string" table:style-name="ce3">
            <text:p>Other</text:p>
          </table:table-cell>
          <table:table-cell office:value-type="string" table:style-name="ce3">
            <text:p>UN Agencies, NGOs and/or Red Cross</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528" table:style-name="ce3">
            <text:p>223,528</text:p>
          </table:table-cell>
          <table:table-cell table:style-name="ce3"/>
          <table:table-cell office:value-type="string" table:style-name="ce3">
            <text:p>Donor</text:p>
          </table:table-cell>
          <table:table-cell office:value-type="date" office:date-value="2015-02-24T11:22:00" table:style-name="ce4">
            <text:p>24-Feb-2015</text:p>
          </table:table-cell>
          <table:table-cell office:value-type="date" office:date-value="2015-01-12T13:08:00" table:style-name="ce4">
            <text:p>12-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6">
          <table:table-cell office:value-type="string" table:style-name="ce3">
            <text:p>European Commission's Humanitarian Aid and Civil Protection Department</text:p>
          </table:table-cell>
          <table:table-cell office:value-type="string" table:style-name="ce3">
            <text:p>UN Agencies, NGOs and/or Red Cross (details not yet provide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4759" table:style-name="ce3">
            <text:p>34,759</text:p>
          </table:table-cell>
          <table:table-cell office:value-type="float" office:value="0" table:style-name="ce3">
            <text:p>0</text:p>
          </table:table-cell>
          <table:table-cell office:value-type="string" table:style-name="ce3">
            <text:p>Financing emergency humanitarian actions for crisis affected Ukrainian population from the general budget of the European Union (ECHO/UKR/BUD/2014/01000 - unallocated balance of total original funding decision of EUR 10.8 M)</text:p>
          </table:table-cell>
          <table:table-cell office:value-type="float" office:value="26000" table:style-name="ce3">
            <text:p>26,000</text:p>
          </table:table-cell>
          <table:table-cell office:value-type="string" table:style-name="ce3">
            <text:p>EUR</text:p>
          </table:table-cell>
          <table:table-cell office:value-type="date" office:date-value="2014-08-14T00:00:00" table:style-name="ce4">
            <text:p>14-Aug-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UN Agencies, NGOs and/or Red Cross (details not yet provided)</text:p>
          </table:table-cell>
          <table:table-cell office:value-type="string" table:style-name="ce3">
            <text:p>Other</text:p>
          </table:table-cell>
          <table:table-cell office:value-type="string" table:style-name="ce3">
            <text:p>UN Agencies, NGOs and/or Red Cros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30" table:style-name="ce3">
            <text:p>219,030</text:p>
          </table:table-cell>
          <table:table-cell table:style-name="ce3"/>
          <table:table-cell office:value-type="string" table:style-name="ce3">
            <text:p>Donor</text:p>
          </table:table-cell>
          <table:table-cell office:value-type="date" office:date-value="2014-12-05T17:43:00" table:style-name="ce4">
            <text:p>5-Dec-2014</text:p>
          </table:table-cell>
          <table:table-cell office:value-type="date" office:date-value="2014-10-10T17:18: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table-cell office:value-type="string" table:style-name="ce3">
            <text:p>European Commission's Humanitarian Aid and Civil Protection Department</text:p>
          </table:table-cell>
          <table:table-cell office:value-type="string" table:style-name="ce3">
            <text:p>United Nations Children's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78/124</text:p>
          </table:table-cell>
          <table:table-cell office:value-type="string" table:style-name="ce3">
            <text:p>WASH - Education Sectors - Child Protection <text:s/>(UNICEF)</text:p>
          </table:table-cell>
          <table:table-cell office:value-type="float" office:value="2014" table:style-name="ce5">
            <text:p>2014</text:p>
          </table:table-cell>
          <table:table-cell office:value-type="float" office:value="635324" table:style-name="ce3">
            <text:p>635,324</text:p>
          </table:table-cell>
          <table:table-cell office:value-type="float" office:value="0" table:style-name="ce3">
            <text:p>0</text:p>
          </table:table-cell>
          <table:table-cell office:value-type="string" table:style-name="ce3">
            <text:p>Improving Water, Sanitation and Hygiene Situation for Children and Women Affected by the Crisis in Eastern Ukraine (ECHO/UKR/BUD/2014/01001)</text:p>
          </table:table-cell>
          <table:table-cell office:value-type="float" office:value="500000" table:style-name="ce3">
            <text:p>500,000</text:p>
          </table:table-cell>
          <table:table-cell office:value-type="string" table:style-name="ce3">
            <text:p>EUR</text:p>
          </table:table-cell>
          <table:table-cell office:value-type="date" office:date-value="2014-10-09T00:00:00" table:style-name="ce4">
            <text:p>9-Oct-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United Nations Children's Fund</text:p>
          </table:table-cell>
          <table:table-cell office:value-type="string" table:style-name="ce3">
            <text:p>UN Agencies</text:p>
          </table:table-cell>
          <table:table-cell office:value-type="string" table:style-name="ce3">
            <text:p>UNICE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409" table:style-name="ce3">
            <text:p>219,409</text:p>
          </table:table-cell>
          <table:table-cell table:style-name="ce3"/>
          <table:table-cell office:value-type="string" table:style-name="ce3">
            <text:p>Donor</text:p>
          </table:table-cell>
          <table:table-cell office:value-type="date" office:date-value="2014-12-11T17:15:00" table:style-name="ce4">
            <text:p>11-Dec-2014</text:p>
          </table:table-cell>
          <table:table-cell office:value-type="date" office:date-value="2014-10-17T11:14:00" table:style-name="ce4">
            <text:p>17-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2980700" table:style-name="ce3">
            <text:p>2,980,7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table-cell office:value-type="string" table:style-name="ce3">
            <text:p>European Commission's Humanitarian Aid and Civil Protection Department</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1397713" table:style-name="ce3">
            <text:p>1,397,713</text:p>
          </table:table-cell>
          <table:table-cell office:value-type="float" office:value="0" table:style-name="ce3">
            <text:p>0</text:p>
          </table:table-cell>
          <table:table-cell office:value-type="string" table:style-name="ce3">
            <text:p>Provision of humanitarian assistance and protection to persons affected by the crisis in Ukraine (ECHO/UKR/BUD/2014/01002)</text:p>
          </table:table-cell>
          <table:table-cell office:value-type="float" office:value="1100000" table:style-name="ce3">
            <text:p>1,100,000</text:p>
          </table:table-cell>
          <table:table-cell office:value-type="string" table:style-name="ce3">
            <text:p>EUR</text:p>
          </table:table-cell>
          <table:table-cell office:value-type="date" office:date-value="2014-10-24T00:00:00" table:style-name="ce4">
            <text:p>24-Oct-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776" table:style-name="ce3">
            <text:p>219,776</text:p>
          </table:table-cell>
          <table:table-cell table:style-name="ce3"/>
          <table:table-cell office:value-type="string" table:style-name="ce3">
            <text:p>Donor</text:p>
          </table:table-cell>
          <table:table-cell office:value-type="date" office:date-value="2014-12-11T17:10:00" table:style-name="ce4">
            <text:p>11-Dec-2014</text:p>
          </table:table-cell>
          <table:table-cell office:value-type="date" office:date-value="2014-10-27T11:49:00" table:style-name="ce4">
            <text:p>27-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table-cell office:value-type="string" table:style-name="ce3">
            <text:p>European Commission's Humanitarian Aid and Civil Protection Department</text:p>
          </table:table-cell>
          <table:table-cell office:value-type="string" table:style-name="ce3">
            <text:p>World Food Programme</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F/75088/561</text:p>
          </table:table-cell>
          <table:table-cell office:value-type="string" table:style-name="ce3">
            <text:p>Food Sector</text:p>
          </table:table-cell>
          <table:table-cell office:value-type="float" office:value="2014" table:style-name="ce5">
            <text:p>2014</text:p>
          </table:table-cell>
          <table:table-cell office:value-type="float" office:value="1627034" table:style-name="ce3">
            <text:p>1,627,034</text:p>
          </table:table-cell>
          <table:table-cell office:value-type="float" office:value="0" table:style-name="ce3">
            <text:p>0</text:p>
          </table:table-cell>
          <table:table-cell office:value-type="string" table:style-name="ce3">
            <text:p>Emergency assistance to the civilians affected by the conflict in eastern Ukraine (ECHO/UKR/BUD/2014/01009)</text:p>
          </table:table-cell>
          <table:table-cell office:value-type="float" office:value="1300000" table:style-name="ce3">
            <text:p>1,300,000</text:p>
          </table:table-cell>
          <table:table-cell office:value-type="string" table:style-name="ce3">
            <text:p>EUR</text:p>
          </table:table-cell>
          <table:table-cell office:value-type="date" office:date-value="2014-12-23T00:00:00" table:style-name="ce4">
            <text:p>23-Dec-2014</text:p>
          </table:table-cell>
          <table:table-cell office:value-type="string" table:style-name="ce3">
            <text:p>Food Security and Nutrition</text:p>
          </table:table-cell>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World Food Programme</text:p>
          </table:table-cell>
          <table:table-cell office:value-type="string" table:style-name="ce3">
            <text:p>UN Agencies</text:p>
          </table:table-cell>
          <table:table-cell office:value-type="string" table:style-name="ce3">
            <text:p>WFP</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03" table:style-name="ce3">
            <text:p>224,103</text:p>
          </table:table-cell>
          <table:table-cell table:style-name="ce3"/>
          <table:table-cell office:value-type="string" table:style-name="ce3">
            <text:p>Donor</text:p>
          </table:table-cell>
          <table:table-cell office:value-type="date" office:date-value="2015-01-27T18:03:00" table:style-name="ce4">
            <text:p>27-Jan-2015</text:p>
          </table:table-cell>
          <table:table-cell office:value-type="date" office:date-value="2015-01-27T18:03:00" table:style-name="ce4">
            <text:p>27-Jan-2015</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5500000" table:style-name="ce3">
            <text:p>5,50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table-cell office:value-type="string" table:style-name="ce3">
            <text:p>European Commission's Humanitarian Aid and Civil Protection Department</text:p>
          </table:table-cell>
          <table:table-cell office:value-type="string" table:style-name="ce3">
            <text:p>World Health Organization</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H/75075/122</text:p>
          </table:table-cell>
          <table:table-cell office:value-type="string" table:style-name="ce3">
            <text:p>Health Sector</text:p>
          </table:table-cell>
          <table:table-cell office:value-type="float" office:value="2014" table:style-name="ce5">
            <text:p>2014</text:p>
          </table:table-cell>
          <table:table-cell office:value-type="float" office:value="1126408" table:style-name="ce3">
            <text:p>1,126,408</text:p>
          </table:table-cell>
          <table:table-cell office:value-type="float" office:value="0" table:style-name="ce3">
            <text:p>0</text:p>
          </table:table-cell>
          <table:table-cell office:value-type="string" table:style-name="ce3">
            <text:p>Delivery of <text:s/>Emergency Primary Health services to internally displaced and returnees in East and South Ukraine (ECHO/UKR/BUD/2014/01003)</text:p>
          </table:table-cell>
          <table:table-cell office:value-type="float" office:value="900000" table:style-name="ce3">
            <text:p>900,000</text:p>
          </table:table-cell>
          <table:table-cell office:value-type="string" table:style-name="ce3">
            <text:p>EUR</text:p>
          </table:table-cell>
          <table:table-cell office:value-type="date" office:date-value="2014-10-27T00:00:00" table:style-name="ce4">
            <text:p>27-Oct-2014</text:p>
          </table:table-cell>
          <table:table-cell office:value-type="string" table:style-name="ce3">
            <text:p>Health</text:p>
          </table:table-cell>
          <table:table-cell office:value-type="string" table:style-name="ce3">
            <text:p>HEALTH</text:p>
          </table:table-cell>
          <table:table-cell office:value-type="string" table:style-name="ce3">
            <text:p>Ukraine</text:p>
          </table:table-cell>
          <table:table-cell office:value-type="string" table:style-name="ce3">
            <text:p>Paid contribution</text:p>
          </table:table-cell>
          <table:table-cell office:value-type="string" table:style-name="ce3">
            <text:p>European Commission</text:p>
          </table:table-cell>
          <table:table-cell office:value-type="string" table:style-name="ce3">
            <text:p>European Commission</text:p>
          </table:table-cell>
          <table:table-cell office:value-type="string" table:style-name="ce3">
            <text:p>World Health Organization</text:p>
          </table:table-cell>
          <table:table-cell office:value-type="string" table:style-name="ce3">
            <text:p>UN Agencies</text:p>
          </table:table-cell>
          <table:table-cell office:value-type="string" table:style-name="ce3">
            <text:p>WHO</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139" table:style-name="ce3">
            <text:p>220,139</text:p>
          </table:table-cell>
          <table:table-cell table:style-name="ce3"/>
          <table:table-cell office:value-type="string" table:style-name="ce3">
            <text:p>Donor and Agency</text:p>
          </table:table-cell>
          <table:table-cell office:value-type="date" office:date-value="2015-01-30T14:48:00" table:style-name="ce4">
            <text:p>30-Jan-2015</text:p>
          </table:table-cell>
          <table:table-cell office:value-type="date" office:date-value="2014-11-03T16:25:00" table:style-name="ce4">
            <text:p>3-Nov-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7740000" table:style-name="ce3">
            <text:p>7,74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Finland</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83995" table:style-name="ce3">
            <text:p>683,995</text:p>
          </table:table-cell>
          <table:table-cell office:value-type="float" office:value="0" table:style-name="ce3">
            <text:p>0</text:p>
          </table:table-cell>
          <table:table-cell office:value-type="string" table:style-name="ce3">
            <text:p>Health, psychosocial support</text:p>
          </table:table-cell>
          <table:table-cell office:value-type="float" office:value="500000" table:style-name="ce3">
            <text:p>500,000</text:p>
          </table:table-cell>
          <table:table-cell office:value-type="string" table:style-name="ce3">
            <text:p>EUR</text:p>
          </table:table-cell>
          <table:table-cell office:value-type="date" office:date-value="2014-03-21T00:00:00" table:style-name="ce4">
            <text:p>21-Mar-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Finland</text:p>
          </table:table-cell>
          <table:table-cell office:value-type="string" table:style-name="ce3">
            <text:p>Finland</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0366" table:style-name="ce3">
            <text:p>210,366</text:p>
          </table:table-cell>
          <table:table-cell table:style-name="ce3"/>
          <table:table-cell office:value-type="string" table:style-name="ce3">
            <text:p>Donor</text:p>
          </table:table-cell>
          <table:table-cell office:value-type="date" office:date-value="2014-06-13T13:15:00" table:style-name="ce4">
            <text:p>13-Jun-2014</text:p>
          </table:table-cell>
          <table:table-cell office:value-type="date" office:date-value="2014-04-10T09:19:00" table:style-name="ce4">
            <text:p>10-Apr-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Finland</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658762" table:style-name="ce3">
            <text:p>658,762</text:p>
          </table:table-cell>
          <table:table-cell office:value-type="float" office:value="0" table:style-name="ce3">
            <text:p>0</text:p>
          </table:table-cell>
          <table:table-cell office:value-type="string" table:style-name="ce3">
            <text:p>IDP protection in Ukraine.</text:p>
          </table:table-cell>
          <table:table-cell office:value-type="float" office:value="500000" table:style-name="ce3">
            <text:p>500,000</text:p>
          </table:table-cell>
          <table:table-cell office:value-type="string" table:style-name="ce3">
            <text:p>EUR</text:p>
          </table:table-cell>
          <table:table-cell office:value-type="date" office:date-value="2014-08-27T00:00:00" table:style-name="ce4">
            <text:p>27-Aug-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Finland</text:p>
          </table:table-cell>
          <table:table-cell office:value-type="string" table:style-name="ce3">
            <text:p>Finland</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448" table:style-name="ce3">
            <text:p>218,448</text:p>
          </table:table-cell>
          <table:table-cell table:style-name="ce3"/>
          <table:table-cell office:value-type="string" table:style-name="ce3">
            <text:p>Donor and Agency</text:p>
          </table:table-cell>
          <table:table-cell office:value-type="date" office:date-value="2014-12-11T17:02:00" table:style-name="ce4">
            <text:p>11-Dec-2014</text:p>
          </table:table-cell>
          <table:table-cell office:value-type="date" office:date-value="2014-09-26T15:35:00" table:style-name="ce4">
            <text:p>26-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France</text:p>
          </table:table-cell>
          <table:table-cell office:value-type="string" table:style-name="ce3">
            <text:p>CARITA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4014" table:style-name="ce3">
            <text:p>34,014</text:p>
          </table:table-cell>
          <table:table-cell office:value-type="float" office:value="0" table:style-name="ce3">
            <text:p>0</text:p>
          </table:table-cell>
          <table:table-cell office:value-type="string" table:style-name="ce3">
            <text:p>- Prise en charge des déplacés internes de Crimée et du Donbass (logement, aide médicale, aide sociale)- Soutien psychologique pour les victimes de Maïdan et les déplacés internes de Crimée et du Donbass</text:p>
          </table:table-cell>
          <table:table-cell office:value-type="float" office:value="25000" table:style-name="ce3">
            <text:p>25,000</text:p>
          </table:table-cell>
          <table:table-cell office:value-type="string" table:style-name="ce3">
            <text:p>EUR</text:p>
          </table:table-cell>
          <table:table-cell office:value-type="date" office:date-value="2014-06-15T00:00:00" table:style-name="ce4">
            <text:p>15-Jun-2014</text:p>
          </table:table-cell>
          <table:table-cell table:style-name="ce3"/>
          <table:table-cell office:value-type="string" table:style-name="ce3">
            <text:p>SHELTER AND NON-FOOD ITEMS</text:p>
          </table:table-cell>
          <table:table-cell office:value-type="string" table:style-name="ce3">
            <text:p>Ukraine</text:p>
          </table:table-cell>
          <table:table-cell office:value-type="string" table:style-name="ce3">
            <text:p>Commitment</text:p>
          </table:table-cell>
          <table:table-cell office:value-type="string" table:style-name="ce3">
            <text:p>France</text:p>
          </table:table-cell>
          <table:table-cell office:value-type="string" table:style-name="ce3">
            <text:p>France</text:p>
          </table:table-cell>
          <table:table-cell office:value-type="string" table:style-name="ce3">
            <text:p>Caritas Germany (DCV)</text:p>
          </table:table-cell>
          <table:table-cell office:value-type="string" table:style-name="ce3">
            <text:p>NGOs</text:p>
          </table:table-cell>
          <table:table-cell office:value-type="string" table:style-name="ce3">
            <text:p>CARITA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2" table:style-name="ce3">
            <text:p>219,022</text:p>
          </table:table-cell>
          <table:table-cell table:style-name="ce3"/>
          <table:table-cell office:value-type="string" table:style-name="ce3">
            <text:p>Donor</text:p>
          </table:table-cell>
          <table:table-cell office:value-type="date" office:date-value="2014-10-10T17:05:00" table:style-name="ce4">
            <text:p>10-Oct-2014</text:p>
          </table:table-cell>
          <table:table-cell office:value-type="date" office:date-value="2014-10-10T17:05: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France</text:p>
          </table:table-cell>
          <table:table-cell office:value-type="string" table:style-name="ce3">
            <text:p>Private (individuals &amp; organisation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803" table:style-name="ce3">
            <text:p>6,803</text:p>
          </table:table-cell>
          <table:table-cell office:value-type="float" office:value="0" table:style-name="ce3">
            <text:p>0</text:p>
          </table:table-cell>
          <table:table-cell office:value-type="string" table:style-name="ce3">
            <text:p>- Prise en charge des déplacés internes de Crimée et du Donbass (logement, aide médicale, aide sociale)- Soutien psychologique pour les victimes de Maïdan et les déplacés internes de Crimée et du Donbass</text:p>
          </table:table-cell>
          <table:table-cell office:value-type="float" office:value="5000" table:style-name="ce3">
            <text:p>5,000</text:p>
          </table:table-cell>
          <table:table-cell office:value-type="string" table:style-name="ce3">
            <text:p>EUR</text:p>
          </table:table-cell>
          <table:table-cell office:value-type="date" office:date-value="2014-06-15T00:00:00" table:style-name="ce4">
            <text:p>15-Jun-2014</text:p>
          </table:table-cell>
          <table:table-cell table:style-name="ce3"/>
          <table:table-cell office:value-type="string" table:style-name="ce3">
            <text:p>SHELTER AND NON-FOOD ITEMS</text:p>
          </table:table-cell>
          <table:table-cell office:value-type="string" table:style-name="ce3">
            <text:p>Ukraine</text:p>
          </table:table-cell>
          <table:table-cell office:value-type="string" table:style-name="ce3">
            <text:p>Commitment</text:p>
          </table:table-cell>
          <table:table-cell office:value-type="string" table:style-name="ce3">
            <text:p>France</text:p>
          </table:table-cell>
          <table:table-cell office:value-type="string" table:style-name="ce3">
            <text:p>France</text:p>
          </table:table-cell>
          <table:table-cell office:value-type="string" table:style-name="ce3">
            <text:p>Private (individuals &amp; organisations)</text:p>
          </table:table-cell>
          <table:table-cell office:value-type="string" table:style-name="ce3">
            <text:p>Private Orgs. &amp; Foundations</text:p>
          </table:table-cell>
          <table:table-cell office:value-type="string" table:style-name="ce3">
            <text:p>Private (individuals &amp; organisation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3" table:style-name="ce3">
            <text:p>219,023</text:p>
          </table:table-cell>
          <table:table-cell table:style-name="ce3"/>
          <table:table-cell office:value-type="string" table:style-name="ce3">
            <text:p>Donor</text:p>
          </table:table-cell>
          <table:table-cell office:value-type="date" office:date-value="2014-10-10T17:06:00" table:style-name="ce4">
            <text:p>10-Oct-2014</text:p>
          </table:table-cell>
          <table:table-cell office:value-type="date" office:date-value="2014-10-10T17:06: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Germany</text:p>
          </table:table-cell>
          <table:table-cell office:value-type="string" table:style-name="ce3">
            <text:p>Arbeiter-Samariter-Bund Deutschland e.V</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30517" table:style-name="ce3">
            <text:p>630,517</text:p>
          </table:table-cell>
          <table:table-cell office:value-type="float" office:value="0" table:style-name="ce3">
            <text:p>0</text:p>
          </table:table-cell>
          <table:table-cell office:value-type="string" table:style-name="ce3">
            <text:p>Winter assistance for IDPs in the regions Kiev, Kharkiv and Poltava (VN05 321.50 UKR 10/14)</text:p>
          </table:table-cell>
          <table:table-cell office:value-type="float" office:value="500000" table:style-name="ce3">
            <text:p>500,000</text:p>
          </table:table-cell>
          <table:table-cell office:value-type="string" table:style-name="ce3">
            <text:p>EUR</text:p>
          </table:table-cell>
          <table:table-cell office:value-type="date" office:date-value="2014-11-25T00:00:00" table:style-name="ce4">
            <text:p>25-Nov-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Arbeiter-Samariter-Bund Deutschland e.V</text:p>
          </table:table-cell>
          <table:table-cell office:value-type="string" table:style-name="ce3">
            <text:p>NGOs</text:p>
          </table:table-cell>
          <table:table-cell office:value-type="string" table:style-name="ce3">
            <text:p>ASB</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571" table:style-name="ce3">
            <text:p>221,571</text:p>
          </table:table-cell>
          <table:table-cell table:style-name="ce3"/>
          <table:table-cell office:value-type="string" table:style-name="ce3">
            <text:p>Donor</text:p>
          </table:table-cell>
          <table:table-cell office:value-type="date" office:date-value="2014-11-26T10:39:00" table:style-name="ce4">
            <text:p>26-Nov-2014</text:p>
          </table:table-cell>
          <table:table-cell office:value-type="date" office:date-value="2014-11-26T10:39:00" table:style-name="ce4">
            <text:p>26-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Germany</text:p>
          </table:table-cell>
          <table:table-cell office:value-type="string" table:style-name="ce3">
            <text:p>CARITAS</text:p>
          </table:table-cell>
          <table:table-cell office:value-type="string" table:style-name="ce3">
            <text:p>Ukraine 2015</text:p>
          </table:table-cell>
          <table:table-cell office:value-type="string" table:style-name="ce3">
            <text:p>Ukraine 2015</text:p>
          </table:table-cell>
          <table:table-cell office:value-type="string" table:style-name="ce3">
            <text:p>UKR-15/ER/78354/R/7133</text:p>
          </table:table-cell>
          <table:table-cell office:value-type="string" table:style-name="ce3">
            <text:p>Early Recovery and Livelihoods</text:p>
          </table:table-cell>
          <table:table-cell office:value-type="float" office:value="2015" table:style-name="ce5">
            <text:p>2015</text:p>
          </table:table-cell>
          <table:table-cell office:value-type="float" office:value="2040816" table:style-name="ce3">
            <text:p>2,040,816</text:p>
          </table:table-cell>
          <table:table-cell office:value-type="float" office:value="0" table:style-name="ce3">
            <text:p>0</text:p>
          </table:table-cell>
          <table:table-cell office:value-type="string" table:style-name="ce3">
            <text:p>Secure of basic needs and stabilize the livelihoods of those affected by the conflict Ukraine (VN05 321.50 UKR 04/15)</text:p>
          </table:table-cell>
          <table:table-cell office:value-type="float" office:value="1800000" table:style-name="ce3">
            <text:p>1,800,000</text:p>
          </table:table-cell>
          <table:table-cell office:value-type="string" table:style-name="ce3">
            <text:p>EUR</text:p>
          </table:table-cell>
          <table:table-cell office:value-type="date" office:date-value="2015-02-12T00:00:00" table:style-name="ce4">
            <text:p>12-Feb-2015</text:p>
          </table:table-cell>
          <table:table-cell office:value-type="string" table:style-name="ce3">
            <text:p>Early Recovery</text:p>
          </table:table-cell>
          <table:table-cell office:value-type="string" table:style-name="ce3">
            <text:p>ECONOMIC RECOVERY AND INFRASTRUCTURE</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Caritas Germany (DCV)</text:p>
          </table:table-cell>
          <table:table-cell office:value-type="string" table:style-name="ce3">
            <text:p>NGOs</text:p>
          </table:table-cell>
          <table:table-cell office:value-type="string" table:style-name="ce3">
            <text:p>CARITAS</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011" table:style-name="ce3">
            <text:p>225,011</text:p>
          </table:table-cell>
          <table:table-cell table:style-name="ce3"/>
          <table:table-cell office:value-type="string" table:style-name="ce3">
            <text:p>Donor</text:p>
          </table:table-cell>
          <table:table-cell office:value-type="date" office:date-value="2015-02-20T14:14:00" table:style-name="ce4">
            <text:p>20-Feb-2015</text:p>
          </table:table-cell>
          <table:table-cell office:value-type="date" office:date-value="2015-02-20T14:14:00" table:style-name="ce4">
            <text:p>20-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Germany</text:p>
          </table:table-cell>
          <table:table-cell office:value-type="string" table:style-name="ce3">
            <text:p>CARITA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597628" table:style-name="ce3">
            <text:p>597,628</text:p>
          </table:table-cell>
          <table:table-cell office:value-type="float" office:value="0" table:style-name="ce3">
            <text:p>0</text:p>
          </table:table-cell>
          <table:table-cell office:value-type="string" table:style-name="ce3">
            <text:p>Support for internally displaced persons in Ukraine (VN05 321.50 UKR 06/14)</text:p>
          </table:table-cell>
          <table:table-cell office:value-type="float" office:value="453600" table:style-name="ce3">
            <text:p>453,600</text:p>
          </table:table-cell>
          <table:table-cell office:value-type="string" table:style-name="ce3">
            <text:p>EUR</text:p>
          </table:table-cell>
          <table:table-cell office:value-type="date" office:date-value="2014-09-29T00:00:00" table:style-name="ce4">
            <text:p>29-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Caritas Germany (DCV)</text:p>
          </table:table-cell>
          <table:table-cell office:value-type="string" table:style-name="ce3">
            <text:p>NGOs</text:p>
          </table:table-cell>
          <table:table-cell office:value-type="string" table:style-name="ce3">
            <text:p>CARITA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0" table:style-name="ce3">
            <text:p>219,020</text:p>
          </table:table-cell>
          <table:table-cell table:style-name="ce3"/>
          <table:table-cell office:value-type="string" table:style-name="ce3">
            <text:p>Donor</text:p>
          </table:table-cell>
          <table:table-cell office:value-type="date" office:date-value="2014-10-10T17:01:00" table:style-name="ce4">
            <text:p>10-Oct-2014</text:p>
          </table:table-cell>
          <table:table-cell office:value-type="date" office:date-value="2014-10-10T17:01: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Germany</text:p>
          </table:table-cell>
          <table:table-cell office:value-type="string" table:style-name="ce3">
            <text:p>Diakonie Katastrophenhilfe</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52174" table:style-name="ce3">
            <text:p>652,174</text:p>
          </table:table-cell>
          <table:table-cell office:value-type="float" office:value="0" table:style-name="ce3">
            <text:p>0</text:p>
          </table:table-cell>
          <table:table-cell office:value-type="string" table:style-name="ce3">
            <text:p>Humanitarian assistance to IDPs and conflict-affected population in Ukraine through the provision of food, utensils and winterized shelters (VN05 321.50 UKR 07/14)</text:p>
          </table:table-cell>
          <table:table-cell office:value-type="float" office:value="495000" table:style-name="ce3">
            <text:p>495,000</text:p>
          </table:table-cell>
          <table:table-cell office:value-type="string" table:style-name="ce3">
            <text:p>EUR</text:p>
          </table:table-cell>
          <table:table-cell office:value-type="date" office:date-value="2014-09-29T00:00:00" table:style-name="ce4">
            <text:p>29-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Diakonie Katastrophenhilfe</text:p>
          </table:table-cell>
          <table:table-cell office:value-type="string" table:style-name="ce3">
            <text:p>NGOs</text:p>
          </table:table-cell>
          <table:table-cell office:value-type="string" table:style-name="ce3">
            <text:p>Diakonie Katastrophenhilfe</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06" table:style-name="ce3">
            <text:p>219,006</text:p>
          </table:table-cell>
          <table:table-cell table:style-name="ce3"/>
          <table:table-cell office:value-type="string" table:style-name="ce3">
            <text:p>Donor</text:p>
          </table:table-cell>
          <table:table-cell office:value-type="date" office:date-value="2014-10-10T16:29:00" table:style-name="ce4">
            <text:p>10-Oct-2014</text:p>
          </table:table-cell>
          <table:table-cell office:value-type="date" office:date-value="2014-10-10T16:29: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Germany</text:p>
          </table:table-cell>
          <table:table-cell office:value-type="string" table:style-name="ce3">
            <text:p>German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842973" table:style-name="ce3">
            <text:p>1,842,973</text:p>
          </table:table-cell>
          <table:table-cell office:value-type="float" office:value="0" table:style-name="ce3">
            <text:p>0</text:p>
          </table:table-cell>
          <table:table-cell office:value-type="string" table:style-name="ce3">
            <text:p>Support the structures of the Ukrainian Red Cross - Humanitarian Assistance for the conflict affected population in Ukraine (VN05 321.50 UKR 02/14)</text:p>
          </table:table-cell>
          <table:table-cell office:value-type="float" office:value="1450420" table:style-name="ce3">
            <text:p>1,450,420</text:p>
          </table:table-cell>
          <table:table-cell office:value-type="string" table:style-name="ce3">
            <text:p>EUR</text:p>
          </table:table-cell>
          <table:table-cell office:value-type="date" office:date-value="2014-10-13T00:00:00" table:style-name="ce4">
            <text:p>13-Oct-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German Red Cross</text:p>
          </table:table-cell>
          <table:table-cell office:value-type="string" table:style-name="ce3">
            <text:p>Red Cross / Red Crescent</text:p>
          </table:table-cell>
          <table:table-cell office:value-type="string" table:style-name="ce3">
            <text:p>Germany 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340" table:style-name="ce3">
            <text:p>219,340</text:p>
          </table:table-cell>
          <table:table-cell table:style-name="ce3"/>
          <table:table-cell office:value-type="string" table:style-name="ce3">
            <text:p>Donor</text:p>
          </table:table-cell>
          <table:table-cell office:value-type="date" office:date-value="2014-10-15T11:34:00" table:style-name="ce4">
            <text:p>15-Oct-2014</text:p>
          </table:table-cell>
          <table:table-cell office:value-type="date" office:date-value="2014-10-15T11:34:00" table:style-name="ce4">
            <text:p>15-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Germany</text:p>
          </table:table-cell>
          <table:table-cell office:value-type="string" table:style-name="ce3">
            <text:p>German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336898" table:style-name="ce3">
            <text:p>1,336,898</text:p>
          </table:table-cell>
          <table:table-cell office:value-type="float" office:value="0" table:style-name="ce3">
            <text:p>0</text:p>
          </table:table-cell>
          <table:table-cell office:value-type="string" table:style-name="ce3">
            <text:p>To strengthen the response capacity of the Ukrainian Red <text:s/>Cross Society to emergency situations (VN05 321.50 UKR 01/14)</text:p>
          </table:table-cell>
          <table:table-cell office:value-type="float" office:value="1000000" table:style-name="ce3">
            <text:p>1,000,000</text:p>
          </table:table-cell>
          <table:table-cell office:value-type="string" table:style-name="ce3">
            <text:p>EUR</text:p>
          </table:table-cell>
          <table:table-cell office:value-type="date" office:date-value="2014-08-07T00:00:00" table:style-name="ce4">
            <text:p>7-Aug-2014</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German Red Cross</text:p>
          </table:table-cell>
          <table:table-cell office:value-type="string" table:style-name="ce3">
            <text:p>Red Cross / Red Crescent</text:p>
          </table:table-cell>
          <table:table-cell office:value-type="string" table:style-name="ce3">
            <text:p>Germany 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117" table:style-name="ce3">
            <text:p>217,117</text:p>
          </table:table-cell>
          <table:table-cell table:style-name="ce3"/>
          <table:table-cell office:value-type="string" table:style-name="ce3">
            <text:p>Donor</text:p>
          </table:table-cell>
          <table:table-cell office:value-type="date" office:date-value="2014-08-25T10:44:00" table:style-name="ce4">
            <text:p>25-Aug-2014</text:p>
          </table:table-cell>
          <table:table-cell office:value-type="date" office:date-value="2014-08-25T10:43:00" table:style-name="ce4">
            <text:p>25-Aug-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Germany</text:p>
          </table:table-cell>
          <table:table-cell office:value-type="string" table:style-name="ce3">
            <text:p>International Committee of the Red Cross</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1133787" table:style-name="ce3">
            <text:p>1,133,787</text:p>
          </table:table-cell>
          <table:table-cell office:value-type="float" office:value="0" table:style-name="ce3">
            <text:p>0</text:p>
          </table:table-cell>
          <table:table-cell office:value-type="string" table:style-name="ce3">
            <text:p>Assistance, protection, prevention and cooperation activities in Ukraine in 2015 (VN05 321.50 UKR 06/15)</text:p>
          </table:table-cell>
          <table:table-cell office:value-type="float" office:value="1000000" table:style-name="ce3">
            <text:p>1,000,000</text:p>
          </table:table-cell>
          <table:table-cell office:value-type="string" table:style-name="ce3">
            <text:p>EUR</text:p>
          </table:table-cell>
          <table:table-cell office:value-type="date" office:date-value="2015-02-13T00:00:00" table:style-name="ce4">
            <text:p>13-Feb-2015</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879" table:style-name="ce3">
            <text:p>224,879</text:p>
          </table:table-cell>
          <table:table-cell table:style-name="ce3"/>
          <table:table-cell office:value-type="string" table:style-name="ce3">
            <text:p>Donor</text:p>
          </table:table-cell>
          <table:table-cell office:value-type="date" office:date-value="2015-02-17T10:51:00" table:style-name="ce4">
            <text:p>17-Feb-2015</text:p>
          </table:table-cell>
          <table:table-cell office:value-type="date" office:date-value="2015-02-17T10:51:00" table:style-name="ce4">
            <text:p>17-Feb-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Germany</text:p>
          </table:table-cell>
          <table:table-cell office:value-type="string" table:style-name="ce3">
            <text:p>International Committee of the Red Cross</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0" table:style-name="ce3">
            <text:p>0</text:p>
          </table:table-cell>
          <table:table-cell office:value-type="float" office:value="8163265" table:style-name="ce3">
            <text:p>8,163,265</text:p>
          </table:table-cell>
          <table:table-cell office:value-type="string" table:style-name="ce3">
            <text:p>Pledge for humanitarian assistance</text:p>
          </table:table-cell>
          <table:table-cell office:value-type="float" office:value="7200000" table:style-name="ce3">
            <text:p>7,200,000</text:p>
          </table:table-cell>
          <table:table-cell office:value-type="string" table:style-name="ce3">
            <text:p>EUR</text:p>
          </table:table-cell>
          <table:table-cell office:value-type="date" office:date-value="2015-02-18T00:00:00" table:style-name="ce4">
            <text:p>18-Feb-2015</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ledge</text:p>
          </table:table-cell>
          <table:table-cell office:value-type="string" table:style-name="ce3">
            <text:p>Germany</text:p>
          </table:table-cell>
          <table:table-cell office:value-type="string" table:style-name="ce3">
            <text:p>Germany</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152" table:style-name="ce3">
            <text:p>225,152</text:p>
          </table:table-cell>
          <table:table-cell table:style-name="ce3"/>
          <table:table-cell office:value-type="string" table:style-name="ce3">
            <text:p>Donor</text:p>
          </table:table-cell>
          <table:table-cell office:value-type="date" office:date-value="2015-02-24T11:00:00" table:style-name="ce4">
            <text:p>24-Feb-2015</text:p>
          </table:table-cell>
          <table:table-cell office:value-type="date" office:date-value="2015-02-24T11:00:00" table:style-name="ce4">
            <text:p>24-Feb-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Germany</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336898" table:style-name="ce3">
            <text:p>1,336,898</text:p>
          </table:table-cell>
          <table:table-cell office:value-type="float" office:value="0" table:style-name="ce3">
            <text:p>0</text:p>
          </table:table-cell>
          <table:table-cell office:value-type="string" table:style-name="ce3">
            <text:p>Assistance, Protection, Revention and Cooperation Activities in Ukraine 2014 (VN05 321.50 UKR 05/14)</text:p>
          </table:table-cell>
          <table:table-cell office:value-type="float" office:value="1000000" table:style-name="ce3">
            <text:p>1,000,000</text:p>
          </table:table-cell>
          <table:table-cell office:value-type="string" table:style-name="ce3">
            <text:p>EUR</text:p>
          </table:table-cell>
          <table:table-cell office:value-type="date" office:date-value="2014-08-21T00:00:00" table:style-name="ce4">
            <text:p>21-Aug-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116" table:style-name="ce3">
            <text:p>217,116</text:p>
          </table:table-cell>
          <table:table-cell table:style-name="ce3"/>
          <table:table-cell office:value-type="string" table:style-name="ce3">
            <text:p>Donor</text:p>
          </table:table-cell>
          <table:table-cell office:value-type="date" office:date-value="2014-08-25T10:42:00" table:style-name="ce4">
            <text:p>25-Aug-2014</text:p>
          </table:table-cell>
          <table:table-cell office:value-type="date" office:date-value="2014-08-25T10:42:00" table:style-name="ce4">
            <text:p>25-Aug-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Germany</text:p>
          </table:table-cell>
          <table:table-cell office:value-type="string" table:style-name="ce3">
            <text:p>International Organization for Migration</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F/75081/298</text:p>
          </table:table-cell>
          <table:table-cell office:value-type="string" table:style-name="ce3">
            <text:p>Shelter Sector (IOM)</text:p>
          </table:table-cell>
          <table:table-cell office:value-type="float" office:value="2014" table:style-name="ce5">
            <text:p>2014</text:p>
          </table:table-cell>
          <table:table-cell office:value-type="float" office:value="851064" table:style-name="ce3">
            <text:p>851,064</text:p>
          </table:table-cell>
          <table:table-cell office:value-type="float" office:value="0" table:style-name="ce3">
            <text:p>0</text:p>
          </table:table-cell>
          <table:table-cell office:value-type="string" table:style-name="ce3">
            <text:p>Emergency provision of live-saving winterization non-food-item support to IDPs an community centers across Urkaine (VN05 321.50 UKR 09/14)</text:p>
          </table:table-cell>
          <table:table-cell office:value-type="float" office:value="680000" table:style-name="ce3">
            <text:p>680,000</text:p>
          </table:table-cell>
          <table:table-cell office:value-type="string" table:style-name="ce3">
            <text:p>EUR</text:p>
          </table:table-cell>
          <table:table-cell office:value-type="date" office:date-value="2014-11-21T00:00:00" table:style-name="ce4">
            <text:p>21-Nov-2014</text:p>
          </table:table-cell>
          <table:table-cell office:value-type="string" table:style-name="ce3">
            <text:p>Shelter and NFIs</text:p>
          </table:table-cell>
          <table:table-cell office:value-type="string" table:style-name="ce3">
            <text:p>SHELTER AND NON-FOOD ITEMS</text:p>
          </table:table-cell>
          <table:table-cell office:value-type="string" table:style-name="ce3">
            <text:p>Ukraine</text:p>
          </table:table-cell>
          <table:table-cell office:value-type="string" table:style-name="ce3">
            <text:p>Paid contribution</text:p>
          </table:table-cell>
          <table:table-cell office:value-type="string" table:style-name="ce3">
            <text:p>Germany</text:p>
          </table:table-cell>
          <table:table-cell office:value-type="string" table:style-name="ce3">
            <text:p>Germany</text:p>
          </table:table-cell>
          <table:table-cell office:value-type="string" table:style-name="ce3">
            <text:p>International Organization for Migration</text:p>
          </table:table-cell>
          <table:table-cell office:value-type="string" table:style-name="ce3">
            <text:p>UN Agencies</text:p>
          </table:table-cell>
          <table:table-cell office:value-type="string" table:style-name="ce3">
            <text:p>IOM</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461" table:style-name="ce3">
            <text:p>221,461</text:p>
          </table:table-cell>
          <table:table-cell table:style-name="ce3"/>
          <table:table-cell office:value-type="string" table:style-name="ce3">
            <text:p>Donor and Agency</text:p>
          </table:table-cell>
          <table:table-cell office:value-type="date" office:date-value="2015-02-19T11:09:00" table:style-name="ce4">
            <text:p>19-Feb-2015</text:p>
          </table:table-cell>
          <table:table-cell office:value-type="date" office:date-value="2014-11-25T10:02:00" table:style-name="ce4">
            <text:p>25-Nov-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620000" table:style-name="ce3">
            <text:p>1,62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Germany</text:p>
          </table:table-cell>
          <table:table-cell office:value-type="string" table:style-name="ce3">
            <text:p>Office for the Coordination of Humanitarian Affair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91/119</text:p>
          </table:table-cell>
          <table:table-cell office:value-type="string" table:style-name="ce3">
            <text:p>Coordination and Support Services (OCHA)</text:p>
          </table:table-cell>
          <table:table-cell office:value-type="float" office:value="2014" table:style-name="ce5">
            <text:p>2014</text:p>
          </table:table-cell>
          <table:table-cell office:value-type="float" office:value="658762" table:style-name="ce3">
            <text:p>658,762</text:p>
          </table:table-cell>
          <table:table-cell office:value-type="float" office:value="0" table:style-name="ce3">
            <text:p>0</text:p>
          </table:table-cell>
          <table:table-cell office:value-type="string" table:style-name="ce3">
            <text:p>Regional Office for Asia and the Pacific - Ukraine Humanitarian Advisory Team [OCT 4572];[Pol-100 320.25 UKR 03/14; VN05-42-321.50 UKR 03/14]<text:s/></text:p>
          </table:table-cell>
          <table:table-cell office:value-type="float" office:value="500000" table:style-name="ce3">
            <text:p>500,000</text:p>
          </table:table-cell>
          <table:table-cell office:value-type="string" table:style-name="ce3">
            <text:p>EUR</text:p>
          </table:table-cell>
          <table:table-cell office:value-type="date" office:date-value="2014-07-07T00:00:00" table:style-name="ce4">
            <text:p>7-Jul-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Paid contribution</text:p>
          </table:table-cell>
          <table:table-cell office:value-type="string" table:style-name="ce3">
            <text:p>Germany</text:p>
          </table:table-cell>
          <table:table-cell office:value-type="string" table:style-name="ce3">
            <text:p>Germany</text:p>
          </table:table-cell>
          <table:table-cell office:value-type="string" table:style-name="ce3">
            <text:p>Office for the Coordination of Humanitarian Affairs</text:p>
          </table:table-cell>
          <table:table-cell office:value-type="string" table:style-name="ce3">
            <text:p>UN Agencies</text:p>
          </table:table-cell>
          <table:table-cell office:value-type="string" table:style-name="ce3">
            <text:p>OCHA</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5018" table:style-name="ce3">
            <text:p>215,018</text:p>
          </table:table-cell>
          <table:table-cell table:style-name="ce3"/>
          <table:table-cell office:value-type="string" table:style-name="ce3">
            <text:p>Donor and Agency</text:p>
          </table:table-cell>
          <table:table-cell office:value-type="date" office:date-value="2015-01-27T18:16:00" table:style-name="ce4">
            <text:p>27-Jan-2015</text:p>
          </table:table-cell>
          <table:table-cell office:value-type="date" office:date-value="2014-07-15T11:28:00" table:style-name="ce4">
            <text:p>15-Jul-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043890" table:style-name="ce3">
            <text:p>1,043,89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Germany</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1336898" table:style-name="ce3">
            <text:p>1,336,898</text:p>
          </table:table-cell>
          <table:table-cell office:value-type="float" office:value="0" table:style-name="ce3">
            <text:p>0</text:p>
          </table:table-cell>
          <table:table-cell office:value-type="string" table:style-name="ce3">
            <text:p>Support to IDPs - UKR-crisis (VN05 321.50 UKR 04/14)</text:p>
          </table:table-cell>
          <table:table-cell office:value-type="float" office:value="1000000" table:style-name="ce3">
            <text:p>1,000,000</text:p>
          </table:table-cell>
          <table:table-cell office:value-type="string" table:style-name="ce3">
            <text:p>EUR</text:p>
          </table:table-cell>
          <table:table-cell office:value-type="date" office:date-value="2014-08-22T00:00:00" table:style-name="ce4">
            <text:p>22-Aug-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Germany</text:p>
          </table:table-cell>
          <table:table-cell office:value-type="string" table:style-name="ce3">
            <text:p>Germany</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17" table:style-name="ce3">
            <text:p>219,017</text:p>
          </table:table-cell>
          <table:table-cell table:style-name="ce3"/>
          <table:table-cell office:value-type="string" table:style-name="ce3">
            <text:p>Donor and Agency</text:p>
          </table:table-cell>
          <table:table-cell office:value-type="date" office:date-value="2014-12-11T17:03:00" table:style-name="ce4">
            <text:p>11-Dec-2014</text:p>
          </table:table-cell>
          <table:table-cell office:value-type="date" office:date-value="2014-10-10T16:53:00" table:style-name="ce4">
            <text:p>10-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Germany</text:p>
          </table:table-cell>
          <table:table-cell office:value-type="string" table:style-name="ce3">
            <text:p>World Food Programme</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F/75088/561</text:p>
          </table:table-cell>
          <table:table-cell office:value-type="string" table:style-name="ce3">
            <text:p>Food Sector</text:p>
          </table:table-cell>
          <table:table-cell office:value-type="float" office:value="2014" table:style-name="ce5">
            <text:p>2014</text:p>
          </table:table-cell>
          <table:table-cell office:value-type="float" office:value="630517" table:style-name="ce3">
            <text:p>630,517</text:p>
          </table:table-cell>
          <table:table-cell office:value-type="float" office:value="0" table:style-name="ce3">
            <text:p>0</text:p>
          </table:table-cell>
          <table:table-cell office:value-type="string" table:style-name="ce3">
            <text:p>Emgency food aid for civilians affected by the conflict in eastern Ukraine (VN05 321.50 UKR 08/14)</text:p>
          </table:table-cell>
          <table:table-cell office:value-type="float" office:value="500000" table:style-name="ce3">
            <text:p>500,000</text:p>
          </table:table-cell>
          <table:table-cell office:value-type="string" table:style-name="ce3">
            <text:p>EUR</text:p>
          </table:table-cell>
          <table:table-cell office:value-type="date" office:date-value="2014-11-21T00:00:00" table:style-name="ce4">
            <text:p>21-Nov-2014</text:p>
          </table:table-cell>
          <table:table-cell office:value-type="string" table:style-name="ce3">
            <text:p>Food Security and Nutrition</text:p>
          </table:table-cell>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Germany</text:p>
          </table:table-cell>
          <table:table-cell office:value-type="string" table:style-name="ce3">
            <text:p>Germany</text:p>
          </table:table-cell>
          <table:table-cell office:value-type="string" table:style-name="ce3">
            <text:p>World Food Programme</text:p>
          </table:table-cell>
          <table:table-cell office:value-type="string" table:style-name="ce3">
            <text:p>UN Agencies</text:p>
          </table:table-cell>
          <table:table-cell office:value-type="string" table:style-name="ce3">
            <text:p>WFP</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462" table:style-name="ce3">
            <text:p>221,462</text:p>
          </table:table-cell>
          <table:table-cell table:style-name="ce3"/>
          <table:table-cell office:value-type="string" table:style-name="ce3">
            <text:p>Donor</text:p>
          </table:table-cell>
          <table:table-cell office:value-type="date" office:date-value="2014-12-11T17:20:00" table:style-name="ce4">
            <text:p>11-Dec-2014</text:p>
          </table:table-cell>
          <table:table-cell office:value-type="date" office:date-value="2014-11-25T10:18:00" table:style-name="ce4">
            <text:p>25-Nov-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5500000" table:style-name="ce3">
            <text:p>5,50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Hungary</text:p>
          </table:table-cell>
          <table:table-cell office:value-type="string" table:style-name="ce3">
            <text:p>ACT Alliance / Hungarian Interchurch Ai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80461" table:style-name="ce3">
            <text:p>80,461</text:p>
          </table:table-cell>
          <table:table-cell office:value-type="float" office:value="0" table:style-name="ce3">
            <text:p>0</text:p>
          </table:table-cell>
          <table:table-cell office:value-type="string" table:style-name="ce3">
            <text:p>Provide rehabilitation for volunteers and in-kind humanitarian assistance to health institutions</text:p>
          </table:table-cell>
          <table:table-cell office:value-type="float" office:value="18345175" table:style-name="ce3">
            <text:p>18,345,175</text:p>
          </table:table-cell>
          <table:table-cell office:value-type="string" table:style-name="ce3">
            <text:p>HUF</text:p>
          </table:table-cell>
          <table:table-cell office:value-type="date" office:date-value="2014-03-20T00:00:00" table:style-name="ce4">
            <text:p>20-Mar-2014</text:p>
          </table:table-cell>
          <table:table-cell table:style-name="ce3"/>
          <table:table-cell office:value-type="string" table:style-name="ce3">
            <text:p>ECONOMIC RECOVERY AND INFRASTRUCTURE</text:p>
          </table:table-cell>
          <table:table-cell office:value-type="string" table:style-name="ce3">
            <text:p>Ukraine</text:p>
          </table:table-cell>
          <table:table-cell office:value-type="string" table:style-name="ce3">
            <text:p>Commitment</text:p>
          </table:table-cell>
          <table:table-cell office:value-type="string" table:style-name="ce3">
            <text:p>Hungary</text:p>
          </table:table-cell>
          <table:table-cell office:value-type="string" table:style-name="ce3">
            <text:p>Hungary</text:p>
          </table:table-cell>
          <table:table-cell office:value-type="string" table:style-name="ce3">
            <text:p>ACT Alliance</text:p>
          </table:table-cell>
          <table:table-cell office:value-type="string" table:style-name="ce3">
            <text:p>NGOs</text:p>
          </table:table-cell>
          <table:table-cell office:value-type="string" table:style-name="ce3">
            <text:p>ACT/HIA</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7" table:style-name="ce3">
            <text:p>219,027</text:p>
          </table:table-cell>
          <table:table-cell table:style-name="ce3"/>
          <table:table-cell office:value-type="string" table:style-name="ce3">
            <text:p>Donor</text:p>
          </table:table-cell>
          <table:table-cell office:value-type="date" office:date-value="2014-10-10T17:12:00" table:style-name="ce4">
            <text:p>10-Oct-2014</text:p>
          </table:table-cell>
          <table:table-cell office:value-type="date" office:date-value="2014-10-10T17:12: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Hungary</text:p>
          </table:table-cell>
          <table:table-cell office:value-type="string" table:style-name="ce3">
            <text:p>ACT Alliance / Hungarian Interchurch Ai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8757" table:style-name="ce3">
            <text:p>8,757</text:p>
          </table:table-cell>
          <table:table-cell office:value-type="float" office:value="0" table:style-name="ce3">
            <text:p>0</text:p>
          </table:table-cell>
          <table:table-cell office:value-type="string" table:style-name="ce3">
            <text:p>Provide medical supplies to the health facilities</text:p>
          </table:table-cell>
          <table:table-cell office:value-type="float" office:value="2000000" table:style-name="ce3">
            <text:p>2,000,000</text:p>
          </table:table-cell>
          <table:table-cell office:value-type="string" table:style-name="ce3">
            <text:p>HUF</text:p>
          </table:table-cell>
          <table:table-cell office:value-type="date" office:date-value="2014-02-26T00:00:00" table:style-name="ce4">
            <text:p>26-Feb-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Hungary</text:p>
          </table:table-cell>
          <table:table-cell office:value-type="string" table:style-name="ce3">
            <text:p>Hungary</text:p>
          </table:table-cell>
          <table:table-cell office:value-type="string" table:style-name="ce3">
            <text:p>ACT Alliance</text:p>
          </table:table-cell>
          <table:table-cell office:value-type="string" table:style-name="ce3">
            <text:p>NGOs</text:p>
          </table:table-cell>
          <table:table-cell office:value-type="string" table:style-name="ce3">
            <text:p>ACT/HIA</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8" table:style-name="ce3">
            <text:p>219,028</text:p>
          </table:table-cell>
          <table:table-cell table:style-name="ce3"/>
          <table:table-cell office:value-type="string" table:style-name="ce3">
            <text:p>Donor</text:p>
          </table:table-cell>
          <table:table-cell office:value-type="date" office:date-value="2014-10-10T17:13:00" table:style-name="ce4">
            <text:p>10-Oct-2014</text:p>
          </table:table-cell>
          <table:table-cell office:value-type="date" office:date-value="2014-10-10T17:13: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Hungary</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43860" table:style-name="ce3">
            <text:p>43,860</text:p>
          </table:table-cell>
          <table:table-cell office:value-type="float" office:value="0" table:style-name="ce3">
            <text:p>0</text:p>
          </table:table-cell>
          <table:table-cell office:value-type="string" table:style-name="ce3">
            <text:p>Provide medical items for health facilities in and around Berehove and Lvov, in preparing for IDPs</text:p>
          </table:table-cell>
          <table:table-cell office:value-type="float" office:value="10000000" table:style-name="ce3">
            <text:p>10,000,000</text:p>
          </table:table-cell>
          <table:table-cell office:value-type="string" table:style-name="ce3">
            <text:p>HUF</text:p>
          </table:table-cell>
          <table:table-cell office:value-type="date" office:date-value="2014-03-20T00:00:00" table:style-name="ce4">
            <text:p>20-Mar-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Hungary</text:p>
          </table:table-cell>
          <table:table-cell office:value-type="string" table:style-name="ce3">
            <text:p>Hungary</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5" table:style-name="ce3">
            <text:p>219,025</text:p>
          </table:table-cell>
          <table:table-cell table:style-name="ce3"/>
          <table:table-cell office:value-type="string" table:style-name="ce3">
            <text:p>Donor</text:p>
          </table:table-cell>
          <table:table-cell office:value-type="date" office:date-value="2014-10-10T17:10:00" table:style-name="ce4">
            <text:p>10-Oct-2014</text:p>
          </table:table-cell>
          <table:table-cell office:value-type="date" office:date-value="2014-10-10T17:10: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Hungary</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7258" table:style-name="ce3">
            <text:p>7,258</text:p>
          </table:table-cell>
          <table:table-cell office:value-type="float" office:value="0" table:style-name="ce3">
            <text:p>0</text:p>
          </table:table-cell>
          <table:table-cell office:value-type="string" table:style-name="ce3">
            <text:p>Provide medical items for the treatment of the wounded during the conflict (through HSMI)</text:p>
          </table:table-cell>
          <table:table-cell office:value-type="float" office:value="1654825" table:style-name="ce3">
            <text:p>1,654,825</text:p>
          </table:table-cell>
          <table:table-cell office:value-type="string" table:style-name="ce3">
            <text:p>HUF</text:p>
          </table:table-cell>
          <table:table-cell office:value-type="date" office:date-value="2014-03-20T00:00:00" table:style-name="ce4">
            <text:p>20-Mar-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Hungary</text:p>
          </table:table-cell>
          <table:table-cell office:value-type="string" table:style-name="ce3">
            <text:p>Hungary</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6" table:style-name="ce3">
            <text:p>219,026</text:p>
          </table:table-cell>
          <table:table-cell table:style-name="ce3"/>
          <table:table-cell office:value-type="string" table:style-name="ce3">
            <text:p>Donor</text:p>
          </table:table-cell>
          <table:table-cell office:value-type="date" office:date-value="2014-10-10T17:11:00" table:style-name="ce4">
            <text:p>10-Oct-2014</text:p>
          </table:table-cell>
          <table:table-cell office:value-type="date" office:date-value="2014-10-10T17:11: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Hungary</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5423" table:style-name="ce3">
            <text:p>5,423</text:p>
          </table:table-cell>
          <table:table-cell office:value-type="float" office:value="0" table:style-name="ce3">
            <text:p>0</text:p>
          </table:table-cell>
          <table:table-cell office:value-type="string" table:style-name="ce3">
            <text:p>To provide relief items for the internally displaced persons (through Consulate General in Uzhhorod )</text:p>
          </table:table-cell>
          <table:table-cell office:value-type="float" office:value="1329285" table:style-name="ce3">
            <text:p>1,329,285</text:p>
          </table:table-cell>
          <table:table-cell office:value-type="string" table:style-name="ce3">
            <text:p>HUF</text:p>
          </table:table-cell>
          <table:table-cell office:value-type="date" office:date-value="2014-12-16T00:00:00" table:style-name="ce4">
            <text:p>16-Dec-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Hungary</text:p>
          </table:table-cell>
          <table:table-cell office:value-type="string" table:style-name="ce3">
            <text:p>Hungary</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02" table:style-name="ce3">
            <text:p>224,102</text:p>
          </table:table-cell>
          <table:table-cell table:style-name="ce3"/>
          <table:table-cell office:value-type="string" table:style-name="ce3">
            <text:p>Donor</text:p>
          </table:table-cell>
          <table:table-cell office:value-type="date" office:date-value="2015-01-27T18:01:00" table:style-name="ce4">
            <text:p>27-Jan-2015</text:p>
          </table:table-cell>
          <table:table-cell office:value-type="date" office:date-value="2015-01-27T18:01:00" table:style-name="ce4">
            <text:p>27-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Israel</text:p>
          </table:table-cell>
          <table:table-cell office:value-type="string" table:style-name="ce3">
            <text:p>World Health Organization</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H/75075/122</text:p>
          </table:table-cell>
          <table:table-cell office:value-type="string" table:style-name="ce3">
            <text:p>Health Sector</text:p>
          </table:table-cell>
          <table:table-cell office:value-type="float" office:value="2014" table:style-name="ce5">
            <text:p>2014</text:p>
          </table:table-cell>
          <table:table-cell office:value-type="float" office:value="40223" table:style-name="ce3">
            <text:p>40,223</text:p>
          </table:table-cell>
          <table:table-cell office:value-type="float" office:value="0" table:style-name="ce3">
            <text:p>0</text:p>
          </table:table-cell>
          <table:table-cell office:value-type="string" table:style-name="ce3">
            <text:p>Purchasing medical equipment to improve current situation in Ukraine and cover urgent medical needs</text:p>
            <text:p/>
          </table:table-cell>
          <table:table-cell office:value-type="string" table:style-name="ce3">
            <text:p/>
          </table:table-cell>
          <table:table-cell office:value-type="string" table:style-name="ce3">
            <text:p>USD</text:p>
          </table:table-cell>
          <table:table-cell office:value-type="date" office:date-value="2014-11-10T00:00:00" table:style-name="ce4">
            <text:p>10-Nov-2014</text:p>
          </table:table-cell>
          <table:table-cell office:value-type="string" table:style-name="ce3">
            <text:p>Health</text:p>
          </table:table-cell>
          <table:table-cell office:value-type="string" table:style-name="ce3">
            <text:p>HEALTH</text:p>
          </table:table-cell>
          <table:table-cell office:value-type="string" table:style-name="ce3">
            <text:p>Ukraine</text:p>
          </table:table-cell>
          <table:table-cell office:value-type="string" table:style-name="ce3">
            <text:p>Paid contribution</text:p>
          </table:table-cell>
          <table:table-cell office:value-type="string" table:style-name="ce3">
            <text:p>Israel</text:p>
          </table:table-cell>
          <table:table-cell office:value-type="string" table:style-name="ce3">
            <text:p>Israel</text:p>
          </table:table-cell>
          <table:table-cell office:value-type="string" table:style-name="ce3">
            <text:p>World Health Organization</text:p>
          </table:table-cell>
          <table:table-cell office:value-type="string" table:style-name="ce3">
            <text:p>UN Agencies</text:p>
          </table:table-cell>
          <table:table-cell office:value-type="string" table:style-name="ce3">
            <text:p>WHO</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779" table:style-name="ce3">
            <text:p>220,779</text:p>
          </table:table-cell>
          <table:table-cell table:style-name="ce3"/>
          <table:table-cell office:value-type="string" table:style-name="ce3">
            <text:p>Agency</text:p>
          </table:table-cell>
          <table:table-cell office:value-type="date" office:date-value="2014-12-11T17:18:00" table:style-name="ce4">
            <text:p>11-Dec-2014</text:p>
          </table:table-cell>
          <table:table-cell office:value-type="date" office:date-value="2014-11-13T17:14:00" table:style-name="ce4">
            <text:p>13-Nov-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7740000" table:style-name="ce3">
            <text:p>7,74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Italy</text:p>
          </table:table-cell>
          <table:table-cell office:value-type="string" table:style-name="ce3">
            <text:p>International Committee of the Red Cross</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121951" table:style-name="ce3">
            <text:p>121,951</text:p>
          </table:table-cell>
          <table:table-cell office:value-type="float" office:value="0" table:style-name="ce3">
            <text:p>0</text:p>
          </table:table-cell>
          <table:table-cell office:value-type="string" table:style-name="ce3">
            <text:p>Multilateral contribution: Support to the “ICRC Emergency Appeal 2015 - Ukraine” to provide humanitarian assistance to affected people</text:p>
          </table:table-cell>
          <table:table-cell office:value-type="float" office:value="100000" table:style-name="ce3">
            <text:p>100,000</text:p>
          </table:table-cell>
          <table:table-cell office:value-type="string" table:style-name="ce3">
            <text:p>EUR</text:p>
          </table:table-cell>
          <table:table-cell office:value-type="date" office:date-value="2015-01-28T00:00:00" table:style-name="ce4">
            <text:p>28-Jan-2015</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Italy</text:p>
          </table:table-cell>
          <table:table-cell office:value-type="string" table:style-name="ce3">
            <text:p>Italy</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465" table:style-name="ce3">
            <text:p>224,465</text:p>
          </table:table-cell>
          <table:table-cell table:style-name="ce3"/>
          <table:table-cell office:value-type="string" table:style-name="ce3">
            <text:p>Donor</text:p>
          </table:table-cell>
          <table:table-cell office:value-type="date" office:date-value="2015-02-04T14:28:00" table:style-name="ce4">
            <text:p>4-Feb-2015</text:p>
          </table:table-cell>
          <table:table-cell office:value-type="date" office:date-value="2015-02-04T14:28:00" table:style-name="ce4">
            <text:p>4-Feb-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5" table:visibility="filter">
          <table:table-cell office:value-type="string" table:style-name="ce3">
            <text:p>Italy</text:p>
          </table:table-cell>
          <table:table-cell office:value-type="string" table:style-name="ce3">
            <text:p>International Federation of Red Cross and Red Crescent Societie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8399" table:style-name="ce3">
            <text:p>68,399</text:p>
          </table:table-cell>
          <table:table-cell office:value-type="float" office:value="0" table:style-name="ce3">
            <text:p>0</text:p>
          </table:table-cell>
          <table:table-cell office:value-type="string" table:style-name="ce3">
            <text:p>Civil Unrest in Ukraine (Dref Operation n. MDRUA007)</text:p>
          </table:table-cell>
          <table:table-cell office:value-type="float" office:value="50000" table:style-name="ce3">
            <text:p>50,000</text:p>
          </table:table-cell>
          <table:table-cell office:value-type="string" table:style-name="ce3">
            <text:p>EUR</text:p>
          </table:table-cell>
          <table:table-cell office:value-type="date" office:date-value="2014-03-11T00:00:00" table:style-name="ce4">
            <text:p>11-Mar-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Italy</text:p>
          </table:table-cell>
          <table:table-cell office:value-type="string" table:style-name="ce3">
            <text:p>Italy</text:p>
          </table:table-cell>
          <table:table-cell office:value-type="string" table:style-name="ce3">
            <text:p>International Federation of Red Cross and Red Crescent Societies</text:p>
          </table:table-cell>
          <table:table-cell office:value-type="string" table:style-name="ce3">
            <text:p>Red Cross / Red Crescent</text:p>
          </table:table-cell>
          <table:table-cell office:value-type="string" table:style-name="ce3">
            <text:p>IF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4" table:style-name="ce3">
            <text:p>219,024</text:p>
          </table:table-cell>
          <table:table-cell table:style-name="ce3"/>
          <table:table-cell office:value-type="string" table:style-name="ce3">
            <text:p>Donor</text:p>
          </table:table-cell>
          <table:table-cell office:value-type="date" office:date-value="2014-12-15T16:26:00" table:style-name="ce4">
            <text:p>15-Dec-2014</text:p>
          </table:table-cell>
          <table:table-cell office:value-type="date" office:date-value="2014-10-10T17:09: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4" table:visibility="filter">
          <table:table-cell office:value-type="string" table:style-name="ce3">
            <text:p>Italy</text:p>
          </table:table-cell>
          <table:table-cell office:value-type="string" table:style-name="ce3">
            <text:p>United Nations High Commissioner for Refugees</text:p>
          </table:table-cell>
          <table:table-cell office:value-type="string" table:style-name="ce3">
            <text:p>Ukraine 2015</text:p>
          </table:table-cell>
          <table:table-cell office:value-type="string" table:style-name="ce3">
            <text:p>Ukraine 2015</text:p>
          </table:table-cell>
          <table:table-cell office:value-type="string" table:style-name="ce3">
            <text:p>UKR-15/P-HR-RL/78196/R/120</text:p>
          </table:table-cell>
          <table:table-cell office:value-type="string" table:style-name="ce3">
            <text:p>Support to the “UN Strategic Response plan 2015 – Ukraine” to provide humanitarian assistance and protection to affected people</text:p>
          </table:table-cell>
          <table:table-cell office:value-type="float" office:value="2015" table:style-name="ce5">
            <text:p>2015</text:p>
          </table:table-cell>
          <table:table-cell office:value-type="float" office:value="135870" table:style-name="ce3">
            <text:p>135,870</text:p>
          </table:table-cell>
          <table:table-cell office:value-type="float" office:value="0" table:style-name="ce3">
            <text:p>0</text:p>
          </table:table-cell>
          <table:table-cell office:value-type="string" table:style-name="ce3">
            <text:p>Multilateral contribution to UNHCR: Support to the “UN Strategic Response plan 2015 – Ukraine” to provide humanitarian assistance and protection to affected people.</text:p>
          </table:table-cell>
          <table:table-cell office:value-type="float" office:value="100000" table:style-name="ce3">
            <text:p>100,000</text:p>
          </table:table-cell>
          <table:table-cell office:value-type="string" table:style-name="ce3">
            <text:p>EUR</text:p>
          </table:table-cell>
          <table:table-cell office:value-type="date" office:date-value="2015-01-28T00:00:00" table:style-name="ce4">
            <text:p>28-Jan-2015</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Italy</text:p>
          </table:table-cell>
          <table:table-cell office:value-type="string" table:style-name="ce3">
            <text:p>Italy</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573" table:style-name="ce3">
            <text:p>224,573</text:p>
          </table:table-cell>
          <table:table-cell table:style-name="ce3"/>
          <table:table-cell office:value-type="string" table:style-name="ce3">
            <text:p>Donor and Agency</text:p>
          </table:table-cell>
          <table:table-cell office:value-type="date" office:date-value="2015-03-02T18:04:00" table:style-name="ce4">
            <text:p>2-Mar-2015</text:p>
          </table:table-cell>
          <table:table-cell office:value-type="date" office:date-value="2015-02-10T15:34:00" table:style-name="ce4">
            <text:p>10-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Japan</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50000" table:style-name="ce3">
            <text:p>150,000</text:p>
          </table:table-cell>
          <table:table-cell office:value-type="float" office:value="0" table:style-name="ce3">
            <text:p>0</text:p>
          </table:table-cell>
          <table:table-cell office:value-type="string" table:style-name="ce3">
            <text:p>Emergency Grand Aid in respond to the deterioration of the humanitarian situation in Eastern Ukraine</text:p>
            <text:p/>
          </table:table-cell>
          <table:table-cell office:value-type="string" table:style-name="ce3">
            <text:p/>
          </table:table-cell>
          <table:table-cell office:value-type="string" table:style-name="ce3">
            <text:p>USD</text:p>
          </table:table-cell>
          <table:table-cell office:value-type="date" office:date-value="2014-09-09T00:00:00" table:style-name="ce4">
            <text:p>9-Sep-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Paid contribution</text:p>
          </table:table-cell>
          <table:table-cell office:value-type="string" table:style-name="ce3">
            <text:p>Japan</text:p>
          </table:table-cell>
          <table:table-cell office:value-type="string" table:style-name="ce3">
            <text:p>Japan</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461" table:style-name="ce3">
            <text:p>219,461</text:p>
          </table:table-cell>
          <table:table-cell table:style-name="ce3"/>
          <table:table-cell office:value-type="string" table:style-name="ce3">
            <text:p>Donor</text:p>
          </table:table-cell>
          <table:table-cell office:value-type="date" office:date-value="2014-10-20T14:52:00" table:style-name="ce4">
            <text:p>20-Oct-2014</text:p>
          </table:table-cell>
          <table:table-cell office:value-type="date" office:date-value="2014-10-20T14:52:00" table:style-name="ce4">
            <text:p>2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5" table:visibility="filter">
          <table:table-cell office:value-type="string" table:style-name="ce3">
            <text:p>Japan</text:p>
          </table:table-cell>
          <table:table-cell office:value-type="string" table:style-name="ce3">
            <text:p>International Federation of Red Cross and Red Crescent Societie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33630" table:style-name="ce3">
            <text:p>133,630</text:p>
          </table:table-cell>
          <table:table-cell office:value-type="float" office:value="0" table:style-name="ce3">
            <text:p>0</text:p>
          </table:table-cell>
          <table:table-cell office:value-type="string" table:style-name="ce3">
            <text:p>Emergency Grant Aid for Ukrainian IDPs and Civil unrest - Shelter and NFIs</text:p>
            <text:p/>
          </table:table-cell>
          <table:table-cell office:value-type="float" office:value="120000" table:style-name="ce3">
            <text:p>120,000</text:p>
          </table:table-cell>
          <table:table-cell office:value-type="string" table:style-name="ce3">
            <text:p>CHF</text:p>
          </table:table-cell>
          <table:table-cell office:value-type="date" office:date-value="2014-06-11T00:00:00" table:style-name="ce4">
            <text:p>11-Jun-2014</text:p>
          </table:table-cell>
          <table:table-cell table:style-name="ce3"/>
          <table:table-cell office:value-type="string" table:style-name="ce3">
            <text:p>SHELTER AND NON-FOOD ITEMS</text:p>
          </table:table-cell>
          <table:table-cell office:value-type="string" table:style-name="ce3">
            <text:p>Ukraine</text:p>
          </table:table-cell>
          <table:table-cell office:value-type="string" table:style-name="ce3">
            <text:p>Paid contribution</text:p>
          </table:table-cell>
          <table:table-cell office:value-type="string" table:style-name="ce3">
            <text:p>Japan</text:p>
          </table:table-cell>
          <table:table-cell office:value-type="string" table:style-name="ce3">
            <text:p>Japan</text:p>
          </table:table-cell>
          <table:table-cell office:value-type="string" table:style-name="ce3">
            <text:p>International Federation of Red Cross and Red Crescent Societies</text:p>
          </table:table-cell>
          <table:table-cell office:value-type="string" table:style-name="ce3">
            <text:p>Red Cross / Red Crescent</text:p>
          </table:table-cell>
          <table:table-cell office:value-type="string" table:style-name="ce3">
            <text:p>IF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4706" table:style-name="ce3">
            <text:p>214,706</text:p>
          </table:table-cell>
          <table:table-cell table:style-name="ce3"/>
          <table:table-cell office:value-type="string" table:style-name="ce3">
            <text:p>Donor</text:p>
          </table:table-cell>
          <table:table-cell office:value-type="date" office:date-value="2014-07-04T12:03:00" table:style-name="ce4">
            <text:p>4-Jul-2014</text:p>
          </table:table-cell>
          <table:table-cell office:value-type="date" office:date-value="2014-07-04T12:03:00" table:style-name="ce4">
            <text:p>4-Jul-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Japan</text:p>
          </table:table-cell>
          <table:table-cell office:value-type="string" table:style-name="ce3">
            <text:p>International Organization for Migration</text:p>
          </table:table-cell>
          <table:table-cell office:value-type="string" table:style-name="ce3">
            <text:p>Ukraine 2015</text:p>
          </table:table-cell>
          <table:table-cell office:value-type="string" table:style-name="ce3">
            <text:p>Ukraine 2015</text:p>
          </table:table-cell>
          <table:table-cell office:value-type="string" table:style-name="ce3">
            <text:p>UKR-15/ER/78306/R/298</text:p>
          </table:table-cell>
          <table:table-cell office:value-type="string" table:style-name="ce3">
            <text:p>Early Recovery and Livelihoods</text:p>
          </table:table-cell>
          <table:table-cell office:value-type="float" office:value="2015" table:style-name="ce5">
            <text:p>2015</text:p>
          </table:table-cell>
          <table:table-cell office:value-type="float" office:value="1000000" table:style-name="ce3">
            <text:p>1,000,000</text:p>
          </table:table-cell>
          <table:table-cell office:value-type="float" office:value="0" table:style-name="ce3">
            <text:p>0</text:p>
          </table:table-cell>
          <table:table-cell office:value-type="string" table:style-name="ce3">
            <text:p>Support to Community Stabilization in the Donbas in Ukraine (SH/IOM/059)</text:p>
            <text:p/>
          </table:table-cell>
          <table:table-cell office:value-type="string" table:style-name="ce3">
            <text:p/>
          </table:table-cell>
          <table:table-cell office:value-type="string" table:style-name="ce3">
            <text:p>USD</text:p>
          </table:table-cell>
          <table:table-cell office:value-type="date" office:date-value="2015-02-23T00:00:00" table:style-name="ce4">
            <text:p>23-Feb-2015</text:p>
          </table:table-cell>
          <table:table-cell office:value-type="string" table:style-name="ce3">
            <text:p>Early Recovery</text:p>
          </table:table-cell>
          <table:table-cell office:value-type="string" table:style-name="ce3">
            <text:p>ECONOMIC RECOVERY AND INFRASTRUCTURE</text:p>
          </table:table-cell>
          <table:table-cell office:value-type="string" table:style-name="ce3">
            <text:p>Ukraine</text:p>
          </table:table-cell>
          <table:table-cell office:value-type="string" table:style-name="ce3">
            <text:p>Paid contribution</text:p>
          </table:table-cell>
          <table:table-cell office:value-type="string" table:style-name="ce3">
            <text:p>Japan</text:p>
          </table:table-cell>
          <table:table-cell office:value-type="string" table:style-name="ce3">
            <text:p>Japan</text:p>
          </table:table-cell>
          <table:table-cell office:value-type="string" table:style-name="ce3">
            <text:p>International Organization for Migration</text:p>
          </table:table-cell>
          <table:table-cell office:value-type="string" table:style-name="ce3">
            <text:p>UN Agencies</text:p>
          </table:table-cell>
          <table:table-cell office:value-type="string" table:style-name="ce3">
            <text:p>IOM</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461" table:style-name="ce3">
            <text:p>225,461</text:p>
          </table:table-cell>
          <table:table-cell table:style-name="ce3"/>
          <table:table-cell office:value-type="string" table:style-name="ce3">
            <text:p>Agency</text:p>
          </table:table-cell>
          <table:table-cell office:value-type="date" office:date-value="2015-02-27T14:21:00" table:style-name="ce4">
            <text:p>27-Feb-2015</text:p>
          </table:table-cell>
          <table:table-cell office:value-type="date" office:date-value="2015-02-27T14:21:00" table:style-name="ce4">
            <text:p>27-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Japan</text:p>
          </table:table-cell>
          <table:table-cell office:value-type="string" table:style-name="ce3">
            <text:p>United Nations Children's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78/124</text:p>
          </table:table-cell>
          <table:table-cell office:value-type="string" table:style-name="ce3">
            <text:p>WASH - Education Sectors - Child Protection <text:s/>(UNICEF)</text:p>
          </table:table-cell>
          <table:table-cell office:value-type="float" office:value="2014" table:style-name="ce5">
            <text:p>2014</text:p>
          </table:table-cell>
          <table:table-cell office:value-type="float" office:value="140000" table:style-name="ce3">
            <text:p>140,000</text:p>
          </table:table-cell>
          <table:table-cell office:value-type="float" office:value="0" table:style-name="ce3">
            <text:p>0</text:p>
          </table:table-cell>
          <table:table-cell office:value-type="string" table:style-name="ce3">
            <text:p>Emergency Grant Aid for IDPs in Ukraine - WASH</text:p>
            <text:p/>
          </table:table-cell>
          <table:table-cell office:value-type="string" table:style-name="ce3">
            <text:p/>
          </table:table-cell>
          <table:table-cell office:value-type="string" table:style-name="ce3">
            <text:p>USD</text:p>
          </table:table-cell>
          <table:table-cell office:value-type="date" office:date-value="2014-06-10T00:00:00" table:style-name="ce4">
            <text:p>10-Jun-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Paid contribution</text:p>
          </table:table-cell>
          <table:table-cell office:value-type="string" table:style-name="ce3">
            <text:p>Japan</text:p>
          </table:table-cell>
          <table:table-cell office:value-type="string" table:style-name="ce3">
            <text:p>Japan</text:p>
          </table:table-cell>
          <table:table-cell office:value-type="string" table:style-name="ce3">
            <text:p>United Nations Children's Fund</text:p>
          </table:table-cell>
          <table:table-cell office:value-type="string" table:style-name="ce3">
            <text:p>UN Agencies</text:p>
          </table:table-cell>
          <table:table-cell office:value-type="string" table:style-name="ce3">
            <text:p>UNICE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582" table:style-name="ce3">
            <text:p>217,582</text:p>
          </table:table-cell>
          <table:table-cell table:style-name="ce3"/>
          <table:table-cell office:value-type="string" table:style-name="ce3">
            <text:p>Donor</text:p>
          </table:table-cell>
          <table:table-cell office:value-type="date" office:date-value="2014-12-11T17:15:00" table:style-name="ce4">
            <text:p>11-Dec-2014</text:p>
          </table:table-cell>
          <table:table-cell office:value-type="date" office:date-value="2014-09-01T17:36:00" table:style-name="ce4">
            <text:p>1-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2980700" table:style-name="ce3">
            <text:p>2,980,7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Japan</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150000" table:style-name="ce3">
            <text:p>150,000</text:p>
          </table:table-cell>
          <table:table-cell office:value-type="float" office:value="0" table:style-name="ce3">
            <text:p>0</text:p>
          </table:table-cell>
          <table:table-cell office:value-type="string" table:style-name="ce3">
            <text:p>Humanitarian aid for internally displaced persons in Ukraine</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Japan</text:p>
          </table:table-cell>
          <table:table-cell office:value-type="string" table:style-name="ce3">
            <text:p>Japan</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287" table:style-name="ce3">
            <text:p>219,287</text:p>
          </table:table-cell>
          <table:table-cell table:style-name="ce3"/>
          <table:table-cell office:value-type="string" table:style-name="ce3">
            <text:p>Donor and Agency</text:p>
          </table:table-cell>
          <table:table-cell office:value-type="date" office:date-value="2014-12-11T17:03:00" table:style-name="ce4">
            <text:p>11-Dec-2014</text:p>
          </table:table-cell>
          <table:table-cell office:value-type="date" office:date-value="2014-10-14T15:16:00" table:style-name="ce4">
            <text:p>14-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Kazakhstan</text:p>
          </table:table-cell>
          <table:table-cell office:value-type="string" table:style-name="ce3">
            <text:p>Bilateral (affected government)</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2860400" table:style-name="ce3">
            <text:p>2,860,400</text:p>
          </table:table-cell>
          <table:table-cell office:value-type="float" office:value="0" table:style-name="ce3">
            <text:p>0</text:p>
          </table:table-cell>
          <table:table-cell office:value-type="string" table:style-name="ce3">
            <text:p>Construction of shelter to house the toxic remains of the ruined nuclear reactor at Chernobyl</text:p>
            <text:p/>
          </table:table-cell>
          <table:table-cell office:value-type="float" office:value="2000000" table:style-name="ce3">
            <text:p>2,000,000</text:p>
          </table:table-cell>
          <table:table-cell office:value-type="string" table:style-name="ce3">
            <text:p>EUR</text:p>
          </table:table-cell>
          <table:table-cell office:value-type="date" office:date-value="2011-04-19T00:00:00" table:style-name="ce4">
            <text:p>19-Apr-2011</text:p>
          </table:table-cell>
          <table:table-cell table:style-name="ce3"/>
          <table:table-cell office:value-type="string" table:style-name="ce3">
            <text:p>SHELTER AND NON-FOOD ITEMS</text:p>
          </table:table-cell>
          <table:table-cell office:value-type="string" table:style-name="ce3">
            <text:p>Ukraine</text:p>
          </table:table-cell>
          <table:table-cell office:value-type="string" table:style-name="ce3">
            <text:p>Paid contribution</text:p>
          </table:table-cell>
          <table:table-cell office:value-type="string" table:style-name="ce3">
            <text:p>Kazakhstan</text:p>
          </table:table-cell>
          <table:table-cell office:value-type="string" table:style-name="ce3">
            <text:p>Kazakhstan</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74032" table:style-name="ce3">
            <text:p>174,032</text:p>
          </table:table-cell>
          <table:table-cell table:style-name="ce3"/>
          <table:table-cell office:value-type="string" table:style-name="ce3">
            <text:p>Donor</text:p>
          </table:table-cell>
          <table:table-cell office:value-type="date" office:date-value="2012-01-27T11:02:00" table:style-name="ce4">
            <text:p>27-Jan-2012</text:p>
          </table:table-cell>
          <table:table-cell office:value-type="date" office:date-value="2011-10-20T17:43:00" table:style-name="ce4">
            <text:p>20-Oct-2011</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Korea, Republic of</text:p>
          </table:table-cell>
          <table:table-cell office:value-type="string" table:style-name="ce3">
            <text:p>Office for the Coordination of Humanitarian Affair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91/119</text:p>
          </table:table-cell>
          <table:table-cell office:value-type="string" table:style-name="ce3">
            <text:p>Coordination and Support Services (OCHA)</text:p>
          </table:table-cell>
          <table:table-cell office:value-type="float" office:value="2014" table:style-name="ce5">
            <text:p>2014</text:p>
          </table:table-cell>
          <table:table-cell office:value-type="float" office:value="100000" table:style-name="ce3">
            <text:p>100,000</text:p>
          </table:table-cell>
          <table:table-cell office:value-type="float" office:value="0" table:style-name="ce3">
            <text:p>0</text:p>
          </table:table-cell>
          <table:table-cell office:value-type="string" table:style-name="ce3">
            <text:p>To support ongoing humanitarian coordination in Ukraine (OCT 4611)</text:p>
          </table:table-cell>
          <table:table-cell office:value-type="string" table:style-name="ce3">
            <text:p/>
          </table:table-cell>
          <table:table-cell office:value-type="string" table:style-name="ce3">
            <text:p>USD</text:p>
          </table:table-cell>
          <table:table-cell office:value-type="date" office:date-value="2014-10-13T00:00:00" table:style-name="ce4">
            <text:p>13-Oct-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Paid contribution</text:p>
          </table:table-cell>
          <table:table-cell office:value-type="string" table:style-name="ce3">
            <text:p>Korea, Republic of</text:p>
          </table:table-cell>
          <table:table-cell office:value-type="string" table:style-name="ce3">
            <text:p>Korea, Republic of</text:p>
          </table:table-cell>
          <table:table-cell office:value-type="string" table:style-name="ce3">
            <text:p>Office for the Coordination of Humanitarian Affairs</text:p>
          </table:table-cell>
          <table:table-cell office:value-type="string" table:style-name="ce3">
            <text:p>UN Agencies</text:p>
          </table:table-cell>
          <table:table-cell office:value-type="string" table:style-name="ce3">
            <text:p>OCHA</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353" table:style-name="ce3">
            <text:p>219,353</text:p>
          </table:table-cell>
          <table:table-cell table:style-name="ce3"/>
          <table:table-cell office:value-type="string" table:style-name="ce3">
            <text:p>Donor and Agency</text:p>
          </table:table-cell>
          <table:table-cell office:value-type="date" office:date-value="2014-12-11T17:16:00" table:style-name="ce4">
            <text:p>11-Dec-2014</text:p>
          </table:table-cell>
          <table:table-cell office:value-type="date" office:date-value="2014-10-15T16:00:00" table:style-name="ce4">
            <text:p>15-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043890" table:style-name="ce3">
            <text:p>1,043,89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Korea, Republic of</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300000" table:style-name="ce3">
            <text:p>300,000</text:p>
          </table:table-cell>
          <table:table-cell office:value-type="float" office:value="0" table:style-name="ce3">
            <text:p>0</text:p>
          </table:table-cell>
          <table:table-cell office:value-type="string" table:style-name="ce3">
            <text:p>Humanitarian aid for internally displaced persons in Ukraine</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Korea, Republic of</text:p>
          </table:table-cell>
          <table:table-cell office:value-type="string" table:style-name="ce3">
            <text:p>Korea, Republic of</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290" table:style-name="ce3">
            <text:p>219,290</text:p>
          </table:table-cell>
          <table:table-cell table:style-name="ce3"/>
          <table:table-cell office:value-type="string" table:style-name="ce3">
            <text:p>Agency</text:p>
          </table:table-cell>
          <table:table-cell office:value-type="date" office:date-value="2014-12-11T17:04:00" table:style-name="ce4">
            <text:p>11-Dec-2014</text:p>
          </table:table-cell>
          <table:table-cell office:value-type="date" office:date-value="2014-10-14T15:17:00" table:style-name="ce4">
            <text:p>14-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Latvia</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9526" table:style-name="ce3">
            <text:p>39,526</text:p>
          </table:table-cell>
          <table:table-cell office:value-type="float" office:value="0" table:style-name="ce3">
            <text:p>0</text:p>
          </table:table-cell>
          <table:table-cell office:value-type="string" table:style-name="ce3">
            <text:p>In-kind - To support the treatment and rehabilitation of people injured in the Ukraine conflict</text:p>
          </table:table-cell>
          <table:table-cell office:value-type="float" office:value="30000" table:style-name="ce3">
            <text:p>30,000</text:p>
          </table:table-cell>
          <table:table-cell office:value-type="string" table:style-name="ce3">
            <text:p>EUR</text:p>
          </table:table-cell>
          <table:table-cell office:value-type="date" office:date-value="2014-09-30T00:00:00" table:style-name="ce4">
            <text:p>30-Sep-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Latvia</text:p>
          </table:table-cell>
          <table:table-cell office:value-type="string" table:style-name="ce3">
            <text:p>Latvia</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9407" table:style-name="ce3">
            <text:p>219,407</text:p>
          </table:table-cell>
          <table:table-cell table:style-name="ce3"/>
          <table:table-cell office:value-type="string" table:style-name="ce3">
            <text:p>Donor</text:p>
          </table:table-cell>
          <table:table-cell office:value-type="date" office:date-value="2014-10-17T10:58:00" table:style-name="ce4">
            <text:p>17-Oct-2014</text:p>
          </table:table-cell>
          <table:table-cell office:value-type="date" office:date-value="2014-10-17T10:58:00" table:style-name="ce4">
            <text:p>17-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Latvia</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20775" table:style-name="ce3">
            <text:p>20,775</text:p>
          </table:table-cell>
          <table:table-cell office:value-type="float" office:value="0" table:style-name="ce3">
            <text:p>0</text:p>
          </table:table-cell>
          <table:table-cell office:value-type="string" table:style-name="ce3">
            <text:p>In-kind - To support the treatment and rehabilitation of people injured in the Ukraine unrest</text:p>
          </table:table-cell>
          <table:table-cell office:value-type="float" office:value="15311" table:style-name="ce3">
            <text:p>15,311</text:p>
          </table:table-cell>
          <table:table-cell office:value-type="string" table:style-name="ce3">
            <text:p>EUR</text:p>
          </table:table-cell>
          <table:table-cell office:value-type="date" office:date-value="2014-02-18T00:00:00" table:style-name="ce4">
            <text:p>18-Feb-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Latvia</text:p>
          </table:table-cell>
          <table:table-cell office:value-type="string" table:style-name="ce3">
            <text:p>Latvia</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9408" table:style-name="ce3">
            <text:p>219,408</text:p>
          </table:table-cell>
          <table:table-cell table:style-name="ce3"/>
          <table:table-cell office:value-type="string" table:style-name="ce3">
            <text:p>Donor</text:p>
          </table:table-cell>
          <table:table-cell office:value-type="date" office:date-value="2014-10-17T10:59:00" table:style-name="ce4">
            <text:p>17-Oct-2014</text:p>
          </table:table-cell>
          <table:table-cell office:value-type="date" office:date-value="2014-10-17T10:59:00" table:style-name="ce4">
            <text:p>17-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Latvia</text:p>
          </table:table-cell>
          <table:table-cell office:value-type="string" table:style-name="ce3">
            <text:p>Latvian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40706" table:style-name="ce3">
            <text:p>40,706</text:p>
          </table:table-cell>
          <table:table-cell office:value-type="float" office:value="0" table:style-name="ce3">
            <text:p>0</text:p>
          </table:table-cell>
          <table:table-cell office:value-type="string" table:style-name="ce3">
            <text:p>In-kind - to overcome the consequences of the conflict, assist the injured people</text:p>
          </table:table-cell>
          <table:table-cell office:value-type="float" office:value="30000" table:style-name="ce3">
            <text:p>30,000</text:p>
          </table:table-cell>
          <table:table-cell office:value-type="string" table:style-name="ce3">
            <text:p>EUR</text:p>
          </table:table-cell>
          <table:table-cell office:value-type="date" office:date-value="2014-02-24T00:00:00" table:style-name="ce4">
            <text:p>24-Feb-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Latvia</text:p>
          </table:table-cell>
          <table:table-cell office:value-type="string" table:style-name="ce3">
            <text:p>Latvia</text:p>
          </table:table-cell>
          <table:table-cell office:value-type="string" table:style-name="ce3">
            <text:p>Latvian Red Cross</text:p>
          </table:table-cell>
          <table:table-cell office:value-type="string" table:style-name="ce3">
            <text:p>Red Cross / Red Crescent</text:p>
          </table:table-cell>
          <table:table-cell office:value-type="string" table:style-name="ce3">
            <text:p>Latvia 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9019" table:style-name="ce3">
            <text:p>219,019</text:p>
          </table:table-cell>
          <table:table-cell table:style-name="ce3"/>
          <table:table-cell office:value-type="string" table:style-name="ce3">
            <text:p>Donor</text:p>
          </table:table-cell>
          <table:table-cell office:value-type="date" office:date-value="2014-10-10T16:56:00" table:style-name="ce4">
            <text:p>10-Oct-2014</text:p>
          </table:table-cell>
          <table:table-cell office:value-type="date" office:date-value="2014-10-10T16:56: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Latvia</text:p>
          </table:table-cell>
          <table:table-cell office:value-type="string" table:style-name="ce3">
            <text:p>Latvian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47059" table:style-name="ce3">
            <text:p>147,059</text:p>
          </table:table-cell>
          <table:table-cell office:value-type="float" office:value="0" table:style-name="ce3">
            <text:p>0</text:p>
          </table:table-cell>
          <table:table-cell office:value-type="string" table:style-name="ce3">
            <text:p>In-kind - Provide medical items and children's food items to civilians in the conflict of Eastern Ukraine</text:p>
          </table:table-cell>
          <table:table-cell office:value-type="float" office:value="110000" table:style-name="ce3">
            <text:p>110,000</text:p>
          </table:table-cell>
          <table:table-cell office:value-type="string" table:style-name="ce3">
            <text:p>EUR</text:p>
          </table:table-cell>
          <table:table-cell office:value-type="date" office:date-value="2014-08-25T00:00:00" table:style-name="ce4">
            <text:p>25-Aug-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Latvia</text:p>
          </table:table-cell>
          <table:table-cell office:value-type="string" table:style-name="ce3">
            <text:p>Latvia</text:p>
          </table:table-cell>
          <table:table-cell office:value-type="string" table:style-name="ce3">
            <text:p>Latvian Red Cross</text:p>
          </table:table-cell>
          <table:table-cell office:value-type="string" table:style-name="ce3">
            <text:p>Red Cross / Red Crescent</text:p>
          </table:table-cell>
          <table:table-cell office:value-type="string" table:style-name="ce3">
            <text:p>Latvia 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9406" table:style-name="ce3">
            <text:p>219,406</text:p>
          </table:table-cell>
          <table:table-cell table:style-name="ce3"/>
          <table:table-cell office:value-type="string" table:style-name="ce3">
            <text:p>Donor</text:p>
          </table:table-cell>
          <table:table-cell office:value-type="date" office:date-value="2014-10-17T10:57:00" table:style-name="ce4">
            <text:p>17-Oct-2014</text:p>
          </table:table-cell>
          <table:table-cell office:value-type="date" office:date-value="2014-10-17T10:56:00" table:style-name="ce4">
            <text:p>17-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Latvia</text:p>
          </table:table-cell>
          <table:table-cell office:value-type="string" table:style-name="ce3">
            <text:p>Ukrainian Red Cross Society</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40323" table:style-name="ce3">
            <text:p>40,323</text:p>
          </table:table-cell>
          <table:table-cell office:value-type="float" office:value="0" table:style-name="ce3">
            <text:p>0</text:p>
          </table:table-cell>
          <table:table-cell office:value-type="string" table:style-name="ce3">
            <text:p>In-kind - Humanitarian assistance to injured people in the unrest in Kyiv</text:p>
          </table:table-cell>
          <table:table-cell office:value-type="float" office:value="29718" table:style-name="ce3">
            <text:p>29,718</text:p>
          </table:table-cell>
          <table:table-cell office:value-type="string" table:style-name="ce3">
            <text:p>EUR</text:p>
          </table:table-cell>
          <table:table-cell office:value-type="date" office:date-value="2014-02-24T00:00:00" table:style-name="ce4">
            <text:p>24-Feb-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Commitment</text:p>
          </table:table-cell>
          <table:table-cell office:value-type="string" table:style-name="ce3">
            <text:p>Latvia</text:p>
          </table:table-cell>
          <table:table-cell office:value-type="string" table:style-name="ce3">
            <text:p>Latvia</text:p>
          </table:table-cell>
          <table:table-cell office:value-type="string" table:style-name="ce3">
            <text:p>Ukrainian Red Cross Society</text:p>
          </table:table-cell>
          <table:table-cell office:value-type="string" table:style-name="ce3">
            <text:p>Red Cross / Red Crescent</text:p>
          </table:table-cell>
          <table:table-cell office:value-type="string" table:style-name="ce3">
            <text:p>Ukraine 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19007" table:style-name="ce3">
            <text:p>219,007</text:p>
          </table:table-cell>
          <table:table-cell table:style-name="ce3"/>
          <table:table-cell office:value-type="string" table:style-name="ce3">
            <text:p>Donor</text:p>
          </table:table-cell>
          <table:table-cell office:value-type="date" office:date-value="2014-10-10T16:32:00" table:style-name="ce4">
            <text:p>10-Oct-2014</text:p>
          </table:table-cell>
          <table:table-cell office:value-type="date" office:date-value="2014-10-10T16:32:00" table:style-name="ce4">
            <text:p>10-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Lithuania</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0" table:style-name="ce3">
            <text:p>0</text:p>
          </table:table-cell>
          <table:table-cell office:value-type="float" office:value="121413" table:style-name="ce3">
            <text:p>121,413</text:p>
          </table:table-cell>
          <table:table-cell office:value-type="string" table:style-name="ce3">
            <text:p>In-kind - Humanitarian Assistance to children affected by the conflict in Ukraine</text:p>
          </table:table-cell>
          <table:table-cell office:value-type="float" office:value="330000" table:style-name="ce3">
            <text:p>330,000</text:p>
          </table:table-cell>
          <table:table-cell office:value-type="string" table:style-name="ce3">
            <text:p>LTL</text:p>
          </table:table-cell>
          <table:table-cell office:value-type="date" office:date-value="2014-10-03T00:00:00" table:style-name="ce4">
            <text:p>3-Oct-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ledge</text:p>
          </table:table-cell>
          <table:table-cell office:value-type="string" table:style-name="ce3">
            <text:p>Lithuania</text:p>
          </table:table-cell>
          <table:table-cell office:value-type="string" table:style-name="ce3">
            <text:p>Lithuania</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20601" table:style-name="ce3">
            <text:p>220,601</text:p>
          </table:table-cell>
          <table:table-cell table:style-name="ce3"/>
          <table:table-cell office:value-type="string" table:style-name="ce3">
            <text:p>Donor</text:p>
          </table:table-cell>
          <table:table-cell office:value-type="date" office:date-value="2015-01-23T12:24:00" table:style-name="ce4">
            <text:p>23-Jan-2015</text:p>
          </table:table-cell>
          <table:table-cell office:value-type="date" office:date-value="2014-11-12T10:18:00" table:style-name="ce4">
            <text:p>12-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Lithuania</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0" table:style-name="ce3">
            <text:p>0</text:p>
          </table:table-cell>
          <table:table-cell office:value-type="float" office:value="55188" table:style-name="ce3">
            <text:p>55,188</text:p>
          </table:table-cell>
          <table:table-cell office:value-type="string" table:style-name="ce3">
            <text:p>In-kind - Treatment of people injured during the conflict in the eastern Ukraine</text:p>
          </table:table-cell>
          <table:table-cell office:value-type="float" office:value="150000" table:style-name="ce3">
            <text:p>150,000</text:p>
          </table:table-cell>
          <table:table-cell office:value-type="string" table:style-name="ce3">
            <text:p>LTL</text:p>
          </table:table-cell>
          <table:table-cell office:value-type="date" office:date-value="2014-02-05T00:00:00" table:style-name="ce4">
            <text:p>5-Feb-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ledge</text:p>
          </table:table-cell>
          <table:table-cell office:value-type="string" table:style-name="ce3">
            <text:p>Lithuania</text:p>
          </table:table-cell>
          <table:table-cell office:value-type="string" table:style-name="ce3">
            <text:p>Lithuania</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20602" table:style-name="ce3">
            <text:p>220,602</text:p>
          </table:table-cell>
          <table:table-cell table:style-name="ce3"/>
          <table:table-cell office:value-type="string" table:style-name="ce3">
            <text:p>Donor</text:p>
          </table:table-cell>
          <table:table-cell office:value-type="date" office:date-value="2015-01-23T12:24:00" table:style-name="ce4">
            <text:p>23-Jan-2015</text:p>
          </table:table-cell>
          <table:table-cell office:value-type="date" office:date-value="2014-11-12T10:20:00" table:style-name="ce4">
            <text:p>12-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Lithuania</text:p>
          </table:table-cell>
          <table:table-cell office:value-type="string" table:style-name="ce3">
            <text:p>Bilateral (affected govern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88904" table:style-name="ce3">
            <text:p>88,904</text:p>
          </table:table-cell>
          <table:table-cell office:value-type="float" office:value="0" table:style-name="ce3">
            <text:p>0</text:p>
          </table:table-cell>
          <table:table-cell office:value-type="string" table:style-name="ce3">
            <text:p>Ukraine Crisis - delivered humanitarian aid to the State Emergency Service of Ukraine, which consisted of means ensuring basic living conditions for people from Donetsk and Luhansk regions who have been displaced</text:p>
          </table:table-cell>
          <table:table-cell office:value-type="float" office:value="66500" table:style-name="ce3">
            <text:p>66,500</text:p>
          </table:table-cell>
          <table:table-cell office:value-type="string" table:style-name="ce3">
            <text:p>EUR</text:p>
          </table:table-cell>
          <table:table-cell office:value-type="date" office:date-value="2014-08-27T00:00:00" table:style-name="ce4">
            <text:p>27-Aug-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aid contribution</text:p>
          </table:table-cell>
          <table:table-cell office:value-type="string" table:style-name="ce3">
            <text:p>Lithuania</text:p>
          </table:table-cell>
          <table:table-cell office:value-type="string" table:style-name="ce3">
            <text:p>Lithuania</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24096" table:style-name="ce3">
            <text:p>224,096</text:p>
          </table:table-cell>
          <table:table-cell table:style-name="ce3"/>
          <table:table-cell office:value-type="string" table:style-name="ce3">
            <text:p>Donor</text:p>
          </table:table-cell>
          <table:table-cell office:value-type="date" office:date-value="2015-01-27T17:49:00" table:style-name="ce4">
            <text:p>27-Jan-2015</text:p>
          </table:table-cell>
          <table:table-cell office:value-type="date" office:date-value="2015-01-27T17:49:00" table:style-name="ce4">
            <text:p>27-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Lithuania</text:p>
          </table:table-cell>
          <table:table-cell office:value-type="string" table:style-name="ce3">
            <text:p>CARITA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0" table:style-name="ce3">
            <text:p>0</text:p>
          </table:table-cell>
          <table:table-cell office:value-type="float" office:value="18123" table:style-name="ce3">
            <text:p>18,123</text:p>
          </table:table-cell>
          <table:table-cell office:value-type="string" table:style-name="ce3">
            <text:p>Ukraine crisis - Contribution to Lithuanian Caritas to cover transportation costs of humanitarian assistance to Ukraine</text:p>
          </table:table-cell>
          <table:table-cell office:value-type="float" office:value="50000" table:style-name="ce3">
            <text:p>50,000</text:p>
          </table:table-cell>
          <table:table-cell office:value-type="string" table:style-name="ce3">
            <text:p>LTL</text:p>
          </table:table-cell>
          <table:table-cell office:value-type="date" office:date-value="2014-12-10T00:00:00" table:style-name="ce4">
            <text:p>10-Dec-2014</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Pledge</text:p>
          </table:table-cell>
          <table:table-cell office:value-type="string" table:style-name="ce3">
            <text:p>Lithuania</text:p>
          </table:table-cell>
          <table:table-cell office:value-type="string" table:style-name="ce3">
            <text:p>Lithuania</text:p>
          </table:table-cell>
          <table:table-cell office:value-type="string" table:style-name="ce3">
            <text:p>Caritas Germany (DCV)</text:p>
          </table:table-cell>
          <table:table-cell office:value-type="string" table:style-name="ce3">
            <text:p>NGOs</text:p>
          </table:table-cell>
          <table:table-cell office:value-type="string" table:style-name="ce3">
            <text:p>CARITA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097" table:style-name="ce3">
            <text:p>224,097</text:p>
          </table:table-cell>
          <table:table-cell table:style-name="ce3"/>
          <table:table-cell office:value-type="string" table:style-name="ce3">
            <text:p>Donor</text:p>
          </table:table-cell>
          <table:table-cell office:value-type="date" office:date-value="2015-01-27T17:51:00" table:style-name="ce4">
            <text:p>27-Jan-2015</text:p>
          </table:table-cell>
          <table:table-cell office:value-type="date" office:date-value="2015-01-27T17:51:00" table:style-name="ce4">
            <text:p>27-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Lithuania</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0" table:style-name="ce3">
            <text:p>0</text:p>
          </table:table-cell>
          <table:table-cell office:value-type="float" office:value="63915" table:style-name="ce3">
            <text:p>63,915</text:p>
          </table:table-cell>
          <table:table-cell office:value-type="string" table:style-name="ce3">
            <text:p>Ukraine crisis - Contribution to UNHCR (Humanitarian aid for internally displaced persons (IDP's) in Ukraine)</text:p>
          </table:table-cell>
          <table:table-cell office:value-type="float" office:value="175000" table:style-name="ce3">
            <text:p>175,000</text:p>
          </table:table-cell>
          <table:table-cell office:value-type="string" table:style-name="ce3">
            <text:p>LTL</text:p>
          </table:table-cell>
          <table:table-cell office:value-type="date" office:date-value="2014-11-05T00:00:00" table:style-name="ce4">
            <text:p>5-Nov-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ledge</text:p>
          </table:table-cell>
          <table:table-cell office:value-type="string" table:style-name="ce3">
            <text:p>Lithuania</text:p>
          </table:table-cell>
          <table:table-cell office:value-type="string" table:style-name="ce3">
            <text:p>Lithuania</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099" table:style-name="ce3">
            <text:p>224,099</text:p>
          </table:table-cell>
          <table:table-cell table:style-name="ce3"/>
          <table:table-cell office:value-type="string" table:style-name="ce3">
            <text:p>Donor</text:p>
          </table:table-cell>
          <table:table-cell office:value-type="date" office:date-value="2015-01-27T17:55:00" table:style-name="ce4">
            <text:p>27-Jan-2015</text:p>
          </table:table-cell>
          <table:table-cell office:value-type="date" office:date-value="2015-01-27T17:55:00" table:style-name="ce4">
            <text:p>27-Jan-2015</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Lithuania</text:p>
          </table:table-cell>
          <table:table-cell office:value-type="string" table:style-name="ce3">
            <text:p>Various Recipients (details not yet provide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0" table:style-name="ce3">
            <text:p>0</text:p>
          </table:table-cell>
          <table:table-cell office:value-type="float" office:value="54730" table:style-name="ce3">
            <text:p>54,730</text:p>
          </table:table-cell>
          <table:table-cell office:value-type="string" table:style-name="ce3">
            <text:p>in kind - Ukraine crisis - Medical treatment of people, injured during the protests in Euromaidan and conflicts in the eastern Ukraine, in Lithuanian hospitals</text:p>
          </table:table-cell>
          <table:table-cell office:value-type="float" office:value="151000" table:style-name="ce3">
            <text:p>151,000</text:p>
          </table:table-cell>
          <table:table-cell office:value-type="string" table:style-name="ce3">
            <text:p>LTL</text:p>
          </table:table-cell>
          <table:table-cell office:value-type="date" office:date-value="2014-12-15T00:00:00" table:style-name="ce4">
            <text:p>15-Dec-2014</text:p>
          </table:table-cell>
          <table:table-cell table:style-name="ce3"/>
          <table:table-cell office:value-type="string" table:style-name="ce3">
            <text:p>HEALTH</text:p>
          </table:table-cell>
          <table:table-cell office:value-type="string" table:style-name="ce3">
            <text:p>Ukraine</text:p>
          </table:table-cell>
          <table:table-cell office:value-type="string" table:style-name="ce3">
            <text:p>Pledge</text:p>
          </table:table-cell>
          <table:table-cell office:value-type="string" table:style-name="ce3">
            <text:p>Lithuania</text:p>
          </table:table-cell>
          <table:table-cell office:value-type="string" table:style-name="ce3">
            <text:p>Lithuania</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24098" table:style-name="ce3">
            <text:p>224,098</text:p>
          </table:table-cell>
          <table:table-cell table:style-name="ce3"/>
          <table:table-cell office:value-type="string" table:style-name="ce3">
            <text:p>Donor</text:p>
          </table:table-cell>
          <table:table-cell office:value-type="date" office:date-value="2015-01-27T17:53:00" table:style-name="ce4">
            <text:p>27-Jan-2015</text:p>
          </table:table-cell>
          <table:table-cell office:value-type="date" office:date-value="2015-01-27T17:53:00" table:style-name="ce4">
            <text:p>27-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Luxembourg</text:p>
          </table:table-cell>
          <table:table-cell office:value-type="string" table:style-name="ce3">
            <text:p>Luxembourg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01922" table:style-name="ce3">
            <text:p>101,922</text:p>
          </table:table-cell>
          <table:table-cell office:value-type="float" office:value="0" table:style-name="ce3">
            <text:p>0</text:p>
          </table:table-cell>
          <table:table-cell office:value-type="string" table:style-name="ce3">
            <text:p>Ditsribution of 70 winter emergency shelter kits to displaced families <text:s/>(AH/CR/2014/0008)</text:p>
          </table:table-cell>
          <table:table-cell office:value-type="float" office:value="80213" table:style-name="ce3">
            <text:p>80,213</text:p>
          </table:table-cell>
          <table:table-cell office:value-type="string" table:style-name="ce3">
            <text:p>EUR</text:p>
          </table:table-cell>
          <table:table-cell office:value-type="date" office:date-value="2014-10-14T00:00:00" table:style-name="ce4">
            <text:p>14-Oct-2014</text:p>
          </table:table-cell>
          <table:table-cell table:style-name="ce3"/>
          <table:table-cell office:value-type="string" table:style-name="ce3">
            <text:p>SHELTER AND NON-FOOD ITEMS</text:p>
          </table:table-cell>
          <table:table-cell office:value-type="string" table:style-name="ce3">
            <text:p>Ukraine</text:p>
          </table:table-cell>
          <table:table-cell office:value-type="string" table:style-name="ce3">
            <text:p>Commitment</text:p>
          </table:table-cell>
          <table:table-cell office:value-type="string" table:style-name="ce3">
            <text:p>Luxembourg</text:p>
          </table:table-cell>
          <table:table-cell office:value-type="string" table:style-name="ce3">
            <text:p>Luxembourg</text:p>
          </table:table-cell>
          <table:table-cell office:value-type="string" table:style-name="ce3">
            <text:p>Luxembourg Red Cross</text:p>
          </table:table-cell>
          <table:table-cell office:value-type="string" table:style-name="ce3">
            <text:p>Red Cross / Red Crescent</text:p>
          </table:table-cell>
          <table:table-cell office:value-type="string" table:style-name="ce3">
            <text:p>Luxembourg 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341" table:style-name="ce3">
            <text:p>219,341</text:p>
          </table:table-cell>
          <table:table-cell table:style-name="ce3"/>
          <table:table-cell office:value-type="string" table:style-name="ce3">
            <text:p>Donor</text:p>
          </table:table-cell>
          <table:table-cell office:value-type="date" office:date-value="2014-10-15T11:35:00" table:style-name="ce4">
            <text:p>15-Oct-2014</text:p>
          </table:table-cell>
          <table:table-cell office:value-type="date" office:date-value="2014-10-15T11:35:00" table:style-name="ce4">
            <text:p>15-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Malta</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63052" table:style-name="ce3">
            <text:p>63,052</text:p>
          </table:table-cell>
          <table:table-cell office:value-type="float" office:value="0" table:style-name="ce3">
            <text:p>0</text:p>
          </table:table-cell>
          <table:table-cell office:value-type="string" table:style-name="ce3">
            <text:p>To assist the IDPs in Ukraine</text:p>
          </table:table-cell>
          <table:table-cell office:value-type="float" office:value="50000" table:style-name="ce3">
            <text:p>50,000</text:p>
          </table:table-cell>
          <table:table-cell office:value-type="string" table:style-name="ce3">
            <text:p>EUR</text:p>
          </table:table-cell>
          <table:table-cell office:value-type="date" office:date-value="2014-11-19T00:00:00" table:style-name="ce4">
            <text:p>19-Nov-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Malta</text:p>
          </table:table-cell>
          <table:table-cell office:value-type="string" table:style-name="ce3">
            <text:p>Malta</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04" table:style-name="ce3">
            <text:p>224,104</text:p>
          </table:table-cell>
          <table:table-cell table:style-name="ce3"/>
          <table:table-cell office:value-type="string" table:style-name="ce3">
            <text:p>Donor</text:p>
          </table:table-cell>
          <table:table-cell office:value-type="date" office:date-value="2015-01-27T18:05:00" table:style-name="ce4">
            <text:p>27-Jan-2015</text:p>
          </table:table-cell>
          <table:table-cell office:value-type="date" office:date-value="2015-01-27T18:05:00" table:style-name="ce4">
            <text:p>27-Jan-2015</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Netherlands</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635324" table:style-name="ce3">
            <text:p>635,324</text:p>
          </table:table-cell>
          <table:table-cell office:value-type="float" office:value="0" table:style-name="ce3">
            <text:p>0</text:p>
          </table:table-cell>
          <table:table-cell office:value-type="string" table:style-name="ce3">
            <text:p>Contribution to UNHCR for humanitarian aid activities in UKRAINE within the scope of the Preliminary Response Plan August-December 2014. (26933 (DSH0119142))</text:p>
          </table:table-cell>
          <table:table-cell office:value-type="float" office:value="500000" table:style-name="ce3">
            <text:p>500,000</text:p>
          </table:table-cell>
          <table:table-cell office:value-type="string" table:style-name="ce3">
            <text:p>EUR</text:p>
          </table:table-cell>
          <table:table-cell office:value-type="date" office:date-value="2014-09-26T00:00:00" table:style-name="ce4">
            <text:p>26-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Netherlands</text:p>
          </table:table-cell>
          <table:table-cell office:value-type="string" table:style-name="ce3">
            <text:p>Netherlands</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021" table:style-name="ce3">
            <text:p>219,021</text:p>
          </table:table-cell>
          <table:table-cell table:style-name="ce3"/>
          <table:table-cell office:value-type="string" table:style-name="ce3">
            <text:p>Donor and Agency</text:p>
          </table:table-cell>
          <table:table-cell office:value-type="date" office:date-value="2014-12-11T17:01:00" table:style-name="ce4">
            <text:p>11-Dec-2014</text:p>
          </table:table-cell>
          <table:table-cell office:value-type="date" office:date-value="2014-10-10T17:03:00" table:style-name="ce4">
            <text:p>10-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Norway</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733460" table:style-name="ce3">
            <text:p>733,460</text:p>
          </table:table-cell>
          <table:table-cell office:value-type="float" office:value="0" table:style-name="ce3">
            <text:p>0</text:p>
          </table:table-cell>
          <table:table-cell office:value-type="string" table:style-name="ce3">
            <text:p>QZA-14/0003/ICRC Renewed Emergency Appeal 2014</text:p>
          </table:table-cell>
          <table:table-cell office:value-type="float" office:value="5000000" table:style-name="ce3">
            <text:p>5,000,000</text:p>
          </table:table-cell>
          <table:table-cell office:value-type="string" table:style-name="ce3">
            <text:p>NOK</text:p>
          </table:table-cell>
          <table:table-cell office:value-type="date" office:date-value="2014-12-12T00:00:00" table:style-name="ce4">
            <text:p>12-Dec-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Norway</text:p>
          </table:table-cell>
          <table:table-cell office:value-type="string" table:style-name="ce3">
            <text:p>Norway</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2493" table:style-name="ce3">
            <text:p>222,493</text:p>
          </table:table-cell>
          <table:table-cell table:style-name="ce3"/>
          <table:table-cell office:value-type="string" table:style-name="ce3">
            <text:p>Donor</text:p>
          </table:table-cell>
          <table:table-cell office:value-type="date" office:date-value="2014-12-12T11:56:00" table:style-name="ce4">
            <text:p>12-Dec-2014</text:p>
          </table:table-cell>
          <table:table-cell office:value-type="date" office:date-value="2014-12-12T11:56:00" table:style-name="ce4">
            <text:p>12-Dec-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Norway</text:p>
          </table:table-cell>
          <table:table-cell office:value-type="string" table:style-name="ce3">
            <text:p>International Organization for Migration</text:p>
          </table:table-cell>
          <table:table-cell office:value-type="string" table:style-name="ce3">
            <text:p>Ukraine 2015</text:p>
          </table:table-cell>
          <table:table-cell office:value-type="string" table:style-name="ce3">
            <text:p>Ukraine 2015</text:p>
          </table:table-cell>
          <table:table-cell office:value-type="string" table:style-name="ce3">
            <text:p>UKR-15/ER/78306/R/298</text:p>
          </table:table-cell>
          <table:table-cell office:value-type="string" table:style-name="ce3">
            <text:p>Early Recovery and Livelihoods</text:p>
          </table:table-cell>
          <table:table-cell office:value-type="float" office:value="2015" table:style-name="ce5">
            <text:p>2015</text:p>
          </table:table-cell>
          <table:table-cell office:value-type="float" office:value="900000" table:style-name="ce3">
            <text:p>900,000</text:p>
          </table:table-cell>
          <table:table-cell office:value-type="float" office:value="0" table:style-name="ce3">
            <text:p>0</text:p>
          </table:table-cell>
          <table:table-cell office:value-type="string" table:style-name="ce3">
            <text:p>Integration of Internally-Displaced Persons in Ukraine (UKR 14/0028 )</text:p>
            <text:p/>
          </table:table-cell>
          <table:table-cell office:value-type="string" table:style-name="ce3">
            <text:p/>
          </table:table-cell>
          <table:table-cell office:value-type="string" table:style-name="ce3">
            <text:p>USD</text:p>
          </table:table-cell>
          <table:table-cell office:value-type="date" office:date-value="2014-11-03T00:00:00" table:style-name="ce4">
            <text:p>3-Nov-2014</text:p>
          </table:table-cell>
          <table:table-cell office:value-type="string" table:style-name="ce3">
            <text:p>Early Recovery</text:p>
          </table:table-cell>
          <table:table-cell office:value-type="string" table:style-name="ce3">
            <text:p>ECONOMIC RECOVERY AND INFRASTRUCTURE</text:p>
          </table:table-cell>
          <table:table-cell office:value-type="string" table:style-name="ce3">
            <text:p>Ukraine</text:p>
          </table:table-cell>
          <table:table-cell office:value-type="string" table:style-name="ce3">
            <text:p>Paid contribution</text:p>
          </table:table-cell>
          <table:table-cell office:value-type="string" table:style-name="ce3">
            <text:p>Norway</text:p>
          </table:table-cell>
          <table:table-cell office:value-type="string" table:style-name="ce3">
            <text:p>Norway</text:p>
          </table:table-cell>
          <table:table-cell office:value-type="string" table:style-name="ce3">
            <text:p>International Organization for Migration</text:p>
          </table:table-cell>
          <table:table-cell office:value-type="string" table:style-name="ce3">
            <text:p>UN Agencies</text:p>
          </table:table-cell>
          <table:table-cell office:value-type="string" table:style-name="ce3">
            <text:p>IOM</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943" table:style-name="ce3">
            <text:p>224,943</text:p>
          </table:table-cell>
          <table:table-cell table:style-name="ce3"/>
          <table:table-cell office:value-type="string" table:style-name="ce3">
            <text:p>Agency</text:p>
          </table:table-cell>
          <table:table-cell office:value-type="date" office:date-value="2015-02-27T14:20:00" table:style-name="ce4">
            <text:p>27-Feb-2015</text:p>
          </table:table-cell>
          <table:table-cell office:value-type="date" office:date-value="2015-02-19T11:26:00" table:style-name="ce4">
            <text:p>19-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7" table:visibility="filter">
          <table:table-cell office:value-type="string" table:style-name="ce3">
            <text:p>Norway</text:p>
          </table:table-cell>
          <table:table-cell office:value-type="string" table:style-name="ce3">
            <text:p>National Space Agency of Ukraine</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494879" table:style-name="ce3">
            <text:p>494,879</text:p>
          </table:table-cell>
          <table:table-cell office:value-type="float" office:value="0" table:style-name="ce3">
            <text:p>0</text:p>
          </table:table-cell>
          <table:table-cell office:value-type="string" table:style-name="ce3">
            <text:p>UKR-10/0036/Norwegian support to the destruction of anti-personell mines in Ukraine</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float" office:value="2947500" table:style-name="ce3">
            <text:p>2,947,500</text:p>
          </table:table-cell>
          <table:table-cell office:value-type="string" table:style-name="ce3">
            <text:p>NOK</text:p>
          </table:table-cell>
          <table:table-cell office:value-type="date" office:date-value="2011-01-31T00:00:00" table:style-name="ce4">
            <text:p>31-Jan-2011</text:p>
          </table:table-cell>
          <table:table-cell table:style-name="ce3"/>
          <table:table-cell office:value-type="string" table:style-name="ce3">
            <text:p>MINE ACTION</text:p>
          </table:table-cell>
          <table:table-cell office:value-type="string" table:style-name="ce3">
            <text:p>Ukraine</text:p>
          </table:table-cell>
          <table:table-cell office:value-type="string" table:style-name="ce3">
            <text:p>Paid contribution</text:p>
          </table:table-cell>
          <table:table-cell office:value-type="string" table:style-name="ce3">
            <text:p>Norway</text:p>
          </table:table-cell>
          <table:table-cell office:value-type="string" table:style-name="ce3">
            <text:p>Norway</text:p>
          </table:table-cell>
          <table:table-cell office:value-type="string" table:style-name="ce3">
            <text:p>National Space Agency of Ukraine</text:p>
          </table:table-cell>
          <table:table-cell office:value-type="string" table:style-name="ce3">
            <text:p>Government</text:p>
          </table:table-cell>
          <table:table-cell office:value-type="string" table:style-name="ce3">
            <text:p>NSAU</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65316" table:style-name="ce3">
            <text:p>165,316</text:p>
          </table:table-cell>
          <table:table-cell table:style-name="ce3"/>
          <table:table-cell office:value-type="string" table:style-name="ce3">
            <text:p>Donor</text:p>
          </table:table-cell>
          <table:table-cell office:value-type="date" office:date-value="2011-03-10T17:26:00" table:style-name="ce4">
            <text:p>10-Mar-2011</text:p>
          </table:table-cell>
          <table:table-cell office:value-type="date" office:date-value="2011-03-10T17:24:00" table:style-name="ce4">
            <text:p>10-Mar-2011</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7" table:visibility="filter">
          <table:table-cell office:value-type="string" table:style-name="ce3">
            <text:p>Norway</text:p>
          </table:table-cell>
          <table:table-cell office:value-type="string" table:style-name="ce3">
            <text:p>National Space Agency of Ukraine</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549201" table:style-name="ce3">
            <text:p>549,201</text:p>
          </table:table-cell>
          <table:table-cell office:value-type="float" office:value="0" table:style-name="ce3">
            <text:p>0</text:p>
          </table:table-cell>
          <table:table-cell office:value-type="string" table:style-name="ce3">
            <text:p>UKR-10/0036/Norwegian support to the destruction of anti-personell mines in Ukraine</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float" office:value="2894287" table:style-name="ce3">
            <text:p>2,894,287</text:p>
          </table:table-cell>
          <table:table-cell office:value-type="string" table:style-name="ce3">
            <text:p>NOK</text:p>
          </table:table-cell>
          <table:table-cell office:value-type="date" office:date-value="2011-05-31T00:00:00" table:style-name="ce4">
            <text:p>31-May-2011</text:p>
          </table:table-cell>
          <table:table-cell table:style-name="ce3"/>
          <table:table-cell office:value-type="string" table:style-name="ce3">
            <text:p>MINE ACTION</text:p>
          </table:table-cell>
          <table:table-cell office:value-type="string" table:style-name="ce3">
            <text:p>Ukraine</text:p>
          </table:table-cell>
          <table:table-cell office:value-type="string" table:style-name="ce3">
            <text:p>Paid contribution</text:p>
          </table:table-cell>
          <table:table-cell office:value-type="string" table:style-name="ce3">
            <text:p>Norway</text:p>
          </table:table-cell>
          <table:table-cell office:value-type="string" table:style-name="ce3">
            <text:p>Norway</text:p>
          </table:table-cell>
          <table:table-cell office:value-type="string" table:style-name="ce3">
            <text:p>National Space Agency of Ukraine</text:p>
          </table:table-cell>
          <table:table-cell office:value-type="string" table:style-name="ce3">
            <text:p>Government</text:p>
          </table:table-cell>
          <table:table-cell office:value-type="string" table:style-name="ce3">
            <text:p>NSAU</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70070" table:style-name="ce3">
            <text:p>170,070</text:p>
          </table:table-cell>
          <table:table-cell table:style-name="ce3"/>
          <table:table-cell office:value-type="string" table:style-name="ce3">
            <text:p>Donor</text:p>
          </table:table-cell>
          <table:table-cell office:value-type="date" office:date-value="2011-06-20T17:30:00" table:style-name="ce4">
            <text:p>20-Jun-2011</text:p>
          </table:table-cell>
          <table:table-cell office:value-type="date" office:date-value="2011-06-20T17:30:00" table:style-name="ce4">
            <text:p>20-Jun-2011</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Norway</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282760" table:style-name="ce3">
            <text:p>282,760</text:p>
          </table:table-cell>
          <table:table-cell office:value-type="float" office:value="0" table:style-name="ce3">
            <text:p>0</text:p>
          </table:table-cell>
          <table:table-cell office:value-type="string" table:style-name="ce3">
            <text:p>Humanitarian aid for internally displaced persons in Ukraine</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Norway</text:p>
          </table:table-cell>
          <table:table-cell office:value-type="string" table:style-name="ce3">
            <text:p>Norway</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289" table:style-name="ce3">
            <text:p>219,289</text:p>
          </table:table-cell>
          <table:table-cell table:style-name="ce3"/>
          <table:table-cell office:value-type="string" table:style-name="ce3">
            <text:p>Agency</text:p>
          </table:table-cell>
          <table:table-cell office:value-type="date" office:date-value="2014-12-11T17:04:00" table:style-name="ce4">
            <text:p>11-Dec-2014</text:p>
          </table:table-cell>
          <table:table-cell office:value-type="date" office:date-value="2014-10-14T15:17:00" table:style-name="ce4">
            <text:p>14-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Poland</text:p>
          </table:table-cell>
          <table:table-cell office:value-type="string" table:style-name="ce3">
            <text:p>Bilateral (affected government)</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39470" table:style-name="ce3">
            <text:p>39,470</text:p>
          </table:table-cell>
          <table:table-cell office:value-type="float" office:value="0" table:style-name="ce3">
            <text:p>0</text:p>
          </table:table-cell>
          <table:table-cell office:value-type="string" table:style-name="ce3">
            <text:p>Training for Ukrainian firefighters (487/2011)</text:p>
          </table:table-cell>
          <table:table-cell office:value-type="float" office:value="28024" table:style-name="ce3">
            <text:p>28,024</text:p>
          </table:table-cell>
          <table:table-cell office:value-type="string" table:style-name="ce3">
            <text:p>EUR</text:p>
          </table:table-cell>
          <table:table-cell office:value-type="date" office:date-value="2011-04-01T00:00:00" table:style-name="ce4">
            <text:p>1-Apr-2011</text:p>
          </table:table-cell>
          <table:table-cell table:style-name="ce3"/>
          <table:table-cell office:value-type="string" table:style-name="ce3">
            <text:p>EDUCATION</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Bilateral (affected government)</text:p>
          </table:table-cell>
          <table:table-cell office:value-type="string" table:style-name="ce3">
            <text:p>Government</text:p>
          </table:table-cell>
          <table:table-cell office:value-type="string" table:style-name="ce3">
            <text:p>Bilateral (affected government)</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77746" table:style-name="ce3">
            <text:p>177,746</text:p>
          </table:table-cell>
          <table:table-cell table:style-name="ce3"/>
          <table:table-cell office:value-type="string" table:style-name="ce3">
            <text:p>Donor</text:p>
          </table:table-cell>
          <table:table-cell office:value-type="date" office:date-value="2012-02-08T09:40:00" table:style-name="ce4">
            <text:p>8-Feb-2012</text:p>
          </table:table-cell>
          <table:table-cell office:value-type="date" office:date-value="2012-02-08T09:38:00" table:style-name="ce4">
            <text:p>8-Feb-2012</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Poland</text:p>
          </table:table-cell>
          <table:table-cell office:value-type="string" table:style-name="ce3">
            <text:p>CARITA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78076" table:style-name="ce3">
            <text:p>78,076</text:p>
          </table:table-cell>
          <table:table-cell office:value-type="float" office:value="0" table:style-name="ce3">
            <text:p>0</text:p>
          </table:table-cell>
          <table:table-cell office:value-type="string" table:style-name="ce3">
            <text:p>Winterization projects</text:p>
          </table:table-cell>
          <table:table-cell office:value-type="float" office:value="250000" table:style-name="ce3">
            <text:p>250,000</text:p>
          </table:table-cell>
          <table:table-cell office:value-type="string" table:style-name="ce3">
            <text:p>PLN</text:p>
          </table:table-cell>
          <table:table-cell office:value-type="date" office:date-value="2014-09-17T00:00:00" table:style-name="ce4">
            <text:p>17-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Caritas Germany (DCV)</text:p>
          </table:table-cell>
          <table:table-cell office:value-type="string" table:style-name="ce3">
            <text:p>NGOs</text:p>
          </table:table-cell>
          <table:table-cell office:value-type="string" table:style-name="ce3">
            <text:p>CARITA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818" table:style-name="ce3">
            <text:p>219,818</text:p>
          </table:table-cell>
          <table:table-cell table:style-name="ce3"/>
          <table:table-cell office:value-type="string" table:style-name="ce3">
            <text:p>Donor</text:p>
          </table:table-cell>
          <table:table-cell office:value-type="date" office:date-value="2014-10-27T15:55:00" table:style-name="ce4">
            <text:p>27-Oct-2014</text:p>
          </table:table-cell>
          <table:table-cell office:value-type="date" office:date-value="2014-10-27T15:55:00" table:style-name="ce4">
            <text:p>27-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Poland</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03674" table:style-name="ce3">
            <text:p>303,674</text:p>
          </table:table-cell>
          <table:table-cell office:value-type="float" office:value="0" table:style-name="ce3">
            <text:p>0</text:p>
          </table:table-cell>
          <table:table-cell office:value-type="string" table:style-name="ce3">
            <text:p>Assistance to IDP's in Ukraine</text:p>
          </table:table-cell>
          <table:table-cell office:value-type="float" office:value="1000000" table:style-name="ce3">
            <text:p>1,000,000</text:p>
          </table:table-cell>
          <table:table-cell office:value-type="string" table:style-name="ce3">
            <text:p>PLN</text:p>
          </table:table-cell>
          <table:table-cell office:value-type="date" office:date-value="2014-10-22T00:00:00" table:style-name="ce4">
            <text:p>22-Oct-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814" table:style-name="ce3">
            <text:p>219,814</text:p>
          </table:table-cell>
          <table:table-cell table:style-name="ce3"/>
          <table:table-cell office:value-type="string" table:style-name="ce3">
            <text:p>Donor</text:p>
          </table:table-cell>
          <table:table-cell office:value-type="date" office:date-value="2014-10-27T15:50:00" table:style-name="ce4">
            <text:p>27-Oct-2014</text:p>
          </table:table-cell>
          <table:table-cell office:value-type="date" office:date-value="2014-10-27T15:50:00" table:style-name="ce4">
            <text:p>27-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PCPM - Polish Center for International Ai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89980" table:style-name="ce3">
            <text:p>389,980</text:p>
          </table:table-cell>
          <table:table-cell office:value-type="float" office:value="0" table:style-name="ce3">
            <text:p>0</text:p>
          </table:table-cell>
          <table:table-cell office:value-type="string" table:style-name="ce3">
            <text:p>Cash for winterization for 600 families and rehabilitation &amp; winterization of an IDP camp/collective center</text:p>
          </table:table-cell>
          <table:table-cell office:value-type="float" office:value="1302923" table:style-name="ce3">
            <text:p>1,302,923</text:p>
          </table:table-cell>
          <table:table-cell office:value-type="string" table:style-name="ce3">
            <text:p>PLN</text:p>
          </table:table-cell>
          <table:table-cell office:value-type="date" office:date-value="2014-12-02T00:00:00" table:style-name="ce4">
            <text:p>2-Dec-2014</text:p>
          </table:table-cell>
          <table:table-cell table:style-name="ce3"/>
          <table:table-cell office:value-type="string" table:style-name="ce3">
            <text:p>SHELTER AND NON-FOOD ITEMS</text:p>
          </table:table-cell>
          <table:table-cell office:value-type="string" table:style-name="ce3">
            <text:p>Ukraine</text:p>
          </table:table-cell>
          <table:table-cell office:value-type="string" table:style-name="ce3">
            <text:p>Paid contribution</text:p>
          </table:table-cell>
          <table:table-cell office:value-type="string" table:style-name="ce3">
            <text:p>Poland</text:p>
          </table:table-cell>
          <table:table-cell office:value-type="string" table:style-name="ce3">
            <text:p>Poland</text:p>
          </table:table-cell>
          <table:table-cell office:value-type="string" table:style-name="ce3">
            <text:p>PCPM - Polish Center for International Aid</text:p>
          </table:table-cell>
          <table:table-cell office:value-type="string" table:style-name="ce3">
            <text:p>NGOs</text:p>
          </table:table-cell>
          <table:table-cell office:value-type="string" table:style-name="ce3">
            <text:p>PCPM</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2471" table:style-name="ce3">
            <text:p>222,471</text:p>
          </table:table-cell>
          <table:table-cell table:style-name="ce3"/>
          <table:table-cell office:value-type="string" table:style-name="ce3">
            <text:p>Agency</text:p>
          </table:table-cell>
          <table:table-cell office:value-type="date" office:date-value="2014-12-12T14:55:00" table:style-name="ce4">
            <text:p>12-Dec-2014</text:p>
          </table:table-cell>
          <table:table-cell office:value-type="date" office:date-value="2014-12-12T10:55:00" table:style-name="ce4">
            <text:p>12-Dec-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PCPM - Polish Center for International Ai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78076" table:style-name="ce3">
            <text:p>78,076</text:p>
          </table:table-cell>
          <table:table-cell office:value-type="float" office:value="0" table:style-name="ce3">
            <text:p>0</text:p>
          </table:table-cell>
          <table:table-cell office:value-type="string" table:style-name="ce3">
            <text:p>Cash for winterization for 400 families and rehabilitation &amp; winterization of an IDP camp/collective center</text:p>
          </table:table-cell>
          <table:table-cell office:value-type="float" office:value="250000" table:style-name="ce3">
            <text:p>250,000</text:p>
          </table:table-cell>
          <table:table-cell office:value-type="string" table:style-name="ce3">
            <text:p>PLN</text:p>
          </table:table-cell>
          <table:table-cell office:value-type="date" office:date-value="2014-09-17T00:00:00" table:style-name="ce4">
            <text:p>17-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aid contribution</text:p>
          </table:table-cell>
          <table:table-cell office:value-type="string" table:style-name="ce3">
            <text:p>Poland</text:p>
          </table:table-cell>
          <table:table-cell office:value-type="string" table:style-name="ce3">
            <text:p>Poland</text:p>
          </table:table-cell>
          <table:table-cell office:value-type="string" table:style-name="ce3">
            <text:p>PCPM - Polish Center for International Aid</text:p>
          </table:table-cell>
          <table:table-cell office:value-type="string" table:style-name="ce3">
            <text:p>NGOs</text:p>
          </table:table-cell>
          <table:table-cell office:value-type="string" table:style-name="ce3">
            <text:p>PCPM</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817" table:style-name="ce3">
            <text:p>219,817</text:p>
          </table:table-cell>
          <table:table-cell table:style-name="ce3"/>
          <table:table-cell office:value-type="string" table:style-name="ce3">
            <text:p>Donor and Agency</text:p>
          </table:table-cell>
          <table:table-cell office:value-type="date" office:date-value="2014-12-12T14:56:00" table:style-name="ce4">
            <text:p>12-Dec-2014</text:p>
          </table:table-cell>
          <table:table-cell office:value-type="date" office:date-value="2014-10-27T15:54:00" table:style-name="ce4">
            <text:p>27-Oct-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Poland</text:p>
          </table:table-cell>
          <table:table-cell office:value-type="string" table:style-name="ce3">
            <text:p>United Nations Children's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78/124</text:p>
          </table:table-cell>
          <table:table-cell office:value-type="string" table:style-name="ce3">
            <text:p>WASH - Education Sectors - Child Protection <text:s/>(UNICEF)</text:p>
          </table:table-cell>
          <table:table-cell office:value-type="float" office:value="2014" table:style-name="ce5">
            <text:p>2014</text:p>
          </table:table-cell>
          <table:table-cell office:value-type="float" office:value="96649" table:style-name="ce3">
            <text:p>96,649</text:p>
          </table:table-cell>
          <table:table-cell office:value-type="float" office:value="0" table:style-name="ce3">
            <text:p>0</text:p>
          </table:table-cell>
          <table:table-cell office:value-type="string" table:style-name="ce3">
            <text:p>Support for UNICEF's operations in Ukraine in the health and nutrition sector</text:p>
          </table:table-cell>
          <table:table-cell office:value-type="float" office:value="300000" table:style-name="ce3">
            <text:p>300,000</text:p>
          </table:table-cell>
          <table:table-cell office:value-type="string" table:style-name="ce3">
            <text:p>PLN</text:p>
          </table:table-cell>
          <table:table-cell office:value-type="date" office:date-value="2014-08-03T00:00:00" table:style-name="ce4">
            <text:p>3-Aug-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United Nations Children's Fund</text:p>
          </table:table-cell>
          <table:table-cell office:value-type="string" table:style-name="ce3">
            <text:p>UN Agencies</text:p>
          </table:table-cell>
          <table:table-cell office:value-type="string" table:style-name="ce3">
            <text:p>UNICE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150" table:style-name="ce3">
            <text:p>218,150</text:p>
          </table:table-cell>
          <table:table-cell table:style-name="ce3"/>
          <table:table-cell office:value-type="string" table:style-name="ce3">
            <text:p>Donor</text:p>
          </table:table-cell>
          <table:table-cell office:value-type="date" office:date-value="2015-01-20T16:13:00" table:style-name="ce4">
            <text:p>20-Jan-2015</text:p>
          </table:table-cell>
          <table:table-cell office:value-type="date" office:date-value="2014-09-19T11:01:00" table:style-name="ce4">
            <text:p>19-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2980700" table:style-name="ce3">
            <text:p>2,980,7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Poland</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258123" table:style-name="ce3">
            <text:p>258,123</text:p>
          </table:table-cell>
          <table:table-cell office:value-type="float" office:value="0" table:style-name="ce3">
            <text:p>0</text:p>
          </table:table-cell>
          <table:table-cell office:value-type="string" table:style-name="ce3">
            <text:p>Assistance in winterization for IDPs in Eastern Ukraine</text:p>
          </table:table-cell>
          <table:table-cell office:value-type="float" office:value="850000" table:style-name="ce3">
            <text:p>850,000</text:p>
          </table:table-cell>
          <table:table-cell office:value-type="string" table:style-name="ce3">
            <text:p>PLN</text:p>
          </table:table-cell>
          <table:table-cell office:value-type="date" office:date-value="2014-10-22T00:00:00" table:style-name="ce4">
            <text:p>22-Oct-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816" table:style-name="ce3">
            <text:p>219,816</text:p>
          </table:table-cell>
          <table:table-cell table:style-name="ce3"/>
          <table:table-cell office:value-type="string" table:style-name="ce3">
            <text:p>Donor</text:p>
          </table:table-cell>
          <table:table-cell office:value-type="date" office:date-value="2015-01-20T16:15:00" table:style-name="ce4">
            <text:p>20-Jan-2015</text:p>
          </table:table-cell>
          <table:table-cell office:value-type="date" office:date-value="2014-10-27T15:52:00" table:style-name="ce4">
            <text:p>27-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Various Donors (details not yet provide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897129" table:style-name="ce3">
            <text:p>897,129</text:p>
          </table:table-cell>
          <table:table-cell office:value-type="float" office:value="0" table:style-name="ce3">
            <text:p>0</text:p>
          </table:table-cell>
          <table:table-cell office:value-type="string" table:style-name="ce3">
            <text:p>In-kind winterization, shelter (through Polish Red Cross, Caritas Poland, PCPM )</text:p>
          </table:table-cell>
          <table:table-cell office:value-type="float" office:value="3000000" table:style-name="ce3">
            <text:p>3,000,000</text:p>
          </table:table-cell>
          <table:table-cell office:value-type="string" table:style-name="ce3">
            <text:p>PLN</text:p>
          </table:table-cell>
          <table:table-cell office:value-type="date" office:date-value="2014-11-28T00:00:00" table:style-name="ce4">
            <text:p>28-Nov-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Various Donors (details not yet provided)</text:p>
          </table:table-cell>
          <table:table-cell office:value-type="string" table:style-name="ce3">
            <text:p>Other</text:p>
          </table:table-cell>
          <table:table-cell office:value-type="string" table:style-name="ce3">
            <text:p>Various Donor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InKind</text:p>
          </table:table-cell>
          <table:table-cell office:value-type="float" office:value="224101" table:style-name="ce3">
            <text:p>224,101</text:p>
          </table:table-cell>
          <table:table-cell table:style-name="ce3"/>
          <table:table-cell office:value-type="string" table:style-name="ce3">
            <text:p>Donor</text:p>
          </table:table-cell>
          <table:table-cell office:value-type="date" office:date-value="2015-01-27T17:59:00" table:style-name="ce4">
            <text:p>27-Jan-2015</text:p>
          </table:table-cell>
          <table:table-cell office:value-type="date" office:date-value="2015-01-27T17:59:00" table:style-name="ce4">
            <text:p>27-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Various Recipients (details not yet provided)</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129665" table:style-name="ce3">
            <text:p>129,665</text:p>
          </table:table-cell>
          <table:table-cell office:value-type="float" office:value="0" table:style-name="ce3">
            <text:p>0</text:p>
          </table:table-cell>
          <table:table-cell office:value-type="string" table:style-name="ce3">
            <text:p>Coordination of civil protection activities in the area of Ukrain City agglomeration through The Main School of Fire Service (SGSP) (311/2011)</text:p>
          </table:table-cell>
          <table:table-cell office:value-type="float" office:value="95174" table:style-name="ce3">
            <text:p>95,174</text:p>
          </table:table-cell>
          <table:table-cell office:value-type="string" table:style-name="ce3">
            <text:p>EUR</text:p>
          </table:table-cell>
          <table:table-cell office:value-type="date" office:date-value="2011-02-12T00:00:00" table:style-name="ce4">
            <text:p>12-Feb-2011</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Paid contribution</text:p>
          </table:table-cell>
          <table:table-cell office:value-type="string" table:style-name="ce3">
            <text:p>Poland</text:p>
          </table:table-cell>
          <table:table-cell office:value-type="string" table:style-name="ce3">
            <text:p>Poland</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86034" table:style-name="ce3">
            <text:p>186,034</text:p>
          </table:table-cell>
          <table:table-cell table:style-name="ce3"/>
          <table:table-cell office:value-type="string" table:style-name="ce3">
            <text:p>Donor</text:p>
          </table:table-cell>
          <table:table-cell office:value-type="date" office:date-value="2013-02-12T15:25:00" table:style-name="ce4">
            <text:p>12-Feb-2013</text:p>
          </table:table-cell>
          <table:table-cell office:value-type="date" office:date-value="2012-08-24T17:44:00" table:style-name="ce4">
            <text:p>24-Aug-2012</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Various Recipients (details not yet provided)</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31401" table:style-name="ce3">
            <text:p>31,401</text:p>
          </table:table-cell>
          <table:table-cell office:value-type="float" office:value="0" table:style-name="ce3">
            <text:p>0</text:p>
          </table:table-cell>
          <table:table-cell office:value-type="string" table:style-name="ce3">
            <text:p>The rise of the knowledge and skills of the "fire operations for people from Balaniwka village in Ukraine - Morawica Commune (30/2011)</text:p>
          </table:table-cell>
          <table:table-cell office:value-type="float" office:value="23048" table:style-name="ce3">
            <text:p>23,048</text:p>
          </table:table-cell>
          <table:table-cell office:value-type="string" table:style-name="ce3">
            <text:p>EUR</text:p>
          </table:table-cell>
          <table:table-cell office:value-type="date" office:date-value="2011-02-12T00:00:00" table:style-name="ce4">
            <text:p>12-Feb-2011</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86036" table:style-name="ce3">
            <text:p>186,036</text:p>
          </table:table-cell>
          <table:table-cell table:style-name="ce3"/>
          <table:table-cell office:value-type="string" table:style-name="ce3">
            <text:p>Donor</text:p>
          </table:table-cell>
          <table:table-cell office:value-type="date" office:date-value="2013-02-12T15:19:00" table:style-name="ce4">
            <text:p>12-Feb-2013</text:p>
          </table:table-cell>
          <table:table-cell office:value-type="date" office:date-value="2012-08-24T17:47:00" table:style-name="ce4">
            <text:p>24-Aug-2012</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Various Recipients (details not yet provided)</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128930" table:style-name="ce3">
            <text:p>128,930</text:p>
          </table:table-cell>
          <table:table-cell office:value-type="float" office:value="0" table:style-name="ce3">
            <text:p>0</text:p>
          </table:table-cell>
          <table:table-cell office:value-type="string" table:style-name="ce3">
            <text:p>Coordination of civil protection activities for safe evacuation - through Polish Department of International Co-operation (311/2011)</text:p>
          </table:table-cell>
          <table:table-cell office:value-type="float" office:value="93861" table:style-name="ce3">
            <text:p>93,861</text:p>
          </table:table-cell>
          <table:table-cell office:value-type="string" table:style-name="ce3">
            <text:p>EUR</text:p>
          </table:table-cell>
          <table:table-cell office:value-type="date" office:date-value="2011-03-20T00:00:00" table:style-name="ce4">
            <text:p>20-Mar-2011</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77745" table:style-name="ce3">
            <text:p>177,745</text:p>
          </table:table-cell>
          <table:table-cell table:style-name="ce3"/>
          <table:table-cell office:value-type="string" table:style-name="ce3">
            <text:p>Donor</text:p>
          </table:table-cell>
          <table:table-cell office:value-type="date" office:date-value="2013-02-12T15:24:00" table:style-name="ce4">
            <text:p>12-Feb-2013</text:p>
          </table:table-cell>
          <table:table-cell office:value-type="date" office:date-value="2012-02-08T09:35:00" table:style-name="ce4">
            <text:p>8-Feb-2012</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Various Recipients (details not yet provided)</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66950" table:style-name="ce3">
            <text:p>66,950</text:p>
          </table:table-cell>
          <table:table-cell office:value-type="float" office:value="0" table:style-name="ce3">
            <text:p>0</text:p>
          </table:table-cell>
          <table:table-cell office:value-type="string" table:style-name="ce3">
            <text:p>Improvement of emergency situations in urban conditions - through The Main School of Fire Service (SGSP) (340/2011)</text:p>
          </table:table-cell>
          <table:table-cell office:value-type="float" office:value="49141" table:style-name="ce3">
            <text:p>49,141</text:p>
          </table:table-cell>
          <table:table-cell office:value-type="string" table:style-name="ce3">
            <text:p>EUR</text:p>
          </table:table-cell>
          <table:table-cell office:value-type="date" office:date-value="2011-02-12T00:00:00" table:style-name="ce4">
            <text:p>12-Feb-2011</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86033" table:style-name="ce3">
            <text:p>186,033</text:p>
          </table:table-cell>
          <table:table-cell table:style-name="ce3"/>
          <table:table-cell office:value-type="string" table:style-name="ce3">
            <text:p>Donor</text:p>
          </table:table-cell>
          <table:table-cell office:value-type="date" office:date-value="2013-02-12T15:22:00" table:style-name="ce4">
            <text:p>12-Feb-2013</text:p>
          </table:table-cell>
          <table:table-cell office:value-type="date" office:date-value="2012-08-24T17:42:00" table:style-name="ce4">
            <text:p>24-Aug-2012</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Various Recipients (details not yet provided)</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47298" table:style-name="ce3">
            <text:p>47,298</text:p>
          </table:table-cell>
          <table:table-cell office:value-type="float" office:value="0" table:style-name="ce3">
            <text:p>0</text:p>
          </table:table-cell>
          <table:table-cell office:value-type="string" table:style-name="ce3">
            <text:p>Support system for training firefighters in Ternopil region of emergency medical services [through State Fire Service, Voivodeship HQ in Katowice] (363/2011)</text:p>
          </table:table-cell>
          <table:table-cell office:value-type="float" office:value="34717" table:style-name="ce3">
            <text:p>34,717</text:p>
          </table:table-cell>
          <table:table-cell office:value-type="string" table:style-name="ce3">
            <text:p>EUR</text:p>
          </table:table-cell>
          <table:table-cell office:value-type="date" office:date-value="2011-02-12T00:00:00" table:style-name="ce4">
            <text:p>12-Feb-2011</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86035" table:style-name="ce3">
            <text:p>186,035</text:p>
          </table:table-cell>
          <table:table-cell table:style-name="ce3"/>
          <table:table-cell office:value-type="string" table:style-name="ce3">
            <text:p>Donor</text:p>
          </table:table-cell>
          <table:table-cell office:value-type="date" office:date-value="2013-02-12T15:21:00" table:style-name="ce4">
            <text:p>12-Feb-2013</text:p>
          </table:table-cell>
          <table:table-cell office:value-type="date" office:date-value="2012-08-24T17:46:00" table:style-name="ce4">
            <text:p>24-Aug-2012</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Poland</text:p>
          </table:table-cell>
          <table:table-cell office:value-type="string" table:style-name="ce3">
            <text:p>Various Recipients (details not yet provide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218613" table:style-name="ce3">
            <text:p>218,613</text:p>
          </table:table-cell>
          <table:table-cell office:value-type="float" office:value="0" table:style-name="ce3">
            <text:p>0</text:p>
          </table:table-cell>
          <table:table-cell office:value-type="string" table:style-name="ce3">
            <text:p>Support for the Preliminary Responsive Plan</text:p>
          </table:table-cell>
          <table:table-cell office:value-type="float" office:value="700000" table:style-name="ce3">
            <text:p>700,000</text:p>
          </table:table-cell>
          <table:table-cell office:value-type="string" table:style-name="ce3">
            <text:p>PLN</text:p>
          </table:table-cell>
          <table:table-cell office:value-type="date" office:date-value="2014-09-17T00:00:00" table:style-name="ce4">
            <text:p>17-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Poland</text:p>
          </table:table-cell>
          <table:table-cell office:value-type="string" table:style-name="ce3">
            <text:p>Poland</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148" table:style-name="ce3">
            <text:p>218,148</text:p>
          </table:table-cell>
          <table:table-cell table:style-name="ce3"/>
          <table:table-cell office:value-type="string" table:style-name="ce3">
            <text:p>Donor</text:p>
          </table:table-cell>
          <table:table-cell office:value-type="date" office:date-value="2014-09-19T10:58:00" table:style-name="ce4">
            <text:p>19-Sep-2014</text:p>
          </table:table-cell>
          <table:table-cell office:value-type="date" office:date-value="2014-09-19T10:58:00" table:style-name="ce4">
            <text:p>19-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4" table:visibility="filter">
          <table:table-cell office:value-type="string" table:style-name="ce3">
            <text:p>Private (individuals &amp; organisations)</text:p>
          </table:table-cell>
          <table:table-cell office:value-type="string" table:style-name="ce3">
            <text:p>United Nations High Commissioner for Refugees</text:p>
          </table:table-cell>
          <table:table-cell office:value-type="string" table:style-name="ce3">
            <text:p>Ukraine 2015</text:p>
          </table:table-cell>
          <table:table-cell office:value-type="string" table:style-name="ce3">
            <text:p>Ukraine 2015</text:p>
          </table:table-cell>
          <table:table-cell office:value-type="string" table:style-name="ce3">
            <text:p>UKR-15/P-HR-RL/78196/R/120</text:p>
          </table:table-cell>
          <table:table-cell office:value-type="string" table:style-name="ce3">
            <text:p>Support to the “UN Strategic Response plan 2015 – Ukraine” to provide humanitarian assistance and protection to affected people</text:p>
          </table:table-cell>
          <table:table-cell office:value-type="float" office:value="2015" table:style-name="ce5">
            <text:p>2015</text:p>
          </table:table-cell>
          <table:table-cell office:value-type="float" office:value="276" table:style-name="ce3">
            <text:p>276</text:p>
          </table:table-cell>
          <table:table-cell office:value-type="float" office:value="0" table:style-name="ce3">
            <text:p>0</text:p>
          </table:table-cell>
          <table:table-cell office:value-type="string" table:style-name="ce3">
            <text:p>Support to the “UN Strategic Response plan 2015 – Ukraine” to provide humanitarian assistance and protection to affected people</text:p>
          </table:table-cell>
          <table:table-cell office:value-type="string" table:style-name="ce3">
            <text:p/>
          </table:table-cell>
          <table:table-cell office:value-type="string" table:style-name="ce3">
            <text:p>USD</text:p>
          </table:table-cell>
          <table:table-cell office:value-type="date" office:date-value="2015-02-27T00:00:00" table:style-name="ce4">
            <text:p>27-Feb-2015</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Private (individuals &amp; organisations)</text:p>
          </table:table-cell>
          <table:table-cell office:value-type="string" table:style-name="ce3">
            <text:p>Private (individuals &amp; organisations)</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575" table:style-name="ce3">
            <text:p>225,575</text:p>
          </table:table-cell>
          <table:table-cell table:style-name="ce3"/>
          <table:table-cell office:value-type="string" table:style-name="ce3">
            <text:p>Agency</text:p>
          </table:table-cell>
          <table:table-cell office:value-type="date" office:date-value="2015-03-02T18:06:00" table:style-name="ce4">
            <text:p>2-Mar-2015</text:p>
          </table:table-cell>
          <table:table-cell office:value-type="date" office:date-value="2015-03-02T18:06:00" table:style-name="ce4">
            <text:p>2-Mar-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Private (individuals &amp; organisations)</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1000" table:style-name="ce3">
            <text:p>1,000</text:p>
          </table:table-cell>
          <table:table-cell office:value-type="float" office:value="0" table:style-name="ce3">
            <text:p>0</text:p>
          </table:table-cell>
          <table:table-cell office:value-type="string" table:style-name="ce3">
            <text:p>Humanitarian aid for internally displaced persons in Ukraine</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Private (individuals &amp; organisations)</text:p>
          </table:table-cell>
          <table:table-cell office:value-type="string" table:style-name="ce3">
            <text:p>Private (individuals &amp; organisations)</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288" table:style-name="ce3">
            <text:p>219,288</text:p>
          </table:table-cell>
          <table:table-cell table:style-name="ce3"/>
          <table:table-cell office:value-type="string" table:style-name="ce3">
            <text:p>Agency</text:p>
          </table:table-cell>
          <table:table-cell office:value-type="date" office:date-value="2014-12-11T17:05:00" table:style-name="ce4">
            <text:p>11-Dec-2014</text:p>
          </table:table-cell>
          <table:table-cell office:value-type="date" office:date-value="2014-10-14T15:16:00" table:style-name="ce4">
            <text:p>14-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Private (individuals &amp; organisations)</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329381" table:style-name="ce3">
            <text:p>329,381</text:p>
          </table:table-cell>
          <table:table-cell office:value-type="float" office:value="0" table:style-name="ce3">
            <text:p>0</text:p>
          </table:table-cell>
          <table:table-cell office:value-type="string" table:style-name="ce3">
            <text:p>Humanitarian aid for internally displaced persons in Ukraine</text:p>
          </table:table-cell>
          <table:table-cell office:value-type="string" table:style-name="ce3">
            <text:p/>
          </table:table-cell>
          <table:table-cell office:value-type="string" table:style-name="ce3">
            <text:p>USD</text:p>
          </table:table-cell>
          <table:table-cell office:value-type="date" office:date-value="2014-10-21T00:00:00" table:style-name="ce4">
            <text:p>21-Oct-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Private (individuals &amp; organisations)</text:p>
          </table:table-cell>
          <table:table-cell office:value-type="string" table:style-name="ce3">
            <text:p>Private (individuals &amp; organisations)</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775" table:style-name="ce3">
            <text:p>219,775</text:p>
          </table:table-cell>
          <table:table-cell table:style-name="ce3"/>
          <table:table-cell office:value-type="string" table:style-name="ce3">
            <text:p>Agency</text:p>
          </table:table-cell>
          <table:table-cell office:value-type="date" office:date-value="2014-12-11T17:05:00" table:style-name="ce4">
            <text:p>11-Dec-2014</text:p>
          </table:table-cell>
          <table:table-cell office:value-type="date" office:date-value="2014-10-27T11:41:00" table:style-name="ce4">
            <text:p>27-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Russian Federation</text:p>
          </table:table-cell>
          <table:table-cell office:value-type="string" table:style-name="ce3">
            <text:p>World Food Programme</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5000000" table:style-name="ce3">
            <text:p>5,000,000</text:p>
          </table:table-cell>
          <table:table-cell office:value-type="float" office:value="0" table:style-name="ce3">
            <text:p>0</text:p>
          </table:table-cell>
          <table:table-cell office:value-type="string" table:style-name="ce3">
            <text:p>Provision of humanitarian assistance to Ukraine</text:p>
          </table:table-cell>
          <table:table-cell office:value-type="string" table:style-name="ce3">
            <text:p/>
          </table:table-cell>
          <table:table-cell office:value-type="string" table:style-name="ce3">
            <text:p>USD</text:p>
          </table:table-cell>
          <table:table-cell office:value-type="date" office:date-value="2014-12-31T00:00:00" table:style-name="ce4">
            <text:p>31-Dec-2014</text:p>
          </table:table-cell>
          <table:table-cell table:style-name="ce3"/>
          <table:table-cell office:value-type="string" table:style-name="ce3">
            <text:p>FOOD</text:p>
          </table:table-cell>
          <table:table-cell office:value-type="string" table:style-name="ce3">
            <text:p>Ukraine</text:p>
          </table:table-cell>
          <table:table-cell office:value-type="string" table:style-name="ce3">
            <text:p>Paid contribution</text:p>
          </table:table-cell>
          <table:table-cell office:value-type="string" table:style-name="ce3">
            <text:p>Russian Federation</text:p>
          </table:table-cell>
          <table:table-cell office:value-type="string" table:style-name="ce3">
            <text:p>Russian Federation</text:p>
          </table:table-cell>
          <table:table-cell office:value-type="string" table:style-name="ce3">
            <text:p>World Food Programme</text:p>
          </table:table-cell>
          <table:table-cell office:value-type="string" table:style-name="ce3">
            <text:p>UN Agencies</text:p>
          </table:table-cell>
          <table:table-cell office:value-type="string" table:style-name="ce3">
            <text:p>WFP</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743" table:style-name="ce3">
            <text:p>223,743</text:p>
          </table:table-cell>
          <table:table-cell table:style-name="ce3"/>
          <table:table-cell office:value-type="string" table:style-name="ce3">
            <text:p>Donor and Agency</text:p>
          </table:table-cell>
          <table:table-cell office:value-type="date" office:date-value="2015-01-20T18:27:00" table:style-name="ce4">
            <text:p>20-Jan-2015</text:p>
          </table:table-cell>
          <table:table-cell office:value-type="date" office:date-value="2015-01-20T11:14:00" table:style-name="ce4">
            <text:p>20-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Sweden</text:p>
          </table:table-cell>
          <table:table-cell office:value-type="string" table:style-name="ce3">
            <text:p>Save the Children<text: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951345" table:style-name="ce3">
            <text:p>951,345</text:p>
          </table:table-cell>
          <table:table-cell office:value-type="float" office:value="0" table:style-name="ce3">
            <text:p>0</text:p>
          </table:table-cell>
          <table:table-cell office:value-type="string" table:style-name="ce3">
            <text:p>Support to Conflict-Affected Communities in Eastern Ukraine</text:p>
          </table:table-cell>
          <table:table-cell office:value-type="float" office:value="7000000" table:style-name="ce3">
            <text:p>7,000,000</text:p>
          </table:table-cell>
          <table:table-cell office:value-type="string" table:style-name="ce3">
            <text:p>SEK</text:p>
          </table:table-cell>
          <table:table-cell office:value-type="date" office:date-value="2014-11-25T00:00:00" table:style-name="ce4">
            <text:p>25-Nov-2014</text:p>
          </table:table-cell>
          <table:table-cell table:style-name="ce3"/>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Sweden</text:p>
          </table:table-cell>
          <table:table-cell office:value-type="string" table:style-name="ce3">
            <text:p>Sweden</text:p>
          </table:table-cell>
          <table:table-cell office:value-type="string" table:style-name="ce3">
            <text:p>Save the Children<text:s/></text:p>
          </table:table-cell>
          <table:table-cell office:value-type="string" table:style-name="ce3">
            <text:p>NGOs</text:p>
          </table:table-cell>
          <table:table-cell office:value-type="string" table:style-name="ce3">
            <text:p>SC<tex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2737" table:style-name="ce3">
            <text:p>222,737</text:p>
          </table:table-cell>
          <table:table-cell table:style-name="ce3"/>
          <table:table-cell office:value-type="string" table:style-name="ce3">
            <text:p>Donor</text:p>
          </table:table-cell>
          <table:table-cell office:value-type="date" office:date-value="2014-12-16T12:55:00" table:style-name="ce4">
            <text:p>16-Dec-2014</text:p>
          </table:table-cell>
          <table:table-cell office:value-type="date" office:date-value="2014-12-16T12:55:00" table:style-name="ce4">
            <text:p>16-Dec-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Sweden</text:p>
          </table:table-cell>
          <table:table-cell office:value-type="string" table:style-name="ce3">
            <text:p>Swedish Civil Contingencies Agency (MSB)</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44575" table:style-name="ce3">
            <text:p>44,575</text:p>
          </table:table-cell>
          <table:table-cell office:value-type="float" office:value="0" table:style-name="ce3">
            <text:p>0</text:p>
          </table:table-cell>
          <table:table-cell office:value-type="string" table:style-name="ce3">
            <text:p>Secondment of Emergency Reports Specialist to UNICEF</text:p>
          </table:table-cell>
          <table:table-cell office:value-type="float" office:value="350000" table:style-name="ce3">
            <text:p>350,000</text:p>
          </table:table-cell>
          <table:table-cell office:value-type="string" table:style-name="ce3">
            <text:p>SEK</text:p>
          </table:table-cell>
          <table:table-cell office:value-type="date" office:date-value="2015-01-13T00:00:00" table:style-name="ce4">
            <text:p>13-Jan-2015</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Sweden</text:p>
          </table:table-cell>
          <table:table-cell office:value-type="string" table:style-name="ce3">
            <text:p>Sweden</text:p>
          </table:table-cell>
          <table:table-cell office:value-type="string" table:style-name="ce3">
            <text:p>Swedish Civil Contingencies Agency (MSB)</text:p>
          </table:table-cell>
          <table:table-cell office:value-type="string" table:style-name="ce3">
            <text:p>Government</text:p>
          </table:table-cell>
          <table:table-cell office:value-type="string" table:style-name="ce3">
            <text:p>MSB</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100" table:style-name="ce3">
            <text:p>224,100</text:p>
          </table:table-cell>
          <table:table-cell table:style-name="ce3"/>
          <table:table-cell office:value-type="string" table:style-name="ce3">
            <text:p>Donor</text:p>
          </table:table-cell>
          <table:table-cell office:value-type="date" office:date-value="2015-01-27T17:57:00" table:style-name="ce4">
            <text:p>27-Jan-2015</text:p>
          </table:table-cell>
          <table:table-cell office:value-type="date" office:date-value="2015-01-27T17:57:00" table:style-name="ce4">
            <text:p>27-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Sweden</text:p>
          </table:table-cell>
          <table:table-cell office:value-type="string" table:style-name="ce3">
            <text:p>Swedish Civil Contingencies Agency (MSB)</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59957" table:style-name="ce3">
            <text:p>59,957</text:p>
          </table:table-cell>
          <table:table-cell office:value-type="float" office:value="0" table:style-name="ce3">
            <text:p>0</text:p>
          </table:table-cell>
          <table:table-cell office:value-type="string" table:style-name="ce3">
            <text:p>Secondment of Emergency Coordinator to Unicef<text:s/></text:p>
          </table:table-cell>
          <table:table-cell office:value-type="float" office:value="418500" table:style-name="ce3">
            <text:p>418,500</text:p>
          </table:table-cell>
          <table:table-cell office:value-type="string" table:style-name="ce3">
            <text:p>SEK</text:p>
          </table:table-cell>
          <table:table-cell office:value-type="date" office:date-value="2014-09-02T00:00:00" table:style-name="ce4">
            <text:p>2-Sep-2014</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Sweden</text:p>
          </table:table-cell>
          <table:table-cell office:value-type="string" table:style-name="ce3">
            <text:p>Sweden</text:p>
          </table:table-cell>
          <table:table-cell office:value-type="string" table:style-name="ce3">
            <text:p>Swedish Civil Contingencies Agency (MSB)</text:p>
          </table:table-cell>
          <table:table-cell office:value-type="string" table:style-name="ce3">
            <text:p>Government</text:p>
          </table:table-cell>
          <table:table-cell office:value-type="string" table:style-name="ce3">
            <text:p>MSB</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087" table:style-name="ce3">
            <text:p>218,087</text:p>
          </table:table-cell>
          <table:table-cell table:style-name="ce3"/>
          <table:table-cell office:value-type="string" table:style-name="ce3">
            <text:p>Donor</text:p>
          </table:table-cell>
          <table:table-cell office:value-type="date" office:date-value="2014-10-09T15:24:00" table:style-name="ce4">
            <text:p>9-Oct-2014</text:p>
          </table:table-cell>
          <table:table-cell office:value-type="date" office:date-value="2014-09-18T11:32:00" table:style-name="ce4">
            <text:p>18-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Sweden</text:p>
          </table:table-cell>
          <table:table-cell office:value-type="string" table:style-name="ce3">
            <text:p>Swedish Civil Contingencies Agency (MSB)</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93970" table:style-name="ce3">
            <text:p>93,970</text:p>
          </table:table-cell>
          <table:table-cell office:value-type="float" office:value="0" table:style-name="ce3">
            <text:p>0</text:p>
          </table:table-cell>
          <table:table-cell office:value-type="string" table:style-name="ce3">
            <text:p>Secondment of Information Management Officer to OCHA</text:p>
          </table:table-cell>
          <table:table-cell office:value-type="float" office:value="695000" table:style-name="ce3">
            <text:p>695,000</text:p>
          </table:table-cell>
          <table:table-cell office:value-type="string" table:style-name="ce3">
            <text:p>SEK</text:p>
          </table:table-cell>
          <table:table-cell office:value-type="date" office:date-value="2014-12-29T00:00:00" table:style-name="ce4">
            <text:p>29-Dec-2014</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Sweden</text:p>
          </table:table-cell>
          <table:table-cell office:value-type="string" table:style-name="ce3">
            <text:p>Sweden</text:p>
          </table:table-cell>
          <table:table-cell office:value-type="string" table:style-name="ce3">
            <text:p>Swedish Civil Contingencies Agency (MSB)</text:p>
          </table:table-cell>
          <table:table-cell office:value-type="string" table:style-name="ce3">
            <text:p>Government</text:p>
          </table:table-cell>
          <table:table-cell office:value-type="string" table:style-name="ce3">
            <text:p>MSB</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781" table:style-name="ce3">
            <text:p>223,781</text:p>
          </table:table-cell>
          <table:table-cell table:style-name="ce3"/>
          <table:table-cell office:value-type="string" table:style-name="ce3">
            <text:p>Donor</text:p>
          </table:table-cell>
          <table:table-cell office:value-type="date" office:date-value="2015-01-20T15:52:00" table:style-name="ce4">
            <text:p>20-Jan-2015</text:p>
          </table:table-cell>
          <table:table-cell office:value-type="date" office:date-value="2015-01-20T15:52:00" table:style-name="ce4">
            <text:p>20-Jan-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Sweden</text:p>
          </table:table-cell>
          <table:table-cell office:value-type="string" table:style-name="ce3">
            <text:p>Swedish Civil Contingencies Agency (MSB)</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73241" table:style-name="ce3">
            <text:p>73,241</text:p>
          </table:table-cell>
          <table:table-cell office:value-type="float" office:value="0" table:style-name="ce3">
            <text:p>0</text:p>
          </table:table-cell>
          <table:table-cell office:value-type="string" table:style-name="ce3">
            <text:p>Secondment of EOD expert to ICRC/Ukraine</text:p>
          </table:table-cell>
          <table:table-cell office:value-type="float" office:value="505000" table:style-name="ce3">
            <text:p>505,000</text:p>
          </table:table-cell>
          <table:table-cell office:value-type="string" table:style-name="ce3">
            <text:p>SEK</text:p>
          </table:table-cell>
          <table:table-cell office:value-type="date" office:date-value="2014-08-04T00:00:00" table:style-name="ce4">
            <text:p>4-Aug-2014</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Sweden</text:p>
          </table:table-cell>
          <table:table-cell office:value-type="string" table:style-name="ce3">
            <text:p>Sweden</text:p>
          </table:table-cell>
          <table:table-cell office:value-type="string" table:style-name="ce3">
            <text:p>Swedish Civil Contingencies Agency (MSB)</text:p>
          </table:table-cell>
          <table:table-cell office:value-type="string" table:style-name="ce3">
            <text:p>Government</text:p>
          </table:table-cell>
          <table:table-cell office:value-type="string" table:style-name="ce3">
            <text:p>MSB</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8091" table:style-name="ce3">
            <text:p>218,091</text:p>
          </table:table-cell>
          <table:table-cell table:style-name="ce3"/>
          <table:table-cell office:value-type="string" table:style-name="ce3">
            <text:p>Donor</text:p>
          </table:table-cell>
          <table:table-cell office:value-type="date" office:date-value="2014-09-18T11:40:00" table:style-name="ce4">
            <text:p>18-Sep-2014</text:p>
          </table:table-cell>
          <table:table-cell office:value-type="date" office:date-value="2014-09-18T11:40:00" table:style-name="ce4">
            <text:p>18-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Sweden</text:p>
          </table:table-cell>
          <table:table-cell office:value-type="string" table:style-name="ce3">
            <text:p>United Nations Children's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YS/75078/124</text:p>
          </table:table-cell>
          <table:table-cell office:value-type="string" table:style-name="ce3">
            <text:p>WASH - Education Sectors - Child Protection <text:s/>(UNICEF)</text:p>
          </table:table-cell>
          <table:table-cell office:value-type="float" office:value="2014" table:style-name="ce5">
            <text:p>2014</text:p>
          </table:table-cell>
          <table:table-cell office:value-type="float" office:value="1381025" table:style-name="ce3">
            <text:p>1,381,025</text:p>
          </table:table-cell>
          <table:table-cell office:value-type="float" office:value="0" table:style-name="ce3">
            <text:p>0</text:p>
          </table:table-cell>
          <table:table-cell office:value-type="string" table:style-name="ce3">
            <text:p>Providing Safe Environments for Children and Families Affected by the Conflict in Eastern Ukraine</text:p>
          </table:table-cell>
          <table:table-cell office:value-type="float" office:value="10000000" table:style-name="ce3">
            <text:p>10,000,000</text:p>
          </table:table-cell>
          <table:table-cell office:value-type="string" table:style-name="ce3">
            <text:p>SEK</text:p>
          </table:table-cell>
          <table:table-cell office:value-type="date" office:date-value="2014-10-24T00:00:00" table:style-name="ce4">
            <text:p>24-Oct-2014</text:p>
          </table:table-cell>
          <table:table-cell office:value-type="string" table:style-name="ce3">
            <text:p>Secto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Sweden</text:p>
          </table:table-cell>
          <table:table-cell office:value-type="string" table:style-name="ce3">
            <text:p>Sweden</text:p>
          </table:table-cell>
          <table:table-cell office:value-type="string" table:style-name="ce3">
            <text:p>United Nations Children's Fund</text:p>
          </table:table-cell>
          <table:table-cell office:value-type="string" table:style-name="ce3">
            <text:p>UN Agencies</text:p>
          </table:table-cell>
          <table:table-cell office:value-type="string" table:style-name="ce3">
            <text:p>UNICEF</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2498" table:style-name="ce3">
            <text:p>222,498</text:p>
          </table:table-cell>
          <table:table-cell table:style-name="ce3"/>
          <table:table-cell office:value-type="string" table:style-name="ce3">
            <text:p>Donor</text:p>
          </table:table-cell>
          <table:table-cell office:value-type="date" office:date-value="2014-12-12T12:05:00" table:style-name="ce4">
            <text:p>12-Dec-2014</text:p>
          </table:table-cell>
          <table:table-cell office:value-type="date" office:date-value="2014-12-12T12:05:00" table:style-name="ce4">
            <text:p>12-Dec-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2980700" table:style-name="ce3">
            <text:p>2,980,7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Sweden</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2038597" table:style-name="ce3">
            <text:p>2,038,597</text:p>
          </table:table-cell>
          <table:table-cell office:value-type="float" office:value="0" table:style-name="ce3">
            <text:p>0</text:p>
          </table:table-cell>
          <table:table-cell office:value-type="string" table:style-name="ce3">
            <text:p>Emergency Response for the Internally Displaced People in Eastern Ukraine</text:p>
          </table:table-cell>
          <table:table-cell office:value-type="float" office:value="15000000" table:style-name="ce3">
            <text:p>15,000,000</text:p>
          </table:table-cell>
          <table:table-cell office:value-type="string" table:style-name="ce3">
            <text:p>SEK</text:p>
          </table:table-cell>
          <table:table-cell office:value-type="date" office:date-value="2014-11-14T00:00:00" table:style-name="ce4">
            <text:p>14-Nov-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Commitment</text:p>
          </table:table-cell>
          <table:table-cell office:value-type="string" table:style-name="ce3">
            <text:p>Sweden</text:p>
          </table:table-cell>
          <table:table-cell office:value-type="string" table:style-name="ce3">
            <text:p>Sweden</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2496" table:style-name="ce3">
            <text:p>222,496</text:p>
          </table:table-cell>
          <table:table-cell table:style-name="ce3"/>
          <table:table-cell office:value-type="string" table:style-name="ce3">
            <text:p>Donor</text:p>
          </table:table-cell>
          <table:table-cell office:value-type="date" office:date-value="2015-01-20T18:39:00" table:style-name="ce4">
            <text:p>20-Jan-2015</text:p>
          </table:table-cell>
          <table:table-cell office:value-type="date" office:date-value="2014-12-12T12:00:00" table:style-name="ce4">
            <text:p>12-Dec-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Switzerland</text:p>
          </table:table-cell>
          <table:table-cell office:value-type="string" table:style-name="ce3">
            <text:p>Bär + Leu</text:p>
          </table:table-cell>
          <table:table-cell office:value-type="string" table:style-name="ce3">
            <text:p>Ukraine 2011</text:p>
          </table:table-cell>
          <table:table-cell table:number-columns-repeated="3" table:style-name="ce3"/>
          <table:table-cell office:value-type="float" office:value="2011" table:style-name="ce5">
            <text:p>2011</text:p>
          </table:table-cell>
          <table:table-cell office:value-type="float" office:value="148280" table:style-name="ce3">
            <text:p>148,280</text:p>
          </table:table-cell>
          <table:table-cell office:value-type="float" office:value="0" table:style-name="ce3">
            <text:p>0</text:p>
          </table:table-cell>
          <table:table-cell office:value-type="string" table:style-name="ce3">
            <text:p>Food Aid Swiss Dairy Products (7F-01296.11.01)</text:p>
          </table:table-cell>
          <table:table-cell office:value-type="float" office:value="137900" table:style-name="ce3">
            <text:p>137,900</text:p>
          </table:table-cell>
          <table:table-cell office:value-type="string" table:style-name="ce3">
            <text:p>CHF</text:p>
          </table:table-cell>
          <table:table-cell office:value-type="date" office:date-value="2011-03-31T00:00:00" table:style-name="ce4">
            <text:p>31-Mar-2011</text:p>
          </table:table-cell>
          <table:table-cell table:style-name="ce3"/>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Switzerland</text:p>
          </table:table-cell>
          <table:table-cell office:value-type="string" table:style-name="ce3">
            <text:p>Switzerland</text:p>
          </table:table-cell>
          <table:table-cell office:value-type="string" table:style-name="ce3">
            <text:p>Bär + Leu</text:p>
          </table:table-cell>
          <table:table-cell office:value-type="string" table:style-name="ce3">
            <text:p>Private Orgs. &amp; Foundations</text:p>
          </table:table-cell>
          <table:table-cell office:value-type="string" table:style-name="ce3">
            <text:p>Bär + Leu</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66717" table:style-name="ce3">
            <text:p>166,717</text:p>
          </table:table-cell>
          <table:table-cell table:style-name="ce3"/>
          <table:table-cell office:value-type="string" table:style-name="ce3">
            <text:p>Donor</text:p>
          </table:table-cell>
          <table:table-cell office:value-type="date" office:date-value="2011-04-11T11:18:00" table:style-name="ce4">
            <text:p>11-Apr-2011</text:p>
          </table:table-cell>
          <table:table-cell office:value-type="date" office:date-value="2011-04-11T11:18:00" table:style-name="ce4">
            <text:p>11-Apr-2011</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Switzerland</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558659" table:style-name="ce3">
            <text:p>558,659</text:p>
          </table:table-cell>
          <table:table-cell office:value-type="float" office:value="0" table:style-name="ce3">
            <text:p>0</text:p>
          </table:table-cell>
          <table:table-cell office:value-type="string" table:style-name="ce3">
            <text:p>ICRC Emergency Appeals 2014: Third Allocation (Vorbezug) (7F-08393.17)</text:p>
          </table:table-cell>
          <table:table-cell office:value-type="float" office:value="500000" table:style-name="ce3">
            <text:p>500,000</text:p>
          </table:table-cell>
          <table:table-cell office:value-type="string" table:style-name="ce3">
            <text:p>CHF</text:p>
          </table:table-cell>
          <table:table-cell office:value-type="date" office:date-value="2014-07-01T00:00:00" table:style-name="ce4">
            <text:p>1-Jul-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Switzerland</text:p>
          </table:table-cell>
          <table:table-cell office:value-type="string" table:style-name="ce3">
            <text:p>Switzerland</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163" table:style-name="ce3">
            <text:p>217,163</text:p>
          </table:table-cell>
          <table:table-cell table:style-name="ce3"/>
          <table:table-cell office:value-type="string" table:style-name="ce3">
            <text:p>Donor</text:p>
          </table:table-cell>
          <table:table-cell office:value-type="date" office:date-value="2014-08-25T17:30:00" table:style-name="ce4">
            <text:p>25-Aug-2014</text:p>
          </table:table-cell>
          <table:table-cell office:value-type="date" office:date-value="2014-08-25T17:30:00" table:style-name="ce4">
            <text:p>25-Aug-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Switzerland</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952986" table:style-name="ce3">
            <text:p>952,986</text:p>
          </table:table-cell>
          <table:table-cell office:value-type="float" office:value="0" table:style-name="ce3">
            <text:p>0</text:p>
          </table:table-cell>
          <table:table-cell office:value-type="string" table:style-name="ce3">
            <text:p>Shelter and Protection (UNHCR)<text:s text:c="2"/></text:p>
          </table:table-cell>
          <table:table-cell office:value-type="string" table:style-name="ce3">
            <text:p/>
          </table:table-cell>
          <table:table-cell office:value-type="string" table:style-name="ce3">
            <text:p>USD</text:p>
          </table:table-cell>
          <table:table-cell office:value-type="date" office:date-value="2014-10-21T00:00:00" table:style-name="ce4">
            <text:p>21-Oct-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Switzerland</text:p>
          </table:table-cell>
          <table:table-cell office:value-type="string" table:style-name="ce3">
            <text:p>Switzerland</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9773" table:style-name="ce3">
            <text:p>219,773</text:p>
          </table:table-cell>
          <table:table-cell table:style-name="ce3"/>
          <table:table-cell office:value-type="string" table:style-name="ce3">
            <text:p>Agency</text:p>
          </table:table-cell>
          <table:table-cell office:value-type="date" office:date-value="2014-12-11T17:06:00" table:style-name="ce4">
            <text:p>11-Dec-2014</text:p>
          </table:table-cell>
          <table:table-cell office:value-type="date" office:date-value="2014-10-27T11:35:00" table:style-name="ce4">
            <text:p>27-Oct-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Switzerland</text:p>
          </table:table-cell>
          <table:table-cell office:value-type="string" table:style-name="ce3">
            <text:p>Verein Bär und Leu</text:p>
          </table:table-cell>
          <table:table-cell office:value-type="string" table:style-name="ce3">
            <text:p>Ukraine 2012</text:p>
          </table:table-cell>
          <table:table-cell table:number-columns-repeated="3" table:style-name="ce3"/>
          <table:table-cell office:value-type="float" office:value="2012" table:style-name="ce5">
            <text:p>2012</text:p>
          </table:table-cell>
          <table:table-cell office:value-type="float" office:value="147407" table:style-name="ce3">
            <text:p>147,407</text:p>
          </table:table-cell>
          <table:table-cell office:value-type="float" office:value="0" table:style-name="ce3">
            <text:p>0</text:p>
          </table:table-cell>
          <table:table-cell office:value-type="string" table:style-name="ce3">
            <text:p>Food Aid Swiss Dairy Products (7F-01295.12)</text:p>
          </table:table-cell>
          <table:table-cell office:value-type="float" office:value="139300" table:style-name="ce3">
            <text:p>139,300</text:p>
          </table:table-cell>
          <table:table-cell office:value-type="string" table:style-name="ce3">
            <text:p>CHF</text:p>
          </table:table-cell>
          <table:table-cell office:value-type="date" office:date-value="2012-01-01T00:00:00" table:style-name="ce4">
            <text:p>1-Jan-2012</text:p>
          </table:table-cell>
          <table:table-cell table:style-name="ce3"/>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Switzerland</text:p>
          </table:table-cell>
          <table:table-cell office:value-type="string" table:style-name="ce3">
            <text:p>Switzerland</text:p>
          </table:table-cell>
          <table:table-cell office:value-type="string" table:style-name="ce3">
            <text:p>Verein Bär und Leu</text:p>
          </table:table-cell>
          <table:table-cell office:value-type="string" table:style-name="ce3">
            <text:p>NGOs</text:p>
          </table:table-cell>
          <table:table-cell office:value-type="string" table:style-name="ce3">
            <text:p>Verein Bär und Leu</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77968" table:style-name="ce3">
            <text:p>177,968</text:p>
          </table:table-cell>
          <table:table-cell table:style-name="ce3"/>
          <table:table-cell office:value-type="string" table:style-name="ce3">
            <text:p>Donor</text:p>
          </table:table-cell>
          <table:table-cell office:value-type="date" office:date-value="2012-02-13T14:40:00" table:style-name="ce4">
            <text:p>13-Feb-2012</text:p>
          </table:table-cell>
          <table:table-cell office:value-type="date" office:date-value="2012-02-13T14:30:00" table:style-name="ce4">
            <text:p>13-Feb-2012</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Switzerland</text:p>
          </table:table-cell>
          <table:table-cell office:value-type="string" table:style-name="ce3">
            <text:p>Verein Bär und Leu</text:p>
          </table:table-cell>
          <table:table-cell office:value-type="string" table:style-name="ce3">
            <text:p>Ukraine 2013</text:p>
          </table:table-cell>
          <table:table-cell table:number-columns-repeated="3" table:style-name="ce3"/>
          <table:table-cell office:value-type="float" office:value="2013" table:style-name="ce5">
            <text:p>2013</text:p>
          </table:table-cell>
          <table:table-cell office:value-type="float" office:value="238840" table:style-name="ce3">
            <text:p>238,840</text:p>
          </table:table-cell>
          <table:table-cell office:value-type="float" office:value="0" table:style-name="ce3">
            <text:p>0</text:p>
          </table:table-cell>
          <table:table-cell office:value-type="string" table:style-name="ce3">
            <text:p>Food Aid Swiss Dairy Products (7F-01295.12)</text:p>
          </table:table-cell>
          <table:table-cell office:value-type="float" office:value="218300" table:style-name="ce3">
            <text:p>218,300</text:p>
          </table:table-cell>
          <table:table-cell office:value-type="string" table:style-name="ce3">
            <text:p>CHF</text:p>
          </table:table-cell>
          <table:table-cell office:value-type="date" office:date-value="2013-02-01T00:00:00" table:style-name="ce4">
            <text:p>1-Feb-2013</text:p>
          </table:table-cell>
          <table:table-cell table:style-name="ce3"/>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Switzerland</text:p>
          </table:table-cell>
          <table:table-cell office:value-type="string" table:style-name="ce3">
            <text:p>Switzerland</text:p>
          </table:table-cell>
          <table:table-cell office:value-type="string" table:style-name="ce3">
            <text:p>Verein Bär und Leu</text:p>
          </table:table-cell>
          <table:table-cell office:value-type="string" table:style-name="ce3">
            <text:p>NGOs</text:p>
          </table:table-cell>
          <table:table-cell office:value-type="string" table:style-name="ce3">
            <text:p>Verein Bär und Leu</text:p>
          </table:table-cell>
          <table:table-cell office:value-type="string" table:style-name="ce3">
            <text:p>Eastern Europe</text:p>
          </table:table-cell>
          <table:table-cell office:value-type="string" table:style-name="ce3">
            <text:p>Ukraine</text:p>
          </table:table-cell>
          <table:table-cell office:value-type="string" table:style-name="ce3">
            <text:p>Miscellaneous</text:p>
          </table:table-cell>
          <table:table-cell office:value-type="string" table:style-name="ce3">
            <text:p>Cash</text:p>
          </table:table-cell>
          <table:table-cell office:value-type="float" office:value="196337" table:style-name="ce3">
            <text:p>196,337</text:p>
          </table:table-cell>
          <table:table-cell table:style-name="ce3"/>
          <table:table-cell office:value-type="string" table:style-name="ce3">
            <text:p>Donor</text:p>
          </table:table-cell>
          <table:table-cell office:value-type="date" office:date-value="2013-04-26T17:26:00" table:style-name="ce4">
            <text:p>26-Apr-2013</text:p>
          </table:table-cell>
          <table:table-cell office:value-type="date" office:date-value="2013-04-26T17:26:00" table:style-name="ce4">
            <text:p>26-Apr-2013</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Switzerland</text:p>
          </table:table-cell>
          <table:table-cell office:value-type="string" table:style-name="ce3">
            <text:p>Verein Bär und Leu</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234505" table:style-name="ce3">
            <text:p>234,505</text:p>
          </table:table-cell>
          <table:table-cell office:value-type="float" office:value="0" table:style-name="ce3">
            <text:p>0</text:p>
          </table:table-cell>
          <table:table-cell office:value-type="string" table:style-name="ce3">
            <text:p>Food Aid Swiss Dairy Products (7F-01295.14)</text:p>
          </table:table-cell>
          <table:table-cell office:value-type="float" office:value="213400" table:style-name="ce3">
            <text:p>213,400</text:p>
          </table:table-cell>
          <table:table-cell office:value-type="string" table:style-name="ce3">
            <text:p>CHF</text:p>
          </table:table-cell>
          <table:table-cell office:value-type="date" office:date-value="2014-08-01T00:00:00" table:style-name="ce4">
            <text:p>1-Aug-2014</text:p>
          </table:table-cell>
          <table:table-cell table:style-name="ce3"/>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Switzerland</text:p>
          </table:table-cell>
          <table:table-cell office:value-type="string" table:style-name="ce3">
            <text:p>Switzerland</text:p>
          </table:table-cell>
          <table:table-cell office:value-type="string" table:style-name="ce3">
            <text:p>Verein Bär und Leu</text:p>
          </table:table-cell>
          <table:table-cell office:value-type="string" table:style-name="ce3">
            <text:p>NGOs</text:p>
          </table:table-cell>
          <table:table-cell office:value-type="string" table:style-name="ce3">
            <text:p>Verein Bär und Leu</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2580" table:style-name="ce3">
            <text:p>222,580</text:p>
          </table:table-cell>
          <table:table-cell table:style-name="ce3"/>
          <table:table-cell office:value-type="string" table:style-name="ce3">
            <text:p>Donor</text:p>
          </table:table-cell>
          <table:table-cell office:value-type="date" office:date-value="2014-12-15T10:56:00" table:style-name="ce4">
            <text:p>15-Dec-2014</text:p>
          </table:table-cell>
          <table:table-cell office:value-type="date" office:date-value="2014-12-15T10:56:00" table:style-name="ce4">
            <text:p>15-Dec-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Switzerland</text:p>
          </table:table-cell>
          <table:table-cell office:value-type="string" table:style-name="ce3">
            <text:p>World Food Programme</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F/75088/561</text:p>
          </table:table-cell>
          <table:table-cell office:value-type="string" table:style-name="ce3">
            <text:p>Food Sector</text:p>
          </table:table-cell>
          <table:table-cell office:value-type="float" office:value="2014" table:style-name="ce5">
            <text:p>2014</text:p>
          </table:table-cell>
          <table:table-cell office:value-type="float" office:value="1040583" table:style-name="ce3">
            <text:p>1,040,583</text:p>
          </table:table-cell>
          <table:table-cell office:value-type="float" office:value="0" table:style-name="ce3">
            <text:p>0</text:p>
          </table:table-cell>
          <table:table-cell office:value-type="string" table:style-name="ce3">
            <text:p>Food Sector (7F-09264.01)</text:p>
          </table:table-cell>
          <table:table-cell office:value-type="float" office:value="1000000" table:style-name="ce3">
            <text:p>1,000,000</text:p>
          </table:table-cell>
          <table:table-cell office:value-type="string" table:style-name="ce3">
            <text:p>CHF</text:p>
          </table:table-cell>
          <table:table-cell office:value-type="date" office:date-value="2014-12-01T00:00:00" table:style-name="ce4">
            <text:p>1-Dec-2014</text:p>
          </table:table-cell>
          <table:table-cell office:value-type="string" table:style-name="ce3">
            <text:p>Food Security and Nutrition</text:p>
          </table:table-cell>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Switzerland</text:p>
          </table:table-cell>
          <table:table-cell office:value-type="string" table:style-name="ce3">
            <text:p>Switzerland</text:p>
          </table:table-cell>
          <table:table-cell office:value-type="string" table:style-name="ce3">
            <text:p>World Food Programme</text:p>
          </table:table-cell>
          <table:table-cell office:value-type="string" table:style-name="ce3">
            <text:p>UN Agencies</text:p>
          </table:table-cell>
          <table:table-cell office:value-type="string" table:style-name="ce3">
            <text:p>WFP</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316" table:style-name="ce3">
            <text:p>224,316</text:p>
          </table:table-cell>
          <table:table-cell table:style-name="ce3"/>
          <table:table-cell office:value-type="string" table:style-name="ce3">
            <text:p>Donor</text:p>
          </table:table-cell>
          <table:table-cell office:value-type="date" office:date-value="2015-01-30T17:19:00" table:style-name="ce4">
            <text:p>30-Jan-2015</text:p>
          </table:table-cell>
          <table:table-cell office:value-type="date" office:date-value="2015-01-30T17:19:00" table:style-name="ce4">
            <text:p>30-Jan-2015</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5500000" table:style-name="ce3">
            <text:p>5,50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3" table:visibility="filter">
          <table:table-cell office:value-type="string" table:style-name="ce3">
            <text:p>United Kingdom<text:s/></text:p>
          </table:table-cell>
          <table:table-cell office:value-type="string" table:style-name="ce3">
            <text:p>Danish Refugee Council</text:p>
          </table:table-cell>
          <table:table-cell office:value-type="string" table:style-name="ce3">
            <text:p>Ukraine 2015</text:p>
          </table:table-cell>
          <table:table-cell office:value-type="string" table:style-name="ce3">
            <text:p>Ukraine 2015</text:p>
          </table:table-cell>
          <table:table-cell office:value-type="string" table:style-name="ce3">
            <text:p>UKR-15/P-HR-RL/78195/R/5181</text:p>
          </table:table-cell>
          <table:table-cell office:value-type="string" table:style-name="ce3">
            <text:p>Humanitarian assistance and protection of the most vulnerable in the conflict zones in East Ukraine</text:p>
          </table:table-cell>
          <table:table-cell office:value-type="float" office:value="2015" table:style-name="ce5">
            <text:p>2015</text:p>
          </table:table-cell>
          <table:table-cell office:value-type="float" office:value="0" table:style-name="ce3">
            <text:p>0</text:p>
          </table:table-cell>
          <table:table-cell office:value-type="float" office:value="1510574" table:style-name="ce3">
            <text:p>1,510,574</text:p>
          </table:table-cell>
          <table:table-cell office:value-type="string" table:style-name="ce3">
            <text:p>Humanitarian assistance and protection of the most vulnerable in the conflict zones in East Ukraine</text:p>
          </table:table-cell>
          <table:table-cell office:value-type="float" office:value="1000000" table:style-name="ce3">
            <text:p>1,000,000</text:p>
          </table:table-cell>
          <table:table-cell office:value-type="string" table:style-name="ce3">
            <text:p>GBP</text:p>
          </table:table-cell>
          <table:table-cell office:value-type="date" office:date-value="2015-02-24T00:00:00" table:style-name="ce4">
            <text:p>24-Feb-2015</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ledge</text:p>
          </table:table-cell>
          <table:table-cell office:value-type="string" table:style-name="ce3">
            <text:p>United Kingdom<text:s/></text:p>
          </table:table-cell>
          <table:table-cell office:value-type="string" table:style-name="ce3">
            <text:p>United Kingdom</text:p>
          </table:table-cell>
          <table:table-cell office:value-type="string" table:style-name="ce3">
            <text:p>Danish Refugee Council</text:p>
          </table:table-cell>
          <table:table-cell office:value-type="string" table:style-name="ce3">
            <text:p>NGOs</text:p>
          </table:table-cell>
          <table:table-cell office:value-type="string" table:style-name="ce3">
            <text:p>D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157" table:style-name="ce3">
            <text:p>225,157</text:p>
          </table:table-cell>
          <table:table-cell table:style-name="ce3"/>
          <table:table-cell office:value-type="string" table:style-name="ce3">
            <text:p>Donor</text:p>
          </table:table-cell>
          <table:table-cell office:value-type="date" office:date-value="2015-02-24T11:14:00" table:style-name="ce4">
            <text:p>24-Feb-2015</text:p>
          </table:table-cell>
          <table:table-cell office:value-type="date" office:date-value="2015-02-24T11:14:00" table:style-name="ce4">
            <text:p>24-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United Kingdom<text:s/></text:p>
          </table:table-cell>
          <table:table-cell office:value-type="string" table:style-name="ce3">
            <text:p>International Committee of the Red Cross</text:p>
          </table:table-cell>
          <table:table-cell office:value-type="string" table:style-name="ce3">
            <text:p>Ukraine 2015</text:p>
          </table:table-cell>
          <table:table-cell table:number-columns-repeated="3" table:style-name="ce3"/>
          <table:table-cell office:value-type="float" office:value="2015" table:style-name="ce5">
            <text:p>2015</text:p>
          </table:table-cell>
          <table:table-cell office:value-type="float" office:value="0" table:style-name="ce3">
            <text:p>0</text:p>
          </table:table-cell>
          <table:table-cell office:value-type="float" office:value="3021148" table:style-name="ce3">
            <text:p>3,021,148</text:p>
          </table:table-cell>
          <table:table-cell office:value-type="string" table:style-name="ce3">
            <text:p>Emergency humanitarian assistance in eastern Ukraine, including food, blankets and shelter equipment</text:p>
          </table:table-cell>
          <table:table-cell office:value-type="float" office:value="2000000" table:style-name="ce3">
            <text:p>2,000,000</text:p>
          </table:table-cell>
          <table:table-cell office:value-type="string" table:style-name="ce3">
            <text:p>GBP</text:p>
          </table:table-cell>
          <table:table-cell office:value-type="date" office:date-value="2015-02-24T00:00:00" table:style-name="ce4">
            <text:p>24-Feb-2015</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ledge</text:p>
          </table:table-cell>
          <table:table-cell office:value-type="string" table:style-name="ce3">
            <text:p>United Kingdom<text:s/></text:p>
          </table:table-cell>
          <table:table-cell office:value-type="string" table:style-name="ce3">
            <text:p>United Kingdom</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151" table:style-name="ce3">
            <text:p>225,151</text:p>
          </table:table-cell>
          <table:table-cell table:style-name="ce3"/>
          <table:table-cell office:value-type="string" table:style-name="ce3">
            <text:p>Donor</text:p>
          </table:table-cell>
          <table:table-cell office:value-type="date" office:date-value="2015-02-24T10:57:00" table:style-name="ce4">
            <text:p>24-Feb-2015</text:p>
          </table:table-cell>
          <table:table-cell office:value-type="date" office:date-value="2015-02-24T10:57:00" table:style-name="ce4">
            <text:p>24-Feb-2015</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United Kingdom<text:s/></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651470" table:style-name="ce3">
            <text:p>651,470</text:p>
          </table:table-cell>
          <table:table-cell office:value-type="float" office:value="0" table:style-name="ce3">
            <text:p>0</text:p>
          </table:table-cell>
          <table:table-cell office:value-type="string" table:style-name="ce3">
            <text:p>humanitarian assistance to affected population</text:p>
          </table:table-cell>
          <table:table-cell office:value-type="float" office:value="400000" table:style-name="ce3">
            <text:p>400,000</text:p>
          </table:table-cell>
          <table:table-cell office:value-type="string" table:style-name="ce3">
            <text:p>GBP</text:p>
          </table:table-cell>
          <table:table-cell office:value-type="date" office:date-value="2014-09-05T00:00:00" table:style-name="ce4">
            <text:p>5-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United Kingdom<text:s/></text:p>
          </table:table-cell>
          <table:table-cell office:value-type="string" table:style-name="ce3">
            <text:p>United Kingdom</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855" table:style-name="ce3">
            <text:p>217,855</text:p>
          </table:table-cell>
          <table:table-cell table:style-name="ce3"/>
          <table:table-cell office:value-type="string" table:style-name="ce3">
            <text:p>Donor</text:p>
          </table:table-cell>
          <table:table-cell office:value-type="date" office:date-value="2014-09-08T18:02:00" table:style-name="ce4">
            <text:p>8-Sep-2014</text:p>
          </table:table-cell>
          <table:table-cell office:value-type="date" office:date-value="2014-09-08T18:02:00" table:style-name="ce4">
            <text:p>8-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United Kingdom<text:s/></text:p>
          </table:table-cell>
          <table:table-cell office:value-type="string" table:style-name="ce3">
            <text:p>UN Agencies and NGOs (details not yet provided)</text:p>
          </table:table-cell>
          <table:table-cell office:value-type="string" table:style-name="ce3">
            <text:p>Ukraine 2015</text:p>
          </table:table-cell>
          <table:table-cell office:value-type="string" table:style-name="ce3">
            <text:p>Ukraine 2015</text:p>
          </table:table-cell>
          <table:table-cell office:value-type="string" table:style-name="ce3">
            <text:p>UKR-15/SNYS/78456/R/5826</text:p>
          </table:table-cell>
          <table:table-cell office:value-type="string" table:style-name="ce3">
            <text:p>to be allocated to specific organisations</text:p>
          </table:table-cell>
          <table:table-cell office:value-type="float" office:value="2015" table:style-name="ce5">
            <text:p>2015</text:p>
          </table:table-cell>
          <table:table-cell office:value-type="float" office:value="0" table:style-name="ce3">
            <text:p>0</text:p>
          </table:table-cell>
          <table:table-cell office:value-type="float" office:value="15105740" table:style-name="ce3">
            <text:p>15,105,740</text:p>
          </table:table-cell>
          <table:table-cell office:value-type="string" table:style-name="ce3">
            <text:p>Emergency humanitarian assistance in Ukraine</text:p>
          </table:table-cell>
          <table:table-cell office:value-type="float" office:value="10000000" table:style-name="ce3">
            <text:p>10,000,000</text:p>
          </table:table-cell>
          <table:table-cell office:value-type="string" table:style-name="ce3">
            <text:p>GBP</text:p>
          </table:table-cell>
          <table:table-cell office:value-type="date" office:date-value="2015-02-24T00:00:00" table:style-name="ce4">
            <text:p>24-Feb-2015</text:p>
          </table:table-cell>
          <table:table-cell office:value-type="string" table:style-name="ce3">
            <text:p>Cluster Not Yet Specified</text:p>
          </table:table-cell>
          <table:table-cell office:value-type="string" table:style-name="ce3">
            <text:p>SECTOR NOT YET SPECIFIED</text:p>
          </table:table-cell>
          <table:table-cell office:value-type="string" table:style-name="ce3">
            <text:p>Ukraine</text:p>
          </table:table-cell>
          <table:table-cell office:value-type="string" table:style-name="ce3">
            <text:p>Pledge</text:p>
          </table:table-cell>
          <table:table-cell office:value-type="string" table:style-name="ce3">
            <text:p>United Kingdom<text:s/></text:p>
          </table:table-cell>
          <table:table-cell office:value-type="string" table:style-name="ce3">
            <text:p>United Kingdom</text:p>
          </table:table-cell>
          <table:table-cell office:value-type="string" table:style-name="ce3">
            <text:p>UN Agencies and NGOs (details not yet provided)</text:p>
          </table:table-cell>
          <table:table-cell office:value-type="string" table:style-name="ce3">
            <text:p>Other</text:p>
          </table:table-cell>
          <table:table-cell office:value-type="string" table:style-name="ce3">
            <text:p>UN Agencies and NGOs (details not yet provided)</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155" table:style-name="ce3">
            <text:p>225,155</text:p>
          </table:table-cell>
          <table:table-cell table:style-name="ce3"/>
          <table:table-cell office:value-type="string" table:style-name="ce3">
            <text:p>Donor</text:p>
          </table:table-cell>
          <table:table-cell office:value-type="date" office:date-value="2015-02-24T11:11:00" table:style-name="ce4">
            <text:p>24-Feb-2015</text:p>
          </table:table-cell>
          <table:table-cell office:value-type="date" office:date-value="2015-02-24T11:11:00" table:style-name="ce4">
            <text:p>24-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United Kingdom<text:s/></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1182432" table:style-name="ce3">
            <text:p>1,182,432</text:p>
          </table:table-cell>
          <table:table-cell office:value-type="float" office:value="0" table:style-name="ce3">
            <text:p>0</text:p>
          </table:table-cell>
          <table:table-cell office:value-type="string" table:style-name="ce3">
            <text:p>In response to the UN Preliminary Response Plan</text:p>
          </table:table-cell>
          <table:table-cell office:value-type="float" office:value="700000" table:style-name="ce3">
            <text:p>700,000</text:p>
          </table:table-cell>
          <table:table-cell office:value-type="string" table:style-name="ce3">
            <text:p>GBP</text:p>
          </table:table-cell>
          <table:table-cell office:value-type="date" office:date-value="2014-09-05T00:00:00" table:style-name="ce4">
            <text:p>5-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United Kingdom<text:s/></text:p>
          </table:table-cell>
          <table:table-cell office:value-type="string" table:style-name="ce3">
            <text:p>United Kingdom</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854" table:style-name="ce3">
            <text:p>217,854</text:p>
          </table:table-cell>
          <table:table-cell table:style-name="ce3"/>
          <table:table-cell office:value-type="string" table:style-name="ce3">
            <text:p>Donor and Agency</text:p>
          </table:table-cell>
          <table:table-cell office:value-type="date" office:date-value="2014-12-11T17:02:00" table:style-name="ce4">
            <text:p>11-Dec-2014</text:p>
          </table:table-cell>
          <table:table-cell office:value-type="date" office:date-value="2014-09-08T17:59:00" table:style-name="ce4">
            <text:p>8-Sep-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United Kingdom<text:s/></text:p>
          </table:table-cell>
          <table:table-cell office:value-type="string" table:style-name="ce3">
            <text:p>Various Recipients (details not yet provide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0" table:style-name="ce3">
            <text:p>0</text:p>
          </table:table-cell>
          <table:table-cell office:value-type="float" office:value="489516" table:style-name="ce3">
            <text:p>489,516</text:p>
          </table:table-cell>
          <table:table-cell office:value-type="string" table:style-name="ce3">
            <text:p>humanitarian assistance to affected population</text:p>
          </table:table-cell>
          <table:table-cell office:value-type="float" office:value="300000" table:style-name="ce3">
            <text:p>300,000</text:p>
          </table:table-cell>
          <table:table-cell office:value-type="string" table:style-name="ce3">
            <text:p>GBP</text:p>
          </table:table-cell>
          <table:table-cell office:value-type="date" office:date-value="2014-09-05T00:00:00" table:style-name="ce4">
            <text:p>5-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Pledge</text:p>
          </table:table-cell>
          <table:table-cell office:value-type="string" table:style-name="ce3">
            <text:p>United Kingdom<text:s/></text:p>
          </table:table-cell>
          <table:table-cell office:value-type="string" table:style-name="ce3">
            <text:p>United Kingdom</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856" table:style-name="ce3">
            <text:p>217,856</text:p>
          </table:table-cell>
          <table:table-cell table:style-name="ce3"/>
          <table:table-cell office:value-type="string" table:style-name="ce3">
            <text:p>Donor</text:p>
          </table:table-cell>
          <table:table-cell office:value-type="date" office:date-value="2014-09-08T18:05:00" table:style-name="ce4">
            <text:p>8-Sep-2014</text:p>
          </table:table-cell>
          <table:table-cell office:value-type="date" office:date-value="2014-09-08T18:03:00" table:style-name="ce4">
            <text:p>8-Sep-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6" table:visibility="filter">
          <table:table-cell office:value-type="string" table:style-name="ce3">
            <text:p>United Kingdom<text:s/></text:p>
          </table:table-cell>
          <table:table-cell office:value-type="string" table:style-name="ce3">
            <text:p>World Health Organization</text:p>
          </table:table-cell>
          <table:table-cell office:value-type="string" table:style-name="ce3">
            <text:p>Ukraine 2015</text:p>
          </table:table-cell>
          <table:table-cell office:value-type="string" table:style-name="ce3">
            <text:p>Ukraine 2015</text:p>
          </table:table-cell>
          <table:table-cell office:value-type="string" table:style-name="ce3">
            <text:p>UKR-15/H/78293/R/122</text:p>
          </table:table-cell>
          <table:table-cell office:value-type="string" table:style-name="ce3">
            <text:p>Health</text:p>
          </table:table-cell>
          <table:table-cell office:value-type="float" office:value="2015" table:style-name="ce5">
            <text:p>2015</text:p>
          </table:table-cell>
          <table:table-cell office:value-type="float" office:value="0" table:style-name="ce3">
            <text:p>0</text:p>
          </table:table-cell>
          <table:table-cell office:value-type="float" office:value="3021148" table:style-name="ce3">
            <text:p>3,021,148</text:p>
          </table:table-cell>
          <table:table-cell office:value-type="string" table:style-name="ce3">
            <text:p>Improve emergency primary health care services in areas affected by the conflict, as well as for internally displaced people and host communities across Ukraine. The WHO will also facilitate access to community-based health services, including mother and child care and mental health and psychosocial support</text:p>
          </table:table-cell>
          <table:table-cell office:value-type="float" office:value="2000000" table:style-name="ce3">
            <text:p>2,000,000</text:p>
          </table:table-cell>
          <table:table-cell office:value-type="string" table:style-name="ce3">
            <text:p>GBP</text:p>
          </table:table-cell>
          <table:table-cell office:value-type="date" office:date-value="2015-02-24T00:00:00" table:style-name="ce4">
            <text:p>24-Feb-2015</text:p>
          </table:table-cell>
          <table:table-cell office:value-type="string" table:style-name="ce3">
            <text:p>Health</text:p>
          </table:table-cell>
          <table:table-cell office:value-type="string" table:style-name="ce3">
            <text:p>HEALTH</text:p>
          </table:table-cell>
          <table:table-cell office:value-type="string" table:style-name="ce3">
            <text:p>Ukraine</text:p>
          </table:table-cell>
          <table:table-cell office:value-type="string" table:style-name="ce3">
            <text:p>Pledge</text:p>
          </table:table-cell>
          <table:table-cell office:value-type="string" table:style-name="ce3">
            <text:p>United Kingdom<text:s/></text:p>
          </table:table-cell>
          <table:table-cell office:value-type="string" table:style-name="ce3">
            <text:p>United Kingdom</text:p>
          </table:table-cell>
          <table:table-cell office:value-type="string" table:style-name="ce3">
            <text:p>World Health Organization</text:p>
          </table:table-cell>
          <table:table-cell office:value-type="string" table:style-name="ce3">
            <text:p>UN Agencies</text:p>
          </table:table-cell>
          <table:table-cell office:value-type="string" table:style-name="ce3">
            <text:p>WHO</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5156" table:style-name="ce3">
            <text:p>225,156</text:p>
          </table:table-cell>
          <table:table-cell table:style-name="ce3"/>
          <table:table-cell office:value-type="string" table:style-name="ce3">
            <text:p>Donor</text:p>
          </table:table-cell>
          <table:table-cell office:value-type="date" office:date-value="2015-02-24T11:13:00" table:style-name="ce4">
            <text:p>24-Feb-2015</text:p>
          </table:table-cell>
          <table:table-cell office:value-type="date" office:date-value="2015-02-24T11:13:00" table:style-name="ce4">
            <text:p>24-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United States of America</text:p>
          </table:table-cell>
          <table:table-cell office:value-type="string" table:style-name="ce3">
            <text:p>Adventist Development and Relief Agency<text: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000000" table:style-name="ce3">
            <text:p>1,000,000</text:p>
          </table:table-cell>
          <table:table-cell office:value-type="float" office:value="0" table:style-name="ce3">
            <text:p>0</text:p>
          </table:table-cell>
          <table:table-cell office:value-type="string" table:style-name="ce3">
            <text:p>Logistics Support and Relief Commodities, Shelter and Settlements</text:p>
            <text:p>(USAID/OFDA)</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Adventist Development and Relief Agency<text:s/></text:p>
          </table:table-cell>
          <table:table-cell office:value-type="string" table:style-name="ce3">
            <text:p>NGOs</text:p>
          </table:table-cell>
          <table:table-cell office:value-type="string" table:style-name="ce3">
            <text:p>ADRA<tex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442" table:style-name="ce3">
            <text:p>220,442</text:p>
          </table:table-cell>
          <table:table-cell table:style-name="ce3"/>
          <table:table-cell office:value-type="string" table:style-name="ce3">
            <text:p>Donor</text:p>
          </table:table-cell>
          <table:table-cell office:value-type="date" office:date-value="2014-11-07T16:50:00" table:style-name="ce4">
            <text:p>7-Nov-2014</text:p>
          </table:table-cell>
          <table:table-cell office:value-type="date" office:date-value="2014-11-07T16:50:00" table:style-name="ce4">
            <text:p>7-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United States of America</text:p>
          </table:table-cell>
          <table:table-cell office:value-type="string" table:style-name="ce3">
            <text:p>Catholic Relief Service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750000" table:style-name="ce3">
            <text:p>1,750,000</text:p>
          </table:table-cell>
          <table:table-cell office:value-type="float" office:value="0" table:style-name="ce3">
            <text:p>0</text:p>
          </table:table-cell>
          <table:table-cell office:value-type="string" table:style-name="ce3">
            <text:p>Logistics Support and Relief Commodities, Shelter and Settlements</text:p>
            <text:p>(USAID/OFDA)</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Catholic Relief Services</text:p>
          </table:table-cell>
          <table:table-cell office:value-type="string" table:style-name="ce3">
            <text:p>NGOs</text:p>
          </table:table-cell>
          <table:table-cell office:value-type="string" table:style-name="ce3">
            <text:p>CR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443" table:style-name="ce3">
            <text:p>220,443</text:p>
          </table:table-cell>
          <table:table-cell table:style-name="ce3"/>
          <table:table-cell office:value-type="string" table:style-name="ce3">
            <text:p>Donor</text:p>
          </table:table-cell>
          <table:table-cell office:value-type="date" office:date-value="2014-11-07T16:51:00" table:style-name="ce4">
            <text:p>7-Nov-2014</text:p>
          </table:table-cell>
          <table:table-cell office:value-type="date" office:date-value="2014-11-07T16:51:00" table:style-name="ce4">
            <text:p>7-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United States of America</text:p>
          </table:table-cell>
          <table:table-cell office:value-type="string" table:style-name="ce3">
            <text:p>International Committee of the Red Cros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2300000" table:style-name="ce3">
            <text:p>2,300,000</text:p>
          </table:table-cell>
          <table:table-cell office:value-type="float" office:value="0" table:style-name="ce3">
            <text:p>0</text:p>
          </table:table-cell>
          <table:table-cell office:value-type="string" table:style-name="ce3">
            <text:p>Contribution to ICRC Budget Extension Appeal for Humanitarian Needs in Ukraine (S-PRMCO-14-VC-1024)</text:p>
          </table:table-cell>
          <table:table-cell office:value-type="string" table:style-name="ce3">
            <text:p/>
          </table:table-cell>
          <table:table-cell office:value-type="string" table:style-name="ce3">
            <text:p>USD</text:p>
          </table:table-cell>
          <table:table-cell office:value-type="date" office:date-value="2014-02-19T00:00:00" table:style-name="ce4">
            <text:p>19-Feb-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International Committee of the Red Cross</text:p>
          </table:table-cell>
          <table:table-cell office:value-type="string" table:style-name="ce3">
            <text:p>Red Cross / Red Crescent</text:p>
          </table:table-cell>
          <table:table-cell office:value-type="string" table:style-name="ce3">
            <text:p>ICRC</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060" table:style-name="ce3">
            <text:p>217,060</text:p>
          </table:table-cell>
          <table:table-cell table:style-name="ce3"/>
          <table:table-cell office:value-type="string" table:style-name="ce3">
            <text:p>Donor</text:p>
          </table:table-cell>
          <table:table-cell office:value-type="date" office:date-value="2014-08-21T14:54:00" table:style-name="ce4">
            <text:p>21-Aug-2014</text:p>
          </table:table-cell>
          <table:table-cell office:value-type="date" office:date-value="2014-08-21T14:53:00" table:style-name="ce4">
            <text:p>21-Aug-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United States of America</text:p>
          </table:table-cell>
          <table:table-cell office:value-type="string" table:style-name="ce3">
            <text:p>International Organization for Migration</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S-NF/75081/298</text:p>
          </table:table-cell>
          <table:table-cell office:value-type="string" table:style-name="ce3">
            <text:p>Shelter Sector (IOM)</text:p>
          </table:table-cell>
          <table:table-cell office:value-type="float" office:value="2014" table:style-name="ce5">
            <text:p>2014</text:p>
          </table:table-cell>
          <table:table-cell office:value-type="float" office:value="405000" table:style-name="ce3">
            <text:p>405,000</text:p>
          </table:table-cell>
          <table:table-cell office:value-type="float" office:value="0" table:style-name="ce3">
            <text:p>0</text:p>
          </table:table-cell>
          <table:table-cell office:value-type="string" table:style-name="ce3">
            <text:p>Logistics and Relief Commodities, Health, Nutrition, Protection, WASH(STATE/PRM)</text:p>
          </table:table-cell>
          <table:table-cell office:value-type="string" table:style-name="ce3">
            <text:p/>
          </table:table-cell>
          <table:table-cell office:value-type="string" table:style-name="ce3">
            <text:p>USD</text:p>
          </table:table-cell>
          <table:table-cell office:value-type="date" office:date-value="2014-11-25T00:00:00" table:style-name="ce4">
            <text:p>25-Nov-2014</text:p>
          </table:table-cell>
          <table:table-cell office:value-type="string" table:style-name="ce3">
            <text:p>Shelter and NFIs</text:p>
          </table:table-cell>
          <table:table-cell office:value-type="string" table:style-name="ce3">
            <text:p>SHELTER AND NON-FOOD ITEMS</text:p>
          </table:table-cell>
          <table:table-cell office:value-type="string" table:style-name="ce3">
            <text:p>Ukraine</text:p>
          </table:table-cell>
          <table:table-cell office:value-type="string" table:style-name="ce3">
            <text:p>Paid contribution</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International Organization for Migration</text:p>
          </table:table-cell>
          <table:table-cell office:value-type="string" table:style-name="ce3">
            <text:p>UN Agencies</text:p>
          </table:table-cell>
          <table:table-cell office:value-type="string" table:style-name="ce3">
            <text:p>IOM</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577" table:style-name="ce3">
            <text:p>221,577</text:p>
          </table:table-cell>
          <table:table-cell table:style-name="ce3"/>
          <table:table-cell office:value-type="string" table:style-name="ce3">
            <text:p>Donor and Agency</text:p>
          </table:table-cell>
          <table:table-cell office:value-type="date" office:date-value="2015-02-19T11:09:00" table:style-name="ce4">
            <text:p>19-Feb-2015</text:p>
          </table:table-cell>
          <table:table-cell office:value-type="date" office:date-value="2014-11-26T11:11:00" table:style-name="ce4">
            <text:p>26-Nov-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620000" table:style-name="ce3">
            <text:p>1,62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United States of America</text:p>
          </table:table-cell>
          <table:table-cell office:value-type="string" table:style-name="ce3">
            <text:p>International Relief and Development</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750000" table:style-name="ce3">
            <text:p>1,750,000</text:p>
          </table:table-cell>
          <table:table-cell office:value-type="float" office:value="0" table:style-name="ce3">
            <text:p>0</text:p>
          </table:table-cell>
          <table:table-cell office:value-type="string" table:style-name="ce3">
            <text:p>Logistics Support and Relief Commodities, Shelter and Settlements</text:p>
            <text:p>(USAID/OFDA)</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International Relief and Development</text:p>
          </table:table-cell>
          <table:table-cell office:value-type="string" table:style-name="ce3">
            <text:p>NGOs</text:p>
          </table:table-cell>
          <table:table-cell office:value-type="string" table:style-name="ce3">
            <text:p>IRD</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444" table:style-name="ce3">
            <text:p>220,444</text:p>
          </table:table-cell>
          <table:table-cell table:style-name="ce3"/>
          <table:table-cell office:value-type="string" table:style-name="ce3">
            <text:p>Donor</text:p>
          </table:table-cell>
          <table:table-cell office:value-type="date" office:date-value="2014-11-07T16:52:00" table:style-name="ce4">
            <text:p>7-Nov-2014</text:p>
          </table:table-cell>
          <table:table-cell office:value-type="date" office:date-value="2014-11-07T16:52:00" table:style-name="ce4">
            <text:p>7-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1" table:visibility="filter">
          <table:table-cell office:value-type="string" table:style-name="ce3">
            <text:p>United States of America</text:p>
          </table:table-cell>
          <table:table-cell office:value-type="string" table:style-name="ce3">
            <text:p>Office for the Coordination of Humanitarian Affairs</text:p>
          </table:table-cell>
          <table:table-cell office:value-type="string" table:style-name="ce3">
            <text:p>Ukraine 2015</text:p>
          </table:table-cell>
          <table:table-cell office:value-type="string" table:style-name="ce3">
            <text:p>Ukraine 2015</text:p>
          </table:table-cell>
          <table:table-cell office:value-type="string" table:style-name="ce3">
            <text:p>UKR-15/CSS/77813/R/119</text:p>
          </table:table-cell>
          <table:table-cell office:value-type="string" table:style-name="ce3">
            <text:p>Coordination and support services</text:p>
          </table:table-cell>
          <table:table-cell office:value-type="float" office:value="2015" table:style-name="ce5">
            <text:p>2015</text:p>
          </table:table-cell>
          <table:table-cell office:value-type="float" office:value="0" table:style-name="ce3">
            <text:p>0</text:p>
          </table:table-cell>
          <table:table-cell office:value-type="float" office:value="700000" table:style-name="ce3">
            <text:p>700,000</text:p>
          </table:table-cell>
          <table:table-cell office:value-type="string" table:style-name="ce3">
            <text:p>Coordination and support services (OCT 4728)</text:p>
          </table:table-cell>
          <table:table-cell office:value-type="float" office:value="700000" table:style-name="ce3">
            <text:p>700,000</text:p>
          </table:table-cell>
          <table:table-cell office:value-type="string" table:style-name="ce3">
            <text:p>USD</text:p>
          </table:table-cell>
          <table:table-cell office:value-type="date" office:date-value="2015-01-20T00:00:00" table:style-name="ce4">
            <text:p>20-Jan-2015</text:p>
          </table:table-cell>
          <table:table-cell office:value-type="string" table:style-name="ce3">
            <text:p>Coordination Support Services</text:p>
          </table:table-cell>
          <table:table-cell office:value-type="string" table:style-name="ce3">
            <text:p>COORDINATION AND SUPPORT SERVICES</text:p>
          </table:table-cell>
          <table:table-cell office:value-type="string" table:style-name="ce3">
            <text:p>Ukraine</text:p>
          </table:table-cell>
          <table:table-cell office:value-type="string" table:style-name="ce3">
            <text:p>Pledge</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Office for the Coordination of Humanitarian Affairs</text:p>
          </table:table-cell>
          <table:table-cell office:value-type="string" table:style-name="ce3">
            <text:p>UN Agencies</text:p>
          </table:table-cell>
          <table:table-cell office:value-type="string" table:style-name="ce3">
            <text:p>OCHA</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3896" table:style-name="ce3">
            <text:p>223,896</text:p>
          </table:table-cell>
          <table:table-cell table:style-name="ce3"/>
          <table:table-cell office:value-type="string" table:style-name="ce3">
            <text:p>Agency</text:p>
          </table:table-cell>
          <table:table-cell office:value-type="date" office:date-value="2015-01-22T15:09:00" table:style-name="ce4">
            <text:p>22-Jan-2015</text:p>
          </table:table-cell>
          <table:table-cell office:value-type="date" office:date-value="2015-01-22T15:09:00" table:style-name="ce4">
            <text:p>22-Jan-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0" table:visibility="filter">
          <table:table-cell office:value-type="string" table:style-name="ce3">
            <text:p>United States of America</text:p>
          </table:table-cell>
          <table:table-cell office:value-type="string" table:style-name="ce3">
            <text:p>People in Need<text:s/></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750000" table:style-name="ce3">
            <text:p>1,750,000</text:p>
          </table:table-cell>
          <table:table-cell office:value-type="float" office:value="0" table:style-name="ce3">
            <text:p>0</text:p>
          </table:table-cell>
          <table:table-cell office:value-type="string" table:style-name="ce3">
            <text:p>Logistics Support and Relief Commodities, Shelter and Settlements</text:p>
            <text:p>(USAID/OFDA)</text:p>
          </table:table-cell>
          <table:table-cell office:value-type="string" table:style-name="ce3">
            <text:p/>
          </table:table-cell>
          <table:table-cell office:value-type="string" table:style-name="ce3">
            <text:p>USD</text:p>
          </table:table-cell>
          <table:table-cell office:value-type="date" office:date-value="2014-09-30T00:00:00" table:style-name="ce4">
            <text:p>30-Sep-2014</text:p>
          </table:table-cell>
          <table:table-cell table:style-name="ce3"/>
          <table:table-cell office:value-type="string" table:style-name="ce3">
            <text:p>SECTOR NOT YET SPECIFIED</text:p>
          </table:table-cell>
          <table:table-cell office:value-type="string" table:style-name="ce3">
            <text:p>Ukraine</text:p>
          </table:table-cell>
          <table:table-cell office:value-type="string" table:style-name="ce3">
            <text:p>Commitment</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People in Need<text:s/></text:p>
          </table:table-cell>
          <table:table-cell office:value-type="string" table:style-name="ce3">
            <text:p>NGOs</text:p>
          </table:table-cell>
          <table:table-cell office:value-type="string" table:style-name="ce3">
            <text:p>PIN</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445" table:style-name="ce3">
            <text:p>220,445</text:p>
          </table:table-cell>
          <table:table-cell table:style-name="ce3"/>
          <table:table-cell office:value-type="string" table:style-name="ce3">
            <text:p>Donor</text:p>
          </table:table-cell>
          <table:table-cell office:value-type="date" office:date-value="2014-11-07T16:53:00" table:style-name="ce4">
            <text:p>7-Nov-2014</text:p>
          </table:table-cell>
          <table:table-cell office:value-type="date" office:date-value="2014-11-07T16:53:00" table:style-name="ce4">
            <text:p>7-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4" table:visibility="filter">
          <table:table-cell office:value-type="string" table:style-name="ce3">
            <text:p>United States of America</text:p>
          </table:table-cell>
          <table:table-cell office:value-type="string" table:style-name="ce3">
            <text:p>United Nations High Commissioner for Refugees</text:p>
          </table:table-cell>
          <table:table-cell office:value-type="string" table:style-name="ce3">
            <text:p>Ukraine 2015</text:p>
          </table:table-cell>
          <table:table-cell office:value-type="string" table:style-name="ce3">
            <text:p>Ukraine 2015</text:p>
          </table:table-cell>
          <table:table-cell office:value-type="string" table:style-name="ce3">
            <text:p>UKR-15/P-HR-RL/78196/R/120</text:p>
          </table:table-cell>
          <table:table-cell office:value-type="string" table:style-name="ce3">
            <text:p>Support to the “UN Strategic Response plan 2015 – Ukraine” to provide humanitarian assistance and protection to affected people</text:p>
          </table:table-cell>
          <table:table-cell office:value-type="float" office:value="2015" table:style-name="ce5">
            <text:p>2015</text:p>
          </table:table-cell>
          <table:table-cell office:value-type="float" office:value="0" table:style-name="ce3">
            <text:p>0</text:p>
          </table:table-cell>
          <table:table-cell office:value-type="float" office:value="10400000" table:style-name="ce3">
            <text:p>10,400,000</text:p>
          </table:table-cell>
          <table:table-cell office:value-type="string" table:style-name="ce3">
            <text:p>Support to the “UN Strategic Response plan 2015 – Ukraine” to provide humanitarian assistance and protection to affected people<text:s/></text:p>
          </table:table-cell>
          <table:table-cell office:value-type="string" table:style-name="ce3">
            <text:p/>
          </table:table-cell>
          <table:table-cell office:value-type="string" table:style-name="ce3">
            <text:p>USD</text:p>
          </table:table-cell>
          <table:table-cell office:value-type="date" office:date-value="2015-02-18T00:00:00" table:style-name="ce4">
            <text:p>18-Feb-2015</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ledge</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Eastern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4940" table:style-name="ce3">
            <text:p>224,940</text:p>
          </table:table-cell>
          <table:table-cell table:style-name="ce3"/>
          <table:table-cell office:value-type="string" table:style-name="ce3">
            <text:p>Donor</text:p>
          </table:table-cell>
          <table:table-cell office:value-type="date" office:date-value="2015-02-19T10:03:00" table:style-name="ce4">
            <text:p>19-Feb-2015</text:p>
          </table:table-cell>
          <table:table-cell office:value-type="date" office:date-value="2015-02-19T10:02:00" table:style-name="ce4">
            <text:p>19-Feb-2015</text:p>
          </table:table-cell>
          <table:table-cell office:value-type="float" office:value="2015" table:style-name="ce5">
            <text:p>2015</text:p>
          </table:table-cell>
          <table:table-cell office:value-type="string" table:style-name="ce3">
            <text:p>Ukraine</text:p>
          </table:table-cell>
          <table:table-cell office:value-type="string" table:style-name="ce3">
            <text:p>Appeal projects, not including sub-set</text:p>
          </table:table-cell>
          <table:table-cell office:value-type="float" office:value="0" table:style-name="ce3">
            <text:p>0</text:p>
          </table:table-cell>
          <table:table-cell office:value-type="date" office:date-value="2015-01-01T00:00:00" table:style-name="ce4">
            <text:p>1-Jan-2015</text:p>
          </table:table-cell>
          <table:table-cell office:value-type="date" office:date-value="2014-12-31T00:00:00" table:style-name="ce4">
            <text:p>31-Dec-2014</text:p>
          </table:table-cell>
          <table:table-cell office:value-type="string" table:style-name="ce3">
            <text:p>NOT SPECIFIED</text:p>
          </table:table-cell>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United States of America</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1850000" table:style-name="ce3">
            <text:p>1,850,000</text:p>
          </table:table-cell>
          <table:table-cell office:value-type="float" office:value="0" table:style-name="ce3">
            <text:p>0</text:p>
          </table:table-cell>
          <table:table-cell office:value-type="string" table:style-name="ce3">
            <text:p>UN Preliminary Response Plan for Ukraine (STATE/PRM)</text:p>
            <text:p/>
          </table:table-cell>
          <table:table-cell office:value-type="string" table:style-name="ce3">
            <text:p/>
          </table:table-cell>
          <table:table-cell office:value-type="string" table:style-name="ce3">
            <text:p>USD</text:p>
          </table:table-cell>
          <table:table-cell office:value-type="date" office:date-value="2014-09-29T00:00:00" table:style-name="ce4">
            <text:p>29-Sep-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2437" table:style-name="ce3">
            <text:p>222,437</text:p>
          </table:table-cell>
          <table:table-cell table:style-name="ce3"/>
          <table:table-cell office:value-type="string" table:style-name="ce3">
            <text:p>Donor</text:p>
          </table:table-cell>
          <table:table-cell office:value-type="date" office:date-value="2015-01-20T16:14:00" table:style-name="ce4">
            <text:p>20-Jan-2015</text:p>
          </table:table-cell>
          <table:table-cell office:value-type="date" office:date-value="2014-12-11T17:19:00" table:style-name="ce4">
            <text:p>11-Dec-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1" table:visibility="filter">
          <table:table-cell office:value-type="string" table:style-name="ce3">
            <text:p>United States of America</text:p>
          </table:table-cell>
          <table:table-cell office:value-type="string" table:style-name="ce3">
            <text:p>United Nations High Commissioner for Refugees</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P-HR-RL/75069/120</text:p>
          </table:table-cell>
          <table:table-cell office:value-type="string" table:style-name="ce3">
            <text:p>Shelter and Protection (UNHCR)<text:s/></text:p>
          </table:table-cell>
          <table:table-cell office:value-type="float" office:value="2014" table:style-name="ce5">
            <text:p>2014</text:p>
          </table:table-cell>
          <table:table-cell office:value-type="float" office:value="2850000" table:style-name="ce3">
            <text:p>2,850,000</text:p>
          </table:table-cell>
          <table:table-cell office:value-type="float" office:value="0" table:style-name="ce3">
            <text:p>0</text:p>
          </table:table-cell>
          <table:table-cell office:value-type="string" table:style-name="ce3">
            <text:p>Contribution to United Nations Joint Proposal for Preparedness and Response in Ukraine (S-PRMCO-14-VC-1001)</text:p>
          </table:table-cell>
          <table:table-cell office:value-type="string" table:style-name="ce3">
            <text:p/>
          </table:table-cell>
          <table:table-cell office:value-type="string" table:style-name="ce3">
            <text:p>USD</text:p>
          </table:table-cell>
          <table:table-cell office:value-type="date" office:date-value="2014-07-22T00:00:00" table:style-name="ce4">
            <text:p>22-Jul-2014</text:p>
          </table:table-cell>
          <table:table-cell office:value-type="string" table:style-name="ce3">
            <text:p>Protection</text:p>
          </table:table-cell>
          <table:table-cell office:value-type="string" table:style-name="ce3">
            <text:p>PROTECTION/HUMAN RIGHTS/RULE OF LAW</text:p>
          </table:table-cell>
          <table:table-cell office:value-type="string" table:style-name="ce3">
            <text:p>Ukraine</text:p>
          </table:table-cell>
          <table:table-cell office:value-type="string" table:style-name="ce3">
            <text:p>Paid contribution</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United Nations High Commissioner for Refugees</text:p>
          </table:table-cell>
          <table:table-cell office:value-type="string" table:style-name="ce3">
            <text:p>UN Agencies</text:p>
          </table:table-cell>
          <table:table-cell office:value-type="string" table:style-name="ce3">
            <text:p>UNHCR</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17061" table:style-name="ce3">
            <text:p>217,061</text:p>
          </table:table-cell>
          <table:table-cell table:style-name="ce3"/>
          <table:table-cell office:value-type="string" table:style-name="ce3">
            <text:p>Donor and Agency</text:p>
          </table:table-cell>
          <table:table-cell office:value-type="date" office:date-value="2014-12-11T17:06:00" table:style-name="ce4">
            <text:p>11-Dec-2014</text:p>
          </table:table-cell>
          <table:table-cell office:value-type="date" office:date-value="2014-08-21T14:56:00" table:style-name="ce4">
            <text:p>21-Aug-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11334510" table:style-name="ce3">
            <text:p>11,334,51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United States of America</text:p>
          </table:table-cell>
          <table:table-cell office:value-type="string" table:style-name="ce3">
            <text:p>United Nations Population Fund</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ER/75085/1171</text:p>
          </table:table-cell>
          <table:table-cell office:value-type="string" table:style-name="ce3">
            <text:p>Early Recovery and livelihoods (UNFPA)</text:p>
          </table:table-cell>
          <table:table-cell office:value-type="float" office:value="2014" table:style-name="ce5">
            <text:p>2014</text:p>
          </table:table-cell>
          <table:table-cell office:value-type="float" office:value="120000" table:style-name="ce3">
            <text:p>120,000</text:p>
          </table:table-cell>
          <table:table-cell office:value-type="float" office:value="0" table:style-name="ce3">
            <text:p>0</text:p>
          </table:table-cell>
          <table:table-cell office:value-type="string" table:style-name="ce3">
            <text:p>Activities in the United Nations Preliminary Response Plan - Ukraine (USAID/OFDA)</text:p>
            <text:p/>
          </table:table-cell>
          <table:table-cell office:value-type="string" table:style-name="ce3">
            <text:p/>
          </table:table-cell>
          <table:table-cell office:value-type="string" table:style-name="ce3">
            <text:p>USD</text:p>
          </table:table-cell>
          <table:table-cell office:value-type="date" office:date-value="2014-09-23T00:00:00" table:style-name="ce4">
            <text:p>23-Sep-2014</text:p>
          </table:table-cell>
          <table:table-cell office:value-type="string" table:style-name="ce3">
            <text:p>Early Recovery and Livelihoods</text:p>
          </table:table-cell>
          <table:table-cell office:value-type="string" table:style-name="ce3">
            <text:p>ECONOMIC RECOVERY AND INFRASTRUCTURE</text:p>
          </table:table-cell>
          <table:table-cell office:value-type="string" table:style-name="ce3">
            <text:p>Ukraine</text:p>
          </table:table-cell>
          <table:table-cell office:value-type="string" table:style-name="ce3">
            <text:p>Paid contribution</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United Nations Population Fund</text:p>
          </table:table-cell>
          <table:table-cell office:value-type="string" table:style-name="ce3">
            <text:p>UN Agencies</text:p>
          </table:table-cell>
          <table:table-cell office:value-type="string" table:style-name="ce3">
            <text:p>UNFPA</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0702" table:style-name="ce3">
            <text:p>220,702</text:p>
          </table:table-cell>
          <table:table-cell table:style-name="ce3"/>
          <table:table-cell office:value-type="string" table:style-name="ce3">
            <text:p>Donor and Agency</text:p>
          </table:table-cell>
          <table:table-cell office:value-type="date" office:date-value="2015-01-20T16:16:00" table:style-name="ce4">
            <text:p>20-Jan-2015</text:p>
          </table:table-cell>
          <table:table-cell office:value-type="date" office:date-value="2014-11-13T11:51:00" table:style-name="ce4">
            <text:p>13-Nov-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466500" table:style-name="ce3">
            <text:p>466,5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12" table:visibility="filter">
          <table:table-cell office:value-type="string" table:style-name="ce3">
            <text:p>United States of America</text:p>
          </table:table-cell>
          <table:table-cell office:value-type="string" table:style-name="ce3">
            <text:p>Various Recipients (details not yet provide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129300" table:style-name="ce3">
            <text:p>129,300</text:p>
          </table:table-cell>
          <table:table-cell office:value-type="float" office:value="0" table:style-name="ce3">
            <text:p>0</text:p>
          </table:table-cell>
          <table:table-cell office:value-type="string" table:style-name="ce3">
            <text:p>Program Support (USAID/OFDA)</text:p>
          </table:table-cell>
          <table:table-cell office:value-type="string" table:style-name="ce3">
            <text:p/>
          </table:table-cell>
          <table:table-cell office:value-type="string" table:style-name="ce3">
            <text:p>USD</text:p>
          </table:table-cell>
          <table:table-cell office:value-type="date" office:date-value="2014-11-25T00:00:00" table:style-name="ce4">
            <text:p>25-Nov-2014</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576" table:style-name="ce3">
            <text:p>221,576</text:p>
          </table:table-cell>
          <table:table-cell table:style-name="ce3"/>
          <table:table-cell office:value-type="string" table:style-name="ce3">
            <text:p>Donor</text:p>
          </table:table-cell>
          <table:table-cell office:value-type="date" office:date-value="2014-11-26T11:10:00" table:style-name="ce4">
            <text:p>26-Nov-2014</text:p>
          </table:table-cell>
          <table:table-cell office:value-type="date" office:date-value="2014-11-26T11:10:00" table:style-name="ce4">
            <text:p>26-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2" table:visibility="filter">
          <table:table-cell office:value-type="string" table:style-name="ce3">
            <text:p>United States of America</text:p>
          </table:table-cell>
          <table:table-cell office:value-type="string" table:style-name="ce3">
            <text:p>Various Recipients (details not yet provided)</text:p>
          </table:table-cell>
          <table:table-cell office:value-type="string" table:style-name="ce3">
            <text:p>Ukraine-Civil Unrest-2014</text:p>
          </table:table-cell>
          <table:table-cell table:number-columns-repeated="3" table:style-name="ce3"/>
          <table:table-cell office:value-type="float" office:value="2014" table:style-name="ce5">
            <text:p>2014</text:p>
          </table:table-cell>
          <table:table-cell office:value-type="float" office:value="38586" table:style-name="ce3">
            <text:p>38,586</text:p>
          </table:table-cell>
          <table:table-cell office:value-type="float" office:value="0" table:style-name="ce3">
            <text:p>0</text:p>
          </table:table-cell>
          <table:table-cell office:value-type="string" table:style-name="ce3">
            <text:p>Program Support (USAID/OFDA)</text:p>
          </table:table-cell>
          <table:table-cell office:value-type="string" table:style-name="ce3">
            <text:p/>
          </table:table-cell>
          <table:table-cell office:value-type="string" table:style-name="ce3">
            <text:p>USD</text:p>
          </table:table-cell>
          <table:table-cell office:value-type="date" office:date-value="2014-11-25T00:00:00" table:style-name="ce4">
            <text:p>25-Nov-2014</text:p>
          </table:table-cell>
          <table:table-cell table:style-name="ce3"/>
          <table:table-cell office:value-type="string" table:style-name="ce3">
            <text:p>COORDINATION AND SUPPORT SERVICES</text:p>
          </table:table-cell>
          <table:table-cell office:value-type="string" table:style-name="ce3">
            <text:p>Ukraine</text:p>
          </table:table-cell>
          <table:table-cell office:value-type="string" table:style-name="ce3">
            <text:p>Commitment</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Various Recipients (details not yet provided)</text:p>
          </table:table-cell>
          <table:table-cell office:value-type="string" table:style-name="ce3">
            <text:p>Other</text:p>
          </table:table-cell>
          <table:table-cell office:value-type="string" table:style-name="ce3">
            <text:p>Various Recipients</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575" table:style-name="ce3">
            <text:p>221,575</text:p>
          </table:table-cell>
          <table:table-cell table:style-name="ce3"/>
          <table:table-cell office:value-type="string" table:style-name="ce3">
            <text:p>Donor</text:p>
          </table:table-cell>
          <table:table-cell office:value-type="date" office:date-value="2015-02-19T09:59:00" table:style-name="ce4">
            <text:p>19-Feb-2015</text:p>
          </table:table-cell>
          <table:table-cell office:value-type="date" office:date-value="2014-11-26T11:10:00" table:style-name="ce4">
            <text:p>26-Nov-2014</text:p>
          </table:table-cell>
          <table:table-cell table:style-name="ce5"/>
          <table:table-cell table:style-name="ce3"/>
          <table:table-cell office:value-type="string" table:style-name="ce3">
            <text:p>Appeal projects, not including sub-set</text:p>
          </table:table-cell>
          <table:table-cell table:style-name="ce3"/>
          <table:table-cell table:number-columns-repeated="2" table:style-name="ce4"/>
          <table:table-cell table:number-columns-repeated="3" table:style-name="ce3"/>
          <table:table-cell table:number-columns-repeated="16344"/>
        </table:table-row>
        <table:table-row table:style-name="ro10" table:visibility="filter">
          <table:table-cell office:value-type="string" table:style-name="ce3">
            <text:p>United States of America</text:p>
          </table:table-cell>
          <table:table-cell office:value-type="string" table:style-name="ce3">
            <text:p>World Food Programme</text:p>
          </table:table-cell>
          <table:table-cell office:value-type="string" table:style-name="ce3">
            <text:p>Ukraine-Civil Unrest-2014</text:p>
          </table:table-cell>
          <table:table-cell office:value-type="string" table:style-name="ce3">
            <text:p>Ukraine PRP 2014</text:p>
          </table:table-cell>
          <table:table-cell office:value-type="string" table:style-name="ce3">
            <text:p>UKR-14/F/75088/561</text:p>
          </table:table-cell>
          <table:table-cell office:value-type="string" table:style-name="ce3">
            <text:p>Food Sector</text:p>
          </table:table-cell>
          <table:table-cell office:value-type="float" office:value="2014" table:style-name="ce5">
            <text:p>2014</text:p>
          </table:table-cell>
          <table:table-cell office:value-type="float" office:value="3000000" table:style-name="ce3">
            <text:p>3,000,000</text:p>
          </table:table-cell>
          <table:table-cell office:value-type="float" office:value="0" table:style-name="ce3">
            <text:p>0</text:p>
          </table:table-cell>
          <table:table-cell office:value-type="string" table:style-name="ce3">
            <text:p>Emergency Food Assistance and Food Vouchers (USAID/FFP)</text:p>
          </table:table-cell>
          <table:table-cell office:value-type="string" table:style-name="ce3">
            <text:p/>
          </table:table-cell>
          <table:table-cell office:value-type="string" table:style-name="ce3">
            <text:p>USD</text:p>
          </table:table-cell>
          <table:table-cell office:value-type="date" office:date-value="2014-11-25T00:00:00" table:style-name="ce4">
            <text:p>25-Nov-2014</text:p>
          </table:table-cell>
          <table:table-cell office:value-type="string" table:style-name="ce3">
            <text:p>Food Security and Nutrition</text:p>
          </table:table-cell>
          <table:table-cell office:value-type="string" table:style-name="ce3">
            <text:p>FOOD</text:p>
          </table:table-cell>
          <table:table-cell office:value-type="string" table:style-name="ce3">
            <text:p>Ukraine</text:p>
          </table:table-cell>
          <table:table-cell office:value-type="string" table:style-name="ce3">
            <text:p>Commitment</text:p>
          </table:table-cell>
          <table:table-cell office:value-type="string" table:style-name="ce3">
            <text:p>United States of America</text:p>
          </table:table-cell>
          <table:table-cell office:value-type="string" table:style-name="ce3">
            <text:p>United States</text:p>
          </table:table-cell>
          <table:table-cell office:value-type="string" table:style-name="ce3">
            <text:p>World Food Programme</text:p>
          </table:table-cell>
          <table:table-cell office:value-type="string" table:style-name="ce3">
            <text:p>UN Agencies</text:p>
          </table:table-cell>
          <table:table-cell office:value-type="string" table:style-name="ce3">
            <text:p>WFP</text:p>
          </table:table-cell>
          <table:table-cell office:value-type="string" table:style-name="ce3">
            <text:p>Central Europe</text:p>
          </table:table-cell>
          <table:table-cell office:value-type="string" table:style-name="ce3">
            <text:p>Ukraine</text:p>
          </table:table-cell>
          <table:table-cell office:value-type="string" table:style-name="ce3">
            <text:p>Complex Emergency</text:p>
          </table:table-cell>
          <table:table-cell office:value-type="string" table:style-name="ce3">
            <text:p>Cash</text:p>
          </table:table-cell>
          <table:table-cell office:value-type="float" office:value="221578" table:style-name="ce3">
            <text:p>221,578</text:p>
          </table:table-cell>
          <table:table-cell table:style-name="ce3"/>
          <table:table-cell office:value-type="string" table:style-name="ce3">
            <text:p>Donor</text:p>
          </table:table-cell>
          <table:table-cell office:value-type="date" office:date-value="2014-12-11T17:20:00" table:style-name="ce4">
            <text:p>11-Dec-2014</text:p>
          </table:table-cell>
          <table:table-cell office:value-type="date" office:date-value="2014-11-26T11:12:00" table:style-name="ce4">
            <text:p>26-Nov-2014</text:p>
          </table:table-cell>
          <table:table-cell office:value-type="float" office:value="2014" table:style-name="ce5">
            <text:p>2014</text:p>
          </table:table-cell>
          <table:table-cell office:value-type="string" table:style-name="ce3">
            <text:p>Ukraine</text:p>
          </table:table-cell>
          <table:table-cell office:value-type="string" table:style-name="ce3">
            <text:p>Appeal projects, not including sub-set</text:p>
          </table:table-cell>
          <table:table-cell office:value-type="float" office:value="5500000" table:style-name="ce3">
            <text:p>5,500,000</text:p>
          </table:table-cell>
          <table:table-cell office:value-type="date" office:date-value="2014-08-15T00:00:00" table:style-name="ce4">
            <text:p>15-Aug-2014</text:p>
          </table:table-cell>
          <table:table-cell office:value-type="date" office:date-value="2014-12-31T00:00:00" table:style-name="ce4">
            <text:p>31-Dec-2014</text:p>
          </table:table-cell>
          <table:table-cell table:style-name="ce3"/>
          <table:table-cell office:value-type="string" table:style-name="ce3">
            <text:p>NOT SPECIFIED</text:p>
          </table:table-cell>
          <table:table-cell table:style-name="ce3"/>
          <table:table-cell table:number-columns-repeated="16344"/>
        </table:table-row>
        <table:table-row table:style-name="ro7">
          <table:table-cell table:number-columns-repeated="16384" table:style-name="ce2"/>
        </table:table-row>
        <table:table-row table:number-rows-repeated="1048404" table:style-name="ro8">
          <table:table-cell table:number-columns-repeated="16384"/>
        </table:table-row>
      </table:table>
      <table:table table:name="OECD__Stats_export_donors" table:style-name="ta2">
        <table:table-column table:style-name="co2" table:default-cell-style-name="ce1"/>
        <table:table-column table:style-name="co1" table:default-cell-style-name="ce1"/>
        <table:table-column table:style-name="co71" table:default-cell-style-name="ce1"/>
        <table:table-column table:style-name="co1" table:number-columns-repeated="11" table:default-cell-style-name="ce1"/>
        <table:table-column table:style-name="co72" table:default-cell-style-name="ce1"/>
        <table:table-column table:style-name="co73" table:default-cell-style-name="ce1"/>
        <table:table-column table:style-name="co1" table:number-columns-repeated="16368" table:default-cell-style-name="ce1"/>
        <table:table-row table:style-name="ro18">
          <table:table-cell office:value-type="string" table:style-name="ce13">
            <text:p><text:a xlink:href="http://stats.oecd.org/OECDStat_Metadata/ShowMetadata.ashx?Dataset=TABLE2A&amp;ShowOnWeb=true&amp;Lang=en">Dataset: Aid (ODA) disbursements to countries and regions [DAC2a]</text:a></text:p>
          </table:table-cell>
          <table:table-cell table:number-columns-repeated="16383" table:style-name="ce1"/>
        </table:table-row>
        <table:table-row table:style-name="ro1">
          <table:table-cell office:value-type="string" table:number-columns-spanned="4" table:number-rows-spanned="1" table:style-name="ce143">
            <text:p>Aid type</text:p>
          </table:table-cell>
          <table:covered-table-cell table:number-columns-repeated="3"/>
          <table:table-cell office:value-type="string" table:number-columns-spanned="10" table:number-rows-spanned="1" table:style-name="ce144">
            <text:p>Memo: ODA Total, excl. Debt</text:p>
          </table:table-cell>
          <table:covered-table-cell table:number-columns-repeated="9"/>
          <table:table-cell table:number-columns-repeated="16370" table:style-name="ce1"/>
        </table:table-row>
        <table:table-row table:style-name="ro1">
          <table:table-cell office:value-type="string" table:number-columns-spanned="4" table:number-rows-spanned="1" table:style-name="ce143">
            <text:p>Amount type</text:p>
          </table:table-cell>
          <table:covered-table-cell table:number-columns-repeated="3"/>
          <table:table-cell office:value-type="string" table:number-columns-spanned="10" table:number-rows-spanned="1" table:style-name="ce144">
            <text:p>Constant Prices</text:p>
          </table:table-cell>
          <table:covered-table-cell table:number-columns-repeated="9"/>
          <table:table-cell table:number-columns-repeated="16370" table:style-name="ce1"/>
        </table:table-row>
        <table:table-row table:style-name="ro1">
          <table:table-cell office:value-type="string" table:number-columns-spanned="4" table:number-rows-spanned="1" table:style-name="ce143">
            <text:p>Part</text:p>
          </table:table-cell>
          <table:covered-table-cell table:number-columns-repeated="3"/>
          <table:table-cell office:value-type="string" table:number-columns-spanned="10" table:number-rows-spanned="1" table:style-name="ce144">
            <text:p>1 : Part I - Developing Countries</text:p>
          </table:table-cell>
          <table:covered-table-cell table:number-columns-repeated="9"/>
          <table:table-cell table:number-columns-repeated="16370" table:style-name="ce1"/>
        </table:table-row>
        <table:table-row table:style-name="ro1">
          <table:table-cell office:value-type="string" table:number-columns-spanned="4" table:number-rows-spanned="1" table:style-name="ce143">
            <text:p>Recipient</text:p>
          </table:table-cell>
          <table:covered-table-cell table:number-columns-repeated="3"/>
          <table:table-cell office:value-type="string" table:number-columns-spanned="10" table:number-rows-spanned="1" table:style-name="ce144">
            <text:p>Ukraine</text:p>
          </table:table-cell>
          <table:covered-table-cell table:number-columns-repeated="9"/>
          <table:table-cell table:number-columns-repeated="16370" table:style-name="ce1"/>
        </table:table-row>
        <table:table-row table:style-name="ro1">
          <table:table-cell office:value-type="string" table:number-columns-spanned="4" table:number-rows-spanned="1" table:style-name="ce143">
            <text:p>Unit</text:p>
          </table:table-cell>
          <table:covered-table-cell table:number-columns-repeated="3"/>
          <table:table-cell office:value-type="string" table:number-columns-spanned="10" table:number-rows-spanned="1" table:style-name="ce144">
            <text:p>US Dollar, millions, 2012</text:p>
          </table:table-cell>
          <table:covered-table-cell table:number-columns-repeated="9"/>
          <table:table-cell table:number-columns-repeated="16370" table:style-name="ce1"/>
        </table:table-row>
        <table:table-row table:style-name="ro1">
          <table:table-cell office:value-type="string" table:number-columns-spanned="4" table:number-rows-spanned="1" table:style-name="ce145">
            <text:p>Year</text:p>
          </table:table-cell>
          <table:covered-table-cell table:number-columns-repeated="3"/>
          <table:table-cell office:value-type="string" table:style-name="ce14">
            <text:p>2004</text:p>
          </table:table-cell>
          <table:table-cell office:value-type="string" table:style-name="ce15">
            <text:p><text:a xlink:href="http://stats.oecd.org/OECDStat_Metadata/ShowMetadata.ashx?Dataset=TABLE2A&amp;Coords=%5bTIME%5d.%5b2005%5d&amp;ShowOnWeb=true&amp;Lang=en">2005</text:a></text:p>
          </table:table-cell>
          <table:table-cell office:value-type="string" table:style-name="ce14">
            <text:p>2006</text:p>
          </table:table-cell>
          <table:table-cell office:value-type="string" table:style-name="ce14">
            <text:p>2007</text:p>
          </table:table-cell>
          <table:table-cell office:value-type="string" table:style-name="ce14">
            <text:p>2008</text:p>
          </table:table-cell>
          <table:table-cell office:value-type="string" table:style-name="ce14">
            <text:p>2009</text:p>
          </table:table-cell>
          <table:table-cell office:value-type="string" table:style-name="ce14">
            <text:p>2010</text:p>
          </table:table-cell>
          <table:table-cell office:value-type="string" table:style-name="ce14">
            <text:p>2011</text:p>
          </table:table-cell>
          <table:table-cell office:value-type="string" table:style-name="ce14">
            <text:p>2012</text:p>
          </table:table-cell>
          <table:table-cell office:value-type="string" table:style-name="ce14">
            <text:p>2013</text:p>
          </table:table-cell>
          <table:table-cell office:value-type="string" table:style-name="ce81">
            <text:p>2009-2013</text:p>
          </table:table-cell>
          <table:table-cell office:value-type="float" office:value="3332.6700000000005" table:formula="msoxl:=SUM(P8:P95)" table:style-name="ce94">
            <text:p>3332.67</text:p>
          </table:table-cell>
          <table:table-cell table:number-columns-repeated="16368"/>
        </table:table-row>
        <table:table-row table:style-name="ro1">
          <table:table-cell office:value-type="string" table:number-columns-spanned="3" table:number-rows-spanned="1" table:style-name="ce142">
            <text:p>Donor</text:p>
          </table:table-cell>
          <table:covered-table-cell table:number-columns-repeated="2"/>
          <table:table-cell office:value-type="string" table:style-name="ce16">
            <text:p><text:a xlink:href="http://stats.oecd.org/OECDStat_Metadata/ShowMetadata.ashx?Dataset=TABLE2A&amp;Coords=%5bAIDTYPE%5d.%5b250%5d,%5bDATATYPE%5d.%5bD%5d,%5bPART%5d.%5b1%5d,%5bRECIPIENT%5d.%5b85%5d,%5bFAKEUNITDIM%5d.%5bFAKEUNITMEMBERCODE%5d&amp;ShowOnWeb=true">i</text:a></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table:number-columns-repeated="16370" table:style-name="ce1"/>
        </table:table-row>
        <table:table-row table:style-name="ro1">
          <table:table-cell office:value-type="string" table:number-columns-spanned="3" table:number-rows-spanned="1" table:style-name="ce146">
            <text:p>All Donors, Total</text:p>
          </table:table-cell>
          <table:covered-table-cell table:number-columns-repeated="2"/>
          <table:table-cell office:value-type="string" table:style-name="ce16">
            <text:p/>
          </table:table-cell>
          <table:table-cell office:value-type="string" table:style-name="ce17">
            <text:p>..</text:p>
          </table:table-cell>
          <table:table-cell office:value-type="float" office:value="484.83" table:style-name="ce17">
            <text:p>484.83</text:p>
          </table:table-cell>
          <table:table-cell office:value-type="float" office:value="550.44000000000005" table:style-name="ce17">
            <text:p>550.44</text:p>
          </table:table-cell>
          <table:table-cell office:value-type="float" office:value="440.5" table:style-name="ce17">
            <text:p>440.5</text:p>
          </table:table-cell>
          <table:table-cell office:value-type="float" office:value="603.73" table:style-name="ce17">
            <text:p>603.73</text:p>
          </table:table-cell>
          <table:table-cell office:value-type="float" office:value="680.99" table:style-name="ce17">
            <text:p>680.99</text:p>
          </table:table-cell>
          <table:table-cell office:value-type="float" office:value="642.66999999999996" table:style-name="ce17">
            <text:p>642.67</text:p>
          </table:table-cell>
          <table:table-cell office:value-type="float" office:value="778.85" table:style-name="ce17">
            <text:p>778.85</text:p>
          </table:table-cell>
          <table:table-cell office:value-type="float" office:value="769.23" table:style-name="ce17">
            <text:p>769.23</text:p>
          </table:table-cell>
          <table:table-cell office:value-type="float" office:value="773.57" table:style-name="ce17">
            <text:p>773.57</text:p>
          </table:table-cell>
          <table:table-cell office:value-type="float" office:value="3645.31" table:formula="msoxl:=SUM($J9:$N9)" table:style-name="ce1">
            <text:p>3645.31</text:p>
          </table:table-cell>
          <table:table-cell table:number-columns-repeated="16369" table:style-name="ce1"/>
        </table:table-row>
        <table:table-row table:style-name="ro1">
          <table:table-cell office:value-type="string" table:number-columns-spanned="1" table:number-rows-spanned="88" table:style-name="ce146">
            <text:p>All Donors, Total</text:p>
          </table:table-cell>
          <table:table-cell office:value-type="string" table:number-columns-spanned="2" table:number-rows-spanned="1" table:style-name="ce146">
            <text:p>DAC Countries, Total</text:p>
          </table:table-cell>
          <table:covered-table-cell/>
          <table:table-cell office:value-type="string" table:style-name="ce16">
            <text:p/>
          </table:table-cell>
          <table:table-cell office:value-type="string" table:style-name="ce18">
            <text:p>..</text:p>
          </table:table-cell>
          <table:table-cell office:value-type="float" office:value="291.86" table:style-name="ce18">
            <text:p>291.86</text:p>
          </table:table-cell>
          <table:table-cell office:value-type="float" office:value="332.15" table:style-name="ce18">
            <text:p>332.15</text:p>
          </table:table-cell>
          <table:table-cell office:value-type="float" office:value="275.73" table:style-name="ce18">
            <text:p>275.73</text:p>
          </table:table-cell>
          <table:table-cell office:value-type="float" office:value="306.17" table:style-name="ce18">
            <text:p>306.17</text:p>
          </table:table-cell>
          <table:table-cell office:value-type="float" office:value="430.76" table:style-name="ce18">
            <text:p>430.76</text:p>
          </table:table-cell>
          <table:table-cell office:value-type="float" office:value="422.27" table:style-name="ce18">
            <text:p>422.27</text:p>
          </table:table-cell>
          <table:table-cell office:value-type="float" office:value="487.56" table:style-name="ce18">
            <text:p>487.56</text:p>
          </table:table-cell>
          <table:table-cell office:value-type="float" office:value="425.01" table:style-name="ce18">
            <text:p>425.01</text:p>
          </table:table-cell>
          <table:table-cell office:value-type="float" office:value="324.60000000000002" table:style-name="ce18">
            <text:p>324.6</text:p>
          </table:table-cell>
          <table:table-cell office:value-type="float" office:value="2090.1999999999998" table:formula="msoxl:=SUM($J10:$N10)" table:style-name="ce1">
            <text:p>2090.2</text:p>
          </table:table-cell>
          <table:table-cell table:number-columns-repeated="16369" table:style-name="ce1"/>
        </table:table-row>
        <table:table-row table:style-name="ro1">
          <table:covered-table-cell/>
          <table:table-cell office:value-type="string" table:number-columns-spanned="1" table:number-rows-spanned="28" table:style-name="ce146">
            <text:p>DAC Countries, Total</text:p>
          </table:table-cell>
          <table:table-cell office:value-type="string" table:style-name="ce19">
            <text:p>Australi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2" table:style-name="ce17">
            <text:p>2</text:p>
          </table:table-cell>
          <table:table-cell office:value-type="float" office:value="0.16" table:style-name="ce17">
            <text:p>0.16</text:p>
          </table:table-cell>
          <table:table-cell office:value-type="float" office:value="2.16" table:formula="msoxl:=SUM($J11:$N11)" table:style-name="ce43">
            <text:p>2.16</text:p>
          </table:table-cell>
          <table:table-cell table:number-columns-repeated="16369" table:style-name="ce1"/>
        </table:table-row>
        <table:table-row table:style-name="ro1">
          <table:covered-table-cell/>
          <table:covered-table-cell/>
          <table:table-cell office:value-type="string" table:style-name="ce19">
            <text:p>Austria</text:p>
          </table:table-cell>
          <table:table-cell office:value-type="string" table:style-name="ce16">
            <text:p/>
          </table:table-cell>
          <table:table-cell office:value-type="string" table:style-name="ce18">
            <text:p>..</text:p>
          </table:table-cell>
          <table:table-cell office:value-type="float" office:value="8.52" table:style-name="ce18">
            <text:p>8.52</text:p>
          </table:table-cell>
          <table:table-cell office:value-type="float" office:value="5.81" table:style-name="ce18">
            <text:p>5.81</text:p>
          </table:table-cell>
          <table:table-cell office:value-type="float" office:value="5.41" table:style-name="ce18">
            <text:p>5.41</text:p>
          </table:table-cell>
          <table:table-cell office:value-type="float" office:value="8.27" table:style-name="ce18">
            <text:p>8.27</text:p>
          </table:table-cell>
          <table:table-cell office:value-type="float" office:value="6.58" table:style-name="ce18">
            <text:p>6.58</text:p>
          </table:table-cell>
          <table:table-cell office:value-type="float" office:value="7.03" table:style-name="ce18">
            <text:p>7.03</text:p>
          </table:table-cell>
          <table:table-cell office:value-type="float" office:value="13.36" table:style-name="ce18">
            <text:p>13.36</text:p>
          </table:table-cell>
          <table:table-cell office:value-type="float" office:value="10.199999999999999" table:style-name="ce18">
            <text:p>10.2</text:p>
          </table:table-cell>
          <table:table-cell office:value-type="float" office:value="7.84" table:style-name="ce18">
            <text:p>7.84</text:p>
          </table:table-cell>
          <table:table-cell office:value-type="float" office:value="45.010000000000005" table:formula="msoxl:=SUM($J12:$N12)" table:style-name="ce43">
            <text:p>45.01</text:p>
          </table:table-cell>
          <table:table-cell table:number-columns-repeated="16369" table:style-name="ce1"/>
        </table:table-row>
        <table:table-row table:style-name="ro1">
          <table:covered-table-cell/>
          <table:covered-table-cell/>
          <table:table-cell office:value-type="string" table:style-name="ce19">
            <text:p>Belgium</text:p>
          </table:table-cell>
          <table:table-cell office:value-type="string" table:style-name="ce16">
            <text:p/>
          </table:table-cell>
          <table:table-cell office:value-type="string" table:style-name="ce17">
            <text:p>..</text:p>
          </table:table-cell>
          <table:table-cell office:value-type="float" office:value="1.76" table:style-name="ce17">
            <text:p>1.76</text:p>
          </table:table-cell>
          <table:table-cell office:value-type="float" office:value="1.69" table:style-name="ce17">
            <text:p>1.69</text:p>
          </table:table-cell>
          <table:table-cell office:value-type="float" office:value="0.13" table:style-name="ce17">
            <text:p>0.13</text:p>
          </table:table-cell>
          <table:table-cell office:value-type="float" office:value="0.05" table:style-name="ce17">
            <text:p>0.05</text:p>
          </table:table-cell>
          <table:table-cell office:value-type="float" office:value="0.88" table:style-name="ce17">
            <text:p>0.88</text:p>
          </table:table-cell>
          <table:table-cell office:value-type="float" office:value="0.14000000000000001" table:style-name="ce17">
            <text:p>0.14</text:p>
          </table:table-cell>
          <table:table-cell office:value-type="float" office:value="0.09" table:style-name="ce17">
            <text:p>0.09</text:p>
          </table:table-cell>
          <table:table-cell office:value-type="float" office:value="0.12" table:style-name="ce17">
            <text:p>0.12</text:p>
          </table:table-cell>
          <table:table-cell office:value-type="float" office:value="0.06" table:style-name="ce17">
            <text:p>0.06</text:p>
          </table:table-cell>
          <table:table-cell office:value-type="float" office:value="1.29" table:formula="msoxl:=SUM($J13:$N13)" table:style-name="ce43">
            <text:p>1.29</text:p>
          </table:table-cell>
          <table:table-cell table:number-columns-repeated="16369" table:style-name="ce1"/>
        </table:table-row>
        <table:table-row table:style-name="ro1">
          <table:covered-table-cell/>
          <table:covered-table-cell/>
          <table:table-cell office:value-type="string" table:style-name="ce19">
            <text:p>Canada</text:p>
          </table:table-cell>
          <table:table-cell office:value-type="string" table:style-name="ce16">
            <text:p/>
          </table:table-cell>
          <table:table-cell office:value-type="string" table:style-name="ce18">
            <text:p>..</text:p>
          </table:table-cell>
          <table:table-cell office:value-type="float" office:value="26.23" table:style-name="ce18">
            <text:p>26.23</text:p>
          </table:table-cell>
          <table:table-cell office:value-type="float" office:value="20.239999999999998" table:style-name="ce18">
            <text:p>20.24</text:p>
          </table:table-cell>
          <table:table-cell office:value-type="float" office:value="18.8" table:style-name="ce18">
            <text:p>18.8</text:p>
          </table:table-cell>
          <table:table-cell office:value-type="float" office:value="21.23" table:style-name="ce18">
            <text:p>21.23</text:p>
          </table:table-cell>
          <table:table-cell office:value-type="float" office:value="22.11" table:style-name="ce18">
            <text:p>22.11</text:p>
          </table:table-cell>
          <table:table-cell office:value-type="float" office:value="21.86" table:style-name="ce18">
            <text:p>21.86</text:p>
          </table:table-cell>
          <table:table-cell office:value-type="float" office:value="26.96" table:style-name="ce18">
            <text:p>26.96</text:p>
          </table:table-cell>
          <table:table-cell office:value-type="float" office:value="65.59" table:style-name="ce18">
            <text:p>65.59</text:p>
          </table:table-cell>
          <table:table-cell office:value-type="float" office:value="18.18" table:style-name="ce18">
            <text:p>18.18</text:p>
          </table:table-cell>
          <table:table-cell office:value-type="float" office:value="154.70000000000002" table:formula="msoxl:=SUM($J14:$N14)" table:style-name="ce43">
            <text:p>154.7</text:p>
          </table:table-cell>
          <table:table-cell table:number-columns-repeated="16369" table:style-name="ce1"/>
        </table:table-row>
        <table:table-row table:style-name="ro1">
          <table:covered-table-cell/>
          <table:covered-table-cell/>
          <table:table-cell office:value-type="string" table:style-name="ce19">
            <text:p>Czech Republic</text:p>
          </table:table-cell>
          <table:table-cell office:value-type="string" table:style-name="ce16">
            <text:p/>
          </table:table-cell>
          <table:table-cell office:value-type="string" table:style-name="ce17">
            <text:p>..</text:p>
          </table:table-cell>
          <table:table-cell office:value-type="float" office:value="6.08" table:style-name="ce17">
            <text:p>6.08</text:p>
          </table:table-cell>
          <table:table-cell office:value-type="float" office:value="3.32" table:style-name="ce17">
            <text:p>3.32</text:p>
          </table:table-cell>
          <table:table-cell office:value-type="float" office:value="2.4700000000000002" table:style-name="ce17">
            <text:p>2.47</text:p>
          </table:table-cell>
          <table:table-cell office:value-type="float" office:value="2.88" table:style-name="ce17">
            <text:p>2.88</text:p>
          </table:table-cell>
          <table:table-cell office:value-type="float" office:value="4.84" table:style-name="ce17">
            <text:p>4.84</text:p>
          </table:table-cell>
          <table:table-cell office:value-type="float" office:value="2.96" table:style-name="ce17">
            <text:p>2.96</text:p>
          </table:table-cell>
          <table:table-cell office:value-type="float" office:value="2.79" table:style-name="ce17">
            <text:p>2.79</text:p>
          </table:table-cell>
          <table:table-cell office:value-type="float" office:value="2.54" table:style-name="ce17">
            <text:p>2.54</text:p>
          </table:table-cell>
          <table:table-cell office:value-type="float" office:value="2.74" table:style-name="ce17">
            <text:p>2.74</text:p>
          </table:table-cell>
          <table:table-cell office:value-type="float" office:value="15.87" table:formula="msoxl:=SUM($J15:$N15)" table:style-name="ce43">
            <text:p>15.87</text:p>
          </table:table-cell>
          <table:table-cell table:number-columns-repeated="16369" table:style-name="ce1"/>
        </table:table-row>
        <table:table-row table:style-name="ro1">
          <table:covered-table-cell/>
          <table:covered-table-cell/>
          <table:table-cell office:value-type="string" table:style-name="ce19">
            <text:p>Denmark</text:p>
          </table:table-cell>
          <table:table-cell office:value-type="string" table:style-name="ce16">
            <text:p/>
          </table:table-cell>
          <table:table-cell office:value-type="string" table:style-name="ce18">
            <text:p>..</text:p>
          </table:table-cell>
          <table:table-cell office:value-type="float" office:value="1.91" table:style-name="ce18">
            <text:p>1.91</text:p>
          </table:table-cell>
          <table:table-cell office:value-type="float" office:value="2.57" table:style-name="ce18">
            <text:p>2.57</text:p>
          </table:table-cell>
          <table:table-cell office:value-type="float" office:value="4.87" table:style-name="ce18">
            <text:p>4.87</text:p>
          </table:table-cell>
          <table:table-cell office:value-type="float" office:value="5.5" table:style-name="ce18">
            <text:p>5.5</text:p>
          </table:table-cell>
          <table:table-cell office:value-type="float" office:value="3.02" table:style-name="ce18">
            <text:p>3.02</text:p>
          </table:table-cell>
          <table:table-cell office:value-type="float" office:value="3.58" table:style-name="ce18">
            <text:p>3.58</text:p>
          </table:table-cell>
          <table:table-cell office:value-type="float" office:value="9.0399999999999991" table:style-name="ce18">
            <text:p>9.04</text:p>
          </table:table-cell>
          <table:table-cell office:value-type="float" office:value="6.73" table:style-name="ce18">
            <text:p>6.73</text:p>
          </table:table-cell>
          <table:table-cell office:value-type="float" office:value="6.12" table:style-name="ce18">
            <text:p>6.12</text:p>
          </table:table-cell>
          <table:table-cell office:value-type="float" office:value="28.49" table:formula="msoxl:=SUM($J16:$N16)" table:style-name="ce43">
            <text:p>28.49</text:p>
          </table:table-cell>
          <table:table-cell table:number-columns-repeated="16369" table:style-name="ce1"/>
        </table:table-row>
        <table:table-row table:style-name="ro1">
          <table:covered-table-cell/>
          <table:covered-table-cell/>
          <table:table-cell office:value-type="string" table:style-name="ce19">
            <text:p>Finland</text:p>
          </table:table-cell>
          <table:table-cell office:value-type="string" table:style-name="ce16">
            <text:p/>
          </table:table-cell>
          <table:table-cell office:value-type="string" table:style-name="ce17">
            <text:p>..</text:p>
          </table:table-cell>
          <table:table-cell office:value-type="float" office:value="0.06" table:style-name="ce17">
            <text:p>0.06</text:p>
          </table:table-cell>
          <table:table-cell office:value-type="float" office:value="2.89" table:style-name="ce17">
            <text:p>2.89</text:p>
          </table:table-cell>
          <table:table-cell office:value-type="float" office:value="0.97" table:style-name="ce17">
            <text:p>0.97</text:p>
          </table:table-cell>
          <table:table-cell office:value-type="float" office:value="0.31" table:style-name="ce17">
            <text:p>0.31</text:p>
          </table:table-cell>
          <table:table-cell office:value-type="float" office:value="0.51" table:style-name="ce17">
            <text:p>0.51</text:p>
          </table:table-cell>
          <table:table-cell office:value-type="float" office:value="1.22" table:style-name="ce17">
            <text:p>1.22</text:p>
          </table:table-cell>
          <table:table-cell office:value-type="float" office:value="1.59" table:style-name="ce17">
            <text:p>1.59</text:p>
          </table:table-cell>
          <table:table-cell office:value-type="float" office:value="1.66" table:style-name="ce17">
            <text:p>1.66</text:p>
          </table:table-cell>
          <table:table-cell office:value-type="float" office:value="1.5" table:style-name="ce17">
            <text:p>1.5</text:p>
          </table:table-cell>
          <table:table-cell office:value-type="float" office:value="6.48" table:formula="msoxl:=SUM($J17:$N17)" table:style-name="ce43">
            <text:p>6.48</text:p>
          </table:table-cell>
          <table:table-cell table:number-columns-repeated="16369"/>
        </table:table-row>
        <table:table-row table:style-name="ro1">
          <table:covered-table-cell/>
          <table:covered-table-cell/>
          <table:table-cell office:value-type="string" table:style-name="ce19">
            <text:p>France</text:p>
          </table:table-cell>
          <table:table-cell office:value-type="string" table:style-name="ce16">
            <text:p/>
          </table:table-cell>
          <table:table-cell office:value-type="string" table:style-name="ce18">
            <text:p>..</text:p>
          </table:table-cell>
          <table:table-cell office:value-type="float" office:value="11.67" table:style-name="ce18">
            <text:p>11.67</text:p>
          </table:table-cell>
          <table:table-cell office:value-type="float" office:value="16.12" table:style-name="ce18">
            <text:p>16.12</text:p>
          </table:table-cell>
          <table:table-cell office:value-type="float" office:value="6.58" table:style-name="ce18">
            <text:p>6.58</text:p>
          </table:table-cell>
          <table:table-cell office:value-type="float" office:value="23.32" table:style-name="ce18">
            <text:p>23.32</text:p>
          </table:table-cell>
          <table:table-cell office:value-type="float" office:value="18.68" table:style-name="ce18">
            <text:p>18.68</text:p>
          </table:table-cell>
          <table:table-cell office:value-type="float" office:value="21.5" table:style-name="ce18">
            <text:p>21.5</text:p>
          </table:table-cell>
          <table:table-cell office:value-type="float" office:value="33.9" table:style-name="ce18">
            <text:p>33.9</text:p>
          </table:table-cell>
          <table:table-cell office:value-type="float" office:value="14.54" table:style-name="ce18">
            <text:p>14.54</text:p>
          </table:table-cell>
          <table:table-cell office:value-type="float" office:value="28.49" table:style-name="ce18">
            <text:p>28.49</text:p>
          </table:table-cell>
          <table:table-cell office:value-type="float" office:value="117.11" table:formula="msoxl:=SUM($J18:$N18)" table:style-name="ce43">
            <text:p>117.11</text:p>
          </table:table-cell>
          <table:table-cell table:number-columns-repeated="16369"/>
        </table:table-row>
        <table:table-row table:style-name="ro1">
          <table:covered-table-cell/>
          <table:covered-table-cell/>
          <table:table-cell office:value-type="string" table:style-name="ce19">
            <text:p>Germany</text:p>
          </table:table-cell>
          <table:table-cell office:value-type="string" table:style-name="ce16">
            <text:p/>
          </table:table-cell>
          <table:table-cell office:value-type="string" table:style-name="ce17">
            <text:p>..</text:p>
          </table:table-cell>
          <table:table-cell office:value-type="float" office:value="59.31" table:style-name="ce17">
            <text:p>59.31</text:p>
          </table:table-cell>
          <table:table-cell office:value-type="float" office:value="64.64" table:style-name="ce17">
            <text:p>64.64</text:p>
          </table:table-cell>
          <table:table-cell office:value-type="float" office:value="68.67" table:style-name="ce17">
            <text:p>68.67</text:p>
          </table:table-cell>
          <table:table-cell office:value-type="float" office:value="72.180000000000007" table:style-name="ce17">
            <text:p>72.18</text:p>
          </table:table-cell>
          <table:table-cell office:value-type="float" office:value="116.47" table:style-name="ce17">
            <text:p>116.47</text:p>
          </table:table-cell>
          <table:table-cell office:value-type="float" office:value="88.83" table:style-name="ce17">
            <text:p>88.83</text:p>
          </table:table-cell>
          <table:table-cell office:value-type="float" office:value="74.89" table:style-name="ce17">
            <text:p>74.89</text:p>
          </table:table-cell>
          <table:table-cell office:value-type="float" office:value="82.4" table:style-name="ce17">
            <text:p>82.4</text:p>
          </table:table-cell>
          <table:table-cell office:value-type="float" office:value="65.33" table:style-name="ce17">
            <text:p>65.33</text:p>
          </table:table-cell>
          <table:table-cell office:value-type="float" office:value="427.92" table:formula="msoxl:=SUM($J19:$N19)" table:style-name="ce43">
            <text:p>427.92</text:p>
          </table:table-cell>
          <table:table-cell table:number-columns-repeated="16369"/>
        </table:table-row>
        <table:table-row table:style-name="ro1">
          <table:covered-table-cell/>
          <table:covered-table-cell/>
          <table:table-cell office:value-type="string" table:style-name="ce19">
            <text:p>Greece</text:p>
          </table:table-cell>
          <table:table-cell office:value-type="string" table:style-name="ce16">
            <text:p/>
          </table:table-cell>
          <table:table-cell office:value-type="string" table:style-name="ce18">
            <text:p>..</text:p>
          </table:table-cell>
          <table:table-cell office:value-type="float" office:value="2.46" table:style-name="ce18">
            <text:p>2.46</text:p>
          </table:table-cell>
          <table:table-cell office:value-type="float" office:value="2.56" table:style-name="ce18">
            <text:p>2.56</text:p>
          </table:table-cell>
          <table:table-cell office:value-type="float" office:value="2.5499999999999998" table:style-name="ce18">
            <text:p>2.55</text:p>
          </table:table-cell>
          <table:table-cell office:value-type="float" office:value="3.38" table:style-name="ce18">
            <text:p>3.38</text:p>
          </table:table-cell>
          <table:table-cell office:value-type="float" office:value="3.73" table:style-name="ce18">
            <text:p>3.73</text:p>
          </table:table-cell>
          <table:table-cell office:value-type="float" office:value="2.88" table:style-name="ce18">
            <text:p>2.88</text:p>
          </table:table-cell>
          <table:table-cell office:value-type="float" office:value="3.37" table:style-name="ce18">
            <text:p>3.37</text:p>
          </table:table-cell>
          <table:table-cell office:value-type="float" office:value="2.99" table:style-name="ce18">
            <text:p>2.99</text:p>
          </table:table-cell>
          <table:table-cell office:value-type="float" office:value="2.14" table:style-name="ce18">
            <text:p>2.14</text:p>
          </table:table-cell>
          <table:table-cell office:value-type="float" office:value="15.110000000000001" table:formula="msoxl:=SUM($J20:$N20)" table:style-name="ce43">
            <text:p>15.11</text:p>
          </table:table-cell>
          <table:table-cell table:number-columns-repeated="16369"/>
        </table:table-row>
        <table:table-row table:style-name="ro1">
          <table:covered-table-cell/>
          <table:covered-table-cell/>
          <table:table-cell office:value-type="string" table:style-name="ce19">
            <text:p>Iceland</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21:$N21)" table:style-name="ce43">
            <text:p>0</text:p>
          </table:table-cell>
          <table:table-cell table:number-columns-repeated="16369"/>
        </table:table-row>
        <table:table-row table:style-name="ro1">
          <table:covered-table-cell/>
          <table:covered-table-cell/>
          <table:table-cell office:value-type="string" table:style-name="ce19">
            <text:p>Ireland</text:p>
          </table:table-cell>
          <table:table-cell office:value-type="string" table:style-name="ce16">
            <text:p/>
          </table:table-cell>
          <table:table-cell office:value-type="string" table:style-name="ce18">
            <text:p>..</text:p>
          </table:table-cell>
          <table:table-cell office:value-type="float" office:value="0.17" table:style-name="ce18">
            <text:p>0.17</text:p>
          </table:table-cell>
          <table:table-cell office:value-type="float" office:value="0.32" table:style-name="ce18">
            <text:p>0.32</text:p>
          </table:table-cell>
          <table:table-cell office:value-type="float" office:value="1.64" table:style-name="ce18">
            <text:p>1.64</text:p>
          </table:table-cell>
          <table:table-cell office:value-type="float" office:value="0.39" table:style-name="ce18">
            <text:p>0.39</text:p>
          </table:table-cell>
          <table:table-cell office:value-type="float" office:value="0.2" table:style-name="ce18">
            <text:p>0.2</text:p>
          </table:table-cell>
          <table:table-cell office:value-type="string" table:style-name="ce18">
            <text:p>..</text:p>
          </table:table-cell>
          <table:table-cell office:value-type="float" office:value="0.09" table:style-name="ce18">
            <text:p>0.09</text:p>
          </table:table-cell>
          <table:table-cell office:value-type="float" office:value="0.01" table:style-name="ce18">
            <text:p>0.01</text:p>
          </table:table-cell>
          <table:table-cell office:value-type="string" table:style-name="ce18">
            <text:p>..</text:p>
          </table:table-cell>
          <table:table-cell office:value-type="float" office:value="0.30000000000000004" table:formula="msoxl:=SUM($J22:$N22)" table:style-name="ce43">
            <text:p>0.3</text:p>
          </table:table-cell>
          <table:table-cell table:number-columns-repeated="16369"/>
        </table:table-row>
        <table:table-row table:style-name="ro1">
          <table:covered-table-cell/>
          <table:covered-table-cell/>
          <table:table-cell office:value-type="string" table:style-name="ce19">
            <text:p>Italy</text:p>
          </table:table-cell>
          <table:table-cell office:value-type="string" table:style-name="ce16">
            <text:p/>
          </table:table-cell>
          <table:table-cell office:value-type="string" table:style-name="ce17">
            <text:p>..</text:p>
          </table:table-cell>
          <table:table-cell office:value-type="float" office:value="0.02" table:style-name="ce17">
            <text:p>0.02</text:p>
          </table:table-cell>
          <table:table-cell office:value-type="float" office:value="0.2" table:style-name="ce17">
            <text:p>0.2</text:p>
          </table:table-cell>
          <table:table-cell office:value-type="float" office:value="0.1" table:style-name="ce17">
            <text:p>0.1</text:p>
          </table:table-cell>
          <table:table-cell office:value-type="float" office:value="1.3" table:style-name="ce17">
            <text:p>1.3</text:p>
          </table:table-cell>
          <table:table-cell office:value-type="float" office:value="0.17" table:style-name="ce17">
            <text:p>0.17</text:p>
          </table:table-cell>
          <table:table-cell office:value-type="float" office:value="0.28000000000000003" table:style-name="ce17">
            <text:p>0.28</text:p>
          </table:table-cell>
          <table:table-cell office:value-type="float" office:value="0.3" table:style-name="ce17">
            <text:p>0.3</text:p>
          </table:table-cell>
          <table:table-cell office:value-type="float" office:value="0.18" table:style-name="ce17">
            <text:p>0.18</text:p>
          </table:table-cell>
          <table:table-cell office:value-type="float" office:value="0.34" table:style-name="ce17">
            <text:p>0.34</text:p>
          </table:table-cell>
          <table:table-cell office:value-type="float" office:value="1.27" table:formula="msoxl:=SUM($J23:$N23)" table:style-name="ce43">
            <text:p>1.27</text:p>
          </table:table-cell>
          <table:table-cell table:number-columns-repeated="16369"/>
        </table:table-row>
        <table:table-row table:style-name="ro1">
          <table:covered-table-cell/>
          <table:covered-table-cell/>
          <table:table-cell office:value-type="string" table:style-name="ce19">
            <text:p>Japan</text:p>
          </table:table-cell>
          <table:table-cell office:value-type="string" table:style-name="ce16">
            <text:p/>
          </table:table-cell>
          <table:table-cell office:value-type="string" table:style-name="ce18">
            <text:p>..</text:p>
          </table:table-cell>
          <table:table-cell office:value-type="float" office:value="3.2" table:style-name="ce18">
            <text:p>3.2</text:p>
          </table:table-cell>
          <table:table-cell office:value-type="float" office:value="8.9" table:style-name="ce18">
            <text:p>8.9</text:p>
          </table:table-cell>
          <table:table-cell office:value-type="float" office:value="7.89" table:style-name="ce18">
            <text:p>7.89</text:p>
          </table:table-cell>
          <table:table-cell office:value-type="float" office:value="10.34" table:style-name="ce18">
            <text:p>10.34</text:p>
          </table:table-cell>
          <table:table-cell office:value-type="float" office:value="68.88" table:style-name="ce18">
            <text:p>68.88</text:p>
          </table:table-cell>
          <table:table-cell office:value-type="float" office:value="56.87" table:style-name="ce18">
            <text:p>56.87</text:p>
          </table:table-cell>
          <table:table-cell office:value-type="float" office:value="110.19" table:style-name="ce18">
            <text:p>110.19</text:p>
          </table:table-cell>
          <table:table-cell office:value-type="float" office:value="8.09" table:style-name="ce18">
            <text:p>8.09</text:p>
          </table:table-cell>
          <table:table-cell office:value-type="float" office:value="3.27" table:style-name="ce18">
            <text:p>3.27</text:p>
          </table:table-cell>
          <table:table-cell office:value-type="float" office:value="247.3" table:formula="msoxl:=SUM($J24:$N24)" table:style-name="ce43">
            <text:p>247.3</text:p>
          </table:table-cell>
          <table:table-cell table:number-columns-repeated="16369"/>
        </table:table-row>
        <table:table-row table:style-name="ro1">
          <table:covered-table-cell/>
          <table:covered-table-cell/>
          <table:table-cell office:value-type="string" table:style-name="ce19">
            <text:p>Korea</text:p>
          </table:table-cell>
          <table:table-cell office:value-type="string" table:style-name="ce16">
            <text:p/>
          </table:table-cell>
          <table:table-cell office:value-type="string" table:style-name="ce17">
            <text:p>..</text:p>
          </table:table-cell>
          <table:table-cell office:value-type="float" office:value="3.47" table:style-name="ce17">
            <text:p>3.47</text:p>
          </table:table-cell>
          <table:table-cell office:value-type="float" office:value="0.84" table:style-name="ce17">
            <text:p>0.84</text:p>
          </table:table-cell>
          <table:table-cell office:value-type="float" office:value="0.67" table:style-name="ce17">
            <text:p>0.67</text:p>
          </table:table-cell>
          <table:table-cell office:value-type="float" office:value="1.51" table:style-name="ce17">
            <text:p>1.51</text:p>
          </table:table-cell>
          <table:table-cell office:value-type="float" office:value="4.0599999999999996" table:style-name="ce17">
            <text:p>4.06</text:p>
          </table:table-cell>
          <table:table-cell office:value-type="float" office:value="1.43" table:style-name="ce17">
            <text:p>1.43</text:p>
          </table:table-cell>
          <table:table-cell office:value-type="float" office:value="1.35" table:style-name="ce17">
            <text:p>1.35</text:p>
          </table:table-cell>
          <table:table-cell office:value-type="float" office:value="0.53" table:style-name="ce17">
            <text:p>0.53</text:p>
          </table:table-cell>
          <table:table-cell office:value-type="float" office:value="0.14000000000000001" table:style-name="ce17">
            <text:p>0.14</text:p>
          </table:table-cell>
          <table:table-cell office:value-type="float" office:value="7.51" table:formula="msoxl:=SUM($J25:$N25)" table:style-name="ce43">
            <text:p>7.51</text:p>
          </table:table-cell>
          <table:table-cell table:number-columns-repeated="16369"/>
        </table:table-row>
        <table:table-row table:style-name="ro1">
          <table:covered-table-cell/>
          <table:covered-table-cell/>
          <table:table-cell office:value-type="string" table:style-name="ce19">
            <text:p>Luxembourg</text:p>
          </table:table-cell>
          <table:table-cell office:value-type="string" table:style-name="ce16">
            <text:p/>
          </table:table-cell>
          <table:table-cell office:value-type="string" table:style-name="ce18">
            <text:p>..</text:p>
          </table:table-cell>
          <table:table-cell office:value-type="float" office:value="0.32" table:style-name="ce18">
            <text:p>0.32</text:p>
          </table:table-cell>
          <table:table-cell office:value-type="float" office:value="0.24" table:style-name="ce18">
            <text:p>0.24</text:p>
          </table:table-cell>
          <table:table-cell office:value-type="float" office:value="0.15" table:style-name="ce18">
            <text:p>0.15</text:p>
          </table:table-cell>
          <table:table-cell office:value-type="float" office:value="0.17" table:style-name="ce18">
            <text:p>0.17</text:p>
          </table:table-cell>
          <table:table-cell office:value-type="float" office:value="0.12" table:style-name="ce18">
            <text:p>0.12</text:p>
          </table:table-cell>
          <table:table-cell office:value-type="float" office:value="0.03" table:style-name="ce18">
            <text:p>0.03</text:p>
          </table:table-cell>
          <table:table-cell office:value-type="string" table:style-name="ce18">
            <text:p>..</text:p>
          </table:table-cell>
          <table:table-cell office:value-type="float" office:value="0.02" table:style-name="ce18">
            <text:p>0.02</text:p>
          </table:table-cell>
          <table:table-cell office:value-type="float" office:value="0.05" table:style-name="ce18">
            <text:p>0.05</text:p>
          </table:table-cell>
          <table:table-cell office:value-type="float" office:value="0.21999999999999997" table:formula="msoxl:=SUM($J26:$N26)" table:style-name="ce43">
            <text:p>0.22</text:p>
          </table:table-cell>
          <table:table-cell table:number-columns-repeated="16369"/>
        </table:table-row>
        <table:table-row table:style-name="ro1">
          <table:covered-table-cell/>
          <table:covered-table-cell/>
          <table:table-cell office:value-type="string" table:style-name="ce19">
            <text:p>Netherlands</text:p>
          </table:table-cell>
          <table:table-cell office:value-type="string" table:style-name="ce16">
            <text:p/>
          </table:table-cell>
          <table:table-cell office:value-type="string" table:style-name="ce17">
            <text:p>..</text:p>
          </table:table-cell>
          <table:table-cell office:value-type="float" office:value="0.63" table:style-name="ce17">
            <text:p>0.63</text:p>
          </table:table-cell>
          <table:table-cell office:value-type="float" office:value="0.31" table:style-name="ce17">
            <text:p>0.31</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13" table:style-name="ce17">
            <text:p>0.13</text:p>
          </table:table-cell>
          <table:table-cell office:value-type="float" office:value="0.03" table:style-name="ce17">
            <text:p>0.03</text:p>
          </table:table-cell>
          <table:table-cell office:value-type="float" office:value="0.44" table:style-name="ce17">
            <text:p>0.44</text:p>
          </table:table-cell>
          <table:table-cell office:value-type="float" office:value="0.53" table:style-name="ce17">
            <text:p>0.53</text:p>
          </table:table-cell>
          <table:table-cell office:value-type="float" office:value="1.1299999999999999" table:formula="msoxl:=SUM($J27:$N27)" table:style-name="ce43">
            <text:p>1.13</text:p>
          </table:table-cell>
          <table:table-cell table:number-columns-repeated="16369"/>
        </table:table-row>
        <table:table-row table:style-name="ro1">
          <table:covered-table-cell/>
          <table:covered-table-cell/>
          <table:table-cell office:value-type="string" table:style-name="ce19">
            <text:p>New Zealand</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28:$N28)" table:style-name="ce43">
            <text:p>0</text:p>
          </table:table-cell>
          <table:table-cell table:number-columns-repeated="16369"/>
        </table:table-row>
        <table:table-row table:style-name="ro1">
          <table:covered-table-cell/>
          <table:covered-table-cell/>
          <table:table-cell office:value-type="string" table:style-name="ce19">
            <text:p>Norway</text:p>
          </table:table-cell>
          <table:table-cell office:value-type="string" table:style-name="ce16">
            <text:p/>
          </table:table-cell>
          <table:table-cell office:value-type="string" table:style-name="ce17">
            <text:p>..</text:p>
          </table:table-cell>
          <table:table-cell office:value-type="float" office:value="0.33" table:style-name="ce17">
            <text:p>0.33</text:p>
          </table:table-cell>
          <table:table-cell office:value-type="float" office:value="0.75" table:style-name="ce17">
            <text:p>0.75</text:p>
          </table:table-cell>
          <table:table-cell office:value-type="float" office:value="5.29" table:style-name="ce17">
            <text:p>5.29</text:p>
          </table:table-cell>
          <table:table-cell office:value-type="float" office:value="5.0599999999999996" table:style-name="ce17">
            <text:p>5.06</text:p>
          </table:table-cell>
          <table:table-cell office:value-type="float" office:value="3.91" table:style-name="ce17">
            <text:p>3.91</text:p>
          </table:table-cell>
          <table:table-cell office:value-type="float" office:value="4.29" table:style-name="ce17">
            <text:p>4.29</text:p>
          </table:table-cell>
          <table:table-cell office:value-type="float" office:value="8.1199999999999992" table:style-name="ce17">
            <text:p>8.12</text:p>
          </table:table-cell>
          <table:table-cell office:value-type="float" office:value="7.04" table:style-name="ce17">
            <text:p>7.04</text:p>
          </table:table-cell>
          <table:table-cell office:value-type="float" office:value="5.83" table:style-name="ce17">
            <text:p>5.83</text:p>
          </table:table-cell>
          <table:table-cell office:value-type="float" office:value="29.189999999999998" table:formula="msoxl:=SUM($J29:$N29)" table:style-name="ce43">
            <text:p>29.19</text:p>
          </table:table-cell>
          <table:table-cell table:number-columns-repeated="16369"/>
        </table:table-row>
        <table:table-row table:style-name="ro1">
          <table:covered-table-cell/>
          <table:covered-table-cell/>
          <table:table-cell office:value-type="string" table:style-name="ce19">
            <text:p>Poland</text:p>
          </table:table-cell>
          <table:table-cell office:value-type="string" table:style-name="ce16">
            <text:p/>
          </table:table-cell>
          <table:table-cell office:value-type="string" table:style-name="ce18">
            <text:p>..</text:p>
          </table:table-cell>
          <table:table-cell office:value-type="float" office:value="7.41" table:style-name="ce18">
            <text:p>7.41</text:p>
          </table:table-cell>
          <table:table-cell office:value-type="float" office:value="8.07" table:style-name="ce18">
            <text:p>8.07</text:p>
          </table:table-cell>
          <table:table-cell office:value-type="float" office:value="12.27" table:style-name="ce18">
            <text:p>12.27</text:p>
          </table:table-cell>
          <table:table-cell office:value-type="float" office:value="11.65" table:style-name="ce18">
            <text:p>11.65</text:p>
          </table:table-cell>
          <table:table-cell office:value-type="float" office:value="9.35" table:style-name="ce18">
            <text:p>9.35</text:p>
          </table:table-cell>
          <table:table-cell office:value-type="float" office:value="10.77" table:style-name="ce18">
            <text:p>10.77</text:p>
          </table:table-cell>
          <table:table-cell office:value-type="float" office:value="11.24" table:style-name="ce18">
            <text:p>11.24</text:p>
          </table:table-cell>
          <table:table-cell office:value-type="float" office:value="12.33" table:style-name="ce18">
            <text:p>12.33</text:p>
          </table:table-cell>
          <table:table-cell office:value-type="float" office:value="14.78" table:style-name="ce18">
            <text:p>14.78</text:p>
          </table:table-cell>
          <table:table-cell office:value-type="float" office:value="58.47" table:formula="msoxl:=SUM($J30:$N30)" table:style-name="ce43">
            <text:p>58.47</text:p>
          </table:table-cell>
          <table:table-cell table:number-columns-repeated="16369"/>
        </table:table-row>
        <table:table-row table:style-name="ro1">
          <table:covered-table-cell/>
          <table:covered-table-cell/>
          <table:table-cell office:value-type="string" table:style-name="ce19">
            <text:p>Portugal</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02" table:style-name="ce17">
            <text:p>0.02</text:p>
          </table:table-cell>
          <table:table-cell office:value-type="float" office:value="0.01" table:style-name="ce17">
            <text:p>0.01</text:p>
          </table:table-cell>
          <table:table-cell office:value-type="float" office:value="0.01" table:style-name="ce17">
            <text:p>0.01</text:p>
          </table:table-cell>
          <table:table-cell office:value-type="string" table:style-name="ce17">
            <text:p>..</text:p>
          </table:table-cell>
          <table:table-cell office:value-type="float" office:value="0" table:style-name="ce17">
            <text:p>0</text:p>
          </table:table-cell>
          <table:table-cell office:value-type="float" office:value="0.04" table:formula="msoxl:=SUM($J31:$N31)" table:style-name="ce43">
            <text:p>0.04</text:p>
          </table:table-cell>
          <table:table-cell table:number-columns-repeated="16369"/>
        </table:table-row>
        <table:table-row table:style-name="ro1">
          <table:covered-table-cell/>
          <table:covered-table-cell/>
          <table:table-cell office:value-type="string" table:style-name="ce19">
            <text:p>Slovak Republic</text:p>
          </table:table-cell>
          <table:table-cell office:value-type="string" table:style-name="ce16">
            <text:p/>
          </table:table-cell>
          <table:table-cell office:value-type="string" table:style-name="ce18">
            <text:p>..</text:p>
          </table:table-cell>
          <table:table-cell office:value-type="float" office:value="0.49" table:style-name="ce18">
            <text:p>0.49</text:p>
          </table:table-cell>
          <table:table-cell office:value-type="float" office:value="0.71" table:style-name="ce18">
            <text:p>0.71</text:p>
          </table:table-cell>
          <table:table-cell office:value-type="float" office:value="0.06" table:style-name="ce18">
            <text:p>0.06</text:p>
          </table:table-cell>
          <table:table-cell office:value-type="float" office:value="0.45" table:style-name="ce18">
            <text:p>0.45</text:p>
          </table:table-cell>
          <table:table-cell office:value-type="float" office:value="0.95" table:style-name="ce18">
            <text:p>0.95</text:p>
          </table:table-cell>
          <table:table-cell office:value-type="float" office:value="0.33" table:style-name="ce18">
            <text:p>0.33</text:p>
          </table:table-cell>
          <table:table-cell office:value-type="float" office:value="0.46" table:style-name="ce18">
            <text:p>0.46</text:p>
          </table:table-cell>
          <table:table-cell office:value-type="float" office:value="0.95" table:style-name="ce18">
            <text:p>0.95</text:p>
          </table:table-cell>
          <table:table-cell office:value-type="float" office:value="1" table:style-name="ce18">
            <text:p>1</text:p>
          </table:table-cell>
          <table:table-cell office:value-type="float" office:value="3.69" table:formula="msoxl:=SUM($J32:$N32)" table:style-name="ce43">
            <text:p>3.69</text:p>
          </table:table-cell>
          <table:table-cell table:number-columns-repeated="16369"/>
        </table:table-row>
        <table:table-row table:style-name="ro1">
          <table:covered-table-cell/>
          <table:covered-table-cell/>
          <table:table-cell office:value-type="string" table:style-name="ce19">
            <text:p>Sloveni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08" table:style-name="ce17">
            <text:p>0.08</text:p>
          </table:table-cell>
          <table:table-cell office:value-type="float" office:value="0.1" table:style-name="ce17">
            <text:p>0.1</text:p>
          </table:table-cell>
          <table:table-cell office:value-type="float" office:value="0.1" table:style-name="ce17">
            <text:p>0.1</text:p>
          </table:table-cell>
          <table:table-cell office:value-type="float" office:value="0.02" table:style-name="ce17">
            <text:p>0.02</text:p>
          </table:table-cell>
          <table:table-cell office:value-type="float" office:value="0.16" table:style-name="ce17">
            <text:p>0.16</text:p>
          </table:table-cell>
          <table:table-cell office:value-type="float" office:value="0.19" table:style-name="ce17">
            <text:p>0.19</text:p>
          </table:table-cell>
          <table:table-cell office:value-type="float" office:value="0.57000000000000006" table:formula="msoxl:=SUM($J33:$N33)" table:style-name="ce43">
            <text:p>0.57</text:p>
          </table:table-cell>
          <table:table-cell table:number-columns-repeated="16369" table:style-name="ce1"/>
        </table:table-row>
        <table:table-row table:style-name="ro1">
          <table:covered-table-cell/>
          <table:covered-table-cell/>
          <table:table-cell office:value-type="string" table:style-name="ce19">
            <text:p>Spain</text:p>
          </table:table-cell>
          <table:table-cell office:value-type="string" table:style-name="ce16">
            <text:p/>
          </table:table-cell>
          <table:table-cell office:value-type="string" table:style-name="ce18">
            <text:p>..</text:p>
          </table:table-cell>
          <table:table-cell office:value-type="float" office:value="0.56999999999999995" table:style-name="ce18">
            <text:p>0.57</text:p>
          </table:table-cell>
          <table:table-cell office:value-type="float" office:value="0.39" table:style-name="ce18">
            <text:p>0.39</text:p>
          </table:table-cell>
          <table:table-cell office:value-type="float" office:value="0.13" table:style-name="ce18">
            <text:p>0.13</text:p>
          </table:table-cell>
          <table:table-cell office:value-type="float" office:value="0.23" table:style-name="ce18">
            <text:p>0.23</text:p>
          </table:table-cell>
          <table:table-cell office:value-type="float" office:value="3.55" table:style-name="ce18">
            <text:p>3.55</text:p>
          </table:table-cell>
          <table:table-cell office:value-type="float" office:value="0.26" table:style-name="ce18">
            <text:p>0.26</text:p>
          </table:table-cell>
          <table:table-cell office:value-type="float" office:value="0.3" table:style-name="ce18">
            <text:p>0.3</text:p>
          </table:table-cell>
          <table:table-cell office:value-type="float" office:value="0.15" table:style-name="ce18">
            <text:p>0.15</text:p>
          </table:table-cell>
          <table:table-cell office:value-type="float" office:value="0.37" table:style-name="ce18">
            <text:p>0.37</text:p>
          </table:table-cell>
          <table:table-cell office:value-type="float" office:value="4.63" table:formula="msoxl:=SUM($J34:$N34)" table:style-name="ce43">
            <text:p>4.63</text:p>
          </table:table-cell>
          <table:table-cell table:number-columns-repeated="16369" table:style-name="ce1"/>
        </table:table-row>
        <table:table-row table:style-name="ro1">
          <table:covered-table-cell/>
          <table:covered-table-cell/>
          <table:table-cell office:value-type="string" table:style-name="ce19">
            <text:p>Sweden</text:p>
          </table:table-cell>
          <table:table-cell office:value-type="string" table:style-name="ce16">
            <text:p/>
          </table:table-cell>
          <table:table-cell office:value-type="string" table:style-name="ce17">
            <text:p>..</text:p>
          </table:table-cell>
          <table:table-cell office:value-type="float" office:value="13.27" table:style-name="ce17">
            <text:p>13.27</text:p>
          </table:table-cell>
          <table:table-cell office:value-type="float" office:value="22.37" table:style-name="ce17">
            <text:p>22.37</text:p>
          </table:table-cell>
          <table:table-cell office:value-type="float" office:value="24.01" table:style-name="ce17">
            <text:p>24.01</text:p>
          </table:table-cell>
          <table:table-cell office:value-type="float" office:value="22.34" table:style-name="ce17">
            <text:p>22.34</text:p>
          </table:table-cell>
          <table:table-cell office:value-type="float" office:value="41.92" table:style-name="ce17">
            <text:p>41.92</text:p>
          </table:table-cell>
          <table:table-cell office:value-type="float" office:value="34.18" table:style-name="ce17">
            <text:p>34.18</text:p>
          </table:table-cell>
          <table:table-cell office:value-type="float" office:value="38.950000000000003" table:style-name="ce17">
            <text:p>38.95</text:p>
          </table:table-cell>
          <table:table-cell office:value-type="float" office:value="36.159999999999997" table:style-name="ce17">
            <text:p>36.16</text:p>
          </table:table-cell>
          <table:table-cell office:value-type="float" office:value="25.57" table:style-name="ce17">
            <text:p>25.57</text:p>
          </table:table-cell>
          <table:table-cell office:value-type="float" office:value="176.77999999999997" table:formula="msoxl:=SUM($J35:$N35)" table:style-name="ce43">
            <text:p>176.78</text:p>
          </table:table-cell>
          <table:table-cell table:number-columns-repeated="16369" table:style-name="ce1"/>
        </table:table-row>
        <table:table-row table:style-name="ro1">
          <table:covered-table-cell/>
          <table:covered-table-cell/>
          <table:table-cell office:value-type="string" table:style-name="ce19">
            <text:p>Switzerland</text:p>
          </table:table-cell>
          <table:table-cell office:value-type="string" table:style-name="ce16">
            <text:p/>
          </table:table-cell>
          <table:table-cell office:value-type="string" table:style-name="ce18">
            <text:p>..</text:p>
          </table:table-cell>
          <table:table-cell office:value-type="float" office:value="19.32" table:style-name="ce18">
            <text:p>19.32</text:p>
          </table:table-cell>
          <table:table-cell office:value-type="float" office:value="13.02" table:style-name="ce18">
            <text:p>13.02</text:p>
          </table:table-cell>
          <table:table-cell office:value-type="float" office:value="7.87" table:style-name="ce18">
            <text:p>7.87</text:p>
          </table:table-cell>
          <table:table-cell office:value-type="float" office:value="7.78" table:style-name="ce18">
            <text:p>7.78</text:p>
          </table:table-cell>
          <table:table-cell office:value-type="float" office:value="9.9700000000000006" table:style-name="ce18">
            <text:p>9.97</text:p>
          </table:table-cell>
          <table:table-cell office:value-type="float" office:value="17.28" table:style-name="ce18">
            <text:p>17.28</text:p>
          </table:table-cell>
          <table:table-cell office:value-type="float" office:value="10.99" table:style-name="ce18">
            <text:p>10.99</text:p>
          </table:table-cell>
          <table:table-cell office:value-type="float" office:value="14.86" table:style-name="ce18">
            <text:p>14.86</text:p>
          </table:table-cell>
          <table:table-cell office:value-type="float" office:value="17.29" table:style-name="ce18">
            <text:p>17.29</text:p>
          </table:table-cell>
          <table:table-cell office:value-type="float" office:value="70.39" table:formula="msoxl:=SUM($J36:$N36)" table:style-name="ce43">
            <text:p>70.39</text:p>
          </table:table-cell>
          <table:table-cell table:number-columns-repeated="16369" table:style-name="ce1"/>
        </table:table-row>
        <table:table-row table:style-name="ro1">
          <table:covered-table-cell/>
          <table:covered-table-cell/>
          <table:table-cell office:value-type="string" table:style-name="ce19">
            <text:p>United Kingdom</text:p>
          </table:table-cell>
          <table:table-cell office:value-type="string" table:style-name="ce16">
            <text:p/>
          </table:table-cell>
          <table:table-cell office:value-type="string" table:style-name="ce17">
            <text:p>..</text:p>
          </table:table-cell>
          <table:table-cell office:value-type="float" office:value="11.17" table:style-name="ce17">
            <text:p>11.17</text:p>
          </table:table-cell>
          <table:table-cell office:value-type="float" office:value="11.96" table:style-name="ce17">
            <text:p>11.96</text:p>
          </table:table-cell>
          <table:table-cell office:value-type="float" office:value="6.94" table:style-name="ce17">
            <text:p>6.94</text:p>
          </table:table-cell>
          <table:table-cell office:value-type="float" office:value="3.08" table:style-name="ce17">
            <text:p>3.08</text:p>
          </table:table-cell>
          <table:table-cell office:value-type="float" office:value="2.58" table:style-name="ce17">
            <text:p>2.58</text:p>
          </table:table-cell>
          <table:table-cell office:value-type="float" office:value="0.9" table:style-name="ce17">
            <text:p>0.9</text:p>
          </table:table-cell>
          <table:table-cell office:value-type="float" office:value="1.34" table:style-name="ce17">
            <text:p>1.34</text:p>
          </table:table-cell>
          <table:table-cell office:value-type="float" office:value="4.82" table:style-name="ce17">
            <text:p>4.82</text:p>
          </table:table-cell>
          <table:table-cell office:value-type="float" office:value="3.94" table:style-name="ce17">
            <text:p>3.94</text:p>
          </table:table-cell>
          <table:table-cell office:value-type="float" office:value="13.58" table:formula="msoxl:=SUM($J37:$N37)" table:style-name="ce43">
            <text:p>13.58</text:p>
          </table:table-cell>
          <table:table-cell table:number-columns-repeated="16369" table:style-name="ce1"/>
        </table:table-row>
        <table:table-row table:style-name="ro1">
          <table:covered-table-cell/>
          <table:covered-table-cell/>
          <table:table-cell office:value-type="string" table:style-name="ce19">
            <text:p>United States</text:p>
          </table:table-cell>
          <table:table-cell office:value-type="string" table:style-name="ce16">
            <text:p/>
          </table:table-cell>
          <table:table-cell office:value-type="string" table:style-name="ce18">
            <text:p>..</text:p>
          </table:table-cell>
          <table:table-cell office:value-type="float" office:value="113.49" table:style-name="ce18">
            <text:p>113.49</text:p>
          </table:table-cell>
          <table:table-cell office:value-type="float" office:value="144.22999999999999" table:style-name="ce18">
            <text:p>144.23</text:p>
          </table:table-cell>
          <table:table-cell office:value-type="float" office:value="98.26" table:style-name="ce18">
            <text:p>98.26</text:p>
          </table:table-cell>
          <table:table-cell office:value-type="float" office:value="104.67" table:style-name="ce18">
            <text:p>104.67</text:p>
          </table:table-cell>
          <table:table-cell office:value-type="float" office:value="108.16" table:style-name="ce18">
            <text:p>108.16</text:p>
          </table:table-cell>
          <table:table-cell office:value-type="float" office:value="145.41" table:style-name="ce18">
            <text:p>145.41</text:p>
          </table:table-cell>
          <table:table-cell office:value-type="float" office:value="138.18" table:style-name="ce18">
            <text:p>138.18</text:p>
          </table:table-cell>
          <table:table-cell office:value-type="float" office:value="150.5" table:style-name="ce18">
            <text:p>150.5</text:p>
          </table:table-cell>
          <table:table-cell office:value-type="float" office:value="118.73" table:style-name="ce18">
            <text:p>118.73</text:p>
          </table:table-cell>
          <table:table-cell office:value-type="float" office:value="660.98" table:formula="msoxl:=SUM($J38:$N38)" table:style-name="ce43">
            <text:p>660.98</text:p>
          </table:table-cell>
          <table:table-cell office:value-type="float" office:value="2090.1900000000005" table:formula="msoxl:=SUM(O11:O38)" table:style-name="ce93">
            <text:p>2090.19</text:p>
          </table:table-cell>
          <table:table-cell table:number-columns-repeated="16368" table:style-name="ce1"/>
        </table:table-row>
        <table:table-row table:style-name="ro1">
          <table:covered-table-cell/>
          <table:table-cell office:value-type="string" table:number-columns-spanned="2" table:number-rows-spanned="1" table:style-name="ce146">
            <text:p>Multilateral, Total</text:p>
          </table:table-cell>
          <table:covered-table-cell/>
          <table:table-cell office:value-type="string" table:style-name="ce16">
            <text:p/>
          </table:table-cell>
          <table:table-cell office:value-type="string" table:style-name="ce17">
            <text:p>..</text:p>
          </table:table-cell>
          <table:table-cell office:value-type="float" office:value="159.9" table:style-name="ce17">
            <text:p>159.9</text:p>
          </table:table-cell>
          <table:table-cell office:value-type="float" office:value="191.5" table:style-name="ce17">
            <text:p>191.5</text:p>
          </table:table-cell>
          <table:table-cell office:value-type="float" office:value="144.81" table:style-name="ce17">
            <text:p>144.81</text:p>
          </table:table-cell>
          <table:table-cell office:value-type="float" office:value="273.87" table:style-name="ce17">
            <text:p>273.87</text:p>
          </table:table-cell>
          <table:table-cell office:value-type="float" office:value="224.63" table:style-name="ce17">
            <text:p>224.63</text:p>
          </table:table-cell>
          <table:table-cell office:value-type="float" office:value="195.66" table:style-name="ce17">
            <text:p>195.66</text:p>
          </table:table-cell>
          <table:table-cell office:value-type="float" office:value="272.77" table:style-name="ce17">
            <text:p>272.77</text:p>
          </table:table-cell>
          <table:table-cell office:value-type="float" office:value="323.19" table:style-name="ce17">
            <text:p>323.19</text:p>
          </table:table-cell>
          <table:table-cell office:value-type="float" office:value="423.97" table:style-name="ce17">
            <text:p>423.97</text:p>
          </table:table-cell>
          <table:table-cell office:value-type="float" office:value="1440.22" table:formula="msoxl:=SUM($J39:$N39)" table:style-name="ce1">
            <text:p>1440.22</text:p>
          </table:table-cell>
          <table:table-cell table:number-columns-repeated="16369" table:style-name="ce1"/>
        </table:table-row>
        <table:table-row table:style-name="ro1">
          <table:covered-table-cell/>
          <table:table-cell office:value-type="string" table:number-columns-spanned="1" table:number-rows-spanned="36" table:style-name="ce146">
            <text:p>Multilateral, Total</text:p>
          </table:table-cell>
          <table:table-cell office:value-type="string" table:style-name="ce20">
            <text:p><text:a xlink:href="http://stats.oecd.org/OECDStat_Metadata/ShowMetadata.ashx?Dataset=TABLE2A&amp;Coords=%5bDONOR%5d.%5b913%5d&amp;ShowOnWeb=true&amp;Lang=en">AfDB</text: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40:$N40)" table:style-name="ce1">
            <text:p>0</text:p>
          </table:table-cell>
          <table:table-cell table:number-columns-repeated="16369" table:style-name="ce1"/>
        </table:table-row>
        <table:table-row table:style-name="ro1">
          <table:covered-table-cell/>
          <table:covered-table-cell/>
          <table:table-cell office:value-type="string" table:style-name="ce20">
            <text:p><text:a xlink:href="http://stats.oecd.org/OECDStat_Metadata/ShowMetadata.ashx?Dataset=TABLE2A&amp;Coords=%5bDONOR%5d.%5b914%5d&amp;ShowOnWeb=true&amp;Lang=en">AfDF</text: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41:$N41)" table:style-name="ce1">
            <text:p>0</text:p>
          </table:table-cell>
          <table:table-cell table:number-columns-repeated="2" table:style-name="ce1"/>
          <table:table-cell table:style-name="ce34"/>
          <table:table-cell table:style-name="ce1"/>
          <table:table-cell table:style-name="ce82"/>
          <table:table-cell table:number-columns-repeated="16364"/>
        </table:table-row>
        <table:table-row table:style-name="ro1">
          <table:covered-table-cell/>
          <table:covered-table-cell/>
          <table:table-cell office:value-type="string" table:style-name="ce19">
            <text:p>Arab Fund (AFESD)</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42:$N42)" table:style-name="ce1">
            <text:p>0</text:p>
          </table:table-cell>
          <table:table-cell table:number-columns-repeated="16369" table:style-name="ce1"/>
        </table:table-row>
        <table:table-row table:style-name="ro1">
          <table:covered-table-cell/>
          <table:covered-table-cell/>
          <table:table-cell office:value-type="string" table:style-name="ce19">
            <text:p>AsDB Special Fund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43:$N43)" table:style-name="ce1">
            <text:p>0</text:p>
          </table:table-cell>
          <table:table-cell table:number-columns-repeated="16369" table:style-name="ce1"/>
        </table:table-row>
        <table:table-row table:style-name="ro1">
          <table:covered-table-cell/>
          <table:covered-table-cell/>
          <table:table-cell office:value-type="string" table:style-name="ce19">
            <text:p>BADE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44:$N44)" table:style-name="ce1">
            <text:p>0</text:p>
          </table:table-cell>
          <table:table-cell table:number-columns-repeated="16369" table:style-name="ce1"/>
        </table:table-row>
        <table:table-row table:style-name="ro1">
          <table:covered-table-cell/>
          <table:covered-table-cell/>
          <table:table-cell office:value-type="string" table:style-name="ce20">
            <text:p><text:a xlink:href="http://stats.oecd.org/OECDStat_Metadata/ShowMetadata.ashx?Dataset=TABLE2A&amp;Coords=%5bDONOR%5d.%5b906%5d&amp;ShowOnWeb=true&amp;Lang=en">CarDB</text: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45:$N45)" table:style-name="ce1">
            <text:p>0</text:p>
          </table:table-cell>
          <table:table-cell table:number-columns-repeated="16369" table:style-name="ce1"/>
        </table:table-row>
        <table:table-row table:style-name="ro1">
          <table:covered-table-cell/>
          <table:covered-table-cell/>
          <table:table-cell office:value-type="string" table:style-name="ce19">
            <text:p>EBRD</text:p>
          </table:table-cell>
          <table:table-cell office:value-type="string" table:style-name="ce16">
            <text:p/>
          </table:table-cell>
          <table:table-cell office:value-type="string" table:style-name="ce18">
            <text:p>..</text:p>
          </table:table-cell>
          <table:table-cell office:value-type="float" office:value="6.76" table:style-name="ce18">
            <text:p>6.76</text:p>
          </table:table-cell>
          <table:table-cell office:value-type="float" office:value="1.88" table:style-name="ce18">
            <text:p>1.88</text:p>
          </table:table-cell>
          <table:table-cell office:value-type="float" office:value="1.49" table:style-name="ce18">
            <text:p>1.49</text:p>
          </table:table-cell>
          <table:table-cell office:value-type="float" office:value="1.36" table:style-name="ce18">
            <text:p>1.36</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46:$N46)" table:style-name="ce1">
            <text:p>0</text:p>
          </table:table-cell>
          <table:table-cell table:number-columns-repeated="16369" table:style-name="ce1"/>
        </table:table-row>
        <table:table-row table:style-name="ro1">
          <table:covered-table-cell/>
          <table:covered-table-cell/>
          <table:table-cell office:value-type="string" table:style-name="ce19">
            <text:p>EU Institutions</text:p>
          </table:table-cell>
          <table:table-cell office:value-type="string" table:style-name="ce16">
            <text:p/>
          </table:table-cell>
          <table:table-cell office:value-type="string" table:style-name="ce17">
            <text:p>..</text:p>
          </table:table-cell>
          <table:table-cell office:value-type="float" office:value="117" table:style-name="ce17">
            <text:p>117</text:p>
          </table:table-cell>
          <table:table-cell office:value-type="float" office:value="148.63" table:style-name="ce17">
            <text:p>148.63</text:p>
          </table:table-cell>
          <table:table-cell office:value-type="float" office:value="102.51" table:style-name="ce17">
            <text:p>102.51</text:p>
          </table:table-cell>
          <table:table-cell office:value-type="float" office:value="225.25" table:style-name="ce17">
            <text:p>225.25</text:p>
          </table:table-cell>
          <table:table-cell office:value-type="float" office:value="168.84" table:style-name="ce17">
            <text:p>168.84</text:p>
          </table:table-cell>
          <table:table-cell office:value-type="float" office:value="152.24" table:style-name="ce17">
            <text:p>152.24</text:p>
          </table:table-cell>
          <table:table-cell office:value-type="float" office:value="209.71" table:style-name="ce17">
            <text:p>209.71</text:p>
          </table:table-cell>
          <table:table-cell office:value-type="float" office:value="245.2" table:style-name="ce17">
            <text:p>245.2</text:p>
          </table:table-cell>
          <table:table-cell office:value-type="float" office:value="351.6" table:style-name="ce17">
            <text:p>351.6</text:p>
          </table:table-cell>
          <table:table-cell office:value-type="float" office:value="1127.5900000000001" table:formula="msoxl:=SUM($J47:$N47)" table:style-name="ce43">
            <text:p>1127.59</text:p>
          </table:table-cell>
          <table:table-cell office:value-type="float" office:value="1127.5900000000001" table:formula="msoxl:=SUM($J47:$N47)" table:style-name="ce93">
            <text:p>1127.59</text:p>
          </table:table-cell>
          <table:table-cell table:number-columns-repeated="16368" table:style-name="ce1"/>
        </table:table-row>
        <table:table-row table:style-name="ro1">
          <table:covered-table-cell/>
          <table:covered-table-cell/>
          <table:table-cell office:value-type="string" table:style-name="ce20">
            <text:p><text:a xlink:href="http://stats.oecd.org/OECDStat_Metadata/ShowMetadata.ashx?Dataset=TABLE2A&amp;Coords=%5bDONOR%5d.%5b1311%5d&amp;ShowOnWeb=true&amp;Lang=en">GAVI</text: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28999999999999998" table:style-name="ce18">
            <text:p>0.29</text:p>
          </table:table-cell>
          <table:table-cell office:value-type="float" office:value="0.12" table:style-name="ce18">
            <text:p>0.12</text:p>
          </table:table-cell>
          <table:table-cell office:value-type="float" office:value="0.02" table:style-name="ce18">
            <text:p>0.02</text:p>
          </table:table-cell>
          <table:table-cell office:value-type="float" office:value="-0.08" table:style-name="ce18">
            <text:p>-0.08</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06" table:formula="msoxl:=SUM($J48:$N48)" table:style-name="ce1">
            <text:p>-0.06</text:p>
          </table:table-cell>
          <table:table-cell table:number-columns-repeated="16369" table:style-name="ce1"/>
        </table:table-row>
        <table:table-row table:style-name="ro1">
          <table:covered-table-cell/>
          <table:covered-table-cell/>
          <table:table-cell office:value-type="string" table:style-name="ce20">
            <text:p><text:a xlink:href="http://stats.oecd.org/OECDStat_Metadata/ShowMetadata.ashx?Dataset=TABLE2A&amp;Coords=%5bDONOR%5d.%5b811%5d&amp;ShowOnWeb=true&amp;Lang=en">GEF</text:a></text:p>
          </table:table-cell>
          <table:table-cell office:value-type="string" table:style-name="ce16">
            <text:p/>
          </table:table-cell>
          <table:table-cell office:value-type="string" table:style-name="ce17">
            <text:p>..</text:p>
          </table:table-cell>
          <table:table-cell office:value-type="float" office:value="9.7100000000000009" table:style-name="ce17">
            <text:p>9.71</text:p>
          </table:table-cell>
          <table:table-cell office:value-type="string" table:style-name="ce17">
            <text:p>..</text:p>
          </table:table-cell>
          <table:table-cell office:value-type="string" table:style-name="ce17">
            <text:p>..</text:p>
          </table:table-cell>
          <table:table-cell office:value-type="float" office:value="2.04" table:style-name="ce17">
            <text:p>2.04</text:p>
          </table:table-cell>
          <table:table-cell office:value-type="float" office:value="15.11" table:style-name="ce17">
            <text:p>15.11</text:p>
          </table:table-cell>
          <table:table-cell office:value-type="string" table:style-name="ce17">
            <text:p>..</text:p>
          </table:table-cell>
          <table:table-cell office:value-type="float" office:value="1.56" table:style-name="ce17">
            <text:p>1.56</text:p>
          </table:table-cell>
          <table:table-cell office:value-type="float" office:value="1.21" table:style-name="ce17">
            <text:p>1.21</text:p>
          </table:table-cell>
          <table:table-cell office:value-type="float" office:value="1.74" table:style-name="ce17">
            <text:p>1.74</text:p>
          </table:table-cell>
          <table:table-cell office:value-type="float" office:value="19.619999999999997" table:formula="msoxl:=SUM($J49:$N49)" table:style-name="ce1">
            <text:p>19.62</text:p>
          </table:table-cell>
          <table:table-cell table:number-columns-repeated="16369"/>
        </table:table-row>
        <table:table-row table:style-name="ro1">
          <table:covered-table-cell/>
          <table:covered-table-cell/>
          <table:table-cell office:value-type="string" table:style-name="ce19">
            <text:p>GGGI</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50:$N50)" table:style-name="ce1">
            <text:p>0</text:p>
          </table:table-cell>
          <table:table-cell table:number-columns-repeated="16369"/>
        </table:table-row>
        <table:table-row table:style-name="ro1">
          <table:covered-table-cell/>
          <table:covered-table-cell/>
          <table:table-cell office:value-type="string" table:style-name="ce19">
            <text:p>Global Fund</text:p>
          </table:table-cell>
          <table:table-cell office:value-type="string" table:style-name="ce16">
            <text:p/>
          </table:table-cell>
          <table:table-cell office:value-type="string" table:style-name="ce17">
            <text:p>..</text:p>
          </table:table-cell>
          <table:table-cell office:value-type="float" office:value="17.23" table:style-name="ce17">
            <text:p>17.23</text:p>
          </table:table-cell>
          <table:table-cell office:value-type="float" office:value="29.78" table:style-name="ce17">
            <text:p>29.78</text:p>
          </table:table-cell>
          <table:table-cell office:value-type="float" office:value="28.59" table:style-name="ce17">
            <text:p>28.59</text:p>
          </table:table-cell>
          <table:table-cell office:value-type="float" office:value="35.47" table:style-name="ce17">
            <text:p>35.47</text:p>
          </table:table-cell>
          <table:table-cell office:value-type="float" office:value="33.93" table:style-name="ce17">
            <text:p>33.93</text:p>
          </table:table-cell>
          <table:table-cell office:value-type="float" office:value="33.299999999999997" table:style-name="ce17">
            <text:p>33.3</text:p>
          </table:table-cell>
          <table:table-cell office:value-type="float" office:value="48.98" table:style-name="ce17">
            <text:p>48.98</text:p>
          </table:table-cell>
          <table:table-cell office:value-type="float" office:value="66.38" table:style-name="ce17">
            <text:p>66.38</text:p>
          </table:table-cell>
          <table:table-cell office:value-type="float" office:value="62.09" table:style-name="ce17">
            <text:p>62.09</text:p>
          </table:table-cell>
          <table:table-cell office:value-type="float" office:value="244.67999999999998" table:formula="msoxl:=SUM($J51:$N51)" table:style-name="ce1">
            <text:p>244.68</text:p>
          </table:table-cell>
          <table:table-cell table:number-columns-repeated="16369"/>
        </table:table-row>
        <table:table-row table:style-name="ro1">
          <table:covered-table-cell/>
          <table:covered-table-cell/>
          <table:table-cell office:value-type="string" table:style-name="ce19">
            <text:p>IAE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0.85" table:style-name="ce18">
            <text:p>0.85</text:p>
          </table:table-cell>
          <table:table-cell office:value-type="float" office:value="1.18" table:style-name="ce18">
            <text:p>1.18</text:p>
          </table:table-cell>
          <table:table-cell office:value-type="float" office:value="1.7" table:style-name="ce18">
            <text:p>1.7</text:p>
          </table:table-cell>
          <table:table-cell office:value-type="float" office:value="0.69" table:style-name="ce18">
            <text:p>0.69</text:p>
          </table:table-cell>
          <table:table-cell office:value-type="float" office:value="0.57999999999999996" table:style-name="ce18">
            <text:p>0.58</text:p>
          </table:table-cell>
          <table:table-cell office:value-type="float" office:value="0.96" table:style-name="ce18">
            <text:p>0.96</text:p>
          </table:table-cell>
          <table:table-cell office:value-type="float" office:value="0.46" table:style-name="ce18">
            <text:p>0.46</text:p>
          </table:table-cell>
          <table:table-cell office:value-type="float" office:value="0.76" table:style-name="ce18">
            <text:p>0.76</text:p>
          </table:table-cell>
          <table:table-cell office:value-type="float" office:value="3.45" table:formula="msoxl:=SUM($J52:$N52)" table:style-name="ce1">
            <text:p>3.45</text:p>
          </table:table-cell>
          <table:table-cell table:number-columns-repeated="16369"/>
        </table:table-row>
        <table:table-row table:style-name="ro1">
          <table:covered-table-cell/>
          <table:covered-table-cell/>
          <table:table-cell office:value-type="string" table:style-name="ce19">
            <text:p>IBRD</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53:$N53)" table:style-name="ce1">
            <text:p>0</text:p>
          </table:table-cell>
          <table:table-cell table:number-columns-repeated="16369"/>
        </table:table-row>
        <table:table-row table:style-name="ro1">
          <table:covered-table-cell/>
          <table:covered-table-cell/>
          <table:table-cell office:value-type="string" table:style-name="ce19">
            <text:p>ID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54:$N54)" table:style-name="ce1">
            <text:p>0</text:p>
          </table:table-cell>
          <table:table-cell table:number-columns-repeated="16369"/>
        </table:table-row>
        <table:table-row table:style-name="ro1">
          <table:covered-table-cell/>
          <table:covered-table-cell/>
          <table:table-cell office:value-type="string" table:style-name="ce19">
            <text:p>IDB Sp.Fund</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55:$N55)" table:style-name="ce1">
            <text:p>0</text:p>
          </table:table-cell>
          <table:table-cell table:number-columns-repeated="16369"/>
        </table:table-row>
        <table:table-row table:style-name="ro1">
          <table:covered-table-cell/>
          <table:covered-table-cell/>
          <table:table-cell office:value-type="string" table:style-name="ce19">
            <text:p>IFAD</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56:$N56)" table:style-name="ce1">
            <text:p>0</text:p>
          </table:table-cell>
          <table:table-cell table:number-columns-repeated="16369"/>
        </table:table-row>
        <table:table-row table:style-name="ro1">
          <table:covered-table-cell/>
          <table:covered-table-cell/>
          <table:table-cell office:value-type="string" table:style-name="ce19">
            <text:p>IFC</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57:$N57)" table:style-name="ce1">
            <text:p>0</text:p>
          </table:table-cell>
          <table:table-cell table:number-columns-repeated="16369"/>
        </table:table-row>
        <table:table-row table:style-name="ro19">
          <table:covered-table-cell/>
          <table:covered-table-cell/>
          <table:table-cell office:value-type="string" table:style-name="ce20">
            <text:p><text:a xlink:href="http://stats.oecd.org/OECDStat_Metadata/ShowMetadata.ashx?Dataset=TABLE2A&amp;Coords=%5bDONOR%5d.%5b958%5d&amp;ShowOnWeb=true&amp;Lang=en">IMF (Concessional Trust Funds)</text: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58:$N58)" table:style-name="ce1">
            <text:p>0</text:p>
          </table:table-cell>
          <table:table-cell table:number-columns-repeated="16369"/>
        </table:table-row>
        <table:table-row table:style-name="ro1">
          <table:covered-table-cell/>
          <table:covered-table-cell/>
          <table:table-cell office:value-type="string" table:style-name="ce19">
            <text:p>Isl.Dev Bank</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39" table:style-name="ce17">
            <text:p>0.39</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39" table:formula="msoxl:=SUM($J59:$N59)" table:style-name="ce1">
            <text:p>0.39</text:p>
          </table:table-cell>
          <table:table-cell table:number-columns-repeated="16369"/>
        </table:table-row>
        <table:table-row table:style-name="ro1">
          <table:covered-table-cell/>
          <table:covered-table-cell/>
          <table:table-cell office:value-type="string" table:style-name="ce19">
            <text:p>Montreal Protocol</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60:$N60)" table:style-name="ce1">
            <text:p>0</text:p>
          </table:table-cell>
          <table:table-cell table:number-columns-repeated="16369"/>
        </table:table-row>
        <table:table-row table:style-name="ro1">
          <table:covered-table-cell/>
          <table:covered-table-cell/>
          <table:table-cell office:value-type="string" table:style-name="ce19">
            <text:p>Nordic Dev.Fund</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61:$N61)" table:style-name="ce1">
            <text:p>0</text:p>
          </table:table-cell>
          <table:table-cell table:number-columns-repeated="16369"/>
        </table:table-row>
        <table:table-row table:style-name="ro1">
          <table:covered-table-cell/>
          <table:covered-table-cell/>
          <table:table-cell office:value-type="string" table:style-name="ce19">
            <text:p>OFID</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1" table:style-name="ce18">
            <text:p>0.1</text:p>
          </table:table-cell>
          <table:table-cell office:value-type="string" table:style-name="ce18">
            <text:p>..</text:p>
          </table:table-cell>
          <table:table-cell office:value-type="string" table:style-name="ce18">
            <text:p>..</text:p>
          </table:table-cell>
          <table:table-cell office:value-type="float" office:value="0.1" table:formula="msoxl:=SUM($J62:$N62)" table:style-name="ce1">
            <text:p>0.1</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978%5d&amp;ShowOnWeb=true&amp;Lang=en">OSCE</text: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3.14" table:style-name="ce17">
            <text:p>3.14</text:p>
          </table:table-cell>
          <table:table-cell office:value-type="float" office:value="2.93" table:style-name="ce17">
            <text:p>2.93</text:p>
          </table:table-cell>
          <table:table-cell office:value-type="float" office:value="2.95" table:style-name="ce17">
            <text:p>2.95</text:p>
          </table:table-cell>
          <table:table-cell office:value-type="float" office:value="3.27" table:style-name="ce17">
            <text:p>3.27</text:p>
          </table:table-cell>
          <table:table-cell office:value-type="float" office:value="12.29" table:formula="msoxl:=SUM($J63:$N63)" table:style-name="ce1">
            <text:p>12.29</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971%5d&amp;ShowOnWeb=true&amp;Lang=en">UNAIDS</text:a></text:p>
          </table:table-cell>
          <table:table-cell office:value-type="string" table:style-name="ce16">
            <text:p/>
          </table:table-cell>
          <table:table-cell office:value-type="string" table:style-name="ce18">
            <text:p>..</text:p>
          </table:table-cell>
          <table:table-cell office:value-type="float" office:value="0.63" table:style-name="ce18">
            <text:p>0.63</text:p>
          </table:table-cell>
          <table:table-cell office:value-type="float" office:value="0.75" table:style-name="ce18">
            <text:p>0.75</text:p>
          </table:table-cell>
          <table:table-cell office:value-type="float" office:value="0.81" table:style-name="ce18">
            <text:p>0.81</text:p>
          </table:table-cell>
          <table:table-cell office:value-type="float" office:value="0.51" table:style-name="ce18">
            <text:p>0.51</text:p>
          </table:table-cell>
          <table:table-cell office:value-type="float" office:value="0.5" table:style-name="ce18">
            <text:p>0.5</text:p>
          </table:table-cell>
          <table:table-cell office:value-type="float" office:value="0.74" table:style-name="ce18">
            <text:p>0.74</text:p>
          </table:table-cell>
          <table:table-cell office:value-type="float" office:value="0.98" table:style-name="ce18">
            <text:p>0.98</text:p>
          </table:table-cell>
          <table:table-cell office:value-type="float" office:value="1.05" table:style-name="ce18">
            <text:p>1.05</text:p>
          </table:table-cell>
          <table:table-cell office:value-type="float" office:value="1.46" table:style-name="ce18">
            <text:p>1.46</text:p>
          </table:table-cell>
          <table:table-cell office:value-type="float" office:value="4.7299999999999995" table:formula="msoxl:=SUM($J64:$N64)" table:style-name="ce1">
            <text:p>4.73</text:p>
          </table:table-cell>
          <table:table-cell table:number-columns-repeated="16369"/>
        </table:table-row>
        <table:table-row table:style-name="ro1">
          <table:covered-table-cell/>
          <table:covered-table-cell/>
          <table:table-cell office:value-type="string" table:style-name="ce19">
            <text:p>UNDP</text:p>
          </table:table-cell>
          <table:table-cell office:value-type="string" table:style-name="ce16">
            <text:p/>
          </table:table-cell>
          <table:table-cell office:value-type="string" table:style-name="ce17">
            <text:p>..</text:p>
          </table:table-cell>
          <table:table-cell office:value-type="float" office:value="3.27" table:style-name="ce17">
            <text:p>3.27</text:p>
          </table:table-cell>
          <table:table-cell office:value-type="float" office:value="4.2300000000000004" table:style-name="ce17">
            <text:p>4.23</text:p>
          </table:table-cell>
          <table:table-cell office:value-type="float" office:value="4.3499999999999996" table:style-name="ce17">
            <text:p>4.35</text:p>
          </table:table-cell>
          <table:table-cell office:value-type="float" office:value="1.9" table:style-name="ce17">
            <text:p>1.9</text:p>
          </table:table-cell>
          <table:table-cell office:value-type="float" office:value="2.35" table:style-name="ce17">
            <text:p>2.35</text:p>
          </table:table-cell>
          <table:table-cell office:value-type="float" office:value="2.0499999999999998" table:style-name="ce17">
            <text:p>2.05</text:p>
          </table:table-cell>
          <table:table-cell office:value-type="float" office:value="1.49" table:style-name="ce17">
            <text:p>1.49</text:p>
          </table:table-cell>
          <table:table-cell office:value-type="float" office:value="1.22" table:style-name="ce17">
            <text:p>1.22</text:p>
          </table:table-cell>
          <table:table-cell office:value-type="float" office:value="1.38" table:style-name="ce17">
            <text:p>1.38</text:p>
          </table:table-cell>
          <table:table-cell office:value-type="float" office:value="8.49" table:formula="msoxl:=SUM($J65:$N65)" table:style-name="ce1">
            <text:p>8.49</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948%5d&amp;ShowOnWeb=true&amp;Lang=en">UNECE</text: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66:$N66)" table:style-name="ce1">
            <text:p>0</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974%5d&amp;ShowOnWeb=true&amp;Lang=en">UNFPA</text:a></text:p>
          </table:table-cell>
          <table:table-cell office:value-type="string" table:style-name="ce16">
            <text:p/>
          </table:table-cell>
          <table:table-cell office:value-type="string" table:style-name="ce17">
            <text:p>..</text:p>
          </table:table-cell>
          <table:table-cell office:value-type="float" office:value="0.59" table:style-name="ce17">
            <text:p>0.59</text:p>
          </table:table-cell>
          <table:table-cell office:value-type="float" office:value="0.6" table:style-name="ce17">
            <text:p>0.6</text:p>
          </table:table-cell>
          <table:table-cell office:value-type="float" office:value="0.57999999999999996" table:style-name="ce17">
            <text:p>0.58</text:p>
          </table:table-cell>
          <table:table-cell office:value-type="float" office:value="0.78" table:style-name="ce17">
            <text:p>0.78</text:p>
          </table:table-cell>
          <table:table-cell office:value-type="float" office:value="0.7" table:style-name="ce17">
            <text:p>0.7</text:p>
          </table:table-cell>
          <table:table-cell office:value-type="float" office:value="0.68" table:style-name="ce17">
            <text:p>0.68</text:p>
          </table:table-cell>
          <table:table-cell office:value-type="float" office:value="0.61" table:style-name="ce17">
            <text:p>0.61</text:p>
          </table:table-cell>
          <table:table-cell office:value-type="float" office:value="0.62" table:style-name="ce17">
            <text:p>0.62</text:p>
          </table:table-cell>
          <table:table-cell office:value-type="float" office:value="0.69" table:style-name="ce17">
            <text:p>0.69</text:p>
          </table:table-cell>
          <table:table-cell office:value-type="float" office:value="3.3" table:formula="msoxl:=SUM($J67:$N67)" table:style-name="ce1">
            <text:p>3.3</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967%5d&amp;ShowOnWeb=true&amp;Lang=en">UNHCR</text:a></text:p>
          </table:table-cell>
          <table:table-cell office:value-type="string" table:style-name="ce16">
            <text:p/>
          </table:table-cell>
          <table:table-cell office:value-type="string" table:style-name="ce18">
            <text:p>..</text:p>
          </table:table-cell>
          <table:table-cell office:value-type="float" office:value="1.43" table:style-name="ce18">
            <text:p>1.43</text:p>
          </table:table-cell>
          <table:table-cell office:value-type="float" office:value="1.6" table:style-name="ce18">
            <text:p>1.6</text:p>
          </table:table-cell>
          <table:table-cell office:value-type="float" office:value="1.91" table:style-name="ce18">
            <text:p>1.91</text:p>
          </table:table-cell>
          <table:table-cell office:value-type="float" office:value="1.75" table:style-name="ce18">
            <text:p>1.75</text:p>
          </table:table-cell>
          <table:table-cell office:value-type="float" office:value="1.61" table:style-name="ce18">
            <text:p>1.61</text:p>
          </table:table-cell>
          <table:table-cell office:value-type="float" office:value="1.47" table:style-name="ce18">
            <text:p>1.47</text:p>
          </table:table-cell>
          <table:table-cell office:value-type="float" office:value="3.88" table:style-name="ce18">
            <text:p>3.88</text:p>
          </table:table-cell>
          <table:table-cell office:value-type="float" office:value="3.01" table:style-name="ce18">
            <text:p>3.01</text:p>
          </table:table-cell>
          <table:table-cell office:value-type="string" table:style-name="ce18">
            <text:p>..</text:p>
          </table:table-cell>
          <table:table-cell office:value-type="float" office:value="9.9699999999999989" table:formula="msoxl:=SUM($J68:$N68)" table:style-name="ce1">
            <text:p>9.97</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963%5d&amp;ShowOnWeb=true&amp;Lang=en">UNICEF</text:a></text:p>
          </table:table-cell>
          <table:table-cell office:value-type="string" table:style-name="ce16">
            <text:p/>
          </table:table-cell>
          <table:table-cell office:value-type="string" table:style-name="ce17">
            <text:p>..</text:p>
          </table:table-cell>
          <table:table-cell office:value-type="float" office:value="1.66" table:style-name="ce17">
            <text:p>1.66</text:p>
          </table:table-cell>
          <table:table-cell office:value-type="float" office:value="1.56" table:style-name="ce17">
            <text:p>1.56</text:p>
          </table:table-cell>
          <table:table-cell office:value-type="float" office:value="1.3" table:style-name="ce17">
            <text:p>1.3</text:p>
          </table:table-cell>
          <table:table-cell office:value-type="float" office:value="1.17" table:style-name="ce17">
            <text:p>1.17</text:p>
          </table:table-cell>
          <table:table-cell office:value-type="float" office:value="0.88" table:style-name="ce17">
            <text:p>0.88</text:p>
          </table:table-cell>
          <table:table-cell office:value-type="float" office:value="1.1499999999999999" table:style-name="ce17">
            <text:p>1.15</text:p>
          </table:table-cell>
          <table:table-cell office:value-type="float" office:value="1.04" table:style-name="ce17">
            <text:p>1.04</text:p>
          </table:table-cell>
          <table:table-cell office:value-type="float" office:value="1.06" table:style-name="ce17">
            <text:p>1.06</text:p>
          </table:table-cell>
          <table:table-cell office:value-type="float" office:value="0.81" table:style-name="ce17">
            <text:p>0.81</text:p>
          </table:table-cell>
          <table:table-cell office:value-type="float" office:value="4.9399999999999995" table:formula="msoxl:=SUM($J69:$N69)" table:style-name="ce1">
            <text:p>4.94</text:p>
          </table:table-cell>
          <table:table-cell table:number-columns-repeated="16369"/>
        </table:table-row>
        <table:table-row table:style-name="ro1">
          <table:covered-table-cell/>
          <table:covered-table-cell/>
          <table:table-cell office:value-type="string" table:style-name="ce19">
            <text:p>UNPBF</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70:$N70)" table:style-name="ce1">
            <text:p>0</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964%5d&amp;ShowOnWeb=true&amp;Lang=en">UNRWA</text: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71:$N71)" table:style-name="ce1">
            <text:p>0</text:p>
          </table:table-cell>
          <table:table-cell table:number-columns-repeated="16369"/>
        </table:table-row>
        <table:table-row table:style-name="ro1">
          <table:covered-table-cell/>
          <table:covered-table-cell/>
          <table:table-cell office:value-type="string" table:style-name="ce19">
            <text:p>UNTA</text:p>
          </table:table-cell>
          <table:table-cell office:value-type="string" table:style-name="ce16">
            <text:p/>
          </table:table-cell>
          <table:table-cell office:value-type="string" table:style-name="ce18">
            <text:p>..</text:p>
          </table:table-cell>
          <table:table-cell office:value-type="float" office:value="1.62" table:style-name="ce18">
            <text:p>1.62</text:p>
          </table:table-cell>
          <table:table-cell office:value-type="float" office:value="1.62" table:style-name="ce18">
            <text:p>1.62</text:p>
          </table:table-cell>
          <table:table-cell office:value-type="float" office:value="1.8" table:style-name="ce18">
            <text:p>1.8</text:p>
          </table:table-cell>
          <table:table-cell office:value-type="float" office:value="1.82" table:style-name="ce18">
            <text:p>1.82</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72:$N72)" table:style-name="ce1">
            <text:p>0</text:p>
          </table:table-cell>
          <table:table-cell table:number-columns-repeated="16369"/>
        </table:table-row>
        <table:table-row table:style-name="ro1">
          <table:covered-table-cell/>
          <table:covered-table-cell/>
          <table:table-cell office:value-type="string" table:style-name="ce19">
            <text:p>WFP</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73:$N73)" table:style-name="ce1">
            <text:p>0</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928%5d&amp;ShowOnWeb=true&amp;Lang=en">WHO</text: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53" table:style-name="ce18">
            <text:p>0.53</text:p>
          </table:table-cell>
          <table:table-cell office:value-type="float" office:value="0.03" table:style-name="ce18">
            <text:p>0.03</text:p>
          </table:table-cell>
          <table:table-cell office:value-type="float" office:value="0.16" table:style-name="ce18">
            <text:p>0.16</text:p>
          </table:table-cell>
          <table:table-cell office:value-type="float" office:value="0.72000000000000008" table:formula="msoxl:=SUM($J74:$N74)" table:style-name="ce1">
            <text:p>0.72</text:p>
          </table:table-cell>
          <table:table-cell table:number-columns-repeated="16369"/>
        </table:table-row>
        <table:table-row table:style-name="ro1">
          <table:covered-table-cell/>
          <table:covered-table-cell/>
          <table:table-cell office:value-type="string" table:style-name="ce19">
            <text:p>Other Multilateral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75:$N75)" table:style-name="ce1">
            <text:p>0</text:p>
          </table:table-cell>
          <table:table-cell table:number-columns-repeated="16369"/>
        </table:table-row>
        <table:table-row table:style-name="ro1">
          <table:covered-table-cell/>
          <table:table-cell office:value-type="string" table:number-columns-spanned="2" table:number-rows-spanned="1" table:style-name="ce146">
            <text:p>Non-DAC Countries, Total</text:p>
          </table:table-cell>
          <table:covered-table-cell/>
          <table:table-cell office:value-type="string" table:style-name="ce16">
            <text:p/>
          </table:table-cell>
          <table:table-cell office:value-type="string" table:style-name="ce18">
            <text:p>..</text:p>
          </table:table-cell>
          <table:table-cell office:value-type="float" office:value="33.07" table:style-name="ce18">
            <text:p>33.07</text:p>
          </table:table-cell>
          <table:table-cell office:value-type="float" office:value="26.79" table:style-name="ce18">
            <text:p>26.79</text:p>
          </table:table-cell>
          <table:table-cell office:value-type="float" office:value="19.96" table:style-name="ce18">
            <text:p>19.96</text:p>
          </table:table-cell>
          <table:table-cell office:value-type="float" office:value="23.69" table:style-name="ce18">
            <text:p>23.69</text:p>
          </table:table-cell>
          <table:table-cell office:value-type="float" office:value="25.6" table:style-name="ce18">
            <text:p>25.6</text:p>
          </table:table-cell>
          <table:table-cell office:value-type="float" office:value="24.74" table:style-name="ce18">
            <text:p>24.74</text:p>
          </table:table-cell>
          <table:table-cell office:value-type="float" office:value="18.52" table:style-name="ce18">
            <text:p>18.52</text:p>
          </table:table-cell>
          <table:table-cell office:value-type="float" office:value="21.03" table:style-name="ce18">
            <text:p>21.03</text:p>
          </table:table-cell>
          <table:table-cell office:value-type="float" office:value="25" table:style-name="ce18">
            <text:p>25</text:p>
          </table:table-cell>
          <table:table-cell office:value-type="float" office:value="114.89" table:formula="msoxl:=SUM($J76:$N76)" table:style-name="ce1">
            <text:p>114.89</text:p>
          </table:table-cell>
          <table:table-cell table:number-columns-repeated="16369"/>
        </table:table-row>
        <table:table-row table:style-name="ro1">
          <table:covered-table-cell/>
          <table:table-cell office:value-type="string" table:number-columns-spanned="1" table:number-rows-spanned="19" table:style-name="ce146">
            <text:p>Non-DAC Countries, Total</text:p>
          </table:table-cell>
          <table:table-cell office:value-type="string" table:style-name="ce19">
            <text:p>Bulgari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77:$N77)" table:style-name="ce43">
            <text:p>0</text:p>
          </table:table-cell>
          <table:table-cell table:number-columns-repeated="16369"/>
        </table:table-row>
        <table:table-row table:style-name="ro1">
          <table:covered-table-cell/>
          <table:covered-table-cell/>
          <table:table-cell office:value-type="string" table:style-name="ce19">
            <text:p>Croati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78:$N78)" table:style-name="ce43">
            <text:p>0</text:p>
          </table:table-cell>
          <table:table-cell table:number-columns-repeated="16369"/>
        </table:table-row>
        <table:table-row table:style-name="ro1">
          <table:covered-table-cell/>
          <table:covered-table-cell/>
          <table:table-cell office:value-type="string" table:style-name="ce20">
            <text:p><text:a xlink:href="http://stats.oecd.org/OECDStat_Metadata/ShowMetadata.ashx?Dataset=TABLE2A&amp;Coords=%5bDONOR%5d.%5b30%5d&amp;ShowOnWeb=true&amp;Lang=en">Cyprus</text:a></text:p>
          </table:table-cell>
          <table:table-cell office:value-type="string" table:style-name="ce16">
            <text:p/>
          </table:table-cell>
          <table:table-cell office:value-type="string" table:style-name="ce17">
            <text:p>..</text:p>
          </table:table-cell>
          <table:table-cell office:value-type="float" office:value="0.01" table:style-name="ce17">
            <text:p>0.01</text:p>
          </table:table-cell>
          <table:table-cell office:value-type="string" table:style-name="ce17">
            <text:p>..</text:p>
          </table:table-cell>
          <table:table-cell office:value-type="float" office:value="0.02" table:style-name="ce17">
            <text:p>0.02</text:p>
          </table:table-cell>
          <table:table-cell office:value-type="string" table:style-name="ce17">
            <text:p>..</text:p>
          </table:table-cell>
          <table:table-cell office:value-type="float" office:value="0.01" table:style-name="ce17">
            <text:p>0.01</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01" table:formula="msoxl:=SUM($J79:$N79)" table:style-name="ce43">
            <text:p>0.01</text:p>
          </table:table-cell>
          <table:table-cell table:number-columns-repeated="16369"/>
        </table:table-row>
        <table:table-row table:style-name="ro1">
          <table:covered-table-cell/>
          <table:covered-table-cell/>
          <table:table-cell office:value-type="string" table:style-name="ce19">
            <text:p>Estonia</text:p>
          </table:table-cell>
          <table:table-cell office:value-type="string" table:style-name="ce16">
            <text:p/>
          </table:table-cell>
          <table:table-cell office:value-type="string" table:style-name="ce18">
            <text:p>..</text:p>
          </table:table-cell>
          <table:table-cell office:value-type="float" office:value="0.18" table:style-name="ce18">
            <text:p>0.18</text:p>
          </table:table-cell>
          <table:table-cell office:value-type="float" office:value="0.22" table:style-name="ce18">
            <text:p>0.22</text:p>
          </table:table-cell>
          <table:table-cell office:value-type="float" office:value="0.33" table:style-name="ce18">
            <text:p>0.33</text:p>
          </table:table-cell>
          <table:table-cell office:value-type="string" table:style-name="ce18">
            <text:p>..</text:p>
          </table:table-cell>
          <table:table-cell office:value-type="string" table:style-name="ce18">
            <text:p>..</text:p>
          </table:table-cell>
          <table:table-cell office:value-type="float" office:value="0.17" table:style-name="ce18">
            <text:p>0.17</text:p>
          </table:table-cell>
          <table:table-cell office:value-type="float" office:value="0.33" table:style-name="ce18">
            <text:p>0.33</text:p>
          </table:table-cell>
          <table:table-cell office:value-type="float" office:value="0.35" table:style-name="ce18">
            <text:p>0.35</text:p>
          </table:table-cell>
          <table:table-cell office:value-type="float" office:value="0.54" table:style-name="ce18">
            <text:p>0.54</text:p>
          </table:table-cell>
          <table:table-cell office:value-type="float" office:value="1.3900000000000001" table:formula="msoxl:=SUM($J80:$N80)" table:style-name="ce43">
            <text:p>1.39</text:p>
          </table:table-cell>
          <table:table-cell table:number-columns-repeated="16369"/>
        </table:table-row>
        <table:table-row table:style-name="ro1">
          <table:covered-table-cell/>
          <table:covered-table-cell/>
          <table:table-cell office:value-type="string" table:style-name="ce19">
            <text:p>Hungary</text:p>
          </table:table-cell>
          <table:table-cell office:value-type="string" table:style-name="ce16">
            <text:p/>
          </table:table-cell>
          <table:table-cell office:value-type="string" table:style-name="ce17">
            <text:p>..</text:p>
          </table:table-cell>
          <table:table-cell office:value-type="float" office:value="7.93" table:style-name="ce17">
            <text:p>7.93</text:p>
          </table:table-cell>
          <table:table-cell office:value-type="float" office:value="0.09" table:style-name="ce17">
            <text:p>0.09</text:p>
          </table:table-cell>
          <table:table-cell office:value-type="float" office:value="2.29" table:style-name="ce17">
            <text:p>2.29</text:p>
          </table:table-cell>
          <table:table-cell office:value-type="float" office:value="2.06" table:style-name="ce17">
            <text:p>2.06</text:p>
          </table:table-cell>
          <table:table-cell office:value-type="float" office:value="1.76" table:style-name="ce17">
            <text:p>1.76</text:p>
          </table:table-cell>
          <table:table-cell office:value-type="float" office:value="3.78" table:style-name="ce17">
            <text:p>3.78</text:p>
          </table:table-cell>
          <table:table-cell office:value-type="float" office:value="3.34" table:style-name="ce17">
            <text:p>3.34</text:p>
          </table:table-cell>
          <table:table-cell office:value-type="float" office:value="4.58" table:style-name="ce17">
            <text:p>4.58</text:p>
          </table:table-cell>
          <table:table-cell office:value-type="float" office:value="7.62" table:style-name="ce17">
            <text:p>7.62</text:p>
          </table:table-cell>
          <table:table-cell office:value-type="float" office:value="21.08" table:formula="msoxl:=SUM($J81:$N81)" table:style-name="ce43">
            <text:p>21.08</text:p>
          </table:table-cell>
          <table:table-cell table:number-columns-repeated="16369" table:style-name="ce1"/>
        </table:table-row>
        <table:table-row table:style-name="ro1">
          <table:covered-table-cell/>
          <table:covered-table-cell/>
          <table:table-cell office:value-type="string" table:style-name="ce20">
            <text:p><text:a xlink:href="http://stats.oecd.org/OECDStat_Metadata/ShowMetadata.ashx?Dataset=TABLE2A&amp;Coords=%5bDONOR%5d.%5b546%5d&amp;ShowOnWeb=true&amp;Lang=en">Israel</text:a></text:p>
          </table:table-cell>
          <table:table-cell office:value-type="string" table:style-name="ce16">
            <text:p/>
          </table:table-cell>
          <table:table-cell office:value-type="string" table:style-name="ce18">
            <text:p>..</text:p>
          </table:table-cell>
          <table:table-cell office:value-type="float" office:value="12.39" table:style-name="ce18">
            <text:p>12.39</text:p>
          </table:table-cell>
          <table:table-cell office:value-type="float" office:value="9.6199999999999992" table:style-name="ce18">
            <text:p>9.62</text:p>
          </table:table-cell>
          <table:table-cell office:value-type="float" office:value="7.71" table:style-name="ce18">
            <text:p>7.71</text:p>
          </table:table-cell>
          <table:table-cell office:value-type="float" office:value="13.48" table:style-name="ce18">
            <text:p>13.48</text:p>
          </table:table-cell>
          <table:table-cell office:value-type="float" office:value="16.25" table:style-name="ce18">
            <text:p>16.25</text:p>
          </table:table-cell>
          <table:table-cell office:value-type="float" office:value="14.77" table:style-name="ce18">
            <text:p>14.77</text:p>
          </table:table-cell>
          <table:table-cell office:value-type="float" office:value="7.55" table:style-name="ce18">
            <text:p>7.55</text:p>
          </table:table-cell>
          <table:table-cell office:value-type="float" office:value="8.2799999999999994" table:style-name="ce18">
            <text:p>8.28</text:p>
          </table:table-cell>
          <table:table-cell office:value-type="float" office:value="9.2899999999999991" table:style-name="ce18">
            <text:p>9.29</text:p>
          </table:table-cell>
          <table:table-cell office:value-type="float" office:value="56.14" table:formula="msoxl:=SUM($J82:$N82)" table:style-name="ce43">
            <text:p>56.14</text:p>
          </table:table-cell>
          <table:table-cell table:number-columns-repeated="16369" table:style-name="ce1"/>
        </table:table-row>
        <table:table-row table:style-name="ro1">
          <table:covered-table-cell/>
          <table:covered-table-cell/>
          <table:table-cell office:value-type="string" table:style-name="ce19">
            <text:p>Kuwait (KFAED)</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float" office:value="1.17" table:style-name="ce17">
            <text:p>1.17</text:p>
          </table:table-cell>
          <table:table-cell office:value-type="float" office:value="1.0900000000000001" table:style-name="ce17">
            <text:p>1.09</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73" table:style-name="ce17">
            <text:p>0.73</text:p>
          </table:table-cell>
          <table:table-cell office:value-type="float" office:value="0.74" table:style-name="ce17">
            <text:p>0.74</text:p>
          </table:table-cell>
          <table:table-cell office:value-type="float" office:value="1.47" table:formula="msoxl:=SUM($J83:$N83)" table:style-name="ce43">
            <text:p>1.47</text:p>
          </table:table-cell>
          <table:table-cell table:number-columns-repeated="16369" table:style-name="ce1"/>
        </table:table-row>
        <table:table-row table:style-name="ro1">
          <table:covered-table-cell/>
          <table:covered-table-cell/>
          <table:table-cell office:value-type="string" table:style-name="ce19">
            <text:p>Latvia</text:p>
          </table:table-cell>
          <table:table-cell office:value-type="string" table:style-name="ce16">
            <text:p/>
          </table:table-cell>
          <table:table-cell office:value-type="string" table:style-name="ce18">
            <text:p>..</text:p>
          </table:table-cell>
          <table:table-cell office:value-type="float" office:value="0.04" table:style-name="ce18">
            <text:p>0.04</text:p>
          </table:table-cell>
          <table:table-cell office:value-type="float" office:value="0.06" table:style-name="ce18">
            <text:p>0.06</text:p>
          </table:table-cell>
          <table:table-cell office:value-type="float" office:value="0.17" table:style-name="ce18">
            <text:p>0.17</text:p>
          </table:table-cell>
          <table:table-cell office:value-type="float" office:value="0.4" table:style-name="ce18">
            <text:p>0.4</text:p>
          </table:table-cell>
          <table:table-cell office:value-type="float" office:value="0.05" table:style-name="ce18">
            <text:p>0.05</text:p>
          </table:table-cell>
          <table:table-cell office:value-type="float" office:value="0.01" table:style-name="ce18">
            <text:p>0.01</text:p>
          </table:table-cell>
          <table:table-cell office:value-type="float" office:value="0.02" table:style-name="ce18">
            <text:p>0.02</text:p>
          </table:table-cell>
          <table:table-cell office:value-type="float" office:value="0.01" table:style-name="ce18">
            <text:p>0.01</text:p>
          </table:table-cell>
          <table:table-cell office:value-type="string" table:style-name="ce18">
            <text:p>..</text:p>
          </table:table-cell>
          <table:table-cell office:value-type="float" office:value="0.09" table:formula="msoxl:=SUM($J84:$N84)" table:style-name="ce43">
            <text:p>0.09</text:p>
          </table:table-cell>
          <table:table-cell table:number-columns-repeated="16369" table:style-name="ce1"/>
        </table:table-row>
        <table:table-row table:style-name="ro1">
          <table:covered-table-cell/>
          <table:covered-table-cell/>
          <table:table-cell office:value-type="string" table:style-name="ce19">
            <text:p>Liechtenstein</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85:$N85)" table:style-name="ce43">
            <text:p>0</text:p>
          </table:table-cell>
          <table:table-cell table:number-columns-repeated="16369" table:style-name="ce1"/>
        </table:table-row>
        <table:table-row table:style-name="ro1">
          <table:covered-table-cell/>
          <table:covered-table-cell/>
          <table:table-cell office:value-type="string" table:style-name="ce19">
            <text:p>Lithuania</text:p>
          </table:table-cell>
          <table:table-cell office:value-type="string" table:style-name="ce16">
            <text:p/>
          </table:table-cell>
          <table:table-cell office:value-type="string" table:style-name="ce18">
            <text:p>..</text:p>
          </table:table-cell>
          <table:table-cell office:value-type="float" office:value="7.0000000000000007E-2" table:style-name="ce18">
            <text:p>0.07</text:p>
          </table:table-cell>
          <table:table-cell office:value-type="float" office:value="0.34" table:style-name="ce18">
            <text:p>0.34</text:p>
          </table:table-cell>
          <table:table-cell office:value-type="float" office:value="0.35" table:style-name="ce18">
            <text:p>0.35</text:p>
          </table:table-cell>
          <table:table-cell office:value-type="float" office:value="0.22" table:style-name="ce18">
            <text:p>0.22</text:p>
          </table:table-cell>
          <table:table-cell office:value-type="float" office:value="0.21" table:style-name="ce18">
            <text:p>0.21</text:p>
          </table:table-cell>
          <table:table-cell office:value-type="float" office:value="0.1" table:style-name="ce18">
            <text:p>0.1</text:p>
          </table:table-cell>
          <table:table-cell office:value-type="float" office:value="0.23" table:style-name="ce18">
            <text:p>0.23</text:p>
          </table:table-cell>
          <table:table-cell office:value-type="float" office:value="0.23" table:style-name="ce18">
            <text:p>0.23</text:p>
          </table:table-cell>
          <table:table-cell office:value-type="float" office:value="0.21" table:style-name="ce18">
            <text:p>0.21</text:p>
          </table:table-cell>
          <table:table-cell office:value-type="float" office:value="0.98" table:formula="msoxl:=SUM($J86:$N86)" table:style-name="ce43">
            <text:p>0.98</text:p>
          </table:table-cell>
          <table:table-cell table:number-columns-repeated="16369" table:style-name="ce1"/>
        </table:table-row>
        <table:table-row table:style-name="ro1">
          <table:covered-table-cell/>
          <table:covered-table-cell/>
          <table:table-cell office:value-type="string" table:style-name="ce19">
            <text:p>Malt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87:$N87)" table:style-name="ce43">
            <text:p>0</text:p>
          </table:table-cell>
          <table:table-cell table:number-columns-repeated="16369" table:style-name="ce1"/>
        </table:table-row>
        <table:table-row table:style-name="ro1">
          <table:covered-table-cell/>
          <table:covered-table-cell/>
          <table:table-cell office:value-type="string" table:style-name="ce19">
            <text:p>Romani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8" table:style-name="ce18">
            <text:p>0.8</text:p>
          </table:table-cell>
          <table:table-cell office:value-type="float" office:value="1.06" table:style-name="ce18">
            <text:p>1.06</text:p>
          </table:table-cell>
          <table:table-cell office:value-type="float" office:value="0.76" table:style-name="ce18">
            <text:p>0.76</text:p>
          </table:table-cell>
          <table:table-cell office:value-type="float" office:value="0.49" table:style-name="ce18">
            <text:p>0.49</text:p>
          </table:table-cell>
          <table:table-cell office:value-type="float" office:value="3.1100000000000003" table:formula="msoxl:=SUM($J88:$N88)" table:style-name="ce43">
            <text:p>3.11</text:p>
          </table:table-cell>
          <table:table-cell table:number-columns-repeated="16369" table:style-name="ce1"/>
        </table:table-row>
        <table:table-row table:style-name="ro1">
          <table:covered-table-cell/>
          <table:covered-table-cell/>
          <table:table-cell office:value-type="string" table:style-name="ce19">
            <text:p>Russi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1.1499999999999999" table:style-name="ce17">
            <text:p>1.15</text:p>
          </table:table-cell>
          <table:table-cell office:value-type="float" office:value="0.67" table:style-name="ce17">
            <text:p>0.67</text:p>
          </table:table-cell>
          <table:table-cell office:value-type="float" office:value="1.8199999999999998" table:formula="msoxl:=SUM($J89:$N89)" table:style-name="ce43">
            <text:p>1.82</text:p>
          </table:table-cell>
          <table:table-cell table:number-columns-repeated="16369" table:style-name="ce1"/>
        </table:table-row>
        <table:table-row table:style-name="ro1">
          <table:covered-table-cell/>
          <table:covered-table-cell/>
          <table:table-cell office:value-type="string" table:style-name="ce19">
            <text:p>Saudi Arabi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J90:$N90)" table:style-name="ce43">
            <text:p>0</text:p>
          </table:table-cell>
          <table:table-cell table:number-columns-repeated="16369" table:style-name="ce1"/>
        </table:table-row>
        <table:table-row table:style-name="ro1">
          <table:covered-table-cell/>
          <table:covered-table-cell/>
          <table:table-cell office:value-type="string" table:style-name="ce19">
            <text:p>Chinese Taipei</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91:$N91)" table:style-name="ce43">
            <text:p>0</text:p>
          </table:table-cell>
          <table:table-cell table:number-columns-repeated="16369" table:style-name="ce1"/>
        </table:table-row>
        <table:table-row table:style-name="ro1">
          <table:covered-table-cell/>
          <table:covered-table-cell/>
          <table:table-cell office:value-type="string" table:style-name="ce19">
            <text:p>Thailand</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01" table:style-name="ce18">
            <text:p>0.01</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01" table:formula="msoxl:=SUM($J92:$N92)" table:style-name="ce43">
            <text:p>0.01</text:p>
          </table:table-cell>
          <table:table-cell table:number-columns-repeated="16369" table:style-name="ce1"/>
        </table:table-row>
        <table:table-row table:style-name="ro1">
          <table:covered-table-cell/>
          <table:covered-table-cell/>
          <table:table-cell office:value-type="string" table:style-name="ce19">
            <text:p>Turkey</text:p>
          </table:table-cell>
          <table:table-cell office:value-type="string" table:style-name="ce16">
            <text:p/>
          </table:table-cell>
          <table:table-cell office:value-type="string" table:style-name="ce17">
            <text:p>..</text:p>
          </table:table-cell>
          <table:table-cell office:value-type="float" office:value="12.45" table:style-name="ce17">
            <text:p>12.45</text:p>
          </table:table-cell>
          <table:table-cell office:value-type="float" office:value="15.21" table:style-name="ce17">
            <text:p>15.21</text:p>
          </table:table-cell>
          <table:table-cell office:value-type="float" office:value="7.93" table:style-name="ce17">
            <text:p>7.93</text:p>
          </table:table-cell>
          <table:table-cell office:value-type="float" office:value="7.5" table:style-name="ce17">
            <text:p>7.5</text:p>
          </table:table-cell>
          <table:table-cell office:value-type="float" office:value="7.32" table:style-name="ce17">
            <text:p>7.32</text:p>
          </table:table-cell>
          <table:table-cell office:value-type="float" office:value="5.09" table:style-name="ce17">
            <text:p>5.09</text:p>
          </table:table-cell>
          <table:table-cell office:value-type="float" office:value="5.99" table:style-name="ce17">
            <text:p>5.99</text:p>
          </table:table-cell>
          <table:table-cell office:value-type="float" office:value="4.9400000000000004" table:style-name="ce17">
            <text:p>4.94</text:p>
          </table:table-cell>
          <table:table-cell office:value-type="float" office:value="5.43" table:style-name="ce17">
            <text:p>5.43</text:p>
          </table:table-cell>
          <table:table-cell office:value-type="float" office:value="28.77" table:formula="msoxl:=SUM($J93:$N93)" table:style-name="ce43">
            <text:p>28.77</text:p>
          </table:table-cell>
          <table:table-cell table:number-columns-repeated="16369" table:style-name="ce1"/>
        </table:table-row>
        <table:table-row table:style-name="ro1">
          <table:covered-table-cell/>
          <table:covered-table-cell/>
          <table:table-cell office:value-type="string" table:style-name="ce20">
            <text:p><text:a xlink:href="http://stats.oecd.org/OECDStat_Metadata/ShowMetadata.ashx?Dataset=TABLE2A&amp;Coords=%5bDONOR%5d.%5b576%5d&amp;ShowOnWeb=true&amp;Lang=en">United Arab Emirates</text:a></text:p>
          </table:table-cell>
          <table:table-cell office:value-type="string" table:style-name="ce16">
            <text:p/>
          </table:table-cell>
          <table:table-cell office:value-type="string" table:style-name="ce18">
            <text:p>..</text:p>
          </table:table-cell>
          <table:table-cell office:value-type="float" office:value="0" table:style-name="ce18">
            <text:p>0</text:p>
          </table:table-cell>
          <table:table-cell office:value-type="float" office:value="0.08" table:style-name="ce18">
            <text:p>0.08</text:p>
          </table:table-cell>
          <table:table-cell office:value-type="float" office:value="7.0000000000000007E-2" table:style-name="ce18">
            <text:p>0.07</text:p>
          </table:table-cell>
          <table:table-cell office:value-type="float" office:value="0.03" table:style-name="ce18">
            <text:p>0.03</text:p>
          </table:table-cell>
          <table:table-cell office:value-type="string" table:style-name="ce18">
            <text:p>..</text:p>
          </table:table-cell>
          <table:table-cell office:value-type="float" office:value="0.01" table:style-name="ce18">
            <text:p>0.01</text:p>
          </table:table-cell>
          <table:table-cell office:value-type="string" table:style-name="ce18">
            <text:p>..</text:p>
          </table:table-cell>
          <table:table-cell office:value-type="string" table:style-name="ce18">
            <text:p>..</text:p>
          </table:table-cell>
          <table:table-cell office:value-type="float" office:value="0.01" table:style-name="ce18">
            <text:p>0.01</text:p>
          </table:table-cell>
          <table:table-cell office:value-type="float" office:value="0.02" table:formula="msoxl:=SUM($J94:$N94)" table:style-name="ce43">
            <text:p>0.02</text:p>
          </table:table-cell>
          <table:table-cell table:number-columns-repeated="16369" table:style-name="ce1"/>
        </table:table-row>
        <table:table-row table:style-name="ro1">
          <table:covered-table-cell/>
          <table:covered-table-cell/>
          <table:table-cell office:value-type="string" table:style-name="ce19">
            <text:p>Other donor countrie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J95:$N95)" table:style-name="ce43">
            <text:p>0</text:p>
          </table:table-cell>
          <table:table-cell office:value-type="float" office:value="114.89" table:formula="msoxl:=SUM(O77:O95)" table:style-name="ce93">
            <text:p>114.89</text:p>
          </table:table-cell>
          <table:table-cell table:number-columns-repeated="16368"/>
        </table:table-row>
        <table:table-row table:style-name="ro1">
          <table:covered-table-cell/>
          <table:table-cell office:value-type="string" table:number-columns-spanned="2" table:number-rows-spanned="1" table:style-name="ce146">
            <text:p>Memo: Private Donors, Total</text:p>
          </table:table-cell>
          <table:covered-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5.75" table:style-name="ce18">
            <text:p>5.75</text:p>
          </table:table-cell>
          <table:table-cell office:value-type="float" office:value="5.72" table:style-name="ce18">
            <text:p>5.72</text:p>
          </table:table-cell>
          <table:table-cell office:value-type="float" office:value="5.49" table:style-name="ce18">
            <text:p>5.49</text:p>
          </table:table-cell>
          <table:table-cell office:value-type="float" office:value="3.02" table:style-name="ce18">
            <text:p>3.02</text:p>
          </table:table-cell>
          <table:table-cell office:value-type="string" table:style-name="ce18">
            <text:p>..</text:p>
          </table:table-cell>
          <table:table-cell office:value-type="float" office:value="19.98" table:formula="msoxl:=SUM($J96:$N96)" table:style-name="ce1">
            <text:p>19.98</text:p>
          </table:table-cell>
          <table:table-cell table:number-columns-repeated="16369" table:style-name="ce1"/>
        </table:table-row>
        <table:table-row table:style-name="ro20">
          <table:covered-table-cell/>
          <table:table-cell office:value-type="string" table:style-name="ce19">
            <text:p>Memo: Private Donors, Total</text:p>
          </table:table-cell>
          <table:table-cell office:value-type="string" table:style-name="ce20">
            <text:p><text:a xlink:href="http://stats.oecd.org/OECDStat_Metadata/ShowMetadata.ashx?Dataset=TABLE2A&amp;Coords=%5bDONOR%5d.%5b1601%5d&amp;ShowOnWeb=true&amp;Lang=en">Bill &amp; Melinda Gates Foundation</text: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5.75" table:style-name="ce17">
            <text:p>5.75</text:p>
          </table:table-cell>
          <table:table-cell office:value-type="float" office:value="5.72" table:style-name="ce17">
            <text:p>5.72</text:p>
          </table:table-cell>
          <table:table-cell office:value-type="float" office:value="5.49" table:style-name="ce17">
            <text:p>5.49</text:p>
          </table:table-cell>
          <table:table-cell office:value-type="float" office:value="3.02" table:style-name="ce17">
            <text:p>3.02</text:p>
          </table:table-cell>
          <table:table-cell office:value-type="string" table:style-name="ce17">
            <text:p>..</text:p>
          </table:table-cell>
          <table:table-cell office:value-type="float" office:value="19.98" table:formula="msoxl:=SUM($J97:$N97)" table:style-name="ce1">
            <text:p>19.98</text:p>
          </table:table-cell>
          <table:table-cell table:number-columns-repeated="16369"/>
        </table:table-row>
        <table:table-row table:style-name="ro1">
          <table:table-cell office:value-type="string" table:style-name="ce21">
            <text:p><text:a xlink:href="http://stats.oecd.org/">Data extracted on 03 Mar 2015 16:52 UTC (GMT) from OECD.Stat</text:a></text:p>
          </table:table-cell>
          <table:table-cell table:number-columns-repeated="16383" table:style-name="ce1"/>
        </table:table-row>
        <table:table-row table:number-rows-repeated="1048478" table:style-name="ro1">
          <table:table-cell table:number-columns-repeated="16384"/>
        </table:table-row>
      </table:table>
      <table:table table:name="OECD_Stats_export_sectors" table:style-name="ta2">
        <table:table-column table:style-name="co74" table:default-cell-style-name="ce1"/>
        <table:table-column table:style-name="co1" table:number-columns-repeated="8" table:default-cell-style-name="ce1"/>
        <table:table-column table:style-name="co75" table:default-cell-style-name="ce1"/>
        <table:table-column table:style-name="co1" table:number-columns-repeated="16374" table:default-cell-style-name="ce1"/>
        <table:table-row table:style-name="ro1">
          <table:table-cell office:value-type="string" table:style-name="ce13">
            <text:p><text:a xlink:href="http://stats.oecd.org/OECDStat_Metadata/ShowMetadata.ashx?Dataset=CRS1&amp;ShowOnWeb=true&amp;Lang=en">Dataset: Creditor Reporting System</text:a></text:p>
          </table:table-cell>
          <table:table-cell table:number-columns-repeated="16383" table:style-name="ce1"/>
        </table:table-row>
        <table:table-row table:style-name="ro1">
          <table:table-cell office:value-type="string" table:number-columns-spanned="2" table:number-rows-spanned="1" table:style-name="ce143">
            <text:p>Recipient</text:p>
          </table:table-cell>
          <table:covered-table-cell/>
          <table:table-cell office:value-type="string" table:number-columns-spanned="7" table:number-rows-spanned="1" table:style-name="ce144">
            <text:p>Ukraine</text:p>
          </table:table-cell>
          <table:covered-table-cell table:number-columns-repeated="6"/>
          <table:table-cell table:number-columns-repeated="16375" table:style-name="ce1"/>
        </table:table-row>
        <table:table-row table:style-name="ro1">
          <table:table-cell office:value-type="string" table:number-columns-spanned="2" table:number-rows-spanned="1" table:style-name="ce143">
            <text:p>Flow</text:p>
          </table:table-cell>
          <table:covered-table-cell/>
          <table:table-cell office:value-type="string" table:number-columns-spanned="7" table:number-rows-spanned="1" table:style-name="ce147">
            <text:p><text:a xlink:href="http://stats.oecd.org/OECDStat_Metadata/ShowMetadata.ashx?Dataset=CRS1&amp;Coords=%5bFLOW%5d.%5b100%5d&amp;ShowOnWeb=true&amp;Lang=en">Official Development Assistance</text:a></text:p>
          </table:table-cell>
          <table:covered-table-cell table:number-columns-repeated="6"/>
          <table:table-cell table:number-columns-repeated="16375" table:style-name="ce1"/>
        </table:table-row>
        <table:table-row table:style-name="ro1">
          <table:table-cell office:value-type="string" table:number-columns-spanned="2" table:number-rows-spanned="1" table:style-name="ce143">
            <text:p>Channel</text:p>
          </table:table-cell>
          <table:covered-table-cell/>
          <table:table-cell office:value-type="string" table:number-columns-spanned="7" table:number-rows-spanned="1" table:style-name="ce144">
            <text:p>ALL Channels</text:p>
          </table:table-cell>
          <table:covered-table-cell table:number-columns-repeated="6"/>
          <table:table-cell table:number-columns-repeated="16375" table:style-name="ce1"/>
        </table:table-row>
        <table:table-row table:style-name="ro1">
          <table:table-cell office:value-type="string" table:number-columns-spanned="2" table:number-rows-spanned="1" table:style-name="ce143">
            <text:p>Amount type</text:p>
          </table:table-cell>
          <table:covered-table-cell/>
          <table:table-cell office:value-type="string" table:number-columns-spanned="7" table:number-rows-spanned="1" table:style-name="ce144">
            <text:p>Constant Prices</text:p>
          </table:table-cell>
          <table:covered-table-cell table:number-columns-repeated="6"/>
          <table:table-cell table:number-columns-repeated="16375" table:style-name="ce1"/>
        </table:table-row>
        <table:table-row table:style-name="ro1">
          <table:table-cell office:value-type="string" table:number-columns-spanned="2" table:number-rows-spanned="1" table:style-name="ce143">
            <text:p>Flow type</text:p>
          </table:table-cell>
          <table:covered-table-cell/>
          <table:table-cell office:value-type="string" table:number-columns-spanned="7" table:number-rows-spanned="1" table:style-name="ce147">
            <text:p><text:a xlink:href="http://stats.oecd.org/OECDStat_Metadata/ShowMetadata.ashx?Dataset=CRS1&amp;Coords=%5bFLOWTYPE%5d.%5b112%5d&amp;ShowOnWeb=true&amp;Lang=en">Gross Disbursements</text:a></text:p>
          </table:table-cell>
          <table:covered-table-cell table:number-columns-repeated="6"/>
          <table:table-cell table:number-columns-repeated="16375" table:style-name="ce1"/>
        </table:table-row>
        <table:table-row table:style-name="ro1">
          <table:table-cell office:value-type="string" table:number-columns-spanned="2" table:number-rows-spanned="1" table:style-name="ce143">
            <text:p>Type of aid</text:p>
          </table:table-cell>
          <table:covered-table-cell/>
          <table:table-cell office:value-type="string" table:number-columns-spanned="7" table:number-rows-spanned="1" table:style-name="ce147">
            <text:p><text:a xlink:href="http://stats.oecd.org/OECDStat_Metadata/ShowMetadata.ashx?Dataset=CRS1&amp;Coords=%5bAIDTYPE%5d.%5b100%5d&amp;ShowOnWeb=true&amp;Lang=en">All Types, Total</text:a></text:p>
          </table:table-cell>
          <table:covered-table-cell table:number-columns-repeated="6"/>
          <table:table-cell table:number-columns-repeated="16375" table:style-name="ce1"/>
        </table:table-row>
        <table:table-row table:style-name="ro1">
          <table:table-cell office:value-type="string" table:number-columns-spanned="2" table:number-rows-spanned="1" table:style-name="ce143">
            <text:p>Donor</text:p>
          </table:table-cell>
          <table:covered-table-cell/>
          <table:table-cell office:value-type="string" table:number-columns-spanned="7" table:number-rows-spanned="1" table:style-name="ce144">
            <text:p>DAC Countries, Total</text:p>
          </table:table-cell>
          <table:covered-table-cell table:number-columns-repeated="6"/>
          <table:table-cell table:number-columns-repeated="16375" table:style-name="ce1"/>
        </table:table-row>
        <table:table-row table:style-name="ro1">
          <table:table-cell office:value-type="string" table:number-columns-spanned="2" table:number-rows-spanned="1" table:style-name="ce143">
            <text:p>Unit</text:p>
          </table:table-cell>
          <table:covered-table-cell/>
          <table:table-cell office:value-type="string" table:number-columns-spanned="7" table:number-rows-spanned="1" table:style-name="ce144">
            <text:p>US Dollar, millions, 2012</text:p>
          </table:table-cell>
          <table:covered-table-cell table:number-columns-repeated="6"/>
          <table:table-cell table:number-columns-repeated="16375" table:style-name="ce1"/>
        </table:table-row>
        <table:table-row table:style-name="ro1">
          <table:table-cell office:value-type="string" table:number-columns-spanned="2" table:number-rows-spanned="1" table:style-name="ce145">
            <text:p>Year</text:p>
          </table:table-cell>
          <table:covered-table-cell/>
          <table:table-cell office:value-type="string" table:style-name="ce14">
            <text:p>2007</text:p>
          </table:table-cell>
          <table:table-cell office:value-type="string" table:style-name="ce14">
            <text:p>2008</text:p>
          </table:table-cell>
          <table:table-cell office:value-type="string" table:style-name="ce14">
            <text:p>2009</text:p>
          </table:table-cell>
          <table:table-cell office:value-type="string" table:style-name="ce14">
            <text:p>2010</text:p>
          </table:table-cell>
          <table:table-cell office:value-type="string" table:style-name="ce14">
            <text:p>2011</text:p>
          </table:table-cell>
          <table:table-cell office:value-type="string" table:style-name="ce14">
            <text:p>2012</text:p>
          </table:table-cell>
          <table:table-cell office:value-type="string" table:style-name="ce14">
            <text:p>2013</text:p>
          </table:table-cell>
          <table:table-cell office:value-type="string" table:style-name="ce80">
            <text:p>2009-2013 total</text:p>
          </table:table-cell>
          <table:table-cell table:number-columns-repeated="16374" table:style-name="ce1"/>
        </table:table-row>
        <table:table-row table:style-name="ro1" table:visibility="filter">
          <table:table-cell office:value-type="string" table:style-name="ce83">
            <text:p>Sector</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office:value-type="string" table:style-name="ce16">
            <text:p/>
          </table:table-cell>
          <table:table-cell table:number-columns-repeated="16375" table:style-name="ce1"/>
        </table:table-row>
        <table:table-row table:style-name="ro1" table:visibility="filter">
          <table:table-cell office:value-type="string" table:style-name="ce19">
            <text:p>1000: Total All Sectors</text:p>
          </table:table-cell>
          <table:table-cell office:value-type="string" table:style-name="ce16">
            <text:p/>
          </table:table-cell>
          <table:table-cell office:value-type="float" office:value="262.41278799999998" table:style-name="ce17">
            <text:p>262.412788</text:p>
          </table:table-cell>
          <table:table-cell office:value-type="float" office:value="297.08755100000002" table:style-name="ce17">
            <text:p>297.087551</text:p>
          </table:table-cell>
          <table:table-cell office:value-type="float" office:value="418.54185000000001" table:style-name="ce17">
            <text:p>418.54185</text:p>
          </table:table-cell>
          <table:table-cell office:value-type="float" office:value="415.667912" table:style-name="ce17">
            <text:p>415.667912</text:p>
          </table:table-cell>
          <table:table-cell office:value-type="float" office:value="480.09120899999999" table:style-name="ce17">
            <text:p>480.091209</text:p>
          </table:table-cell>
          <table:table-cell office:value-type="float" office:value="416.300748" table:style-name="ce17">
            <text:p>416.300748</text:p>
          </table:table-cell>
          <table:table-cell office:value-type="float" office:value="329.76230900000002" table:style-name="ce17">
            <text:p>329.762309</text:p>
          </table:table-cell>
          <table:table-cell office:value-type="float" office:value="2060.364028" table:formula="msoxl:=SUM($E12:$I12)" table:style-name="ce1">
            <text:p>2060.364028</text:p>
          </table:table-cell>
          <table:table-cell table:number-columns-repeated="16374" table:style-name="ce1"/>
        </table:table-row>
        <table:table-row table:style-name="ro1" table:visibility="filter">
          <table:table-cell office:value-type="string" table:style-name="ce19">
            <text:p><text:s text:c="2"/>450: Total Sector Allocable</text:p>
          </table:table-cell>
          <table:table-cell office:value-type="string" table:style-name="ce16">
            <text:p/>
          </table:table-cell>
          <table:table-cell office:value-type="float" office:value="259.846788" table:style-name="ce18">
            <text:p>259.846788</text:p>
          </table:table-cell>
          <table:table-cell office:value-type="float" office:value="289.40478899999999" table:style-name="ce18">
            <text:p>289.404789</text:p>
          </table:table-cell>
          <table:table-cell office:value-type="float" office:value="414.39682599999998" table:style-name="ce18">
            <text:p>414.396826</text:p>
          </table:table-cell>
          <table:table-cell office:value-type="float" office:value="412.14483899999999" table:style-name="ce18">
            <text:p>412.144839</text:p>
          </table:table-cell>
          <table:table-cell office:value-type="float" office:value="475.11840799999999" table:style-name="ce18">
            <text:p>475.118408</text:p>
          </table:table-cell>
          <table:table-cell office:value-type="float" office:value="407.49177800000001" table:style-name="ce18">
            <text:p>407.491778</text:p>
          </table:table-cell>
          <table:table-cell office:value-type="float" office:value="307.63246600000002" table:style-name="ce18">
            <text:p>307.632466</text:p>
          </table:table-cell>
          <table:table-cell office:value-type="float" office:value="2016.7843170000001" table:formula="msoxl:=SUM($E13:$I13)" table:style-name="ce1">
            <text:p>2016.784317</text:p>
          </table:table-cell>
          <table:table-cell table:number-columns-repeated="16374" table:style-name="ce1"/>
        </table:table-row>
        <table:table-row table:style-name="ro1" table:visibility="filter">
          <table:table-cell office:value-type="string" table:style-name="ce19">
            <text:p><text:s text:c="4"/>100: I. Social Infrastructure &amp; Services, Total</text:p>
          </table:table-cell>
          <table:table-cell office:value-type="string" table:style-name="ce16">
            <text:p/>
          </table:table-cell>
          <table:table-cell office:value-type="float" office:value="170.60116199999999" table:style-name="ce17">
            <text:p>170.601162</text:p>
          </table:table-cell>
          <table:table-cell office:value-type="float" office:value="188.549218" table:style-name="ce17">
            <text:p>188.549218</text:p>
          </table:table-cell>
          <table:table-cell office:value-type="float" office:value="200.575582" table:style-name="ce17">
            <text:p>200.575582</text:p>
          </table:table-cell>
          <table:table-cell office:value-type="float" office:value="185.446685" table:style-name="ce17">
            <text:p>185.446685</text:p>
          </table:table-cell>
          <table:table-cell office:value-type="float" office:value="184.78274400000001" table:style-name="ce17">
            <text:p>184.782744</text:p>
          </table:table-cell>
          <table:table-cell office:value-type="float" office:value="245.68964299999999" table:style-name="ce17">
            <text:p>245.689643</text:p>
          </table:table-cell>
          <table:table-cell office:value-type="float" office:value="204.016929" table:style-name="ce17">
            <text:p>204.016929</text:p>
          </table:table-cell>
          <table:table-cell office:value-type="float" office:value="1020.5115830000001" table:formula="msoxl:=SUM($E14:$I14)" table:style-name="ce1">
            <text:p>1020.511583</text:p>
          </table:table-cell>
          <table:table-cell table:number-columns-repeated="16374" table:style-name="ce1"/>
        </table:table-row>
        <table:table-row table:style-name="ro1" table:visibility="filter">
          <table:table-cell office:value-type="string" table:style-name="ce19">
            <text:p><text:s text:c="6"/>110: I.1. Education, Total</text:p>
          </table:table-cell>
          <table:table-cell office:value-type="string" table:style-name="ce16">
            <text:p/>
          </table:table-cell>
          <table:table-cell office:value-type="float" office:value="56.017901999999999" table:style-name="ce18">
            <text:p>56.017902</text:p>
          </table:table-cell>
          <table:table-cell office:value-type="float" office:value="69.241425000000007" table:style-name="ce18">
            <text:p>69.241425</text:p>
          </table:table-cell>
          <table:table-cell office:value-type="float" office:value="73.408116000000007" table:style-name="ce18">
            <text:p>73.408116</text:p>
          </table:table-cell>
          <table:table-cell office:value-type="float" office:value="73.447995000000006" table:style-name="ce18">
            <text:p>73.447995</text:p>
          </table:table-cell>
          <table:table-cell office:value-type="float" office:value="71.943911" table:style-name="ce18">
            <text:p>71.943911</text:p>
          </table:table-cell>
          <table:table-cell office:value-type="float" office:value="78.463148000000004" table:style-name="ce18">
            <text:p>78.463148</text:p>
          </table:table-cell>
          <table:table-cell office:value-type="float" office:value="80.775868000000003" table:style-name="ce18">
            <text:p>80.775868</text:p>
          </table:table-cell>
          <table:table-cell office:value-type="float" office:value="378.03903800000001" table:formula="msoxl:=SUM($E15:$I15)" table:style-name="ce1">
            <text:p>378.039038</text:p>
          </table:table-cell>
          <table:table-cell table:number-columns-repeated="16374" table:style-name="ce1"/>
        </table:table-row>
        <table:table-row table:style-name="ro1">
          <table:table-cell office:value-type="string" table:style-name="ce84">
            <text:p><text:s text:c="8"/>111: I.1.a. Education, Level Unspecified, Total</text:p>
          </table:table-cell>
          <table:table-cell office:value-type="string" table:style-name="ce85">
            <text:p/>
          </table:table-cell>
          <table:table-cell office:value-type="float" office:value="0.86134500000000003" table:style-name="ce86">
            <text:p>0.861345</text:p>
          </table:table-cell>
          <table:table-cell office:value-type="float" office:value="5.5496369999999997" table:style-name="ce86">
            <text:p>5.549637</text:p>
          </table:table-cell>
          <table:table-cell office:value-type="float" office:value="5.6198759999999996" table:style-name="ce86">
            <text:p>5.619876</text:p>
          </table:table-cell>
          <table:table-cell office:value-type="float" office:value="6.4360210000000002" table:style-name="ce86">
            <text:p>6.436021</text:p>
          </table:table-cell>
          <table:table-cell office:value-type="float" office:value="5.7555459999999998" table:style-name="ce86">
            <text:p>5.755546</text:p>
          </table:table-cell>
          <table:table-cell office:value-type="float" office:value="7.5568999999999997" table:style-name="ce86">
            <text:p>7.5569</text:p>
          </table:table-cell>
          <table:table-cell office:value-type="float" office:value="6.2894420000000002" table:style-name="ce86">
            <text:p>6.289442</text:p>
          </table:table-cell>
          <table:table-cell office:value-type="float" office:value="31.657785000000001" table:formula="msoxl:=SUM($E16:$I16)" table:style-name="ce43">
            <text:p>31.657785</text:p>
          </table:table-cell>
          <table:table-cell table:style-name="ce43"/>
          <table:table-cell table:number-columns-repeated="16373"/>
        </table:table-row>
        <table:table-row table:style-name="ro1" table:visibility="filter">
          <table:table-cell office:value-type="string" table:style-name="ce19">
            <text:p><text:s text:c="10"/>11110: Education policy &amp; admin. management</text:p>
          </table:table-cell>
          <table:table-cell office:value-type="string" table:style-name="ce16">
            <text:p/>
          </table:table-cell>
          <table:table-cell office:value-type="float" office:value="0.331955" table:style-name="ce18">
            <text:p>0.331955</text:p>
          </table:table-cell>
          <table:table-cell office:value-type="float" office:value="1.2992889999999999" table:style-name="ce18">
            <text:p>1.299289</text:p>
          </table:table-cell>
          <table:table-cell office:value-type="float" office:value="1.671449" table:style-name="ce18">
            <text:p>1.671449</text:p>
          </table:table-cell>
          <table:table-cell office:value-type="float" office:value="2.5234809999999999" table:style-name="ce18">
            <text:p>2.523481</text:p>
          </table:table-cell>
          <table:table-cell office:value-type="float" office:value="1.425713" table:style-name="ce18">
            <text:p>1.425713</text:p>
          </table:table-cell>
          <table:table-cell office:value-type="float" office:value="1.88639" table:style-name="ce18">
            <text:p>1.88639</text:p>
          </table:table-cell>
          <table:table-cell office:value-type="float" office:value="1.4668000000000001" table:style-name="ce18">
            <text:p>1.4668</text:p>
          </table:table-cell>
          <table:table-cell office:value-type="float" office:value="8.9738329999999991" table:formula="msoxl:=SUM($E17:$I17)" table:style-name="ce1">
            <text:p>8.973833</text:p>
          </table:table-cell>
          <table:table-cell table:number-columns-repeated="16374" table:style-name="ce1"/>
        </table:table-row>
        <table:table-row table:style-name="ro1" table:visibility="filter">
          <table:table-cell office:value-type="string" table:style-name="ce19">
            <text:p><text:s text:c="10"/>11120: Education facilities and training</text:p>
          </table:table-cell>
          <table:table-cell office:value-type="string" table:style-name="ce16">
            <text:p/>
          </table:table-cell>
          <table:table-cell office:value-type="float" office:value="0.52530900000000003" table:style-name="ce17">
            <text:p>0.525309</text:p>
          </table:table-cell>
          <table:table-cell office:value-type="float" office:value="2.3446799999999999" table:style-name="ce17">
            <text:p>2.34468</text:p>
          </table:table-cell>
          <table:table-cell office:value-type="float" office:value="2.6157219999999999" table:style-name="ce17">
            <text:p>2.615722</text:p>
          </table:table-cell>
          <table:table-cell office:value-type="float" office:value="2.6962009999999998" table:style-name="ce17">
            <text:p>2.696201</text:p>
          </table:table-cell>
          <table:table-cell office:value-type="float" office:value="3.0695920000000001" table:style-name="ce17">
            <text:p>3.069592</text:p>
          </table:table-cell>
          <table:table-cell office:value-type="float" office:value="4.5195169999999996" table:style-name="ce17">
            <text:p>4.519517</text:p>
          </table:table-cell>
          <table:table-cell office:value-type="float" office:value="3.120161" table:style-name="ce17">
            <text:p>3.120161</text:p>
          </table:table-cell>
          <table:table-cell office:value-type="float" office:value="16.021193" table:formula="msoxl:=SUM($E18:$I18)" table:style-name="ce1">
            <text:p>16.021193</text:p>
          </table:table-cell>
          <table:table-cell table:number-columns-repeated="16374" table:style-name="ce1"/>
        </table:table-row>
        <table:table-row table:style-name="ro1" table:visibility="filter">
          <table:table-cell office:value-type="string" table:style-name="ce19">
            <text:p><text:s text:c="10"/>11130: Teacher training</text:p>
          </table:table-cell>
          <table:table-cell office:value-type="string" table:style-name="ce16">
            <text:p/>
          </table:table-cell>
          <table:table-cell office:value-type="string" table:style-name="ce18">
            <text:p>..</text:p>
          </table:table-cell>
          <table:table-cell office:value-type="float" office:value="1.2692859999999999" table:style-name="ce18">
            <text:p>1.269286</text:p>
          </table:table-cell>
          <table:table-cell office:value-type="float" office:value="1.332705" table:style-name="ce18">
            <text:p>1.332705</text:p>
          </table:table-cell>
          <table:table-cell office:value-type="float" office:value="1.20665" table:style-name="ce18">
            <text:p>1.20665</text:p>
          </table:table-cell>
          <table:table-cell office:value-type="float" office:value="1.2551000000000001" table:style-name="ce18">
            <text:p>1.2551</text:p>
          </table:table-cell>
          <table:table-cell office:value-type="float" office:value="1.1509929999999999" table:style-name="ce18">
            <text:p>1.150993</text:p>
          </table:table-cell>
          <table:table-cell office:value-type="float" office:value="1.7024809999999999" table:style-name="ce18">
            <text:p>1.702481</text:p>
          </table:table-cell>
          <table:table-cell office:value-type="float" office:value="6.6479289999999995" table:formula="msoxl:=SUM($E19:$I19)" table:style-name="ce1">
            <text:p>6.647929</text:p>
          </table:table-cell>
          <table:table-cell table:number-columns-repeated="16374" table:style-name="ce1"/>
        </table:table-row>
        <table:table-row table:style-name="ro1" table:visibility="filter">
          <table:table-cell office:value-type="string" table:style-name="ce19">
            <text:p><text:s text:c="10"/>11182: Educational research</text:p>
          </table:table-cell>
          <table:table-cell office:value-type="string" table:style-name="ce16">
            <text:p/>
          </table:table-cell>
          <table:table-cell office:value-type="float" office:value="4.0810000000000004E-3" table:style-name="ce17">
            <text:p>0.004081</text:p>
          </table:table-cell>
          <table:table-cell office:value-type="float" office:value="0.636382" table:style-name="ce17">
            <text:p>0.636382</text:p>
          </table:table-cell>
          <table:table-cell office:value-type="string" table:style-name="ce17">
            <text:p>..</text:p>
          </table:table-cell>
          <table:table-cell office:value-type="float" office:value="9.6889999999999997E-3" table:style-name="ce17">
            <text:p>0.009689</text:p>
          </table:table-cell>
          <table:table-cell office:value-type="float" office:value="5.1409999999999997E-3" table:style-name="ce17">
            <text:p>0.005141</text:p>
          </table:table-cell>
          <table:table-cell office:value-type="string" table:style-name="ce17">
            <text:p>..</text:p>
          </table:table-cell>
          <table:table-cell office:value-type="string" table:style-name="ce17">
            <text:p>..</text:p>
          </table:table-cell>
          <table:table-cell office:value-type="float" office:value="1.4829999999999999E-2" table:formula="msoxl:=SUM($E20:$I20)" table:style-name="ce1">
            <text:p>0.01483</text:p>
          </table:table-cell>
          <table:table-cell table:number-columns-repeated="16374" table:style-name="ce1"/>
        </table:table-row>
        <table:table-row table:style-name="ro1">
          <table:table-cell office:value-type="string" table:style-name="ce84">
            <text:p><text:s text:c="8"/>112: I.1.b. Basic Education, Total</text:p>
          </table:table-cell>
          <table:table-cell office:value-type="string" table:style-name="ce85">
            <text:p/>
          </table:table-cell>
          <table:table-cell office:value-type="float" office:value="0.20976700000000001" table:style-name="ce86">
            <text:p>0.209767</text:p>
          </table:table-cell>
          <table:table-cell office:value-type="float" office:value="0.17071900000000001" table:style-name="ce86">
            <text:p>0.170719</text:p>
          </table:table-cell>
          <table:table-cell office:value-type="float" office:value="0.89549800000000002" table:style-name="ce86">
            <text:p>0.895498</text:p>
          </table:table-cell>
          <table:table-cell office:value-type="float" office:value="0.78251999999999999" table:style-name="ce86">
            <text:p>0.78252</text:p>
          </table:table-cell>
          <table:table-cell office:value-type="float" office:value="0.66677600000000004" table:style-name="ce86">
            <text:p>0.666776</text:p>
          </table:table-cell>
          <table:table-cell office:value-type="float" office:value="5.7830050000000002" table:style-name="ce86">
            <text:p>5.783005</text:p>
          </table:table-cell>
          <table:table-cell office:value-type="float" office:value="4.3799599999999996" table:style-name="ce86">
            <text:p>4.37996</text:p>
          </table:table-cell>
          <table:table-cell office:value-type="float" office:value="12.507759" table:formula="msoxl:=SUM($E21:$I21)" table:style-name="ce43">
            <text:p>12.507759</text:p>
          </table:table-cell>
          <table:table-cell table:style-name="ce43"/>
          <table:table-cell table:number-columns-repeated="16373"/>
        </table:table-row>
        <table:table-row table:style-name="ro1" table:visibility="filter">
          <table:table-cell office:value-type="string" table:style-name="ce19">
            <text:p><text:s text:c="10"/>11220: Primary education</text:p>
          </table:table-cell>
          <table:table-cell office:value-type="string" table:style-name="ce16">
            <text:p/>
          </table:table-cell>
          <table:table-cell office:value-type="float" office:value="0.19227" table:style-name="ce17">
            <text:p>0.19227</text:p>
          </table:table-cell>
          <table:table-cell office:value-type="float" office:value="0.117966" table:style-name="ce17">
            <text:p>0.117966</text:p>
          </table:table-cell>
          <table:table-cell office:value-type="float" office:value="0.78991199999999995" table:style-name="ce17">
            <text:p>0.789912</text:p>
          </table:table-cell>
          <table:table-cell office:value-type="float" office:value="0.57459700000000002" table:style-name="ce17">
            <text:p>0.574597</text:p>
          </table:table-cell>
          <table:table-cell office:value-type="float" office:value="0.35475200000000001" table:style-name="ce17">
            <text:p>0.354752</text:p>
          </table:table-cell>
          <table:table-cell office:value-type="float" office:value="5.1875049999999998" table:style-name="ce17">
            <text:p>5.187505</text:p>
          </table:table-cell>
          <table:table-cell office:value-type="float" office:value="4.1588589999999996" table:style-name="ce17">
            <text:p>4.158859</text:p>
          </table:table-cell>
          <table:table-cell office:value-type="float" office:value="11.065624999999999" table:formula="msoxl:=SUM($E22:$I22)" table:style-name="ce1">
            <text:p>11.065625</text:p>
          </table:table-cell>
          <table:table-cell table:number-columns-repeated="16374" table:style-name="ce1"/>
        </table:table-row>
        <table:table-row table:style-name="ro1" table:visibility="filter">
          <table:table-cell office:value-type="string" table:style-name="ce19">
            <text:p><text:s text:c="10"/>11230: Basic life skills for youth &amp; adult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3.1537000000000003E-2" table:style-name="ce18">
            <text:p>0.031537</text:p>
          </table:table-cell>
          <table:table-cell office:value-type="float" office:value="0.10793800000000001" table:style-name="ce18">
            <text:p>0.107938</text:p>
          </table:table-cell>
          <table:table-cell office:value-type="float" office:value="0.31202400000000002" table:style-name="ce18">
            <text:p>0.312024</text:p>
          </table:table-cell>
          <table:table-cell office:value-type="float" office:value="0.58907299999999996" table:style-name="ce18">
            <text:p>0.589073</text:p>
          </table:table-cell>
          <table:table-cell office:value-type="float" office:value="0.15752099999999999" table:style-name="ce18">
            <text:p>0.157521</text:p>
          </table:table-cell>
          <table:table-cell office:value-type="float" office:value="1.1980930000000001" table:formula="msoxl:=SUM($E23:$I23)" table:style-name="ce1">
            <text:p>1.198093</text:p>
          </table:table-cell>
          <table:table-cell table:number-columns-repeated="16374" table:style-name="ce1"/>
        </table:table-row>
        <table:table-row table:style-name="ro1" table:visibility="filter">
          <table:table-cell office:value-type="string" table:style-name="ce19">
            <text:p><text:s text:c="10"/>11240: Early childhood education</text:p>
          </table:table-cell>
          <table:table-cell office:value-type="string" table:style-name="ce16">
            <text:p/>
          </table:table-cell>
          <table:table-cell office:value-type="float" office:value="1.7496999999999999E-2" table:style-name="ce17">
            <text:p>0.017497</text:p>
          </table:table-cell>
          <table:table-cell office:value-type="float" office:value="5.2753000000000001E-2" table:style-name="ce17">
            <text:p>0.052753</text:p>
          </table:table-cell>
          <table:table-cell office:value-type="float" office:value="7.4049000000000004E-2" table:style-name="ce17">
            <text:p>0.074049</text:p>
          </table:table-cell>
          <table:table-cell office:value-type="float" office:value="9.9985000000000004E-2" table:style-name="ce17">
            <text:p>0.099985</text:p>
          </table:table-cell>
          <table:table-cell office:value-type="string" table:style-name="ce17">
            <text:p>..</text:p>
          </table:table-cell>
          <table:table-cell office:value-type="float" office:value="6.4270000000000004E-3" table:style-name="ce17">
            <text:p>0.006427</text:p>
          </table:table-cell>
          <table:table-cell office:value-type="float" office:value="6.3579999999999998E-2" table:style-name="ce17">
            <text:p>0.06358</text:p>
          </table:table-cell>
          <table:table-cell office:value-type="float" office:value="0.24404100000000001" table:formula="msoxl:=SUM($E24:$I24)" table:style-name="ce1">
            <text:p>0.244041</text:p>
          </table:table-cell>
          <table:table-cell table:number-columns-repeated="16374" table:style-name="ce1"/>
        </table:table-row>
        <table:table-row table:style-name="ro1">
          <table:table-cell office:value-type="string" table:style-name="ce84">
            <text:p><text:s text:c="8"/>113: I.1.c. Secondary Education, Total</text:p>
          </table:table-cell>
          <table:table-cell office:value-type="string" table:style-name="ce85">
            <text:p/>
          </table:table-cell>
          <table:table-cell office:value-type="float" office:value="0.13542699999999999" table:style-name="ce86">
            <text:p>0.135427</text:p>
          </table:table-cell>
          <table:table-cell office:value-type="float" office:value="0.18031800000000001" table:style-name="ce86">
            <text:p>0.180318</text:p>
          </table:table-cell>
          <table:table-cell office:value-type="float" office:value="0.53447699999999998" table:style-name="ce86">
            <text:p>0.534477</text:p>
          </table:table-cell>
          <table:table-cell office:value-type="float" office:value="0.86041100000000004" table:style-name="ce86">
            <text:p>0.860411</text:p>
          </table:table-cell>
          <table:table-cell office:value-type="float" office:value="0.41554600000000003" table:style-name="ce86">
            <text:p>0.415546</text:p>
          </table:table-cell>
          <table:table-cell office:value-type="float" office:value="0.61110799999999998" table:style-name="ce86">
            <text:p>0.611108</text:p>
          </table:table-cell>
          <table:table-cell office:value-type="float" office:value="1.310211" table:style-name="ce86">
            <text:p>1.310211</text:p>
          </table:table-cell>
          <table:table-cell office:value-type="float" office:value="3.7317529999999994" table:formula="msoxl:=SUM($E25:$I25)" table:style-name="ce43">
            <text:p>3.731753</text:p>
          </table:table-cell>
          <table:table-cell table:style-name="ce43"/>
          <table:table-cell table:number-columns-repeated="16373"/>
        </table:table-row>
        <table:table-row table:style-name="ro1" table:visibility="filter">
          <table:table-cell office:value-type="string" table:style-name="ce19">
            <text:p><text:s text:c="10"/>11320: Secondary education</text:p>
          </table:table-cell>
          <table:table-cell office:value-type="string" table:style-name="ce16">
            <text:p/>
          </table:table-cell>
          <table:table-cell office:value-type="float" office:value="5.7879E-2" table:style-name="ce17">
            <text:p>0.057879</text:p>
          </table:table-cell>
          <table:table-cell office:value-type="float" office:value="1.6130000000000001E-3" table:style-name="ce17">
            <text:p>0.001613</text:p>
          </table:table-cell>
          <table:table-cell office:value-type="float" office:value="0.50239500000000004" table:style-name="ce17">
            <text:p>0.502395</text:p>
          </table:table-cell>
          <table:table-cell office:value-type="float" office:value="0.80094699999999996" table:style-name="ce17">
            <text:p>0.800947</text:p>
          </table:table-cell>
          <table:table-cell office:value-type="float" office:value="0.33096199999999998" table:style-name="ce17">
            <text:p>0.330962</text:p>
          </table:table-cell>
          <table:table-cell office:value-type="float" office:value="0.21198900000000001" table:style-name="ce17">
            <text:p>0.211989</text:p>
          </table:table-cell>
          <table:table-cell office:value-type="float" office:value="0.22162000000000001" table:style-name="ce17">
            <text:p>0.22162</text:p>
          </table:table-cell>
          <table:table-cell office:value-type="float" office:value="2.0679129999999999" table:formula="msoxl:=SUM($E26:$I26)" table:style-name="ce1">
            <text:p>2.067913</text:p>
          </table:table-cell>
          <table:table-cell table:number-columns-repeated="16374" table:style-name="ce1"/>
        </table:table-row>
        <table:table-row table:style-name="ro1" table:visibility="filter">
          <table:table-cell office:value-type="string" table:style-name="ce19">
            <text:p><text:s text:c="10"/>11330: Vocational training</text:p>
          </table:table-cell>
          <table:table-cell office:value-type="string" table:style-name="ce16">
            <text:p/>
          </table:table-cell>
          <table:table-cell office:value-type="float" office:value="7.7548000000000006E-2" table:style-name="ce18">
            <text:p>0.077548</text:p>
          </table:table-cell>
          <table:table-cell office:value-type="float" office:value="0.178705" table:style-name="ce18">
            <text:p>0.178705</text:p>
          </table:table-cell>
          <table:table-cell office:value-type="float" office:value="3.2081999999999999E-2" table:style-name="ce18">
            <text:p>0.032082</text:p>
          </table:table-cell>
          <table:table-cell office:value-type="float" office:value="5.9464000000000003E-2" table:style-name="ce18">
            <text:p>0.059464</text:p>
          </table:table-cell>
          <table:table-cell office:value-type="float" office:value="8.4584000000000006E-2" table:style-name="ce18">
            <text:p>0.084584</text:p>
          </table:table-cell>
          <table:table-cell office:value-type="float" office:value="0.399119" table:style-name="ce18">
            <text:p>0.399119</text:p>
          </table:table-cell>
          <table:table-cell office:value-type="float" office:value="1.0885910000000001" table:style-name="ce18">
            <text:p>1.088591</text:p>
          </table:table-cell>
          <table:table-cell office:value-type="float" office:value="1.66384" table:formula="msoxl:=SUM($E27:$I27)" table:style-name="ce1">
            <text:p>1.66384</text:p>
          </table:table-cell>
          <table:table-cell table:number-columns-repeated="16374" table:style-name="ce1"/>
        </table:table-row>
        <table:table-row table:style-name="ro1">
          <table:table-cell office:value-type="string" table:style-name="ce84">
            <text:p><text:s text:c="8"/>114: I.1.d. Post-Secondary Education, Total</text:p>
          </table:table-cell>
          <table:table-cell office:value-type="string" table:style-name="ce85">
            <text:p/>
          </table:table-cell>
          <table:table-cell office:value-type="float" office:value="54.811363" table:style-name="ce86">
            <text:p>54.811363</text:p>
          </table:table-cell>
          <table:table-cell office:value-type="float" office:value="63.340750999999997" table:style-name="ce86">
            <text:p>63.340751</text:p>
          </table:table-cell>
          <table:table-cell office:value-type="float" office:value="66.358265000000003" table:style-name="ce86">
            <text:p>66.358265</text:p>
          </table:table-cell>
          <table:table-cell office:value-type="float" office:value="65.369043000000005" table:style-name="ce86">
            <text:p>65.369043</text:p>
          </table:table-cell>
          <table:table-cell office:value-type="float" office:value="65.106043" table:style-name="ce86">
            <text:p>65.106043</text:p>
          </table:table-cell>
          <table:table-cell office:value-type="float" office:value="64.512135000000001" table:style-name="ce86">
            <text:p>64.512135</text:p>
          </table:table-cell>
          <table:table-cell office:value-type="float" office:value="68.796255000000002" table:style-name="ce86">
            <text:p>68.796255</text:p>
          </table:table-cell>
          <table:table-cell office:value-type="float" office:value="330.14174100000002" table:formula="msoxl:=SUM($E28:$I28)" table:style-name="ce43">
            <text:p>330.141741</text:p>
          </table:table-cell>
          <table:table-cell table:style-name="ce43"/>
          <table:table-cell table:number-columns-repeated="16373"/>
        </table:table-row>
        <table:table-row table:style-name="ro1" table:visibility="filter">
          <table:table-cell office:value-type="string" table:style-name="ce19">
            <text:p><text:s text:c="10"/>11420: Higher education</text:p>
          </table:table-cell>
          <table:table-cell office:value-type="string" table:style-name="ce16">
            <text:p/>
          </table:table-cell>
          <table:table-cell office:value-type="float" office:value="53.352229000000001" table:style-name="ce18">
            <text:p>53.352229</text:p>
          </table:table-cell>
          <table:table-cell office:value-type="float" office:value="60.630122999999998" table:style-name="ce18">
            <text:p>60.630123</text:p>
          </table:table-cell>
          <table:table-cell office:value-type="float" office:value="63.825097" table:style-name="ce18">
            <text:p>63.825097</text:p>
          </table:table-cell>
          <table:table-cell office:value-type="float" office:value="63.917051999999998" table:style-name="ce18">
            <text:p>63.917052</text:p>
          </table:table-cell>
          <table:table-cell office:value-type="float" office:value="63.593885999999998" table:style-name="ce18">
            <text:p>63.593886</text:p>
          </table:table-cell>
          <table:table-cell office:value-type="float" office:value="63.377844000000003" table:style-name="ce18">
            <text:p>63.377844</text:p>
          </table:table-cell>
          <table:table-cell office:value-type="float" office:value="67.698142000000004" table:style-name="ce18">
            <text:p>67.698142</text:p>
          </table:table-cell>
          <table:table-cell office:value-type="float" office:value="322.41202099999998" table:formula="msoxl:=SUM($E29:$I29)" table:style-name="ce1">
            <text:p>322.412021</text:p>
          </table:table-cell>
          <table:table-cell table:number-columns-repeated="16374" table:style-name="ce1"/>
        </table:table-row>
        <table:table-row table:style-name="ro1" table:visibility="filter">
          <table:table-cell office:value-type="string" table:style-name="ce19">
            <text:p><text:s text:c="10"/>11430: Advanced tech. &amp; managerial training</text:p>
          </table:table-cell>
          <table:table-cell office:value-type="string" table:style-name="ce16">
            <text:p/>
          </table:table-cell>
          <table:table-cell office:value-type="float" office:value="1.4591339999999999" table:style-name="ce17">
            <text:p>1.459134</text:p>
          </table:table-cell>
          <table:table-cell office:value-type="float" office:value="2.7106279999999998" table:style-name="ce17">
            <text:p>2.710628</text:p>
          </table:table-cell>
          <table:table-cell office:value-type="float" office:value="2.5331679999999999" table:style-name="ce17">
            <text:p>2.533168</text:p>
          </table:table-cell>
          <table:table-cell office:value-type="float" office:value="1.451991" table:style-name="ce17">
            <text:p>1.451991</text:p>
          </table:table-cell>
          <table:table-cell office:value-type="float" office:value="1.512157" table:style-name="ce17">
            <text:p>1.512157</text:p>
          </table:table-cell>
          <table:table-cell office:value-type="float" office:value="1.1342909999999999" table:style-name="ce17">
            <text:p>1.134291</text:p>
          </table:table-cell>
          <table:table-cell office:value-type="float" office:value="1.0981129999999999" table:style-name="ce17">
            <text:p>1.098113</text:p>
          </table:table-cell>
          <table:table-cell office:value-type="float" office:value="7.7297199999999995" table:formula="msoxl:=SUM($E30:$I30)" table:style-name="ce1">
            <text:p>7.72972</text:p>
          </table:table-cell>
          <table:table-cell table:number-columns-repeated="16374" table:style-name="ce1"/>
        </table:table-row>
        <table:table-row table:style-name="ro1" table:visibility="filter">
          <table:table-cell office:value-type="string" table:style-name="ce19">
            <text:p><text:s text:c="6"/>120: I.2. Health, Total</text:p>
          </table:table-cell>
          <table:table-cell office:value-type="string" table:style-name="ce16">
            <text:p/>
          </table:table-cell>
          <table:table-cell office:value-type="float" office:value="11.487907999999999" table:style-name="ce18">
            <text:p>11.487908</text:p>
          </table:table-cell>
          <table:table-cell office:value-type="float" office:value="13.044504999999999" table:style-name="ce18">
            <text:p>13.044505</text:p>
          </table:table-cell>
          <table:table-cell office:value-type="float" office:value="10.048659000000001" table:style-name="ce18">
            <text:p>10.048659</text:p>
          </table:table-cell>
          <table:table-cell office:value-type="float" office:value="4.7359400000000003" table:style-name="ce18">
            <text:p>4.73594</text:p>
          </table:table-cell>
          <table:table-cell office:value-type="float" office:value="7.2038180000000001" table:style-name="ce18">
            <text:p>7.203818</text:p>
          </table:table-cell>
          <table:table-cell office:value-type="float" office:value="9.7893100000000004" table:style-name="ce18">
            <text:p>9.78931</text:p>
          </table:table-cell>
          <table:table-cell office:value-type="float" office:value="6.1682730000000001" table:style-name="ce18">
            <text:p>6.168273</text:p>
          </table:table-cell>
          <table:table-cell office:value-type="float" office:value="37.945999999999998" table:formula="msoxl:=SUM($E31:$I31)" table:style-name="ce1">
            <text:p>37.946</text:p>
          </table:table-cell>
          <table:table-cell table:number-columns-repeated="16374" table:style-name="ce1"/>
        </table:table-row>
        <table:table-row table:style-name="ro1">
          <table:table-cell office:value-type="string" table:style-name="ce84">
            <text:p><text:s text:c="8"/>121: I.2.a. Health, General, Total</text:p>
          </table:table-cell>
          <table:table-cell office:value-type="string" table:style-name="ce85">
            <text:p/>
          </table:table-cell>
          <table:table-cell office:value-type="float" office:value="1.282251" table:style-name="ce86">
            <text:p>1.282251</text:p>
          </table:table-cell>
          <table:table-cell office:value-type="float" office:value="3.1718989999999998" table:style-name="ce86">
            <text:p>3.171899</text:p>
          </table:table-cell>
          <table:table-cell office:value-type="float" office:value="2.5793400000000002" table:style-name="ce86">
            <text:p>2.57934</text:p>
          </table:table-cell>
          <table:table-cell office:value-type="float" office:value="0.33547100000000002" table:style-name="ce86">
            <text:p>0.335471</text:p>
          </table:table-cell>
          <table:table-cell office:value-type="float" office:value="1.108171" table:style-name="ce86">
            <text:p>1.108171</text:p>
          </table:table-cell>
          <table:table-cell office:value-type="float" office:value="0.63566400000000001" table:style-name="ce86">
            <text:p>0.635664</text:p>
          </table:table-cell>
          <table:table-cell office:value-type="float" office:value="2.0472600000000001" table:style-name="ce86">
            <text:p>2.04726</text:p>
          </table:table-cell>
          <table:table-cell office:value-type="float" office:value="6.7059060000000006" table:formula="msoxl:=SUM($E32:$I32)" table:style-name="ce43">
            <text:p>6.705906</text:p>
          </table:table-cell>
          <table:table-cell table:style-name="ce43"/>
          <table:table-cell table:number-columns-repeated="16373"/>
        </table:table-row>
        <table:table-row table:style-name="ro1" table:visibility="filter">
          <table:table-cell office:value-type="string" table:style-name="ce19">
            <text:p><text:s text:c="10"/>12110: Health policy &amp; admin. management</text:p>
          </table:table-cell>
          <table:table-cell office:value-type="string" table:style-name="ce16">
            <text:p/>
          </table:table-cell>
          <table:table-cell office:value-type="float" office:value="0.15924199999999999" table:style-name="ce18">
            <text:p>0.159242</text:p>
          </table:table-cell>
          <table:table-cell office:value-type="float" office:value="2.8097E-2" table:style-name="ce18">
            <text:p>0.028097</text:p>
          </table:table-cell>
          <table:table-cell office:value-type="float" office:value="0.11032" table:style-name="ce18">
            <text:p>0.11032</text:p>
          </table:table-cell>
          <table:table-cell office:value-type="float" office:value="1.4208999999999999E-2" table:style-name="ce18">
            <text:p>0.014209</text:p>
          </table:table-cell>
          <table:table-cell office:value-type="float" office:value="4.4725000000000001E-2" table:style-name="ce18">
            <text:p>0.044725</text:p>
          </table:table-cell>
          <table:table-cell office:value-type="float" office:value="1.9755999999999999E-2" table:style-name="ce18">
            <text:p>0.019756</text:p>
          </table:table-cell>
          <table:table-cell office:value-type="float" office:value="0.89657100000000001" table:style-name="ce18">
            <text:p>0.896571</text:p>
          </table:table-cell>
          <table:table-cell office:value-type="float" office:value="1.0855809999999999" table:formula="msoxl:=SUM($E33:$I33)" table:style-name="ce1">
            <text:p>1.085581</text:p>
          </table:table-cell>
          <table:table-cell table:number-columns-repeated="16374" table:style-name="ce1"/>
        </table:table-row>
        <table:table-row table:style-name="ro1" table:visibility="filter">
          <table:table-cell office:value-type="string" table:style-name="ce19">
            <text:p><text:s text:c="10"/>12181: Medical education/training</text:p>
          </table:table-cell>
          <table:table-cell office:value-type="string" table:style-name="ce16">
            <text:p/>
          </table:table-cell>
          <table:table-cell office:value-type="float" office:value="0.134186" table:style-name="ce17">
            <text:p>0.134186</text:p>
          </table:table-cell>
          <table:table-cell office:value-type="float" office:value="0.12063699999999999" table:style-name="ce17">
            <text:p>0.120637</text:p>
          </table:table-cell>
          <table:table-cell office:value-type="float" office:value="8.4867999999999999E-2" table:style-name="ce17">
            <text:p>0.084868</text:p>
          </table:table-cell>
          <table:table-cell office:value-type="float" office:value="0.15168499999999999" table:style-name="ce17">
            <text:p>0.151685</text:p>
          </table:table-cell>
          <table:table-cell office:value-type="float" office:value="9.9268999999999996E-2" table:style-name="ce17">
            <text:p>0.099269</text:p>
          </table:table-cell>
          <table:table-cell office:value-type="float" office:value="0.17845900000000001" table:style-name="ce17">
            <text:p>0.178459</text:p>
          </table:table-cell>
          <table:table-cell office:value-type="float" office:value="0.160635" table:style-name="ce17">
            <text:p>0.160635</text:p>
          </table:table-cell>
          <table:table-cell office:value-type="float" office:value="0.67491599999999996" table:formula="msoxl:=SUM($E34:$I34)" table:style-name="ce1">
            <text:p>0.674916</text:p>
          </table:table-cell>
          <table:table-cell table:number-columns-repeated="16374" table:style-name="ce1"/>
        </table:table-row>
        <table:table-row table:style-name="ro1" table:visibility="filter">
          <table:table-cell office:value-type="string" table:style-name="ce19">
            <text:p><text:s text:c="10"/>12182: Medical research</text:p>
          </table:table-cell>
          <table:table-cell office:value-type="string" table:style-name="ce16">
            <text:p/>
          </table:table-cell>
          <table:table-cell office:value-type="float" office:value="6.2392999999999997E-2" table:style-name="ce18">
            <text:p>0.062393</text:p>
          </table:table-cell>
          <table:table-cell office:value-type="float" office:value="6.0845999999999997E-2" table:style-name="ce18">
            <text:p>0.060846</text:p>
          </table:table-cell>
          <table:table-cell office:value-type="float" office:value="7.5741000000000003E-2" table:style-name="ce18">
            <text:p>0.075741</text:p>
          </table:table-cell>
          <table:table-cell office:value-type="float" office:value="6.0925E-2" table:style-name="ce18">
            <text:p>0.060925</text:p>
          </table:table-cell>
          <table:table-cell office:value-type="float" office:value="1.8270000000000002E-2" table:style-name="ce18">
            <text:p>0.01827</text:p>
          </table:table-cell>
          <table:table-cell office:value-type="float" office:value="4.9845E-2" table:style-name="ce18">
            <text:p>0.049845</text:p>
          </table:table-cell>
          <table:table-cell office:value-type="float" office:value="0.119184" table:style-name="ce18">
            <text:p>0.119184</text:p>
          </table:table-cell>
          <table:table-cell office:value-type="float" office:value="0.323965" table:formula="msoxl:=SUM($E35:$I35)" table:style-name="ce1">
            <text:p>0.323965</text:p>
          </table:table-cell>
          <table:table-cell table:number-columns-repeated="16374" table:style-name="ce1"/>
        </table:table-row>
        <table:table-row table:style-name="ro1" table:visibility="filter">
          <table:table-cell office:value-type="string" table:style-name="ce19">
            <text:p><text:s text:c="10"/>12191: Medical services</text:p>
          </table:table-cell>
          <table:table-cell office:value-type="string" table:style-name="ce16">
            <text:p/>
          </table:table-cell>
          <table:table-cell office:value-type="float" office:value="0.92642999999999998" table:style-name="ce17">
            <text:p>0.92643</text:p>
          </table:table-cell>
          <table:table-cell office:value-type="float" office:value="2.9623189999999999" table:style-name="ce17">
            <text:p>2.962319</text:p>
          </table:table-cell>
          <table:table-cell office:value-type="float" office:value="2.308411" table:style-name="ce17">
            <text:p>2.308411</text:p>
          </table:table-cell>
          <table:table-cell office:value-type="float" office:value="0.108652" table:style-name="ce17">
            <text:p>0.108652</text:p>
          </table:table-cell>
          <table:table-cell office:value-type="float" office:value="0.94590700000000005" table:style-name="ce17">
            <text:p>0.945907</text:p>
          </table:table-cell>
          <table:table-cell office:value-type="float" office:value="0.387604" table:style-name="ce17">
            <text:p>0.387604</text:p>
          </table:table-cell>
          <table:table-cell office:value-type="float" office:value="0.87087000000000003" table:style-name="ce17">
            <text:p>0.87087</text:p>
          </table:table-cell>
          <table:table-cell office:value-type="float" office:value="4.6214440000000003" table:formula="msoxl:=SUM($E36:$I36)" table:style-name="ce1">
            <text:p>4.621444</text:p>
          </table:table-cell>
          <table:table-cell table:number-columns-repeated="16374" table:style-name="ce1"/>
        </table:table-row>
        <table:table-row table:style-name="ro1">
          <table:table-cell office:value-type="string" table:style-name="ce84">
            <text:p><text:s text:c="8"/>122: I.2.b. Basic Health, Total</text:p>
          </table:table-cell>
          <table:table-cell office:value-type="string" table:style-name="ce85">
            <text:p/>
          </table:table-cell>
          <table:table-cell office:value-type="float" office:value="10.205657" table:style-name="ce86">
            <text:p>10.205657</text:p>
          </table:table-cell>
          <table:table-cell office:value-type="float" office:value="9.8726059999999993" table:style-name="ce86">
            <text:p>9.872606</text:p>
          </table:table-cell>
          <table:table-cell office:value-type="float" office:value="7.4693189999999996" table:style-name="ce86">
            <text:p>7.469319</text:p>
          </table:table-cell>
          <table:table-cell office:value-type="float" office:value="4.4004690000000002" table:style-name="ce86">
            <text:p>4.400469</text:p>
          </table:table-cell>
          <table:table-cell office:value-type="float" office:value="6.0956469999999996" table:style-name="ce86">
            <text:p>6.095647</text:p>
          </table:table-cell>
          <table:table-cell office:value-type="float" office:value="9.1536460000000002" table:style-name="ce86">
            <text:p>9.153646</text:p>
          </table:table-cell>
          <table:table-cell office:value-type="float" office:value="4.1210129999999996" table:style-name="ce86">
            <text:p>4.121013</text:p>
          </table:table-cell>
          <table:table-cell office:value-type="float" office:value="31.240093999999999" table:formula="msoxl:=SUM($E37:$I37)" table:style-name="ce43">
            <text:p>31.240094</text:p>
          </table:table-cell>
          <table:table-cell table:style-name="ce43"/>
          <table:table-cell table:number-columns-repeated="16373"/>
        </table:table-row>
        <table:table-row table:style-name="ro1" table:visibility="filter">
          <table:table-cell office:value-type="string" table:style-name="ce19">
            <text:p><text:s text:c="10"/>12220: Basic health care</text:p>
          </table:table-cell>
          <table:table-cell office:value-type="string" table:style-name="ce16">
            <text:p/>
          </table:table-cell>
          <table:table-cell office:value-type="float" office:value="6.5690809999999997" table:style-name="ce17">
            <text:p>6.569081</text:p>
          </table:table-cell>
          <table:table-cell office:value-type="float" office:value="4.5756680000000003" table:style-name="ce17">
            <text:p>4.575668</text:p>
          </table:table-cell>
          <table:table-cell office:value-type="float" office:value="2.5036139999999998" table:style-name="ce17">
            <text:p>2.503614</text:p>
          </table:table-cell>
          <table:table-cell office:value-type="float" office:value="1.621116" table:style-name="ce17">
            <text:p>1.621116</text:p>
          </table:table-cell>
          <table:table-cell office:value-type="float" office:value="1.7382150000000001" table:style-name="ce17">
            <text:p>1.738215</text:p>
          </table:table-cell>
          <table:table-cell office:value-type="float" office:value="1.8015669999999999" table:style-name="ce17">
            <text:p>1.801567</text:p>
          </table:table-cell>
          <table:table-cell office:value-type="float" office:value="0.40717599999999998" table:style-name="ce17">
            <text:p>0.407176</text:p>
          </table:table-cell>
          <table:table-cell office:value-type="float" office:value="8.071688" table:formula="msoxl:=SUM($E38:$I38)" table:style-name="ce1">
            <text:p>8.071688</text:p>
          </table:table-cell>
          <table:table-cell table:number-columns-repeated="16374" table:style-name="ce1"/>
        </table:table-row>
        <table:table-row table:style-name="ro1" table:visibility="filter">
          <table:table-cell office:value-type="string" table:style-name="ce19">
            <text:p><text:s text:c="10"/>12230: Basic health infrastructure</text:p>
          </table:table-cell>
          <table:table-cell office:value-type="string" table:style-name="ce16">
            <text:p/>
          </table:table-cell>
          <table:table-cell office:value-type="float" office:value="0.55016200000000004" table:style-name="ce18">
            <text:p>0.550162</text:p>
          </table:table-cell>
          <table:table-cell office:value-type="float" office:value="2.9320330000000001" table:style-name="ce18">
            <text:p>2.932033</text:p>
          </table:table-cell>
          <table:table-cell office:value-type="float" office:value="4.4028999999999999E-2" table:style-name="ce18">
            <text:p>0.044029</text:p>
          </table:table-cell>
          <table:table-cell office:value-type="float" office:value="0.44392500000000001" table:style-name="ce18">
            <text:p>0.443925</text:p>
          </table:table-cell>
          <table:table-cell office:value-type="float" office:value="1.067769" table:style-name="ce18">
            <text:p>1.067769</text:p>
          </table:table-cell>
          <table:table-cell office:value-type="float" office:value="3.4629159999999999" table:style-name="ce18">
            <text:p>3.462916</text:p>
          </table:table-cell>
          <table:table-cell office:value-type="float" office:value="0.59682100000000005" table:style-name="ce18">
            <text:p>0.596821</text:p>
          </table:table-cell>
          <table:table-cell office:value-type="float" office:value="5.6154600000000006" table:formula="msoxl:=SUM($E39:$I39)" table:style-name="ce1">
            <text:p>5.61546</text:p>
          </table:table-cell>
          <table:table-cell table:number-columns-repeated="16374" table:style-name="ce1"/>
        </table:table-row>
        <table:table-row table:style-name="ro1" table:visibility="filter">
          <table:table-cell office:value-type="string" table:style-name="ce19">
            <text:p><text:s text:c="10"/>12240: Basic nutrition</text:p>
          </table:table-cell>
          <table:table-cell office:value-type="string" table:style-name="ce16">
            <text:p/>
          </table:table-cell>
          <table:table-cell office:value-type="string" table:style-name="ce17">
            <text:p>..</text:p>
          </table:table-cell>
          <table:table-cell office:value-type="float" office:value="2.1335E-2" table:style-name="ce17">
            <text:p>0.021335</text:p>
          </table:table-cell>
          <table:table-cell office:value-type="string" table:style-name="ce17">
            <text:p>..</text:p>
          </table:table-cell>
          <table:table-cell office:value-type="float" office:value="2.0237000000000002E-2" table:style-name="ce17">
            <text:p>0.020237</text:p>
          </table:table-cell>
          <table:table-cell office:value-type="float" office:value="2.0209000000000001E-2" table:style-name="ce17">
            <text:p>0.020209</text:p>
          </table:table-cell>
          <table:table-cell office:value-type="string" table:style-name="ce17">
            <text:p>..</text:p>
          </table:table-cell>
          <table:table-cell office:value-type="float" office:value="2.372E-3" table:style-name="ce17">
            <text:p>0.002372</text:p>
          </table:table-cell>
          <table:table-cell office:value-type="float" office:value="4.2818000000000002E-2" table:formula="msoxl:=SUM($E40:$I40)" table:style-name="ce1">
            <text:p>0.042818</text:p>
          </table:table-cell>
          <table:table-cell table:number-columns-repeated="16374" table:style-name="ce1"/>
        </table:table-row>
        <table:table-row table:style-name="ro1" table:visibility="filter">
          <table:table-cell office:value-type="string" table:style-name="ce19">
            <text:p><text:s text:c="10"/>12250: Infectious disease control</text:p>
          </table:table-cell>
          <table:table-cell office:value-type="string" table:style-name="ce16">
            <text:p/>
          </table:table-cell>
          <table:table-cell office:value-type="float" office:value="3.0445679999999999" table:style-name="ce18">
            <text:p>3.044568</text:p>
          </table:table-cell>
          <table:table-cell office:value-type="float" office:value="1.477222" table:style-name="ce18">
            <text:p>1.477222</text:p>
          </table:table-cell>
          <table:table-cell office:value-type="float" office:value="1.223071" table:style-name="ce18">
            <text:p>1.223071</text:p>
          </table:table-cell>
          <table:table-cell office:value-type="float" office:value="0.34376899999999999" table:style-name="ce18">
            <text:p>0.343769</text:p>
          </table:table-cell>
          <table:table-cell office:value-type="float" office:value="0.168713" table:style-name="ce18">
            <text:p>0.168713</text:p>
          </table:table-cell>
          <table:table-cell office:value-type="string" table:style-name="ce18">
            <text:p>..</text:p>
          </table:table-cell>
          <table:table-cell office:value-type="string" table:style-name="ce18">
            <text:p>..</text:p>
          </table:table-cell>
          <table:table-cell office:value-type="float" office:value="1.7355529999999999" table:formula="msoxl:=SUM($E41:$I41)" table:style-name="ce1">
            <text:p>1.735553</text:p>
          </table:table-cell>
          <table:table-cell table:number-columns-repeated="16374" table:style-name="ce1"/>
        </table:table-row>
        <table:table-row table:style-name="ro1" table:visibility="filter">
          <table:table-cell office:value-type="string" table:style-name="ce19">
            <text:p><text:s text:c="10"/>12261: Health education</text:p>
          </table:table-cell>
          <table:table-cell office:value-type="string" table:style-name="ce16">
            <text:p/>
          </table:table-cell>
          <table:table-cell office:value-type="float" office:value="2.6720000000000001E-2" table:style-name="ce17">
            <text:p>0.02672</text:p>
          </table:table-cell>
          <table:table-cell office:value-type="string" table:style-name="ce17">
            <text:p>..</text:p>
          </table:table-cell>
          <table:table-cell office:value-type="float" office:value="3.9098000000000001E-2" table:style-name="ce17">
            <text:p>0.039098</text:p>
          </table:table-cell>
          <table:table-cell office:value-type="float" office:value="1.1882E-2" table:style-name="ce17">
            <text:p>0.011882</text:p>
          </table:table-cell>
          <table:table-cell office:value-type="string" table:style-name="ce17">
            <text:p>..</text:p>
          </table:table-cell>
          <table:table-cell office:value-type="float" office:value="2.5709999999999999E-3" table:style-name="ce17">
            <text:p>0.002571</text:p>
          </table:table-cell>
          <table:table-cell office:value-type="string" table:style-name="ce17">
            <text:p>..</text:p>
          </table:table-cell>
          <table:table-cell office:value-type="float" office:value="5.3550999999999994E-2" table:formula="msoxl:=SUM($E42:$I42)" table:style-name="ce1">
            <text:p>0.053551</text:p>
          </table:table-cell>
          <table:table-cell table:number-columns-repeated="16374" table:style-name="ce1"/>
        </table:table-row>
        <table:table-row table:style-name="ro1" table:visibility="filter">
          <table:table-cell office:value-type="string" table:style-name="ce19">
            <text:p><text:s text:c="10"/>12262: Malaria control</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43:$I43)" table:style-name="ce1">
            <text:p>0</text:p>
          </table:table-cell>
          <table:table-cell table:number-columns-repeated="16374" table:style-name="ce1"/>
        </table:table-row>
        <table:table-row table:style-name="ro1" table:visibility="filter">
          <table:table-cell office:value-type="string" table:style-name="ce19">
            <text:p><text:s text:c="10"/>12263: Tuberculosis control</text:p>
          </table:table-cell>
          <table:table-cell office:value-type="string" table:style-name="ce16">
            <text:p/>
          </table:table-cell>
          <table:table-cell office:value-type="float" office:value="1.5126000000000001E-2" table:style-name="ce17">
            <text:p>0.015126</text:p>
          </table:table-cell>
          <table:table-cell office:value-type="float" office:value="0.55624600000000002" table:style-name="ce17">
            <text:p>0.556246</text:p>
          </table:table-cell>
          <table:table-cell office:value-type="float" office:value="3.4268879999999999" table:style-name="ce17">
            <text:p>3.426888</text:p>
          </table:table-cell>
          <table:table-cell office:value-type="float" office:value="1.9595400000000001" table:style-name="ce17">
            <text:p>1.95954</text:p>
          </table:table-cell>
          <table:table-cell office:value-type="float" office:value="3.1007410000000002" table:style-name="ce17">
            <text:p>3.100741</text:p>
          </table:table-cell>
          <table:table-cell office:value-type="float" office:value="3.8865919999999998" table:style-name="ce17">
            <text:p>3.886592</text:p>
          </table:table-cell>
          <table:table-cell office:value-type="float" office:value="3.1146440000000002" table:style-name="ce17">
            <text:p>3.114644</text:p>
          </table:table-cell>
          <table:table-cell office:value-type="float" office:value="15.488405000000002" table:formula="msoxl:=SUM($E44:$I44)" table:style-name="ce1">
            <text:p>15.488405</text:p>
          </table:table-cell>
          <table:table-cell table:number-columns-repeated="16374" table:style-name="ce1"/>
        </table:table-row>
        <table:table-row table:style-name="ro1" table:visibility="filter">
          <table:table-cell office:value-type="string" table:style-name="ce19">
            <text:p><text:s text:c="10"/>12281: Health personnel development</text:p>
          </table:table-cell>
          <table:table-cell office:value-type="string" table:style-name="ce16">
            <text:p/>
          </table:table-cell>
          <table:table-cell office:value-type="string" table:style-name="ce18">
            <text:p>..</text:p>
          </table:table-cell>
          <table:table-cell office:value-type="float" office:value="0.31010199999999999" table:style-name="ce18">
            <text:p>0.310102</text:p>
          </table:table-cell>
          <table:table-cell office:value-type="float" office:value="0.23261899999999999" table:style-name="ce18">
            <text:p>0.232619</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23261899999999999" table:formula="msoxl:=SUM($E45:$I45)" table:style-name="ce1">
            <text:p>0.232619</text:p>
          </table:table-cell>
          <table:table-cell table:number-columns-repeated="16374" table:style-name="ce1"/>
        </table:table-row>
        <table:table-row table:style-name="ro1">
          <table:table-cell office:value-type="string" table:style-name="ce84">
            <text:p><text:s text:c="6"/>130: I.3. Population Pol./Progr. &amp; Reproductive Health, Total</text:p>
          </table:table-cell>
          <table:table-cell office:value-type="string" table:style-name="ce85">
            <text:p/>
          </table:table-cell>
          <table:table-cell office:value-type="float" office:value="9.470224" table:style-name="ce86">
            <text:p>9.470224</text:p>
          </table:table-cell>
          <table:table-cell office:value-type="float" office:value="13.148398" table:style-name="ce86">
            <text:p>13.148398</text:p>
          </table:table-cell>
          <table:table-cell office:value-type="float" office:value="12.750238" table:style-name="ce86">
            <text:p>12.750238</text:p>
          </table:table-cell>
          <table:table-cell office:value-type="float" office:value="13.402863999999999" table:style-name="ce86">
            <text:p>13.402864</text:p>
          </table:table-cell>
          <table:table-cell office:value-type="float" office:value="14.663428" table:style-name="ce86">
            <text:p>14.663428</text:p>
          </table:table-cell>
          <table:table-cell office:value-type="float" office:value="13.290699999999999" table:style-name="ce86">
            <text:p>13.2907</text:p>
          </table:table-cell>
          <table:table-cell office:value-type="float" office:value="18.049112000000001" table:style-name="ce86">
            <text:p>18.049112</text:p>
          </table:table-cell>
          <table:table-cell office:value-type="float" office:value="72.156341999999995" table:formula="msoxl:=SUM($E46:$I46)" table:style-name="ce43">
            <text:p>72.156342</text:p>
          </table:table-cell>
          <table:table-cell table:style-name="ce43"/>
          <table:table-cell table:number-columns-repeated="16373"/>
        </table:table-row>
        <table:table-row table:style-name="ro1" table:visibility="filter">
          <table:table-cell office:value-type="string" table:style-name="ce19">
            <text:p><text:s text:c="8"/>13010: Population policy and admin. mgmt</text:p>
          </table:table-cell>
          <table:table-cell office:value-type="string" table:style-name="ce16">
            <text:p/>
          </table:table-cell>
          <table:table-cell office:value-type="float" office:value="8.7147000000000002E-2" table:style-name="ce18">
            <text:p>0.087147</text:p>
          </table:table-cell>
          <table:table-cell office:value-type="float" office:value="8.9550000000000005E-2" table:style-name="ce18">
            <text:p>0.08955</text:p>
          </table:table-cell>
          <table:table-cell office:value-type="float" office:value="4.6106000000000001E-2" table:style-name="ce18">
            <text:p>0.046106</text:p>
          </table:table-cell>
          <table:table-cell office:value-type="float" office:value="4.7319E-2" table:style-name="ce18">
            <text:p>0.047319</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9.3425000000000008E-2" table:formula="msoxl:=SUM($E47:$I47)" table:style-name="ce1">
            <text:p>0.093425</text:p>
          </table:table-cell>
          <table:table-cell table:number-columns-repeated="16374" table:style-name="ce1"/>
        </table:table-row>
        <table:table-row table:style-name="ro1" table:visibility="filter">
          <table:table-cell office:value-type="string" table:style-name="ce19">
            <text:p><text:s text:c="8"/>13020: Reproductive health care</text:p>
          </table:table-cell>
          <table:table-cell office:value-type="string" table:style-name="ce16">
            <text:p/>
          </table:table-cell>
          <table:table-cell office:value-type="float" office:value="1.0551889999999999" table:style-name="ce17">
            <text:p>1.055189</text:p>
          </table:table-cell>
          <table:table-cell office:value-type="float" office:value="7.5563000000000005E-2" table:style-name="ce17">
            <text:p>0.075563</text:p>
          </table:table-cell>
          <table:table-cell office:value-type="float" office:value="0.95326599999999995" table:style-name="ce17">
            <text:p>0.953266</text:p>
          </table:table-cell>
          <table:table-cell office:value-type="float" office:value="1.2209239999999999" table:style-name="ce17">
            <text:p>1.220924</text:p>
          </table:table-cell>
          <table:table-cell office:value-type="float" office:value="0.78179500000000002" table:style-name="ce17">
            <text:p>0.781795</text:p>
          </table:table-cell>
          <table:table-cell office:value-type="float" office:value="0.33005099999999998" table:style-name="ce17">
            <text:p>0.330051</text:p>
          </table:table-cell>
          <table:table-cell office:value-type="float" office:value="0.46915499999999999" table:style-name="ce17">
            <text:p>0.469155</text:p>
          </table:table-cell>
          <table:table-cell office:value-type="float" office:value="3.7551909999999999" table:formula="msoxl:=SUM($E48:$I48)" table:style-name="ce1">
            <text:p>3.755191</text:p>
          </table:table-cell>
          <table:table-cell table:number-columns-repeated="16374" table:style-name="ce1"/>
        </table:table-row>
        <table:table-row table:style-name="ro1" table:visibility="filter">
          <table:table-cell office:value-type="string" table:style-name="ce19">
            <text:p><text:s text:c="8"/>13030: Family planning</text:p>
          </table:table-cell>
          <table:table-cell office:value-type="string" table:style-name="ce16">
            <text:p/>
          </table:table-cell>
          <table:table-cell office:value-type="string" table:style-name="ce18">
            <text:p>..</text:p>
          </table:table-cell>
          <table:table-cell office:value-type="float" office:value="1.0423039999999999" table:style-name="ce18">
            <text:p>1.042304</text:p>
          </table:table-cell>
          <table:table-cell office:value-type="float" office:value="2.3288289999999998" table:style-name="ce18">
            <text:p>2.328829</text:p>
          </table:table-cell>
          <table:table-cell office:value-type="float" office:value="2.384655" table:style-name="ce18">
            <text:p>2.384655</text:p>
          </table:table-cell>
          <table:table-cell office:value-type="float" office:value="2.1076100000000002" table:style-name="ce18">
            <text:p>2.10761</text:p>
          </table:table-cell>
          <table:table-cell office:value-type="float" office:value="1.584104" table:style-name="ce18">
            <text:p>1.584104</text:p>
          </table:table-cell>
          <table:table-cell office:value-type="float" office:value="1.516473" table:style-name="ce18">
            <text:p>1.516473</text:p>
          </table:table-cell>
          <table:table-cell office:value-type="float" office:value="9.9216709999999981" table:formula="msoxl:=SUM($E49:$I49)" table:style-name="ce1">
            <text:p>9.921671</text:p>
          </table:table-cell>
          <table:table-cell table:number-columns-repeated="16374" table:style-name="ce1"/>
        </table:table-row>
        <table:table-row table:style-name="ro1" table:visibility="filter">
          <table:table-cell office:value-type="string" table:style-name="ce19">
            <text:p><text:s text:c="8"/>13040: Std control including hiv/aids</text:p>
          </table:table-cell>
          <table:table-cell office:value-type="string" table:style-name="ce16">
            <text:p/>
          </table:table-cell>
          <table:table-cell office:value-type="float" office:value="8.3278879999999997" table:style-name="ce17">
            <text:p>8.327888</text:p>
          </table:table-cell>
          <table:table-cell office:value-type="float" office:value="11.940981000000001" table:style-name="ce17">
            <text:p>11.940981</text:p>
          </table:table-cell>
          <table:table-cell office:value-type="float" office:value="9.4220369999999996" table:style-name="ce17">
            <text:p>9.422037</text:p>
          </table:table-cell>
          <table:table-cell office:value-type="float" office:value="9.7499660000000006" table:style-name="ce17">
            <text:p>9.749966</text:p>
          </table:table-cell>
          <table:table-cell office:value-type="float" office:value="11.774023" table:style-name="ce17">
            <text:p>11.774023</text:p>
          </table:table-cell>
          <table:table-cell office:value-type="float" office:value="11.376545" table:style-name="ce17">
            <text:p>11.376545</text:p>
          </table:table-cell>
          <table:table-cell office:value-type="float" office:value="16.063483999999999" table:style-name="ce17">
            <text:p>16.063484</text:p>
          </table:table-cell>
          <table:table-cell office:value-type="float" office:value="58.386054999999999" table:formula="msoxl:=SUM($E50:$I50)" table:style-name="ce1">
            <text:p>58.386055</text:p>
          </table:table-cell>
          <table:table-cell table:number-columns-repeated="16374" table:style-name="ce1"/>
        </table:table-row>
        <table:table-row table:style-name="ro1" table:visibility="filter">
          <table:table-cell office:value-type="string" table:style-name="ce19">
            <text:p><text:s text:c="8"/>13081: Personnel dvpt: pop. &amp; repro health</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51:$I51)" table:style-name="ce1">
            <text:p>0</text:p>
          </table:table-cell>
          <table:table-cell table:number-columns-repeated="16374" table:style-name="ce1"/>
        </table:table-row>
        <table:table-row table:style-name="ro1">
          <table:table-cell office:value-type="string" table:style-name="ce84">
            <text:p><text:s text:c="6"/>140: I.4. Water Supply &amp; Sanitation, Total</text:p>
          </table:table-cell>
          <table:table-cell office:value-type="string" table:style-name="ce85">
            <text:p/>
          </table:table-cell>
          <table:table-cell office:value-type="float" office:value="1.7450650000000001" table:style-name="ce86">
            <text:p>1.745065</text:p>
          </table:table-cell>
          <table:table-cell office:value-type="float" office:value="0.133518" table:style-name="ce86">
            <text:p>0.133518</text:p>
          </table:table-cell>
          <table:table-cell office:value-type="float" office:value="1.35785" table:style-name="ce86">
            <text:p>1.35785</text:p>
          </table:table-cell>
          <table:table-cell office:value-type="float" office:value="0.69882" table:style-name="ce86">
            <text:p>0.69882</text:p>
          </table:table-cell>
          <table:table-cell office:value-type="float" office:value="8.3312600000000003" table:style-name="ce86">
            <text:p>8.33126</text:p>
          </table:table-cell>
          <table:table-cell office:value-type="float" office:value="0.11644699999999999" table:style-name="ce86">
            <text:p>0.116447</text:p>
          </table:table-cell>
          <table:table-cell office:value-type="float" office:value="0.58011900000000005" table:style-name="ce86">
            <text:p>0.580119</text:p>
          </table:table-cell>
          <table:table-cell office:value-type="float" office:value="11.084496000000001" table:formula="msoxl:=SUM($E52:$I52)" table:style-name="ce43">
            <text:p>11.084496</text:p>
          </table:table-cell>
          <table:table-cell table:style-name="ce43"/>
          <table:table-cell table:number-columns-repeated="16373"/>
        </table:table-row>
        <table:table-row table:style-name="ro1" table:visibility="filter">
          <table:table-cell office:value-type="string" table:style-name="ce19">
            <text:p><text:s text:c="8"/>14010: Water resources policy/admin. mgmt</text:p>
          </table:table-cell>
          <table:table-cell office:value-type="string" table:style-name="ce16">
            <text:p/>
          </table:table-cell>
          <table:table-cell office:value-type="string" table:style-name="ce18">
            <text:p>..</text:p>
          </table:table-cell>
          <table:table-cell office:value-type="float" office:value="7.3946999999999999E-2" table:style-name="ce18">
            <text:p>0.073947</text:p>
          </table:table-cell>
          <table:table-cell office:value-type="float" office:value="0.72325700000000004" table:style-name="ce18">
            <text:p>0.723257</text:p>
          </table:table-cell>
          <table:table-cell office:value-type="float" office:value="0.43095299999999997" table:style-name="ce18">
            <text:p>0.430953</text:p>
          </table:table-cell>
          <table:table-cell office:value-type="float" office:value="0.22837299999999999" table:style-name="ce18">
            <text:p>0.228373</text:p>
          </table:table-cell>
          <table:table-cell office:value-type="float" office:value="7.0410000000000004E-3" table:style-name="ce18">
            <text:p>0.007041</text:p>
          </table:table-cell>
          <table:table-cell office:value-type="float" office:value="3.0078000000000001E-2" table:style-name="ce18">
            <text:p>0.030078</text:p>
          </table:table-cell>
          <table:table-cell office:value-type="float" office:value="1.419702" table:formula="msoxl:=SUM($E53:$I53)" table:style-name="ce1">
            <text:p>1.419702</text:p>
          </table:table-cell>
          <table:table-cell table:number-columns-repeated="16374" table:style-name="ce1"/>
        </table:table-row>
        <table:table-row table:style-name="ro1" table:visibility="filter">
          <table:table-cell office:value-type="string" table:style-name="ce19">
            <text:p><text:s text:c="8"/>14015: Water resources protection</text:p>
          </table:table-cell>
          <table:table-cell office:value-type="string" table:style-name="ce16">
            <text:p/>
          </table:table-cell>
          <table:table-cell office:value-type="float" office:value="1.4110799999999999" table:style-name="ce17">
            <text:p>1.41108</text:p>
          </table:table-cell>
          <table:table-cell office:value-type="string" table:style-name="ce17">
            <text:p>..</text:p>
          </table:table-cell>
          <table:table-cell office:value-type="float" office:value="1.074E-2" table:style-name="ce17">
            <text:p>0.01074</text:p>
          </table:table-cell>
          <table:table-cell office:value-type="string" table:style-name="ce17">
            <text:p>..</text:p>
          </table:table-cell>
          <table:table-cell office:value-type="string" table:style-name="ce17">
            <text:p>..</text:p>
          </table:table-cell>
          <table:table-cell office:value-type="float" office:value="1.5644999999999999E-2" table:style-name="ce17">
            <text:p>0.015645</text:p>
          </table:table-cell>
          <table:table-cell office:value-type="float" office:value="0.53431899999999999" table:style-name="ce17">
            <text:p>0.534319</text:p>
          </table:table-cell>
          <table:table-cell office:value-type="float" office:value="0.56070399999999998" table:formula="msoxl:=SUM($E54:$I54)" table:style-name="ce1">
            <text:p>0.560704</text:p>
          </table:table-cell>
          <table:table-cell table:number-columns-repeated="16374" table:style-name="ce1"/>
        </table:table-row>
        <table:table-row table:style-name="ro1" table:visibility="filter">
          <table:table-cell office:value-type="string" table:style-name="ce19">
            <text:p><text:s text:c="8"/>14020: Water supply &amp; sanit. - large systems</text:p>
          </table:table-cell>
          <table:table-cell office:value-type="string" table:style-name="ce16">
            <text:p/>
          </table:table-cell>
          <table:table-cell office:value-type="float" office:value="0.33398499999999998" table:style-name="ce18">
            <text:p>0.333985</text:p>
          </table:table-cell>
          <table:table-cell office:value-type="float" office:value="6.6660000000000001E-3" table:style-name="ce18">
            <text:p>0.006666</text:p>
          </table:table-cell>
          <table:table-cell office:value-type="float" office:value="0.187252" table:style-name="ce18">
            <text:p>0.187252</text:p>
          </table:table-cell>
          <table:table-cell office:value-type="float" office:value="4.3573000000000001E-2" table:style-name="ce18">
            <text:p>0.043573</text:p>
          </table:table-cell>
          <table:table-cell office:value-type="float" office:value="7.9218840000000004" table:style-name="ce18">
            <text:p>7.921884</text:p>
          </table:table-cell>
          <table:table-cell office:value-type="float" office:value="9.3760999999999997E-2" table:style-name="ce18">
            <text:p>0.093761</text:p>
          </table:table-cell>
          <table:table-cell office:value-type="string" table:style-name="ce18">
            <text:p>..</text:p>
          </table:table-cell>
          <table:table-cell office:value-type="float" office:value="8.2464700000000004" table:formula="msoxl:=SUM($E55:$I55)" table:style-name="ce1">
            <text:p>8.24647</text:p>
          </table:table-cell>
          <table:table-cell table:number-columns-repeated="16374" table:style-name="ce1"/>
        </table:table-row>
        <table:table-row table:style-name="ro1" table:visibility="filter">
          <table:table-cell office:value-type="string" table:style-name="ce19">
            <text:p><text:s text:c="8"/>14021: Water supply - large system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9.9369999999999997E-3" table:style-name="ce17">
            <text:p>0.009937</text:p>
          </table:table-cell>
          <table:table-cell office:value-type="string" table:style-name="ce17">
            <text:p>..</text:p>
          </table:table-cell>
          <table:table-cell office:value-type="string" table:style-name="ce17">
            <text:p>..</text:p>
          </table:table-cell>
          <table:table-cell office:value-type="float" office:value="9.9369999999999997E-3" table:formula="msoxl:=SUM($E56:$I56)" table:style-name="ce1">
            <text:p>0.009937</text:p>
          </table:table-cell>
          <table:table-cell table:number-columns-repeated="16374" table:style-name="ce1"/>
        </table:table-row>
        <table:table-row table:style-name="ro1" table:visibility="filter">
          <table:table-cell office:value-type="string" table:style-name="ce19">
            <text:p><text:s text:c="8"/>14022: Sanitation - large system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57:$I57)" table:style-name="ce1">
            <text:p>0</text:p>
          </table:table-cell>
          <table:table-cell table:number-columns-repeated="16374" table:style-name="ce1"/>
        </table:table-row>
        <table:table-row table:style-name="ro1" table:visibility="filter">
          <table:table-cell office:value-type="string" table:style-name="ce19">
            <text:p><text:s text:c="8"/>14030: Basic drinking water supply and basic sanitation</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58:$I58)" table:style-name="ce1">
            <text:p>0</text:p>
          </table:table-cell>
          <table:table-cell table:number-columns-repeated="16374" table:style-name="ce1"/>
        </table:table-row>
        <table:table-row table:style-name="ro1" table:visibility="filter">
          <table:table-cell office:value-type="string" table:style-name="ce19">
            <text:p><text:s text:c="8"/>14031: Basic drinking water supply</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59:$I59)" table:style-name="ce1">
            <text:p>0</text:p>
          </table:table-cell>
          <table:table-cell table:number-columns-repeated="16374" table:style-name="ce1"/>
        </table:table-row>
        <table:table-row table:style-name="ro1" table:visibility="filter">
          <table:table-cell office:value-type="string" table:style-name="ce19">
            <text:p><text:s text:c="8"/>14032: Basic sanitation</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60:$I60)" table:style-name="ce1">
            <text:p>0</text:p>
          </table:table-cell>
          <table:table-cell table:number-columns-repeated="16374" table:style-name="ce1"/>
        </table:table-row>
        <table:table-row table:style-name="ro1" table:visibility="filter">
          <table:table-cell office:value-type="string" table:style-name="ce19">
            <text:p><text:s text:c="8"/>14040: River basins’ development</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61:$I61)" table:style-name="ce1">
            <text:p>0</text:p>
          </table:table-cell>
          <table:table-cell table:number-columns-repeated="16374" table:style-name="ce1"/>
        </table:table-row>
        <table:table-row table:style-name="ro1" table:visibility="filter">
          <table:table-cell office:value-type="string" table:style-name="ce19">
            <text:p><text:s text:c="8"/>14050: Waste management/disposal</text:p>
          </table:table-cell>
          <table:table-cell office:value-type="string" table:style-name="ce16">
            <text:p/>
          </table:table-cell>
          <table:table-cell office:value-type="string" table:style-name="ce17">
            <text:p>..</text:p>
          </table:table-cell>
          <table:table-cell office:value-type="float" office:value="5.2905000000000001E-2" table:style-name="ce17">
            <text:p>0.052905</text:p>
          </table:table-cell>
          <table:table-cell office:value-type="float" office:value="0.426929" table:style-name="ce17">
            <text:p>0.426929</text:p>
          </table:table-cell>
          <table:table-cell office:value-type="float" office:value="0.21306600000000001" table:style-name="ce17">
            <text:p>0.213066</text:p>
          </table:table-cell>
          <table:table-cell office:value-type="float" office:value="0.16400899999999999" table:style-name="ce17">
            <text:p>0.164009</text:p>
          </table:table-cell>
          <table:table-cell office:value-type="string" table:style-name="ce17">
            <text:p>..</text:p>
          </table:table-cell>
          <table:table-cell office:value-type="string" table:style-name="ce17">
            <text:p>..</text:p>
          </table:table-cell>
          <table:table-cell office:value-type="float" office:value="0.80400399999999994" table:formula="msoxl:=SUM($E62:$I62)" table:style-name="ce1">
            <text:p>0.804004</text:p>
          </table:table-cell>
          <table:table-cell table:number-columns-repeated="16374" table:style-name="ce1"/>
        </table:table-row>
        <table:table-row table:style-name="ro1" table:visibility="filter">
          <table:table-cell office:value-type="string" table:style-name="ce19">
            <text:p><text:s text:c="8"/>14081: Educ./trng:water supply &amp; sanitation</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9.672E-3" table:style-name="ce18">
            <text:p>0.009672</text:p>
          </table:table-cell>
          <table:table-cell office:value-type="float" office:value="1.1228E-2" table:style-name="ce18">
            <text:p>0.011228</text:p>
          </table:table-cell>
          <table:table-cell office:value-type="float" office:value="7.0569999999999999E-3" table:style-name="ce18">
            <text:p>0.007057</text:p>
          </table:table-cell>
          <table:table-cell office:value-type="string" table:style-name="ce18">
            <text:p>..</text:p>
          </table:table-cell>
          <table:table-cell office:value-type="float" office:value="1.5722E-2" table:style-name="ce18">
            <text:p>0.015722</text:p>
          </table:table-cell>
          <table:table-cell office:value-type="float" office:value="4.3679000000000003E-2" table:formula="msoxl:=SUM($E63:$I63)" table:style-name="ce1">
            <text:p>0.043679</text:p>
          </table:table-cell>
          <table:table-cell table:number-columns-repeated="16374" table:style-name="ce1"/>
        </table:table-row>
        <table:table-row table:style-name="ro1" table:visibility="filter">
          <table:table-cell office:value-type="string" table:style-name="ce19">
            <text:p><text:s text:c="6"/>150: I.5. Government &amp; Civil Society, Total</text:p>
          </table:table-cell>
          <table:table-cell office:value-type="string" table:style-name="ce16">
            <text:p/>
          </table:table-cell>
          <table:table-cell office:value-type="float" office:value="75.410764" table:style-name="ce17">
            <text:p>75.410764</text:p>
          </table:table-cell>
          <table:table-cell office:value-type="float" office:value="84.041899000000001" table:style-name="ce17">
            <text:p>84.041899</text:p>
          </table:table-cell>
          <table:table-cell office:value-type="float" office:value="91.560027000000005" table:style-name="ce17">
            <text:p>91.560027</text:p>
          </table:table-cell>
          <table:table-cell office:value-type="float" office:value="83.817008999999999" table:style-name="ce17">
            <text:p>83.817009</text:p>
          </table:table-cell>
          <table:table-cell office:value-type="float" office:value="74.029319999999998" table:style-name="ce17">
            <text:p>74.02932</text:p>
          </table:table-cell>
          <table:table-cell office:value-type="float" office:value="136.05491900000001" table:style-name="ce17">
            <text:p>136.054919</text:p>
          </table:table-cell>
          <table:table-cell office:value-type="float" office:value="93.026998000000006" table:style-name="ce17">
            <text:p>93.026998</text:p>
          </table:table-cell>
          <table:table-cell office:value-type="float" office:value="478.48827299999999" table:formula="msoxl:=SUM($E64:$I64)" table:style-name="ce1">
            <text:p>478.488273</text:p>
          </table:table-cell>
          <table:table-cell table:number-columns-repeated="16374" table:style-name="ce1"/>
        </table:table-row>
        <table:table-row table:style-name="ro1">
          <table:table-cell office:value-type="string" table:style-name="ce84">
            <text:p><text:s text:c="8"/>151: I.5.a. Government &amp; Civil Society-general, Total</text:p>
          </table:table-cell>
          <table:table-cell office:value-type="string" table:style-name="ce85">
            <text:p/>
          </table:table-cell>
          <table:table-cell office:value-type="float" office:value="66.870791999999994" table:style-name="ce86">
            <text:p>66.870792</text:p>
          </table:table-cell>
          <table:table-cell office:value-type="float" office:value="66.637750999999994" table:style-name="ce86">
            <text:p>66.637751</text:p>
          </table:table-cell>
          <table:table-cell office:value-type="float" office:value="78.462115999999995" table:style-name="ce86">
            <text:p>78.462116</text:p>
          </table:table-cell>
          <table:table-cell office:value-type="float" office:value="69.222414999999998" table:style-name="ce86">
            <text:p>69.222415</text:p>
          </table:table-cell>
          <table:table-cell office:value-type="float" office:value="69.120911000000007" table:style-name="ce86">
            <text:p>69.120911</text:p>
          </table:table-cell>
          <table:table-cell office:value-type="float" office:value="92.630307000000002" table:style-name="ce86">
            <text:p>92.630307</text:p>
          </table:table-cell>
          <table:table-cell office:value-type="float" office:value="70.680327000000005" table:style-name="ce86">
            <text:p>70.680327</text:p>
          </table:table-cell>
          <table:table-cell office:value-type="float" office:value="380.11607600000002" table:formula="msoxl:=SUM($E65:$I65)" table:style-name="ce43">
            <text:p>380.116076</text:p>
          </table:table-cell>
          <table:table-cell table:style-name="ce43"/>
          <table:table-cell table:number-columns-repeated="16373"/>
        </table:table-row>
        <table:table-row table:style-name="ro1" table:visibility="filter">
          <table:table-cell office:value-type="string" table:style-name="ce20">
            <text:p><text:a xlink:href="http://stats.oecd.org/OECDStat_Metadata/ShowMetadata.ashx?Dataset=CRS1&amp;Coords=%5bSECTOR%5d.%5b15110%5d&amp;ShowOnWeb=true&amp;Lang=en"><text:s text:c="10"/>15110: Public sector policy and adm. management</text:a></text:p>
          </table:table-cell>
          <table:table-cell office:value-type="string" table:style-name="ce16">
            <text:p/>
          </table:table-cell>
          <table:table-cell office:value-type="float" office:value="31.057321999999999" table:style-name="ce17">
            <text:p>31.057322</text:p>
          </table:table-cell>
          <table:table-cell office:value-type="float" office:value="36.940719999999999" table:style-name="ce17">
            <text:p>36.94072</text:p>
          </table:table-cell>
          <table:table-cell office:value-type="float" office:value="10.815034000000001" table:style-name="ce17">
            <text:p>10.815034</text:p>
          </table:table-cell>
          <table:table-cell office:value-type="float" office:value="9.9759019999999996" table:style-name="ce17">
            <text:p>9.975902</text:p>
          </table:table-cell>
          <table:table-cell office:value-type="float" office:value="8.7638180000000006" table:style-name="ce17">
            <text:p>8.763818</text:p>
          </table:table-cell>
          <table:table-cell office:value-type="float" office:value="8.4760150000000003" table:style-name="ce17">
            <text:p>8.476015</text:p>
          </table:table-cell>
          <table:table-cell office:value-type="float" office:value="7.193384" table:style-name="ce17">
            <text:p>7.193384</text:p>
          </table:table-cell>
          <table:table-cell office:value-type="float" office:value="45.224153000000008" table:formula="msoxl:=SUM($E66:$I66)" table:style-name="ce1">
            <text:p>45.224153</text:p>
          </table:table-cell>
          <table:table-cell table:number-columns-repeated="16374" table:style-name="ce1"/>
        </table:table-row>
        <table:table-row table:style-name="ro1" table:visibility="filter">
          <table:table-cell office:value-type="string" table:style-name="ce19">
            <text:p><text:s text:c="10"/>15111: Public finance management</text:p>
          </table:table-cell>
          <table:table-cell office:value-type="string" table:style-name="ce16">
            <text:p/>
          </table:table-cell>
          <table:table-cell office:value-type="float" office:value="4.2178380000000004" table:style-name="ce18">
            <text:p>4.217838</text:p>
          </table:table-cell>
          <table:table-cell office:value-type="float" office:value="1.744348" table:style-name="ce18">
            <text:p>1.744348</text:p>
          </table:table-cell>
          <table:table-cell office:value-type="float" office:value="4.7371119999999998" table:style-name="ce18">
            <text:p>4.737112</text:p>
          </table:table-cell>
          <table:table-cell office:value-type="float" office:value="1.561598" table:style-name="ce18">
            <text:p>1.561598</text:p>
          </table:table-cell>
          <table:table-cell office:value-type="float" office:value="2.3914300000000002" table:style-name="ce18">
            <text:p>2.39143</text:p>
          </table:table-cell>
          <table:table-cell office:value-type="float" office:value="2.680097" table:style-name="ce18">
            <text:p>2.680097</text:p>
          </table:table-cell>
          <table:table-cell office:value-type="float" office:value="2.2779500000000001" table:style-name="ce18">
            <text:p>2.27795</text:p>
          </table:table-cell>
          <table:table-cell office:value-type="float" office:value="13.648187" table:formula="msoxl:=SUM($E67:$I67)" table:style-name="ce1">
            <text:p>13.648187</text:p>
          </table:table-cell>
          <table:table-cell table:number-columns-repeated="16374" table:style-name="ce1"/>
        </table:table-row>
        <table:table-row table:style-name="ro1" table:visibility="filter">
          <table:table-cell office:value-type="string" table:style-name="ce20">
            <text:p><text:a xlink:href="http://stats.oecd.org/OECDStat_Metadata/ShowMetadata.ashx?Dataset=CRS1&amp;Coords=%5bSECTOR%5d.%5b15112%5d&amp;ShowOnWeb=true&amp;Lang=en"><text:s text:c="10"/>15112: Decentralisation and support to subnational govt.</text:a></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float" office:value="4.6110480000000003" table:style-name="ce17">
            <text:p>4.611048</text:p>
          </table:table-cell>
          <table:table-cell office:value-type="float" office:value="5.006621" table:style-name="ce17">
            <text:p>5.006621</text:p>
          </table:table-cell>
          <table:table-cell office:value-type="float" office:value="10.172454999999999" table:style-name="ce17">
            <text:p>10.172455</text:p>
          </table:table-cell>
          <table:table-cell office:value-type="float" office:value="9.5050659999999993" table:style-name="ce17">
            <text:p>9.505066</text:p>
          </table:table-cell>
          <table:table-cell office:value-type="float" office:value="7.953074" table:style-name="ce17">
            <text:p>7.953074</text:p>
          </table:table-cell>
          <table:table-cell office:value-type="float" office:value="37.248263999999999" table:formula="msoxl:=SUM($E68:$I68)" table:style-name="ce1">
            <text:p>37.248264</text:p>
          </table:table-cell>
          <table:table-cell table:number-columns-repeated="16374" table:style-name="ce1"/>
        </table:table-row>
        <table:table-row table:style-name="ro1" table:visibility="filter">
          <table:table-cell office:value-type="string" table:style-name="ce20">
            <text:p><text:a xlink:href="http://stats.oecd.org/OECDStat_Metadata/ShowMetadata.ashx?Dataset=CRS1&amp;Coords=%5bSECTOR%5d.%5b15113%5d&amp;ShowOnWeb=true&amp;Lang=en"><text:s text:c="10"/>15113: Anti-corruption organisations and institutions</text: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14.406325000000001" table:style-name="ce18">
            <text:p>14.406325</text:p>
          </table:table-cell>
          <table:table-cell office:value-type="float" office:value="6.6394190000000002" table:style-name="ce18">
            <text:p>6.639419</text:p>
          </table:table-cell>
          <table:table-cell office:value-type="float" office:value="1.4897389999999999" table:style-name="ce18">
            <text:p>1.489739</text:p>
          </table:table-cell>
          <table:table-cell office:value-type="float" office:value="1.373154" table:style-name="ce18">
            <text:p>1.373154</text:p>
          </table:table-cell>
          <table:table-cell office:value-type="float" office:value="1.1156699999999999" table:style-name="ce18">
            <text:p>1.11567</text:p>
          </table:table-cell>
          <table:table-cell office:value-type="float" office:value="25.024307" table:formula="msoxl:=SUM($E69:$I69)" table:style-name="ce1">
            <text:p>25.024307</text:p>
          </table:table-cell>
          <table:table-cell table:number-columns-repeated="16374" table:style-name="ce1"/>
        </table:table-row>
        <table:table-row table:style-name="ro1" table:visibility="filter">
          <table:table-cell office:value-type="string" table:style-name="ce19">
            <text:p><text:s text:c="10"/>15130: Legal and judicial development</text:p>
          </table:table-cell>
          <table:table-cell office:value-type="string" table:style-name="ce16">
            <text:p/>
          </table:table-cell>
          <table:table-cell office:value-type="float" office:value="5.0544560000000001" table:style-name="ce17">
            <text:p>5.054456</text:p>
          </table:table-cell>
          <table:table-cell office:value-type="float" office:value="6.0106900000000003" table:style-name="ce17">
            <text:p>6.01069</text:p>
          </table:table-cell>
          <table:table-cell office:value-type="float" office:value="15.706113999999999" table:style-name="ce17">
            <text:p>15.706114</text:p>
          </table:table-cell>
          <table:table-cell office:value-type="float" office:value="11.013096000000001" table:style-name="ce17">
            <text:p>11.013096</text:p>
          </table:table-cell>
          <table:table-cell office:value-type="float" office:value="11.145350000000001" table:style-name="ce17">
            <text:p>11.14535</text:p>
          </table:table-cell>
          <table:table-cell office:value-type="float" office:value="13.76061" table:style-name="ce17">
            <text:p>13.76061</text:p>
          </table:table-cell>
          <table:table-cell office:value-type="float" office:value="12.476317999999999" table:style-name="ce17">
            <text:p>12.476318</text:p>
          </table:table-cell>
          <table:table-cell office:value-type="float" office:value="64.101487999999989" table:formula="msoxl:=SUM($E70:$I70)" table:style-name="ce1">
            <text:p>64.101488</text:p>
          </table:table-cell>
          <table:table-cell table:number-columns-repeated="16374" table:style-name="ce1"/>
        </table:table-row>
        <table:table-row table:style-name="ro1" table:visibility="filter">
          <table:table-cell office:value-type="string" table:style-name="ce19">
            <text:p><text:s text:c="10"/>15150: Democratic participation and civil society</text:p>
          </table:table-cell>
          <table:table-cell office:value-type="string" table:style-name="ce16">
            <text:p/>
          </table:table-cell>
          <table:table-cell office:value-type="float" office:value="16.624037000000001" table:style-name="ce18">
            <text:p>16.624037</text:p>
          </table:table-cell>
          <table:table-cell office:value-type="float" office:value="14.496432" table:style-name="ce18">
            <text:p>14.496432</text:p>
          </table:table-cell>
          <table:table-cell office:value-type="float" office:value="10.011767000000001" table:style-name="ce18">
            <text:p>10.011767</text:p>
          </table:table-cell>
          <table:table-cell office:value-type="float" office:value="14.678065999999999" table:style-name="ce18">
            <text:p>14.678066</text:p>
          </table:table-cell>
          <table:table-cell office:value-type="float" office:value="15.590802" table:style-name="ce18">
            <text:p>15.590802</text:p>
          </table:table-cell>
          <table:table-cell office:value-type="float" office:value="18.201847999999998" table:style-name="ce18">
            <text:p>18.201848</text:p>
          </table:table-cell>
          <table:table-cell office:value-type="float" office:value="15.830302" table:style-name="ce18">
            <text:p>15.830302</text:p>
          </table:table-cell>
          <table:table-cell office:value-type="float" office:value="74.312785000000005" table:formula="msoxl:=SUM($E71:$I71)" table:style-name="ce1">
            <text:p>74.312785</text:p>
          </table:table-cell>
          <table:table-cell table:number-columns-repeated="16374" table:style-name="ce1"/>
        </table:table-row>
        <table:table-row table:style-name="ro1" table:visibility="filter">
          <table:table-cell office:value-type="string" table:style-name="ce19">
            <text:p><text:s text:c="10"/>15151: Elections</text:p>
          </table:table-cell>
          <table:table-cell office:value-type="string" table:style-name="ce16">
            <text:p/>
          </table:table-cell>
          <table:table-cell office:value-type="float" office:value="5.4184260000000002" table:style-name="ce17">
            <text:p>5.418426</text:p>
          </table:table-cell>
          <table:table-cell office:value-type="float" office:value="0.34017500000000001" table:style-name="ce17">
            <text:p>0.340175</text:p>
          </table:table-cell>
          <table:table-cell office:value-type="float" office:value="3.0950310000000001" table:style-name="ce17">
            <text:p>3.095031</text:p>
          </table:table-cell>
          <table:table-cell office:value-type="float" office:value="1.2145109999999999" table:style-name="ce17">
            <text:p>1.214511</text:p>
          </table:table-cell>
          <table:table-cell office:value-type="float" office:value="1.3407899999999999" table:style-name="ce17">
            <text:p>1.34079</text:p>
          </table:table-cell>
          <table:table-cell office:value-type="float" office:value="16.919028999999998" table:style-name="ce17">
            <text:p>16.919029</text:p>
          </table:table-cell>
          <table:table-cell office:value-type="float" office:value="2.3038979999999998" table:style-name="ce17">
            <text:p>2.303898</text:p>
          </table:table-cell>
          <table:table-cell office:value-type="float" office:value="24.873259000000001" table:formula="msoxl:=SUM($E72:$I72)" table:style-name="ce1">
            <text:p>24.873259</text:p>
          </table:table-cell>
          <table:table-cell table:number-columns-repeated="16374" table:style-name="ce1"/>
        </table:table-row>
        <table:table-row table:style-name="ro1" table:visibility="filter">
          <table:table-cell office:value-type="string" table:style-name="ce20">
            <text:p><text:a xlink:href="http://stats.oecd.org/OECDStat_Metadata/ShowMetadata.ashx?Dataset=CRS1&amp;Coords=%5bSECTOR%5d.%5b15152%5d&amp;ShowOnWeb=true&amp;Lang=en"><text:s text:c="10"/>15152: Legislatures and political parties</text:a></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4.3266270000000002" table:style-name="ce18">
            <text:p>4.326627</text:p>
          </table:table-cell>
          <table:table-cell office:value-type="float" office:value="6.2273500000000004" table:style-name="ce18">
            <text:p>6.22735</text:p>
          </table:table-cell>
          <table:table-cell office:value-type="float" office:value="2.8725800000000001" table:style-name="ce18">
            <text:p>2.87258</text:p>
          </table:table-cell>
          <table:table-cell office:value-type="float" office:value="3.6952050000000001" table:style-name="ce18">
            <text:p>3.695205</text:p>
          </table:table-cell>
          <table:table-cell office:value-type="float" office:value="4.0511509999999999" table:style-name="ce18">
            <text:p>4.051151</text:p>
          </table:table-cell>
          <table:table-cell office:value-type="float" office:value="21.172913000000001" table:formula="msoxl:=SUM($E73:$I73)" table:style-name="ce1">
            <text:p>21.172913</text:p>
          </table:table-cell>
          <table:table-cell table:number-columns-repeated="16374" table:style-name="ce1"/>
        </table:table-row>
        <table:table-row table:style-name="ro1" table:visibility="filter">
          <table:table-cell office:value-type="string" table:style-name="ce19">
            <text:p><text:s text:c="10"/>15153: Media and free flow of information</text:p>
          </table:table-cell>
          <table:table-cell office:value-type="string" table:style-name="ce16">
            <text:p/>
          </table:table-cell>
          <table:table-cell office:value-type="float" office:value="2.7512919999999998" table:style-name="ce17">
            <text:p>2.751292</text:p>
          </table:table-cell>
          <table:table-cell office:value-type="float" office:value="3.408331" table:style-name="ce17">
            <text:p>3.408331</text:p>
          </table:table-cell>
          <table:table-cell office:value-type="float" office:value="4.853974" table:style-name="ce17">
            <text:p>4.853974</text:p>
          </table:table-cell>
          <table:table-cell office:value-type="float" office:value="9.8570150000000005" table:style-name="ce17">
            <text:p>9.857015</text:p>
          </table:table-cell>
          <table:table-cell office:value-type="float" office:value="11.510161999999999" table:style-name="ce17">
            <text:p>11.510162</text:p>
          </table:table-cell>
          <table:table-cell office:value-type="float" office:value="12.60652" table:style-name="ce17">
            <text:p>12.60652</text:p>
          </table:table-cell>
          <table:table-cell office:value-type="float" office:value="11.556384" table:style-name="ce17">
            <text:p>11.556384</text:p>
          </table:table-cell>
          <table:table-cell office:value-type="float" office:value="50.384054999999996" table:formula="msoxl:=SUM($E74:$I74)" table:style-name="ce1">
            <text:p>50.384055</text:p>
          </table:table-cell>
          <table:table-cell table:number-columns-repeated="16374" table:style-name="ce1"/>
        </table:table-row>
        <table:table-row table:style-name="ro1" table:visibility="filter">
          <table:table-cell office:value-type="string" table:style-name="ce19">
            <text:p><text:s text:c="10"/>15160: Human rights</text:p>
          </table:table-cell>
          <table:table-cell office:value-type="string" table:style-name="ce16">
            <text:p/>
          </table:table-cell>
          <table:table-cell office:value-type="float" office:value="1.6594789999999999" table:style-name="ce18">
            <text:p>1.659479</text:p>
          </table:table-cell>
          <table:table-cell office:value-type="float" office:value="3.607472" table:style-name="ce18">
            <text:p>3.607472</text:p>
          </table:table-cell>
          <table:table-cell office:value-type="float" office:value="5.8133809999999997" table:style-name="ce18">
            <text:p>5.813381</text:p>
          </table:table-cell>
          <table:table-cell office:value-type="float" office:value="2.6548750000000001" table:style-name="ce18">
            <text:p>2.654875</text:p>
          </table:table-cell>
          <table:table-cell office:value-type="float" office:value="3.7233000000000001" table:style-name="ce18">
            <text:p>3.7233</text:p>
          </table:table-cell>
          <table:table-cell office:value-type="float" office:value="5.3443500000000004" table:style-name="ce18">
            <text:p>5.34435</text:p>
          </table:table-cell>
          <table:table-cell office:value-type="float" office:value="5.0329430000000004" table:style-name="ce18">
            <text:p>5.032943</text:p>
          </table:table-cell>
          <table:table-cell office:value-type="float" office:value="22.568849" table:formula="msoxl:=SUM($E75:$I75)" table:style-name="ce1">
            <text:p>22.568849</text:p>
          </table:table-cell>
          <table:table-cell table:number-columns-repeated="16374" table:style-name="ce1"/>
        </table:table-row>
        <table:table-row table:style-name="ro1" table:visibility="filter">
          <table:table-cell office:value-type="string" table:style-name="ce19">
            <text:p><text:s text:c="10"/>15170: Women's equality organisations and institutions</text:p>
          </table:table-cell>
          <table:table-cell office:value-type="string" table:style-name="ce16">
            <text:p/>
          </table:table-cell>
          <table:table-cell office:value-type="float" office:value="8.7942000000000006E-2" table:style-name="ce17">
            <text:p>0.087942</text:p>
          </table:table-cell>
          <table:table-cell office:value-type="float" office:value="8.9582999999999996E-2" table:style-name="ce17">
            <text:p>0.089583</text:p>
          </table:table-cell>
          <table:table-cell office:value-type="float" office:value="8.5703000000000001E-2" table:style-name="ce17">
            <text:p>0.085703</text:p>
          </table:table-cell>
          <table:table-cell office:value-type="float" office:value="0.39396199999999998" table:style-name="ce17">
            <text:p>0.393962</text:p>
          </table:table-cell>
          <table:table-cell office:value-type="float" office:value="0.12048499999999999" table:style-name="ce17">
            <text:p>0.120485</text:p>
          </table:table-cell>
          <table:table-cell office:value-type="float" office:value="6.8413000000000002E-2" table:style-name="ce17">
            <text:p>0.068413</text:p>
          </table:table-cell>
          <table:table-cell office:value-type="float" office:value="0.88925299999999996" table:style-name="ce17">
            <text:p>0.889253</text:p>
          </table:table-cell>
          <table:table-cell office:value-type="float" office:value="1.5578159999999999" table:formula="msoxl:=SUM($E76:$I76)" table:style-name="ce1">
            <text:p>1.557816</text:p>
          </table:table-cell>
          <table:table-cell table:number-columns-repeated="16374" table:style-name="ce1"/>
        </table:table-row>
        <table:table-row table:style-name="ro1">
          <table:table-cell office:value-type="string" table:style-name="ce84">
            <text:p><text:s text:c="8"/>152: I.5.b. Conflict, Peace &amp; Security, Total</text:p>
          </table:table-cell>
          <table:table-cell office:value-type="string" table:style-name="ce85">
            <text:p/>
          </table:table-cell>
          <table:table-cell office:value-type="float" office:value="8.5399720000000006" table:style-name="ce86">
            <text:p>8.539972</text:p>
          </table:table-cell>
          <table:table-cell office:value-type="float" office:value="17.404147999999999" table:style-name="ce86">
            <text:p>17.404148</text:p>
          </table:table-cell>
          <table:table-cell office:value-type="float" office:value="13.097911" table:style-name="ce86">
            <text:p>13.097911</text:p>
          </table:table-cell>
          <table:table-cell office:value-type="float" office:value="14.594594000000001" table:style-name="ce86">
            <text:p>14.594594</text:p>
          </table:table-cell>
          <table:table-cell office:value-type="float" office:value="4.9084089999999998" table:style-name="ce86">
            <text:p>4.908409</text:p>
          </table:table-cell>
          <table:table-cell office:value-type="float" office:value="43.424612000000003" table:style-name="ce86">
            <text:p>43.424612</text:p>
          </table:table-cell>
          <table:table-cell office:value-type="float" office:value="22.346671000000001" table:style-name="ce86">
            <text:p>22.346671</text:p>
          </table:table-cell>
          <table:table-cell office:value-type="float" office:value="98.372197000000014" table:formula="msoxl:=SUM($E77:$I77)" table:style-name="ce43">
            <text:p>98.372197</text:p>
          </table:table-cell>
          <table:table-cell table:style-name="ce43"/>
          <table:table-cell table:number-columns-repeated="16373"/>
        </table:table-row>
        <table:table-row table:style-name="ro1" table:visibility="filter">
          <table:table-cell office:value-type="string" table:style-name="ce19">
            <text:p><text:s text:c="10"/>15210: Security system management and reform</text:p>
          </table:table-cell>
          <table:table-cell office:value-type="string" table:style-name="ce16">
            <text:p/>
          </table:table-cell>
          <table:table-cell office:value-type="float" office:value="3.7615859999999999" table:style-name="ce17">
            <text:p>3.761586</text:p>
          </table:table-cell>
          <table:table-cell office:value-type="float" office:value="8.4787839999999992" table:style-name="ce17">
            <text:p>8.478784</text:p>
          </table:table-cell>
          <table:table-cell office:value-type="float" office:value="3.7348729999999999" table:style-name="ce17">
            <text:p>3.734873</text:p>
          </table:table-cell>
          <table:table-cell office:value-type="float" office:value="1.9091739999999999" table:style-name="ce17">
            <text:p>1.909174</text:p>
          </table:table-cell>
          <table:table-cell office:value-type="float" office:value="1.759889" table:style-name="ce17">
            <text:p>1.759889</text:p>
          </table:table-cell>
          <table:table-cell office:value-type="float" office:value="41.348857000000002" table:style-name="ce17">
            <text:p>41.348857</text:p>
          </table:table-cell>
          <table:table-cell office:value-type="float" office:value="20.685286000000001" table:style-name="ce17">
            <text:p>20.685286</text:p>
          </table:table-cell>
          <table:table-cell office:value-type="float" office:value="69.438079000000002" table:formula="msoxl:=SUM($E78:$I78)" table:style-name="ce1">
            <text:p>69.438079</text:p>
          </table:table-cell>
          <table:table-cell table:number-columns-repeated="16374" table:style-name="ce1"/>
        </table:table-row>
        <table:table-row table:style-name="ro19" table:visibility="filter">
          <table:table-cell office:value-type="string" table:style-name="ce19">
            <text:p><text:s text:c="10"/>15220: Civilian peace-building, conflict prevention and resolution</text:p>
          </table:table-cell>
          <table:table-cell office:value-type="string" table:style-name="ce16">
            <text:p/>
          </table:table-cell>
          <table:table-cell office:value-type="float" office:value="1.0777859999999999" table:style-name="ce18">
            <text:p>1.077786</text:p>
          </table:table-cell>
          <table:table-cell office:value-type="float" office:value="0.85432900000000001" table:style-name="ce18">
            <text:p>0.854329</text:p>
          </table:table-cell>
          <table:table-cell office:value-type="float" office:value="0.37558399999999997" table:style-name="ce18">
            <text:p>0.375584</text:p>
          </table:table-cell>
          <table:table-cell office:value-type="float" office:value="0.23367299999999999" table:style-name="ce18">
            <text:p>0.233673</text:p>
          </table:table-cell>
          <table:table-cell office:value-type="float" office:value="0.57197200000000004" table:style-name="ce18">
            <text:p>0.571972</text:p>
          </table:table-cell>
          <table:table-cell office:value-type="float" office:value="0.69514900000000002" table:style-name="ce18">
            <text:p>0.695149</text:p>
          </table:table-cell>
          <table:table-cell office:value-type="float" office:value="0.47197" table:style-name="ce18">
            <text:p>0.47197</text:p>
          </table:table-cell>
          <table:table-cell office:value-type="float" office:value="2.3483480000000001" table:formula="msoxl:=SUM($E79:$I79)" table:style-name="ce1">
            <text:p>2.348348</text:p>
          </table:table-cell>
          <table:table-cell table:number-columns-repeated="16374" table:style-name="ce1"/>
        </table:table-row>
        <table:table-row table:style-name="ro19" table:visibility="filter">
          <table:table-cell office:value-type="string" table:style-name="ce19">
            <text:p><text:s text:c="10"/>15230: Participation in international peacekeeping operation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80:$I80)" table:style-name="ce1">
            <text:p>0</text:p>
          </table:table-cell>
          <table:table-cell table:number-columns-repeated="16374" table:style-name="ce1"/>
        </table:table-row>
        <table:table-row table:style-name="ro1" table:visibility="filter">
          <table:table-cell office:value-type="string" table:style-name="ce19">
            <text:p><text:s text:c="10"/>15240: Reintegration and SALW control</text:p>
          </table:table-cell>
          <table:table-cell office:value-type="string" table:style-name="ce16">
            <text:p/>
          </table:table-cell>
          <table:table-cell office:value-type="float" office:value="3.6653470000000001" table:style-name="ce18">
            <text:p>3.665347</text:p>
          </table:table-cell>
          <table:table-cell office:value-type="float" office:value="8.0710350000000002" table:style-name="ce18">
            <text:p>8.071035</text:p>
          </table:table-cell>
          <table:table-cell office:value-type="float" office:value="8.9874539999999996" table:style-name="ce18">
            <text:p>8.987454</text:p>
          </table:table-cell>
          <table:table-cell office:value-type="float" office:value="12.369208" table:style-name="ce18">
            <text:p>12.369208</text:p>
          </table:table-cell>
          <table:table-cell office:value-type="float" office:value="1.5464659999999999" table:style-name="ce18">
            <text:p>1.546466</text:p>
          </table:table-cell>
          <table:table-cell office:value-type="float" office:value="1.380606" table:style-name="ce18">
            <text:p>1.380606</text:p>
          </table:table-cell>
          <table:table-cell office:value-type="float" office:value="1.1894149999999999" table:style-name="ce18">
            <text:p>1.189415</text:p>
          </table:table-cell>
          <table:table-cell office:value-type="float" office:value="25.473148999999999" table:formula="msoxl:=SUM($E81:$I81)" table:style-name="ce1">
            <text:p>25.473149</text:p>
          </table:table-cell>
          <table:table-cell table:number-columns-repeated="16374" table:style-name="ce1"/>
        </table:table-row>
        <table:table-row table:style-name="ro19" table:visibility="filter">
          <table:table-cell office:value-type="string" table:style-name="ce19">
            <text:p><text:s text:c="10"/>15250: Removal of land mines and explosive remnants of war</text:p>
          </table:table-cell>
          <table:table-cell office:value-type="string" table:style-name="ce16">
            <text:p/>
          </table:table-cell>
          <table:table-cell office:value-type="float" office:value="3.5253E-2" table:style-name="ce17">
            <text:p>0.035253</text:p>
          </table:table-cell>
          <table:table-cell office:value-type="string" table:style-name="ce17">
            <text:p>..</text:p>
          </table:table-cell>
          <table:table-cell office:value-type="string" table:style-name="ce17">
            <text:p>..</text:p>
          </table:table-cell>
          <table:table-cell office:value-type="float" office:value="8.2539000000000001E-2" table:style-name="ce17">
            <text:p>0.082539</text:p>
          </table:table-cell>
          <table:table-cell office:value-type="float" office:value="1.0300819999999999" table:style-name="ce17">
            <text:p>1.030082</text:p>
          </table:table-cell>
          <table:table-cell office:value-type="string" table:style-name="ce17">
            <text:p>..</text:p>
          </table:table-cell>
          <table:table-cell office:value-type="string" table:style-name="ce17">
            <text:p>..</text:p>
          </table:table-cell>
          <table:table-cell office:value-type="float" office:value="1.1126209999999999" table:formula="msoxl:=SUM($E82:$I82)" table:style-name="ce1">
            <text:p>1.112621</text:p>
          </table:table-cell>
          <table:table-cell table:number-columns-repeated="16374" table:style-name="ce1"/>
        </table:table-row>
        <table:table-row table:style-name="ro1" table:visibility="filter">
          <table:table-cell office:value-type="string" table:style-name="ce19">
            <text:p><text:s text:c="10"/>15261: Child soldiers (prevention and demobilisation)</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83:$I83)" table:style-name="ce1">
            <text:p>0</text:p>
          </table:table-cell>
          <table:table-cell table:number-columns-repeated="16374" table:style-name="ce1"/>
        </table:table-row>
        <table:table-row table:style-name="ro1">
          <table:table-cell office:value-type="string" table:style-name="ce84">
            <text:p><text:s text:c="6"/>160: I.6. Other Social Infrastructure &amp; Services, Total</text:p>
          </table:table-cell>
          <table:table-cell office:value-type="string" table:style-name="ce85">
            <text:p/>
          </table:table-cell>
          <table:table-cell office:value-type="float" office:value="16.469298999999999" table:style-name="ce86">
            <text:p>16.469299</text:p>
          </table:table-cell>
          <table:table-cell office:value-type="float" office:value="8.9394729999999996" table:style-name="ce86">
            <text:p>8.939473</text:p>
          </table:table-cell>
          <table:table-cell office:value-type="float" office:value="11.450692" table:style-name="ce86">
            <text:p>11.450692</text:p>
          </table:table-cell>
          <table:table-cell office:value-type="float" office:value="9.3440569999999994" table:style-name="ce86">
            <text:p>9.344057</text:p>
          </table:table-cell>
          <table:table-cell office:value-type="float" office:value="8.6110070000000007" table:style-name="ce86">
            <text:p>8.611007</text:p>
          </table:table-cell>
          <table:table-cell office:value-type="float" office:value="7.9751190000000003" table:style-name="ce86">
            <text:p>7.975119</text:p>
          </table:table-cell>
          <table:table-cell office:value-type="float" office:value="5.4165590000000003" table:style-name="ce86">
            <text:p>5.416559</text:p>
          </table:table-cell>
          <table:table-cell office:value-type="float" office:value="42.797434000000003" table:formula="msoxl:=SUM($E84:$I84)" table:style-name="ce43">
            <text:p>42.797434</text:p>
          </table:table-cell>
          <table:table-cell table:style-name="ce43"/>
          <table:table-cell table:number-columns-repeated="16373"/>
        </table:table-row>
        <table:table-row table:style-name="ro1" table:visibility="filter">
          <table:table-cell office:value-type="string" table:style-name="ce19">
            <text:p><text:s text:c="8"/>16010: Social/welfare services</text:p>
          </table:table-cell>
          <table:table-cell office:value-type="string" table:style-name="ce16">
            <text:p/>
          </table:table-cell>
          <table:table-cell office:value-type="float" office:value="3.6484130000000001" table:style-name="ce18">
            <text:p>3.648413</text:p>
          </table:table-cell>
          <table:table-cell office:value-type="float" office:value="2.61924" table:style-name="ce18">
            <text:p>2.61924</text:p>
          </table:table-cell>
          <table:table-cell office:value-type="float" office:value="3.2298990000000001" table:style-name="ce18">
            <text:p>3.229899</text:p>
          </table:table-cell>
          <table:table-cell office:value-type="float" office:value="3.0591689999999998" table:style-name="ce18">
            <text:p>3.059169</text:p>
          </table:table-cell>
          <table:table-cell office:value-type="float" office:value="3.1224669999999999" table:style-name="ce18">
            <text:p>3.122467</text:p>
          </table:table-cell>
          <table:table-cell office:value-type="float" office:value="3.223131" table:style-name="ce18">
            <text:p>3.223131</text:p>
          </table:table-cell>
          <table:table-cell office:value-type="float" office:value="1.821707" table:style-name="ce18">
            <text:p>1.821707</text:p>
          </table:table-cell>
          <table:table-cell office:value-type="float" office:value="14.456373000000001" table:formula="msoxl:=SUM($E85:$I85)" table:style-name="ce1">
            <text:p>14.456373</text:p>
          </table:table-cell>
          <table:table-cell table:number-columns-repeated="16374" table:style-name="ce1"/>
        </table:table-row>
        <table:table-row table:style-name="ro1" table:visibility="filter">
          <table:table-cell office:value-type="string" table:style-name="ce19">
            <text:p><text:s text:c="8"/>16020: Employment policy and admin. mgmt.</text:p>
          </table:table-cell>
          <table:table-cell office:value-type="string" table:style-name="ce16">
            <text:p/>
          </table:table-cell>
          <table:table-cell office:value-type="float" office:value="1.272187" table:style-name="ce17">
            <text:p>1.272187</text:p>
          </table:table-cell>
          <table:table-cell office:value-type="float" office:value="0.94819299999999995" table:style-name="ce17">
            <text:p>0.948193</text:p>
          </table:table-cell>
          <table:table-cell office:value-type="float" office:value="1.1111690000000001" table:style-name="ce17">
            <text:p>1.111169</text:p>
          </table:table-cell>
          <table:table-cell office:value-type="float" office:value="2.2249759999999998" table:style-name="ce17">
            <text:p>2.224976</text:p>
          </table:table-cell>
          <table:table-cell office:value-type="float" office:value="0.50932900000000003" table:style-name="ce17">
            <text:p>0.509329</text:p>
          </table:table-cell>
          <table:table-cell office:value-type="float" office:value="0.32516600000000001" table:style-name="ce17">
            <text:p>0.325166</text:p>
          </table:table-cell>
          <table:table-cell office:value-type="float" office:value="0.30990499999999999" table:style-name="ce17">
            <text:p>0.309905</text:p>
          </table:table-cell>
          <table:table-cell office:value-type="float" office:value="4.4805450000000002" table:formula="msoxl:=SUM($E86:$I86)" table:style-name="ce1">
            <text:p>4.480545</text:p>
          </table:table-cell>
          <table:table-cell table:number-columns-repeated="16374" table:style-name="ce1"/>
        </table:table-row>
        <table:table-row table:style-name="ro1" table:visibility="filter">
          <table:table-cell office:value-type="string" table:style-name="ce19">
            <text:p><text:s text:c="8"/>16030: Housing policy and admin. management</text:p>
          </table:table-cell>
          <table:table-cell office:value-type="string" table:style-name="ce16">
            <text:p/>
          </table:table-cell>
          <table:table-cell office:value-type="float" office:value="4.2881000000000002E-2" table:style-name="ce18">
            <text:p>0.042881</text:p>
          </table:table-cell>
          <table:table-cell office:value-type="string" table:style-name="ce18">
            <text:p>..</text:p>
          </table:table-cell>
          <table:table-cell office:value-type="string" table:style-name="ce18">
            <text:p>..</text:p>
          </table:table-cell>
          <table:table-cell office:value-type="float" office:value="1.2333999999999999E-2" table:style-name="ce18">
            <text:p>0.012334</text:p>
          </table:table-cell>
          <table:table-cell office:value-type="float" office:value="8.6899999999999998E-3" table:style-name="ce18">
            <text:p>0.00869</text:p>
          </table:table-cell>
          <table:table-cell office:value-type="string" table:style-name="ce18">
            <text:p>..</text:p>
          </table:table-cell>
          <table:table-cell office:value-type="float" office:value="2.6162999999999999E-2" table:style-name="ce18">
            <text:p>0.026163</text:p>
          </table:table-cell>
          <table:table-cell office:value-type="float" office:value="4.7187E-2" table:formula="msoxl:=SUM($E87:$I87)" table:style-name="ce1">
            <text:p>0.047187</text:p>
          </table:table-cell>
          <table:table-cell table:number-columns-repeated="16374" table:style-name="ce1"/>
        </table:table-row>
        <table:table-row table:style-name="ro1" table:visibility="filter">
          <table:table-cell office:value-type="string" table:style-name="ce19">
            <text:p><text:s text:c="8"/>16040: Low-cost housing</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float" office:value="2.6670000000000001E-3" table:style-name="ce17">
            <text:p>0.002667</text:p>
          </table:table-cell>
          <table:table-cell office:value-type="float" office:value="5.5199999999999997E-4" table:style-name="ce17">
            <text:p>0.000552</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3.2190000000000001E-3" table:formula="msoxl:=SUM($E88:$I88)" table:style-name="ce1">
            <text:p>0.003219</text:p>
          </table:table-cell>
          <table:table-cell table:number-columns-repeated="16374" table:style-name="ce1"/>
        </table:table-row>
        <table:table-row table:style-name="ro1" table:visibility="filter">
          <table:table-cell office:value-type="string" table:style-name="ce19">
            <text:p><text:s text:c="8"/>16050: Multisector aid for basic soc. serv.</text:p>
          </table:table-cell>
          <table:table-cell office:value-type="string" table:style-name="ce16">
            <text:p/>
          </table:table-cell>
          <table:table-cell office:value-type="float" office:value="0.60535600000000001" table:style-name="ce18">
            <text:p>0.605356</text:p>
          </table:table-cell>
          <table:table-cell office:value-type="float" office:value="0.423651" table:style-name="ce18">
            <text:p>0.423651</text:p>
          </table:table-cell>
          <table:table-cell office:value-type="float" office:value="0.379027" table:style-name="ce18">
            <text:p>0.379027</text:p>
          </table:table-cell>
          <table:table-cell office:value-type="float" office:value="9.1097999999999998E-2" table:style-name="ce18">
            <text:p>0.091098</text:p>
          </table:table-cell>
          <table:table-cell office:value-type="float" office:value="0.12449300000000001" table:style-name="ce18">
            <text:p>0.124493</text:p>
          </table:table-cell>
          <table:table-cell office:value-type="float" office:value="4.4271999999999999E-2" table:style-name="ce18">
            <text:p>0.044272</text:p>
          </table:table-cell>
          <table:table-cell office:value-type="float" office:value="0.108477" table:style-name="ce18">
            <text:p>0.108477</text:p>
          </table:table-cell>
          <table:table-cell office:value-type="float" office:value="0.747367" table:formula="msoxl:=SUM($E89:$I89)" table:style-name="ce1">
            <text:p>0.747367</text:p>
          </table:table-cell>
          <table:table-cell table:number-columns-repeated="16374" table:style-name="ce1"/>
        </table:table-row>
        <table:table-row table:style-name="ro1" table:visibility="filter">
          <table:table-cell office:value-type="string" table:style-name="ce19">
            <text:p><text:s text:c="8"/>16061: Culture and recreation</text:p>
          </table:table-cell>
          <table:table-cell office:value-type="string" table:style-name="ce16">
            <text:p/>
          </table:table-cell>
          <table:table-cell office:value-type="float" office:value="10.658255" table:style-name="ce17">
            <text:p>10.658255</text:p>
          </table:table-cell>
          <table:table-cell office:value-type="float" office:value="4.6283979999999998" table:style-name="ce17">
            <text:p>4.628398</text:p>
          </table:table-cell>
          <table:table-cell office:value-type="float" office:value="6.423184" table:style-name="ce17">
            <text:p>6.423184</text:p>
          </table:table-cell>
          <table:table-cell office:value-type="float" office:value="3.9559280000000001" table:style-name="ce17">
            <text:p>3.955928</text:p>
          </table:table-cell>
          <table:table-cell office:value-type="float" office:value="4.8430059999999999" table:style-name="ce17">
            <text:p>4.843006</text:p>
          </table:table-cell>
          <table:table-cell office:value-type="float" office:value="4.3795780000000004" table:style-name="ce17">
            <text:p>4.379578</text:p>
          </table:table-cell>
          <table:table-cell office:value-type="float" office:value="3.0776880000000002" table:style-name="ce17">
            <text:p>3.077688</text:p>
          </table:table-cell>
          <table:table-cell office:value-type="float" office:value="22.679383999999999" table:formula="msoxl:=SUM($E90:$I90)" table:style-name="ce1">
            <text:p>22.679384</text:p>
          </table:table-cell>
          <table:table-cell table:number-columns-repeated="16374" table:style-name="ce1"/>
        </table:table-row>
        <table:table-row table:style-name="ro1" table:visibility="filter">
          <table:table-cell office:value-type="string" table:style-name="ce19">
            <text:p><text:s text:c="8"/>16062: Statistical capacity building</text:p>
          </table:table-cell>
          <table:table-cell office:value-type="string" table:style-name="ce16">
            <text:p/>
          </table:table-cell>
          <table:table-cell office:value-type="float" office:value="3.3561000000000001E-2" table:style-name="ce18">
            <text:p>0.033561</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6.7850000000000002E-3" table:style-name="ce18">
            <text:p>0.006785</text:p>
          </table:table-cell>
          <table:table-cell office:value-type="float" office:value="6.7850000000000002E-3" table:formula="msoxl:=SUM($E91:$I91)" table:style-name="ce1">
            <text:p>0.006785</text:p>
          </table:table-cell>
          <table:table-cell table:number-columns-repeated="16374" table:style-name="ce1"/>
        </table:table-row>
        <table:table-row table:style-name="ro1" table:visibility="filter">
          <table:table-cell office:value-type="string" table:style-name="ce19">
            <text:p><text:s text:c="8"/>16063: Narcotics control</text:p>
          </table:table-cell>
          <table:table-cell office:value-type="string" table:style-name="ce16">
            <text:p/>
          </table:table-cell>
          <table:table-cell office:value-type="string" table:style-name="ce17">
            <text:p>..</text:p>
          </table:table-cell>
          <table:table-cell office:value-type="float" office:value="0.19998199999999999" table:style-name="ce17">
            <text:p>0.199982</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92:$I92)" table:style-name="ce1">
            <text:p>0</text:p>
          </table:table-cell>
          <table:table-cell table:number-columns-repeated="16374" table:style-name="ce1"/>
        </table:table-row>
        <table:table-row table:style-name="ro1" table:visibility="filter">
          <table:table-cell office:value-type="string" table:style-name="ce19">
            <text:p><text:s text:c="8"/>16064: Social mitigation of HIV/AIDS</text:p>
          </table:table-cell>
          <table:table-cell office:value-type="string" table:style-name="ce16">
            <text:p/>
          </table:table-cell>
          <table:table-cell office:value-type="float" office:value="0.208646" table:style-name="ce18">
            <text:p>0.208646</text:p>
          </table:table-cell>
          <table:table-cell office:value-type="float" office:value="0.120009" table:style-name="ce18">
            <text:p>0.120009</text:p>
          </table:table-cell>
          <table:table-cell office:value-type="float" office:value="0.30474600000000002" table:style-name="ce18">
            <text:p>0.304746</text:p>
          </table:table-cell>
          <table:table-cell office:value-type="string" table:style-name="ce18">
            <text:p>..</text:p>
          </table:table-cell>
          <table:table-cell office:value-type="float" office:value="3.0219999999999999E-3" table:style-name="ce18">
            <text:p>0.003022</text:p>
          </table:table-cell>
          <table:table-cell office:value-type="float" office:value="2.9719999999999998E-3" table:style-name="ce18">
            <text:p>0.002972</text:p>
          </table:table-cell>
          <table:table-cell office:value-type="float" office:value="6.5834000000000004E-2" table:style-name="ce18">
            <text:p>0.065834</text:p>
          </table:table-cell>
          <table:table-cell office:value-type="float" office:value="0.37657400000000002" table:formula="msoxl:=SUM($E93:$I93)" table:style-name="ce1">
            <text:p>0.376574</text:p>
          </table:table-cell>
          <table:table-cell table:number-columns-repeated="16374" table:style-name="ce1"/>
        </table:table-row>
        <table:table-row table:style-name="ro1" table:visibility="filter">
          <table:table-cell office:value-type="string" table:style-name="ce19">
            <text:p><text:s text:c="4"/>200: II. Economic Infrastructure &amp; Services, Total</text:p>
          </table:table-cell>
          <table:table-cell office:value-type="string" table:style-name="ce16">
            <text:p/>
          </table:table-cell>
          <table:table-cell office:value-type="float" office:value="50.418543999999997" table:style-name="ce17">
            <text:p>50.418544</text:p>
          </table:table-cell>
          <table:table-cell office:value-type="float" office:value="68.799858" table:style-name="ce17">
            <text:p>68.799858</text:p>
          </table:table-cell>
          <table:table-cell office:value-type="float" office:value="170.91443599999999" table:style-name="ce17">
            <text:p>170.914436</text:p>
          </table:table-cell>
          <table:table-cell office:value-type="float" office:value="176.51005900000001" table:style-name="ce17">
            <text:p>176.510059</text:p>
          </table:table-cell>
          <table:table-cell office:value-type="float" office:value="230.111604" table:style-name="ce17">
            <text:p>230.111604</text:p>
          </table:table-cell>
          <table:table-cell office:value-type="float" office:value="101.919016" table:style-name="ce17">
            <text:p>101.919016</text:p>
          </table:table-cell>
          <table:table-cell office:value-type="float" office:value="51.829006999999997" table:style-name="ce17">
            <text:p>51.829007</text:p>
          </table:table-cell>
          <table:table-cell office:value-type="float" office:value="731.28412200000002" table:formula="msoxl:=SUM($E94:$I94)" table:style-name="ce1">
            <text:p>731.284122</text:p>
          </table:table-cell>
          <table:table-cell table:number-columns-repeated="16374" table:style-name="ce1"/>
        </table:table-row>
        <table:table-row table:style-name="ro1">
          <table:table-cell office:value-type="string" table:style-name="ce84">
            <text:p><text:s text:c="6"/>210: II.1. Transport &amp; Storage, Total</text:p>
          </table:table-cell>
          <table:table-cell office:value-type="string" table:style-name="ce85">
            <text:p/>
          </table:table-cell>
          <table:table-cell office:value-type="float" office:value="4.721069" table:style-name="ce86">
            <text:p>4.721069</text:p>
          </table:table-cell>
          <table:table-cell office:value-type="float" office:value="3.4580099999999998" table:style-name="ce86">
            <text:p>3.45801</text:p>
          </table:table-cell>
          <table:table-cell office:value-type="float" office:value="65.469896000000006" table:style-name="ce86">
            <text:p>65.469896</text:p>
          </table:table-cell>
          <table:table-cell office:value-type="float" office:value="60.867171999999997" table:style-name="ce86">
            <text:p>60.867172</text:p>
          </table:table-cell>
          <table:table-cell office:value-type="float" office:value="108.29130000000001" table:style-name="ce86">
            <text:p>108.2913</text:p>
          </table:table-cell>
          <table:table-cell office:value-type="float" office:value="5.2854780000000003" table:style-name="ce86">
            <text:p>5.285478</text:p>
          </table:table-cell>
          <table:table-cell office:value-type="float" office:value="2.9443E-2" table:style-name="ce86">
            <text:p>0.029443</text:p>
          </table:table-cell>
          <table:table-cell office:value-type="float" office:value="239.94328900000002" table:formula="msoxl:=SUM($E95:$I95)" table:style-name="ce43">
            <text:p>239.943289</text:p>
          </table:table-cell>
          <table:table-cell table:style-name="ce43"/>
          <table:table-cell table:number-columns-repeated="16373"/>
        </table:table-row>
        <table:table-row table:style-name="ro1" table:visibility="filter">
          <table:table-cell office:value-type="string" table:style-name="ce19">
            <text:p><text:s text:c="8"/>21010: Transport policy &amp; admin. management</text:p>
          </table:table-cell>
          <table:table-cell office:value-type="string" table:style-name="ce16">
            <text:p/>
          </table:table-cell>
          <table:table-cell office:value-type="float" office:value="0.89302599999999999" table:style-name="ce17">
            <text:p>0.893026</text:p>
          </table:table-cell>
          <table:table-cell office:value-type="float" office:value="1.155691" table:style-name="ce17">
            <text:p>1.155691</text:p>
          </table:table-cell>
          <table:table-cell office:value-type="float" office:value="6.0127E-2" table:style-name="ce17">
            <text:p>0.060127</text:p>
          </table:table-cell>
          <table:table-cell office:value-type="float" office:value="6.5912369999999996" table:style-name="ce17">
            <text:p>6.591237</text:p>
          </table:table-cell>
          <table:table-cell office:value-type="float" office:value="7.1329999999999996E-3" table:style-name="ce17">
            <text:p>0.007133</text:p>
          </table:table-cell>
          <table:table-cell office:value-type="string" table:style-name="ce17">
            <text:p>..</text:p>
          </table:table-cell>
          <table:table-cell office:value-type="float" office:value="1.5524E-2" table:style-name="ce17">
            <text:p>0.015524</text:p>
          </table:table-cell>
          <table:table-cell office:value-type="float" office:value="6.6740209999999989" table:formula="msoxl:=SUM($E96:$I96)" table:style-name="ce1">
            <text:p>6.674021</text:p>
          </table:table-cell>
          <table:table-cell table:number-columns-repeated="16374" table:style-name="ce1"/>
        </table:table-row>
        <table:table-row table:style-name="ro1" table:visibility="filter">
          <table:table-cell office:value-type="string" table:style-name="ce19">
            <text:p><text:s text:c="8"/>21020: Road transport</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1.0147040000000001" table:style-name="ce18">
            <text:p>1.014704</text:p>
          </table:table-cell>
          <table:table-cell office:value-type="float" office:value="0.94196299999999999" table:style-name="ce18">
            <text:p>0.941963</text:p>
          </table:table-cell>
          <table:table-cell office:value-type="float" office:value="6.6943000000000003E-2" table:style-name="ce18">
            <text:p>0.066943</text:p>
          </table:table-cell>
          <table:table-cell office:value-type="string" table:style-name="ce18">
            <text:p>..</text:p>
          </table:table-cell>
          <table:table-cell office:value-type="float" office:value="2.0236100000000001" table:formula="msoxl:=SUM($E97:$I97)" table:style-name="ce1">
            <text:p>2.02361</text:p>
          </table:table-cell>
          <table:table-cell table:number-columns-repeated="16374" table:style-name="ce1"/>
        </table:table-row>
        <table:table-row table:style-name="ro1" table:visibility="filter">
          <table:table-cell office:value-type="string" table:style-name="ce19">
            <text:p><text:s text:c="8"/>21030: Rail transport</text:p>
          </table:table-cell>
          <table:table-cell office:value-type="string" table:style-name="ce16">
            <text:p/>
          </table:table-cell>
          <table:table-cell office:value-type="float" office:value="1.2230529999999999" table:style-name="ce17">
            <text:p>1.223053</text:p>
          </table:table-cell>
          <table:table-cell office:value-type="float" office:value="0.13226299999999999" table:style-name="ce17">
            <text:p>0.132263</text:p>
          </table:table-cell>
          <table:table-cell office:value-type="float" office:value="1.553885" table:style-name="ce17">
            <text:p>1.553885</text:p>
          </table:table-cell>
          <table:table-cell office:value-type="float" office:value="1.034049" table:style-name="ce17">
            <text:p>1.034049</text:p>
          </table:table-cell>
          <table:table-cell office:value-type="float" office:value="0.87848099999999996" table:style-name="ce17">
            <text:p>0.878481</text:p>
          </table:table-cell>
          <table:table-cell office:value-type="float" office:value="5.1423999999999997E-2" table:style-name="ce17">
            <text:p>0.051424</text:p>
          </table:table-cell>
          <table:table-cell office:value-type="string" table:style-name="ce17">
            <text:p>..</text:p>
          </table:table-cell>
          <table:table-cell office:value-type="float" office:value="3.5178389999999995" table:formula="msoxl:=SUM($E98:$I98)" table:style-name="ce1">
            <text:p>3.517839</text:p>
          </table:table-cell>
          <table:table-cell table:number-columns-repeated="16374" table:style-name="ce1"/>
        </table:table-row>
        <table:table-row table:style-name="ro1" table:visibility="filter">
          <table:table-cell office:value-type="string" table:style-name="ce19">
            <text:p><text:s text:c="8"/>21040: Water transport</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6.3E-3" table:style-name="ce18">
            <text:p>0.0063</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6.3E-3" table:formula="msoxl:=SUM($E99:$I99)" table:style-name="ce1">
            <text:p>0.0063</text:p>
          </table:table-cell>
          <table:table-cell table:number-columns-repeated="16374" table:style-name="ce1"/>
        </table:table-row>
        <table:table-row table:style-name="ro1" table:visibility="filter">
          <table:table-cell office:value-type="string" table:style-name="ce19">
            <text:p><text:s text:c="8"/>21050: Air transport</text:p>
          </table:table-cell>
          <table:table-cell office:value-type="string" table:style-name="ce16">
            <text:p/>
          </table:table-cell>
          <table:table-cell office:value-type="float" office:value="2.5817230000000002" table:style-name="ce17">
            <text:p>2.581723</text:p>
          </table:table-cell>
          <table:table-cell office:value-type="float" office:value="2.1700560000000002" table:style-name="ce17">
            <text:p>2.170056</text:p>
          </table:table-cell>
          <table:table-cell office:value-type="float" office:value="63.849584" table:style-name="ce17">
            <text:p>63.849584</text:p>
          </table:table-cell>
          <table:table-cell office:value-type="float" office:value="52.227181999999999" table:style-name="ce17">
            <text:p>52.227182</text:p>
          </table:table-cell>
          <table:table-cell office:value-type="float" office:value="106.463723" table:style-name="ce17">
            <text:p>106.463723</text:p>
          </table:table-cell>
          <table:table-cell office:value-type="float" office:value="5.1195539999999999" table:style-name="ce17">
            <text:p>5.119554</text:p>
          </table:table-cell>
          <table:table-cell office:value-type="string" table:style-name="ce17">
            <text:p>..</text:p>
          </table:table-cell>
          <table:table-cell office:value-type="float" office:value="227.66004299999997" table:formula="msoxl:=SUM($E100:$I100)" table:style-name="ce1">
            <text:p>227.660043</text:p>
          </table:table-cell>
          <table:table-cell table:number-columns-repeated="16374" table:style-name="ce1"/>
        </table:table-row>
        <table:table-row table:style-name="ro1" table:visibility="filter">
          <table:table-cell office:value-type="string" table:style-name="ce19">
            <text:p><text:s text:c="8"/>21061: Storage</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01:$I101)" table:style-name="ce1">
            <text:p>0</text:p>
          </table:table-cell>
          <table:table-cell table:number-columns-repeated="16374" table:style-name="ce1"/>
        </table:table-row>
        <table:table-row table:style-name="ro1" table:visibility="filter">
          <table:table-cell office:value-type="string" table:style-name="ce19">
            <text:p><text:s text:c="8"/>21081: Educ./trng in transport &amp; storage</text:p>
          </table:table-cell>
          <table:table-cell office:value-type="string" table:style-name="ce16">
            <text:p/>
          </table:table-cell>
          <table:table-cell office:value-type="float" office:value="2.3266999999999999E-2" table:style-name="ce17">
            <text:p>0.023267</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4.7557000000000002E-2" table:style-name="ce17">
            <text:p>0.047557</text:p>
          </table:table-cell>
          <table:table-cell office:value-type="float" office:value="1.3919000000000001E-2" table:style-name="ce17">
            <text:p>0.013919</text:p>
          </table:table-cell>
          <table:table-cell office:value-type="float" office:value="6.1476000000000003E-2" table:formula="msoxl:=SUM($E102:$I102)" table:style-name="ce1">
            <text:p>0.061476</text:p>
          </table:table-cell>
          <table:table-cell table:number-columns-repeated="16374" table:style-name="ce1"/>
        </table:table-row>
        <table:table-row table:style-name="ro1">
          <table:table-cell office:value-type="string" table:style-name="ce84">
            <text:p><text:s text:c="6"/>220: II.2. Communications, Total</text:p>
          </table:table-cell>
          <table:table-cell office:value-type="string" table:style-name="ce85">
            <text:p/>
          </table:table-cell>
          <table:table-cell office:value-type="float" office:value="0.30011599999999999" table:style-name="ce86">
            <text:p>0.300116</text:p>
          </table:table-cell>
          <table:table-cell office:value-type="float" office:value="0.424732" table:style-name="ce86">
            <text:p>0.424732</text:p>
          </table:table-cell>
          <table:table-cell office:value-type="float" office:value="2.6167820000000002" table:style-name="ce86">
            <text:p>2.616782</text:p>
          </table:table-cell>
          <table:table-cell office:value-type="float" office:value="0.55963200000000002" table:style-name="ce86">
            <text:p>0.559632</text:p>
          </table:table-cell>
          <table:table-cell office:value-type="float" office:value="0.49519400000000002" table:style-name="ce86">
            <text:p>0.495194</text:p>
          </table:table-cell>
          <table:table-cell office:value-type="float" office:value="3.5168999999999999E-2" table:style-name="ce86">
            <text:p>0.035169</text:p>
          </table:table-cell>
          <table:table-cell office:value-type="float" office:value="2.5935E-2" table:style-name="ce86">
            <text:p>0.025935</text:p>
          </table:table-cell>
          <table:table-cell office:value-type="float" office:value="3.7327120000000003" table:formula="msoxl:=SUM($E103:$I103)" table:style-name="ce43">
            <text:p>3.732712</text:p>
          </table:table-cell>
          <table:table-cell table:style-name="ce43"/>
          <table:table-cell table:number-columns-repeated="16373"/>
        </table:table-row>
        <table:table-row table:style-name="ro1" table:visibility="filter">
          <table:table-cell office:value-type="string" table:style-name="ce19">
            <text:p><text:s text:c="8"/>22010: Communications policy &amp; admin. mgmt</text:p>
          </table:table-cell>
          <table:table-cell office:value-type="string" table:style-name="ce16">
            <text:p/>
          </table:table-cell>
          <table:table-cell office:value-type="float" office:value="0.121764" table:style-name="ce17">
            <text:p>0.121764</text:p>
          </table:table-cell>
          <table:table-cell office:value-type="float" office:value="0.11096399999999999" table:style-name="ce17">
            <text:p>0.110964</text:p>
          </table:table-cell>
          <table:table-cell office:value-type="float" office:value="6.0330000000000002E-3" table:style-name="ce17">
            <text:p>0.006033</text:p>
          </table:table-cell>
          <table:table-cell office:value-type="float" office:value="5.8495999999999999E-2" table:style-name="ce17">
            <text:p>0.058496</text:p>
          </table:table-cell>
          <table:table-cell office:value-type="float" office:value="4.1599999999999996E-3" table:style-name="ce17">
            <text:p>0.00416</text:p>
          </table:table-cell>
          <table:table-cell office:value-type="float" office:value="1.9203000000000001E-2" table:style-name="ce17">
            <text:p>0.019203</text:p>
          </table:table-cell>
          <table:table-cell office:value-type="string" table:style-name="ce17">
            <text:p>..</text:p>
          </table:table-cell>
          <table:table-cell office:value-type="float" office:value="8.7891999999999998E-2" table:formula="msoxl:=SUM($E104:$I104)" table:style-name="ce1">
            <text:p>0.087892</text:p>
          </table:table-cell>
          <table:table-cell table:number-columns-repeated="16374" table:style-name="ce1"/>
        </table:table-row>
        <table:table-row table:style-name="ro1" table:visibility="filter">
          <table:table-cell office:value-type="string" table:style-name="ce19">
            <text:p><text:s text:c="8"/>22020: Telecommunications</text:p>
          </table:table-cell>
          <table:table-cell office:value-type="string" table:style-name="ce16">
            <text:p/>
          </table:table-cell>
          <table:table-cell office:value-type="float" office:value="3.1316999999999998E-2" table:style-name="ce18">
            <text:p>0.031317</text:p>
          </table:table-cell>
          <table:table-cell office:value-type="float" office:value="0.12676499999999999" table:style-name="ce18">
            <text:p>0.126765</text:p>
          </table:table-cell>
          <table:table-cell office:value-type="float" office:value="0.124292" table:style-name="ce18">
            <text:p>0.124292</text:p>
          </table:table-cell>
          <table:table-cell office:value-type="float" office:value="0.132386" table:style-name="ce18">
            <text:p>0.132386</text:p>
          </table:table-cell>
          <table:table-cell office:value-type="string" table:style-name="ce18">
            <text:p>..</text:p>
          </table:table-cell>
          <table:table-cell office:value-type="float" office:value="1.5966000000000001E-2" table:style-name="ce18">
            <text:p>0.015966</text:p>
          </table:table-cell>
          <table:table-cell office:value-type="string" table:style-name="ce18">
            <text:p>..</text:p>
          </table:table-cell>
          <table:table-cell office:value-type="float" office:value="0.272644" table:formula="msoxl:=SUM($E105:$I105)" table:style-name="ce1">
            <text:p>0.272644</text:p>
          </table:table-cell>
          <table:table-cell table:number-columns-repeated="16374" table:style-name="ce1"/>
        </table:table-row>
        <table:table-row table:style-name="ro1" table:visibility="filter">
          <table:table-cell office:value-type="string" table:style-name="ce19">
            <text:p><text:s text:c="8"/>22030: Radio/television/print media</text:p>
          </table:table-cell>
          <table:table-cell office:value-type="string" table:style-name="ce16">
            <text:p/>
          </table:table-cell>
          <table:table-cell office:value-type="float" office:value="4.973E-3" table:style-name="ce17">
            <text:p>0.004973</text:p>
          </table:table-cell>
          <table:table-cell office:value-type="float" office:value="1.0708000000000001E-2" table:style-name="ce17">
            <text:p>0.010708</text:p>
          </table:table-cell>
          <table:table-cell office:value-type="float" office:value="4.0696999999999997E-2" table:style-name="ce17">
            <text:p>0.040697</text:p>
          </table:table-cell>
          <table:table-cell office:value-type="float" office:value="2.2282E-2" table:style-name="ce17">
            <text:p>0.022282</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6.2978999999999993E-2" table:formula="msoxl:=SUM($E106:$I106)" table:style-name="ce1">
            <text:p>0.062979</text:p>
          </table:table-cell>
          <table:table-cell table:number-columns-repeated="16374" table:style-name="ce1"/>
        </table:table-row>
        <table:table-row table:style-name="ro1" table:visibility="filter">
          <table:table-cell office:value-type="string" table:style-name="ce19">
            <text:p><text:s text:c="8"/>22040: Information and communication technology (ICT)</text:p>
          </table:table-cell>
          <table:table-cell office:value-type="string" table:style-name="ce16">
            <text:p/>
          </table:table-cell>
          <table:table-cell office:value-type="float" office:value="0.14206199999999999" table:style-name="ce18">
            <text:p>0.142062</text:p>
          </table:table-cell>
          <table:table-cell office:value-type="float" office:value="0.17629500000000001" table:style-name="ce18">
            <text:p>0.176295</text:p>
          </table:table-cell>
          <table:table-cell office:value-type="float" office:value="2.4457599999999999" table:style-name="ce18">
            <text:p>2.44576</text:p>
          </table:table-cell>
          <table:table-cell office:value-type="float" office:value="0.346468" table:style-name="ce18">
            <text:p>0.346468</text:p>
          </table:table-cell>
          <table:table-cell office:value-type="float" office:value="0.49103400000000003" table:style-name="ce18">
            <text:p>0.491034</text:p>
          </table:table-cell>
          <table:table-cell office:value-type="string" table:style-name="ce18">
            <text:p>..</text:p>
          </table:table-cell>
          <table:table-cell office:value-type="float" office:value="2.5935E-2" table:style-name="ce18">
            <text:p>0.025935</text:p>
          </table:table-cell>
          <table:table-cell office:value-type="float" office:value="3.3091969999999997" table:formula="msoxl:=SUM($E107:$I107)" table:style-name="ce1">
            <text:p>3.309197</text:p>
          </table:table-cell>
          <table:table-cell table:number-columns-repeated="16374" table:style-name="ce1"/>
        </table:table-row>
        <table:table-row table:style-name="ro1">
          <table:table-cell office:value-type="string" table:style-name="ce84">
            <text:p><text:s text:c="6"/>230: II.3. Energy, Total</text:p>
          </table:table-cell>
          <table:table-cell office:value-type="string" table:style-name="ce85">
            <text:p/>
          </table:table-cell>
          <table:table-cell office:value-type="float" office:value="22.254847999999999" table:style-name="ce86">
            <text:p>22.254848</text:p>
          </table:table-cell>
          <table:table-cell office:value-type="float" office:value="42.756224000000003" table:style-name="ce86">
            <text:p>42.756224</text:p>
          </table:table-cell>
          <table:table-cell office:value-type="float" office:value="39.373023000000003" table:style-name="ce86">
            <text:p>39.373023</text:p>
          </table:table-cell>
          <table:table-cell office:value-type="float" office:value="80.127661000000003" table:style-name="ce86">
            <text:p>80.127661</text:p>
          </table:table-cell>
          <table:table-cell office:value-type="float" office:value="95.806150000000002" table:style-name="ce86">
            <text:p>95.80615</text:p>
          </table:table-cell>
          <table:table-cell office:value-type="float" office:value="72.239270000000005" table:style-name="ce86">
            <text:p>72.23927</text:p>
          </table:table-cell>
          <table:table-cell office:value-type="float" office:value="34.700876999999998" table:style-name="ce86">
            <text:p>34.700877</text:p>
          </table:table-cell>
          <table:table-cell office:value-type="float" office:value="322.24698100000001" table:formula="msoxl:=SUM($E108:$I108)" table:style-name="ce43">
            <text:p>322.246981</text:p>
          </table:table-cell>
          <table:table-cell table:style-name="ce43"/>
          <table:table-cell table:number-columns-repeated="16373"/>
        </table:table-row>
        <table:table-row table:style-name="ro1" table:visibility="filter">
          <table:table-cell office:value-type="string" table:style-name="ce19">
            <text:p><text:s text:c="8"/>23010: Energy policy and admin. management</text:p>
          </table:table-cell>
          <table:table-cell office:value-type="string" table:style-name="ce16">
            <text:p/>
          </table:table-cell>
          <table:table-cell office:value-type="float" office:value="15.943189" table:style-name="ce18">
            <text:p>15.943189</text:p>
          </table:table-cell>
          <table:table-cell office:value-type="float" office:value="5.5196360000000002" table:style-name="ce18">
            <text:p>5.519636</text:p>
          </table:table-cell>
          <table:table-cell office:value-type="float" office:value="12.866947" table:style-name="ce18">
            <text:p>12.866947</text:p>
          </table:table-cell>
          <table:table-cell office:value-type="float" office:value="18.587067999999999" table:style-name="ce18">
            <text:p>18.587068</text:p>
          </table:table-cell>
          <table:table-cell office:value-type="float" office:value="31.354448000000001" table:style-name="ce18">
            <text:p>31.354448</text:p>
          </table:table-cell>
          <table:table-cell office:value-type="float" office:value="32.020197000000003" table:style-name="ce18">
            <text:p>32.020197</text:p>
          </table:table-cell>
          <table:table-cell office:value-type="float" office:value="25.886182999999999" table:style-name="ce18">
            <text:p>25.886183</text:p>
          </table:table-cell>
          <table:table-cell office:value-type="float" office:value="120.71484300000002" table:formula="msoxl:=SUM($E109:$I109)" table:style-name="ce1">
            <text:p>120.714843</text:p>
          </table:table-cell>
          <table:table-cell table:number-columns-repeated="16374" table:style-name="ce1"/>
        </table:table-row>
        <table:table-row table:style-name="ro1" table:visibility="filter">
          <table:table-cell office:value-type="string" table:style-name="ce19">
            <text:p><text:s text:c="8"/>23020: Power generat./non-renewable sources</text:p>
          </table:table-cell>
          <table:table-cell office:value-type="string" table:style-name="ce16">
            <text:p/>
          </table:table-cell>
          <table:table-cell office:value-type="float" office:value="0.22742999999999999" table:style-name="ce17">
            <text:p>0.22743</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123055" table:style-name="ce17">
            <text:p>0.123055</text:p>
          </table:table-cell>
          <table:table-cell office:value-type="float" office:value="1.1057000000000001E-2" table:style-name="ce17">
            <text:p>0.011057</text:p>
          </table:table-cell>
          <table:table-cell office:value-type="float" office:value="0.13411200000000001" table:formula="msoxl:=SUM($E110:$I110)" table:style-name="ce1">
            <text:p>0.134112</text:p>
          </table:table-cell>
          <table:table-cell table:number-columns-repeated="16374" table:style-name="ce1"/>
        </table:table-row>
        <table:table-row table:style-name="ro1" table:visibility="filter">
          <table:table-cell office:value-type="string" table:style-name="ce19">
            <text:p><text:s text:c="8"/>23030: Power generation/renewable sources</text:p>
          </table:table-cell>
          <table:table-cell office:value-type="string" table:style-name="ce16">
            <text:p/>
          </table:table-cell>
          <table:table-cell office:value-type="string" table:style-name="ce18">
            <text:p>..</text:p>
          </table:table-cell>
          <table:table-cell office:value-type="float" office:value="1.4135E-2" table:style-name="ce18">
            <text:p>0.014135</text:p>
          </table:table-cell>
          <table:table-cell office:value-type="float" office:value="0.19836200000000001" table:style-name="ce18">
            <text:p>0.198362</text:p>
          </table:table-cell>
          <table:table-cell office:value-type="float" office:value="1.222019" table:style-name="ce18">
            <text:p>1.222019</text:p>
          </table:table-cell>
          <table:table-cell office:value-type="float" office:value="0.63806399999999996" table:style-name="ce18">
            <text:p>0.638064</text:p>
          </table:table-cell>
          <table:table-cell office:value-type="float" office:value="1.2862990000000001" table:style-name="ce18">
            <text:p>1.286299</text:p>
          </table:table-cell>
          <table:table-cell office:value-type="float" office:value="1.517182" table:style-name="ce18">
            <text:p>1.517182</text:p>
          </table:table-cell>
          <table:table-cell office:value-type="float" office:value="4.8619260000000004" table:formula="msoxl:=SUM($E111:$I111)" table:style-name="ce1">
            <text:p>4.861926</text:p>
          </table:table-cell>
          <table:table-cell table:number-columns-repeated="16374" table:style-name="ce1"/>
        </table:table-row>
        <table:table-row table:style-name="ro1" table:visibility="filter">
          <table:table-cell office:value-type="string" table:style-name="ce19">
            <text:p><text:s text:c="8"/>23040: Electrical transmission/distribution</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9.5130000000000006E-3" table:style-name="ce17">
            <text:p>0.009513</text:p>
          </table:table-cell>
          <table:table-cell office:value-type="string" table:style-name="ce17">
            <text:p>..</text:p>
          </table:table-cell>
          <table:table-cell office:value-type="float" office:value="0.86399999999999999" table:style-name="ce17">
            <text:p>0.864</text:p>
          </table:table-cell>
          <table:table-cell office:value-type="float" office:value="0.178426" table:style-name="ce17">
            <text:p>0.178426</text:p>
          </table:table-cell>
          <table:table-cell office:value-type="float" office:value="1.051939" table:formula="msoxl:=SUM($E112:$I112)" table:style-name="ce1">
            <text:p>1.051939</text:p>
          </table:table-cell>
          <table:table-cell table:number-columns-repeated="16374" table:style-name="ce1"/>
        </table:table-row>
        <table:table-row table:style-name="ro1" table:visibility="filter">
          <table:table-cell office:value-type="string" table:style-name="ce19">
            <text:p><text:s text:c="8"/>23050: Gas distribution</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4.437E-3" table:style-name="ce18">
            <text:p>0.004437</text:p>
          </table:table-cell>
          <table:table-cell office:value-type="float" office:value="4.437E-3" table:formula="msoxl:=SUM($E113:$I113)" table:style-name="ce1">
            <text:p>0.004437</text:p>
          </table:table-cell>
          <table:table-cell table:number-columns-repeated="16374" table:style-name="ce1"/>
        </table:table-row>
        <table:table-row table:style-name="ro1" table:visibility="filter">
          <table:table-cell office:value-type="string" table:style-name="ce19">
            <text:p><text:s text:c="8"/>23061: Oil-fired power plant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14:$I114)" table:style-name="ce1">
            <text:p>0</text:p>
          </table:table-cell>
          <table:table-cell table:number-columns-repeated="16374" table:style-name="ce1"/>
        </table:table-row>
        <table:table-row table:style-name="ro1" table:visibility="filter">
          <table:table-cell office:value-type="string" table:style-name="ce19">
            <text:p><text:s text:c="8"/>23062: Gas-fired power plant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15:$I115)" table:style-name="ce1">
            <text:p>0</text:p>
          </table:table-cell>
          <table:table-cell table:number-columns-repeated="16374" table:style-name="ce1"/>
        </table:table-row>
        <table:table-row table:style-name="ro1" table:visibility="filter">
          <table:table-cell office:value-type="string" table:style-name="ce19">
            <text:p><text:s text:c="8"/>23063: Coal-fired power plant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16:$I116)" table:style-name="ce1">
            <text:p>0</text:p>
          </table:table-cell>
          <table:table-cell table:number-columns-repeated="16374" table:style-name="ce1"/>
        </table:table-row>
        <table:table-row table:style-name="ro1" table:visibility="filter">
          <table:table-cell office:value-type="string" table:style-name="ce19">
            <text:p><text:s text:c="8"/>23064: Nuclear power plants</text:p>
          </table:table-cell>
          <table:table-cell office:value-type="string" table:style-name="ce16">
            <text:p/>
          </table:table-cell>
          <table:table-cell office:value-type="float" office:value="5.8742159999999997" table:style-name="ce18">
            <text:p>5.874216</text:p>
          </table:table-cell>
          <table:table-cell office:value-type="float" office:value="36.007083000000002" table:style-name="ce18">
            <text:p>36.007083</text:p>
          </table:table-cell>
          <table:table-cell office:value-type="float" office:value="24.813763999999999" table:style-name="ce18">
            <text:p>24.813764</text:p>
          </table:table-cell>
          <table:table-cell office:value-type="float" office:value="59.493164" table:style-name="ce18">
            <text:p>59.493164</text:p>
          </table:table-cell>
          <table:table-cell office:value-type="float" office:value="63.534258000000001" table:style-name="ce18">
            <text:p>63.534258</text:p>
          </table:table-cell>
          <table:table-cell office:value-type="float" office:value="37.839489999999998" table:style-name="ce18">
            <text:p>37.83949</text:p>
          </table:table-cell>
          <table:table-cell office:value-type="float" office:value="6.0615019999999999" table:style-name="ce18">
            <text:p>6.061502</text:p>
          </table:table-cell>
          <table:table-cell office:value-type="float" office:value="191.742178" table:formula="msoxl:=SUM($E117:$I117)" table:style-name="ce1">
            <text:p>191.742178</text:p>
          </table:table-cell>
          <table:table-cell table:number-columns-repeated="16374" table:style-name="ce1"/>
        </table:table-row>
        <table:table-row table:style-name="ro1" table:visibility="filter">
          <table:table-cell office:value-type="string" table:style-name="ce19">
            <text:p><text:s text:c="8"/>23065: Hydro-electric power plant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18:$I118)" table:style-name="ce1">
            <text:p>0</text:p>
          </table:table-cell>
          <table:table-cell table:number-columns-repeated="16374" table:style-name="ce1"/>
        </table:table-row>
        <table:table-row table:style-name="ro1" table:visibility="filter">
          <table:table-cell office:value-type="string" table:style-name="ce19">
            <text:p><text:s text:c="8"/>23066: Geothermal energy</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19:$I119)" table:style-name="ce1">
            <text:p>0</text:p>
          </table:table-cell>
          <table:table-cell table:number-columns-repeated="16374" table:style-name="ce1"/>
        </table:table-row>
        <table:table-row table:style-name="ro1" table:visibility="filter">
          <table:table-cell office:value-type="string" table:style-name="ce19">
            <text:p><text:s text:c="8"/>23067: Solar energy</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10539800000000001" table:style-name="ce17">
            <text:p>0.105398</text:p>
          </table:table-cell>
          <table:table-cell office:value-type="float" office:value="0.45009199999999999" table:style-name="ce17">
            <text:p>0.450092</text:p>
          </table:table-cell>
          <table:table-cell office:value-type="float" office:value="0.55549000000000004" table:formula="msoxl:=SUM($E120:$I120)" table:style-name="ce1">
            <text:p>0.55549</text:p>
          </table:table-cell>
          <table:table-cell table:number-columns-repeated="16374" table:style-name="ce1"/>
        </table:table-row>
        <table:table-row table:style-name="ro1" table:visibility="filter">
          <table:table-cell office:value-type="string" table:style-name="ce19">
            <text:p><text:s text:c="8"/>23068: Wind power</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21:$I121)" table:style-name="ce1">
            <text:p>0</text:p>
          </table:table-cell>
          <table:table-cell table:number-columns-repeated="16374" table:style-name="ce1"/>
        </table:table-row>
        <table:table-row table:style-name="ro1" table:visibility="filter">
          <table:table-cell office:value-type="string" table:style-name="ce19">
            <text:p><text:s text:c="8"/>23069: Ocean power</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22:$I122)" table:style-name="ce1">
            <text:p>0</text:p>
          </table:table-cell>
          <table:table-cell table:number-columns-repeated="16374" table:style-name="ce1"/>
        </table:table-row>
        <table:table-row table:style-name="ro1" table:visibility="filter">
          <table:table-cell office:value-type="string" table:style-name="ce19">
            <text:p><text:s text:c="8"/>23070: Biomass</text:p>
          </table:table-cell>
          <table:table-cell office:value-type="string" table:style-name="ce16">
            <text:p/>
          </table:table-cell>
          <table:table-cell office:value-type="string" table:style-name="ce18">
            <text:p>..</text:p>
          </table:table-cell>
          <table:table-cell office:value-type="float" office:value="0.23136399999999999" table:style-name="ce18">
            <text:p>0.231364</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14375299999999999" table:style-name="ce18">
            <text:p>0.143753</text:p>
          </table:table-cell>
          <table:table-cell office:value-type="float" office:value="0.14375299999999999" table:formula="msoxl:=SUM($E123:$I123)" table:style-name="ce1">
            <text:p>0.143753</text:p>
          </table:table-cell>
          <table:table-cell table:number-columns-repeated="16374" table:style-name="ce1"/>
        </table:table-row>
        <table:table-row table:style-name="ro1" table:visibility="filter">
          <table:table-cell office:value-type="string" table:style-name="ce19">
            <text:p><text:s text:c="8"/>23081: Energy education/training</text:p>
          </table:table-cell>
          <table:table-cell office:value-type="string" table:style-name="ce16">
            <text:p/>
          </table:table-cell>
          <table:table-cell office:value-type="float" office:value="0.21001300000000001" table:style-name="ce17">
            <text:p>0.210013</text:p>
          </table:table-cell>
          <table:table-cell office:value-type="float" office:value="0.899702" table:style-name="ce17">
            <text:p>0.899702</text:p>
          </table:table-cell>
          <table:table-cell office:value-type="float" office:value="1.4888699999999999" table:style-name="ce17">
            <text:p>1.48887</text:p>
          </table:table-cell>
          <table:table-cell office:value-type="float" office:value="0.81589699999999998" table:style-name="ce17">
            <text:p>0.815897</text:p>
          </table:table-cell>
          <table:table-cell office:value-type="float" office:value="0.27938000000000002" table:style-name="ce17">
            <text:p>0.27938</text:p>
          </table:table-cell>
          <table:table-cell office:value-type="string" table:style-name="ce17">
            <text:p>..</text:p>
          </table:table-cell>
          <table:table-cell office:value-type="float" office:value="0.442388" table:style-name="ce17">
            <text:p>0.442388</text:p>
          </table:table-cell>
          <table:table-cell office:value-type="float" office:value="3.026535" table:formula="msoxl:=SUM($E124:$I124)" table:style-name="ce1">
            <text:p>3.026535</text:p>
          </table:table-cell>
          <table:table-cell table:number-columns-repeated="16374" table:style-name="ce1"/>
        </table:table-row>
        <table:table-row table:style-name="ro1" table:visibility="filter">
          <table:table-cell office:value-type="string" table:style-name="ce19">
            <text:p><text:s text:c="8"/>23082: Energy research</text:p>
          </table:table-cell>
          <table:table-cell office:value-type="string" table:style-name="ce16">
            <text:p/>
          </table:table-cell>
          <table:table-cell office:value-type="string" table:style-name="ce18">
            <text:p>..</text:p>
          </table:table-cell>
          <table:table-cell office:value-type="float" office:value="8.4304000000000004E-2" table:style-name="ce18">
            <text:p>0.084304</text:p>
          </table:table-cell>
          <table:table-cell office:value-type="float" office:value="5.0800000000000003E-3" table:style-name="ce18">
            <text:p>0.00508</text:p>
          </table:table-cell>
          <table:table-cell office:value-type="string" table:style-name="ce18">
            <text:p>..</text:p>
          </table:table-cell>
          <table:table-cell office:value-type="string" table:style-name="ce18">
            <text:p>..</text:p>
          </table:table-cell>
          <table:table-cell office:value-type="float" office:value="8.3100000000000003E-4" table:style-name="ce18">
            <text:p>0.000831</text:p>
          </table:table-cell>
          <table:table-cell office:value-type="float" office:value="5.8570000000000002E-3" table:style-name="ce18">
            <text:p>0.005857</text:p>
          </table:table-cell>
          <table:table-cell office:value-type="float" office:value="1.1768000000000001E-2" table:formula="msoxl:=SUM($E125:$I125)" table:style-name="ce1">
            <text:p>0.011768</text:p>
          </table:table-cell>
          <table:table-cell table:number-columns-repeated="16374" table:style-name="ce1"/>
        </table:table-row>
        <table:table-row table:style-name="ro1">
          <table:table-cell office:value-type="string" table:style-name="ce84">
            <text:p><text:s text:c="6"/>240: II.4. Banking &amp; Financial Services, Total</text:p>
          </table:table-cell>
          <table:table-cell office:value-type="string" table:style-name="ce85">
            <text:p/>
          </table:table-cell>
          <table:table-cell office:value-type="float" office:value="10.300874" table:style-name="ce86">
            <text:p>10.300874</text:p>
          </table:table-cell>
          <table:table-cell office:value-type="float" office:value="13.236007000000001" table:style-name="ce86">
            <text:p>13.236007</text:p>
          </table:table-cell>
          <table:table-cell office:value-type="float" office:value="52.843521000000003" table:style-name="ce86">
            <text:p>52.843521</text:p>
          </table:table-cell>
          <table:table-cell office:value-type="float" office:value="19.099675999999999" table:style-name="ce86">
            <text:p>19.099676</text:p>
          </table:table-cell>
          <table:table-cell office:value-type="float" office:value="12.976138000000001" table:style-name="ce86">
            <text:p>12.976138</text:p>
          </table:table-cell>
          <table:table-cell office:value-type="float" office:value="7.4547879999999997" table:style-name="ce86">
            <text:p>7.454788</text:p>
          </table:table-cell>
          <table:table-cell office:value-type="float" office:value="4.8419829999999999" table:style-name="ce86">
            <text:p>4.841983</text:p>
          </table:table-cell>
          <table:table-cell office:value-type="float" office:value="97.216105999999996" table:formula="msoxl:=SUM($E126:$I126)" table:style-name="ce43">
            <text:p>97.216106</text:p>
          </table:table-cell>
          <table:table-cell table:style-name="ce43"/>
          <table:table-cell table:number-columns-repeated="16373"/>
        </table:table-row>
        <table:table-row table:style-name="ro1" table:visibility="filter">
          <table:table-cell office:value-type="string" table:style-name="ce19">
            <text:p><text:s text:c="8"/>24010: Financial policy &amp; admin. management</text:p>
          </table:table-cell>
          <table:table-cell office:value-type="string" table:style-name="ce16">
            <text:p/>
          </table:table-cell>
          <table:table-cell office:value-type="float" office:value="3.4742600000000001" table:style-name="ce18">
            <text:p>3.47426</text:p>
          </table:table-cell>
          <table:table-cell office:value-type="float" office:value="6.8979429999999997" table:style-name="ce18">
            <text:p>6.897943</text:p>
          </table:table-cell>
          <table:table-cell office:value-type="float" office:value="6.8911749999999996" table:style-name="ce18">
            <text:p>6.891175</text:p>
          </table:table-cell>
          <table:table-cell office:value-type="float" office:value="6.1489149999999997" table:style-name="ce18">
            <text:p>6.148915</text:p>
          </table:table-cell>
          <table:table-cell office:value-type="float" office:value="6.3165560000000003" table:style-name="ce18">
            <text:p>6.316556</text:p>
          </table:table-cell>
          <table:table-cell office:value-type="float" office:value="3.8799950000000001" table:style-name="ce18">
            <text:p>3.879995</text:p>
          </table:table-cell>
          <table:table-cell office:value-type="float" office:value="4.3929239999999998" table:style-name="ce18">
            <text:p>4.392924</text:p>
          </table:table-cell>
          <table:table-cell office:value-type="float" office:value="27.629564999999999" table:formula="msoxl:=SUM($E127:$I127)" table:style-name="ce1">
            <text:p>27.629565</text:p>
          </table:table-cell>
          <table:table-cell table:number-columns-repeated="16374" table:style-name="ce1"/>
        </table:table-row>
        <table:table-row table:style-name="ro1" table:visibility="filter">
          <table:table-cell office:value-type="string" table:style-name="ce19">
            <text:p><text:s text:c="8"/>24020: Monetary institution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float" office:value="3.3953859999999998" table:style-name="ce17">
            <text:p>3.395386</text:p>
          </table:table-cell>
          <table:table-cell office:value-type="float" office:value="1.682415" table:style-name="ce17">
            <text:p>1.682415</text:p>
          </table:table-cell>
          <table:table-cell office:value-type="float" office:value="0.49454799999999999" table:style-name="ce17">
            <text:p>0.494548</text:p>
          </table:table-cell>
          <table:table-cell office:value-type="string" table:style-name="ce17">
            <text:p>..</text:p>
          </table:table-cell>
          <table:table-cell office:value-type="string" table:style-name="ce17">
            <text:p>..</text:p>
          </table:table-cell>
          <table:table-cell office:value-type="float" office:value="5.572349" table:formula="msoxl:=SUM($E128:$I128)" table:style-name="ce1">
            <text:p>5.572349</text:p>
          </table:table-cell>
          <table:table-cell table:number-columns-repeated="16374" table:style-name="ce1"/>
        </table:table-row>
        <table:table-row table:style-name="ro1" table:visibility="filter">
          <table:table-cell office:value-type="string" table:style-name="ce19">
            <text:p><text:s text:c="8"/>24030: Formal sector financ. intermediaries</text:p>
          </table:table-cell>
          <table:table-cell office:value-type="string" table:style-name="ce16">
            <text:p/>
          </table:table-cell>
          <table:table-cell office:value-type="float" office:value="4.5633520000000001" table:style-name="ce18">
            <text:p>4.563352</text:p>
          </table:table-cell>
          <table:table-cell office:value-type="float" office:value="4.7283770000000001" table:style-name="ce18">
            <text:p>4.728377</text:p>
          </table:table-cell>
          <table:table-cell office:value-type="float" office:value="40.966501999999998" table:style-name="ce18">
            <text:p>40.966502</text:p>
          </table:table-cell>
          <table:table-cell office:value-type="float" office:value="9.421538" table:style-name="ce18">
            <text:p>9.421538</text:p>
          </table:table-cell>
          <table:table-cell office:value-type="float" office:value="4.6148999999999996" table:style-name="ce18">
            <text:p>4.6149</text:p>
          </table:table-cell>
          <table:table-cell office:value-type="float" office:value="2.8548740000000001" table:style-name="ce18">
            <text:p>2.854874</text:p>
          </table:table-cell>
          <table:table-cell office:value-type="float" office:value="5.7139000000000002E-2" table:style-name="ce18">
            <text:p>0.057139</text:p>
          </table:table-cell>
          <table:table-cell office:value-type="float" office:value="57.914952999999997" table:formula="msoxl:=SUM($E129:$I129)" table:style-name="ce1">
            <text:p>57.914953</text:p>
          </table:table-cell>
          <table:table-cell table:number-columns-repeated="16374" table:style-name="ce1"/>
        </table:table-row>
        <table:table-row table:style-name="ro1" table:visibility="filter">
          <table:table-cell office:value-type="string" table:style-name="ce19">
            <text:p><text:s text:c="8"/>24040: Informal/semi-formal fin. intermed.</text:p>
          </table:table-cell>
          <table:table-cell office:value-type="string" table:style-name="ce16">
            <text:p/>
          </table:table-cell>
          <table:table-cell office:value-type="float" office:value="2.0382660000000001" table:style-name="ce17">
            <text:p>2.038266</text:p>
          </table:table-cell>
          <table:table-cell office:value-type="float" office:value="1.6096870000000001" table:style-name="ce17">
            <text:p>1.609687</text:p>
          </table:table-cell>
          <table:table-cell office:value-type="float" office:value="0.80374900000000005" table:style-name="ce17">
            <text:p>0.803749</text:p>
          </table:table-cell>
          <table:table-cell office:value-type="float" office:value="1.539175" table:style-name="ce17">
            <text:p>1.539175</text:p>
          </table:table-cell>
          <table:table-cell office:value-type="float" office:value="0.91384799999999999" table:style-name="ce17">
            <text:p>0.913848</text:p>
          </table:table-cell>
          <table:table-cell office:value-type="float" office:value="0.71991899999999998" table:style-name="ce17">
            <text:p>0.719919</text:p>
          </table:table-cell>
          <table:table-cell office:value-type="float" office:value="0.39191999999999999" table:style-name="ce17">
            <text:p>0.39192</text:p>
          </table:table-cell>
          <table:table-cell office:value-type="float" office:value="4.3686109999999996" table:formula="msoxl:=SUM($E130:$I130)" table:style-name="ce1">
            <text:p>4.368611</text:p>
          </table:table-cell>
          <table:table-cell table:number-columns-repeated="16374" table:style-name="ce1"/>
        </table:table-row>
        <table:table-row table:style-name="ro1" table:visibility="filter">
          <table:table-cell office:value-type="string" table:style-name="ce19">
            <text:p><text:s text:c="8"/>24081: Education/trng in banking &amp; fin. services</text:p>
          </table:table-cell>
          <table:table-cell office:value-type="string" table:style-name="ce16">
            <text:p/>
          </table:table-cell>
          <table:table-cell office:value-type="float" office:value="0.224996" table:style-name="ce18">
            <text:p>0.224996</text:p>
          </table:table-cell>
          <table:table-cell office:value-type="string" table:style-name="ce18">
            <text:p>..</text:p>
          </table:table-cell>
          <table:table-cell office:value-type="float" office:value="0.78670899999999999" table:style-name="ce18">
            <text:p>0.786709</text:p>
          </table:table-cell>
          <table:table-cell office:value-type="float" office:value="0.30763299999999999" table:style-name="ce18">
            <text:p>0.307633</text:p>
          </table:table-cell>
          <table:table-cell office:value-type="float" office:value="0.63628600000000002" table:style-name="ce18">
            <text:p>0.636286</text:p>
          </table:table-cell>
          <table:table-cell office:value-type="string" table:style-name="ce18">
            <text:p>..</text:p>
          </table:table-cell>
          <table:table-cell office:value-type="string" table:style-name="ce18">
            <text:p>..</text:p>
          </table:table-cell>
          <table:table-cell office:value-type="float" office:value="1.7306279999999998" table:formula="msoxl:=SUM($E131:$I131)" table:style-name="ce1">
            <text:p>1.730628</text:p>
          </table:table-cell>
          <table:table-cell table:number-columns-repeated="16374" table:style-name="ce1"/>
        </table:table-row>
        <table:table-row table:style-name="ro1">
          <table:table-cell office:value-type="string" table:style-name="ce84">
            <text:p><text:s text:c="6"/>250: II.5. Business &amp; Other Services, Total</text:p>
          </table:table-cell>
          <table:table-cell office:value-type="string" table:style-name="ce85">
            <text:p/>
          </table:table-cell>
          <table:table-cell office:value-type="float" office:value="12.841637" table:style-name="ce86">
            <text:p>12.841637</text:p>
          </table:table-cell>
          <table:table-cell office:value-type="float" office:value="8.9248849999999997" table:style-name="ce86">
            <text:p>8.924885</text:p>
          </table:table-cell>
          <table:table-cell office:value-type="float" office:value="10.611214" table:style-name="ce86">
            <text:p>10.611214</text:p>
          </table:table-cell>
          <table:table-cell office:value-type="float" office:value="15.855918000000001" table:style-name="ce86">
            <text:p>15.855918</text:p>
          </table:table-cell>
          <table:table-cell office:value-type="float" office:value="12.542821999999999" table:style-name="ce86">
            <text:p>12.542822</text:p>
          </table:table-cell>
          <table:table-cell office:value-type="float" office:value="16.904311" table:style-name="ce86">
            <text:p>16.904311</text:p>
          </table:table-cell>
          <table:table-cell office:value-type="float" office:value="12.230769" table:style-name="ce86">
            <text:p>12.230769</text:p>
          </table:table-cell>
          <table:table-cell office:value-type="float" office:value="68.145033999999995" table:formula="msoxl:=SUM($E132:$I132)" table:style-name="ce43">
            <text:p>68.145034</text:p>
          </table:table-cell>
          <table:table-cell table:style-name="ce43"/>
          <table:table-cell table:number-columns-repeated="16373"/>
        </table:table-row>
        <table:table-row table:style-name="ro1" table:visibility="filter">
          <table:table-cell office:value-type="string" table:style-name="ce19">
            <text:p><text:s text:c="8"/>25010: Business support services &amp; institutions</text:p>
          </table:table-cell>
          <table:table-cell office:value-type="string" table:style-name="ce16">
            <text:p/>
          </table:table-cell>
          <table:table-cell office:value-type="float" office:value="12.664816" table:style-name="ce18">
            <text:p>12.664816</text:p>
          </table:table-cell>
          <table:table-cell office:value-type="float" office:value="8.6954379999999993" table:style-name="ce18">
            <text:p>8.695438</text:p>
          </table:table-cell>
          <table:table-cell office:value-type="float" office:value="10.611214" table:style-name="ce18">
            <text:p>10.611214</text:p>
          </table:table-cell>
          <table:table-cell office:value-type="float" office:value="15.628826999999999" table:style-name="ce18">
            <text:p>15.628827</text:p>
          </table:table-cell>
          <table:table-cell office:value-type="float" office:value="12.318493999999999" table:style-name="ce18">
            <text:p>12.318494</text:p>
          </table:table-cell>
          <table:table-cell office:value-type="float" office:value="16.904311" table:style-name="ce18">
            <text:p>16.904311</text:p>
          </table:table-cell>
          <table:table-cell office:value-type="float" office:value="12.230769" table:style-name="ce18">
            <text:p>12.230769</text:p>
          </table:table-cell>
          <table:table-cell office:value-type="float" office:value="67.693614999999994" table:formula="msoxl:=SUM($E133:$I133)" table:style-name="ce1">
            <text:p>67.693615</text:p>
          </table:table-cell>
          <table:table-cell table:number-columns-repeated="16374" table:style-name="ce1"/>
        </table:table-row>
        <table:table-row table:style-name="ro1" table:visibility="filter">
          <table:table-cell office:value-type="string" table:style-name="ce19">
            <text:p><text:s text:c="8"/>25020: Privatisation</text:p>
          </table:table-cell>
          <table:table-cell office:value-type="string" table:style-name="ce16">
            <text:p/>
          </table:table-cell>
          <table:table-cell office:value-type="float" office:value="0.17682100000000001" table:style-name="ce17">
            <text:p>0.176821</text:p>
          </table:table-cell>
          <table:table-cell office:value-type="float" office:value="0.22944700000000001" table:style-name="ce17">
            <text:p>0.229447</text:p>
          </table:table-cell>
          <table:table-cell office:value-type="string" table:style-name="ce17">
            <text:p>..</text:p>
          </table:table-cell>
          <table:table-cell office:value-type="float" office:value="0.22709099999999999" table:style-name="ce17">
            <text:p>0.227091</text:p>
          </table:table-cell>
          <table:table-cell office:value-type="float" office:value="0.224328" table:style-name="ce17">
            <text:p>0.224328</text:p>
          </table:table-cell>
          <table:table-cell office:value-type="string" table:style-name="ce17">
            <text:p>..</text:p>
          </table:table-cell>
          <table:table-cell office:value-type="string" table:style-name="ce17">
            <text:p>..</text:p>
          </table:table-cell>
          <table:table-cell office:value-type="float" office:value="0.45141900000000001" table:formula="msoxl:=SUM($E134:$I134)" table:style-name="ce1">
            <text:p>0.451419</text:p>
          </table:table-cell>
          <table:table-cell table:number-columns-repeated="16374" table:style-name="ce1"/>
        </table:table-row>
        <table:table-row table:style-name="ro1" table:visibility="filter">
          <table:table-cell office:value-type="string" table:style-name="ce19">
            <text:p><text:s text:c="4"/>300: III. Production Sectors, Total</text:p>
          </table:table-cell>
          <table:table-cell office:value-type="string" table:style-name="ce16">
            <text:p/>
          </table:table-cell>
          <table:table-cell office:value-type="float" office:value="20.963424" table:style-name="ce18">
            <text:p>20.963424</text:p>
          </table:table-cell>
          <table:table-cell office:value-type="float" office:value="15.471233" table:style-name="ce18">
            <text:p>15.471233</text:p>
          </table:table-cell>
          <table:table-cell office:value-type="float" office:value="15.06574" table:style-name="ce18">
            <text:p>15.06574</text:p>
          </table:table-cell>
          <table:table-cell office:value-type="float" office:value="14.670048" table:style-name="ce18">
            <text:p>14.670048</text:p>
          </table:table-cell>
          <table:table-cell office:value-type="float" office:value="22.390165" table:style-name="ce18">
            <text:p>22.390165</text:p>
          </table:table-cell>
          <table:table-cell office:value-type="float" office:value="19.828332" table:style-name="ce18">
            <text:p>19.828332</text:p>
          </table:table-cell>
          <table:table-cell office:value-type="float" office:value="16.962793999999999" table:style-name="ce18">
            <text:p>16.962794</text:p>
          </table:table-cell>
          <table:table-cell office:value-type="float" office:value="88.917079000000001" table:formula="msoxl:=SUM($E135:$I135)" table:style-name="ce1">
            <text:p>88.917079</text:p>
          </table:table-cell>
          <table:table-cell table:number-columns-repeated="16374" table:style-name="ce1"/>
        </table:table-row>
        <table:table-row table:style-name="ro1" table:visibility="filter">
          <table:table-cell office:value-type="string" table:style-name="ce19">
            <text:p><text:s text:c="6"/>310: III.1. Agriculture, Forestry, Fishing, Total</text:p>
          </table:table-cell>
          <table:table-cell office:value-type="string" table:style-name="ce16">
            <text:p/>
          </table:table-cell>
          <table:table-cell office:value-type="float" office:value="7.5779379999999996" table:style-name="ce18">
            <text:p>7.577938</text:p>
          </table:table-cell>
          <table:table-cell office:value-type="float" office:value="10.298481000000001" table:style-name="ce18">
            <text:p>10.298481</text:p>
          </table:table-cell>
          <table:table-cell office:value-type="float" office:value="9.3718800000000009" table:style-name="ce18">
            <text:p>9.37188</text:p>
          </table:table-cell>
          <table:table-cell office:value-type="float" office:value="12.272532999999999" table:style-name="ce18">
            <text:p>12.272533</text:p>
          </table:table-cell>
          <table:table-cell office:value-type="float" office:value="19.085708" table:style-name="ce18">
            <text:p>19.085708</text:p>
          </table:table-cell>
          <table:table-cell office:value-type="float" office:value="12.671640999999999" table:style-name="ce18">
            <text:p>12.671641</text:p>
          </table:table-cell>
          <table:table-cell office:value-type="float" office:value="9.4181290000000004" table:style-name="ce18">
            <text:p>9.418129</text:p>
          </table:table-cell>
          <table:table-cell office:value-type="float" office:value="62.819890999999998" table:formula="msoxl:=SUM($E136:$I136)" table:style-name="ce1">
            <text:p>62.819891</text:p>
          </table:table-cell>
          <table:table-cell table:number-columns-repeated="16374" table:style-name="ce1"/>
        </table:table-row>
        <table:table-row table:style-name="ro1">
          <table:table-cell office:value-type="string" table:style-name="ce84">
            <text:p><text:s text:c="8"/>311: III.1.a. Agriculture, Total</text:p>
          </table:table-cell>
          <table:table-cell office:value-type="string" table:style-name="ce85">
            <text:p/>
          </table:table-cell>
          <table:table-cell office:value-type="float" office:value="5.8171350000000004" table:style-name="ce86">
            <text:p>5.817135</text:p>
          </table:table-cell>
          <table:table-cell office:value-type="float" office:value="9.0248299999999997" table:style-name="ce86">
            <text:p>9.02483</text:p>
          </table:table-cell>
          <table:table-cell office:value-type="float" office:value="8.2572019999999995" table:style-name="ce86">
            <text:p>8.257202</text:p>
          </table:table-cell>
          <table:table-cell office:value-type="float" office:value="11.668100000000001" table:style-name="ce86">
            <text:p>11.6681</text:p>
          </table:table-cell>
          <table:table-cell office:value-type="float" office:value="18.576049000000001" table:style-name="ce86">
            <text:p>18.576049</text:p>
          </table:table-cell>
          <table:table-cell office:value-type="float" office:value="12.413683000000001" table:style-name="ce86">
            <text:p>12.413683</text:p>
          </table:table-cell>
          <table:table-cell office:value-type="float" office:value="9.4181290000000004" table:style-name="ce86">
            <text:p>9.418129</text:p>
          </table:table-cell>
          <table:table-cell office:value-type="float" office:value="60.333162999999999" table:formula="msoxl:=SUM($E137:$I137)" table:style-name="ce43">
            <text:p>60.333163</text:p>
          </table:table-cell>
          <table:table-cell table:style-name="ce43"/>
          <table:table-cell table:number-columns-repeated="16373"/>
        </table:table-row>
        <table:table-row table:style-name="ro1" table:visibility="filter">
          <table:table-cell office:value-type="string" table:style-name="ce19">
            <text:p><text:s text:c="10"/>31110: Agricultural policy &amp; admin. mgmt</text:p>
          </table:table-cell>
          <table:table-cell office:value-type="string" table:style-name="ce16">
            <text:p/>
          </table:table-cell>
          <table:table-cell office:value-type="float" office:value="0.63420900000000002" table:style-name="ce17">
            <text:p>0.634209</text:p>
          </table:table-cell>
          <table:table-cell office:value-type="float" office:value="3.63232" table:style-name="ce17">
            <text:p>3.63232</text:p>
          </table:table-cell>
          <table:table-cell office:value-type="float" office:value="2.3437009999999998" table:style-name="ce17">
            <text:p>2.343701</text:p>
          </table:table-cell>
          <table:table-cell office:value-type="float" office:value="2.7098520000000001" table:style-name="ce17">
            <text:p>2.709852</text:p>
          </table:table-cell>
          <table:table-cell office:value-type="float" office:value="5.1548850000000002" table:style-name="ce17">
            <text:p>5.154885</text:p>
          </table:table-cell>
          <table:table-cell office:value-type="float" office:value="2.1537259999999998" table:style-name="ce17">
            <text:p>2.153726</text:p>
          </table:table-cell>
          <table:table-cell office:value-type="float" office:value="3.5618629999999998" table:style-name="ce17">
            <text:p>3.561863</text:p>
          </table:table-cell>
          <table:table-cell office:value-type="float" office:value="15.924026999999999" table:formula="msoxl:=SUM($E138:$I138)" table:style-name="ce1">
            <text:p>15.924027</text:p>
          </table:table-cell>
          <table:table-cell table:number-columns-repeated="16374" table:style-name="ce1"/>
        </table:table-row>
        <table:table-row table:style-name="ro1" table:visibility="filter">
          <table:table-cell office:value-type="string" table:style-name="ce19">
            <text:p><text:s text:c="10"/>31120: Agricultural development</text:p>
          </table:table-cell>
          <table:table-cell office:value-type="string" table:style-name="ce16">
            <text:p/>
          </table:table-cell>
          <table:table-cell office:value-type="float" office:value="0.25576199999999999" table:style-name="ce18">
            <text:p>0.255762</text:p>
          </table:table-cell>
          <table:table-cell office:value-type="float" office:value="2.1806999999999999" table:style-name="ce18">
            <text:p>2.1807</text:p>
          </table:table-cell>
          <table:table-cell office:value-type="float" office:value="0.40203100000000003" table:style-name="ce18">
            <text:p>0.402031</text:p>
          </table:table-cell>
          <table:table-cell office:value-type="float" office:value="0.51208399999999998" table:style-name="ce18">
            <text:p>0.512084</text:p>
          </table:table-cell>
          <table:table-cell office:value-type="float" office:value="0.18035300000000001" table:style-name="ce18">
            <text:p>0.180353</text:p>
          </table:table-cell>
          <table:table-cell office:value-type="float" office:value="1.5183869999999999" table:style-name="ce18">
            <text:p>1.518387</text:p>
          </table:table-cell>
          <table:table-cell office:value-type="float" office:value="2.1285289999999999" table:style-name="ce18">
            <text:p>2.128529</text:p>
          </table:table-cell>
          <table:table-cell office:value-type="float" office:value="4.741384" table:formula="msoxl:=SUM($E139:$I139)" table:style-name="ce1">
            <text:p>4.741384</text:p>
          </table:table-cell>
          <table:table-cell table:number-columns-repeated="16374" table:style-name="ce1"/>
        </table:table-row>
        <table:table-row table:style-name="ro1" table:visibility="filter">
          <table:table-cell office:value-type="string" table:style-name="ce19">
            <text:p><text:s text:c="10"/>31130: Agricultural land resources</text:p>
          </table:table-cell>
          <table:table-cell office:value-type="string" table:style-name="ce16">
            <text:p/>
          </table:table-cell>
          <table:table-cell office:value-type="float" office:value="0.142513" table:style-name="ce17">
            <text:p>0.142513</text:p>
          </table:table-cell>
          <table:table-cell office:value-type="string" table:style-name="ce17">
            <text:p>..</text:p>
          </table:table-cell>
          <table:table-cell office:value-type="float" office:value="0.48025200000000001" table:style-name="ce17">
            <text:p>0.480252</text:p>
          </table:table-cell>
          <table:table-cell office:value-type="float" office:value="2.5024289999999998" table:style-name="ce17">
            <text:p>2.502429</text:p>
          </table:table-cell>
          <table:table-cell office:value-type="float" office:value="1.838403" table:style-name="ce17">
            <text:p>1.838403</text:p>
          </table:table-cell>
          <table:table-cell office:value-type="string" table:style-name="ce17">
            <text:p>..</text:p>
          </table:table-cell>
          <table:table-cell office:value-type="string" table:style-name="ce17">
            <text:p>..</text:p>
          </table:table-cell>
          <table:table-cell office:value-type="float" office:value="4.8210839999999999" table:formula="msoxl:=SUM($E140:$I140)" table:style-name="ce1">
            <text:p>4.821084</text:p>
          </table:table-cell>
          <table:table-cell table:number-columns-repeated="16374" table:style-name="ce1"/>
        </table:table-row>
        <table:table-row table:style-name="ro1" table:visibility="filter">
          <table:table-cell office:value-type="string" table:style-name="ce19">
            <text:p><text:s text:c="10"/>31140: Agricultural water resource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2.6800000000000001E-2" table:style-name="ce18">
            <text:p>0.0268</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2.6800000000000001E-2" table:formula="msoxl:=SUM($E141:$I141)" table:style-name="ce1">
            <text:p>0.0268</text:p>
          </table:table-cell>
          <table:table-cell table:number-columns-repeated="16374" table:style-name="ce1"/>
        </table:table-row>
        <table:table-row table:style-name="ro1" table:visibility="filter">
          <table:table-cell office:value-type="string" table:style-name="ce19">
            <text:p><text:s text:c="10"/>31150: Agricultural input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float" office:value="0.12998499999999999" table:style-name="ce17">
            <text:p>0.129985</text:p>
          </table:table-cell>
          <table:table-cell office:value-type="float" office:value="0.21973500000000001" table:style-name="ce17">
            <text:p>0.219735</text:p>
          </table:table-cell>
          <table:table-cell office:value-type="float" office:value="0.64792700000000003" table:style-name="ce17">
            <text:p>0.647927</text:p>
          </table:table-cell>
          <table:table-cell office:value-type="float" office:value="0.47130699999999998" table:style-name="ce17">
            <text:p>0.471307</text:p>
          </table:table-cell>
          <table:table-cell office:value-type="float" office:value="2.6901999999999999E-2" table:style-name="ce17">
            <text:p>0.026902</text:p>
          </table:table-cell>
          <table:table-cell office:value-type="float" office:value="1.4958560000000001" table:formula="msoxl:=SUM($E142:$I142)" table:style-name="ce1">
            <text:p>1.495856</text:p>
          </table:table-cell>
          <table:table-cell table:number-columns-repeated="16374" table:style-name="ce1"/>
        </table:table-row>
        <table:table-row table:style-name="ro1" table:visibility="filter">
          <table:table-cell office:value-type="string" table:style-name="ce19">
            <text:p><text:s text:c="10"/>31161: Food crop production</text:p>
          </table:table-cell>
          <table:table-cell office:value-type="string" table:style-name="ce16">
            <text:p/>
          </table:table-cell>
          <table:table-cell office:value-type="string" table:style-name="ce18">
            <text:p>..</text:p>
          </table:table-cell>
          <table:table-cell office:value-type="float" office:value="7.6924000000000006E-2" table:style-name="ce18">
            <text:p>0.076924</text:p>
          </table:table-cell>
          <table:table-cell office:value-type="float" office:value="1.6951670000000001" table:style-name="ce18">
            <text:p>1.695167</text:p>
          </table:table-cell>
          <table:table-cell office:value-type="float" office:value="0.65920599999999996" table:style-name="ce18">
            <text:p>0.659206</text:p>
          </table:table-cell>
          <table:table-cell office:value-type="float" office:value="1.9437690000000001" table:style-name="ce18">
            <text:p>1.943769</text:p>
          </table:table-cell>
          <table:table-cell office:value-type="float" office:value="1.4139109999999999" table:style-name="ce18">
            <text:p>1.413911</text:p>
          </table:table-cell>
          <table:table-cell office:value-type="float" office:value="0.27831699999999998" table:style-name="ce18">
            <text:p>0.278317</text:p>
          </table:table-cell>
          <table:table-cell office:value-type="float" office:value="5.9903700000000004" table:formula="msoxl:=SUM($E143:$I143)" table:style-name="ce1">
            <text:p>5.99037</text:p>
          </table:table-cell>
          <table:table-cell table:number-columns-repeated="16374" table:style-name="ce1"/>
        </table:table-row>
        <table:table-row table:style-name="ro1" table:visibility="filter">
          <table:table-cell office:value-type="string" table:style-name="ce19">
            <text:p><text:s text:c="10"/>31162: Industrial crops/export crop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14472099999999999" table:style-name="ce17">
            <text:p>0.144721</text:p>
          </table:table-cell>
          <table:table-cell office:value-type="float" office:value="0.14472099999999999" table:formula="msoxl:=SUM($E144:$I144)" table:style-name="ce1">
            <text:p>0.144721</text:p>
          </table:table-cell>
          <table:table-cell table:number-columns-repeated="16374" table:style-name="ce1"/>
        </table:table-row>
        <table:table-row table:style-name="ro1" table:visibility="filter">
          <table:table-cell office:value-type="string" table:style-name="ce19">
            <text:p><text:s text:c="10"/>31163: Livestock</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2.5891639999999998" table:style-name="ce18">
            <text:p>2.589164</text:p>
          </table:table-cell>
          <table:table-cell office:value-type="float" office:value="3.8E-3" table:style-name="ce18">
            <text:p>0.0038</text:p>
          </table:table-cell>
          <table:table-cell office:value-type="float" office:value="2.5929639999999998" table:formula="msoxl:=SUM($E145:$I145)" table:style-name="ce1">
            <text:p>2.592964</text:p>
          </table:table-cell>
          <table:table-cell table:number-columns-repeated="16374" table:style-name="ce1"/>
        </table:table-row>
        <table:table-row table:style-name="ro1" table:visibility="filter">
          <table:table-cell office:value-type="string" table:style-name="ce19">
            <text:p><text:s text:c="10"/>31164: Agrarian reform</text:p>
          </table:table-cell>
          <table:table-cell office:value-type="string" table:style-name="ce16">
            <text:p/>
          </table:table-cell>
          <table:table-cell office:value-type="float" office:value="1.759161" table:style-name="ce17">
            <text:p>1.759161</text:p>
          </table:table-cell>
          <table:table-cell office:value-type="float" office:value="0.50600000000000001" table:style-name="ce17">
            <text:p>0.506</text:p>
          </table:table-cell>
          <table:table-cell office:value-type="float" office:value="0.16592299999999999" table:style-name="ce17">
            <text:p>0.165923</text:p>
          </table:table-cell>
          <table:table-cell office:value-type="float" office:value="4.3521999999999998E-2" table:style-name="ce17">
            <text:p>0.043522</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20944499999999999" table:formula="msoxl:=SUM($E146:$I146)" table:style-name="ce1">
            <text:p>0.209445</text:p>
          </table:table-cell>
          <table:table-cell table:number-columns-repeated="16374" table:style-name="ce1"/>
        </table:table-row>
        <table:table-row table:style-name="ro1" table:visibility="filter">
          <table:table-cell office:value-type="string" table:style-name="ce19">
            <text:p><text:s text:c="10"/>31165: Agricultural alternative development</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47:$I147)" table:style-name="ce1">
            <text:p>0</text:p>
          </table:table-cell>
          <table:table-cell table:number-columns-repeated="16374" table:style-name="ce1"/>
        </table:table-row>
        <table:table-row table:style-name="ro1" table:visibility="filter">
          <table:table-cell office:value-type="string" table:style-name="ce19">
            <text:p><text:s text:c="10"/>31166: Agricultural extension</text:p>
          </table:table-cell>
          <table:table-cell office:value-type="string" table:style-name="ce16">
            <text:p/>
          </table:table-cell>
          <table:table-cell office:value-type="float" office:value="0.39095999999999997" table:style-name="ce17">
            <text:p>0.39096</text:p>
          </table:table-cell>
          <table:table-cell office:value-type="float" office:value="9.7900000000000001E-2" table:style-name="ce17">
            <text:p>0.0979</text:p>
          </table:table-cell>
          <table:table-cell office:value-type="float" office:value="0.86079399999999995" table:style-name="ce17">
            <text:p>0.860794</text:p>
          </table:table-cell>
          <table:table-cell office:value-type="float" office:value="1.1092679999999999" table:style-name="ce17">
            <text:p>1.109268</text:p>
          </table:table-cell>
          <table:table-cell office:value-type="float" office:value="1.716154" table:style-name="ce17">
            <text:p>1.716154</text:p>
          </table:table-cell>
          <table:table-cell office:value-type="float" office:value="1.0831759999999999" table:style-name="ce17">
            <text:p>1.083176</text:p>
          </table:table-cell>
          <table:table-cell office:value-type="float" office:value="0.33021600000000001" table:style-name="ce17">
            <text:p>0.330216</text:p>
          </table:table-cell>
          <table:table-cell office:value-type="float" office:value="5.0996079999999999" table:formula="msoxl:=SUM($E148:$I148)" table:style-name="ce1">
            <text:p>5.099608</text:p>
          </table:table-cell>
          <table:table-cell table:number-columns-repeated="16374" table:style-name="ce1"/>
        </table:table-row>
        <table:table-row table:style-name="ro1" table:visibility="filter">
          <table:table-cell office:value-type="string" table:style-name="ce19">
            <text:p><text:s text:c="10"/>31181: Agricultural education/training</text:p>
          </table:table-cell>
          <table:table-cell office:value-type="string" table:style-name="ce16">
            <text:p/>
          </table:table-cell>
          <table:table-cell office:value-type="float" office:value="4.0260999999999998E-2" table:style-name="ce18">
            <text:p>0.040261</text:p>
          </table:table-cell>
          <table:table-cell office:value-type="float" office:value="0.19278899999999999" table:style-name="ce18">
            <text:p>0.192789</text:p>
          </table:table-cell>
          <table:table-cell office:value-type="float" office:value="0.49342999999999998" table:style-name="ce18">
            <text:p>0.49343</text:p>
          </table:table-cell>
          <table:table-cell office:value-type="float" office:value="1.132852" table:style-name="ce18">
            <text:p>1.132852</text:p>
          </table:table-cell>
          <table:table-cell office:value-type="float" office:value="0.47210999999999997" table:style-name="ce18">
            <text:p>0.47211</text:p>
          </table:table-cell>
          <table:table-cell office:value-type="float" office:value="0.43923400000000001" table:style-name="ce18">
            <text:p>0.439234</text:p>
          </table:table-cell>
          <table:table-cell office:value-type="float" office:value="0.51943300000000003" table:style-name="ce18">
            <text:p>0.519433</text:p>
          </table:table-cell>
          <table:table-cell office:value-type="float" office:value="3.0570589999999997" table:formula="msoxl:=SUM($E149:$I149)" table:style-name="ce1">
            <text:p>3.057059</text:p>
          </table:table-cell>
          <table:table-cell table:number-columns-repeated="16374" table:style-name="ce1"/>
        </table:table-row>
        <table:table-row table:style-name="ro1" table:visibility="filter">
          <table:table-cell office:value-type="string" table:style-name="ce19">
            <text:p><text:s text:c="10"/>31182: Agricultural research</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114102" table:style-name="ce17">
            <text:p>0.114102</text:p>
          </table:table-cell>
          <table:table-cell office:value-type="string" table:style-name="ce17">
            <text:p>..</text:p>
          </table:table-cell>
          <table:table-cell office:value-type="string" table:style-name="ce17">
            <text:p>..</text:p>
          </table:table-cell>
          <table:table-cell office:value-type="float" office:value="0.114102" table:formula="msoxl:=SUM($E150:$I150)" table:style-name="ce1">
            <text:p>0.114102</text:p>
          </table:table-cell>
          <table:table-cell table:number-columns-repeated="16374" table:style-name="ce1"/>
        </table:table-row>
        <table:table-row table:style-name="ro1" table:visibility="filter">
          <table:table-cell office:value-type="string" table:style-name="ce19">
            <text:p><text:s text:c="10"/>31191: Agricultural service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0.56951700000000005" table:style-name="ce18">
            <text:p>0.569517</text:p>
          </table:table-cell>
          <table:table-cell office:value-type="float" office:value="1.018956" table:style-name="ce18">
            <text:p>1.018956</text:p>
          </table:table-cell>
          <table:table-cell office:value-type="float" office:value="1.773847" table:style-name="ce18">
            <text:p>1.773847</text:p>
          </table:table-cell>
          <table:table-cell office:value-type="float" office:value="1.260751" table:style-name="ce18">
            <text:p>1.260751</text:p>
          </table:table-cell>
          <table:table-cell office:value-type="float" office:value="0.33021600000000001" table:style-name="ce18">
            <text:p>0.330216</text:p>
          </table:table-cell>
          <table:table-cell office:value-type="float" office:value="4.9532869999999996" table:formula="msoxl:=SUM($E151:$I151)" table:style-name="ce1">
            <text:p>4.953287</text:p>
          </table:table-cell>
          <table:table-cell table:number-columns-repeated="16374" table:style-name="ce1"/>
        </table:table-row>
        <table:table-row table:style-name="ro1" table:visibility="filter">
          <table:table-cell office:value-type="string" table:style-name="ce19">
            <text:p><text:s text:c="10"/>31192: Plant and post-harvest protection and pest control</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14472099999999999" table:style-name="ce17">
            <text:p>0.144721</text:p>
          </table:table-cell>
          <table:table-cell office:value-type="float" office:value="0.14472099999999999" table:formula="msoxl:=SUM($E152:$I152)" table:style-name="ce1">
            <text:p>0.144721</text:p>
          </table:table-cell>
          <table:table-cell table:number-columns-repeated="16374" table:style-name="ce1"/>
        </table:table-row>
        <table:table-row table:style-name="ro1" table:visibility="filter">
          <table:table-cell office:value-type="string" table:style-name="ce19">
            <text:p><text:s text:c="10"/>31193: Agricultural financial services</text:p>
          </table:table-cell>
          <table:table-cell office:value-type="string" table:style-name="ce16">
            <text:p/>
          </table:table-cell>
          <table:table-cell office:value-type="float" office:value="2.555275" table:style-name="ce18">
            <text:p>2.555275</text:p>
          </table:table-cell>
          <table:table-cell office:value-type="float" office:value="2.3381970000000001" table:style-name="ce18">
            <text:p>2.338197</text:p>
          </table:table-cell>
          <table:table-cell office:value-type="float" office:value="0.77754699999999999" table:style-name="ce18">
            <text:p>0.777547</text:p>
          </table:table-cell>
          <table:table-cell office:value-type="float" office:value="0.69211699999999998" table:style-name="ce18">
            <text:p>0.692117</text:p>
          </table:table-cell>
          <table:table-cell office:value-type="float" office:value="4.0404179999999998" table:style-name="ce18">
            <text:p>4.040418</text:p>
          </table:table-cell>
          <table:table-cell office:value-type="float" office:value="0.87176699999999996" table:style-name="ce18">
            <text:p>0.871767</text:p>
          </table:table-cell>
          <table:table-cell office:value-type="float" office:value="1.6599600000000001" table:style-name="ce18">
            <text:p>1.65996</text:p>
          </table:table-cell>
          <table:table-cell office:value-type="float" office:value="8.0418090000000007" table:formula="msoxl:=SUM($E153:$I153)" table:style-name="ce1">
            <text:p>8.041809</text:p>
          </table:table-cell>
          <table:table-cell table:number-columns-repeated="16374" table:style-name="ce1"/>
        </table:table-row>
        <table:table-row table:style-name="ro1" table:visibility="filter">
          <table:table-cell office:value-type="string" table:style-name="ce19">
            <text:p><text:s text:c="10"/>31194: Agricultural co-operative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float" office:value="0.234511" table:style-name="ce17">
            <text:p>0.234511</text:p>
          </table:table-cell>
          <table:table-cell office:value-type="float" office:value="0.69353500000000001" table:style-name="ce17">
            <text:p>0.693535</text:p>
          </table:table-cell>
          <table:table-cell office:value-type="float" office:value="0.69408099999999995" table:style-name="ce17">
            <text:p>0.694081</text:p>
          </table:table-cell>
          <table:table-cell office:value-type="float" office:value="0.47130699999999998" table:style-name="ce17">
            <text:p>0.471307</text:p>
          </table:table-cell>
          <table:table-cell office:value-type="float" office:value="0.28945100000000001" table:style-name="ce17">
            <text:p>0.289451</text:p>
          </table:table-cell>
          <table:table-cell office:value-type="float" office:value="2.3828849999999999" table:formula="msoxl:=SUM($E154:$I154)" table:style-name="ce1">
            <text:p>2.382885</text:p>
          </table:table-cell>
          <table:table-cell table:number-columns-repeated="16374" table:style-name="ce1"/>
        </table:table-row>
        <table:table-row table:style-name="ro1" table:visibility="filter">
          <table:table-cell office:value-type="string" table:style-name="ce19">
            <text:p><text:s text:c="10"/>31195: Livestock/veterinary services</text:p>
          </table:table-cell>
          <table:table-cell office:value-type="string" table:style-name="ce16">
            <text:p/>
          </table:table-cell>
          <table:table-cell office:value-type="float" office:value="3.8994000000000001E-2" table:style-name="ce18">
            <text:p>0.038994</text:p>
          </table:table-cell>
          <table:table-cell office:value-type="string" table:style-name="ce18">
            <text:p>..</text:p>
          </table:table-cell>
          <table:table-cell office:value-type="float" office:value="0.10434400000000001" table:style-name="ce18">
            <text:p>0.104344</text:p>
          </table:table-cell>
          <table:table-cell office:value-type="float" office:value="0.347744" table:style-name="ce18">
            <text:p>0.347744</text:p>
          </table:table-cell>
          <table:table-cell office:value-type="string" table:style-name="ce18">
            <text:p>..</text:p>
          </table:table-cell>
          <table:table-cell office:value-type="float" office:value="0.14095299999999999" table:style-name="ce18">
            <text:p>0.140953</text:p>
          </table:table-cell>
          <table:table-cell office:value-type="string" table:style-name="ce18">
            <text:p>..</text:p>
          </table:table-cell>
          <table:table-cell office:value-type="float" office:value="0.59304099999999993" table:formula="msoxl:=SUM($E155:$I155)" table:style-name="ce1">
            <text:p>0.593041</text:p>
          </table:table-cell>
          <table:table-cell table:number-columns-repeated="16374" table:style-name="ce1"/>
        </table:table-row>
        <table:table-row table:style-name="ro1">
          <table:table-cell office:value-type="string" table:style-name="ce84">
            <text:p><text:s text:c="8"/>312: III.1.b. Forestry, Total</text:p>
          </table:table-cell>
          <table:table-cell office:value-type="string" table:style-name="ce85">
            <text:p/>
          </table:table-cell>
          <table:table-cell office:value-type="float" office:value="1.6854450000000001" table:style-name="ce86">
            <text:p>1.685445</text:p>
          </table:table-cell>
          <table:table-cell office:value-type="float" office:value="1.2736510000000001" table:style-name="ce86">
            <text:p>1.273651</text:p>
          </table:table-cell>
          <table:table-cell office:value-type="float" office:value="1.1146780000000001" table:style-name="ce86">
            <text:p>1.114678</text:p>
          </table:table-cell>
          <table:table-cell office:value-type="float" office:value="0.604433" table:style-name="ce86">
            <text:p>0.604433</text:p>
          </table:table-cell>
          <table:table-cell office:value-type="float" office:value="0.50965899999999997" table:style-name="ce86">
            <text:p>0.509659</text:p>
          </table:table-cell>
          <table:table-cell office:value-type="float" office:value="0.25795800000000002" table:style-name="ce86">
            <text:p>0.257958</text:p>
          </table:table-cell>
          <table:table-cell office:value-type="string" table:style-name="ce86">
            <text:p>..</text:p>
          </table:table-cell>
          <table:table-cell office:value-type="float" office:value="2.4867279999999998" table:formula="msoxl:=SUM($E156:$I156)" table:style-name="ce43">
            <text:p>2.486728</text:p>
          </table:table-cell>
          <table:table-cell table:style-name="ce43"/>
          <table:table-cell table:number-columns-repeated="16373"/>
        </table:table-row>
        <table:table-row table:style-name="ro1" table:visibility="filter">
          <table:table-cell office:value-type="string" table:style-name="ce19">
            <text:p><text:s text:c="10"/>31210: Forestry policy &amp; admin. management</text:p>
          </table:table-cell>
          <table:table-cell office:value-type="string" table:style-name="ce16">
            <text:p/>
          </table:table-cell>
          <table:table-cell office:value-type="float" office:value="0.585121" table:style-name="ce18">
            <text:p>0.585121</text:p>
          </table:table-cell>
          <table:table-cell office:value-type="float" office:value="0.275866" table:style-name="ce18">
            <text:p>0.275866</text:p>
          </table:table-cell>
          <table:table-cell office:value-type="float" office:value="0.60040499999999997" table:style-name="ce18">
            <text:p>0.600405</text:p>
          </table:table-cell>
          <table:table-cell office:value-type="float" office:value="0.282439" table:style-name="ce18">
            <text:p>0.282439</text:p>
          </table:table-cell>
          <table:table-cell office:value-type="float" office:value="0.52898999999999996" table:style-name="ce18">
            <text:p>0.52899</text:p>
          </table:table-cell>
          <table:table-cell office:value-type="float" office:value="0.25795800000000002" table:style-name="ce18">
            <text:p>0.257958</text:p>
          </table:table-cell>
          <table:table-cell office:value-type="string" table:style-name="ce18">
            <text:p>..</text:p>
          </table:table-cell>
          <table:table-cell office:value-type="float" office:value="1.6697919999999997" table:formula="msoxl:=SUM($E157:$I157)" table:style-name="ce1">
            <text:p>1.669792</text:p>
          </table:table-cell>
          <table:table-cell table:number-columns-repeated="16374" table:style-name="ce1"/>
        </table:table-row>
        <table:table-row table:style-name="ro1" table:visibility="filter">
          <table:table-cell office:value-type="string" table:style-name="ce19">
            <text:p><text:s text:c="10"/>31220: Forestry development</text:p>
          </table:table-cell>
          <table:table-cell office:value-type="string" table:style-name="ce16">
            <text:p/>
          </table:table-cell>
          <table:table-cell office:value-type="float" office:value="1.1003240000000001" table:style-name="ce17">
            <text:p>1.100324</text:p>
          </table:table-cell>
          <table:table-cell office:value-type="float" office:value="0.99778500000000003" table:style-name="ce17">
            <text:p>0.997785</text:p>
          </table:table-cell>
          <table:table-cell office:value-type="float" office:value="0.51427299999999998" table:style-name="ce17">
            <text:p>0.514273</text:p>
          </table:table-cell>
          <table:table-cell office:value-type="float" office:value="0.321994" table:style-name="ce17">
            <text:p>0.321994</text:p>
          </table:table-cell>
          <table:table-cell office:value-type="float" office:value="-1.9331000000000001E-2" table:style-name="ce17">
            <text:p>-0.019331</text:p>
          </table:table-cell>
          <table:table-cell office:value-type="string" table:style-name="ce17">
            <text:p>..</text:p>
          </table:table-cell>
          <table:table-cell office:value-type="string" table:style-name="ce17">
            <text:p>..</text:p>
          </table:table-cell>
          <table:table-cell office:value-type="float" office:value="0.816936" table:formula="msoxl:=SUM($E158:$I158)" table:style-name="ce1">
            <text:p>0.816936</text:p>
          </table:table-cell>
          <table:table-cell table:number-columns-repeated="16374" table:style-name="ce1"/>
        </table:table-row>
        <table:table-row table:style-name="ro1" table:visibility="filter">
          <table:table-cell office:value-type="string" table:style-name="ce19">
            <text:p><text:s text:c="10"/>31261: Fuelwood/charcoal</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59:$I159)" table:style-name="ce1">
            <text:p>0</text:p>
          </table:table-cell>
          <table:table-cell table:number-columns-repeated="16374" table:style-name="ce1"/>
        </table:table-row>
        <table:table-row table:style-name="ro1" table:visibility="filter">
          <table:table-cell office:value-type="string" table:style-name="ce19">
            <text:p><text:s text:c="10"/>31281: Forestry education/training</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60:$I160)" table:style-name="ce1">
            <text:p>0</text:p>
          </table:table-cell>
          <table:table-cell table:number-columns-repeated="16374" table:style-name="ce1"/>
        </table:table-row>
        <table:table-row table:style-name="ro1" table:visibility="filter">
          <table:table-cell office:value-type="string" table:style-name="ce19">
            <text:p><text:s text:c="10"/>31282: Forestry research</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61:$I161)" table:style-name="ce1">
            <text:p>0</text:p>
          </table:table-cell>
          <table:table-cell table:number-columns-repeated="16374" table:style-name="ce1"/>
        </table:table-row>
        <table:table-row table:style-name="ro1" table:visibility="filter">
          <table:table-cell office:value-type="string" table:style-name="ce19">
            <text:p><text:s text:c="10"/>31291: Forestry service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62:$I162)" table:style-name="ce1">
            <text:p>0</text:p>
          </table:table-cell>
          <table:table-cell table:number-columns-repeated="16374" table:style-name="ce1"/>
        </table:table-row>
        <table:table-row table:style-name="ro1">
          <table:table-cell office:value-type="string" table:style-name="ce84">
            <text:p><text:s text:c="8"/>313: III.1.c. Fishing, Total</text:p>
          </table:table-cell>
          <table:table-cell office:value-type="string" table:style-name="ce85">
            <text:p/>
          </table:table-cell>
          <table:table-cell office:value-type="float" office:value="7.5357999999999994E-2" table:style-name="ce86">
            <text:p>0.075358</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0" table:formula="msoxl:=SUM($E163:$I163)" table:style-name="ce43">
            <text:p>0</text:p>
          </table:table-cell>
          <table:table-cell table:style-name="ce43"/>
          <table:table-cell table:number-columns-repeated="16373"/>
        </table:table-row>
        <table:table-row table:style-name="ro1" table:visibility="filter">
          <table:table-cell office:value-type="string" table:style-name="ce19">
            <text:p><text:s text:c="10"/>31310: Fishing policy and admin. management</text:p>
          </table:table-cell>
          <table:table-cell office:value-type="string" table:style-name="ce16">
            <text:p/>
          </table:table-cell>
          <table:table-cell office:value-type="float" office:value="7.5357999999999994E-2" table:style-name="ce17">
            <text:p>0.075358</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64:$I164)" table:style-name="ce1">
            <text:p>0</text:p>
          </table:table-cell>
          <table:table-cell table:number-columns-repeated="16374" table:style-name="ce1"/>
        </table:table-row>
        <table:table-row table:style-name="ro1" table:visibility="filter">
          <table:table-cell office:value-type="string" table:style-name="ce19">
            <text:p><text:s text:c="10"/>31320: Fishery development</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65:$I165)" table:style-name="ce1">
            <text:p>0</text:p>
          </table:table-cell>
          <table:table-cell table:number-columns-repeated="16374" table:style-name="ce1"/>
        </table:table-row>
        <table:table-row table:style-name="ro1" table:visibility="filter">
          <table:table-cell office:value-type="string" table:style-name="ce19">
            <text:p><text:s text:c="10"/>31381: Fishery education/training</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66:$I166)" table:style-name="ce1">
            <text:p>0</text:p>
          </table:table-cell>
          <table:table-cell table:number-columns-repeated="16374" table:style-name="ce1"/>
        </table:table-row>
        <table:table-row table:style-name="ro1" table:visibility="filter">
          <table:table-cell office:value-type="string" table:style-name="ce19">
            <text:p><text:s text:c="10"/>31382: Fishery research</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67:$I167)" table:style-name="ce1">
            <text:p>0</text:p>
          </table:table-cell>
          <table:table-cell table:number-columns-repeated="16374" table:style-name="ce1"/>
        </table:table-row>
        <table:table-row table:style-name="ro1" table:visibility="filter">
          <table:table-cell office:value-type="string" table:style-name="ce19">
            <text:p><text:s text:c="10"/>31391: Fishery service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68:$I168)" table:style-name="ce1">
            <text:p>0</text:p>
          </table:table-cell>
          <table:table-cell table:number-columns-repeated="16374" table:style-name="ce1"/>
        </table:table-row>
        <table:table-row table:style-name="ro1" table:visibility="filter">
          <table:table-cell office:value-type="string" table:style-name="ce19">
            <text:p><text:s text:c="6"/>320: III.2. Industry, Mining, Construction, Total</text:p>
          </table:table-cell>
          <table:table-cell office:value-type="string" table:style-name="ce16">
            <text:p/>
          </table:table-cell>
          <table:table-cell office:value-type="float" office:value="11.126393999999999" table:style-name="ce18">
            <text:p>11.126394</text:p>
          </table:table-cell>
          <table:table-cell office:value-type="float" office:value="3.055599" table:style-name="ce18">
            <text:p>3.055599</text:p>
          </table:table-cell>
          <table:table-cell office:value-type="float" office:value="1.930402" table:style-name="ce18">
            <text:p>1.930402</text:p>
          </table:table-cell>
          <table:table-cell office:value-type="float" office:value="1.4353659999999999" table:style-name="ce18">
            <text:p>1.435366</text:p>
          </table:table-cell>
          <table:table-cell office:value-type="float" office:value="0.89441099999999996" table:style-name="ce18">
            <text:p>0.894411</text:p>
          </table:table-cell>
          <table:table-cell office:value-type="float" office:value="2.7817949999999998" table:style-name="ce18">
            <text:p>2.781795</text:p>
          </table:table-cell>
          <table:table-cell office:value-type="float" office:value="3.9819360000000001" table:style-name="ce18">
            <text:p>3.981936</text:p>
          </table:table-cell>
          <table:table-cell office:value-type="float" office:value="11.023910000000001" table:formula="msoxl:=SUM($E169:$I169)" table:style-name="ce1">
            <text:p>11.02391</text:p>
          </table:table-cell>
          <table:table-cell table:number-columns-repeated="16374" table:style-name="ce1"/>
        </table:table-row>
        <table:table-row table:style-name="ro1">
          <table:table-cell office:value-type="string" table:style-name="ce84">
            <text:p><text:s text:c="8"/>321: III.2.a. Industry, Total</text:p>
          </table:table-cell>
          <table:table-cell office:value-type="string" table:style-name="ce85">
            <text:p/>
          </table:table-cell>
          <table:table-cell office:value-type="float" office:value="11.126393999999999" table:style-name="ce86">
            <text:p>11.126394</text:p>
          </table:table-cell>
          <table:table-cell office:value-type="float" office:value="2.5348109999999999" table:style-name="ce86">
            <text:p>2.534811</text:p>
          </table:table-cell>
          <table:table-cell office:value-type="float" office:value="1.860104" table:style-name="ce86">
            <text:p>1.860104</text:p>
          </table:table-cell>
          <table:table-cell office:value-type="float" office:value="1.4218550000000001" table:style-name="ce86">
            <text:p>1.421855</text:p>
          </table:table-cell>
          <table:table-cell office:value-type="float" office:value="0.64469900000000002" table:style-name="ce86">
            <text:p>0.644699</text:p>
          </table:table-cell>
          <table:table-cell office:value-type="float" office:value="2.524057" table:style-name="ce86">
            <text:p>2.524057</text:p>
          </table:table-cell>
          <table:table-cell office:value-type="float" office:value="3.5951040000000001" table:style-name="ce86">
            <text:p>3.595104</text:p>
          </table:table-cell>
          <table:table-cell office:value-type="float" office:value="10.045819000000002" table:formula="msoxl:=SUM($E170:$I170)" table:style-name="ce43">
            <text:p>10.045819</text:p>
          </table:table-cell>
          <table:table-cell table:style-name="ce43"/>
          <table:table-cell table:number-columns-repeated="16373"/>
        </table:table-row>
        <table:table-row table:style-name="ro1" table:visibility="filter">
          <table:table-cell office:value-type="string" table:style-name="ce19">
            <text:p><text:s text:c="10"/>32110: Industrial policy &amp; admin. mgmt</text:p>
          </table:table-cell>
          <table:table-cell office:value-type="string" table:style-name="ce16">
            <text:p/>
          </table:table-cell>
          <table:table-cell office:value-type="float" office:value="0.115886" table:style-name="ce18">
            <text:p>0.115886</text:p>
          </table:table-cell>
          <table:table-cell office:value-type="string" table:style-name="ce18">
            <text:p>..</text:p>
          </table:table-cell>
          <table:table-cell office:value-type="float" office:value="1.8970999999999998E-2" table:style-name="ce18">
            <text:p>0.018971</text:p>
          </table:table-cell>
          <table:table-cell office:value-type="float" office:value="3.0627000000000001E-2" table:style-name="ce18">
            <text:p>0.030627</text:p>
          </table:table-cell>
          <table:table-cell office:value-type="float" office:value="6.2599999999999999E-3" table:style-name="ce18">
            <text:p>0.00626</text:p>
          </table:table-cell>
          <table:table-cell office:value-type="string" table:style-name="ce18">
            <text:p>..</text:p>
          </table:table-cell>
          <table:table-cell office:value-type="string" table:style-name="ce18">
            <text:p>..</text:p>
          </table:table-cell>
          <table:table-cell office:value-type="float" office:value="5.5858000000000005E-2" table:formula="msoxl:=SUM($E171:$I171)" table:style-name="ce1">
            <text:p>0.055858</text:p>
          </table:table-cell>
          <table:table-cell table:number-columns-repeated="16374" table:style-name="ce1"/>
        </table:table-row>
        <table:table-row table:style-name="ro1" table:visibility="filter">
          <table:table-cell office:value-type="string" table:style-name="ce19">
            <text:p><text:s text:c="10"/>32120: Industrial development</text:p>
          </table:table-cell>
          <table:table-cell office:value-type="string" table:style-name="ce16">
            <text:p/>
          </table:table-cell>
          <table:table-cell office:value-type="float" office:value="8.7777999999999995E-2" table:style-name="ce17">
            <text:p>0.087778</text:p>
          </table:table-cell>
          <table:table-cell office:value-type="float" office:value="0.12706000000000001" table:style-name="ce17">
            <text:p>0.12706</text:p>
          </table:table-cell>
          <table:table-cell office:value-type="float" office:value="7.5226000000000001E-2" table:style-name="ce17">
            <text:p>0.075226</text:p>
          </table:table-cell>
          <table:table-cell office:value-type="float" office:value="9.3951999999999994E-2" table:style-name="ce17">
            <text:p>0.093952</text:p>
          </table:table-cell>
          <table:table-cell office:value-type="float" office:value="0.109138" table:style-name="ce17">
            <text:p>0.109138</text:p>
          </table:table-cell>
          <table:table-cell office:value-type="float" office:value="4.1924000000000003E-2" table:style-name="ce17">
            <text:p>0.041924</text:p>
          </table:table-cell>
          <table:table-cell office:value-type="string" table:style-name="ce17">
            <text:p>..</text:p>
          </table:table-cell>
          <table:table-cell office:value-type="float" office:value="0.32024000000000002" table:formula="msoxl:=SUM($E172:$I172)" table:style-name="ce1">
            <text:p>0.32024</text:p>
          </table:table-cell>
          <table:table-cell table:number-columns-repeated="16374" table:style-name="ce1"/>
        </table:table-row>
        <table:table-row table:style-name="ro19" table:visibility="filter">
          <table:table-cell office:value-type="string" table:style-name="ce19">
            <text:p><text:s text:c="10"/>32130: Small and medium-sized enterprises (SME) development</text:p>
          </table:table-cell>
          <table:table-cell office:value-type="string" table:style-name="ce16">
            <text:p/>
          </table:table-cell>
          <table:table-cell office:value-type="float" office:value="10.148823999999999" table:style-name="ce18">
            <text:p>10.148824</text:p>
          </table:table-cell>
          <table:table-cell office:value-type="float" office:value="2.3413469999999998" table:style-name="ce18">
            <text:p>2.341347</text:p>
          </table:table-cell>
          <table:table-cell office:value-type="float" office:value="1.7338769999999999" table:style-name="ce18">
            <text:p>1.733877</text:p>
          </table:table-cell>
          <table:table-cell office:value-type="float" office:value="1.142685" table:style-name="ce18">
            <text:p>1.142685</text:p>
          </table:table-cell>
          <table:table-cell office:value-type="float" office:value="0.359676" table:style-name="ce18">
            <text:p>0.359676</text:p>
          </table:table-cell>
          <table:table-cell office:value-type="float" office:value="1.584117" table:style-name="ce18">
            <text:p>1.584117</text:p>
          </table:table-cell>
          <table:table-cell office:value-type="float" office:value="2.9651589999999999" table:style-name="ce18">
            <text:p>2.965159</text:p>
          </table:table-cell>
          <table:table-cell office:value-type="float" office:value="7.7855139999999992" table:formula="msoxl:=SUM($E173:$I173)" table:style-name="ce1">
            <text:p>7.785514</text:p>
          </table:table-cell>
          <table:table-cell table:number-columns-repeated="16374" table:style-name="ce1"/>
        </table:table-row>
        <table:table-row table:style-name="ro1" table:visibility="filter">
          <table:table-cell office:value-type="string" table:style-name="ce19">
            <text:p><text:s text:c="10"/>32140: Cottage industries &amp; handicraft</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74:$I174)" table:style-name="ce1">
            <text:p>0</text:p>
          </table:table-cell>
          <table:table-cell table:number-columns-repeated="16374" table:style-name="ce1"/>
        </table:table-row>
        <table:table-row table:style-name="ro1" table:visibility="filter">
          <table:table-cell office:value-type="string" table:style-name="ce19">
            <text:p><text:s text:c="10"/>32161: Agro-industries</text:p>
          </table:table-cell>
          <table:table-cell office:value-type="string" table:style-name="ce16">
            <text:p/>
          </table:table-cell>
          <table:table-cell office:value-type="float" office:value="0.76605000000000001" table:style-name="ce18">
            <text:p>0.76605</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6.1929999999999999E-2" table:style-name="ce18">
            <text:p>0.06193</text:p>
          </table:table-cell>
          <table:table-cell office:value-type="float" office:value="5.4088999999999998E-2" table:style-name="ce18">
            <text:p>0.054089</text:p>
          </table:table-cell>
          <table:table-cell office:value-type="string" table:style-name="ce18">
            <text:p>..</text:p>
          </table:table-cell>
          <table:table-cell office:value-type="float" office:value="0.116019" table:formula="msoxl:=SUM($E175:$I175)" table:style-name="ce1">
            <text:p>0.116019</text:p>
          </table:table-cell>
          <table:table-cell table:number-columns-repeated="16374" table:style-name="ce1"/>
        </table:table-row>
        <table:table-row table:style-name="ro1" table:visibility="filter">
          <table:table-cell office:value-type="string" table:style-name="ce19">
            <text:p><text:s text:c="10"/>32162: Forest industrie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76:$I176)" table:style-name="ce1">
            <text:p>0</text:p>
          </table:table-cell>
          <table:table-cell table:number-columns-repeated="16374" table:style-name="ce1"/>
        </table:table-row>
        <table:table-row table:style-name="ro1" table:visibility="filter">
          <table:table-cell office:value-type="string" table:style-name="ce19">
            <text:p><text:s text:c="10"/>32163: Textiles - leather &amp; substitutes</text:p>
          </table:table-cell>
          <table:table-cell office:value-type="string" table:style-name="ce16">
            <text:p/>
          </table:table-cell>
          <table:table-cell office:value-type="float" office:value="5.0660000000000002E-3" table:style-name="ce18">
            <text:p>0.005066</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77:$I177)" table:style-name="ce1">
            <text:p>0</text:p>
          </table:table-cell>
          <table:table-cell table:number-columns-repeated="16374" table:style-name="ce1"/>
        </table:table-row>
        <table:table-row table:style-name="ro1" table:visibility="filter">
          <table:table-cell office:value-type="string" table:style-name="ce19">
            <text:p><text:s text:c="10"/>32164: Chemical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78:$I178)" table:style-name="ce1">
            <text:p>0</text:p>
          </table:table-cell>
          <table:table-cell table:number-columns-repeated="16374" table:style-name="ce1"/>
        </table:table-row>
        <table:table-row table:style-name="ro1" table:visibility="filter">
          <table:table-cell office:value-type="string" table:style-name="ce19">
            <text:p><text:s text:c="10"/>32165: Fertilizer plant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79:$I179)" table:style-name="ce1">
            <text:p>0</text:p>
          </table:table-cell>
          <table:table-cell table:number-columns-repeated="16374" table:style-name="ce1"/>
        </table:table-row>
        <table:table-row table:style-name="ro1" table:visibility="filter">
          <table:table-cell office:value-type="string" table:style-name="ce19">
            <text:p><text:s text:c="10"/>32166: Cement/lime/plaster</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80:$I180)" table:style-name="ce1">
            <text:p>0</text:p>
          </table:table-cell>
          <table:table-cell table:number-columns-repeated="16374" table:style-name="ce1"/>
        </table:table-row>
        <table:table-row table:style-name="ro1" table:visibility="filter">
          <table:table-cell office:value-type="string" table:style-name="ce19">
            <text:p><text:s text:c="10"/>32167: Energy manufacturing</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81:$I181)" table:style-name="ce1">
            <text:p>0</text:p>
          </table:table-cell>
          <table:table-cell table:number-columns-repeated="16374" table:style-name="ce1"/>
        </table:table-row>
        <table:table-row table:style-name="ro1" table:visibility="filter">
          <table:table-cell office:value-type="string" table:style-name="ce19">
            <text:p><text:s text:c="10"/>32168: Pharmaceutical production</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82:$I182)" table:style-name="ce1">
            <text:p>0</text:p>
          </table:table-cell>
          <table:table-cell table:number-columns-repeated="16374" table:style-name="ce1"/>
        </table:table-row>
        <table:table-row table:style-name="ro1" table:visibility="filter">
          <table:table-cell office:value-type="string" table:style-name="ce19">
            <text:p><text:s text:c="10"/>32169: Basic metal industrie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5.8945999999999998E-2" table:style-name="ce18">
            <text:p>0.058946</text:p>
          </table:table-cell>
          <table:table-cell office:value-type="float" office:value="5.8945999999999998E-2" table:formula="msoxl:=SUM($E183:$I183)" table:style-name="ce1">
            <text:p>0.058946</text:p>
          </table:table-cell>
          <table:table-cell table:number-columns-repeated="16374" table:style-name="ce1"/>
        </table:table-row>
        <table:table-row table:style-name="ro1" table:visibility="filter">
          <table:table-cell office:value-type="string" table:style-name="ce19">
            <text:p><text:s text:c="10"/>32170: Non-ferrous metal industrie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84:$I184)" table:style-name="ce1">
            <text:p>0</text:p>
          </table:table-cell>
          <table:table-cell table:number-columns-repeated="16374" table:style-name="ce1"/>
        </table:table-row>
        <table:table-row table:style-name="ro1" table:visibility="filter">
          <table:table-cell office:value-type="string" table:style-name="ce19">
            <text:p><text:s text:c="10"/>32171: Engineering</text:p>
          </table:table-cell>
          <table:table-cell office:value-type="string" table:style-name="ce16">
            <text:p/>
          </table:table-cell>
          <table:table-cell office:value-type="float" office:value="2.7899999999999999E-3" table:style-name="ce18">
            <text:p>0.00279</text:p>
          </table:table-cell>
          <table:table-cell office:value-type="string" table:style-name="ce18">
            <text:p>..</text:p>
          </table:table-cell>
          <table:table-cell office:value-type="string" table:style-name="ce18">
            <text:p>..</text:p>
          </table:table-cell>
          <table:table-cell office:value-type="float" office:value="0.147059" table:style-name="ce18">
            <text:p>0.147059</text:p>
          </table:table-cell>
          <table:table-cell office:value-type="string" table:style-name="ce18">
            <text:p>..</text:p>
          </table:table-cell>
          <table:table-cell office:value-type="float" office:value="0.49871500000000002" table:style-name="ce18">
            <text:p>0.498715</text:p>
          </table:table-cell>
          <table:table-cell office:value-type="float" office:value="0.14787500000000001" table:style-name="ce18">
            <text:p>0.147875</text:p>
          </table:table-cell>
          <table:table-cell office:value-type="float" office:value="0.79364900000000005" table:formula="msoxl:=SUM($E185:$I185)" table:style-name="ce1">
            <text:p>0.793649</text:p>
          </table:table-cell>
          <table:table-cell table:number-columns-repeated="16374" table:style-name="ce1"/>
        </table:table-row>
        <table:table-row table:style-name="ro1" table:visibility="filter">
          <table:table-cell office:value-type="string" table:style-name="ce19">
            <text:p><text:s text:c="10"/>32172: Transport equipment industry</text:p>
          </table:table-cell>
          <table:table-cell office:value-type="string" table:style-name="ce16">
            <text:p/>
          </table:table-cell>
          <table:table-cell office:value-type="string" table:style-name="ce17">
            <text:p>..</text:p>
          </table:table-cell>
          <table:table-cell office:value-type="float" office:value="2.4743000000000001E-2" table:style-name="ce17">
            <text:p>0.024743</text:p>
          </table:table-cell>
          <table:table-cell office:value-type="string" table:style-name="ce17">
            <text:p>..</text:p>
          </table:table-cell>
          <table:table-cell office:value-type="float" office:value="7.5319999999999996E-3" table:style-name="ce17">
            <text:p>0.007532</text:p>
          </table:table-cell>
          <table:table-cell office:value-type="string" table:style-name="ce17">
            <text:p>..</text:p>
          </table:table-cell>
          <table:table-cell office:value-type="float" office:value="5.1414000000000001E-2" table:style-name="ce17">
            <text:p>0.051414</text:p>
          </table:table-cell>
          <table:table-cell office:value-type="float" office:value="0.108821" table:style-name="ce17">
            <text:p>0.108821</text:p>
          </table:table-cell>
          <table:table-cell office:value-type="float" office:value="0.167767" table:formula="msoxl:=SUM($E186:$I186)" table:style-name="ce1">
            <text:p>0.167767</text:p>
          </table:table-cell>
          <table:table-cell table:number-columns-repeated="16374" table:style-name="ce1"/>
        </table:table-row>
        <table:table-row table:style-name="ro1" table:visibility="filter">
          <table:table-cell office:value-type="string" table:style-name="ce19">
            <text:p><text:s text:c="10"/>32182: Technological research &amp; development</text:p>
          </table:table-cell>
          <table:table-cell office:value-type="string" table:style-name="ce16">
            <text:p/>
          </table:table-cell>
          <table:table-cell office:value-type="string" table:style-name="ce18">
            <text:p>..</text:p>
          </table:table-cell>
          <table:table-cell office:value-type="float" office:value="4.1660999999999997E-2" table:style-name="ce18">
            <text:p>0.041661</text:p>
          </table:table-cell>
          <table:table-cell office:value-type="float" office:value="3.2030000000000003E-2" table:style-name="ce18">
            <text:p>0.03203</text:p>
          </table:table-cell>
          <table:table-cell office:value-type="string" table:style-name="ce18">
            <text:p>..</text:p>
          </table:table-cell>
          <table:table-cell office:value-type="float" office:value="0.107695" table:style-name="ce18">
            <text:p>0.107695</text:p>
          </table:table-cell>
          <table:table-cell office:value-type="float" office:value="0.293798" table:style-name="ce18">
            <text:p>0.293798</text:p>
          </table:table-cell>
          <table:table-cell office:value-type="float" office:value="0.314303" table:style-name="ce18">
            <text:p>0.314303</text:p>
          </table:table-cell>
          <table:table-cell office:value-type="float" office:value="0.74782599999999999" table:formula="msoxl:=SUM($E187:$I187)" table:style-name="ce1">
            <text:p>0.747826</text:p>
          </table:table-cell>
          <table:table-cell table:number-columns-repeated="16374" table:style-name="ce1"/>
        </table:table-row>
        <table:table-row table:style-name="ro1">
          <table:table-cell office:value-type="string" table:style-name="ce84">
            <text:p><text:s text:c="8"/>322: III.2.b. Mineral Resources &amp; Mining, Total</text:p>
          </table:table-cell>
          <table:table-cell office:value-type="string" table:style-name="ce85">
            <text:p/>
          </table:table-cell>
          <table:table-cell office:value-type="string" table:style-name="ce86">
            <text:p>..</text:p>
          </table:table-cell>
          <table:table-cell office:value-type="float" office:value="0.40581200000000001" table:style-name="ce86">
            <text:p>0.405812</text:p>
          </table:table-cell>
          <table:table-cell office:value-type="float" office:value="1.7963E-2" table:style-name="ce86">
            <text:p>0.017963</text:p>
          </table:table-cell>
          <table:table-cell office:value-type="float" office:value="6.8230000000000001E-3" table:style-name="ce86">
            <text:p>0.006823</text:p>
          </table:table-cell>
          <table:table-cell office:value-type="float" office:value="0.24971199999999999" table:style-name="ce86">
            <text:p>0.249712</text:p>
          </table:table-cell>
          <table:table-cell office:value-type="float" office:value="0.25773800000000002" table:style-name="ce86">
            <text:p>0.257738</text:p>
          </table:table-cell>
          <table:table-cell office:value-type="float" office:value="0.38683200000000001" table:style-name="ce86">
            <text:p>0.386832</text:p>
          </table:table-cell>
          <table:table-cell office:value-type="float" office:value="0.919068" table:formula="msoxl:=SUM($E188:$I188)" table:style-name="ce43">
            <text:p>0.919068</text:p>
          </table:table-cell>
          <table:table-cell table:style-name="ce43"/>
          <table:table-cell table:number-columns-repeated="16373"/>
        </table:table-row>
        <table:table-row table:style-name="ro1" table:visibility="filter">
          <table:table-cell office:value-type="string" table:style-name="ce19">
            <text:p><text:s text:c="10"/>32210: Mineral/mining policy &amp; admin. mgmt</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5.3699999999999998E-3" table:style-name="ce18">
            <text:p>0.00537</text:p>
          </table:table-cell>
          <table:table-cell office:value-type="float" office:value="6.8230000000000001E-3" table:style-name="ce18">
            <text:p>0.006823</text:p>
          </table:table-cell>
          <table:table-cell office:value-type="float" office:value="0.21501899999999999" table:style-name="ce18">
            <text:p>0.215019</text:p>
          </table:table-cell>
          <table:table-cell office:value-type="float" office:value="0.25773800000000002" table:style-name="ce18">
            <text:p>0.257738</text:p>
          </table:table-cell>
          <table:table-cell office:value-type="float" office:value="0.38683200000000001" table:style-name="ce18">
            <text:p>0.386832</text:p>
          </table:table-cell>
          <table:table-cell office:value-type="float" office:value="0.87178200000000006" table:formula="msoxl:=SUM($E189:$I189)" table:style-name="ce1">
            <text:p>0.871782</text:p>
          </table:table-cell>
          <table:table-cell table:number-columns-repeated="16374" table:style-name="ce1"/>
        </table:table-row>
        <table:table-row table:style-name="ro1" table:visibility="filter">
          <table:table-cell office:value-type="string" table:style-name="ce19">
            <text:p><text:s text:c="10"/>32220: Mineral prospection and exploration</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90:$I190)" table:style-name="ce1">
            <text:p>0</text:p>
          </table:table-cell>
          <table:table-cell table:number-columns-repeated="16374" table:style-name="ce1"/>
        </table:table-row>
        <table:table-row table:style-name="ro1" table:visibility="filter">
          <table:table-cell office:value-type="string" table:style-name="ce19">
            <text:p><text:s text:c="10"/>32261: Coal</text:p>
          </table:table-cell>
          <table:table-cell office:value-type="string" table:style-name="ce16">
            <text:p/>
          </table:table-cell>
          <table:table-cell office:value-type="string" table:style-name="ce18">
            <text:p>..</text:p>
          </table:table-cell>
          <table:table-cell office:value-type="float" office:value="0.40581200000000001" table:style-name="ce18">
            <text:p>0.405812</text:p>
          </table:table-cell>
          <table:table-cell office:value-type="float" office:value="1.2593E-2" table:style-name="ce18">
            <text:p>0.012593</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1.2593E-2" table:formula="msoxl:=SUM($E191:$I191)" table:style-name="ce1">
            <text:p>0.012593</text:p>
          </table:table-cell>
          <table:table-cell table:number-columns-repeated="16374" table:style-name="ce1"/>
        </table:table-row>
        <table:table-row table:style-name="ro1" table:visibility="filter">
          <table:table-cell office:value-type="string" table:style-name="ce19">
            <text:p><text:s text:c="10"/>32262: Oil and ga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3.4693000000000002E-2" table:style-name="ce17">
            <text:p>0.034693</text:p>
          </table:table-cell>
          <table:table-cell office:value-type="string" table:style-name="ce17">
            <text:p>..</text:p>
          </table:table-cell>
          <table:table-cell office:value-type="string" table:style-name="ce17">
            <text:p>..</text:p>
          </table:table-cell>
          <table:table-cell office:value-type="float" office:value="3.4693000000000002E-2" table:formula="msoxl:=SUM($E192:$I192)" table:style-name="ce1">
            <text:p>0.034693</text:p>
          </table:table-cell>
          <table:table-cell table:number-columns-repeated="16374" table:style-name="ce1"/>
        </table:table-row>
        <table:table-row table:style-name="ro1" table:visibility="filter">
          <table:table-cell office:value-type="string" table:style-name="ce19">
            <text:p><text:s text:c="10"/>32263: Ferrous metal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93:$I193)" table:style-name="ce1">
            <text:p>0</text:p>
          </table:table-cell>
          <table:table-cell table:number-columns-repeated="16374" table:style-name="ce1"/>
        </table:table-row>
        <table:table-row table:style-name="ro1" table:visibility="filter">
          <table:table-cell office:value-type="string" table:style-name="ce19">
            <text:p><text:s text:c="10"/>32264: Non-ferrous metal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94:$I194)" table:style-name="ce1">
            <text:p>0</text:p>
          </table:table-cell>
          <table:table-cell table:number-columns-repeated="16374" table:style-name="ce1"/>
        </table:table-row>
        <table:table-row table:style-name="ro1" table:visibility="filter">
          <table:table-cell office:value-type="string" table:style-name="ce19">
            <text:p><text:s text:c="10"/>32265: Precious metals/material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95:$I195)" table:style-name="ce1">
            <text:p>0</text:p>
          </table:table-cell>
          <table:table-cell table:number-columns-repeated="16374" table:style-name="ce1"/>
        </table:table-row>
        <table:table-row table:style-name="ro1" table:visibility="filter">
          <table:table-cell office:value-type="string" table:style-name="ce19">
            <text:p><text:s text:c="10"/>32266: Industrial mineral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96:$I196)" table:style-name="ce1">
            <text:p>0</text:p>
          </table:table-cell>
          <table:table-cell table:number-columns-repeated="16374" table:style-name="ce1"/>
        </table:table-row>
        <table:table-row table:style-name="ro1" table:visibility="filter">
          <table:table-cell office:value-type="string" table:style-name="ce19">
            <text:p><text:s text:c="10"/>32267: Fertilizer mineral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197:$I197)" table:style-name="ce1">
            <text:p>0</text:p>
          </table:table-cell>
          <table:table-cell table:number-columns-repeated="16374" table:style-name="ce1"/>
        </table:table-row>
        <table:table-row table:style-name="ro1" table:visibility="filter">
          <table:table-cell office:value-type="string" table:style-name="ce19">
            <text:p><text:s text:c="10"/>32268: Off-shore mineral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198:$I198)" table:style-name="ce1">
            <text:p>0</text:p>
          </table:table-cell>
          <table:table-cell table:number-columns-repeated="16374" table:style-name="ce1"/>
        </table:table-row>
        <table:table-row table:style-name="ro1">
          <table:table-cell office:value-type="string" table:style-name="ce84">
            <text:p><text:s text:c="8"/>323: III.2.c. Construction, Total</text:p>
          </table:table-cell>
          <table:table-cell office:value-type="string" table:style-name="ce85">
            <text:p/>
          </table:table-cell>
          <table:table-cell office:value-type="string" table:style-name="ce86">
            <text:p>..</text:p>
          </table:table-cell>
          <table:table-cell office:value-type="float" office:value="0.11497599999999999" table:style-name="ce86">
            <text:p>0.114976</text:p>
          </table:table-cell>
          <table:table-cell office:value-type="float" office:value="5.2335E-2" table:style-name="ce86">
            <text:p>0.052335</text:p>
          </table:table-cell>
          <table:table-cell office:value-type="float" office:value="6.6880000000000004E-3" table:style-name="ce86">
            <text:p>0.006688</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5.9022999999999999E-2" table:formula="msoxl:=SUM($E199:$I199)" table:style-name="ce43">
            <text:p>0.059023</text:p>
          </table:table-cell>
          <table:table-cell table:style-name="ce43"/>
          <table:table-cell table:number-columns-repeated="16373"/>
        </table:table-row>
        <table:table-row table:style-name="ro1" table:visibility="filter">
          <table:table-cell office:value-type="string" table:style-name="ce19">
            <text:p><text:s text:c="10"/>32310: Construction policy and admin. mgmt</text:p>
          </table:table-cell>
          <table:table-cell office:value-type="string" table:style-name="ce16">
            <text:p/>
          </table:table-cell>
          <table:table-cell office:value-type="string" table:style-name="ce17">
            <text:p>..</text:p>
          </table:table-cell>
          <table:table-cell office:value-type="float" office:value="0.11497599999999999" table:style-name="ce17">
            <text:p>0.114976</text:p>
          </table:table-cell>
          <table:table-cell office:value-type="float" office:value="5.2335E-2" table:style-name="ce17">
            <text:p>0.052335</text:p>
          </table:table-cell>
          <table:table-cell office:value-type="float" office:value="6.6880000000000004E-3" table:style-name="ce17">
            <text:p>0.006688</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5.9022999999999999E-2" table:formula="msoxl:=SUM($E200:$I200)" table:style-name="ce1">
            <text:p>0.059023</text:p>
          </table:table-cell>
          <table:table-cell table:number-columns-repeated="16374" table:style-name="ce1"/>
        </table:table-row>
        <table:table-row table:style-name="ro1">
          <table:table-cell office:value-type="string" table:style-name="ce84">
            <text:p><text:s text:c="6"/>331: III.3.a. Trade Policies &amp; Regulations, Total</text:p>
          </table:table-cell>
          <table:table-cell office:value-type="string" table:style-name="ce85">
            <text:p/>
          </table:table-cell>
          <table:table-cell office:value-type="float" office:value="1.9504969999999999" table:style-name="ce86">
            <text:p>1.950497</text:p>
          </table:table-cell>
          <table:table-cell office:value-type="float" office:value="1.9259919999999999" table:style-name="ce86">
            <text:p>1.925992</text:p>
          </table:table-cell>
          <table:table-cell office:value-type="float" office:value="3.616088" table:style-name="ce86">
            <text:p>3.616088</text:p>
          </table:table-cell>
          <table:table-cell office:value-type="float" office:value="0.87520699999999996" table:style-name="ce86">
            <text:p>0.875207</text:p>
          </table:table-cell>
          <table:table-cell office:value-type="float" office:value="2.2860019999999999" table:style-name="ce86">
            <text:p>2.286002</text:p>
          </table:table-cell>
          <table:table-cell office:value-type="float" office:value="4.3040440000000002" table:style-name="ce86">
            <text:p>4.304044</text:p>
          </table:table-cell>
          <table:table-cell office:value-type="float" office:value="3.5143439999999999" table:style-name="ce86">
            <text:p>3.514344</text:p>
          </table:table-cell>
          <table:table-cell office:value-type="float" office:value="14.595685" table:formula="msoxl:=SUM($E201:$I201)" table:style-name="ce43">
            <text:p>14.595685</text:p>
          </table:table-cell>
          <table:table-cell table:style-name="ce43"/>
          <table:table-cell table:number-columns-repeated="16373"/>
        </table:table-row>
        <table:table-row table:style-name="ro1" table:visibility="filter">
          <table:table-cell office:value-type="string" table:style-name="ce19">
            <text:p><text:s text:c="8"/>33110: Trade policy and admin. management</text:p>
          </table:table-cell>
          <table:table-cell office:value-type="string" table:style-name="ce16">
            <text:p/>
          </table:table-cell>
          <table:table-cell office:value-type="float" office:value="1.8613310000000001" table:style-name="ce17">
            <text:p>1.861331</text:p>
          </table:table-cell>
          <table:table-cell office:value-type="float" office:value="1.8873359999999999" table:style-name="ce17">
            <text:p>1.887336</text:p>
          </table:table-cell>
          <table:table-cell office:value-type="float" office:value="2.0158269999999998" table:style-name="ce17">
            <text:p>2.015827</text:p>
          </table:table-cell>
          <table:table-cell office:value-type="float" office:value="0.32862400000000003" table:style-name="ce17">
            <text:p>0.328624</text:p>
          </table:table-cell>
          <table:table-cell office:value-type="float" office:value="1.9550069999999999" table:style-name="ce17">
            <text:p>1.955007</text:p>
          </table:table-cell>
          <table:table-cell office:value-type="float" office:value="3.7919779999999998" table:style-name="ce17">
            <text:p>3.791978</text:p>
          </table:table-cell>
          <table:table-cell office:value-type="float" office:value="2.7788059999999999" table:style-name="ce17">
            <text:p>2.778806</text:p>
          </table:table-cell>
          <table:table-cell office:value-type="float" office:value="10.870241999999999" table:formula="msoxl:=SUM($E202:$I202)" table:style-name="ce1">
            <text:p>10.870242</text:p>
          </table:table-cell>
          <table:table-cell table:number-columns-repeated="16374" table:style-name="ce1"/>
        </table:table-row>
        <table:table-row table:style-name="ro1" table:visibility="filter">
          <table:table-cell office:value-type="string" table:style-name="ce19">
            <text:p><text:s text:c="8"/>33120: Trade facilitation</text:p>
          </table:table-cell>
          <table:table-cell office:value-type="string" table:style-name="ce16">
            <text:p/>
          </table:table-cell>
          <table:table-cell office:value-type="float" office:value="8.9165999999999995E-2" table:style-name="ce18">
            <text:p>0.089166</text:p>
          </table:table-cell>
          <table:table-cell office:value-type="string" table:style-name="ce18">
            <text:p>..</text:p>
          </table:table-cell>
          <table:table-cell office:value-type="float" office:value="0.85422600000000004" table:style-name="ce18">
            <text:p>0.854226</text:p>
          </table:table-cell>
          <table:table-cell office:value-type="float" office:value="0.37323299999999998" table:style-name="ce18">
            <text:p>0.373233</text:p>
          </table:table-cell>
          <table:table-cell office:value-type="float" office:value="0.20840500000000001" table:style-name="ce18">
            <text:p>0.208405</text:p>
          </table:table-cell>
          <table:table-cell office:value-type="float" office:value="0.43498100000000001" table:style-name="ce18">
            <text:p>0.434981</text:p>
          </table:table-cell>
          <table:table-cell office:value-type="float" office:value="0.644814" table:style-name="ce18">
            <text:p>0.644814</text:p>
          </table:table-cell>
          <table:table-cell office:value-type="float" office:value="2.5156590000000003" table:formula="msoxl:=SUM($E203:$I203)" table:style-name="ce1">
            <text:p>2.515659</text:p>
          </table:table-cell>
          <table:table-cell table:number-columns-repeated="16374" table:style-name="ce1"/>
        </table:table-row>
        <table:table-row table:style-name="ro1" table:visibility="filter">
          <table:table-cell office:value-type="string" table:style-name="ce19">
            <text:p><text:s text:c="8"/>33130: Regional trade agreements <text:s/>(RTA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12259" table:style-name="ce17">
            <text:p>0.12259</text:p>
          </table:table-cell>
          <table:table-cell office:value-type="float" office:value="7.7085000000000001E-2" table:style-name="ce17">
            <text:p>0.077085</text:p>
          </table:table-cell>
          <table:table-cell office:value-type="string" table:style-name="ce17">
            <text:p>..</text:p>
          </table:table-cell>
          <table:table-cell office:value-type="float" office:value="0.19967499999999999" table:formula="msoxl:=SUM($E204:$I204)" table:style-name="ce1">
            <text:p>0.199675</text:p>
          </table:table-cell>
          <table:table-cell table:number-columns-repeated="16374" table:style-name="ce1"/>
        </table:table-row>
        <table:table-row table:style-name="ro1" table:visibility="filter">
          <table:table-cell office:value-type="string" table:style-name="ce19">
            <text:p><text:s text:c="8"/>33140: Multilateral trade negotiation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0.44858500000000001" table:style-name="ce18">
            <text:p>0.448585</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9.0723999999999999E-2" table:style-name="ce18">
            <text:p>0.090724</text:p>
          </table:table-cell>
          <table:table-cell office:value-type="float" office:value="0.53930900000000004" table:formula="msoxl:=SUM($E205:$I205)" table:style-name="ce1">
            <text:p>0.539309</text:p>
          </table:table-cell>
          <table:table-cell table:number-columns-repeated="16374" table:style-name="ce1"/>
        </table:table-row>
        <table:table-row table:style-name="ro1" table:visibility="filter">
          <table:table-cell office:value-type="string" table:style-name="ce19">
            <text:p><text:s text:c="8"/>33150: Trade-related adjustment</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1.5157E-2" table:style-name="ce17">
            <text:p>0.015157</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1.5157E-2" table:formula="msoxl:=SUM($E206:$I206)" table:style-name="ce1">
            <text:p>0.015157</text:p>
          </table:table-cell>
          <table:table-cell table:number-columns-repeated="16374" table:style-name="ce1"/>
        </table:table-row>
        <table:table-row table:style-name="ro1" table:visibility="filter">
          <table:table-cell office:value-type="string" table:style-name="ce19">
            <text:p><text:s text:c="8"/>33181: Trade education/training</text:p>
          </table:table-cell>
          <table:table-cell office:value-type="string" table:style-name="ce16">
            <text:p/>
          </table:table-cell>
          <table:table-cell office:value-type="string" table:style-name="ce18">
            <text:p>..</text:p>
          </table:table-cell>
          <table:table-cell office:value-type="float" office:value="3.8656000000000003E-2" table:style-name="ce18">
            <text:p>0.038656</text:p>
          </table:table-cell>
          <table:table-cell office:value-type="float" office:value="0.29744999999999999" table:style-name="ce18">
            <text:p>0.29745</text:p>
          </table:table-cell>
          <table:table-cell office:value-type="float" office:value="0.158193" table:style-name="ce18">
            <text:p>0.158193</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45564300000000002" table:formula="msoxl:=SUM($E207:$I207)" table:style-name="ce1">
            <text:p>0.455643</text:p>
          </table:table-cell>
          <table:table-cell table:number-columns-repeated="16374" table:style-name="ce1"/>
        </table:table-row>
        <table:table-row table:style-name="ro1">
          <table:table-cell office:value-type="string" table:style-name="ce84">
            <text:p><text:s text:c="6"/>332: III.3.b. Tourism, Total</text:p>
          </table:table-cell>
          <table:table-cell office:value-type="string" table:style-name="ce85">
            <text:p/>
          </table:table-cell>
          <table:table-cell office:value-type="float" office:value="0.30859500000000001" table:style-name="ce86">
            <text:p>0.308595</text:p>
          </table:table-cell>
          <table:table-cell office:value-type="float" office:value="0.191161" table:style-name="ce86">
            <text:p>0.191161</text:p>
          </table:table-cell>
          <table:table-cell office:value-type="float" office:value="0.14737" table:style-name="ce86">
            <text:p>0.14737</text:p>
          </table:table-cell>
          <table:table-cell office:value-type="float" office:value="8.6942000000000005E-2" table:style-name="ce86">
            <text:p>0.086942</text:p>
          </table:table-cell>
          <table:table-cell office:value-type="float" office:value="0.124044" table:style-name="ce86">
            <text:p>0.124044</text:p>
          </table:table-cell>
          <table:table-cell office:value-type="float" office:value="7.0851999999999998E-2" table:style-name="ce86">
            <text:p>0.070852</text:p>
          </table:table-cell>
          <table:table-cell office:value-type="float" office:value="4.8384999999999997E-2" table:style-name="ce86">
            <text:p>0.048385</text:p>
          </table:table-cell>
          <table:table-cell office:value-type="float" office:value="0.47759300000000005" table:formula="msoxl:=SUM($E208:$I208)" table:style-name="ce43">
            <text:p>0.477593</text:p>
          </table:table-cell>
          <table:table-cell table:style-name="ce43"/>
          <table:table-cell table:number-columns-repeated="16373"/>
        </table:table-row>
        <table:table-row table:style-name="ro1" table:visibility="filter">
          <table:table-cell office:value-type="string" table:style-name="ce19">
            <text:p><text:s text:c="8"/>33210: Tourism policy and admin. management</text:p>
          </table:table-cell>
          <table:table-cell office:value-type="string" table:style-name="ce16">
            <text:p/>
          </table:table-cell>
          <table:table-cell office:value-type="float" office:value="0.30859500000000001" table:style-name="ce18">
            <text:p>0.308595</text:p>
          </table:table-cell>
          <table:table-cell office:value-type="float" office:value="0.191161" table:style-name="ce18">
            <text:p>0.191161</text:p>
          </table:table-cell>
          <table:table-cell office:value-type="float" office:value="0.14737" table:style-name="ce18">
            <text:p>0.14737</text:p>
          </table:table-cell>
          <table:table-cell office:value-type="float" office:value="8.6942000000000005E-2" table:style-name="ce18">
            <text:p>0.086942</text:p>
          </table:table-cell>
          <table:table-cell office:value-type="float" office:value="0.124044" table:style-name="ce18">
            <text:p>0.124044</text:p>
          </table:table-cell>
          <table:table-cell office:value-type="float" office:value="7.0851999999999998E-2" table:style-name="ce18">
            <text:p>0.070852</text:p>
          </table:table-cell>
          <table:table-cell office:value-type="float" office:value="4.8384999999999997E-2" table:style-name="ce18">
            <text:p>0.048385</text:p>
          </table:table-cell>
          <table:table-cell office:value-type="float" office:value="0.47759300000000005" table:formula="msoxl:=SUM($E209:$I209)" table:style-name="ce1">
            <text:p>0.477593</text:p>
          </table:table-cell>
          <table:table-cell table:number-columns-repeated="16374" table:style-name="ce1"/>
        </table:table-row>
        <table:table-row table:style-name="ro1" table:visibility="filter">
          <table:table-cell office:value-type="string" table:style-name="ce19">
            <text:p><text:s text:c="4"/>400: IV. Multi-Sector / Cross-Cutting, Total</text:p>
          </table:table-cell>
          <table:table-cell office:value-type="string" table:style-name="ce16">
            <text:p/>
          </table:table-cell>
          <table:table-cell office:value-type="float" office:value="17.863658000000001" table:style-name="ce17">
            <text:p>17.863658</text:p>
          </table:table-cell>
          <table:table-cell office:value-type="float" office:value="16.584479999999999" table:style-name="ce17">
            <text:p>16.58448</text:p>
          </table:table-cell>
          <table:table-cell office:value-type="float" office:value="27.841068" table:style-name="ce17">
            <text:p>27.841068</text:p>
          </table:table-cell>
          <table:table-cell office:value-type="float" office:value="35.518047000000003" table:style-name="ce17">
            <text:p>35.518047</text:p>
          </table:table-cell>
          <table:table-cell office:value-type="float" office:value="37.833894999999998" table:style-name="ce17">
            <text:p>37.833895</text:p>
          </table:table-cell>
          <table:table-cell office:value-type="float" office:value="40.054786999999997" table:style-name="ce17">
            <text:p>40.054787</text:p>
          </table:table-cell>
          <table:table-cell office:value-type="float" office:value="34.823735999999997" table:style-name="ce17">
            <text:p>34.823736</text:p>
          </table:table-cell>
          <table:table-cell office:value-type="float" office:value="176.07153299999999" table:formula="msoxl:=SUM($E210:$I210)" table:style-name="ce1">
            <text:p>176.071533</text:p>
          </table:table-cell>
          <table:table-cell table:number-columns-repeated="16374" table:style-name="ce1"/>
        </table:table-row>
        <table:table-row table:style-name="ro1">
          <table:table-cell office:value-type="string" table:style-name="ce84">
            <text:p><text:s text:c="6"/>410: IV.1. General Environment Protection, Total</text:p>
          </table:table-cell>
          <table:table-cell office:value-type="string" table:style-name="ce85">
            <text:p/>
          </table:table-cell>
          <table:table-cell office:value-type="float" office:value="3.1903359999999998" table:style-name="ce86">
            <text:p>3.190336</text:p>
          </table:table-cell>
          <table:table-cell office:value-type="float" office:value="1.4597739999999999" table:style-name="ce86">
            <text:p>1.459774</text:p>
          </table:table-cell>
          <table:table-cell office:value-type="float" office:value="17.068926000000001" table:style-name="ce86">
            <text:p>17.068926</text:p>
          </table:table-cell>
          <table:table-cell office:value-type="float" office:value="11.478579999999999" table:style-name="ce86">
            <text:p>11.47858</text:p>
          </table:table-cell>
          <table:table-cell office:value-type="float" office:value="15.228732000000001" table:style-name="ce86">
            <text:p>15.228732</text:p>
          </table:table-cell>
          <table:table-cell office:value-type="float" office:value="22.833933999999999" table:style-name="ce86">
            <text:p>22.833934</text:p>
          </table:table-cell>
          <table:table-cell office:value-type="float" office:value="22.609127999999998" table:style-name="ce86">
            <text:p>22.609128</text:p>
          </table:table-cell>
          <table:table-cell office:value-type="float" office:value="89.219300000000004" table:formula="msoxl:=SUM($E211:$I211)" table:style-name="ce43">
            <text:p>89.2193</text:p>
          </table:table-cell>
          <table:table-cell table:style-name="ce43"/>
          <table:table-cell table:number-columns-repeated="16373"/>
        </table:table-row>
        <table:table-row table:style-name="ro1" table:visibility="filter">
          <table:table-cell office:value-type="string" table:style-name="ce19">
            <text:p><text:s text:c="8"/>41010: Environmental policy and admin. mgmt</text:p>
          </table:table-cell>
          <table:table-cell office:value-type="string" table:style-name="ce16">
            <text:p/>
          </table:table-cell>
          <table:table-cell office:value-type="float" office:value="2.994132" table:style-name="ce17">
            <text:p>2.994132</text:p>
          </table:table-cell>
          <table:table-cell office:value-type="float" office:value="0.62485800000000002" table:style-name="ce17">
            <text:p>0.624858</text:p>
          </table:table-cell>
          <table:table-cell office:value-type="float" office:value="16.596152" table:style-name="ce17">
            <text:p>16.596152</text:p>
          </table:table-cell>
          <table:table-cell office:value-type="float" office:value="10.651063000000001" table:style-name="ce17">
            <text:p>10.651063</text:p>
          </table:table-cell>
          <table:table-cell office:value-type="float" office:value="11.324052" table:style-name="ce17">
            <text:p>11.324052</text:p>
          </table:table-cell>
          <table:table-cell office:value-type="float" office:value="3.3228529999999998" table:style-name="ce17">
            <text:p>3.322853</text:p>
          </table:table-cell>
          <table:table-cell office:value-type="float" office:value="2.8065020000000001" table:style-name="ce17">
            <text:p>2.806502</text:p>
          </table:table-cell>
          <table:table-cell office:value-type="float" office:value="44.700622000000003" table:formula="msoxl:=SUM($E212:$I212)" table:style-name="ce1">
            <text:p>44.700622</text:p>
          </table:table-cell>
          <table:table-cell table:number-columns-repeated="16374" table:style-name="ce1"/>
        </table:table-row>
        <table:table-row table:style-name="ro1" table:visibility="filter">
          <table:table-cell office:value-type="string" table:style-name="ce19">
            <text:p><text:s text:c="8"/>41020: Biosphere protection</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float" office:value="0.13522600000000001" table:style-name="ce18">
            <text:p>0.135226</text:p>
          </table:table-cell>
          <table:table-cell office:value-type="float" office:value="0.238564" table:style-name="ce18">
            <text:p>0.238564</text:p>
          </table:table-cell>
          <table:table-cell office:value-type="float" office:value="2.711849" table:style-name="ce18">
            <text:p>2.711849</text:p>
          </table:table-cell>
          <table:table-cell office:value-type="float" office:value="19.06626" table:style-name="ce18">
            <text:p>19.06626</text:p>
          </table:table-cell>
          <table:table-cell office:value-type="float" office:value="18.90551" table:style-name="ce18">
            <text:p>18.90551</text:p>
          </table:table-cell>
          <table:table-cell office:value-type="float" office:value="41.057409" table:formula="msoxl:=SUM($E213:$I213)" table:style-name="ce1">
            <text:p>41.057409</text:p>
          </table:table-cell>
          <table:table-cell table:number-columns-repeated="16374" table:style-name="ce1"/>
        </table:table-row>
        <table:table-row table:style-name="ro1" table:visibility="filter">
          <table:table-cell office:value-type="string" table:style-name="ce19">
            <text:p><text:s text:c="8"/>41030: Bio-diversity</text:p>
          </table:table-cell>
          <table:table-cell office:value-type="string" table:style-name="ce16">
            <text:p/>
          </table:table-cell>
          <table:table-cell office:value-type="float" office:value="3.9280000000000001E-3" table:style-name="ce17">
            <text:p>0.003928</text:p>
          </table:table-cell>
          <table:table-cell office:value-type="float" office:value="0.56804100000000002" table:style-name="ce17">
            <text:p>0.568041</text:p>
          </table:table-cell>
          <table:table-cell office:value-type="float" office:value="2.6117999999999999E-2" table:style-name="ce17">
            <text:p>0.026118</text:p>
          </table:table-cell>
          <table:table-cell office:value-type="float" office:value="3.0058999999999999E-2" table:style-name="ce17">
            <text:p>0.030059</text:p>
          </table:table-cell>
          <table:table-cell office:value-type="float" office:value="0.16169700000000001" table:style-name="ce17">
            <text:p>0.161697</text:p>
          </table:table-cell>
          <table:table-cell office:value-type="float" office:value="0.17798600000000001" table:style-name="ce17">
            <text:p>0.177986</text:p>
          </table:table-cell>
          <table:table-cell office:value-type="float" office:value="0.160076" table:style-name="ce17">
            <text:p>0.160076</text:p>
          </table:table-cell>
          <table:table-cell office:value-type="float" office:value="0.55593599999999999" table:formula="msoxl:=SUM($E214:$I214)" table:style-name="ce1">
            <text:p>0.555936</text:p>
          </table:table-cell>
          <table:table-cell table:number-columns-repeated="16374" table:style-name="ce1"/>
        </table:table-row>
        <table:table-row table:style-name="ro1" table:visibility="filter">
          <table:table-cell office:value-type="string" table:style-name="ce19">
            <text:p><text:s text:c="8"/>41040: Site preservation</text:p>
          </table:table-cell>
          <table:table-cell office:value-type="string" table:style-name="ce16">
            <text:p/>
          </table:table-cell>
          <table:table-cell office:value-type="string" table:style-name="ce18">
            <text:p>..</text:p>
          </table:table-cell>
          <table:table-cell office:value-type="float" office:value="4.5262999999999998E-2" table:style-name="ce18">
            <text:p>0.045263</text:p>
          </table:table-cell>
          <table:table-cell office:value-type="float" office:value="3.9900999999999999E-2" table:style-name="ce18">
            <text:p>0.039901</text:p>
          </table:table-cell>
          <table:table-cell office:value-type="float" office:value="6.1394999999999998E-2" table:style-name="ce18">
            <text:p>0.061395</text:p>
          </table:table-cell>
          <table:table-cell office:value-type="float" office:value="8.0157000000000006E-2" table:style-name="ce18">
            <text:p>0.080157</text:p>
          </table:table-cell>
          <table:table-cell office:value-type="float" office:value="2.6263000000000002E-2" table:style-name="ce18">
            <text:p>0.026263</text:p>
          </table:table-cell>
          <table:table-cell office:value-type="float" office:value="0.12554999999999999" table:style-name="ce18">
            <text:p>0.12555</text:p>
          </table:table-cell>
          <table:table-cell office:value-type="float" office:value="0.33326600000000001" table:formula="msoxl:=SUM($E215:$I215)" table:style-name="ce1">
            <text:p>0.333266</text:p>
          </table:table-cell>
          <table:table-cell table:number-columns-repeated="16374" table:style-name="ce1"/>
        </table:table-row>
        <table:table-row table:style-name="ro1" table:visibility="filter">
          <table:table-cell office:value-type="string" table:style-name="ce19">
            <text:p><text:s text:c="8"/>41050: Flood prevention/control</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216:$I216)" table:style-name="ce1">
            <text:p>0</text:p>
          </table:table-cell>
          <table:table-cell table:number-columns-repeated="16374" table:style-name="ce1"/>
        </table:table-row>
        <table:table-row table:style-name="ro1" table:visibility="filter">
          <table:table-cell office:value-type="string" table:style-name="ce19">
            <text:p><text:s text:c="8"/>41081: Environmental education/training</text:p>
          </table:table-cell>
          <table:table-cell office:value-type="string" table:style-name="ce16">
            <text:p/>
          </table:table-cell>
          <table:table-cell office:value-type="float" office:value="0.18901200000000001" table:style-name="ce18">
            <text:p>0.189012</text:p>
          </table:table-cell>
          <table:table-cell office:value-type="float" office:value="0.221612" table:style-name="ce18">
            <text:p>0.221612</text:p>
          </table:table-cell>
          <table:table-cell office:value-type="float" office:value="0.27152900000000002" table:style-name="ce18">
            <text:p>0.271529</text:p>
          </table:table-cell>
          <table:table-cell office:value-type="float" office:value="0.49749900000000002" table:style-name="ce18">
            <text:p>0.497499</text:p>
          </table:table-cell>
          <table:table-cell office:value-type="float" office:value="0.94640999999999997" table:style-name="ce18">
            <text:p>0.94641</text:p>
          </table:table-cell>
          <table:table-cell office:value-type="float" office:value="0.132829" table:style-name="ce18">
            <text:p>0.132829</text:p>
          </table:table-cell>
          <table:table-cell office:value-type="float" office:value="0.55728" table:style-name="ce18">
            <text:p>0.55728</text:p>
          </table:table-cell>
          <table:table-cell office:value-type="float" office:value="2.4055470000000003" table:formula="msoxl:=SUM($E217:$I217)" table:style-name="ce1">
            <text:p>2.405547</text:p>
          </table:table-cell>
          <table:table-cell table:number-columns-repeated="16374" table:style-name="ce1"/>
        </table:table-row>
        <table:table-row table:style-name="ro1" table:visibility="filter">
          <table:table-cell office:value-type="string" table:style-name="ce19">
            <text:p><text:s text:c="8"/>41082: Environmental research</text:p>
          </table:table-cell>
          <table:table-cell office:value-type="string" table:style-name="ce16">
            <text:p/>
          </table:table-cell>
          <table:table-cell office:value-type="float" office:value="3.264E-3" table:style-name="ce17">
            <text:p>0.003264</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4.5669999999999999E-3" table:style-name="ce17">
            <text:p>0.004567</text:p>
          </table:table-cell>
          <table:table-cell office:value-type="float" office:value="0.10774300000000001" table:style-name="ce17">
            <text:p>0.107743</text:p>
          </table:table-cell>
          <table:table-cell office:value-type="float" office:value="5.4210000000000001E-2" table:style-name="ce17">
            <text:p>0.05421</text:p>
          </table:table-cell>
          <table:table-cell office:value-type="float" office:value="0.16652" table:formula="msoxl:=SUM($E218:$I218)" table:style-name="ce1">
            <text:p>0.16652</text:p>
          </table:table-cell>
          <table:table-cell table:number-columns-repeated="16374" table:style-name="ce1"/>
        </table:table-row>
        <table:table-row table:style-name="ro1">
          <table:table-cell office:value-type="string" table:style-name="ce84">
            <text:p><text:s text:c="6"/>430: IV.2. Other Multisector, Total</text:p>
          </table:table-cell>
          <table:table-cell office:value-type="string" table:style-name="ce85">
            <text:p/>
          </table:table-cell>
          <table:table-cell office:value-type="float" office:value="14.673322000000001" table:style-name="ce86">
            <text:p>14.673322</text:p>
          </table:table-cell>
          <table:table-cell office:value-type="float" office:value="15.124706" table:style-name="ce86">
            <text:p>15.124706</text:p>
          </table:table-cell>
          <table:table-cell office:value-type="float" office:value="10.772142000000001" table:style-name="ce86">
            <text:p>10.772142</text:p>
          </table:table-cell>
          <table:table-cell office:value-type="float" office:value="24.039466999999998" table:style-name="ce86">
            <text:p>24.039467</text:p>
          </table:table-cell>
          <table:table-cell office:value-type="float" office:value="22.605163000000001" table:style-name="ce86">
            <text:p>22.605163</text:p>
          </table:table-cell>
          <table:table-cell office:value-type="float" office:value="17.220853000000002" table:style-name="ce86">
            <text:p>17.220853</text:p>
          </table:table-cell>
          <table:table-cell office:value-type="float" office:value="12.214608" table:style-name="ce86">
            <text:p>12.214608</text:p>
          </table:table-cell>
          <table:table-cell office:value-type="float" office:value="86.852232999999998" table:formula="msoxl:=SUM($E219:$I219)" table:style-name="ce43">
            <text:p>86.852233</text:p>
          </table:table-cell>
          <table:table-cell table:style-name="ce43"/>
          <table:table-cell table:number-columns-repeated="16373"/>
        </table:table-row>
        <table:table-row table:style-name="ro1" table:visibility="filter">
          <table:table-cell office:value-type="string" table:style-name="ce19">
            <text:p><text:s text:c="8"/>43010: Multisector aid</text:p>
          </table:table-cell>
          <table:table-cell office:value-type="string" table:style-name="ce16">
            <text:p/>
          </table:table-cell>
          <table:table-cell office:value-type="float" office:value="9.4552870000000002" table:style-name="ce17">
            <text:p>9.455287</text:p>
          </table:table-cell>
          <table:table-cell office:value-type="float" office:value="9.396115" table:style-name="ce17">
            <text:p>9.396115</text:p>
          </table:table-cell>
          <table:table-cell office:value-type="float" office:value="9.2143110000000004" table:style-name="ce17">
            <text:p>9.214311</text:p>
          </table:table-cell>
          <table:table-cell office:value-type="float" office:value="15.628631" table:style-name="ce17">
            <text:p>15.628631</text:p>
          </table:table-cell>
          <table:table-cell office:value-type="float" office:value="17.659578" table:style-name="ce17">
            <text:p>17.659578</text:p>
          </table:table-cell>
          <table:table-cell office:value-type="float" office:value="12.119045" table:style-name="ce17">
            <text:p>12.119045</text:p>
          </table:table-cell>
          <table:table-cell office:value-type="float" office:value="7.8187389999999999" table:style-name="ce17">
            <text:p>7.818739</text:p>
          </table:table-cell>
          <table:table-cell office:value-type="float" office:value="62.440304000000005" table:formula="msoxl:=SUM($E220:$I220)" table:style-name="ce1">
            <text:p>62.440304</text:p>
          </table:table-cell>
          <table:table-cell table:number-columns-repeated="16374" table:style-name="ce1"/>
        </table:table-row>
        <table:table-row table:style-name="ro1" table:visibility="filter">
          <table:table-cell office:value-type="string" table:style-name="ce19">
            <text:p><text:s text:c="8"/>43030: Urban development and management</text:p>
          </table:table-cell>
          <table:table-cell office:value-type="string" table:style-name="ce16">
            <text:p/>
          </table:table-cell>
          <table:table-cell office:value-type="float" office:value="3.2510910000000002" table:style-name="ce18">
            <text:p>3.251091</text:p>
          </table:table-cell>
          <table:table-cell office:value-type="float" office:value="4.3202160000000003" table:style-name="ce18">
            <text:p>4.320216</text:p>
          </table:table-cell>
          <table:table-cell office:value-type="float" office:value="0.46143899999999999" table:style-name="ce18">
            <text:p>0.461439</text:p>
          </table:table-cell>
          <table:table-cell office:value-type="float" office:value="6.0397699999999999" table:style-name="ce18">
            <text:p>6.03977</text:p>
          </table:table-cell>
          <table:table-cell office:value-type="float" office:value="4.0663790000000004" table:style-name="ce18">
            <text:p>4.066379</text:p>
          </table:table-cell>
          <table:table-cell office:value-type="float" office:value="4.2656799999999997" table:style-name="ce18">
            <text:p>4.26568</text:p>
          </table:table-cell>
          <table:table-cell office:value-type="float" office:value="3.6098819999999998" table:style-name="ce18">
            <text:p>3.609882</text:p>
          </table:table-cell>
          <table:table-cell office:value-type="float" office:value="18.443149999999999" table:formula="msoxl:=SUM($E221:$I221)" table:style-name="ce1">
            <text:p>18.44315</text:p>
          </table:table-cell>
          <table:table-cell table:number-columns-repeated="16374" table:style-name="ce1"/>
        </table:table-row>
        <table:table-row table:style-name="ro1" table:visibility="filter">
          <table:table-cell office:value-type="string" table:style-name="ce19">
            <text:p><text:s text:c="8"/>43040: Rural development</text:p>
          </table:table-cell>
          <table:table-cell office:value-type="string" table:style-name="ce16">
            <text:p/>
          </table:table-cell>
          <table:table-cell office:value-type="float" office:value="0.456401" table:style-name="ce17">
            <text:p>0.456401</text:p>
          </table:table-cell>
          <table:table-cell office:value-type="float" office:value="0.29167999999999999" table:style-name="ce17">
            <text:p>0.29168</text:p>
          </table:table-cell>
          <table:table-cell office:value-type="float" office:value="0.28290300000000002" table:style-name="ce17">
            <text:p>0.282903</text:p>
          </table:table-cell>
          <table:table-cell office:value-type="float" office:value="0.32040099999999999" table:style-name="ce17">
            <text:p>0.320401</text:p>
          </table:table-cell>
          <table:table-cell office:value-type="float" office:value="0.25745899999999999" table:style-name="ce17">
            <text:p>0.257459</text:p>
          </table:table-cell>
          <table:table-cell office:value-type="float" office:value="0.18731500000000001" table:style-name="ce17">
            <text:p>0.187315</text:p>
          </table:table-cell>
          <table:table-cell office:value-type="float" office:value="6.5183000000000005E-2" table:style-name="ce17">
            <text:p>0.065183</text:p>
          </table:table-cell>
          <table:table-cell office:value-type="float" office:value="1.1132610000000001" table:formula="msoxl:=SUM($E222:$I222)" table:style-name="ce1">
            <text:p>1.113261</text:p>
          </table:table-cell>
          <table:table-cell table:number-columns-repeated="16374" table:style-name="ce1"/>
        </table:table-row>
        <table:table-row table:style-name="ro1" table:visibility="filter">
          <table:table-cell office:value-type="string" table:style-name="ce19">
            <text:p><text:s text:c="8"/>43050: Non-agricultural alternative dvpt</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223:$I223)" table:style-name="ce1">
            <text:p>0</text:p>
          </table:table-cell>
          <table:table-cell table:number-columns-repeated="16374" table:style-name="ce1"/>
        </table:table-row>
        <table:table-row table:style-name="ro1" table:visibility="filter">
          <table:table-cell office:value-type="string" table:style-name="ce19">
            <text:p><text:s text:c="8"/>43081: Multisector education/training</text:p>
          </table:table-cell>
          <table:table-cell office:value-type="string" table:style-name="ce16">
            <text:p/>
          </table:table-cell>
          <table:table-cell office:value-type="float" office:value="0.84282299999999999" table:style-name="ce17">
            <text:p>0.842823</text:p>
          </table:table-cell>
          <table:table-cell office:value-type="float" office:value="0.76915900000000004" table:style-name="ce17">
            <text:p>0.769159</text:p>
          </table:table-cell>
          <table:table-cell office:value-type="float" office:value="0.79155699999999996" table:style-name="ce17">
            <text:p>0.791557</text:p>
          </table:table-cell>
          <table:table-cell office:value-type="float" office:value="0.37631199999999998" table:style-name="ce17">
            <text:p>0.376312</text:p>
          </table:table-cell>
          <table:table-cell office:value-type="float" office:value="0.37274299999999999" table:style-name="ce17">
            <text:p>0.372743</text:p>
          </table:table-cell>
          <table:table-cell office:value-type="float" office:value="0.25007099999999999" table:style-name="ce17">
            <text:p>0.250071</text:p>
          </table:table-cell>
          <table:table-cell office:value-type="float" office:value="4.8723000000000002E-2" table:style-name="ce17">
            <text:p>0.048723</text:p>
          </table:table-cell>
          <table:table-cell office:value-type="float" office:value="1.8394060000000001" table:formula="msoxl:=SUM($E224:$I224)" table:style-name="ce1">
            <text:p>1.839406</text:p>
          </table:table-cell>
          <table:table-cell table:number-columns-repeated="16374" table:style-name="ce1"/>
        </table:table-row>
        <table:table-row table:style-name="ro1" table:visibility="filter">
          <table:table-cell office:value-type="string" table:style-name="ce19">
            <text:p><text:s text:c="8"/>43082: Research/scientific institutions</text:p>
          </table:table-cell>
          <table:table-cell office:value-type="string" table:style-name="ce16">
            <text:p/>
          </table:table-cell>
          <table:table-cell office:value-type="float" office:value="0.66771999999999998" table:style-name="ce18">
            <text:p>0.66772</text:p>
          </table:table-cell>
          <table:table-cell office:value-type="float" office:value="0.34753600000000001" table:style-name="ce18">
            <text:p>0.347536</text:p>
          </table:table-cell>
          <table:table-cell office:value-type="float" office:value="2.1932E-2" table:style-name="ce18">
            <text:p>0.021932</text:p>
          </table:table-cell>
          <table:table-cell office:value-type="float" office:value="1.674353" table:style-name="ce18">
            <text:p>1.674353</text:p>
          </table:table-cell>
          <table:table-cell office:value-type="float" office:value="0.249004" table:style-name="ce18">
            <text:p>0.249004</text:p>
          </table:table-cell>
          <table:table-cell office:value-type="float" office:value="0.39874199999999999" table:style-name="ce18">
            <text:p>0.398742</text:p>
          </table:table-cell>
          <table:table-cell office:value-type="float" office:value="0.67208100000000004" table:style-name="ce18">
            <text:p>0.672081</text:p>
          </table:table-cell>
          <table:table-cell office:value-type="float" office:value="3.0161120000000001" table:formula="msoxl:=SUM($E225:$I225)" table:style-name="ce1">
            <text:p>3.016112</text:p>
          </table:table-cell>
          <table:table-cell table:number-columns-repeated="16374" table:style-name="ce1"/>
        </table:table-row>
        <table:table-row table:style-name="ro1" table:visibility="filter">
          <table:table-cell office:value-type="string" table:style-name="ce19">
            <text:p><text:s text:c="2"/>500: VI. Commodity Aid / General Prog. Ass., Total</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226:$I226)" table:style-name="ce1">
            <text:p>0</text:p>
          </table:table-cell>
          <table:table-cell table:number-columns-repeated="16374" table:style-name="ce1"/>
        </table:table-row>
        <table:table-row table:style-name="ro1">
          <table:table-cell office:value-type="string" table:style-name="ce84">
            <text:p><text:s text:c="4"/>510: VI.1. General Budget Support, Total</text:p>
          </table:table-cell>
          <table:table-cell office:value-type="string" table:style-name="ce85">
            <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0" table:formula="msoxl:=SUM($E227:$I227)" table:style-name="ce43">
            <text:p>0</text:p>
          </table:table-cell>
          <table:table-cell table:style-name="ce43"/>
          <table:table-cell table:number-columns-repeated="16373"/>
        </table:table-row>
        <table:table-row table:style-name="ro1" table:visibility="filter">
          <table:table-cell office:value-type="string" table:style-name="ce19">
            <text:p><text:s text:c="6"/>51010: General budget support-related aid</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228:$I228)" table:style-name="ce1">
            <text:p>0</text:p>
          </table:table-cell>
          <table:table-cell table:number-columns-repeated="16374" table:style-name="ce1"/>
        </table:table-row>
        <table:table-row table:style-name="ro1">
          <table:table-cell office:value-type="string" table:style-name="ce84">
            <text:p><text:s text:c="4"/>520: VI.2. Dev. Food Aid/Food Security Ass., Total</text:p>
          </table:table-cell>
          <table:table-cell office:value-type="string" table:style-name="ce85">
            <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0" table:formula="msoxl:=SUM($E229:$I229)" table:style-name="ce43">
            <text:p>0</text:p>
          </table:table-cell>
          <table:table-cell table:style-name="ce43"/>
          <table:table-cell table:number-columns-repeated="16373"/>
        </table:table-row>
        <table:table-row table:style-name="ro1" table:visibility="filter">
          <table:table-cell office:value-type="string" table:style-name="ce19">
            <text:p><text:s text:c="6"/>52010: Food aid/Food security programme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230:$I230)" table:style-name="ce1">
            <text:p>0</text:p>
          </table:table-cell>
          <table:table-cell table:number-columns-repeated="16374" table:style-name="ce1"/>
        </table:table-row>
        <table:table-row table:style-name="ro1">
          <table:table-cell office:value-type="string" table:style-name="ce84">
            <text:p><text:s text:c="4"/>530: VI.3. Other Commodity Ass., Total</text:p>
          </table:table-cell>
          <table:table-cell office:value-type="string" table:style-name="ce85">
            <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0" table:formula="msoxl:=SUM($E231:$I231)" table:style-name="ce43">
            <text:p>0</text:p>
          </table:table-cell>
          <table:table-cell table:style-name="ce43"/>
          <table:table-cell table:number-columns-repeated="16373"/>
        </table:table-row>
        <table:table-row table:style-name="ro1" table:visibility="filter">
          <table:table-cell office:value-type="string" table:style-name="ce19">
            <text:p><text:s text:c="6"/>53030: Import support (capital good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0" table:formula="msoxl:=SUM($E232:$I232)" table:style-name="ce1">
            <text:p>0</text:p>
          </table:table-cell>
          <table:table-cell table:number-columns-repeated="16374" table:style-name="ce1"/>
        </table:table-row>
        <table:table-row table:style-name="ro1" table:visibility="filter">
          <table:table-cell office:value-type="string" table:style-name="ce19">
            <text:p><text:s text:c="6"/>53040: Import support (commodities)</text:p>
          </table:table-cell>
          <table:table-cell office:value-type="string" table:style-name="ce16">
            <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formula="msoxl:=SUM($E233:$I233)" table:style-name="ce1">
            <text:p>0</text:p>
          </table:table-cell>
          <table:table-cell table:number-columns-repeated="16374" table:style-name="ce1"/>
        </table:table-row>
        <table:table-row table:style-name="ro1" table:visibility="filter">
          <table:table-cell office:value-type="string" table:style-name="ce19">
            <text:p><text:s text:c="2"/>700: VIII. Humanitarian Aid, Total</text:p>
          </table:table-cell>
          <table:table-cell office:value-type="string" table:style-name="ce16">
            <text:p/>
          </table:table-cell>
          <table:table-cell office:value-type="float" office:value="0.171933" table:style-name="ce17">
            <text:p>0.171933</text:p>
          </table:table-cell>
          <table:table-cell office:value-type="float" office:value="0.97046900000000003" table:style-name="ce17">
            <text:p>0.970469</text:p>
          </table:table-cell>
          <table:table-cell office:value-type="float" office:value="0.51766299999999998" table:style-name="ce17">
            <text:p>0.517663</text:p>
          </table:table-cell>
          <table:table-cell office:value-type="float" office:value="0.23818900000000001" table:style-name="ce17">
            <text:p>0.238189</text:p>
          </table:table-cell>
          <table:table-cell office:value-type="float" office:value="0.68422799999999995" table:style-name="ce17">
            <text:p>0.684228</text:p>
          </table:table-cell>
          <table:table-cell office:value-type="float" office:value="2.0125190000000002" table:style-name="ce17">
            <text:p>2.012519</text:p>
          </table:table-cell>
          <table:table-cell office:value-type="float" office:value="0.140045" table:style-name="ce17">
            <text:p>0.140045</text:p>
          </table:table-cell>
          <table:table-cell office:value-type="float" office:value="3.5926440000000004" table:formula="msoxl:=SUM($E234:$I234)" table:style-name="ce1">
            <text:p>3.592644</text:p>
          </table:table-cell>
          <table:table-cell table:number-columns-repeated="16374" table:style-name="ce1"/>
        </table:table-row>
        <table:table-row table:style-name="ro1">
          <table:table-cell office:value-type="string" table:style-name="ce84">
            <text:p><text:s text:c="4"/>720: VIII.1. Emergency Response, Total</text:p>
          </table:table-cell>
          <table:table-cell office:value-type="string" table:style-name="ce85">
            <text:p/>
          </table:table-cell>
          <table:table-cell office:value-type="float" office:value="0.16423099999999999" table:style-name="ce86">
            <text:p>0.164231</text:p>
          </table:table-cell>
          <table:table-cell office:value-type="float" office:value="0.89466100000000004" table:style-name="ce86">
            <text:p>0.894661</text:p>
          </table:table-cell>
          <table:table-cell office:value-type="float" office:value="0.51425200000000004" table:style-name="ce86">
            <text:p>0.514252</text:p>
          </table:table-cell>
          <table:table-cell office:value-type="float" office:value="0.23686699999999999" table:style-name="ce86">
            <text:p>0.236867</text:p>
          </table:table-cell>
          <table:table-cell office:value-type="float" office:value="0.34666799999999998" table:style-name="ce86">
            <text:p>0.346668</text:p>
          </table:table-cell>
          <table:table-cell office:value-type="float" office:value="1.475395" table:style-name="ce86">
            <text:p>1.475395</text:p>
          </table:table-cell>
          <table:table-cell office:value-type="float" office:value="4.1262E-2" table:style-name="ce86">
            <text:p>0.041262</text:p>
          </table:table-cell>
          <table:table-cell office:value-type="float" office:value="2.6144440000000002" table:formula="msoxl:=SUM($E235:$I235)" table:style-name="ce43">
            <text:p>2.614444</text:p>
          </table:table-cell>
          <table:table-cell table:style-name="ce43"/>
          <table:table-cell table:number-columns-repeated="16373"/>
        </table:table-row>
        <table:table-row table:style-name="ro1" table:visibility="filter">
          <table:table-cell office:value-type="string" table:style-name="ce19">
            <text:p><text:s text:c="6"/>72010: Material relief assistance and services</text:p>
          </table:table-cell>
          <table:table-cell office:value-type="string" table:style-name="ce16">
            <text:p/>
          </table:table-cell>
          <table:table-cell office:value-type="float" office:value="4.0770000000000001E-2" table:style-name="ce17">
            <text:p>0.04077</text:p>
          </table:table-cell>
          <table:table-cell office:value-type="float" office:value="0.69101000000000001" table:style-name="ce17">
            <text:p>0.69101</text:p>
          </table:table-cell>
          <table:table-cell office:value-type="float" office:value="0.50925100000000001" table:style-name="ce17">
            <text:p>0.509251</text:p>
          </table:table-cell>
          <table:table-cell office:value-type="float" office:value="7.1790000000000007E-2" table:style-name="ce17">
            <text:p>0.07179</text:p>
          </table:table-cell>
          <table:table-cell office:value-type="float" office:value="0.194767" table:style-name="ce17">
            <text:p>0.194767</text:p>
          </table:table-cell>
          <table:table-cell office:value-type="float" office:value="1.330093" table:style-name="ce17">
            <text:p>1.330093</text:p>
          </table:table-cell>
          <table:table-cell office:value-type="float" office:value="7.8270000000000006E-3" table:style-name="ce17">
            <text:p>0.007827</text:p>
          </table:table-cell>
          <table:table-cell office:value-type="float" office:value="2.1137280000000001" table:formula="msoxl:=SUM($E236:$I236)" table:style-name="ce1">
            <text:p>2.113728</text:p>
          </table:table-cell>
          <table:table-cell table:number-columns-repeated="16374" table:style-name="ce1"/>
        </table:table-row>
        <table:table-row table:style-name="ro1" table:visibility="filter">
          <table:table-cell office:value-type="string" table:style-name="ce19">
            <text:p><text:s text:c="6"/>72040: Emergency food aid</text:p>
          </table:table-cell>
          <table:table-cell office:value-type="string" table:style-name="ce16">
            <text:p/>
          </table:table-cell>
          <table:table-cell office:value-type="float" office:value="0.123461" table:style-name="ce18">
            <text:p>0.123461</text:p>
          </table:table-cell>
          <table:table-cell office:value-type="float" office:value="0.203651" table:style-name="ce18">
            <text:p>0.203651</text:p>
          </table:table-cell>
          <table:table-cell office:value-type="float" office:value="5.0010000000000002E-3" table:style-name="ce18">
            <text:p>0.005001</text:p>
          </table:table-cell>
          <table:table-cell office:value-type="float" office:value="0.165077" table:style-name="ce18">
            <text:p>0.165077</text:p>
          </table:table-cell>
          <table:table-cell office:value-type="float" office:value="0.15190100000000001" table:style-name="ce18">
            <text:p>0.151901</text:p>
          </table:table-cell>
          <table:table-cell office:value-type="float" office:value="0.14530199999999999" table:style-name="ce18">
            <text:p>0.145302</text:p>
          </table:table-cell>
          <table:table-cell office:value-type="float" office:value="3.163E-3" table:style-name="ce18">
            <text:p>0.003163</text:p>
          </table:table-cell>
          <table:table-cell office:value-type="float" office:value="0.47044400000000003" table:formula="msoxl:=SUM($E237:$I237)" table:style-name="ce1">
            <text:p>0.470444</text:p>
          </table:table-cell>
          <table:table-cell table:number-columns-repeated="16374" table:style-name="ce1"/>
        </table:table-row>
        <table:table-row table:style-name="ro1" table:visibility="filter">
          <table:table-cell office:value-type="string" table:style-name="ce19">
            <text:p><text:s text:c="6"/>72050: Relief co-ordination; protection and support services</text:p>
          </table:table-cell>
          <table:table-cell office:value-type="string" table:style-name="ce16">
            <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float" office:value="3.0272E-2" table:style-name="ce17">
            <text:p>0.030272</text:p>
          </table:table-cell>
          <table:table-cell office:value-type="float" office:value="3.0272E-2" table:formula="msoxl:=SUM($E238:$I238)" table:style-name="ce1">
            <text:p>0.030272</text:p>
          </table:table-cell>
          <table:table-cell table:number-columns-repeated="16374" table:style-name="ce1"/>
        </table:table-row>
        <table:table-row table:style-name="ro1">
          <table:table-cell office:value-type="string" table:style-name="ce84">
            <text:p><text:s text:c="4"/>730: VIII.2. Reconstruction Relief &amp; Rehabilitation, Total</text:p>
          </table:table-cell>
          <table:table-cell office:value-type="string" table:style-name="ce85">
            <text:p/>
          </table:table-cell>
          <table:table-cell office:value-type="float" office:value="7.7019999999999996E-3" table:style-name="ce86">
            <text:p>0.007702</text:p>
          </table:table-cell>
          <table:table-cell office:value-type="float" office:value="2.2488999999999999E-2" table:style-name="ce86">
            <text:p>0.022489</text:p>
          </table:table-cell>
          <table:table-cell office:value-type="float" office:value="3.411E-3" table:style-name="ce86">
            <text:p>0.003411</text:p>
          </table:table-cell>
          <table:table-cell office:value-type="float" office:value="1.322E-3" table:style-name="ce86">
            <text:p>0.001322</text:p>
          </table:table-cell>
          <table:table-cell office:value-type="string" table:style-name="ce86">
            <text:p>..</text:p>
          </table:table-cell>
          <table:table-cell office:value-type="string" table:style-name="ce86">
            <text:p>..</text:p>
          </table:table-cell>
          <table:table-cell office:value-type="float" office:value="9.8782999999999996E-2" table:style-name="ce86">
            <text:p>0.098783</text:p>
          </table:table-cell>
          <table:table-cell office:value-type="float" office:value="0.103516" table:formula="msoxl:=SUM($E239:$I239)" table:style-name="ce43">
            <text:p>0.103516</text:p>
          </table:table-cell>
          <table:table-cell table:style-name="ce43"/>
          <table:table-cell table:number-columns-repeated="16373"/>
        </table:table-row>
        <table:table-row table:style-name="ro1" table:visibility="filter">
          <table:table-cell office:value-type="string" table:style-name="ce19">
            <text:p><text:s text:c="6"/>73010: Reconstruction relief and rehabilitation</text:p>
          </table:table-cell>
          <table:table-cell office:value-type="string" table:style-name="ce16">
            <text:p/>
          </table:table-cell>
          <table:table-cell office:value-type="float" office:value="7.7019999999999996E-3" table:style-name="ce17">
            <text:p>0.007702</text:p>
          </table:table-cell>
          <table:table-cell office:value-type="float" office:value="2.2488999999999999E-2" table:style-name="ce17">
            <text:p>0.022489</text:p>
          </table:table-cell>
          <table:table-cell office:value-type="float" office:value="3.411E-3" table:style-name="ce17">
            <text:p>0.003411</text:p>
          </table:table-cell>
          <table:table-cell office:value-type="float" office:value="1.322E-3" table:style-name="ce17">
            <text:p>0.001322</text:p>
          </table:table-cell>
          <table:table-cell office:value-type="string" table:style-name="ce17">
            <text:p>..</text:p>
          </table:table-cell>
          <table:table-cell office:value-type="string" table:style-name="ce17">
            <text:p>..</text:p>
          </table:table-cell>
          <table:table-cell office:value-type="float" office:value="9.8782999999999996E-2" table:style-name="ce17">
            <text:p>0.098783</text:p>
          </table:table-cell>
          <table:table-cell office:value-type="float" office:value="0.103516" table:formula="msoxl:=SUM($E240:$I240)" table:style-name="ce1">
            <text:p>0.103516</text:p>
          </table:table-cell>
          <table:table-cell table:number-columns-repeated="16374" table:style-name="ce1"/>
        </table:table-row>
        <table:table-row table:style-name="ro1">
          <table:table-cell office:value-type="string" table:style-name="ce84">
            <text:p><text:s text:c="4"/>740: VIII.3. Disaster Prevention &amp; Preparedness, Total</text:p>
          </table:table-cell>
          <table:table-cell office:value-type="string" table:style-name="ce85">
            <text:p/>
          </table:table-cell>
          <table:table-cell office:value-type="string" table:style-name="ce86">
            <text:p>..</text:p>
          </table:table-cell>
          <table:table-cell office:value-type="float" office:value="5.3318999999999998E-2" table:style-name="ce86">
            <text:p>0.053319</text:p>
          </table:table-cell>
          <table:table-cell office:value-type="string" table:style-name="ce86">
            <text:p>..</text:p>
          </table:table-cell>
          <table:table-cell office:value-type="string" table:style-name="ce86">
            <text:p>..</text:p>
          </table:table-cell>
          <table:table-cell office:value-type="float" office:value="0.33756000000000003" table:style-name="ce86">
            <text:p>0.33756</text:p>
          </table:table-cell>
          <table:table-cell office:value-type="float" office:value="0.53712400000000005" table:style-name="ce86">
            <text:p>0.537124</text:p>
          </table:table-cell>
          <table:table-cell office:value-type="string" table:style-name="ce86">
            <text:p>..</text:p>
          </table:table-cell>
          <table:table-cell office:value-type="float" office:value="0.87468400000000002" table:formula="msoxl:=SUM($E241:$I241)" table:style-name="ce43">
            <text:p>0.874684</text:p>
          </table:table-cell>
          <table:table-cell table:style-name="ce43"/>
          <table:table-cell table:number-columns-repeated="16373"/>
        </table:table-row>
        <table:table-row table:style-name="ro1" table:visibility="filter">
          <table:table-cell office:value-type="string" table:style-name="ce19">
            <text:p><text:s text:c="6"/>74010: Disaster prevention and preparedness</text:p>
          </table:table-cell>
          <table:table-cell office:value-type="string" table:style-name="ce16">
            <text:p/>
          </table:table-cell>
          <table:table-cell office:value-type="string" table:style-name="ce17">
            <text:p>..</text:p>
          </table:table-cell>
          <table:table-cell office:value-type="float" office:value="5.3318999999999998E-2" table:style-name="ce17">
            <text:p>0.053319</text:p>
          </table:table-cell>
          <table:table-cell office:value-type="string" table:style-name="ce17">
            <text:p>..</text:p>
          </table:table-cell>
          <table:table-cell office:value-type="string" table:style-name="ce17">
            <text:p>..</text:p>
          </table:table-cell>
          <table:table-cell office:value-type="float" office:value="0.33756000000000003" table:style-name="ce17">
            <text:p>0.33756</text:p>
          </table:table-cell>
          <table:table-cell office:value-type="float" office:value="0.53712400000000005" table:style-name="ce17">
            <text:p>0.537124</text:p>
          </table:table-cell>
          <table:table-cell office:value-type="string" table:style-name="ce17">
            <text:p>..</text:p>
          </table:table-cell>
          <table:table-cell office:value-type="float" office:value="0.87468400000000002" table:formula="msoxl:=SUM($E242:$I242)" table:style-name="ce1">
            <text:p>0.874684</text:p>
          </table:table-cell>
          <table:table-cell table:number-columns-repeated="16374" table:style-name="ce1"/>
        </table:table-row>
        <table:table-row table:style-name="ro1" table:visibility="filter">
          <table:table-cell office:value-type="string" table:style-name="ce19">
            <text:p><text:s text:c="2"/>910: Administrative Costs of Donors, Total</text:p>
          </table:table-cell>
          <table:table-cell office:value-type="string" table:style-name="ce16">
            <text:p/>
          </table:table-cell>
          <table:table-cell office:value-type="float" office:value="1.940199" table:style-name="ce18">
            <text:p>1.940199</text:p>
          </table:table-cell>
          <table:table-cell office:value-type="float" office:value="2.354536" table:style-name="ce18">
            <text:p>2.354536</text:p>
          </table:table-cell>
          <table:table-cell office:value-type="float" office:value="2.1535099999999998" table:style-name="ce18">
            <text:p>2.15351</text:p>
          </table:table-cell>
          <table:table-cell office:value-type="float" office:value="1.3114060000000001" table:style-name="ce18">
            <text:p>1.311406</text:p>
          </table:table-cell>
          <table:table-cell office:value-type="float" office:value="1.943004" table:style-name="ce18">
            <text:p>1.943004</text:p>
          </table:table-cell>
          <table:table-cell office:value-type="float" office:value="4.1409409999999998" table:style-name="ce18">
            <text:p>4.140941</text:p>
          </table:table-cell>
          <table:table-cell office:value-type="float" office:value="3.8575279999999998" table:style-name="ce18">
            <text:p>3.857528</text:p>
          </table:table-cell>
          <table:table-cell office:value-type="float" office:value="13.406388999999999" table:formula="msoxl:=SUM($E243:$I243)" table:style-name="ce1">
            <text:p>13.406389</text:p>
          </table:table-cell>
          <table:table-cell table:number-columns-repeated="16374" table:style-name="ce1"/>
        </table:table-row>
        <table:table-row table:style-name="ro1" table:visibility="filter">
          <table:table-cell office:value-type="string" table:style-name="ce19">
            <text:p><text:s text:c="4"/>91010: Administrative costs (non-sector allocable)</text:p>
          </table:table-cell>
          <table:table-cell office:value-type="string" table:style-name="ce16">
            <text:p/>
          </table:table-cell>
          <table:table-cell office:value-type="float" office:value="1.940199" table:style-name="ce17">
            <text:p>1.940199</text:p>
          </table:table-cell>
          <table:table-cell office:value-type="float" office:value="2.354536" table:style-name="ce17">
            <text:p>2.354536</text:p>
          </table:table-cell>
          <table:table-cell office:value-type="float" office:value="2.1535099999999998" table:style-name="ce17">
            <text:p>2.15351</text:p>
          </table:table-cell>
          <table:table-cell office:value-type="float" office:value="1.3114060000000001" table:style-name="ce17">
            <text:p>1.311406</text:p>
          </table:table-cell>
          <table:table-cell office:value-type="float" office:value="1.943004" table:style-name="ce17">
            <text:p>1.943004</text:p>
          </table:table-cell>
          <table:table-cell office:value-type="float" office:value="4.1409409999999998" table:style-name="ce17">
            <text:p>4.140941</text:p>
          </table:table-cell>
          <table:table-cell office:value-type="float" office:value="3.8575279999999998" table:style-name="ce17">
            <text:p>3.857528</text:p>
          </table:table-cell>
          <table:table-cell office:value-type="float" office:value="13.406388999999999" table:formula="msoxl:=SUM($E244:$I244)" table:style-name="ce1">
            <text:p>13.406389</text:p>
          </table:table-cell>
          <table:table-cell table:number-columns-repeated="16374" table:style-name="ce1"/>
        </table:table-row>
        <table:table-row table:style-name="ro1">
          <table:table-cell office:value-type="string" table:style-name="ce84">
            <text:p><text:s text:c="2"/>930: Refugees in Donor Countries, Total</text:p>
          </table:table-cell>
          <table:table-cell office:value-type="string" table:style-name="ce85">
            <text:p/>
          </table:table-cell>
          <table:table-cell office:value-type="float" office:value="2.6742999999999999E-2" table:style-name="ce86">
            <text:p>0.026743</text:p>
          </table:table-cell>
          <table:table-cell office:value-type="float" office:value="8.4921999999999997E-2" table:style-name="ce86">
            <text:p>0.084922</text:p>
          </table:table-cell>
          <table:table-cell office:value-type="float" office:value="6.1839999999999999E-2" table:style-name="ce86">
            <text:p>0.06184</text:p>
          </table:table-cell>
          <table:table-cell office:value-type="float" office:value="6.1407999999999997E-2" table:style-name="ce86">
            <text:p>0.061408</text:p>
          </table:table-cell>
          <table:table-cell office:value-type="float" office:value="2.1659169999999999" table:style-name="ce86">
            <text:p>2.165917</text:p>
          </table:table-cell>
          <table:table-cell office:value-type="float" office:value="2.1531820000000002" table:style-name="ce86">
            <text:p>2.153182</text:p>
          </table:table-cell>
          <table:table-cell office:value-type="float" office:value="17.142925999999999" table:style-name="ce86">
            <text:p>17.142926</text:p>
          </table:table-cell>
          <table:table-cell office:value-type="float" office:value="21.585273000000001" table:formula="msoxl:=SUM($E245:$I245)" table:style-name="ce43">
            <text:p>21.585273</text:p>
          </table:table-cell>
          <table:table-cell table:style-name="ce43"/>
          <table:table-cell table:number-columns-repeated="16373"/>
        </table:table-row>
        <table:table-row table:style-name="ro1" table:visibility="filter">
          <table:table-cell office:value-type="string" table:style-name="ce19">
            <text:p><text:s text:c="4"/>93010: Refugees in donor countries (non-sector allocable)</text:p>
          </table:table-cell>
          <table:table-cell office:value-type="string" table:style-name="ce16">
            <text:p/>
          </table:table-cell>
          <table:table-cell office:value-type="float" office:value="2.6742999999999999E-2" table:style-name="ce17">
            <text:p>0.026743</text:p>
          </table:table-cell>
          <table:table-cell office:value-type="float" office:value="8.4921999999999997E-2" table:style-name="ce17">
            <text:p>0.084922</text:p>
          </table:table-cell>
          <table:table-cell office:value-type="float" office:value="6.1839999999999999E-2" table:style-name="ce17">
            <text:p>0.06184</text:p>
          </table:table-cell>
          <table:table-cell office:value-type="float" office:value="6.1407999999999997E-2" table:style-name="ce17">
            <text:p>0.061408</text:p>
          </table:table-cell>
          <table:table-cell office:value-type="float" office:value="2.1659169999999999" table:style-name="ce17">
            <text:p>2.165917</text:p>
          </table:table-cell>
          <table:table-cell office:value-type="float" office:value="2.1531820000000002" table:style-name="ce17">
            <text:p>2.153182</text:p>
          </table:table-cell>
          <table:table-cell office:value-type="float" office:value="17.142925999999999" table:style-name="ce17">
            <text:p>17.142926</text:p>
          </table:table-cell>
          <table:table-cell office:value-type="float" office:value="21.585273000000001" table:formula="msoxl:=SUM($E246:$I246)" table:style-name="ce1">
            <text:p>21.585273</text:p>
          </table:table-cell>
          <table:table-cell table:number-columns-repeated="16374" table:style-name="ce1"/>
        </table:table-row>
        <table:table-row table:style-name="ro1">
          <table:table-cell office:value-type="string" table:style-name="ce84">
            <text:p><text:s text:c="2"/>998: IX. Unallocated / Unspecified, Total</text:p>
          </table:table-cell>
          <table:table-cell office:value-type="string" table:style-name="ce85">
            <text:p/>
          </table:table-cell>
          <table:table-cell office:value-type="float" office:value="0.42712499999999998" table:style-name="ce86">
            <text:p>0.427125</text:p>
          </table:table-cell>
          <table:table-cell office:value-type="float" office:value="4.2728349999999997" table:style-name="ce86">
            <text:p>4.272835</text:p>
          </table:table-cell>
          <table:table-cell office:value-type="float" office:value="1.4120109999999999" table:style-name="ce86">
            <text:p>1.412011</text:p>
          </table:table-cell>
          <table:table-cell office:value-type="float" office:value="1.9120699999999999" table:style-name="ce86">
            <text:p>1.91207</text:p>
          </table:table-cell>
          <table:table-cell office:value-type="float" office:value="0.17965200000000001" table:style-name="ce86">
            <text:p>0.179652</text:p>
          </table:table-cell>
          <table:table-cell office:value-type="float" office:value="0.502328" table:style-name="ce86">
            <text:p>0.502328</text:p>
          </table:table-cell>
          <table:table-cell office:value-type="float" office:value="0.989344" table:style-name="ce86">
            <text:p>0.989344</text:p>
          </table:table-cell>
          <table:table-cell office:value-type="float" office:value="4.9954049999999999" table:formula="msoxl:=SUM($E247:$I247)" table:style-name="ce43">
            <text:p>4.995405</text:p>
          </table:table-cell>
          <table:table-cell table:style-name="ce43"/>
          <table:table-cell table:number-columns-repeated="16373"/>
        </table:table-row>
        <table:table-row table:style-name="ro1" table:visibility="filter">
          <table:table-cell office:value-type="string" table:style-name="ce19">
            <text:p><text:s text:c="4"/>99810: Sectors not specified</text:p>
          </table:table-cell>
          <table:table-cell office:value-type="string" table:style-name="ce16">
            <text:p/>
          </table:table-cell>
          <table:table-cell office:value-type="float" office:value="0.42712499999999998" table:style-name="ce17">
            <text:p>0.427125</text:p>
          </table:table-cell>
          <table:table-cell office:value-type="float" office:value="4.2617960000000004" table:style-name="ce17">
            <text:p>4.261796</text:p>
          </table:table-cell>
          <table:table-cell office:value-type="float" office:value="1.322052" table:style-name="ce17">
            <text:p>1.322052</text:p>
          </table:table-cell>
          <table:table-cell office:value-type="float" office:value="1.894906" table:style-name="ce17">
            <text:p>1.894906</text:p>
          </table:table-cell>
          <table:table-cell office:value-type="float" office:value="0.17965200000000001" table:style-name="ce17">
            <text:p>0.179652</text:p>
          </table:table-cell>
          <table:table-cell office:value-type="float" office:value="0.502328" table:style-name="ce17">
            <text:p>0.502328</text:p>
          </table:table-cell>
          <table:table-cell office:value-type="float" office:value="0.98565899999999995" table:style-name="ce17">
            <text:p>0.985659</text:p>
          </table:table-cell>
          <table:table-cell office:value-type="float" office:value="4.8845969999999994" table:formula="msoxl:=SUM($E248:$I248)" table:style-name="ce1">
            <text:p>4.884597</text:p>
          </table:table-cell>
          <table:table-cell table:number-columns-repeated="16374" table:style-name="ce1"/>
        </table:table-row>
        <table:table-row table:style-name="ro19" table:visibility="filter">
          <table:table-cell office:value-type="string" table:style-name="ce19">
            <text:p><text:s text:c="4"/>99820: Promotion of development awareness <text:s/>(non-sector allocable)</text:p>
          </table:table-cell>
          <table:table-cell office:value-type="string" table:style-name="ce16">
            <text:p/>
          </table:table-cell>
          <table:table-cell office:value-type="float" office:value="0" table:style-name="ce18">
            <text:p>0</text:p>
          </table:table-cell>
          <table:table-cell office:value-type="float" office:value="1.1039E-2" table:style-name="ce18">
            <text:p>0.011039</text:p>
          </table:table-cell>
          <table:table-cell office:value-type="float" office:value="8.9958999999999997E-2" table:style-name="ce18">
            <text:p>0.089959</text:p>
          </table:table-cell>
          <table:table-cell office:value-type="float" office:value="1.7163999999999999E-2" table:style-name="ce18">
            <text:p>0.017164</text:p>
          </table:table-cell>
          <table:table-cell office:value-type="string" table:style-name="ce18">
            <text:p>..</text:p>
          </table:table-cell>
          <table:table-cell office:value-type="string" table:style-name="ce18">
            <text:p>..</text:p>
          </table:table-cell>
          <table:table-cell office:value-type="float" office:value="3.6849999999999999E-3" table:style-name="ce18">
            <text:p>0.003685</text:p>
          </table:table-cell>
          <table:table-cell office:value-type="float" office:value="0.11080799999999999" table:formula="msoxl:=SUM($E249:$I249)" table:style-name="ce1">
            <text:p>0.110808</text:p>
          </table:table-cell>
          <table:table-cell table:number-columns-repeated="16374" table:style-name="ce1"/>
        </table:table-row>
        <table:table-row table:style-name="ro1" table:visibility="filter">
          <table:table-cell office:value-type="string" table:style-name="ce21">
            <text:p><text:a xlink:href="http://stats.oecd.org/">Data extracted on 03 Mar 2015 17:06 UTC (GMT) from OECD.Stat</text:a></text:p>
          </table:table-cell>
          <table:table-cell table:number-columns-repeated="16383" table:style-name="ce1"/>
        </table:table-row>
        <table:table-row table:number-rows-repeated="1048326" table:style-name="ro1">
          <table:table-cell table:number-columns-repeated="16384"/>
        </table:table-row>
      </table:table>
      <table:table table:name="Top_ODA_donors_2013" table:style-name="ta2">
        <table:table-column table:style-name="co1" table:default-cell-style-name="ce1"/>
        <table:table-column table:style-name="co76" table:default-cell-style-name="ce1"/>
        <table:table-column table:style-name="co66" table:default-cell-style-name="ce1"/>
        <table:table-column table:style-name="co1" table:number-columns-repeated="16381" table:default-cell-style-name="ce1"/>
        <table:table-row table:number-rows-repeated="3" table:style-name="ro1">
          <table:table-cell table:number-columns-repeated="16384"/>
        </table:table-row>
        <table:table-row table:style-name="ro1">
          <table:table-cell/>
          <table:table-cell office:value-type="string" table:style-name="ce109">
            <text:p>Donor</text:p>
          </table:table-cell>
          <table:table-cell office:value-type="string" table:style-name="ce14">
            <text:p>2013</text:p>
          </table:table-cell>
          <table:table-cell table:number-columns-repeated="16381"/>
        </table:table-row>
        <table:table-row table:style-name="ro5">
          <table:table-cell/>
          <table:table-cell office:value-type="string" table:style-name="ce19">
            <text:p>Iceland</text:p>
          </table:table-cell>
          <table:table-cell office:value-type="string" table:style-name="ce17">
            <text:p>..</text:p>
          </table:table-cell>
          <table:table-cell table:number-columns-repeated="16381"/>
        </table:table-row>
        <table:table-row table:style-name="ro1">
          <table:table-cell/>
          <table:table-cell office:value-type="string" table:style-name="ce19">
            <text:p>Ireland</text:p>
          </table:table-cell>
          <table:table-cell office:value-type="string" table:style-name="ce18">
            <text:p>..</text:p>
          </table:table-cell>
          <table:table-cell table:number-columns-repeated="16381"/>
        </table:table-row>
        <table:table-row table:style-name="ro1">
          <table:table-cell/>
          <table:table-cell office:value-type="string" table:style-name="ce19">
            <text:p>New Zealand</text:p>
          </table:table-cell>
          <table:table-cell office:value-type="string" table:style-name="ce18">
            <text:p>..</text:p>
          </table:table-cell>
          <table:table-cell table:number-columns-repeated="16381"/>
        </table:table-row>
        <table:table-row table:style-name="ro1">
          <table:table-cell/>
          <table:table-cell office:value-type="string" table:style-name="ce19">
            <text:p>EU Institutions</text:p>
          </table:table-cell>
          <table:table-cell office:value-type="float" office:value="351.6" table:style-name="ce17">
            <text:p>351.6</text:p>
          </table:table-cell>
          <table:table-cell table:number-columns-repeated="16381"/>
        </table:table-row>
        <table:table-row table:style-name="ro1">
          <table:table-cell/>
          <table:table-cell office:value-type="string" table:style-name="ce19">
            <text:p>United States</text:p>
          </table:table-cell>
          <table:table-cell office:value-type="float" office:value="118.73" table:style-name="ce18">
            <text:p>118.73</text:p>
          </table:table-cell>
          <table:table-cell table:number-columns-repeated="16381"/>
        </table:table-row>
        <table:table-row table:style-name="ro1">
          <table:table-cell/>
          <table:table-cell office:value-type="string" table:style-name="ce19">
            <text:p>Germany</text:p>
          </table:table-cell>
          <table:table-cell office:value-type="float" office:value="65.33" table:style-name="ce17">
            <text:p>65.33</text:p>
          </table:table-cell>
          <table:table-cell table:number-columns-repeated="16381"/>
        </table:table-row>
        <table:table-row table:style-name="ro1">
          <table:table-cell/>
          <table:table-cell office:value-type="string" table:style-name="ce19">
            <text:p>France</text:p>
          </table:table-cell>
          <table:table-cell office:value-type="float" office:value="28.49" table:style-name="ce18">
            <text:p>28.49</text:p>
          </table:table-cell>
          <table:table-cell table:number-columns-repeated="16381"/>
        </table:table-row>
        <table:table-row table:style-name="ro1">
          <table:table-cell/>
          <table:table-cell office:value-type="string" table:style-name="ce19">
            <text:p>Sweden</text:p>
          </table:table-cell>
          <table:table-cell office:value-type="float" office:value="25.57" table:style-name="ce17">
            <text:p>25.57</text:p>
          </table:table-cell>
          <table:table-cell table:number-columns-repeated="16381"/>
        </table:table-row>
        <table:table-row table:style-name="ro1">
          <table:table-cell/>
          <table:table-cell office:value-type="string" table:style-name="ce19">
            <text:p>Canada</text:p>
          </table:table-cell>
          <table:table-cell office:value-type="float" office:value="18.18" table:style-name="ce18">
            <text:p>18.18</text:p>
          </table:table-cell>
          <table:table-cell table:number-columns-repeated="16381"/>
        </table:table-row>
        <table:table-row table:style-name="ro1">
          <table:table-cell/>
          <table:table-cell office:value-type="string" table:style-name="ce19">
            <text:p>Switzerland</text:p>
          </table:table-cell>
          <table:table-cell office:value-type="float" office:value="17.29" table:style-name="ce18">
            <text:p>17.29</text:p>
          </table:table-cell>
          <table:table-cell table:number-columns-repeated="16381"/>
        </table:table-row>
        <table:table-row table:style-name="ro1">
          <table:table-cell/>
          <table:table-cell office:value-type="string" table:style-name="ce19">
            <text:p>Poland</text:p>
          </table:table-cell>
          <table:table-cell office:value-type="float" office:value="14.78" table:style-name="ce18">
            <text:p>14.78</text:p>
          </table:table-cell>
          <table:table-cell table:number-columns-repeated="16381"/>
        </table:table-row>
        <table:table-row table:style-name="ro1">
          <table:table-cell/>
          <table:table-cell office:value-type="string" table:style-name="ce19">
            <text:p>Austria</text:p>
          </table:table-cell>
          <table:table-cell office:value-type="float" office:value="7.84" table:style-name="ce18">
            <text:p>7.84</text:p>
          </table:table-cell>
          <table:table-cell table:number-columns-repeated="16381"/>
        </table:table-row>
        <table:table-row table:style-name="ro1">
          <table:table-cell/>
          <table:table-cell office:value-type="string" table:style-name="ce19">
            <text:p>Denmark</text:p>
          </table:table-cell>
          <table:table-cell office:value-type="float" office:value="6.12" table:style-name="ce18">
            <text:p>6.12</text:p>
          </table:table-cell>
          <table:table-cell table:number-columns-repeated="16381"/>
        </table:table-row>
        <table:table-row table:style-name="ro1">
          <table:table-cell/>
          <table:table-cell office:value-type="string" table:style-name="ce19">
            <text:p>Norway</text:p>
          </table:table-cell>
          <table:table-cell office:value-type="float" office:value="5.83" table:style-name="ce17">
            <text:p>5.83</text:p>
          </table:table-cell>
          <table:table-cell table:number-columns-repeated="16381"/>
        </table:table-row>
        <table:table-row table:style-name="ro1">
          <table:table-cell/>
          <table:table-cell office:value-type="string" table:style-name="ce19">
            <text:p>United Kingdom</text:p>
          </table:table-cell>
          <table:table-cell office:value-type="float" office:value="3.94" table:style-name="ce17">
            <text:p>3.94</text:p>
          </table:table-cell>
          <table:table-cell table:number-columns-repeated="16381"/>
        </table:table-row>
        <table:table-row table:style-name="ro1">
          <table:table-cell/>
          <table:table-cell office:value-type="string" table:style-name="ce19">
            <text:p>Japan</text:p>
          </table:table-cell>
          <table:table-cell office:value-type="float" office:value="3.27" table:style-name="ce18">
            <text:p>3.27</text:p>
          </table:table-cell>
          <table:table-cell table:number-columns-repeated="16381"/>
        </table:table-row>
        <table:table-row table:style-name="ro1">
          <table:table-cell/>
          <table:table-cell office:value-type="string" table:style-name="ce19">
            <text:p>Czech Republic</text:p>
          </table:table-cell>
          <table:table-cell office:value-type="float" office:value="2.74" table:style-name="ce17">
            <text:p>2.74</text:p>
          </table:table-cell>
          <table:table-cell table:number-columns-repeated="16381"/>
        </table:table-row>
        <table:table-row table:style-name="ro1">
          <table:table-cell/>
          <table:table-cell office:value-type="string" table:style-name="ce19">
            <text:p>Greece</text:p>
          </table:table-cell>
          <table:table-cell office:value-type="float" office:value="2.14" table:style-name="ce18">
            <text:p>2.14</text:p>
          </table:table-cell>
          <table:table-cell table:number-columns-repeated="16381"/>
        </table:table-row>
        <table:table-row table:style-name="ro1">
          <table:table-cell/>
          <table:table-cell office:value-type="string" table:style-name="ce19">
            <text:p>Finland</text:p>
          </table:table-cell>
          <table:table-cell office:value-type="float" office:value="1.5" table:style-name="ce17">
            <text:p>1.5</text:p>
          </table:table-cell>
          <table:table-cell table:number-columns-repeated="16381"/>
        </table:table-row>
        <table:table-row table:style-name="ro1">
          <table:table-cell/>
          <table:table-cell office:value-type="string" table:style-name="ce19">
            <text:p>Slovak Republic</text:p>
          </table:table-cell>
          <table:table-cell office:value-type="float" office:value="1" table:style-name="ce18">
            <text:p>1</text:p>
          </table:table-cell>
          <table:table-cell table:number-columns-repeated="16381"/>
        </table:table-row>
        <table:table-row table:style-name="ro1">
          <table:table-cell/>
          <table:table-cell office:value-type="string" table:style-name="ce19">
            <text:p>Netherlands</text:p>
          </table:table-cell>
          <table:table-cell office:value-type="float" office:value="0.53" table:style-name="ce17">
            <text:p>0.53</text:p>
          </table:table-cell>
          <table:table-cell table:number-columns-repeated="16381"/>
        </table:table-row>
        <table:table-row table:style-name="ro1">
          <table:table-cell/>
          <table:table-cell office:value-type="string" table:style-name="ce19">
            <text:p>Spain</text:p>
          </table:table-cell>
          <table:table-cell office:value-type="float" office:value="0.37" table:style-name="ce18">
            <text:p>0.37</text:p>
          </table:table-cell>
          <table:table-cell table:number-columns-repeated="16381"/>
        </table:table-row>
        <table:table-row table:style-name="ro1">
          <table:table-cell/>
          <table:table-cell office:value-type="string" table:style-name="ce19">
            <text:p>Italy</text:p>
          </table:table-cell>
          <table:table-cell office:value-type="float" office:value="0.34" table:style-name="ce17">
            <text:p>0.34</text:p>
          </table:table-cell>
          <table:table-cell table:number-columns-repeated="16381"/>
        </table:table-row>
        <table:table-row table:style-name="ro1">
          <table:table-cell/>
          <table:table-cell office:value-type="string" table:style-name="ce19">
            <text:p>Slovenia</text:p>
          </table:table-cell>
          <table:table-cell office:value-type="float" office:value="0.19" table:style-name="ce17">
            <text:p>0.19</text:p>
          </table:table-cell>
          <table:table-cell table:number-columns-repeated="16381"/>
        </table:table-row>
        <table:table-row table:style-name="ro1">
          <table:table-cell/>
          <table:table-cell office:value-type="string" table:style-name="ce19">
            <text:p>Australia</text:p>
          </table:table-cell>
          <table:table-cell office:value-type="float" office:value="0.16" table:style-name="ce17">
            <text:p>0.16</text:p>
          </table:table-cell>
          <table:table-cell table:number-columns-repeated="16381"/>
        </table:table-row>
        <table:table-row table:style-name="ro1">
          <table:table-cell/>
          <table:table-cell office:value-type="string" table:style-name="ce19">
            <text:p>Korea</text:p>
          </table:table-cell>
          <table:table-cell office:value-type="float" office:value="0.14000000000000001" table:style-name="ce17">
            <text:p>0.14</text:p>
          </table:table-cell>
          <table:table-cell table:number-columns-repeated="16381"/>
        </table:table-row>
        <table:table-row table:style-name="ro1">
          <table:table-cell/>
          <table:table-cell office:value-type="string" table:style-name="ce19">
            <text:p>Belgium</text:p>
          </table:table-cell>
          <table:table-cell office:value-type="float" office:value="0.06" table:style-name="ce17">
            <text:p>0.06</text:p>
          </table:table-cell>
          <table:table-cell table:number-columns-repeated="16381"/>
        </table:table-row>
        <table:table-row table:style-name="ro1">
          <table:table-cell/>
          <table:table-cell office:value-type="string" table:style-name="ce19">
            <text:p>Luxembourg</text:p>
          </table:table-cell>
          <table:table-cell office:value-type="float" office:value="0.05" table:style-name="ce18">
            <text:p>0.05</text:p>
          </table:table-cell>
          <table:table-cell table:number-columns-repeated="16381"/>
        </table:table-row>
        <table:table-row table:style-name="ro1">
          <table:table-cell/>
          <table:table-cell office:value-type="string" table:style-name="ce19">
            <text:p>Portugal</text:p>
          </table:table-cell>
          <table:table-cell office:value-type="float" office:value="0" table:style-name="ce17">
            <text:p>0</text:p>
          </table:table-cell>
          <table:table-cell table:number-columns-repeated="16381"/>
        </table:table-row>
        <table:table-row table:number-rows-repeated="1048543" table:style-name="ro1">
          <table:table-cell table:number-columns-repeated="16384"/>
        </table:table-row>
      </table:table>
      <table:table table:name="CERF_sectors" table:style-name="ta2">
        <table:table-column table:style-name="co1" table:default-cell-style-name="ce1"/>
        <table:table-column table:style-name="co77" table:default-cell-style-name="ce1"/>
        <table:table-column table:style-name="co1" table:number-columns-repeated="3" table:default-cell-style-name="ce1"/>
        <table:table-column table:style-name="co78" table:default-cell-style-name="ce1"/>
        <table:table-column table:style-name="co79" table:default-cell-style-name="ce1"/>
        <table:table-column table:style-name="co80" table:default-cell-style-name="ce1"/>
        <table:table-column table:style-name="co1" table:number-columns-repeated="11" table:default-cell-style-name="ce1"/>
        <table:table-column table:style-name="co81" table:default-cell-style-name="ce1"/>
        <table:table-column table:style-name="co1" table:number-columns-repeated="16364" table:default-cell-style-name="ce1"/>
        <table:table-row table:style-name="ro1">
          <table:table-cell office:value-type="string" table:style-name="ce27">
            <text:p><text:span text:style-name="T2">Title:</text:span><text:s/></text:p>
          </table:table-cell>
          <table:table-cell office:value-type="string" table:style-name="ce1">
            <text:p>CERF funding by sector</text:p>
          </table:table-cell>
          <table:table-cell table:number-columns-repeated="3" table:style-name="ce1"/>
          <table:table-cell office:value-type="string" table:style-name="ce1">
            <text:p>Sector</text:p>
          </table:table-cell>
          <table:table-cell office:value-type="string" table:style-name="ce1">
            <text:p>US$D</text:p>
          </table:table-cell>
          <table:table-cell office:value-type="string" table:style-name="ce1">
            <text:p>US$ million</text:p>
          </table:table-cell>
          <table:table-cell office:value-type="string" table:style-name="ce1">
            <text:p>% total CERF funding</text:p>
          </table:table-cell>
          <table:table-cell table:number-columns-repeated="16375" table:style-name="ce1"/>
        </table:table-row>
        <table:table-row table:style-name="ro1">
          <table:table-cell office:value-type="string" table:style-name="ce28">
            <text:p><text:span text:style-name="T2">Source:</text:span><text:s/></text:p>
          </table:table-cell>
          <table:table-cell office:value-type="string" table:style-name="ce67">
            <text:p><text:a xlink:href="http://www.unocha.org/cerf/cerf-worldwide/allocations-country/2014">www.unocha.org/cerf/cerf-worldwide/allocations-country/2014</text:a></text:p>
          </table:table-cell>
          <table:table-cell table:number-columns-repeated="3" table:style-name="ce1"/>
          <table:table-cell office:value-type="string" table:style-name="ce1">
            <text:p>Food</text:p>
          </table:table-cell>
          <table:table-cell office:value-type="float" office:value="867849" table:style-name="ce45">
            <text:p><text:s/>867,849<text:s/></text:p>
          </table:table-cell>
          <table:table-cell office:value-type="float" office:value="0.86784899999999998" table:formula="msoxl:=G2/1000000" table:style-name="ce31">
            <text:p>0.9</text:p>
          </table:table-cell>
          <table:table-cell office:value-type="percentage" office:value="0.21831438011323129" table:formula="msoxl:=G2/$G$7" table:style-name="ce51">
            <text:p>22%</text:p>
          </table:table-cell>
          <table:table-cell table:number-columns-repeated="3" table:style-name="ce1"/>
          <table:table-cell office:value-type="string" table:style-name="ce55">
            <text:p>Agency</text:p>
          </table:table-cell>
          <table:table-cell office:value-type="string" table:style-name="ce55">
            <text:p>Sum of Approved</text:p>
          </table:table-cell>
          <table:table-cell table:number-columns-repeated="16370" table:style-name="ce1"/>
        </table:table-row>
        <table:table-row table:style-name="ro1">
          <table:table-cell office:value-type="string" table:style-name="ce29">
            <text:p>Notes:<text:s/></text:p>
          </table:table-cell>
          <table:table-cell office:value-type="string" table:style-name="ce1">
            <text:p>Data downloaded on 3 Mar 2015</text:p>
          </table:table-cell>
          <table:table-cell table:number-columns-repeated="3" table:style-name="ce1"/>
          <table:table-cell office:value-type="string" table:style-name="ce1">
            <text:p>Health</text:p>
          </table:table-cell>
          <table:table-cell office:value-type="float" office:value="810212" table:style-name="ce45">
            <text:p><text:s/>810,212<text:s/></text:p>
          </table:table-cell>
          <table:table-cell office:value-type="float" office:value="0.81021200000000004" table:formula="msoxl:=G3/1000000" table:style-name="ce31">
            <text:p>0.8</text:p>
          </table:table-cell>
          <table:table-cell office:value-type="percentage" office:value="0.20381533024789031" table:formula="msoxl:=G3/$G$7" table:style-name="ce51">
            <text:p>20%</text:p>
          </table:table-cell>
          <table:table-cell table:number-columns-repeated="3" table:style-name="ce1"/>
          <table:table-cell office:value-type="string" table:style-name="ce57">
            <text:p>IOM</text:p>
          </table:table-cell>
          <table:table-cell office:value-type="float" office:value="300000" table:style-name="ce58">
            <text:p>300000</text:p>
          </table:table-cell>
          <table:table-cell office:value-type="percentage" office:value="7.546740738765545E-2" table:formula="msoxl:=N3/$N$10" table:style-name="ce51">
            <text:p>8%</text:p>
          </table:table-cell>
          <table:table-cell table:number-columns-repeated="4" table:style-name="ce1"/>
          <table:table-cell office:value-type="float" office:value="3975226" table:style-name="ce79">
            <text:p>3,975,226</text:p>
          </table:table-cell>
          <table:table-cell table:number-columns-repeated="16364"/>
        </table:table-row>
        <table:table-row table:style-name="ro1">
          <table:table-cell table:number-columns-repeated="5" table:style-name="ce1"/>
          <table:table-cell office:value-type="string" table:style-name="ce1">
            <text:p>Protection/Human Rights/Rule of Law</text:p>
          </table:table-cell>
          <table:table-cell office:value-type="float" office:value="603109" table:style-name="ce45">
            <text:p><text:s/>603,109<text:s/></text:p>
          </table:table-cell>
          <table:table-cell office:value-type="float" office:value="0.60310900000000001" table:formula="msoxl:=G4/1000000" table:style-name="ce31">
            <text:p>0.6</text:p>
          </table:table-cell>
          <table:table-cell office:value-type="percentage" office:value="0.15171690867387164" table:formula="msoxl:=G4/$G$7" table:style-name="ce51">
            <text:p>15%</text:p>
          </table:table-cell>
          <table:table-cell table:number-columns-repeated="3" table:style-name="ce1"/>
          <table:table-cell office:value-type="string" table:style-name="ce57">
            <text:p>OHCHR</text:p>
          </table:table-cell>
          <table:table-cell office:value-type="float" office:value="234779" table:style-name="ce58">
            <text:p>234779</text:p>
          </table:table-cell>
          <table:table-cell office:value-type="percentage" office:value="5.9060541463554522E-2" table:formula="msoxl:=N4/$N$10" table:style-name="ce51">
            <text:p>6%</text:p>
          </table:table-cell>
          <table:table-cell table:number-columns-repeated="4" table:style-name="ce1"/>
          <table:table-cell office:value-type="float" office:value="460799180" table:style-name="ce79">
            <text:p>460,799,180</text:p>
          </table:table-cell>
          <table:table-cell table:number-columns-repeated="16364"/>
        </table:table-row>
        <table:table-row table:style-name="ro1">
          <table:table-cell table:number-columns-repeated="5" table:style-name="ce1"/>
          <table:table-cell office:value-type="string" table:style-name="ce1">
            <text:p>Shelter and non-food items</text:p>
          </table:table-cell>
          <table:table-cell office:value-type="float" office:value="1094575" table:style-name="ce45">
            <text:p><text:s/>1,094,575<text:s/></text:p>
          </table:table-cell>
          <table:table-cell office:value-type="float" office:value="1.0945750000000001" table:formula="msoxl:=G5/1000000" table:style-name="ce31">
            <text:p>1.1</text:p>
          </table:table-cell>
          <table:table-cell office:value-type="percentage" office:value="0.27534912480447654" table:formula="msoxl:=G5/$G$7" table:style-name="ce51">
            <text:p>28%</text:p>
          </table:table-cell>
          <table:table-cell table:number-columns-repeated="3" table:style-name="ce1"/>
          <table:table-cell office:value-type="string" table:style-name="ce57">
            <text:p>UNFPA</text:p>
          </table:table-cell>
          <table:table-cell office:value-type="float" office:value="154725" table:style-name="ce58">
            <text:p>154725</text:p>
          </table:table-cell>
          <table:table-cell office:value-type="percentage" office:value="3.8922315360183292E-2" table:formula="msoxl:=N5/$N$10" table:style-name="ce51">
            <text:p>4%</text:p>
          </table:table-cell>
          <table:table-cell table:number-columns-repeated="4" table:style-name="ce1"/>
          <table:table-cell office:value-type="percentage" office:value="8.6268078862466718E-3" table:formula="msoxl:=T3/T4" table:style-name="ce53">
            <text:p>0.86%</text:p>
          </table:table-cell>
          <table:table-cell table:number-columns-repeated="16364"/>
        </table:table-row>
        <table:table-row table:style-name="ro1">
          <table:table-cell table:style-name="ce1"/>
          <table:table-cell office:value-type="string" table:style-name="ce56">
            <text:p>US$m</text:p>
          </table:table-cell>
          <table:table-cell table:number-columns-repeated="3" table:style-name="ce1"/>
          <table:table-cell office:value-type="string" table:style-name="ce1">
            <text:p>Water and sanitation</text:p>
          </table:table-cell>
          <table:table-cell office:value-type="float" office:value="599481" table:style-name="ce45">
            <text:p><text:s/>599,481<text:s/></text:p>
          </table:table-cell>
          <table:table-cell office:value-type="float" office:value="0.59948100000000004" table:formula="msoxl:=G6/1000000" table:style-name="ce31">
            <text:p>0.6</text:p>
          </table:table-cell>
          <table:table-cell office:value-type="percentage" office:value="0.15080425616053025" table:formula="msoxl:=G6/$G$7" table:style-name="ce51">
            <text:p>15%</text:p>
          </table:table-cell>
          <table:table-cell table:number-columns-repeated="3" table:style-name="ce1"/>
          <table:table-cell office:value-type="string" table:style-name="ce57">
            <text:p>UNHCR</text:p>
          </table:table-cell>
          <table:table-cell office:value-type="float" office:value="1074576" table:style-name="ce58">
            <text:p>1074576</text:p>
          </table:table-cell>
          <table:table-cell office:value-type="percentage" office:value="0.27031821586999077" table:formula="msoxl:=N6/$N$10" table:style-name="ce51">
            <text:p>27%</text:p>
          </table:table-cell>
          <table:table-cell table:number-columns-repeated="16369" table:style-name="ce1"/>
        </table:table-row>
        <table:table-row table:style-name="ro1">
          <table:table-cell office:value-type="string" table:style-name="ce1">
            <text:p>CERF</text:p>
          </table:table-cell>
          <table:table-cell office:value-type="float" office:value="3.9752260000000001" table:style-name="ce30">
            <text:p>3.975</text:p>
          </table:table-cell>
          <table:table-cell table:number-columns-repeated="4" table:style-name="ce1"/>
          <table:table-cell office:value-type="float" office:value="3975226" table:formula="msoxl:=SUM(G2:G6)" table:style-name="ce52">
            <text:p><text:s/>3,975,226<text:s/></text:p>
          </table:table-cell>
          <table:table-cell table:number-columns-repeated="5" table:style-name="ce1"/>
          <table:table-cell office:value-type="string" table:style-name="ce57">
            <text:p>UNICEF</text:p>
          </table:table-cell>
          <table:table-cell office:value-type="float" office:value="842810" table:style-name="ce58">
            <text:p>842810</text:p>
          </table:table-cell>
          <table:table-cell office:value-type="percentage" office:value="0.21201561873463295" table:formula="msoxl:=N7/$N$10" table:style-name="ce51">
            <text:p>21%</text:p>
          </table:table-cell>
          <table:table-cell table:number-columns-repeated="16369" table:style-name="ce1"/>
        </table:table-row>
        <table:table-row table:style-name="ro1">
          <table:table-cell table:number-columns-repeated="12" table:style-name="ce1"/>
          <table:table-cell office:value-type="string" table:style-name="ce57">
            <text:p>WFP</text:p>
          </table:table-cell>
          <table:table-cell office:value-type="float" office:value="867849" table:style-name="ce58">
            <text:p>867849</text:p>
          </table:table-cell>
          <table:table-cell office:value-type="percentage" office:value="0.21831438011323129" table:formula="msoxl:=N8/$N$10" table:style-name="ce51">
            <text:p>22%</text:p>
          </table:table-cell>
          <table:table-cell table:number-columns-repeated="16369" table:style-name="ce1"/>
        </table:table-row>
        <table:table-row table:style-name="ro1">
          <table:table-cell table:number-columns-repeated="12" table:style-name="ce1"/>
          <table:table-cell office:value-type="string" table:style-name="ce57">
            <text:p>WHO</text:p>
          </table:table-cell>
          <table:table-cell office:value-type="float" office:value="500487" table:style-name="ce58">
            <text:p>500487</text:p>
          </table:table-cell>
          <table:table-cell office:value-type="percentage" office:value="0.1259015210707517" table:formula="msoxl:=N9/$N$10" table:style-name="ce51">
            <text:p>13%</text:p>
          </table:table-cell>
          <table:table-cell table:number-columns-repeated="16369" table:style-name="ce1"/>
        </table:table-row>
        <table:table-row table:style-name="ro1">
          <table:table-cell table:number-columns-repeated="13" table:style-name="ce1"/>
          <table:table-cell office:value-type="float" office:value="3975226" table:formula="msoxl:=SUM(N3:N9)" table:style-name="ce1">
            <text:p>3975226</text:p>
          </table:table-cell>
          <table:table-cell table:number-columns-repeated="16370" table:style-name="ce1"/>
        </table:table-row>
        <table:table-row table:style-name="ro2">
          <table:table-cell table:number-columns-repeated="16384" table:style-name="ce1"/>
        </table:table-row>
        <table:table-row table:style-name="ro21">
          <table:table-cell office:value-type="string" table:style-name="ce59">
            <text:p>Agency</text:p>
          </table:table-cell>
          <table:table-cell office:value-type="string" table:style-name="ce60">
            <text:p>Agency Project</text:p>
          </table:table-cell>
          <table:table-cell office:value-type="string" table:style-name="ce60">
            <text:p>Sector</text:p>
          </table:table-cell>
          <table:table-cell office:value-type="string" table:style-name="ce60">
            <text:p>Window*</text:p>
          </table:table-cell>
          <table:table-cell office:value-type="string" table:style-name="ce60">
            <text:p>Approved</text:p>
          </table:table-cell>
          <table:table-cell office:value-type="string" table:style-name="ce60">
            <text:p>Approved Date</text:p>
          </table:table-cell>
          <table:table-cell office:value-type="string" table:style-name="ce61">
            <text:p>Disbursement Date</text:p>
          </table:table-cell>
          <table:table-cell table:number-columns-repeated="16377" table:style-name="ce1"/>
        </table:table-row>
        <table:table-row table:style-name="ro22">
          <table:table-cell office:value-type="string" table:number-columns-spanned="1" table:number-rows-spanned="2" table:style-name="ce137">
            <text:p>UNHCR</text:p>
          </table:table-cell>
          <table:table-cell office:value-type="string" table:style-name="ce62">
            <text:p>Winterization assistance for Ukrainian IDPs and returnees</text:p>
          </table:table-cell>
          <table:table-cell office:value-type="string" table:number-columns-spanned="1" table:number-rows-spanned="2" table:style-name="ce138">
            <text:p>Shelter and non-food items</text:p>
          </table:table-cell>
          <table:table-cell office:value-type="string" table:number-columns-spanned="1" table:number-rows-spanned="2" table:style-name="ce138">
            <text:p>RR</text:p>
          </table:table-cell>
          <table:table-cell office:value-type="float" office:value="794575" table:number-columns-spanned="1" table:number-rows-spanned="2" table:style-name="ce139">
            <text:p>794,575</text:p>
          </table:table-cell>
          <table:table-cell office:value-type="date" office:date-value="2014-10-03T00:00:00" table:number-columns-spanned="1" table:number-rows-spanned="2" table:style-name="ce140">
            <text:p>03/10/2014</text:p>
          </table:table-cell>
          <table:table-cell office:value-type="date" office:date-value="2014-10-16T00:00:00" table:number-columns-spanned="1" table:number-rows-spanned="2" table:style-name="ce136">
            <text:p>16/10/2014</text:p>
          </table:table-cell>
          <table:table-cell table:style-name="ce1">
            <draw:frame xmlns:presentation="urn:oasis:names:tc:opendocument:xmlns:presentation:1.0" draw:z-index="1" draw:id="id23" draw:style-name="a116" draw:name="Chart 1" svg:x="0.89583in" svg:y="0.01042in" svg:width="7.25in" svg:height="3.69792in" style:rel-width="scale" style:rel-height="scale">
              <draw:object xlink:href="Object 10/" xlink:type="simple" xlink:show="embed" xlink:actuate="onLoad"/>
              <svg:desc/>
            </draw:frame>
          </table:table-cell>
          <table:table-cell table:number-columns-repeated="16376" table:style-name="ce1"/>
        </table:table-row>
        <table:table-row table:style-name="ro1">
          <table:covered-table-cell/>
          <table:table-cell office:value-type="string" table:style-name="ce62">
            <text:p>(14-RR-HCR-040)</text:p>
          </table:table-cell>
          <table:covered-table-cell/>
          <table:covered-table-cell/>
          <table:covered-table-cell/>
          <table:covered-table-cell/>
          <table:covered-table-cell/>
          <table:table-cell table:number-columns-repeated="16377" table:style-name="ce1"/>
        </table:table-row>
        <table:table-row table:style-name="ro22">
          <table:table-cell office:value-type="string" table:number-columns-spanned="1" table:number-rows-spanned="2" table:style-name="ce137">
            <text:p>IOM</text:p>
          </table:table-cell>
          <table:table-cell office:value-type="string" table:style-name="ce62">
            <text:p>Winterization assistance for Ukrainian IDPs and returnees</text:p>
          </table:table-cell>
          <table:table-cell office:value-type="string" table:number-columns-spanned="1" table:number-rows-spanned="2" table:style-name="ce138">
            <text:p>Shelter and non-food items</text:p>
          </table:table-cell>
          <table:table-cell office:value-type="string" table:number-columns-spanned="1" table:number-rows-spanned="2" table:style-name="ce138">
            <text:p>RR</text:p>
          </table:table-cell>
          <table:table-cell office:value-type="float" office:value="300000" table:number-columns-spanned="1" table:number-rows-spanned="2" table:style-name="ce139">
            <text:p>300,000</text:p>
          </table:table-cell>
          <table:table-cell office:value-type="date" office:date-value="2014-10-03T00:00:00" table:number-columns-spanned="1" table:number-rows-spanned="2" table:style-name="ce140">
            <text:p>03/10/2014</text:p>
          </table:table-cell>
          <table:table-cell office:value-type="date" office:date-value="2014-10-14T00:00:00" table:number-columns-spanned="1" table:number-rows-spanned="2" table:style-name="ce136">
            <text:p>14/10/2014</text:p>
          </table:table-cell>
          <table:table-cell table:number-columns-repeated="16377" table:style-name="ce1"/>
        </table:table-row>
        <table:table-row table:style-name="ro1">
          <table:covered-table-cell/>
          <table:table-cell office:value-type="string" table:style-name="ce62">
            <text:p>(14-RR-IOM-041)</text:p>
          </table:table-cell>
          <table:covered-table-cell/>
          <table:covered-table-cell/>
          <table:covered-table-cell/>
          <table:covered-table-cell/>
          <table:covered-table-cell/>
          <table:table-cell table:number-columns-repeated="16377" table:style-name="ce1"/>
        </table:table-row>
        <table:table-row table:style-name="ro23">
          <table:table-cell office:value-type="string" table:number-columns-spanned="1" table:number-rows-spanned="2" table:style-name="ce137">
            <text:p>WHO</text:p>
          </table:table-cell>
          <table:table-cell office:value-type="string" table:style-name="ce62">
            <text:p>Delivery of primary health care services through emergency mobile units in IDP concentration areas</text:p>
          </table:table-cell>
          <table:table-cell office:value-type="string" table:number-columns-spanned="1" table:number-rows-spanned="2" table:style-name="ce138">
            <text:p>Health</text:p>
          </table:table-cell>
          <table:table-cell office:value-type="string" table:number-columns-spanned="1" table:number-rows-spanned="2" table:style-name="ce138">
            <text:p>RR</text:p>
          </table:table-cell>
          <table:table-cell office:value-type="float" office:value="500487" table:number-columns-spanned="1" table:number-rows-spanned="2" table:style-name="ce139">
            <text:p>500,487</text:p>
          </table:table-cell>
          <table:table-cell office:value-type="date" office:date-value="2014-10-01T00:00:00" table:number-columns-spanned="1" table:number-rows-spanned="2" table:style-name="ce140">
            <text:p>01/10/2014</text:p>
          </table:table-cell>
          <table:table-cell office:value-type="date" office:date-value="2014-10-09T00:00:00" table:number-columns-spanned="1" table:number-rows-spanned="2" table:style-name="ce136">
            <text:p>09/10/2014</text:p>
          </table:table-cell>
          <table:table-cell table:number-columns-repeated="16377" table:style-name="ce1"/>
        </table:table-row>
        <table:table-row table:style-name="ro1">
          <table:covered-table-cell/>
          <table:table-cell office:value-type="string" table:style-name="ce62">
            <text:p>(14-RR-WHO-070)</text:p>
          </table:table-cell>
          <table:covered-table-cell/>
          <table:covered-table-cell/>
          <table:covered-table-cell/>
          <table:covered-table-cell/>
          <table:covered-table-cell/>
          <table:table-cell table:number-columns-repeated="16377" table:style-name="ce1"/>
        </table:table-row>
        <table:table-row table:style-name="ro23">
          <table:table-cell office:value-type="string" table:number-columns-spanned="1" table:number-rows-spanned="2" table:style-name="ce137">
            <text:p>OHCHR</text:p>
          </table:table-cell>
          <table:table-cell office:value-type="string" table:style-name="ce62">
            <text:p>Monitoring, protection and redress related to violations of human rights in conflict areas and areas of displacement</text:p>
          </table:table-cell>
          <table:table-cell office:value-type="string" table:number-columns-spanned="1" table:number-rows-spanned="2" table:style-name="ce138">
            <text:p>Protection/Human Rights/Rule of Law</text:p>
          </table:table-cell>
          <table:table-cell office:value-type="string" table:number-columns-spanned="1" table:number-rows-spanned="2" table:style-name="ce138">
            <text:p>RR</text:p>
          </table:table-cell>
          <table:table-cell office:value-type="float" office:value="234779" table:number-columns-spanned="1" table:number-rows-spanned="2" table:style-name="ce139">
            <text:p>234,779</text:p>
          </table:table-cell>
          <table:table-cell office:value-type="date" office:date-value="2014-10-01T00:00:00" table:number-columns-spanned="1" table:number-rows-spanned="2" table:style-name="ce140">
            <text:p>01/10/2014</text:p>
          </table:table-cell>
          <table:table-cell office:value-type="date" office:date-value="2014-10-15T00:00:00" table:number-columns-spanned="1" table:number-rows-spanned="2" table:style-name="ce136">
            <text:p>15/10/2014</text:p>
          </table:table-cell>
          <table:table-cell table:number-columns-repeated="16377" table:style-name="ce1"/>
        </table:table-row>
        <table:table-row table:style-name="ro1">
          <table:covered-table-cell/>
          <table:table-cell office:value-type="string" table:style-name="ce62">
            <text:p>(14-RR-CHR-004)</text:p>
          </table:table-cell>
          <table:covered-table-cell/>
          <table:covered-table-cell/>
          <table:covered-table-cell/>
          <table:covered-table-cell/>
          <table:covered-table-cell/>
          <table:table-cell table:number-columns-repeated="16377" table:style-name="ce1"/>
        </table:table-row>
        <table:table-row table:style-name="ro23">
          <table:table-cell office:value-type="string" table:number-columns-spanned="1" table:number-rows-spanned="2" table:style-name="ce137">
            <text:p>UNICEF</text:p>
          </table:table-cell>
          <table:table-cell office:value-type="string" table:style-name="ce62">
            <text:p>Delivery of primary health care services through emergency mobile units in IDP concentration areas</text:p>
          </table:table-cell>
          <table:table-cell office:value-type="string" table:number-columns-spanned="1" table:number-rows-spanned="2" table:style-name="ce138">
            <text:p>Health</text:p>
          </table:table-cell>
          <table:table-cell office:value-type="string" table:number-columns-spanned="1" table:number-rows-spanned="2" table:style-name="ce138">
            <text:p>RR</text:p>
          </table:table-cell>
          <table:table-cell office:value-type="float" office:value="155000" table:number-columns-spanned="1" table:number-rows-spanned="2" table:style-name="ce139">
            <text:p>155,000</text:p>
          </table:table-cell>
          <table:table-cell office:value-type="date" office:date-value="2014-10-01T00:00:00" table:number-columns-spanned="1" table:number-rows-spanned="2" table:style-name="ce140">
            <text:p>01/10/2014</text:p>
          </table:table-cell>
          <table:table-cell office:value-type="date" office:date-value="2014-10-09T00:00:00" table:number-columns-spanned="1" table:number-rows-spanned="2" table:style-name="ce136">
            <text:p>09/10/2014</text:p>
          </table:table-cell>
          <table:table-cell table:number-columns-repeated="16377" table:style-name="ce1"/>
        </table:table-row>
        <table:table-row table:style-name="ro1">
          <table:covered-table-cell/>
          <table:table-cell office:value-type="string" table:style-name="ce62">
            <text:p>(14-RR-CEF-142)</text:p>
          </table:table-cell>
          <table:covered-table-cell/>
          <table:covered-table-cell/>
          <table:covered-table-cell/>
          <table:covered-table-cell/>
          <table:covered-table-cell/>
          <table:table-cell table:number-columns-repeated="16377" table:style-name="ce1"/>
        </table:table-row>
        <table:table-row table:style-name="ro23">
          <table:table-cell office:value-type="string" table:number-columns-spanned="1" table:number-rows-spanned="2" table:style-name="ce137">
            <text:p>UNFPA</text:p>
          </table:table-cell>
          <table:table-cell office:value-type="string" table:style-name="ce62">
            <text:p>Delivery of primary health care services through emergency mobile units in IDP concentration areas</text:p>
          </table:table-cell>
          <table:table-cell office:value-type="string" table:number-columns-spanned="1" table:number-rows-spanned="2" table:style-name="ce138">
            <text:p>Health</text:p>
          </table:table-cell>
          <table:table-cell office:value-type="string" table:number-columns-spanned="1" table:number-rows-spanned="2" table:style-name="ce138">
            <text:p>RR</text:p>
          </table:table-cell>
          <table:table-cell office:value-type="float" office:value="154725" table:number-columns-spanned="1" table:number-rows-spanned="2" table:style-name="ce139">
            <text:p>154,725</text:p>
          </table:table-cell>
          <table:table-cell office:value-type="date" office:date-value="2014-10-01T00:00:00" table:number-columns-spanned="1" table:number-rows-spanned="2" table:style-name="ce140">
            <text:p>01/10/2014</text:p>
          </table:table-cell>
          <table:table-cell office:value-type="date" office:date-value="2014-10-09T00:00:00" table:number-columns-spanned="1" table:number-rows-spanned="2" table:style-name="ce136">
            <text:p>09/10/2014</text:p>
          </table:table-cell>
          <table:table-cell table:number-columns-repeated="16377" table:style-name="ce1"/>
        </table:table-row>
        <table:table-row table:style-name="ro1">
          <table:covered-table-cell/>
          <table:table-cell office:value-type="string" table:style-name="ce62">
            <text:p>(14-RR-FPA-042)</text:p>
          </table:table-cell>
          <table:covered-table-cell/>
          <table:covered-table-cell/>
          <table:covered-table-cell/>
          <table:covered-table-cell/>
          <table:covered-table-cell/>
          <table:table-cell table:number-columns-repeated="16377" table:style-name="ce1"/>
        </table:table-row>
        <table:table-row table:style-name="ro23">
          <table:table-cell office:value-type="string" table:number-columns-spanned="1" table:number-rows-spanned="2" table:style-name="ce137">
            <text:p>UNHCR</text:p>
          </table:table-cell>
          <table:table-cell office:value-type="string" table:style-name="ce62">
            <text:p>Monitoring, protection and redress related to violations of human rights in conflict areas and areas of displacement</text:p>
          </table:table-cell>
          <table:table-cell office:value-type="string" table:number-columns-spanned="1" table:number-rows-spanned="2" table:style-name="ce138">
            <text:p>Protection/Human Rights/Rule of Law</text:p>
          </table:table-cell>
          <table:table-cell office:value-type="string" table:number-columns-spanned="1" table:number-rows-spanned="2" table:style-name="ce138">
            <text:p>RR</text:p>
          </table:table-cell>
          <table:table-cell office:value-type="float" office:value="280001" table:number-columns-spanned="1" table:number-rows-spanned="2" table:style-name="ce139">
            <text:p>280,001</text:p>
          </table:table-cell>
          <table:table-cell office:value-type="date" office:date-value="2014-09-30T00:00:00" table:number-columns-spanned="1" table:number-rows-spanned="2" table:style-name="ce140">
            <text:p>30/09/2014</text:p>
          </table:table-cell>
          <table:table-cell office:value-type="date" office:date-value="2014-10-09T00:00:00" table:number-columns-spanned="1" table:number-rows-spanned="2" table:style-name="ce136">
            <text:p>09/10/2014</text:p>
          </table:table-cell>
          <table:table-cell table:number-columns-repeated="4" table:style-name="ce1"/>
          <table:table-cell table:style-name="ce107"/>
          <table:table-cell table:style-name="ce108"/>
          <table:table-cell table:number-columns-repeated="16371"/>
        </table:table-row>
        <table:table-row table:style-name="ro1">
          <table:covered-table-cell/>
          <table:table-cell office:value-type="string" table:style-name="ce62">
            <text:p>(14-RR-HCR-039)</text:p>
          </table:table-cell>
          <table:covered-table-cell/>
          <table:covered-table-cell/>
          <table:covered-table-cell/>
          <table:covered-table-cell/>
          <table:covered-table-cell/>
          <table:table-cell table:number-columns-repeated="4" table:style-name="ce1"/>
          <table:table-cell table:number-columns-repeated="2" table:style-name="ce108"/>
          <table:table-cell table:number-columns-repeated="16371"/>
        </table:table-row>
        <table:table-row table:style-name="ro23">
          <table:table-cell office:value-type="string" table:number-columns-spanned="1" table:number-rows-spanned="2" table:style-name="ce137">
            <text:p>UNICEF</text:p>
          </table:table-cell>
          <table:table-cell office:value-type="string" table:style-name="ce62">
            <text:p>Monitoring, protection and redress related to violations of human rights in conflict areas and areas of displacement</text:p>
          </table:table-cell>
          <table:table-cell office:value-type="string" table:number-columns-spanned="1" table:number-rows-spanned="2" table:style-name="ce138">
            <text:p>Protection/Human Rights/Rule of Law</text:p>
          </table:table-cell>
          <table:table-cell office:value-type="string" table:number-columns-spanned="1" table:number-rows-spanned="2" table:style-name="ce138">
            <text:p>RR</text:p>
          </table:table-cell>
          <table:table-cell office:value-type="float" office:value="88329" table:number-columns-spanned="1" table:number-rows-spanned="2" table:style-name="ce139">
            <text:p>88,329</text:p>
          </table:table-cell>
          <table:table-cell office:value-type="date" office:date-value="2014-09-30T00:00:00" table:number-columns-spanned="1" table:number-rows-spanned="2" table:style-name="ce140">
            <text:p>30/09/2014</text:p>
          </table:table-cell>
          <table:table-cell office:value-type="date" office:date-value="2014-10-03T00:00:00" table:number-columns-spanned="1" table:number-rows-spanned="2" table:style-name="ce136">
            <text:p>03/10/2014</text:p>
          </table:table-cell>
          <table:table-cell table:number-columns-repeated="16377" table:style-name="ce1"/>
        </table:table-row>
        <table:table-row table:style-name="ro1">
          <table:covered-table-cell/>
          <table:table-cell office:value-type="string" table:style-name="ce62">
            <text:p>(14-RR-CEF-143)</text:p>
          </table:table-cell>
          <table:covered-table-cell/>
          <table:covered-table-cell/>
          <table:covered-table-cell/>
          <table:covered-table-cell/>
          <table:covered-table-cell/>
          <table:table-cell table:number-columns-repeated="16377" table:style-name="ce1"/>
        </table:table-row>
        <table:table-row table:style-name="ro23">
          <table:table-cell office:value-type="string" table:number-columns-spanned="1" table:number-rows-spanned="2" table:style-name="ce137">
            <text:p>UNICEF</text:p>
          </table:table-cell>
          <table:table-cell office:value-type="string" table:style-name="ce62">
            <text:p>Girls, boys and women have protected and reliable access to sufficient, safe water, sanitation and hygiene facilities</text:p>
          </table:table-cell>
          <table:table-cell office:value-type="string" table:number-columns-spanned="1" table:number-rows-spanned="2" table:style-name="ce138">
            <text:p>Water and sanitation</text:p>
          </table:table-cell>
          <table:table-cell office:value-type="string" table:number-columns-spanned="1" table:number-rows-spanned="2" table:style-name="ce138">
            <text:p>RR</text:p>
          </table:table-cell>
          <table:table-cell office:value-type="float" office:value="599481" table:number-columns-spanned="1" table:number-rows-spanned="2" table:style-name="ce139">
            <text:p>599,481</text:p>
          </table:table-cell>
          <table:table-cell office:value-type="date" office:date-value="2014-09-29T00:00:00" table:number-columns-spanned="1" table:number-rows-spanned="2" table:style-name="ce140">
            <text:p>29/09/2014</text:p>
          </table:table-cell>
          <table:table-cell office:value-type="date" office:date-value="2014-10-03T00:00:00" table:number-columns-spanned="1" table:number-rows-spanned="2" table:style-name="ce136">
            <text:p>03/10/2014</text:p>
          </table:table-cell>
          <table:table-cell table:number-columns-repeated="16377" table:style-name="ce1"/>
        </table:table-row>
        <table:table-row table:style-name="ro1">
          <table:covered-table-cell/>
          <table:table-cell office:value-type="string" table:style-name="ce62">
            <text:p>(14-RR-CEF-141)</text:p>
          </table:table-cell>
          <table:covered-table-cell/>
          <table:covered-table-cell/>
          <table:covered-table-cell/>
          <table:covered-table-cell/>
          <table:covered-table-cell/>
          <table:table-cell table:number-columns-repeated="16377" table:style-name="ce1"/>
        </table:table-row>
        <table:table-row table:style-name="ro23">
          <table:table-cell office:value-type="string" table:number-columns-spanned="1" table:number-rows-spanned="2" table:style-name="ce137">
            <text:p>WFP</text:p>
          </table:table-cell>
          <table:table-cell office:value-type="string" table:style-name="ce62">
            <text:p>Lifesaving emergency food assistance to the civilians affected by the fighting in eastern Ukraine</text:p>
          </table:table-cell>
          <table:table-cell office:value-type="string" table:number-columns-spanned="1" table:number-rows-spanned="2" table:style-name="ce138">
            <text:p>Food</text:p>
          </table:table-cell>
          <table:table-cell office:value-type="string" table:number-columns-spanned="1" table:number-rows-spanned="2" table:style-name="ce138">
            <text:p>RR</text:p>
          </table:table-cell>
          <table:table-cell office:value-type="float" office:value="867849" table:number-columns-spanned="1" table:number-rows-spanned="2" table:style-name="ce139">
            <text:p>867,849</text:p>
          </table:table-cell>
          <table:table-cell office:value-type="date" office:date-value="2014-09-26T00:00:00" table:number-columns-spanned="1" table:number-rows-spanned="2" table:style-name="ce140">
            <text:p>26/09/2014</text:p>
          </table:table-cell>
          <table:table-cell office:value-type="date" office:date-value="2014-10-09T00:00:00" table:number-columns-spanned="1" table:number-rows-spanned="2" table:style-name="ce136">
            <text:p>09/10/2014</text:p>
          </table:table-cell>
          <table:table-cell table:number-columns-repeated="16377" table:style-name="ce1"/>
        </table:table-row>
        <table:table-row table:style-name="ro1">
          <table:covered-table-cell/>
          <table:table-cell office:value-type="string" table:style-name="ce62">
            <text:p>(14-RR-WFP-072)</text:p>
          </table:table-cell>
          <table:covered-table-cell/>
          <table:covered-table-cell/>
          <table:covered-table-cell/>
          <table:covered-table-cell/>
          <table:covered-table-cell/>
          <table:table-cell table:number-columns-repeated="16377" table:style-name="ce1"/>
        </table:table-row>
        <table:table-row table:style-name="ro2">
          <table:table-cell table:style-name="ce63"/>
          <table:table-cell table:number-columns-repeated="3" table:style-name="ce64"/>
          <table:table-cell office:value-type="float" office:value="3975226" table:formula="msoxl:=SUM(E13:E32)" table:style-name="ce65">
            <text:p>3,975,226</text:p>
          </table:table-cell>
          <table:table-cell table:style-name="ce64"/>
          <table:table-cell table:style-name="ce66"/>
          <table:table-cell table:number-columns-repeated="16377"/>
        </table:table-row>
        <table:table-row table:style-name="ro2">
          <table:table-cell table:number-columns-repeated="16384" table:style-name="ce1"/>
        </table:table-row>
        <table:table-row table:number-rows-repeated="1048542" table:style-name="ro1">
          <table:table-cell table:number-columns-repeated="16384"/>
        </table:table-row>
      </table:table>
      <table:table table:name="'file://dipr-dc01/home$/luminitat/Desktop/Ukraine%20-%20crisis%20briefing%20-%20December%202014.xlsx'#Table_1_-_top_5_donors" table:style-name="ta4">
        <table:table-source xlink:href="file://dipr-dc01/home$/luminitat/Desktop/Ukraine%20-%20crisis%20briefing%20-%20December%202014.xlsx" table:table-name="Table_1_-_top_5_donors" table:mode="copy-results-only"/>
        <table:table-column/>
        <table:table-row table:number-rows-repeated="1048576">
          <table:table-cell table:number-columns-repeated="16384"/>
        </table:table-row>
      </table:table>
      <table:table table:name="'file://dipr-dc01/home$/luminitat/Desktop/Ukraine%20-%20crisis%20briefing%20-%20December%202014.xlsx'#Fig_1__Donors" table:style-name="ta4">
        <table:table-source xlink:href="file://dipr-dc01/home$/luminitat/Desktop/Ukraine%20-%20crisis%20briefing%20-%20December%202014.xlsx" table:table-name="Fig_1__Donors" table:mode="copy-results-only"/>
        <table:table-column/>
        <table:table-row table:number-rows-repeated="1048576">
          <table:table-cell table:number-columns-repeated="16384"/>
        </table:table-row>
      </table:table>
      <table:table table:name="'file://dipr-dc01/home$/luminitat/Desktop/Ukraine%20-%20crisis%20briefing%20-%20December%202014.xlsx'#Fig__2_HA_East_Europe" table:style-name="ta4">
        <table:table-source xlink:href="file://dipr-dc01/home$/luminitat/Desktop/Ukraine%20-%20crisis%20briefing%20-%20December%202014.xlsx" table:table-name="Fig__2_HA_East_Europe" table:mode="copy-results-only"/>
        <table:table-column/>
        <table:table-row table:number-rows-repeated="1048576">
          <table:table-cell table:number-columns-repeated="16384"/>
        </table:table-row>
      </table:table>
      <table:table table:name="'file://dipr-dc01/home$/luminitat/Desktop/Ukraine%20-%20crisis%20briefing%20-%20December%202014.xlsx'#Fig_3_timeline" table:style-name="ta4">
        <table:table-source xlink:href="file://dipr-dc01/home$/luminitat/Desktop/Ukraine%20-%20crisis%20briefing%20-%20December%202014.xlsx" table:table-name="Fig_3_timeline" table:mode="copy-results-only"/>
        <table:table-column/>
        <table:table-row table:number-rows-repeated="1048576">
          <table:table-cell table:number-columns-repeated="16384"/>
        </table:table-row>
      </table:table>
      <table:table table:name="'file://dipr-dc01/home$/luminitat/Desktop/Ukraine%20-%20crisis%20briefing%20-%20December%202014.xlsx'#Fig__4_channels" table:style-name="ta4">
        <table:table-source xlink:href="file://dipr-dc01/home$/luminitat/Desktop/Ukraine%20-%20crisis%20briefing%20-%20December%202014.xlsx" table:table-name="Fig__4_channels" table:mode="copy-results-only"/>
        <table:table-column/>
        <table:table-row table:number-rows-repeated="1048576">
          <table:table-cell table:number-columns-repeated="16384"/>
        </table:table-row>
      </table:table>
      <table:table table:name="'file://dipr-dc01/home$/luminitat/Desktop/Ukraine%20-%20crisis%20briefing%20-%20December%202014.xlsx'#Fig__5_CERF" table:style-name="ta4">
        <table:table-source xlink:href="file://dipr-dc01/home$/luminitat/Desktop/Ukraine%20-%20crisis%20briefing%20-%20December%202014.xlsx" table:table-name="Fig__5_CERF" table:mode="copy-results-only"/>
        <table:table-column/>
        <table:table-row>
          <table:table-cell table:number-columns-repeated="7"/>
          <table:table-cell office:value-type="string" office:string-value="US$ million"/>
          <table:table-cell table:number-columns-repeated="16376"/>
        </table:table-row>
        <table:table-row>
          <table:table-cell table:number-columns-repeated="5"/>
          <table:table-cell office:value-type="string" office:string-value="Food"/>
          <table:table-cell/>
          <table:table-cell office:value-type="float" office:value="0.86784899999999998"/>
          <table:table-cell table:number-columns-repeated="16376"/>
        </table:table-row>
        <table:table-row>
          <table:table-cell table:number-columns-repeated="5"/>
          <table:table-cell office:value-type="string" office:string-value="Health"/>
          <table:table-cell/>
          <table:table-cell office:value-type="float" office:value="0.81021200000000004"/>
          <table:table-cell table:number-columns-repeated="16376"/>
        </table:table-row>
        <table:table-row>
          <table:table-cell table:number-columns-repeated="5"/>
          <table:table-cell office:value-type="string" office:string-value="Protection/Human Rights/Rule of Law"/>
          <table:table-cell/>
          <table:table-cell office:value-type="float" office:value="0.60310900000000001"/>
          <table:table-cell table:number-columns-repeated="16376"/>
        </table:table-row>
        <table:table-row>
          <table:table-cell table:number-columns-repeated="5"/>
          <table:table-cell office:value-type="string" office:string-value="Shelter and non-food items"/>
          <table:table-cell/>
          <table:table-cell office:value-type="float" office:value="1.0945750000000001"/>
          <table:table-cell table:number-columns-repeated="16376"/>
        </table:table-row>
        <table:table-row>
          <table:table-cell table:number-columns-repeated="5"/>
          <table:table-cell office:value-type="string" office:string-value="Water and sanitation"/>
          <table:table-cell/>
          <table:table-cell office:value-type="float" office:value="0.59948100000000004"/>
          <table:table-cell table:number-columns-repeated="16376"/>
        </table:table-row>
        <table:table-row table:number-rows-repeated="1048570">
          <table:table-cell table:number-columns-repeated="16376"/>
        </table:table-row>
      </table:table>
      <table:table table:name="'file://dipr-dc01/home$/luminitat/Desktop/Ukraine%20-%20crisis%20briefing%20-%20December%202014.xlsx'#Fig__6_ODA_Donors" table:style-name="ta4">
        <table:table-source xlink:href="file://dipr-dc01/home$/luminitat/Desktop/Ukraine%20-%20crisis%20briefing%20-%20December%202014.xlsx" table:table-name="Fig__6_ODA_Donors" table:mode="copy-results-only"/>
        <table:table-column/>
        <table:table-row table:number-rows-repeated="1048576">
          <table:table-cell table:number-columns-repeated="16384"/>
        </table:table-row>
      </table:table>
      <table:table table:name="'file://dipr-dc01/home$/luminitat/Desktop/Ukraine%20-%20crisis%20briefing%20-%20December%202014.xlsx'#Fig__7_ODA_sectors" table:style-name="ta4">
        <table:table-source xlink:href="file://dipr-dc01/home$/luminitat/Desktop/Ukraine%20-%20crisis%20briefing%20-%20December%202014.xlsx" table:table-name="Fig__7_ODA_sectors" table:mode="copy-results-only"/>
        <table:table-column/>
        <table:table-row table:number-rows-repeated="1048576">
          <table:table-cell table:number-columns-repeated="16384"/>
        </table:table-row>
      </table:table>
      <table:table table:name="'file://dipr-dc01/home$/luminitat/Desktop/Ukraine%20-%20crisis%20briefing%20-%20December%202014.xlsx'#FTS_export" table:style-name="ta4">
        <table:table-source xlink:href="file://dipr-dc01/home$/luminitat/Desktop/Ukraine%20-%20crisis%20briefing%20-%20December%202014.xlsx" table:table-name="FTS_export" table:mode="copy-results-only"/>
        <table:table-column/>
        <table:table-row table:number-rows-repeated="1048576">
          <table:table-cell table:number-columns-repeated="16384"/>
        </table:table-row>
      </table:table>
      <table:table table:name="'file://dipr-dc01/home$/luminitat/Desktop/Ukraine%20-%20crisis%20briefing%20-%20December%202014.xlsx'#Summary" table:style-name="ta4">
        <table:table-source xlink:href="file://dipr-dc01/home$/luminitat/Desktop/Ukraine%20-%20crisis%20briefing%20-%20December%202014.xlsx" table:table-name="Summary" table:mode="copy-results-only"/>
        <table:table-column/>
        <table:table-row table:number-rows-repeated="1048576">
          <table:table-cell table:number-columns-repeated="16384"/>
        </table:table-row>
      </table:table>
      <table:table table:name="'file://dipr-dc01/home$/luminitat/Desktop/Ukraine%20-%20crisis%20briefing%20-%20December%202014.xlsx'#OECD_Stat_export" table:style-name="ta4">
        <table:table-source xlink:href="file://dipr-dc01/home$/luminitat/Desktop/Ukraine%20-%20crisis%20briefing%20-%20December%202014.xlsx" table:table-name="OECD_Stat_export" table:mode="copy-results-only"/>
        <table:table-column/>
        <table:table-row table:number-rows-repeated="1048576">
          <table:table-cell table:number-columns-repeated="16384"/>
        </table:table-row>
      </table:table>
      <table:database-ranges>
        <table:database-range table:target-range-address="Top_H_donors_commitments.C10:Top_H_donors_commitments.D40" table:contains-header="false">
          <table:sort>
            <table:sort-by table:field-number="1" table:order="descending"/>
          </table:sort>
        </table:database-range>
        <table:database-range table:target-range-address="Top_H_donors_pledges.P7:Top_H_donors_pledges.T38" table:contains-header="false">
          <table:sort>
            <table:sort-by table:field-number="4" table:order="descending"/>
          </table:sort>
        </table:database-range>
        <table:database-range table:target-range-address="Ukraine_crisis_briefing_-_Mar_2.H3:Ukraine_crisis_briefing_-_Mar_2.J8" table:contains-header="false">
          <table:sort>
            <table:sort-by table:field-number="1" table:order="descending"/>
          </table:sort>
        </table:database-range>
        <table:database-range table:target-range-address="Ukraine_crisis_briefing_-_Mar_2.B10:Ukraine_crisis_briefing_-_Mar_2.D42" table:display-filter-buttons="true"/>
        <table:database-range table:target-range-address="ODA_sectors.B7:ODA_sectors.H40" table:contains-header="false">
          <table:sort>
            <table:sort-by table:field-number="6" table:order="descending"/>
          </table:sort>
        </table:database-range>
        <table:database-range table:target-range-address="ODA_sectors.B6:ODA_sectors.H6" table:display-filter-buttons="true"/>
        <table:database-range table:target-range-address="Pivot.D7:Pivot.E34" table:contains-header="false">
          <table:sort>
            <table:sort-by table:field-number="1" table:order="descending"/>
          </table:sort>
        </table:database-range>
        <table:database-range table:target-range-address="FTS_export.A7:FTS_export.AN171" table:display-filter-buttons="true">
          <table:filter>
            <table:filter-or>
              <table:filter-condition table:field-number="0" table:value="European Commission" table:operator="="/>
              <table:filter-condition table:field-number="0" table:value="European Commission's Humanitarian Aid and Civil Protection Department" table:operator="="/>
            </table:filter-or>
          </table:filter>
        </table:database-range>
        <table:database-range table:target-range-address="OECD__Stats_export_donors.J7:OECD__Stats_export_donors.O98" table:display-filter-buttons="true"/>
        <table:database-range table:target-range-address="OECD_Stats_export_sectors.E10:OECD_Stats_export_sectors.J250" table:display-filter-buttons="true"/>
        <table:database-range table:target-range-address="Top_ODA_donors_2013.B5:Top_ODA_donors_2013.C33" table:contains-header="false">
          <table:sort>
            <table:sort-by table:field-number="1" table:order="descending"/>
          </table:sort>
        </table:database-range>
      </table:database-ranges>
      <table:data-pilot-tables>
        <table:data-pilot-table table:name="PivotTable2" table:target-range-address="Pivot.A2:Pivot.B12" table:show-filter-button="false" table:buttons="Pivot.A2 Pivot.A5">
          <table:source-cell-range table:cell-range-address="FTS_export.A7:FTS_export.AN171"/>
          <table:data-pilot-field table:source-field-name="Emergency title" table:orientation="page">
            <table:data-pilot-level table:show-empty="false">
              <table:data-pilot-subtotals>
                <table:data-pilot-subtotal table:function="auto"/>
              </table:data-pilot-subtotals>
              <table:data-pilot-members>
                <table:data-pilot-member table:name="Ukraine 2011" table:display="false" table:show-details="true"/>
                <table:data-pilot-member table:name="Ukraine 2012" table:display="false" table:show-details="true"/>
                <table:data-pilot-member table:name="Ukraine 2013" table:display="false" table:show-details="true"/>
                <table:data-pilot-member table:name="" table:display="false" table:show-details="true"/>
              </table:data-pilot-members>
              <table:data-pilot-sort-info table:sort-mode="manual" table:order="descending"/>
              <table:data-pilot-layout-info table:layout-mode="tabular-layout" table:add-empty-lines="false"/>
            </table:data-pilot-level>
          </table:data-pilot-field>
          <table:data-pilot-field table:source-field-name="Appealing Agency  type" table:orientation="row">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USD committed/contributed" table:orientation="data" table:function="sum">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table:orientation="hidden">
            <table:data-pilot-level table:show-empty="false">
              <table:data-pilot-subtotals>
                <table:data-pilot-subtotal table:function="auto"/>
              </table:data-pilot-subtotals>
              <table:data-pilot-members>
                <table:data-pilot-member table:name="Australia" table:display="false" table:show-details="true"/>
                <table:data-pilot-member table:name="Austria" table:display="false" table:show-details="true"/>
                <table:data-pilot-member table:name="Belgium" table:display="false" table:show-details="true"/>
                <table:data-pilot-member table:name="Canada" table:display="false" table:show-details="true"/>
                <table:data-pilot-member table:name="Central Emergency Response Fund" table:display="false" table:show-details="true"/>
                <table:data-pilot-member table:name="Denmark" table:display="false" table:show-details="true"/>
                <table:data-pilot-member table:name="Estonia" table:display="false" table:show-details="true"/>
                <table:data-pilot-member table:name="European Commission" table:display="false" table:show-details="true"/>
                <table:data-pilot-member table:name="European Commission's Humanitarian Aid and Civil Protection Department" table:display="false" table:show-details="true"/>
                <table:data-pilot-member table:name="Finland" table:display="false" table:show-details="true"/>
                <table:data-pilot-member table:name="France" table:display="false" table:show-details="true"/>
                <table:data-pilot-member table:name="Germany" table:display="false" table:show-details="true"/>
                <table:data-pilot-member table:name="Hungary" table:display="false" table:show-details="true"/>
                <table:data-pilot-member table:name="Israel" table:display="false" table:show-details="true"/>
                <table:data-pilot-member table:name="Italy" table:display="false" table:show-details="true"/>
                <table:data-pilot-member table:name="Japan" table:display="false" table:show-details="true"/>
                <table:data-pilot-member table:name="Kazakhstan" table:display="false" table:show-details="true"/>
                <table:data-pilot-member table:name="Korea, Republic of" table:display="false" table:show-details="true"/>
                <table:data-pilot-member table:name="Luxembourg" table:display="false" table:show-details="true"/>
                <table:data-pilot-member table:name="Malta" table:display="false" table:show-details="true"/>
                <table:data-pilot-member table:name="Netherlands" table:display="false" table:show-details="true"/>
                <table:data-pilot-member table:name="Norway" table:display="false" table:show-details="true"/>
                <table:data-pilot-member table:name="Poland" table:display="false" table:show-details="true"/>
                <table:data-pilot-member table:name="Private (individuals &amp; organisations)" table:display="false" table:show-details="true"/>
                <table:data-pilot-member table:name="Russian Federation" table:display="false" table:show-details="true"/>
                <table:data-pilot-member table:name="Sweden" table:display="false" table:show-details="true"/>
                <table:data-pilot-member table:name="Switzerland" table:display="false" table:show-details="true"/>
                <table:data-pilot-member table:name="Total:" table:display="false" table:show-details="true"/>
                <table:data-pilot-member table:name="United Kingdom " table:display="false" table:show-details="true"/>
                <table:data-pilot-member table:name="United States of America" table:display="false" table:show-details="true"/>
              </table:data-pilot-members>
              <table:data-pilot-sort-info table:sort-mode="manual" table:order="descending"/>
              <table:data-pilot-layout-info table:layout-mode="tabular-layout" table:add-empty-lines="false"/>
            </table:data-pilot-level>
          </table:data-pilot-field>
          <table:data-pilot-field table:source-field-name="Recipient Organization"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Response Plan/Appeal titl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cod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titl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yea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 USD pledge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escription"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Original currency amoun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Original currency uni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ecision dat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Cluster (Country specific)"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IASC Standard Secto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estination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Contribution status"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top org. nam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representative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ing agency top org."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ing agency abbrev."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Region Nam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typ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Contibution typ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Item I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id Type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Reported b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Last update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ate Create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yea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sub-se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current reques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date star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date en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location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iority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Gender Marke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style:font-face style:name="Verdana" svg:font-family="Verdana"/>
    <style:font-face style:name="Courier New" svg:font-family="&quot;Courier New&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2">
      <number:month number:textual="true"/>
      <number:text>-</number:text>
      <number:year/>
    </number:dat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P0" number:language="en" number:country="US">
      <number:day/>
      <number:text>-</number:text>
      <number:month number:textual="true"/>
      <number:text>-</number:text>
      <number:year number:style="long"/>
    </number:date-style>
    <number:text-style style:name="N36">
      <number:text-content/>
      <style:map style:condition="value()&gt;=0" style:apply-style-name="N36P0"/>
    </number:text-style>
    <number:number-style style:name="N37">
      <number:number number:decimal-places="3" number:min-integer-digits="1"/>
    </number:number-style>
    <number:number-style style:name="N38">
      <number:number number:decimal-places="1" number:min-integer-digits="1"/>
    </number:number-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date-style style:name="N40P0" number:language="en" number:country="US">
      <number:month number:textual="true"/>
      <number:text>-</number:text>
      <number:year/>
    </number:date-style>
    <number:text-style style:name="N40">
      <number:text-content/>
      <style:map style:condition="value()&gt;=0" style:apply-style-name="N40P0"/>
    </number:text-style>
    <style:style style:name="Comma" style:family="table-cell" style:data-style-name="N35"/>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f81bd" draw:opacity="100%" draw:stroke="solid" svg:stroke-width="0.02778in" svg:stroke-color="#385d8a" svg:stroke-opacity="100%"/>
    </style:default-style>
    <draw:gradient draw:name="a10" draw:style="linear" draw:angle="1800" draw:start-color="#dafda7" draw:end-color="#e4fdc2" draw:start-intensity="100%" draw:end-intensity="100%"/>
    <draw:gradient draw:name="a79" draw:style="linear" draw:angle="1800" draw:start-color="#dafda7" draw:end-color="#e4fdc2" draw:start-intensity="100%" draw:end-intensity="100%"/>
    <draw:gradient draw:name="a59" draw:style="linear" draw:angle="1800" draw:start-color="#dafda7" draw:end-color="#e4fdc2" draw:start-intensity="100%" draw:end-intensity="100%"/>
    <draw:gradient draw:name="a38" draw:style="linear" draw:angle="1800" draw:start-color="#dafda7" draw:end-color="#e4fdc2" draw:start-intensity="100%" draw:end-intensity="100%"/>
    <draw:gradient draw:name="a16" draw:style="linear" draw:angle="1800" draw:start-color="#dafda7" draw:end-color="#e4fdc2" draw:start-intensity="100%" draw:end-intensity="100%"/>
    <draw:gradient draw:name="a86" draw:style="linear" draw:angle="1800" draw:start-color="#dafda7" draw:end-color="#e4fdc2" draw:start-intensity="100%" draw:end-intensity="100%"/>
    <draw:gradient draw:name="a102" draw:style="linear" draw:angle="1800" draw:start-color="#dafda7" draw:end-color="#e4fdc2" draw:start-intensity="100%" draw:end-intensity="100%"/>
    <draw:gradient draw:name="a67" draw:style="linear" draw:angle="1800" draw:start-color="#dafda7" draw:end-color="#e4fdc2" draw:start-intensity="100%" draw:end-intensity="100%"/>
    <draw:gradient draw:name="a49" draw:style="linear" draw:angle="1800" draw:start-color="#dafda7" draw:end-color="#e4fdc2" draw:start-intensity="100%" draw:end-intensity="100%"/>
    <draw:gradient draw:name="a110" draw:style="linear" draw:angle="1800" draw:start-color="#dafda7" draw:end-color="#e4fdc2" draw:start-intensity="100%" draw:end-intensity="100%"/>
    <draw:gradient draw:name="a26" draw:style="linear" draw:angle="1800" draw:start-color="#dafda7" draw:end-color="#e4fdc2" draw:start-intensity="100%" draw:end-intensity="100%"/>
    <draw:gradient draw:name="a73" draw:style="linear" draw:angle="1800" draw:start-color="#dafda7" draw:end-color="#e4fdc2" draw:start-intensity="100%" draw:end-intensity="100%"/>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luminitat</meta:initial-creator>
    <dc:creator>beckyc</dc:creator>
    <meta:creation-date>2015-03-02T17:29:27Z</meta:creation-date>
    <dc:date>2015-03-05T16:07:59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3"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G0S0P5">
      <style:graphic-properties draw:fill="solid" draw:fill-color="#8eb8b4"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dash" draw:stroke-dash="a1"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71.4999212598425pt" svg:width="461.25pt" chart:style-name="Crt0">
        <chart:plot-area svg:x="26.20503937007874pt" svg:y="18.97503937007874pt" svg:width="424.0449606299212pt" svg:height="230.5248818897638pt" chart:style-name="Plt0">
          <chart:axis chart:dimension="x" chart:name="primary-x" chart:style-name="Axs0">
            <chart:title chart:style-name="AT00">
              <text:p text:style-name="a0" text:class-names="" text:cond-style-name="">Total commitme/contribution is US$ millions</text:p>
            </chart:title>
            <chart:categories table:cell-range-address="Top_H_donors_commitments.$H$10:.$H$19"/>
          </chart:axis>
          <chart:axis chart:dimension="y" chart:name="primary-y" chart:style-name="Axs1">
            <chart:title chart:style-name="AT01">
              <text:p text:style-name="a2" text:class-names="" text:cond-style-name="">US$ millions</text:p>
            </chart:title>
            <chart:grid chart:class="major" chart:style-name="GMa1"/>
          </chart:axis>
          <chart:series chart:label-cell-address="Top_H_donors_commitments.$I$9" chart:values-cell-range-address="Top_H_donors_commitments.$I$10:.$I$19" chart:class="chart:bar" chart:attached-axis="primary-y" chart:style-name="G0S0">
            <chart:data-point chart:repeated="5"/>
            <chart:data-point chart:style-name="G0S0P5"/>
            <chart:data-point chart:repeated="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draw:stroke-dash draw:name="a3" draw:display-name="SysDot" draw:style="rect" draw:dots1="1" draw:dots1-length="0.01042in" draw:dots2="0" draw:dots2-length="0in" draw:distance="0.01042in"/>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66.25pt" svg:width="522.0000787401575pt" chart:style-name="Crt0">
        <chart:plot-area chart:style-name="Plt0" chart:data-source-has-labels="both">
          <chart:axis chart:dimension="x" chart:name="primary-x" chart:style-name="Axs0">
            <chart:categories table:cell-range-address="local-table.$A$2:.$A$6"/>
          </chart:axis>
          <chart:axis chart:dimension="y" chart:name="primary-y" chart:style-name="Axs1">
            <chart:title chart:style-name="AT01">
              <text:p text:style-name="a0" text:class-names="" text:cond-style-name="">US$millions</text:p>
            </chart:title>
            <chart:grid chart:class="major" chart:style-name="GMa1"/>
          </chart:axis>
          <chart:series chart:label-cell-address="local-table.$B$1" chart:values-cell-range-address="local-table.$B$2:.$B$6" chart:class="chart:bar"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S$ million</text:p>
              </table:table-cell>
            </table:table-row>
          </table:table-header-rows>
          <table:table-row>
            <table:table-cell office:value-type="string">
              <text:p>Food</text:p>
            </table:table-cell>
            <table:table-cell office:value-type="float" office:value="0.86784899999999998"/>
          </table:table-row>
          <table:table-row>
            <table:table-cell office:value-type="string">
              <text:p>Health</text:p>
            </table:table-cell>
            <table:table-cell office:value-type="float" office:value="0.81021200000000004"/>
          </table:table-row>
          <table:table-row>
            <table:table-cell office:value-type="string">
              <text:p>Protection/Human Rights/Rule of Law</text:p>
            </table:table-cell>
            <table:table-cell office:value-type="float" office:value="0.60310900000000001"/>
          </table:table-row>
          <table:table-row>
            <table:table-cell office:value-type="string">
              <text:p>Shelter and non-food items</text:p>
            </table:table-cell>
            <table:table-cell office:value-type="float" office:value="1.0945750000000001"/>
          </table:table-row>
          <table:table-row>
            <table:table-cell office:value-type="string">
              <text:p>Water and sanitation</text:p>
            </table:table-cell>
            <table:table-cell office:value-type="float" office:value="0.59948100000000004"/>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f9dd16" draw:opacity="100%" draw:stroke="none"/>
    </style:style>
    <style:style style:family="chart" style:name="G0S1">
      <style:chart-properties chart:symbol-type="none" chart:vertical="false" chart:connect-bars="false" chart:solid-type="cuboid" chart:stacked="true" chart:percentage="false"/>
      <style:graphic-properties draw:fill="solid" draw:fill-color="#56c9c1"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true" chart:percentage="false"/>
      <style:graphic-properties draw:fill="solid" draw:fill-color="#a169de" draw:opacity="100%" draw:stroke="non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99.499842519685pt" svg:width="492.75pt" chart:style-name="Crt0">
        <chart:legend svg:x="383.72968503937pt" svg:y="40.4103937007874pt" chart:style-name="Lgnd"/>
        <chart:plot-area chart:style-name="Plt0">
          <chart:axis chart:dimension="x" chart:name="primary-x" chart:style-name="Axs0">
            <chart:categories table:cell-range-address="Top_H_donors_pledges.$P$10:.$P$20"/>
          </chart:axis>
          <chart:axis chart:dimension="y" chart:name="primary-y" chart:style-name="Axs1">
            <chart:title svg:x="4.227795275590551pt" svg:y="68.89055118110236pt" chart:style-name="AT01">
              <text:p text:style-name="a0" text:class-names="" text:cond-style-name="">US$ millions</text:p>
            </chart:title>
            <chart:grid chart:class="major" chart:style-name="GMa1"/>
          </chart:axis>
          <chart:series chart:label-cell-address="Top_H_donors_pledges.$Q$9" chart:values-cell-range-address="Top_H_donors_pledges.$Q$10:.$Q$20" chart:class="chart:bar" chart:attached-axis="primary-y" chart:style-name="G0S0">
            <chart:data-point chart:repeated="11"/>
          </chart:series>
          <chart:series chart:label-cell-address="Top_H_donors_pledges.$R$9" chart:values-cell-range-address="Top_H_donors_pledges.$R$10:.$R$20" chart:class="chart:bar" chart:attached-axis="primary-y" chart:style-name="G0S1">
            <chart:data-point chart:repeated="11"/>
          </chart:series>
          <chart:series chart:label-cell-address="Top_H_donors_pledges.$S$9" chart:values-cell-range-address="Top_H_donors_pledges.$S$10:.$S$20" chart:class="chart:bar" chart:attached-axis="primary-y" chart:style-name="G0S2">
            <chart:data-point chart:repeated="11"/>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f9dd16" draw:opacity="100%" draw:stroke="none"/>
    </style:style>
    <style:style style:family="chart" style:name="G0S1">
      <style:chart-properties chart:symbol-type="none" chart:vertical="false" chart:connect-bars="false" chart:solid-type="cuboid" chart:stacked="true" chart:percentage="false"/>
      <style:graphic-properties draw:fill="solid" draw:fill-color="#56c9c1"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3.75pt" svg:width="433.5pt" chart:style-name="Crt0">
        <chart:legend chart:legend-position="end" chart:legend-align="center" chart:style-name="Lgnd"/>
        <chart:plot-area chart:style-name="Plt0">
          <chart:axis chart:dimension="x" chart:name="primary-x" chart:style-name="Axs0">
            <chart:categories table:cell-range-address="Ukraine_crisis_briefing_-_Mar_2.$H$3:.$H$8"/>
          </chart:axis>
          <chart:axis chart:dimension="y" chart:name="primary-y" chart:style-name="Axs1">
            <chart:title svg:x="4.898267716535433pt" svg:y="88.9195275590551pt" chart:style-name="AT01">
              <text:p text:style-name="a0" text:class-names="" text:cond-style-name="">US$<text:s text:c="1"/></text:p>
            </chart:title>
            <chart:grid chart:class="major" chart:style-name="GMa1"/>
          </chart:axis>
          <chart:series chart:label-cell-address="Ukraine_crisis_briefing_-_Mar_2.$I$2" chart:values-cell-range-address="Ukraine_crisis_briefing_-_Mar_2.$I$3:.$I$8" chart:class="chart:bar" chart:attached-axis="primary-y" chart:style-name="G0S0">
            <chart:data-point chart:repeated="6"/>
          </chart:series>
          <chart:series chart:label-cell-address="Ukraine_crisis_briefing_-_Mar_2.$J$2" chart:values-cell-range-address="Ukraine_crisis_briefing_-_Mar_2.$J$3:.$J$8" chart:class="chart:bar" chart:attached-axis="primary-y" chart:style-name="G0S1">
            <chart:data-point chart:repeated="6"/>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f9dd16" draw:opacity="100%" draw:stroke="none"/>
    </style:style>
    <style:style style:family="chart" style:name="G0S1">
      <style:chart-properties chart:symbol-type="none" chart:vertical="false" chart:connect-bars="false" chart:solid-type="cuboid" chart:stacked="true" chart:percentage="false"/>
      <style:graphic-properties draw:fill="solid" draw:fill-color="#56c9c1"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true" chart:percentage="false"/>
      <style:graphic-properties draw:fill="solid" draw:fill-color="#a169de" draw:opacity="100%" draw:stroke="none"/>
    </style:style>
    <style:style style:family="chart" style:name="Axs1" style:data-style-name="N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0.75pt" svg:width="444.75pt" chart:style-name="Crt0">
        <chart:legend chart:legend-position="end" chart:legend-align="center" chart:style-name="Lgnd"/>
        <chart:plot-area chart:style-name="Plt0">
          <chart:axis chart:dimension="x" chart:name="primary-x" chart:style-name="Axs0">
            <chart:categories table:cell-range-address="Ukraine_crisis_briefing_-_Mar_2.$B$48:.$B$53"/>
          </chart:axis>
          <chart:axis chart:dimension="y" chart:name="primary-y" chart:style-name="Axs1">
            <chart:title svg:x="3.626929133858268pt" svg:y="93.45566929133858pt" chart:style-name="AT01">
              <text:p text:style-name="a0" text:class-names="" text:cond-style-name="">US$</text:p>
            </chart:title>
            <chart:grid chart:class="major" chart:style-name="GMa1"/>
          </chart:axis>
          <chart:series chart:label-cell-address="Ukraine_crisis_briefing_-_Mar_2.$C$47" chart:values-cell-range-address="Ukraine_crisis_briefing_-_Mar_2.$C$48:.$C$53" chart:class="chart:bar" chart:attached-axis="primary-y" chart:style-name="G0S0">
            <chart:data-point chart:repeated="6"/>
          </chart:series>
          <chart:series chart:label-cell-address="Ukraine_crisis_briefing_-_Mar_2.$D$47" chart:values-cell-range-address="Ukraine_crisis_briefing_-_Mar_2.$D$48:.$D$53" chart:class="chart:bar" chart:attached-axis="primary-y" chart:style-name="G0S1">
            <chart:data-point chart:repeated="6"/>
          </chart:series>
          <chart:series chart:label-cell-address="Ukraine_crisis_briefing_-_Mar_2.$E$47" chart:values-cell-range-address="Ukraine_crisis_briefing_-_Mar_2.$E$48:.$E$53" chart:class="chart:bar" chart:attached-axis="primary-y" chart:style-name="G0S2">
            <chart:data-point chart:repeated="6"/>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number:date-style style:name="N38P0" number:language="en" number:country="US">
      <number:month number:textual="true"/>
      <number:text>-</number:text>
      <number:year/>
    </number:date-style>
    <number:text-style style:name="N38">
      <number:text-content/>
      <style:map style:condition="value()&gt;=0" style:apply-style-name="N38P0"/>
    </number:text-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8">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08.2499212598425pt" svg:width="589.5pt" chart:style-name="Crt0">
        <chart:plot-area svg:x="4.671968503937008pt" svg:y="40.65692913385827pt" svg:width="570.0902362204724pt" svg:height="262.7835433070866pt" chart:style-name="Plt0">
          <chart:axis chart:dimension="x" chart:name="primary-x" chart:style-name="Axs0">
            <chart:categories table:cell-range-address="Monthly_funding.$G$3:.$T$3"/>
          </chart:axis>
          <chart:axis chart:dimension="y" chart:name="primary-y" chart:style-name="Axs1">
            <chart:title chart:style-name="AT01">
              <text:p text:style-name="a0" text:class-names="" text:cond-style-name="">US$ millions</text:p>
            </chart:title>
            <chart:grid chart:class="major" chart:style-name="GMa1"/>
          </chart:axis>
          <chart:series chart:label-cell-address="Monthly_funding.$F$5" chart:values-cell-range-address="Monthly_funding.$G$5:.$U$5" chart:class="chart:bar" chart:attached-axis="primary-y" chart:style-name="G0S0">
            <chart:data-point chart:repeated="15"/>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number:date-style style:name="N38P0" number:language="en" number:country="US">
      <number:month number:textual="true"/>
      <number:text>-</number:text>
      <number:year/>
    </number:date-style>
    <number:text-style style:name="N38">
      <number:text-content/>
      <style:map style:condition="value()&gt;=0" style:apply-style-name="N38P0"/>
    </number:text-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8">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8.5pt" svg:width="388.5pt" chart:style-name="Crt0">
        <chart:plot-area svg:x="0.0pt" svg:y="25.52551181102362pt" svg:width="383.974094488189pt" svg:height="182.9744881889764pt" chart:style-name="Plt0">
          <chart:axis chart:dimension="x" chart:name="primary-x" chart:style-name="Axs0">
            <chart:categories table:cell-range-address="Monthly_funding.$G$3:.$T$3"/>
          </chart:axis>
          <chart:axis chart:dimension="y" chart:name="primary-y" chart:style-name="Axs1">
            <chart:title svg:x="1.91755905511811pt" svg:y="11.52149606299213pt" chart:style-name="AT01">
              <text:p text:style-name="a0" text:class-names="" text:cond-style-name="">US$ millions</text:p>
            </chart:title>
            <chart:grid chart:class="major" chart:style-name="GMa1"/>
          </chart:axis>
          <chart:series chart:label-cell-address="Monthly_funding.$F$5" chart:values-cell-range-address="Monthly_funding.$G$5:.$U$5" chart:class="chart:bar" chart:attached-axis="primary-y" chart:style-name="G0S0">
            <chart:data-point chart:repeated="15"/>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8eb8b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a169d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ff8f1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3.0000787401575pt" svg:width="291.0pt" chart:style-name="Crt0">
        <chart:plot-area svg:x="35.11708661417323pt" svg:y="13.10771653543307pt" svg:width="189.9314960629921pt" svg:height="193.7754330708661pt" chart:style-name="Plt0">
          <chart:axis chart:dimension="x">
            <chart:categories table:cell-range-address="Channels.$B$10:.$B$15"/>
          </chart:axis>
          <chart:axis chart:dimension="y"/>
          <chart:series chart:values-cell-range-address="Channels.$D$10:.$D$15"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8.25pt" svg:width="465.0pt" chart:style-name="Crt0">
        <chart:plot-area chart:style-name="Plt0">
          <chart:axis chart:dimension="x" chart:name="primary-x" chart:style-name="Axs0">
            <chart:categories table:cell-range-address="Historical_ODA.$B$8:.$B$19"/>
          </chart:axis>
          <chart:axis chart:dimension="y" chart:name="primary-y" chart:style-name="Axs1">
            <chart:title svg:x="6.0pt" svg:y="65.94133858267716pt" chart:style-name="AT01">
              <text:p text:style-name="a0" text:class-names="" text:cond-style-name="">US$ millions</text:p>
            </chart:title>
            <chart:grid chart:class="major" chart:style-name="GMa1"/>
          </chart:axis>
          <chart:series chart:values-cell-range-address="Historical_ODA.$C$8:.$C$19" chart:class="chart:bar" chart:attached-axis="primary-y" chart:style-name="G0S0">
            <chart:data-point chart:repeated="12"/>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a169d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ff8f1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8eb8b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f99b0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a1699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tru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55.0pt" svg:width="327.0pt" chart:style-name="Crt0">
        <chart:plot-area chart:style-name="Plt0">
          <chart:axis chart:dimension="x">
            <chart:categories table:cell-range-address="ODA_sectors.$M$7:.$M$14"/>
          </chart:axis>
          <chart:axis chart:dimension="y"/>
          <chart:series chart:values-cell-range-address="ODA_sectors.$N$7:.$N$14"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series>
          <chart:wall chart:style-name="Wal0"/>
        </chart:plot-area>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